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767981002" calcext:value-type="float">
            <text:p>0.732767981</text:p>
          </table:table-cell>
          <table:table-cell office:value-type="float" office:value="-0.00118536734954" calcext:value-type="float">
            <text:p>-0.0011853673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693423415" calcext:value-type="float">
            <text:p>0.7326934234</text:p>
          </table:table-cell>
          <table:table-cell office:value-type="float" office:value="-0.00126441789325" calcext:value-type="float">
            <text:p>-0.0012644179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643585994" calcext:value-type="float">
            <text:p>0.732643586</text:p>
          </table:table-cell>
          <table:table-cell office:value-type="float" office:value="-0.00127668131609" calcext:value-type="float">
            <text:p>-0.001276681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640789806" calcext:value-type="float">
            <text:p>0.7326407898</text:p>
          </table:table-cell>
          <table:table-cell office:value-type="float" office:value="-0.00130825291853" calcext:value-type="float">
            <text:p>-0.001308252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531622056" calcext:value-type="float">
            <text:p>0.7325316221</text:p>
          </table:table-cell>
          <table:table-cell office:value-type="float" office:value="-0.00143297051545" calcext:value-type="float">
            <text:p>-0.0014329705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43241339" calcext:value-type="float">
            <text:p>0.7324324134</text:p>
          </table:table-cell>
          <table:table-cell office:value-type="float" office:value="-0.00149537972175" calcext:value-type="float">
            <text:p>-0.001495379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398756194" calcext:value-type="float">
            <text:p>0.7323987562</text:p>
          </table:table-cell>
          <table:table-cell office:value-type="float" office:value="-0.00149616517592" calcext:value-type="float">
            <text:p>-0.001496165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385012298" calcext:value-type="float">
            <text:p>0.7323850123</text:p>
          </table:table-cell>
          <table:table-cell office:value-type="float" office:value="-0.00152873503976" calcext:value-type="float">
            <text:p>-0.00152873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340626194" calcext:value-type="float">
            <text:p>0.7323406262</text:p>
          </table:table-cell>
          <table:table-cell office:value-type="float" office:value="-0.00153910787776" calcext:value-type="float">
            <text:p>-0.0015391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211586622" calcext:value-type="float">
            <text:p>0.7322115866</text:p>
          </table:table-cell>
          <table:table-cell office:value-type="float" office:value="-0.00154716067482" calcext:value-type="float">
            <text:p>-0.001547160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2450214965" calcext:value-type="float">
            <text:p>0.732450215</text:p>
          </table:table-cell>
          <table:table-cell office:value-type="float" office:value="-0.0015975945862" calcext:value-type="float">
            <text:p>-0.001597594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3625830504" calcext:value-type="float">
            <text:p>0.7336258305</text:p>
          </table:table-cell>
          <table:table-cell office:value-type="float" office:value="-0.00165378220845" calcext:value-type="float">
            <text:p>-0.0016537822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5766701994" calcext:value-type="float">
            <text:p>0.735766702</text:p>
          </table:table-cell>
          <table:table-cell office:value-type="float" office:value="-0.00190163217485" calcext:value-type="float">
            <text:p>-0.001901632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37344756951" calcext:value-type="float">
            <text:p>0.737344757</text:p>
          </table:table-cell>
          <table:table-cell office:value-type="float" office:value="-0.00216549495235" calcext:value-type="float">
            <text:p>-0.00216549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738021101951" calcext:value-type="float">
            <text:p>0.738021102</text:p>
          </table:table-cell>
          <table:table-cell office:value-type="float" office:value="-0.002538069617" calcext:value-type="float">
            <text:p>-0.002538069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739557569344" calcext:value-type="float">
            <text:p>0.7395575693</text:p>
          </table:table-cell>
          <table:table-cell office:value-type="float" office:value="-0.00263428129256" calcext:value-type="float">
            <text:p>-0.002634281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741970966623" calcext:value-type="float">
            <text:p>0.7419709666</text:p>
          </table:table-cell>
          <table:table-cell office:value-type="float" office:value="-0.00284778303467" calcext:value-type="float">
            <text:p>-0.00284778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 office:value-type="float" office:value="0.744757549805" calcext:value-type="float">
            <text:p>0.7447575498</text:p>
          </table:table-cell>
          <table:table-cell office:value-type="float" office:value="-0.00331534026191" calcext:value-type="float">
            <text:p>-0.0033153403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011" calcext:value-type="float">
            <text:p>0.011</text:p>
          </table:table-cell>
          <table:table-cell office:value-type="float" office:value="0" calcext:value-type="float">
            <text:p>0</text:p>
          </table:table-cell>
          <table:table-cell office:value-type="float" office:value="0.747501428228" calcext:value-type="float">
            <text:p>0.7475014282</text:p>
          </table:table-cell>
          <table:table-cell office:value-type="float" office:value="-0.00393463019282" calcext:value-type="float">
            <text:p>-0.00393463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4" calcext:value-type="float">
            <text:p>0.014</text:p>
          </table:table-cell>
          <table:table-cell office:value-type="float" office:value="0" calcext:value-type="float">
            <text:p>0</text:p>
          </table:table-cell>
          <table:table-cell office:value-type="float" office:value="0.750845878521" calcext:value-type="float">
            <text:p>0.7508458785</text:p>
          </table:table-cell>
          <table:table-cell office:value-type="float" office:value="-0.00447671022266" calcext:value-type="float">
            <text:p>-0.0044767102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19" calcext:value-type="float">
            <text:p>0.019</text:p>
          </table:table-cell>
          <table:table-cell office:value-type="float" office:value="0" calcext:value-type="float">
            <text:p>0</text:p>
          </table:table-cell>
          <table:table-cell office:value-type="float" office:value="0.754098528417" calcext:value-type="float">
            <text:p>0.7540985284</text:p>
          </table:table-cell>
          <table:table-cell office:value-type="float" office:value="-0.00496148923412" calcext:value-type="float">
            <text:p>-0.004961489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23" calcext:value-type="float">
            <text:p>0.023</text:p>
          </table:table-cell>
          <table:table-cell office:value-type="float" office:value="0" calcext:value-type="float">
            <text:p>0</text:p>
          </table:table-cell>
          <table:table-cell office:value-type="float" office:value="0.758225587388" calcext:value-type="float">
            <text:p>0.7582255874</text:p>
          </table:table-cell>
          <table:table-cell office:value-type="float" office:value="-0.00539766252041" calcext:value-type="float">
            <text:p>-0.0053976625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29" calcext:value-type="float">
            <text:p>0.029</text:p>
          </table:table-cell>
          <table:table-cell office:value-type="float" office:value="0" calcext:value-type="float">
            <text:p>0</text:p>
          </table:table-cell>
          <table:table-cell office:value-type="float" office:value="0.76304114637" calcext:value-type="float">
            <text:p>0.7630411464</text:p>
          </table:table-cell>
          <table:table-cell office:value-type="float" office:value="-0.00610484229401" calcext:value-type="float">
            <text:p>-0.006104842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35" calcext:value-type="float">
            <text:p>0.035</text:p>
          </table:table-cell>
          <table:table-cell office:value-type="float" office:value="0" calcext:value-type="float">
            <text:p>0</text:p>
          </table:table-cell>
          <table:table-cell office:value-type="float" office:value="0.767065400483" calcext:value-type="float">
            <text:p>0.7670654005</text:p>
          </table:table-cell>
          <table:table-cell office:value-type="float" office:value="-0.00703306077048" calcext:value-type="float">
            <text:p>-0.007033060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041" calcext:value-type="float">
            <text:p>0.041</text:p>
          </table:table-cell>
          <table:table-cell office:value-type="float" office:value="0" calcext:value-type="float">
            <text:p>0</text:p>
          </table:table-cell>
          <table:table-cell office:value-type="float" office:value="0.772370573181" calcext:value-type="float">
            <text:p>0.7723705732</text:p>
          </table:table-cell>
          <table:table-cell office:value-type="float" office:value="-0.00740683823824" calcext:value-type="float">
            <text:p>-0.0074068382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 office:value-type="float" office:value="0.777007007914" calcext:value-type="float">
            <text:p>0.7770070079</text:p>
          </table:table-cell>
          <table:table-cell office:value-type="float" office:value="-0.00853602495044" calcext:value-type="float">
            <text:p>-0.008536025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.057" calcext:value-type="float">
            <text:p>0.057</text:p>
          </table:table-cell>
          <table:table-cell office:value-type="float" office:value="0" calcext:value-type="float">
            <text:p>0</text:p>
          </table:table-cell>
          <table:table-cell office:value-type="float" office:value="0.781759522348" calcext:value-type="float">
            <text:p>0.7817595223</text:p>
          </table:table-cell>
          <table:table-cell office:value-type="float" office:value="-0.0094978492707" calcext:value-type="float">
            <text:p>-0.009497849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.068" calcext:value-type="float">
            <text:p>0.068</text:p>
          </table:table-cell>
          <table:table-cell office:value-type="float" office:value="0" calcext:value-type="float">
            <text:p>0</text:p>
          </table:table-cell>
          <table:table-cell office:value-type="float" office:value="0.78646996202" calcext:value-type="float">
            <text:p>0.786469962</text:p>
          </table:table-cell>
          <table:table-cell office:value-type="float" office:value="-0.0105484742671" calcext:value-type="float">
            <text:p>-0.0105484743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.079" calcext:value-type="float">
            <text:p>0.079</text:p>
          </table:table-cell>
          <table:table-cell office:value-type="float" office:value="0" calcext:value-type="float">
            <text:p>0</text:p>
          </table:table-cell>
          <table:table-cell office:value-type="float" office:value="0.792756962114" calcext:value-type="float">
            <text:p>0.7927569621</text:p>
          </table:table-cell>
          <table:table-cell office:value-type="float" office:value="-0.011519016698" calcext:value-type="float">
            <text:p>-0.01151901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1" calcext:value-type="float">
            <text:p>0.091</text:p>
          </table:table-cell>
          <table:table-cell office:value-type="float" office:value="0" calcext:value-type="float">
            <text:p>0</text:p>
          </table:table-cell>
          <table:table-cell office:value-type="float" office:value="0.798643181899" calcext:value-type="float">
            <text:p>0.7986431819</text:p>
          </table:table-cell>
          <table:table-cell office:value-type="float" office:value="-0.012676814571" calcext:value-type="float">
            <text:p>-0.0126768146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.104" calcext:value-type="float">
            <text:p>0.104</text:p>
          </table:table-cell>
          <table:table-cell office:value-type="float" office:value="0" calcext:value-type="float">
            <text:p>0</text:p>
          </table:table-cell>
          <table:table-cell office:value-type="float" office:value="0.801040705445" calcext:value-type="float">
            <text:p>0.8010407054</text:p>
          </table:table-cell>
          <table:table-cell office:value-type="float" office:value="-0.0139499353245" calcext:value-type="float">
            <text:p>-0.013949935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.118" calcext:value-type="float">
            <text:p>0.118</text:p>
          </table:table-cell>
          <table:table-cell office:value-type="float" office:value="0" calcext:value-type="float">
            <text:p>0</text:p>
          </table:table-cell>
          <table:table-cell office:value-type="float" office:value="0.806324443065" calcext:value-type="float">
            <text:p>0.8063244431</text:p>
          </table:table-cell>
          <table:table-cell office:value-type="float" office:value="-0.0145850600675" calcext:value-type="float">
            <text:p>-0.0145850601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.133" calcext:value-type="float">
            <text:p>0.133</text:p>
          </table:table-cell>
          <table:table-cell office:value-type="float" office:value="0" calcext:value-type="float">
            <text:p>0</text:p>
          </table:table-cell>
          <table:table-cell office:value-type="float" office:value="0.813533462147" calcext:value-type="float">
            <text:p>0.8135334621</text:p>
          </table:table-cell>
          <table:table-cell office:value-type="float" office:value="-0.013969713822" calcext:value-type="float">
            <text:p>-0.013969713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.147" calcext:value-type="float">
            <text:p>0.147</text:p>
          </table:table-cell>
          <table:table-cell office:value-type="float" office:value="0" calcext:value-type="float">
            <text:p>0</text:p>
          </table:table-cell>
          <table:table-cell office:value-type="float" office:value="0.82191880659" calcext:value-type="float">
            <text:p>0.8219188066</text:p>
          </table:table-cell>
          <table:table-cell office:value-type="float" office:value="-0.0135477548465" calcext:value-type="float">
            <text:p>-0.013547754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162" calcext:value-type="float">
            <text:p>0.162</text:p>
          </table:table-cell>
          <table:table-cell office:value-type="float" office:value="0" calcext:value-type="float">
            <text:p>0</text:p>
          </table:table-cell>
          <table:table-cell office:value-type="float" office:value="0.829178781991" calcext:value-type="float">
            <text:p>0.829178782</text:p>
          </table:table-cell>
          <table:table-cell office:value-type="float" office:value="-0.0126457149163" calcext:value-type="float">
            <text:p>-0.012645714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01" calcext:value-type="float">
            <text:p>0.001</text:p>
          </table:table-cell>
          <table:table-cell office:value-type="float" office:value="0.838038342697" calcext:value-type="float">
            <text:p>0.8380383427</text:p>
          </table:table-cell>
          <table:table-cell office:value-type="float" office:value="-0.0101446723565" calcext:value-type="float">
            <text:p>-0.0101446724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.195" calcext:value-type="float">
            <text:p>0.19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48018505405" calcext:value-type="float">
            <text:p>0.8480185054</text:p>
          </table:table-cell>
          <table:table-cell office:value-type="float" office:value="-0.00795866176486" calcext:value-type="float">
            <text:p>-0.007958661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.214" calcext:value-type="float">
            <text:p>0.214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0591849487" calcext:value-type="float">
            <text:p>0.8605918495</text:p>
          </table:table-cell>
          <table:table-cell office:value-type="float" office:value="-0.00433820718899" calcext:value-type="float">
            <text:p>-0.0043382072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.235" calcext:value-type="float">
            <text:p>0.235</text:p>
          </table:table-cell>
          <table:table-cell office:value-type="float" office:value="0.001" calcext:value-type="float">
            <text:p>0.001</text:p>
          </table:table-cell>
          <table:table-cell office:value-type="float" office:value="0.868950771611" calcext:value-type="float">
            <text:p>0.8689507716</text:p>
          </table:table-cell>
          <table:table-cell office:value-type="float" office:value="-0.00462655397132" calcext:value-type="float">
            <text:p>-0.00462655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6" calcext:value-type="float">
            <text:p>0.256</text:p>
          </table:table-cell>
          <table:table-cell office:value-type="float" office:value="0.002" calcext:value-type="float">
            <text:p>0.002</text:p>
          </table:table-cell>
          <table:table-cell office:value-type="float" office:value="0.873113272041" calcext:value-type="float">
            <text:p>0.873113272</text:p>
          </table:table-cell>
          <table:table-cell office:value-type="float" office:value="-0.00490273116156" calcext:value-type="float">
            <text:p>-0.0049027312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.28" calcext:value-type="float">
            <text:p>0.28</text:p>
          </table:table-cell>
          <table:table-cell office:value-type="float" office:value="0.003" calcext:value-type="float">
            <text:p>0.003</text:p>
          </table:table-cell>
          <table:table-cell office:value-type="float" office:value="0.880398049138" calcext:value-type="float">
            <text:p>0.8803980491</text:p>
          </table:table-cell>
          <table:table-cell office:value-type="float" office:value="-0.00414295913652" calcext:value-type="float">
            <text:p>-0.0041429591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.305" calcext:value-type="float">
            <text:p>0.305</text:p>
          </table:table-cell>
          <table:table-cell office:value-type="float" office:value="0.004" calcext:value-type="float">
            <text:p>0.004</text:p>
          </table:table-cell>
          <table:table-cell office:value-type="float" office:value="0.885858441905" calcext:value-type="float">
            <text:p>0.8858584419</text:p>
          </table:table-cell>
          <table:table-cell office:value-type="float" office:value="-0.00467951921746" calcext:value-type="float">
            <text:p>-0.0046795192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005" calcext:value-type="float">
            <text:p>0.005</text:p>
          </table:table-cell>
          <table:table-cell office:value-type="float" office:value="0.894036307546" calcext:value-type="float">
            <text:p>0.8940363075</text:p>
          </table:table-cell>
          <table:table-cell office:value-type="float" office:value="-0.00590946618468" calcext:value-type="float">
            <text:p>-0.0059094662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.355" calcext:value-type="float">
            <text:p>0.355</text:p>
          </table:table-cell>
          <table:table-cell office:value-type="float" office:value="0.007" calcext:value-type="float">
            <text:p>0.007</text:p>
          </table:table-cell>
          <table:table-cell office:value-type="float" office:value="0.904288299437" calcext:value-type="float">
            <text:p>0.9042882994</text:p>
          </table:table-cell>
          <table:table-cell office:value-type="float" office:value="-0.00712262326851" calcext:value-type="float">
            <text:p>-0.007122623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38" calcext:value-type="float">
            <text:p>0.38</text:p>
          </table:table-cell>
          <table:table-cell office:value-type="float" office:value="0.008" calcext:value-type="float">
            <text:p>0.008</text:p>
          </table:table-cell>
          <table:table-cell office:value-type="float" office:value="0.916125275829" calcext:value-type="float">
            <text:p>0.9161252758</text:p>
          </table:table-cell>
          <table:table-cell office:value-type="float" office:value="-0.0083269411698" calcext:value-type="float">
            <text:p>-0.0083269412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.406" calcext:value-type="float">
            <text:p>0.406</text:p>
          </table:table-cell>
          <table:table-cell office:value-type="float" office:value="0.01" calcext:value-type="float">
            <text:p>0.01</text:p>
          </table:table-cell>
          <table:table-cell office:value-type="float" office:value="0.928751976325" calcext:value-type="float">
            <text:p>0.9287519763</text:p>
          </table:table-cell>
          <table:table-cell office:value-type="float" office:value="-0.0088807605207" calcext:value-type="float">
            <text:p>-0.0088807605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.433" calcext:value-type="float">
            <text:p>0.433</text:p>
          </table:table-cell>
          <table:table-cell office:value-type="float" office:value="0.012" calcext:value-type="float">
            <text:p>0.012</text:p>
          </table:table-cell>
          <table:table-cell office:value-type="float" office:value="0.941081769112" calcext:value-type="float">
            <text:p>0.9410817691</text:p>
          </table:table-cell>
          <table:table-cell office:value-type="float" office:value="-0.00894531328231" calcext:value-type="float">
            <text:p>-0.0089453133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.46" calcext:value-type="float">
            <text:p>0.46</text:p>
          </table:table-cell>
          <table:table-cell office:value-type="float" office:value="0.014" calcext:value-type="float">
            <text:p>0.014</text:p>
          </table:table-cell>
          <table:table-cell office:value-type="float" office:value="0.951585630358" calcext:value-type="float">
            <text:p>0.9515856304</text:p>
          </table:table-cell>
          <table:table-cell office:value-type="float" office:value="-0.00973097234964" calcext:value-type="float">
            <text:p>-0.0097309723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.488" calcext:value-type="float">
            <text:p>0.488</text:p>
          </table:table-cell>
          <table:table-cell office:value-type="float" office:value="0.016" calcext:value-type="float">
            <text:p>0.016</text:p>
          </table:table-cell>
          <table:table-cell office:value-type="float" office:value="0.963365295354" calcext:value-type="float">
            <text:p>0.9633652954</text:p>
          </table:table-cell>
          <table:table-cell office:value-type="float" office:value="-0.0102671263739" calcext:value-type="float">
            <text:p>-0.01026712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16" calcext:value-type="float">
            <text:p>0.516</text:p>
          </table:table-cell>
          <table:table-cell office:value-type="float" office:value="0.019" calcext:value-type="float">
            <text:p>0.019</text:p>
          </table:table-cell>
          <table:table-cell office:value-type="float" office:value="0.974076528476" calcext:value-type="float">
            <text:p>0.9740765285</text:p>
          </table:table-cell>
          <table:table-cell office:value-type="float" office:value="-0.0105330897495" calcext:value-type="float">
            <text:p>-0.0105330897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.544" calcext:value-type="float">
            <text:p>0.544</text:p>
          </table:table-cell>
          <table:table-cell office:value-type="float" office:value="0.021" calcext:value-type="float">
            <text:p>0.021</text:p>
          </table:table-cell>
          <table:table-cell office:value-type="float" office:value="0.984343485016" calcext:value-type="float">
            <text:p>0.984343485</text:p>
          </table:table-cell>
          <table:table-cell office:value-type="float" office:value="-0.00959745794535" calcext:value-type="float">
            <text:p>-0.009597457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.572" calcext:value-type="float">
            <text:p>0.572</text:p>
          </table:table-cell>
          <table:table-cell office:value-type="float" office:value="0.024" calcext:value-type="float">
            <text:p>0.024</text:p>
          </table:table-cell>
          <table:table-cell office:value-type="float" office:value="0.992299056839" calcext:value-type="float">
            <text:p>0.9922990568</text:p>
          </table:table-cell>
          <table:table-cell office:value-type="float" office:value="-0.00908601749688" calcext:value-type="float">
            <text:p>-0.0090860175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.601" calcext:value-type="float">
            <text:p>0.6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999533232699" calcext:value-type="float">
            <text:p>0.9995332327</text:p>
          </table:table-cell>
          <table:table-cell office:value-type="float" office:value="-0.00913488212973" calcext:value-type="float">
            <text:p>-0.009134882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.63" calcext:value-type="float">
            <text:p>0.63</text:p>
          </table:table-cell>
          <table:table-cell office:value-type="float" office:value="0.029" calcext:value-type="float">
            <text:p>0.029</text:p>
          </table:table-cell>
          <table:table-cell office:value-type="float" office:value="1.00994040466" calcext:value-type="float">
            <text:p>1.0099404047</text:p>
          </table:table-cell>
          <table:table-cell office:value-type="float" office:value="-0.00965218245983" calcext:value-type="float">
            <text:p>-0.0096521825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.658" calcext:value-type="float">
            <text:p>0.658</text:p>
          </table:table-cell>
          <table:table-cell office:value-type="float" office:value="0.032" calcext:value-type="float">
            <text:p>0.032</text:p>
          </table:table-cell>
          <table:table-cell office:value-type="float" office:value="1.01979212653" calcext:value-type="float">
            <text:p>1.0197921265</text:p>
          </table:table-cell>
          <table:table-cell office:value-type="float" office:value="-0.0115273604169" calcext:value-type="float">
            <text:p>-0.011527360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.686" calcext:value-type="float">
            <text:p>0.686</text:p>
          </table:table-cell>
          <table:table-cell office:value-type="float" office:value="0.034" calcext:value-type="float">
            <text:p>0.034</text:p>
          </table:table-cell>
          <table:table-cell office:value-type="float" office:value="1.0281674601" calcext:value-type="float">
            <text:p>1.0281674601</text:p>
          </table:table-cell>
          <table:table-cell office:value-type="float" office:value="-0.0128639889881" calcext:value-type="float">
            <text:p>-0.012863989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.714" calcext:value-type="float">
            <text:p>0.714</text:p>
          </table:table-cell>
          <table:table-cell office:value-type="float" office:value="0.037" calcext:value-type="float">
            <text:p>0.037</text:p>
          </table:table-cell>
          <table:table-cell office:value-type="float" office:value="1.03863656733" calcext:value-type="float">
            <text:p>1.0386365673</text:p>
          </table:table-cell>
          <table:table-cell office:value-type="float" office:value="-0.0144329247996" calcext:value-type="float">
            <text:p>-0.014432924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" calcext:value-type="float">
            <text:p>0.04</text:p>
          </table:table-cell>
          <table:table-cell office:value-type="float" office:value="1.04634912318" calcext:value-type="float">
            <text:p>1.0463491232</text:p>
          </table:table-cell>
          <table:table-cell office:value-type="float" office:value="-0.0148924198002" calcext:value-type="float">
            <text:p>-0.0148924198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.774" calcext:value-type="float">
            <text:p>0.774</text:p>
          </table:table-cell>
          <table:table-cell office:value-type="float" office:value="0.042" calcext:value-type="float">
            <text:p>0.042</text:p>
          </table:table-cell>
          <table:table-cell office:value-type="float" office:value="1.05219084988" calcext:value-type="float">
            <text:p>1.0521908499</text:p>
          </table:table-cell>
          <table:table-cell office:value-type="float" office:value="-0.0159677863121" calcext:value-type="float">
            <text:p>-0.015967786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4" calcext:value-type="float">
            <text:p>0.804</text:p>
          </table:table-cell>
          <table:table-cell office:value-type="float" office:value="0.045" calcext:value-type="float">
            <text:p>0.045</text:p>
          </table:table-cell>
          <table:table-cell office:value-type="float" office:value="1.0608648904" calcext:value-type="float">
            <text:p>1.0608648904</text:p>
          </table:table-cell>
          <table:table-cell office:value-type="float" office:value="-0.0166609529406" calcext:value-type="float">
            <text:p>-0.0166609529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.835" calcext:value-type="float">
            <text:p>0.835</text:p>
          </table:table-cell>
          <table:table-cell office:value-type="float" office:value="0.048" calcext:value-type="float">
            <text:p>0.048</text:p>
          </table:table-cell>
          <table:table-cell office:value-type="float" office:value="1.07012614016" calcext:value-type="float">
            <text:p>1.0701261402</text:p>
          </table:table-cell>
          <table:table-cell office:value-type="float" office:value="-0.0181688703597" calcext:value-type="float">
            <text:p>-0.018168870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.864" calcext:value-type="float">
            <text:p>0.864</text:p>
          </table:table-cell>
          <table:table-cell office:value-type="float" office:value="0.051" calcext:value-type="float">
            <text:p>0.051</text:p>
          </table:table-cell>
          <table:table-cell office:value-type="float" office:value="1.08036975136" calcext:value-type="float">
            <text:p>1.0803697514</text:p>
          </table:table-cell>
          <table:table-cell office:value-type="float" office:value="-0.0205864645541" calcext:value-type="float">
            <text:p>-0.0205864646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.894" calcext:value-type="float">
            <text:p>0.894</text:p>
          </table:table-cell>
          <table:table-cell office:value-type="float" office:value="0.054" calcext:value-type="float">
            <text:p>0.054</text:p>
          </table:table-cell>
          <table:table-cell office:value-type="float" office:value="1.09066045421" calcext:value-type="float">
            <text:p>1.0906604542</text:p>
          </table:table-cell>
          <table:table-cell office:value-type="float" office:value="-0.021408688277" calcext:value-type="float">
            <text:p>-0.021408688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.924" calcext:value-type="float">
            <text:p>0.924</text:p>
          </table:table-cell>
          <table:table-cell office:value-type="float" office:value="0.057" calcext:value-type="float">
            <text:p>0.057</text:p>
          </table:table-cell>
          <table:table-cell office:value-type="float" office:value="1.09628446024" calcext:value-type="float">
            <text:p>1.0962844602</text:p>
          </table:table-cell>
          <table:table-cell office:value-type="float" office:value="-0.0218139309436" calcext:value-type="float">
            <text:p>-0.0218139309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0.956" calcext:value-type="float">
            <text:p>0.956</text:p>
          </table:table-cell>
          <table:table-cell office:value-type="float" office:value="0.06" calcext:value-type="float">
            <text:p>0.06</text:p>
          </table:table-cell>
          <table:table-cell office:value-type="float" office:value="1.10452854146" calcext:value-type="float">
            <text:p>1.1045285415</text:p>
          </table:table-cell>
          <table:table-cell office:value-type="float" office:value="-0.0227879248559" calcext:value-type="float">
            <text:p>-0.022787924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0.987" calcext:value-type="float">
            <text:p>0.987</text:p>
          </table:table-cell>
          <table:table-cell office:value-type="float" office:value="0.063" calcext:value-type="float">
            <text:p>0.063</text:p>
          </table:table-cell>
          <table:table-cell office:value-type="float" office:value="1.11280710704" calcext:value-type="float">
            <text:p>1.112807107</text:p>
          </table:table-cell>
          <table:table-cell office:value-type="float" office:value="-0.0254508405924" calcext:value-type="float">
            <text:p>-0.0254508406</text:p>
          </table:table-cell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1.019" calcext:value-type="float">
            <text:p>1.019</text:p>
          </table:table-cell>
          <table:table-cell office:value-type="float" office:value="0.066" calcext:value-type="float">
            <text:p>0.066</text:p>
          </table:table-cell>
          <table:table-cell office:value-type="float" office:value="1.12414715683" calcext:value-type="float">
            <text:p>1.1241471568</text:p>
          </table:table-cell>
          <table:table-cell office:value-type="float" office:value="-0.0286472607404" calcext:value-type="float">
            <text:p>-0.0286472607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.051" calcext:value-type="float">
            <text:p>1.051</text:p>
          </table:table-cell>
          <table:table-cell office:value-type="float" office:value="0.069" calcext:value-type="float">
            <text:p>0.069</text:p>
          </table:table-cell>
          <table:table-cell office:value-type="float" office:value="1.13267908602" calcext:value-type="float">
            <text:p>1.132679086</text:p>
          </table:table-cell>
          <table:table-cell office:value-type="float" office:value="-0.0300791282207" calcext:value-type="float">
            <text:p>-0.0300791282</text:p>
          </table:table-cell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1.082" calcext:value-type="float">
            <text:p>1.082</text:p>
          </table:table-cell>
          <table:table-cell office:value-type="float" office:value="0.071" calcext:value-type="float">
            <text:p>0.071</text:p>
          </table:table-cell>
          <table:table-cell office:value-type="float" office:value="1.14231082947" calcext:value-type="float">
            <text:p>1.1423108295</text:p>
          </table:table-cell>
          <table:table-cell office:value-type="float" office:value="-0.0322602726519" calcext:value-type="float">
            <text:p>-0.03226027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114" calcext:value-type="float">
            <text:p>1.114</text:p>
          </table:table-cell>
          <table:table-cell office:value-type="float" office:value="0.074" calcext:value-type="float">
            <text:p>0.074</text:p>
          </table:table-cell>
          <table:table-cell office:value-type="float" office:value="1.1481143848" calcext:value-type="float">
            <text:p>1.1481143848</text:p>
          </table:table-cell>
          <table:table-cell office:value-type="float" office:value="-0.0336404107511" calcext:value-type="float">
            <text:p>-0.0336404108</text:p>
          </table:table-cell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1.146" calcext:value-type="float">
            <text:p>1.146</text:p>
          </table:table-cell>
          <table:table-cell office:value-type="float" office:value="0.077" calcext:value-type="float">
            <text:p>0.077</text:p>
          </table:table-cell>
          <table:table-cell office:value-type="float" office:value="1.15386490073" calcext:value-type="float">
            <text:p>1.1538649007</text:p>
          </table:table-cell>
          <table:table-cell office:value-type="float" office:value="-0.0337778739631" calcext:value-type="float">
            <text:p>-0.03377787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.178" calcext:value-type="float">
            <text:p>1.178</text:p>
          </table:table-cell>
          <table:table-cell office:value-type="float" office:value="0.079" calcext:value-type="float">
            <text:p>0.079</text:p>
          </table:table-cell>
          <table:table-cell office:value-type="float" office:value="1.16395855854" calcext:value-type="float">
            <text:p>1.1639585585</text:p>
          </table:table-cell>
          <table:table-cell office:value-type="float" office:value="-0.0349339582026" calcext:value-type="float">
            <text:p>-0.0349339582</text:p>
          </table:table-cell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1.211" calcext:value-type="float">
            <text:p>1.211</text:p>
          </table:table-cell>
          <table:table-cell office:value-type="float" office:value="0.082" calcext:value-type="float">
            <text:p>0.082</text:p>
          </table:table-cell>
          <table:table-cell office:value-type="float" office:value="1.17450238096" calcext:value-type="float">
            <text:p>1.174502381</text:p>
          </table:table-cell>
          <table:table-cell office:value-type="float" office:value="-0.0363586209714" calcext:value-type="float">
            <text:p>-0.036358621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.245" calcext:value-type="float">
            <text:p>1.245</text:p>
          </table:table-cell>
          <table:table-cell office:value-type="float" office:value="0.084" calcext:value-type="float">
            <text:p>0.084</text:p>
          </table:table-cell>
          <table:table-cell office:value-type="float" office:value="1.1881072659" calcext:value-type="float">
            <text:p>1.1881072659</text:p>
          </table:table-cell>
          <table:table-cell office:value-type="float" office:value="-0.0377832837403" calcext:value-type="float">
            <text:p>-0.0377832837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1.279" calcext:value-type="float">
            <text:p>1.279</text:p>
          </table:table-cell>
          <table:table-cell office:value-type="float" office:value="0.087" calcext:value-type="float">
            <text:p>0.087</text:p>
          </table:table-cell>
          <table:table-cell office:value-type="float" office:value="1.19484470504" calcext:value-type="float">
            <text:p>1.194844705</text:p>
          </table:table-cell>
          <table:table-cell office:value-type="float" office:value="-0.0380867570639" calcext:value-type="float">
            <text:p>-0.0380867571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.314" calcext:value-type="float">
            <text:p>1.314</text:p>
          </table:table-cell>
          <table:table-cell office:value-type="float" office:value="0.089" calcext:value-type="float">
            <text:p>0.089</text:p>
          </table:table-cell>
          <table:table-cell office:value-type="float" office:value="1.20451486876" calcext:value-type="float">
            <text:p>1.2045148688</text:p>
          </table:table-cell>
          <table:table-cell office:value-type="float" office:value="-0.038213737309" calcext:value-type="float">
            <text:p>-0.0382137373</text:p>
          </table:table-cell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1.35" calcext:value-type="float">
            <text:p>1.35</text:p>
          </table:table-cell>
          <table:table-cell office:value-type="float" office:value="0.091" calcext:value-type="float">
            <text:p>0.091</text:p>
          </table:table-cell>
          <table:table-cell office:value-type="float" office:value="1.2156734232" calcext:value-type="float">
            <text:p>1.2156734232</text:p>
          </table:table-cell>
          <table:table-cell office:value-type="float" office:value="-0.038145635277" calcext:value-type="float">
            <text:p>-0.038145635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.386" calcext:value-type="float">
            <text:p>1.386</text:p>
          </table:table-cell>
          <table:table-cell office:value-type="float" office:value="0.093" calcext:value-type="float">
            <text:p>0.093</text:p>
          </table:table-cell>
          <table:table-cell office:value-type="float" office:value="1.22698551914" calcext:value-type="float">
            <text:p>1.2269855191</text:p>
          </table:table-cell>
          <table:table-cell office:value-type="float" office:value="-0.0376008152962" calcext:value-type="float">
            <text:p>-0.0376008153</text:p>
          </table:table-cell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1.422" calcext:value-type="float">
            <text:p>1.422</text:p>
          </table:table-cell>
          <table:table-cell office:value-type="float" office:value="0.096" calcext:value-type="float">
            <text:p>0.096</text:p>
          </table:table-cell>
          <table:table-cell office:value-type="float" office:value="1.23722359492" calcext:value-type="float">
            <text:p>1.2372235949</text:p>
          </table:table-cell>
          <table:table-cell office:value-type="float" office:value="-0.036065209657" calcext:value-type="float">
            <text:p>-0.036065209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458" calcext:value-type="float">
            <text:p>1.458</text:p>
          </table:table-cell>
          <table:table-cell office:value-type="float" office:value="0.098" calcext:value-type="float">
            <text:p>0.098</text:p>
          </table:table-cell>
          <table:table-cell office:value-type="float" office:value="1.24760884722" calcext:value-type="float">
            <text:p>1.2476088472</text:p>
          </table:table-cell>
          <table:table-cell office:value-type="float" office:value="-0.0344827696681" calcext:value-type="float">
            <text:p>-0.0344827697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float" office:value="1.495" calcext:value-type="float">
            <text:p>1.495</text:p>
          </table:table-cell>
          <table:table-cell office:value-type="float" office:value="0.1" calcext:value-type="float">
            <text:p>0.1</text:p>
          </table:table-cell>
          <table:table-cell office:value-type="float" office:value="1.25707907419" calcext:value-type="float">
            <text:p>1.2570790742</text:p>
          </table:table-cell>
          <table:table-cell office:value-type="float" office:value="-0.0345206074417" calcext:value-type="float">
            <text:p>-0.034520607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.532" calcext:value-type="float">
            <text:p>1.532</text:p>
          </table:table-cell>
          <table:table-cell office:value-type="float" office:value="0.102" calcext:value-type="float">
            <text:p>0.102</text:p>
          </table:table-cell>
          <table:table-cell office:value-type="float" office:value="1.27110015515" calcext:value-type="float">
            <text:p>1.2711001552</text:p>
          </table:table-cell>
          <table:table-cell office:value-type="float" office:value="-0.0359188728034" calcext:value-type="float">
            <text:p>-0.0359188728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float" office:value="1.569" calcext:value-type="float">
            <text:p>1.569</text:p>
          </table:table-cell>
          <table:table-cell office:value-type="float" office:value="0.104" calcext:value-type="float">
            <text:p>0.104</text:p>
          </table:table-cell>
          <table:table-cell office:value-type="float" office:value="1.27727462309" calcext:value-type="float">
            <text:p>1.2772746231</text:p>
          </table:table-cell>
          <table:table-cell office:value-type="float" office:value="-0.037280716002" calcext:value-type="float">
            <text:p>-0.03728071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.606" calcext:value-type="float">
            <text:p>1.606</text:p>
          </table:table-cell>
          <table:table-cell office:value-type="float" office:value="0.106" calcext:value-type="float">
            <text:p>0.106</text:p>
          </table:table-cell>
          <table:table-cell office:value-type="float" office:value="1.2940782724" calcext:value-type="float">
            <text:p>1.2940782724</text:p>
          </table:table-cell>
          <table:table-cell office:value-type="float" office:value="-0.0408944636583" calcext:value-type="float">
            <text:p>-0.0408944637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1.646" calcext:value-type="float">
            <text:p>1.646</text:p>
          </table:table-cell>
          <table:table-cell office:value-type="float" office:value="0.108" calcext:value-type="float">
            <text:p>0.108</text:p>
          </table:table-cell>
          <table:table-cell office:value-type="float" office:value="1.30128905981" calcext:value-type="float">
            <text:p>1.3012890598</text:p>
          </table:table-cell>
          <table:table-cell office:value-type="float" office:value="-0.0418306551874" calcext:value-type="float">
            <text:p>-0.0418306552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.685" calcext:value-type="float">
            <text:p>1.685</text:p>
          </table:table-cell>
          <table:table-cell office:value-type="float" office:value="0.11" calcext:value-type="float">
            <text:p>0.11</text:p>
          </table:table-cell>
          <table:table-cell office:value-type="float" office:value="1.30801247192" calcext:value-type="float">
            <text:p>1.3080124719</text:p>
          </table:table-cell>
          <table:table-cell office:value-type="float" office:value="-0.0440861321986" calcext:value-type="float">
            <text:p>-0.0440861322</text:p>
          </table:table-cell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1.725" calcext:value-type="float">
            <text:p>1.725</text:p>
          </table:table-cell>
          <table:table-cell office:value-type="float" office:value="0.112" calcext:value-type="float">
            <text:p>0.112</text:p>
          </table:table-cell>
          <table:table-cell office:value-type="float" office:value="1.3184219935" calcext:value-type="float">
            <text:p>1.3184219935</text:p>
          </table:table-cell>
          <table:table-cell office:value-type="float" office:value="-0.0466137938201" calcext:value-type="float">
            <text:p>-0.046613793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.765" calcext:value-type="float">
            <text:p>1.765</text:p>
          </table:table-cell>
          <table:table-cell office:value-type="float" office:value="0.114" calcext:value-type="float">
            <text:p>0.114</text:p>
          </table:table-cell>
          <table:table-cell office:value-type="float" office:value="1.32697758955" calcext:value-type="float">
            <text:p>1.3269775896</text:p>
          </table:table-cell>
          <table:table-cell office:value-type="float" office:value="-0.0487765744328" calcext:value-type="float">
            <text:p>-0.0487765744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float" office:value="1.805" calcext:value-type="float">
            <text:p>1.805</text:p>
          </table:table-cell>
          <table:table-cell office:value-type="float" office:value="0.116" calcext:value-type="float">
            <text:p>0.116</text:p>
          </table:table-cell>
          <table:table-cell office:value-type="float" office:value="1.33605077893" calcext:value-type="float">
            <text:p>1.3360507789</text:p>
          </table:table-cell>
          <table:table-cell office:value-type="float" office:value="-0.0513256341219" calcext:value-type="float">
            <text:p>-0.05132563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847" calcext:value-type="float">
            <text:p>1.847</text:p>
          </table:table-cell>
          <table:table-cell office:value-type="float" office:value="0.117" calcext:value-type="float">
            <text:p>0.117</text:p>
          </table:table-cell>
          <table:table-cell office:value-type="float" office:value="1.34544102477" calcext:value-type="float">
            <text:p>1.3454410248</text:p>
          </table:table-cell>
          <table:table-cell office:value-type="float" office:value="-0.0531964488328" calcext:value-type="float">
            <text:p>-0.0531964488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float" office:value="1.887" calcext:value-type="float">
            <text:p>1.887</text:p>
          </table:table-cell>
          <table:table-cell office:value-type="float" office:value="0.118" calcext:value-type="float">
            <text:p>0.118</text:p>
          </table:table-cell>
          <table:table-cell office:value-type="float" office:value="1.34928047995" calcext:value-type="float">
            <text:p>1.34928048</text:p>
          </table:table-cell>
          <table:table-cell office:value-type="float" office:value="-0.0553669445217" calcext:value-type="float">
            <text:p>-0.0553669445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.928" calcext:value-type="float">
            <text:p>1.928</text:p>
          </table:table-cell>
          <table:table-cell office:value-type="float" office:value="0.119" calcext:value-type="float">
            <text:p>0.119</text:p>
          </table:table-cell>
          <table:table-cell office:value-type="float" office:value="1.35154214835" calcext:value-type="float">
            <text:p>1.3515421484</text:p>
          </table:table-cell>
          <table:table-cell office:value-type="float" office:value="-0.0575235784054" calcext:value-type="float">
            <text:p>-0.0575235784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1.97" calcext:value-type="float">
            <text:p>1.97</text:p>
          </table:table-cell>
          <table:table-cell office:value-type="float" office:value="0.119" calcext:value-type="float">
            <text:p>0.119</text:p>
          </table:table-cell>
          <table:table-cell office:value-type="float" office:value="1.35285773361" calcext:value-type="float">
            <text:p>1.3528577336</text:p>
          </table:table-cell>
          <table:table-cell office:value-type="float" office:value="-0.0590386986732" calcext:value-type="float">
            <text:p>-0.0590386987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.012" calcext:value-type="float">
            <text:p>2.012</text:p>
          </table:table-cell>
          <table:table-cell office:value-type="float" office:value="0.119" calcext:value-type="float">
            <text:p>0.119</text:p>
          </table:table-cell>
          <table:table-cell office:value-type="float" office:value="1.3657442233" calcext:value-type="float">
            <text:p>1.3657442233</text:p>
          </table:table-cell>
          <table:table-cell office:value-type="float" office:value="-0.0644287839532" calcext:value-type="float">
            <text:p>-0.064428784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2.054" calcext:value-type="float">
            <text:p>2.054</text:p>
          </table:table-cell>
          <table:table-cell office:value-type="float" office:value="0.119" calcext:value-type="float">
            <text:p>0.119</text:p>
          </table:table-cell>
          <table:table-cell office:value-type="float" office:value="1.38315013714" calcext:value-type="float">
            <text:p>1.3831501371</text:p>
          </table:table-cell>
          <table:table-cell office:value-type="float" office:value="-0.0694350153208" calcext:value-type="float">
            <text:p>-0.069435015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.097" calcext:value-type="float">
            <text:p>2.097</text:p>
          </table:table-cell>
          <table:table-cell office:value-type="float" office:value="0.119" calcext:value-type="float">
            <text:p>0.119</text:p>
          </table:table-cell>
          <table:table-cell office:value-type="float" office:value="1.40239812467" calcext:value-type="float">
            <text:p>1.4023981247</text:p>
          </table:table-cell>
          <table:table-cell office:value-type="float" office:value="-0.0715731158853" calcext:value-type="float">
            <text:p>-0.0715731159</text:p>
          </table:table-cell>
        </table:table-row>
        <table:table-row table:style-name="ro1">
          <table:table-cell office:value-type="float" office:value="9.7" calcext:value-type="float">
            <text:p>9.7</text:p>
          </table:table-cell>
          <table:table-cell office:value-type="float" office:value="2.138" calcext:value-type="float">
            <text:p>2.138</text:p>
          </table:table-cell>
          <table:table-cell office:value-type="float" office:value="0.119" calcext:value-type="float">
            <text:p>0.119</text:p>
          </table:table-cell>
          <table:table-cell office:value-type="float" office:value="1.42288580241" calcext:value-type="float">
            <text:p>1.4228858024</text:p>
          </table:table-cell>
          <table:table-cell office:value-type="float" office:value="-0.0743776932359" calcext:value-type="float">
            <text:p>-0.0743776932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.179" calcext:value-type="float">
            <text:p>2.179</text:p>
          </table:table-cell>
          <table:table-cell office:value-type="float" office:value="0.118" calcext:value-type="float">
            <text:p>0.118</text:p>
          </table:table-cell>
          <table:table-cell office:value-type="float" office:value="1.43422884692" calcext:value-type="float">
            <text:p>1.4342288469</text:p>
          </table:table-cell>
          <table:table-cell office:value-type="float" office:value="-0.0779479295015" calcext:value-type="float">
            <text:p>-0.0779479295</text:p>
          </table:table-cell>
        </table:table-row>
        <table:table-row table:style-name="ro1">
          <table:table-cell office:value-type="float" office:value="9.9" calcext:value-type="float">
            <text:p>9.9</text:p>
          </table:table-cell>
          <table:table-cell office:value-type="float" office:value="2.221" calcext:value-type="float">
            <text:p>2.221</text:p>
          </table:table-cell>
          <table:table-cell office:value-type="float" office:value="0.118" calcext:value-type="float">
            <text:p>0.118</text:p>
          </table:table-cell>
          <table:table-cell office:value-type="float" office:value="1.44503625994" calcext:value-type="float">
            <text:p>1.4450362599</text:p>
          </table:table-cell>
          <table:table-cell office:value-type="float" office:value="-0.0793541297317" calcext:value-type="float">
            <text:p>-0.079354129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263" calcext:value-type="float">
            <text:p>2.263</text:p>
          </table:table-cell>
          <table:table-cell office:value-type="float" office:value="0.117" calcext:value-type="float">
            <text:p>0.117</text:p>
          </table:table-cell>
          <table:table-cell office:value-type="float" office:value="1.4489901231" calcext:value-type="float">
            <text:p>1.4489901231</text:p>
          </table:table-cell>
          <table:table-cell office:value-type="float" office:value="-0.0789930522442" calcext:value-type="float">
            <text:p>-0.0789930522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2.306" calcext:value-type="float">
            <text:p>2.306</text:p>
          </table:table-cell>
          <table:table-cell office:value-type="float" office:value="0.116" calcext:value-type="float">
            <text:p>0.116</text:p>
          </table:table-cell>
          <table:table-cell office:value-type="float" office:value="1.45944733621" calcext:value-type="float">
            <text:p>1.4594473362</text:p>
          </table:table-cell>
          <table:table-cell office:value-type="float" office:value="-0.0807526409626" calcext:value-type="float">
            <text:p>-0.080752641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.348" calcext:value-type="float">
            <text:p>2.348</text:p>
          </table:table-cell>
          <table:table-cell office:value-type="float" office:value="0.115" calcext:value-type="float">
            <text:p>0.115</text:p>
          </table:table-cell>
          <table:table-cell office:value-type="float" office:value="1.46629871201" calcext:value-type="float">
            <text:p>1.466298712</text:p>
          </table:table-cell>
          <table:table-cell office:value-type="float" office:value="-0.0821708217263" calcext:value-type="float">
            <text:p>-0.0821708217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2.389" calcext:value-type="float">
            <text:p>2.389</text:p>
          </table:table-cell>
          <table:table-cell office:value-type="float" office:value="0.114" calcext:value-type="float">
            <text:p>0.114</text:p>
          </table:table-cell>
          <table:table-cell office:value-type="float" office:value="1.47577198574" calcext:value-type="float">
            <text:p>1.4757719857</text:p>
          </table:table-cell>
          <table:table-cell office:value-type="float" office:value="-0.0820753648877" calcext:value-type="float">
            <text:p>-0.0820753649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.431" calcext:value-type="float">
            <text:p>2.431</text:p>
          </table:table-cell>
          <table:table-cell office:value-type="float" office:value="0.113" calcext:value-type="float">
            <text:p>0.113</text:p>
          </table:table-cell>
          <table:table-cell office:value-type="float" office:value="1.48036102905" calcext:value-type="float">
            <text:p>1.4803610291</text:p>
          </table:table-cell>
          <table:table-cell office:value-type="float" office:value="-0.0834124684334" calcext:value-type="float">
            <text:p>-0.0834124684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2.472" calcext:value-type="float">
            <text:p>2.472</text:p>
          </table:table-cell>
          <table:table-cell office:value-type="float" office:value="0.111" calcext:value-type="float">
            <text:p>0.111</text:p>
          </table:table-cell>
          <table:table-cell office:value-type="float" office:value="1.48446923379" calcext:value-type="float">
            <text:p>1.4844692338</text:p>
          </table:table-cell>
          <table:table-cell office:value-type="float" office:value="-0.0841894373298" calcext:value-type="float">
            <text:p>-0.084189437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.514" calcext:value-type="float">
            <text:p>2.514</text:p>
          </table:table-cell>
          <table:table-cell office:value-type="float" office:value="0.11" calcext:value-type="float">
            <text:p>0.11</text:p>
          </table:table-cell>
          <table:table-cell office:value-type="float" office:value="1.4931441175" calcext:value-type="float">
            <text:p>1.4931441175</text:p>
          </table:table-cell>
          <table:table-cell office:value-type="float" office:value="-0.0856761857867" calcext:value-type="float">
            <text:p>-0.0856761858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2.555" calcext:value-type="float">
            <text:p>2.555</text:p>
          </table:table-cell>
          <table:table-cell office:value-type="float" office:value="0.109" calcext:value-type="float">
            <text:p>0.109</text:p>
          </table:table-cell>
          <table:table-cell office:value-type="float" office:value="1.49812600601" calcext:value-type="float">
            <text:p>1.498126006</text:p>
          </table:table-cell>
          <table:table-cell office:value-type="float" office:value="-0.0866713002324" calcext:value-type="float">
            <text:p>-0.086671300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.596" calcext:value-type="float">
            <text:p>2.596</text:p>
          </table:table-cell>
          <table:table-cell office:value-type="float" office:value="0.107" calcext:value-type="float">
            <text:p>0.107</text:p>
          </table:table-cell>
          <table:table-cell office:value-type="float" office:value="1.49780980818" calcext:value-type="float">
            <text:p>1.4978098082</text:p>
          </table:table-cell>
          <table:table-cell office:value-type="float" office:value="-0.0876791253686" calcext:value-type="float">
            <text:p>-0.0876791254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2.638" calcext:value-type="float">
            <text:p>2.638</text:p>
          </table:table-cell>
          <table:table-cell office:value-type="float" office:value="0.106" calcext:value-type="float">
            <text:p>0.106</text:p>
          </table:table-cell>
          <table:table-cell office:value-type="float" office:value="1.50272912062" calcext:value-type="float">
            <text:p>1.5027291206</text:p>
          </table:table-cell>
          <table:table-cell office:value-type="float" office:value="-0.0861051827669" calcext:value-type="float">
            <text:p>-0.08610518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.68" calcext:value-type="float">
            <text:p>2.68</text:p>
          </table:table-cell>
          <table:table-cell office:value-type="float" office:value="0.104" calcext:value-type="float">
            <text:p>0.104</text:p>
          </table:table-cell>
          <table:table-cell office:value-type="float" office:value="1.50162029709" calcext:value-type="float">
            <text:p>1.5016202971</text:p>
          </table:table-cell>
          <table:table-cell office:value-type="float" office:value="-0.0839215368032" calcext:value-type="float">
            <text:p>-0.0839215368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2.722" calcext:value-type="float">
            <text:p>2.722</text:p>
          </table:table-cell>
          <table:table-cell office:value-type="float" office:value="0.102" calcext:value-type="float">
            <text:p>0.102</text:p>
          </table:table-cell>
          <table:table-cell office:value-type="float" office:value="1.50073308598" calcext:value-type="float">
            <text:p>1.500733086</text:p>
          </table:table-cell>
          <table:table-cell office:value-type="float" office:value="-0.0849389582872" calcext:value-type="float">
            <text:p>-0.084938958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.765" calcext:value-type="float">
            <text:p>2.765</text:p>
          </table:table-cell>
          <table:table-cell office:value-type="float" office:value="0.1" calcext:value-type="float">
            <text:p>0.1</text:p>
          </table:table-cell>
          <table:table-cell office:value-type="float" office:value="1.50364724922" calcext:value-type="float">
            <text:p>1.5036472492</text:p>
          </table:table-cell>
          <table:table-cell office:value-type="float" office:value="-0.0870939642191" calcext:value-type="float">
            <text:p>-0.0870939642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2.807" calcext:value-type="float">
            <text:p>2.807</text:p>
          </table:table-cell>
          <table:table-cell office:value-type="float" office:value="0.098" calcext:value-type="float">
            <text:p>0.098</text:p>
          </table:table-cell>
          <table:table-cell office:value-type="float" office:value="1.50915590525" calcext:value-type="float">
            <text:p>1.5091559053</text:p>
          </table:table-cell>
          <table:table-cell office:value-type="float" office:value="-0.0885519534349" calcext:value-type="float">
            <text:p>-0.088551953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.85" calcext:value-type="float">
            <text:p>2.85</text:p>
          </table:table-cell>
          <table:table-cell office:value-type="float" office:value="0.096" calcext:value-type="float">
            <text:p>0.096</text:p>
          </table:table-cell>
          <table:table-cell office:value-type="float" office:value="1.5234004648" calcext:value-type="float">
            <text:p>1.5234004648</text:p>
          </table:table-cell>
          <table:table-cell office:value-type="float" office:value="-0.089012786746" calcext:value-type="float">
            <text:p>-0.0890127867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2.891" calcext:value-type="float">
            <text:p>2.891</text:p>
          </table:table-cell>
          <table:table-cell office:value-type="float" office:value="0.094" calcext:value-type="float">
            <text:p>0.094</text:p>
          </table:table-cell>
          <table:table-cell office:value-type="float" office:value="1.53350914147" calcext:value-type="float">
            <text:p>1.5335091415</text:p>
          </table:table-cell>
          <table:table-cell office:value-type="float" office:value="-0.0898004695773" calcext:value-type="float">
            <text:p>-0.089800469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.933" calcext:value-type="float">
            <text:p>2.933</text:p>
          </table:table-cell>
          <table:table-cell office:value-type="float" office:value="0.092" calcext:value-type="float">
            <text:p>0.092</text:p>
          </table:table-cell>
          <table:table-cell office:value-type="float" office:value="1.54290134169" calcext:value-type="float">
            <text:p>1.5429013417</text:p>
          </table:table-cell>
          <table:table-cell office:value-type="float" office:value="-0.0909832492471" calcext:value-type="float">
            <text:p>-0.0909832492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2.975" calcext:value-type="float">
            <text:p>2.975</text:p>
          </table:table-cell>
          <table:table-cell office:value-type="float" office:value="0.09" calcext:value-type="float">
            <text:p>0.09</text:p>
          </table:table-cell>
          <table:table-cell office:value-type="float" office:value="1.55079833988" calcext:value-type="float">
            <text:p>1.5507983399</text:p>
          </table:table-cell>
          <table:table-cell office:value-type="float" office:value="-0.0917396768928" calcext:value-type="float">
            <text:p>-0.0917396769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.017" calcext:value-type="float">
            <text:p>3.017</text:p>
          </table:table-cell>
          <table:table-cell office:value-type="float" office:value="0.088" calcext:value-type="float">
            <text:p>0.088</text:p>
          </table:table-cell>
          <table:table-cell office:value-type="float" office:value="1.56107394065" calcext:value-type="float">
            <text:p>1.5610739407</text:p>
          </table:table-cell>
          <table:table-cell office:value-type="float" office:value="-0.0934051349759" calcext:value-type="float">
            <text:p>-0.093405135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3.059" calcext:value-type="float">
            <text:p>3.059</text:p>
          </table:table-cell>
          <table:table-cell office:value-type="float" office:value="0.086" calcext:value-type="float">
            <text:p>0.086</text:p>
          </table:table-cell>
          <table:table-cell office:value-type="float" office:value="1.56854036538" calcext:value-type="float">
            <text:p>1.5685403654</text:p>
          </table:table-cell>
          <table:table-cell office:value-type="float" office:value="-0.0943755656481" calcext:value-type="float">
            <text:p>-0.09437556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.099" calcext:value-type="float">
            <text:p>3.099</text:p>
          </table:table-cell>
          <table:table-cell office:value-type="float" office:value="0.084" calcext:value-type="float">
            <text:p>0.084</text:p>
          </table:table-cell>
          <table:table-cell office:value-type="float" office:value="1.57831629973" calcext:value-type="float">
            <text:p>1.5783162997</text:p>
          </table:table-cell>
          <table:table-cell office:value-type="float" office:value="-0.0956367254257" calcext:value-type="float">
            <text:p>-0.0956367254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3.141" calcext:value-type="float">
            <text:p>3.141</text:p>
          </table:table-cell>
          <table:table-cell office:value-type="float" office:value="0.082" calcext:value-type="float">
            <text:p>0.082</text:p>
          </table:table-cell>
          <table:table-cell office:value-type="float" office:value="1.58672288462" calcext:value-type="float">
            <text:p>1.5867228846</text:p>
          </table:table-cell>
          <table:table-cell office:value-type="float" office:value="-0.0965173467994" calcext:value-type="float">
            <text:p>-0.096517346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.181" calcext:value-type="float">
            <text:p>3.181</text:p>
          </table:table-cell>
          <table:table-cell office:value-type="float" office:value="0.08" calcext:value-type="float">
            <text:p>0.08</text:p>
          </table:table-cell>
          <table:table-cell office:value-type="float" office:value="1.59230614512" calcext:value-type="float">
            <text:p>1.5923061451</text:p>
          </table:table-cell>
          <table:table-cell office:value-type="float" office:value="-0.0963740572333" calcext:value-type="float">
            <text:p>-0.0963740572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3.223" calcext:value-type="float">
            <text:p>3.223</text:p>
          </table:table-cell>
          <table:table-cell office:value-type="float" office:value="0.078" calcext:value-type="float">
            <text:p>0.078</text:p>
          </table:table-cell>
          <table:table-cell office:value-type="float" office:value="1.59979839359" calcext:value-type="float">
            <text:p>1.5997983936</text:p>
          </table:table-cell>
          <table:table-cell office:value-type="float" office:value="-0.0980658903718" calcext:value-type="float">
            <text:p>-0.098065890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.265" calcext:value-type="float">
            <text:p>3.265</text:p>
          </table:table-cell>
          <table:table-cell office:value-type="float" office:value="0.077" calcext:value-type="float">
            <text:p>0.077</text:p>
          </table:table-cell>
          <table:table-cell office:value-type="float" office:value="1.60604231969" calcext:value-type="float">
            <text:p>1.6060423197</text:p>
          </table:table-cell>
          <table:table-cell office:value-type="float" office:value="-0.0994994342327" calcext:value-type="float">
            <text:p>-0.0994994342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3.306" calcext:value-type="float">
            <text:p>3.306</text:p>
          </table:table-cell>
          <table:table-cell office:value-type="float" office:value="0.075" calcext:value-type="float">
            <text:p>0.075</text:p>
          </table:table-cell>
          <table:table-cell office:value-type="float" office:value="1.61680413913" calcext:value-type="float">
            <text:p>1.6168041391</text:p>
          </table:table-cell>
          <table:table-cell office:value-type="float" office:value="-0.10134717077" calcext:value-type="float">
            <text:p>-0.101347170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.347" calcext:value-type="float">
            <text:p>3.347</text:p>
          </table:table-cell>
          <table:table-cell office:value-type="float" office:value="0.073" calcext:value-type="float">
            <text:p>0.073</text:p>
          </table:table-cell>
          <table:table-cell office:value-type="float" office:value="1.62497066001" calcext:value-type="float">
            <text:p>1.62497066</text:p>
          </table:table-cell>
          <table:table-cell office:value-type="float" office:value="-0.103407122195" calcext:value-type="float">
            <text:p>-0.1034071222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3.387" calcext:value-type="float">
            <text:p>3.387</text:p>
          </table:table-cell>
          <table:table-cell office:value-type="float" office:value="0.071" calcext:value-type="float">
            <text:p>0.071</text:p>
          </table:table-cell>
          <table:table-cell office:value-type="float" office:value="1.63599314399" calcext:value-type="float">
            <text:p>1.635993144</text:p>
          </table:table-cell>
          <table:table-cell office:value-type="float" office:value="-0.106443397701" calcext:value-type="float">
            <text:p>-0.1064433977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.429" calcext:value-type="float">
            <text:p>3.429</text:p>
          </table:table-cell>
          <table:table-cell office:value-type="float" office:value="0.069" calcext:value-type="float">
            <text:p>0.069</text:p>
          </table:table-cell>
          <table:table-cell office:value-type="float" office:value="1.64753650737" calcext:value-type="float">
            <text:p>1.6475365074</text:p>
          </table:table-cell>
          <table:table-cell office:value-type="float" office:value="-0.109090939164" calcext:value-type="float">
            <text:p>-0.109090939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3.47" calcext:value-type="float">
            <text:p>3.47</text:p>
          </table:table-cell>
          <table:table-cell office:value-type="float" office:value="0.067" calcext:value-type="float">
            <text:p>0.067</text:p>
          </table:table-cell>
          <table:table-cell office:value-type="float" office:value="1.6573175356" calcext:value-type="float">
            <text:p>1.6573175356</text:p>
          </table:table-cell>
          <table:table-cell office:value-type="float" office:value="-0.111009053886" calcext:value-type="float">
            <text:p>-0.111009053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513" calcext:value-type="float">
            <text:p>3.513</text:p>
          </table:table-cell>
          <table:table-cell office:value-type="float" office:value="0.066" calcext:value-type="float">
            <text:p>0.066</text:p>
          </table:table-cell>
          <table:table-cell office:value-type="float" office:value="1.66385249248" calcext:value-type="float">
            <text:p>1.6638524925</text:p>
          </table:table-cell>
          <table:table-cell office:value-type="float" office:value="-0.114152275026" calcext:value-type="float">
            <text:p>-0.114152275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3.555" calcext:value-type="float">
            <text:p>3.555</text:p>
          </table:table-cell>
          <table:table-cell office:value-type="float" office:value="0.064" calcext:value-type="float">
            <text:p>0.064</text:p>
          </table:table-cell>
          <table:table-cell office:value-type="float" office:value="1.67808684771" calcext:value-type="float">
            <text:p>1.6780868477</text:p>
          </table:table-cell>
          <table:table-cell office:value-type="float" office:value="-0.1189365834" calcext:value-type="float">
            <text:p>-0.118936583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.596" calcext:value-type="float">
            <text:p>3.596</text:p>
          </table:table-cell>
          <table:table-cell office:value-type="float" office:value="0.063" calcext:value-type="float">
            <text:p>0.063</text:p>
          </table:table-cell>
          <table:table-cell office:value-type="float" office:value="1.69293863009" calcext:value-type="float">
            <text:p>1.6929386301</text:p>
          </table:table-cell>
          <table:table-cell office:value-type="float" office:value="-0.123422048986" calcext:value-type="float">
            <text:p>-0.123422049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3.635" calcext:value-type="float">
            <text:p>3.635</text:p>
          </table:table-cell>
          <table:table-cell office:value-type="float" office:value="0.061" calcext:value-type="float">
            <text:p>0.061</text:p>
          </table:table-cell>
          <table:table-cell office:value-type="float" office:value="1.71284665247" calcext:value-type="float">
            <text:p>1.7128466525</text:p>
          </table:table-cell>
          <table:table-cell office:value-type="float" office:value="-0.127367988229" calcext:value-type="float">
            <text:p>-0.127367988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.674" calcext:value-type="float">
            <text:p>3.674</text:p>
          </table:table-cell>
          <table:table-cell office:value-type="float" office:value="0.059" calcext:value-type="float">
            <text:p>0.059</text:p>
          </table:table-cell>
          <table:table-cell office:value-type="float" office:value="1.72344317999" calcext:value-type="float">
            <text:p>1.72344318</text:p>
          </table:table-cell>
          <table:table-cell office:value-type="float" office:value="-0.135098338127" calcext:value-type="float">
            <text:p>-0.1350983381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3.71" calcext:value-type="float">
            <text:p>3.71</text:p>
          </table:table-cell>
          <table:table-cell office:value-type="float" office:value="0.057" calcext:value-type="float">
            <text:p>0.057</text:p>
          </table:table-cell>
          <table:table-cell office:value-type="float" office:value="1.74201336227" calcext:value-type="float">
            <text:p>1.7420133623</text:p>
          </table:table-cell>
          <table:table-cell office:value-type="float" office:value="-0.141731023788" calcext:value-type="float">
            <text:p>-0.141731023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.745" calcext:value-type="float">
            <text:p>3.745</text:p>
          </table:table-cell>
          <table:table-cell office:value-type="float" office:value="0.055" calcext:value-type="float">
            <text:p>0.055</text:p>
          </table:table-cell>
          <table:table-cell office:value-type="float" office:value="1.76120225859" calcext:value-type="float">
            <text:p>1.7612022586</text:p>
          </table:table-cell>
          <table:table-cell office:value-type="float" office:value="-0.151805505157" calcext:value-type="float">
            <text:p>-0.1518055052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3.781" calcext:value-type="float">
            <text:p>3.781</text:p>
          </table:table-cell>
          <table:table-cell office:value-type="float" office:value="0.053" calcext:value-type="float">
            <text:p>0.053</text:p>
          </table:table-cell>
          <table:table-cell office:value-type="float" office:value="1.77833673114" calcext:value-type="float">
            <text:p>1.7783367311</text:p>
          </table:table-cell>
          <table:table-cell office:value-type="float" office:value="-0.163454130292" calcext:value-type="float">
            <text:p>-0.163454130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.814" calcext:value-type="float">
            <text:p>3.814</text:p>
          </table:table-cell>
          <table:table-cell office:value-type="float" office:value="0.05" calcext:value-type="float">
            <text:p>0.05</text:p>
          </table:table-cell>
          <table:table-cell office:value-type="float" office:value="1.80337871344" calcext:value-type="float">
            <text:p>1.8033787134</text:p>
          </table:table-cell>
          <table:table-cell office:value-type="float" office:value="-0.179951623082" calcext:value-type="float">
            <text:p>-0.1799516231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3.845" calcext:value-type="float">
            <text:p>3.845</text:p>
          </table:table-cell>
          <table:table-cell office:value-type="float" office:value="0.047" calcext:value-type="float">
            <text:p>0.047</text:p>
          </table:table-cell>
          <table:table-cell office:value-type="float" office:value="1.82753499217" calcext:value-type="float">
            <text:p>1.8275349922</text:p>
          </table:table-cell>
          <table:table-cell office:value-type="float" office:value="-0.198610290885" calcext:value-type="float">
            <text:p>-0.198610290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876" calcext:value-type="float">
            <text:p>3.876</text:p>
          </table:table-cell>
          <table:table-cell office:value-type="float" office:value="0.044" calcext:value-type="float">
            <text:p>0.044</text:p>
          </table:table-cell>
          <table:table-cell office:value-type="float" office:value="1.84433063646" calcext:value-type="float">
            <text:p>1.8443306365</text:p>
          </table:table-cell>
          <table:table-cell office:value-type="float" office:value="-0.216450199485" calcext:value-type="float">
            <text:p>-0.2164501995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3.904" calcext:value-type="float">
            <text:p>3.904</text:p>
          </table:table-cell>
          <table:table-cell office:value-type="float" office:value="0.04" calcext:value-type="float">
            <text:p>0.04</text:p>
          </table:table-cell>
          <table:table-cell office:value-type="float" office:value="1.85556043133" calcext:value-type="float">
            <text:p>1.8555604313</text:p>
          </table:table-cell>
          <table:table-cell office:value-type="float" office:value="-0.231796860695" calcext:value-type="float">
            <text:p>-0.231796860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.932" calcext:value-type="float">
            <text:p>3.932</text:p>
          </table:table-cell>
          <table:table-cell office:value-type="float" office:value="0.036" calcext:value-type="float">
            <text:p>0.036</text:p>
          </table:table-cell>
          <table:table-cell office:value-type="float" office:value="1.86185733295" calcext:value-type="float">
            <text:p>1.861857333</text:p>
          </table:table-cell>
          <table:table-cell office:value-type="float" office:value="-0.24493072927" calcext:value-type="float">
            <text:p>-0.2449307293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3.958" calcext:value-type="float">
            <text:p>3.958</text:p>
          </table:table-cell>
          <table:table-cell office:value-type="float" office:value="0.032" calcext:value-type="float">
            <text:p>0.032</text:p>
          </table:table-cell>
          <table:table-cell office:value-type="float" office:value="1.86255656443" calcext:value-type="float">
            <text:p>1.8625565644</text:p>
          </table:table-cell>
          <table:table-cell office:value-type="float" office:value="-0.254752635956" calcext:value-type="float">
            <text:p>-0.25475263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.983" calcext:value-type="float">
            <text:p>3.983</text:p>
          </table:table-cell>
          <table:table-cell office:value-type="float" office:value="0.026" calcext:value-type="float">
            <text:p>0.026</text:p>
          </table:table-cell>
          <table:table-cell office:value-type="float" office:value="1.8669073199" calcext:value-type="float">
            <text:p>1.8669073199</text:p>
          </table:table-cell>
          <table:table-cell office:value-type="float" office:value="-0.266709178686" calcext:value-type="float">
            <text:p>-0.2667091787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4.007" calcext:value-type="float">
            <text:p>4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1.8718425686" calcext:value-type="float">
            <text:p>1.8718425686</text:p>
          </table:table-cell>
          <table:table-cell office:value-type="float" office:value="-0.278229266405" calcext:value-type="float">
            <text:p>-0.278229266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.027" calcext:value-type="float">
            <text:p>4.027</text:p>
          </table:table-cell>
          <table:table-cell office:value-type="float" office:value="0.015" calcext:value-type="float">
            <text:p>0.015</text:p>
          </table:table-cell>
          <table:table-cell office:value-type="float" office:value="1.88155931784" calcext:value-type="float">
            <text:p>1.8815593178</text:p>
          </table:table-cell>
          <table:table-cell office:value-type="float" office:value="-0.292912781239" calcext:value-type="float">
            <text:p>-0.2929127812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4.046" calcext:value-type="float">
            <text:p>4.046</text:p>
          </table:table-cell>
          <table:table-cell office:value-type="float" office:value="0.01" calcext:value-type="float">
            <text:p>0.01</text:p>
          </table:table-cell>
          <table:table-cell office:value-type="float" office:value="1.88529381755" calcext:value-type="float">
            <text:p>1.8852938176</text:p>
          </table:table-cell>
          <table:table-cell office:value-type="float" office:value="-0.303937494755" calcext:value-type="float">
            <text:p>-0.303937494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.064" calcext:value-type="float">
            <text:p>4.064</text:p>
          </table:table-cell>
          <table:table-cell office:value-type="float" office:value="0.004" calcext:value-type="float">
            <text:p>0.004</text:p>
          </table:table-cell>
          <table:table-cell office:value-type="float" office:value="1.89330733668" calcext:value-type="float">
            <text:p>1.8933073367</text:p>
          </table:table-cell>
          <table:table-cell office:value-type="float" office:value="-0.323070913553" calcext:value-type="float">
            <text:p>-0.323070913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4.08" calcext:value-type="float">
            <text:p>4.08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89369290509" calcext:value-type="float">
            <text:p>1.8936929051</text:p>
          </table:table-cell>
          <table:table-cell office:value-type="float" office:value="-0.334293454885" calcext:value-type="float">
            <text:p>-0.33429345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096" calcext:value-type="float">
            <text:p>4.096</text:p>
          </table:table-cell>
          <table:table-cell office:value-type="float" office:value="-0.008" calcext:value-type="float">
            <text:p>-0.008</text:p>
          </table:table-cell>
          <table:table-cell office:value-type="float" office:value="1.89484259615" calcext:value-type="float">
            <text:p>1.8948425962</text:p>
          </table:table-cell>
          <table:table-cell office:value-type="float" office:value="-0.347141325474" calcext:value-type="float">
            <text:p>-0.3471413255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4.111" calcext:value-type="float">
            <text:p>4.111</text:p>
          </table:table-cell>
          <table:table-cell office:value-type="float" office:value="-0.015" calcext:value-type="float">
            <text:p>-0.015</text:p>
          </table:table-cell>
          <table:table-cell office:value-type="float" office:value="1.89732130709" calcext:value-type="float">
            <text:p>1.8973213071</text:p>
          </table:table-cell>
          <table:table-cell office:value-type="float" office:value="-0.362227112055" calcext:value-type="float">
            <text:p>-0.3622271121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.126" calcext:value-type="float">
            <text:p>4.126</text:p>
          </table:table-cell>
          <table:table-cell office:value-type="float" office:value="-0.021" calcext:value-type="float">
            <text:p>-0.021</text:p>
          </table:table-cell>
          <table:table-cell office:value-type="float" office:value="1.89749902037" calcext:value-type="float">
            <text:p>1.8974990204</text:p>
          </table:table-cell>
          <table:table-cell office:value-type="float" office:value="-0.37477427721" calcext:value-type="float">
            <text:p>-0.3747742772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4.139" calcext:value-type="float">
            <text:p>4.139</text:p>
          </table:table-cell>
          <table:table-cell office:value-type="float" office:value="-0.028" calcext:value-type="float">
            <text:p>-0.028</text:p>
          </table:table-cell>
          <table:table-cell office:value-type="float" office:value="1.89734776566" calcext:value-type="float">
            <text:p>1.8973477657</text:p>
          </table:table-cell>
          <table:table-cell office:value-type="float" office:value="-0.387600660324" calcext:value-type="float">
            <text:p>-0.3876006603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.152" calcext:value-type="float">
            <text:p>4.152</text:p>
          </table:table-cell>
          <table:table-cell office:value-type="float" office:value="-0.035" calcext:value-type="float">
            <text:p>-0.035</text:p>
          </table:table-cell>
          <table:table-cell office:value-type="float" office:value="1.89865708191" calcext:value-type="float">
            <text:p>1.8986570819</text:p>
          </table:table-cell>
          <table:table-cell office:value-type="float" office:value="-0.402793079615" calcext:value-type="float">
            <text:p>-0.4027930796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4.163" calcext:value-type="float">
            <text:p>4.163</text:p>
          </table:table-cell>
          <table:table-cell office:value-type="float" office:value="-0.041" calcext:value-type="float">
            <text:p>-0.041</text:p>
          </table:table-cell>
          <table:table-cell office:value-type="float" office:value="1.8968094599" calcext:value-type="float">
            <text:p>1.8968094599</text:p>
          </table:table-cell>
          <table:table-cell office:value-type="float" office:value="-0.414461910725" calcext:value-type="float">
            <text:p>-0.414461910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.173" calcext:value-type="float">
            <text:p>4.173</text:p>
          </table:table-cell>
          <table:table-cell office:value-type="float" office:value="-0.047" calcext:value-type="float">
            <text:p>-0.047</text:p>
          </table:table-cell>
          <table:table-cell office:value-type="float" office:value="1.8961724621" calcext:value-type="float">
            <text:p>1.8961724621</text:p>
          </table:table-cell>
          <table:table-cell office:value-type="float" office:value="-0.425821304321" calcext:value-type="float">
            <text:p>-0.4258213043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4.182" calcext:value-type="float">
            <text:p>4.182</text:p>
          </table:table-cell>
          <table:table-cell office:value-type="float" office:value="-0.054" calcext:value-type="float">
            <text:p>-0.054</text:p>
          </table:table-cell>
          <table:table-cell office:value-type="float" office:value="1.89501976563" calcext:value-type="float">
            <text:p>1.8950197656</text:p>
          </table:table-cell>
          <table:table-cell office:value-type="float" office:value="-0.444629728794" calcext:value-type="float">
            <text:p>-0.444629728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.191" calcext:value-type="float">
            <text:p>4.191</text:p>
          </table:table-cell>
          <table:table-cell office:value-type="float" office:value="-0.06" calcext:value-type="float">
            <text:p>-0.06</text:p>
          </table:table-cell>
          <table:table-cell office:value-type="float" office:value="1.89105475773" calcext:value-type="float">
            <text:p>1.8910547577</text:p>
          </table:table-cell>
          <table:table-cell office:value-type="float" office:value="-0.455971330404" calcext:value-type="float">
            <text:p>-0.4559713304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4.201" calcext:value-type="float">
            <text:p>4.201</text:p>
          </table:table-cell>
          <table:table-cell office:value-type="float" office:value="-0.067" calcext:value-type="float">
            <text:p>-0.067</text:p>
          </table:table-cell>
          <table:table-cell office:value-type="float" office:value="1.88749672838" calcext:value-type="float">
            <text:p>1.8874967284</text:p>
          </table:table-cell>
          <table:table-cell office:value-type="float" office:value="-0.467691987753" calcext:value-type="float">
            <text:p>-0.46769198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1" calcext:value-type="float">
            <text:p>4.21</text:p>
          </table:table-cell>
          <table:table-cell office:value-type="float" office:value="-0.075" calcext:value-type="float">
            <text:p>-0.075</text:p>
          </table:table-cell>
          <table:table-cell office:value-type="float" office:value="1.88196105601" calcext:value-type="float">
            <text:p>1.881961056</text:p>
          </table:table-cell>
          <table:table-cell office:value-type="float" office:value="-0.479436725378" calcext:value-type="float">
            <text:p>-0.4794367254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4.219" calcext:value-type="float">
            <text:p>4.219</text:p>
          </table:table-cell>
          <table:table-cell office:value-type="float" office:value="-0.082" calcext:value-type="float">
            <text:p>-0.082</text:p>
          </table:table-cell>
          <table:table-cell office:value-type="float" office:value="1.87442864046" calcext:value-type="float">
            <text:p>1.8744286405</text:p>
          </table:table-cell>
          <table:table-cell office:value-type="float" office:value="-0.49057200551" calcext:value-type="float">
            <text:p>-0.4905720055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.229" calcext:value-type="float">
            <text:p>4.229</text:p>
          </table:table-cell>
          <table:table-cell office:value-type="float" office:value="-0.091" calcext:value-type="float">
            <text:p>-0.091</text:p>
          </table:table-cell>
          <table:table-cell office:value-type="float" office:value="1.86748182031" calcext:value-type="float">
            <text:p>1.8674818203</text:p>
          </table:table-cell>
          <table:table-cell office:value-type="float" office:value="-0.500432431698" calcext:value-type="float">
            <text:p>-0.5004324317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4.239" calcext:value-type="float">
            <text:p>4.239</text:p>
          </table:table-cell>
          <table:table-cell office:value-type="float" office:value="-0.101" calcext:value-type="float">
            <text:p>-0.101</text:p>
          </table:table-cell>
          <table:table-cell office:value-type="float" office:value="1.86156916026" calcext:value-type="float">
            <text:p>1.8615691603</text:p>
          </table:table-cell>
          <table:table-cell office:value-type="float" office:value="-0.511224627495" calcext:value-type="float">
            <text:p>-0.5112246275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.25" calcext:value-type="float">
            <text:p>4.25</text:p>
          </table:table-cell>
          <table:table-cell office:value-type="float" office:value="-0.112" calcext:value-type="float">
            <text:p>-0.112</text:p>
          </table:table-cell>
          <table:table-cell office:value-type="float" office:value="1.85492857451" calcext:value-type="float">
            <text:p>1.8549285745</text:p>
          </table:table-cell>
          <table:table-cell office:value-type="float" office:value="-0.521292924881" calcext:value-type="float">
            <text:p>-0.5212929249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4.26" calcext:value-type="float">
            <text:p>4.26</text:p>
          </table:table-cell>
          <table:table-cell office:value-type="float" office:value="-0.124" calcext:value-type="float">
            <text:p>-0.124</text:p>
          </table:table-cell>
          <table:table-cell office:value-type="float" office:value="1.84851057924" calcext:value-type="float">
            <text:p>1.8485105792</text:p>
          </table:table-cell>
          <table:table-cell office:value-type="float" office:value="-0.530246257782" calcext:value-type="float">
            <text:p>-0.530246257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.271" calcext:value-type="float">
            <text:p>4.271</text:p>
          </table:table-cell>
          <table:table-cell office:value-type="float" office:value="-0.136" calcext:value-type="float">
            <text:p>-0.136</text:p>
          </table:table-cell>
          <table:table-cell office:value-type="float" office:value="1.84303301118" calcext:value-type="float">
            <text:p>1.8430330112</text:p>
          </table:table-cell>
          <table:table-cell office:value-type="float" office:value="-0.539277434349" calcext:value-type="float">
            <text:p>-0.5392774343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4.281" calcext:value-type="float">
            <text:p>4.281</text:p>
          </table:table-cell>
          <table:table-cell office:value-type="float" office:value="-0.148" calcext:value-type="float">
            <text:p>-0.148</text:p>
          </table:table-cell>
          <table:table-cell office:value-type="float" office:value="1.83716852957" calcext:value-type="float">
            <text:p>1.8371685296</text:p>
          </table:table-cell>
          <table:table-cell office:value-type="float" office:value="-0.548917114735" calcext:value-type="float">
            <text:p>-0.548917114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.291" calcext:value-type="float">
            <text:p>4.291</text:p>
          </table:table-cell>
          <table:table-cell office:value-type="float" office:value="-0.162" calcext:value-type="float">
            <text:p>-0.162</text:p>
          </table:table-cell>
          <table:table-cell office:value-type="float" office:value="1.83101522209" calcext:value-type="float">
            <text:p>1.8310152221</text:p>
          </table:table-cell>
          <table:table-cell office:value-type="float" office:value="-0.557980179787" calcext:value-type="float">
            <text:p>-0.5579801798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4.301" calcext:value-type="float">
            <text:p>4.301</text:p>
          </table:table-cell>
          <table:table-cell office:value-type="float" office:value="-0.176" calcext:value-type="float">
            <text:p>-0.176</text:p>
          </table:table-cell>
          <table:table-cell office:value-type="float" office:value="1.82616309271" calcext:value-type="float">
            <text:p>1.8261630927</text:p>
          </table:table-cell>
          <table:table-cell office:value-type="float" office:value="-0.56832921505" calcext:value-type="float">
            <text:p>-0.568329215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.31" calcext:value-type="float">
            <text:p>4.31</text:p>
          </table:table-cell>
          <table:table-cell office:value-type="float" office:value="-0.19" calcext:value-type="float">
            <text:p>-0.19</text:p>
          </table:table-cell>
          <table:table-cell office:value-type="float" office:value="1.81913295884" calcext:value-type="float">
            <text:p>1.8191329588</text:p>
          </table:table-cell>
          <table:table-cell office:value-type="float" office:value="-0.576274096966" calcext:value-type="float">
            <text:p>-0.57627409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4.319" calcext:value-type="float">
            <text:p>4.319</text:p>
          </table:table-cell>
          <table:table-cell office:value-type="float" office:value="-0.205" calcext:value-type="float">
            <text:p>-0.205</text:p>
          </table:table-cell>
          <table:table-cell office:value-type="float" office:value="1.81123549533" calcext:value-type="float">
            <text:p>1.8112354953</text:p>
          </table:table-cell>
          <table:table-cell office:value-type="float" office:value="-0.584326326847" calcext:value-type="float">
            <text:p>-0.5843263268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.328" calcext:value-type="float">
            <text:p>4.328</text:p>
          </table:table-cell>
          <table:table-cell office:value-type="float" office:value="-0.22" calcext:value-type="float">
            <text:p>-0.22</text:p>
          </table:table-cell>
          <table:table-cell office:value-type="float" office:value="1.80371455054" calcext:value-type="float">
            <text:p>1.8037145505</text:p>
          </table:table-cell>
          <table:table-cell office:value-type="float" office:value="-0.591977417469" calcext:value-type="float">
            <text:p>-0.591977417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4.337" calcext:value-type="float">
            <text:p>4.337</text:p>
          </table:table-cell>
          <table:table-cell office:value-type="float" office:value="-0.236" calcext:value-type="float">
            <text:p>-0.236</text:p>
          </table:table-cell>
          <table:table-cell office:value-type="float" office:value="1.79672408986" calcext:value-type="float">
            <text:p>1.7967240899</text:p>
          </table:table-cell>
          <table:table-cell office:value-type="float" office:value="-0.599104464054" calcext:value-type="float">
            <text:p>-0.5991044641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.345" calcext:value-type="float">
            <text:p>4.345</text:p>
          </table:table-cell>
          <table:table-cell office:value-type="float" office:value="-0.253" calcext:value-type="float">
            <text:p>-0.253</text:p>
          </table:table-cell>
          <table:table-cell office:value-type="float" office:value="1.78943690737" calcext:value-type="float">
            <text:p>1.7894369074</text:p>
          </table:table-cell>
          <table:table-cell office:value-type="float" office:value="-0.606623232365" calcext:value-type="float">
            <text:p>-0.6066232324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4.353" calcext:value-type="float">
            <text:p>4.353</text:p>
          </table:table-cell>
          <table:table-cell office:value-type="float" office:value="-0.271" calcext:value-type="float">
            <text:p>-0.271</text:p>
          </table:table-cell>
          <table:table-cell office:value-type="float" office:value="1.78353200072" calcext:value-type="float">
            <text:p>1.7835320007</text:p>
          </table:table-cell>
          <table:table-cell office:value-type="float" office:value="-0.612786233425" calcext:value-type="float">
            <text:p>-0.612786233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.361" calcext:value-type="float">
            <text:p>4.361</text:p>
          </table:table-cell>
          <table:table-cell office:value-type="float" office:value="-0.289" calcext:value-type="float">
            <text:p>-0.289</text:p>
          </table:table-cell>
          <table:table-cell office:value-type="float" office:value="1.77858921406" calcext:value-type="float">
            <text:p>1.7785892141</text:p>
          </table:table-cell>
          <table:table-cell office:value-type="float" office:value="-0.618698298931" calcext:value-type="float">
            <text:p>-0.6186982989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.369" calcext:value-type="float">
            <text:p>4.369</text:p>
          </table:table-cell>
          <table:table-cell office:value-type="float" office:value="-0.308" calcext:value-type="float">
            <text:p>-0.308</text:p>
          </table:table-cell>
          <table:table-cell office:value-type="float" office:value="1.77288622833" calcext:value-type="float">
            <text:p>1.7728862283</text:p>
          </table:table-cell>
          <table:table-cell office:value-type="float" office:value="-0.624807238579" calcext:value-type="float">
            <text:p>-0.624807238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.375" calcext:value-type="float">
            <text:p>4.375</text:p>
          </table:table-cell>
          <table:table-cell office:value-type="float" office:value="-0.327" calcext:value-type="float">
            <text:p>-0.327</text:p>
          </table:table-cell>
          <table:table-cell office:value-type="float" office:value="1.76728655125" calcext:value-type="float">
            <text:p>1.7672865513</text:p>
          </table:table-cell>
          <table:table-cell office:value-type="float" office:value="-0.631759226322" calcext:value-type="float">
            <text:p>-0.6317592263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4.382" calcext:value-type="float">
            <text:p>4.382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7619326572" calcext:value-type="float">
            <text:p>1.7619326572</text:p>
          </table:table-cell>
          <table:table-cell office:value-type="float" office:value="-0.639667868614" calcext:value-type="float">
            <text:p>-0.639667868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387" calcext:value-type="float">
            <text:p>4.387</text:p>
          </table:table-cell>
          <table:table-cell office:value-type="float" office:value="-0.368" calcext:value-type="float">
            <text:p>-0.368</text:p>
          </table:table-cell>
          <table:table-cell office:value-type="float" office:value="1.75667680804" calcext:value-type="float">
            <text:p>1.756676808</text:p>
          </table:table-cell>
          <table:table-cell office:value-type="float" office:value="-0.647426664829" calcext:value-type="float">
            <text:p>-0.6474266648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4.393" calcext:value-type="float">
            <text:p>4.393</text:p>
          </table:table-cell>
          <table:table-cell office:value-type="float" office:value="-0.387" calcext:value-type="float">
            <text:p>-0.387</text:p>
          </table:table-cell>
          <table:table-cell office:value-type="float" office:value="1.75349492056" calcext:value-type="float">
            <text:p>1.7534949206</text:p>
          </table:table-cell>
          <table:table-cell office:value-type="float" office:value="-0.653902709484" calcext:value-type="float">
            <text:p>-0.6539027095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.397" calcext:value-type="float">
            <text:p>4.397</text:p>
          </table:table-cell>
          <table:table-cell office:value-type="float" office:value="-0.409" calcext:value-type="float">
            <text:p>-0.409</text:p>
          </table:table-cell>
          <table:table-cell office:value-type="float" office:value="1.74987282338" calcext:value-type="float">
            <text:p>1.7498728234</text:p>
          </table:table-cell>
          <table:table-cell office:value-type="float" office:value="-0.660959243774" calcext:value-type="float">
            <text:p>-0.6609592438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4.402" calcext:value-type="float">
            <text:p>4.402</text:p>
          </table:table-cell>
          <table:table-cell office:value-type="float" office:value="-0.431" calcext:value-type="float">
            <text:p>-0.431</text:p>
          </table:table-cell>
          <table:table-cell office:value-type="float" office:value="1.74719661905" calcext:value-type="float">
            <text:p>1.7471966191</text:p>
          </table:table-cell>
          <table:table-cell office:value-type="float" office:value="-0.668811738491" calcext:value-type="float">
            <text:p>-0.6688117385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.406" calcext:value-type="float">
            <text:p>4.406</text:p>
          </table:table-cell>
          <table:table-cell office:value-type="float" office:value="-0.454" calcext:value-type="float">
            <text:p>-0.454</text:p>
          </table:table-cell>
          <table:table-cell office:value-type="float" office:value="1.74546921316" calcext:value-type="float">
            <text:p>1.7454692132</text:p>
          </table:table-cell>
          <table:table-cell office:value-type="float" office:value="-0.678028225899" calcext:value-type="float">
            <text:p>-0.6780282259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4.409" calcext:value-type="float">
            <text:p>4.409</text:p>
          </table:table-cell>
          <table:table-cell office:value-type="float" office:value="-0.477" calcext:value-type="float">
            <text:p>-0.477</text:p>
          </table:table-cell>
          <table:table-cell office:value-type="float" office:value="1.74399774131" calcext:value-type="float">
            <text:p>1.7439977413</text:p>
          </table:table-cell>
          <table:table-cell office:value-type="float" office:value="-0.688922941685" calcext:value-type="float">
            <text:p>-0.688922941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.412" calcext:value-type="float">
            <text:p>4.412</text:p>
          </table:table-cell>
          <table:table-cell office:value-type="float" office:value="-0.502" calcext:value-type="float">
            <text:p>-0.502</text:p>
          </table:table-cell>
          <table:table-cell office:value-type="float" office:value="1.74184856401" calcext:value-type="float">
            <text:p>1.741848564</text:p>
          </table:table-cell>
          <table:table-cell office:value-type="float" office:value="-0.703288435936" calcext:value-type="float">
            <text:p>-0.7032884359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4.415" calcext:value-type="float">
            <text:p>4.415</text:p>
          </table:table-cell>
          <table:table-cell office:value-type="float" office:value="-0.528" calcext:value-type="float">
            <text:p>-0.528</text:p>
          </table:table-cell>
          <table:table-cell office:value-type="float" office:value="1.73861858133" calcext:value-type="float">
            <text:p>1.7386185813</text:p>
          </table:table-cell>
          <table:table-cell office:value-type="float" office:value="-0.719212651253" calcext:value-type="float">
            <text:p>-0.7192126513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.417" calcext:value-type="float">
            <text:p>4.417</text:p>
          </table:table-cell>
          <table:table-cell office:value-type="float" office:value="-0.554" calcext:value-type="float">
            <text:p>-0.554</text:p>
          </table:table-cell>
          <table:table-cell office:value-type="float" office:value="1.73535715463" calcext:value-type="float">
            <text:p>1.7353571546</text:p>
          </table:table-cell>
          <table:table-cell office:value-type="float" office:value="-0.734043419361" calcext:value-type="float">
            <text:p>-0.7340434194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4.419" calcext:value-type="float">
            <text:p>4.419</text:p>
          </table:table-cell>
          <table:table-cell office:value-type="float" office:value="-0.583" calcext:value-type="float">
            <text:p>-0.583</text:p>
          </table:table-cell>
          <table:table-cell office:value-type="float" office:value="1.73186535331" calcext:value-type="float">
            <text:p>1.7318653533</text:p>
          </table:table-cell>
          <table:table-cell office:value-type="float" office:value="-0.748190224171" calcext:value-type="float">
            <text:p>-0.748190224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42" calcext:value-type="float">
            <text:p>4.42</text:p>
          </table:table-cell>
          <table:table-cell office:value-type="float" office:value="-0.612" calcext:value-type="float">
            <text:p>-0.612</text:p>
          </table:table-cell>
          <table:table-cell office:value-type="float" office:value="1.72750443725" calcext:value-type="float">
            <text:p>1.7275044373</text:p>
          </table:table-cell>
          <table:table-cell office:value-type="float" office:value="-0.762715697289" calcext:value-type="float">
            <text:p>-0.7627156973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4.422" calcext:value-type="float">
            <text:p>4.422</text:p>
          </table:table-cell>
          <table:table-cell office:value-type="float" office:value="-0.643" calcext:value-type="float">
            <text:p>-0.643</text:p>
          </table:table-cell>
          <table:table-cell office:value-type="float" office:value="1.72309241347" calcext:value-type="float">
            <text:p>1.7230924135</text:p>
          </table:table-cell>
          <table:table-cell office:value-type="float" office:value="-0.778282761574" calcext:value-type="float">
            <text:p>-0.7782827616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.423" calcext:value-type="float">
            <text:p>4.423</text:p>
          </table:table-cell>
          <table:table-cell office:value-type="float" office:value="-0.676" calcext:value-type="float">
            <text:p>-0.676</text:p>
          </table:table-cell>
          <table:table-cell office:value-type="float" office:value="1.7191373647" calcext:value-type="float">
            <text:p>1.7191373647</text:p>
          </table:table-cell>
          <table:table-cell office:value-type="float" office:value="-0.794709801674" calcext:value-type="float">
            <text:p>-0.7947098017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4.423" calcext:value-type="float">
            <text:p>4.423</text:p>
          </table:table-cell>
          <table:table-cell office:value-type="float" office:value="-0.71" calcext:value-type="float">
            <text:p>-0.71</text:p>
          </table:table-cell>
          <table:table-cell office:value-type="float" office:value="1.71365741114" calcext:value-type="float">
            <text:p>1.7136574111</text:p>
          </table:table-cell>
          <table:table-cell office:value-type="float" office:value="-0.807690382004" calcext:value-type="float">
            <text:p>-0.807690382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.424" calcext:value-type="float">
            <text:p>4.424</text:p>
          </table:table-cell>
          <table:table-cell office:value-type="float" office:value="-0.744" calcext:value-type="float">
            <text:p>-0.744</text:p>
          </table:table-cell>
          <table:table-cell office:value-type="float" office:value="1.70875313181" calcext:value-type="float">
            <text:p>1.7087531318</text:p>
          </table:table-cell>
          <table:table-cell office:value-type="float" office:value="-0.821004629135" calcext:value-type="float">
            <text:p>-0.8210046291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4.423" calcext:value-type="float">
            <text:p>4.423</text:p>
          </table:table-cell>
          <table:table-cell office:value-type="float" office:value="-0.779" calcext:value-type="float">
            <text:p>-0.779</text:p>
          </table:table-cell>
          <table:table-cell office:value-type="float" office:value="1.70461049283" calcext:value-type="float">
            <text:p>1.7046104928</text:p>
          </table:table-cell>
          <table:table-cell office:value-type="float" office:value="-0.831744074821" calcext:value-type="float">
            <text:p>-0.831744074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.422" calcext:value-type="float">
            <text:p>4.422</text:p>
          </table:table-cell>
          <table:table-cell office:value-type="float" office:value="-0.813" calcext:value-type="float">
            <text:p>-0.813</text:p>
          </table:table-cell>
          <table:table-cell office:value-type="float" office:value="1.70128281786" calcext:value-type="float">
            <text:p>1.7012828179</text:p>
          </table:table-cell>
          <table:table-cell office:value-type="float" office:value="-0.842034161091" calcext:value-type="float">
            <text:p>-0.8420341611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4.421" calcext:value-type="float">
            <text:p>4.421</text:p>
          </table:table-cell>
          <table:table-cell office:value-type="float" office:value="-0.85" calcext:value-type="float">
            <text:p>-0.85</text:p>
          </table:table-cell>
          <table:table-cell office:value-type="float" office:value="1.69901528759" calcext:value-type="float">
            <text:p>1.6990152876</text:p>
          </table:table-cell>
          <table:table-cell office:value-type="float" office:value="-0.850604772568" calcext:value-type="float">
            <text:p>-0.8506047726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.419" calcext:value-type="float">
            <text:p>4.419</text:p>
          </table:table-cell>
          <table:table-cell office:value-type="float" office:value="-0.886" calcext:value-type="float">
            <text:p>-0.886</text:p>
          </table:table-cell>
          <table:table-cell office:value-type="float" office:value="1.69664602387" calcext:value-type="float">
            <text:p>1.6966460239</text:p>
          </table:table-cell>
          <table:table-cell office:value-type="float" office:value="-0.858183979988" calcext:value-type="float">
            <text:p>-0.85818398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4.416" calcext:value-type="float">
            <text:p>4.416</text:p>
          </table:table-cell>
          <table:table-cell office:value-type="float" office:value="-0.923" calcext:value-type="float">
            <text:p>-0.923</text:p>
          </table:table-cell>
          <table:table-cell office:value-type="float" office:value="1.6934244677" calcext:value-type="float">
            <text:p>1.6934244677</text:p>
          </table:table-cell>
          <table:table-cell office:value-type="float" office:value="-0.8682898283" calcext:value-type="float">
            <text:p>-0.86828982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413" calcext:value-type="float">
            <text:p>4.413</text:p>
          </table:table-cell>
          <table:table-cell office:value-type="float" office:value="-0.958" calcext:value-type="float">
            <text:p>-0.958</text:p>
          </table:table-cell>
          <table:table-cell office:value-type="float" office:value="1.68982949031" calcext:value-type="float">
            <text:p>1.6898294903</text:p>
          </table:table-cell>
          <table:table-cell office:value-type="float" office:value="-0.877972066402" calcext:value-type="float">
            <text:p>-0.8779720664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4.409" calcext:value-type="float">
            <text:p>4.409</text:p>
          </table:table-cell>
          <table:table-cell office:value-type="float" office:value="-0.994" calcext:value-type="float">
            <text:p>-0.994</text:p>
          </table:table-cell>
          <table:table-cell office:value-type="float" office:value="1.68759038119" calcext:value-type="float">
            <text:p>1.6875903812</text:p>
          </table:table-cell>
          <table:table-cell office:value-type="float" office:value="-0.887534558773" calcext:value-type="float">
            <text:p>-0.887534558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.405" calcext:value-type="float">
            <text:p>4.405</text:p>
          </table:table-cell>
          <table:table-cell office:value-type="float" office:value="-1.031" calcext:value-type="float">
            <text:p>-1.031</text:p>
          </table:table-cell>
          <table:table-cell office:value-type="float" office:value="1.68587003522" calcext:value-type="float">
            <text:p>1.6858700352</text:p>
          </table:table-cell>
          <table:table-cell office:value-type="float" office:value="-0.896428227425" calcext:value-type="float">
            <text:p>-0.8964282274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4.401" calcext:value-type="float">
            <text:p>4.401</text:p>
          </table:table-cell>
          <table:table-cell office:value-type="float" office:value="-1.068" calcext:value-type="float">
            <text:p>-1.068</text:p>
          </table:table-cell>
          <table:table-cell office:value-type="float" office:value="1.68479456529" calcext:value-type="float">
            <text:p>1.6847945653</text:p>
          </table:table-cell>
          <table:table-cell office:value-type="float" office:value="-0.907154977322" calcext:value-type="float">
            <text:p>-0.907154977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.396" calcext:value-type="float">
            <text:p>4.396</text:p>
          </table:table-cell>
          <table:table-cell office:value-type="float" office:value="-1.104" calcext:value-type="float">
            <text:p>-1.104</text:p>
          </table:table-cell>
          <table:table-cell office:value-type="float" office:value="1.68412349691" calcext:value-type="float">
            <text:p>1.6841234969</text:p>
          </table:table-cell>
          <table:table-cell office:value-type="float" office:value="-0.919579207897" calcext:value-type="float">
            <text:p>-0.9195792079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4.391" calcext:value-type="float">
            <text:p>4.391</text:p>
          </table:table-cell>
          <table:table-cell office:value-type="float" office:value="-1.138" calcext:value-type="float">
            <text:p>-1.138</text:p>
          </table:table-cell>
          <table:table-cell office:value-type="float" office:value="1.68042769473" calcext:value-type="float">
            <text:p>1.6804276947</text:p>
          </table:table-cell>
          <table:table-cell office:value-type="float" office:value="-0.940639793873" calcext:value-type="float">
            <text:p>-0.9406397939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.386" calcext:value-type="float">
            <text:p>4.386</text:p>
          </table:table-cell>
          <table:table-cell office:value-type="float" office:value="-1.171" calcext:value-type="float">
            <text:p>-1.171</text:p>
          </table:table-cell>
          <table:table-cell office:value-type="float" office:value="1.67715392234" calcext:value-type="float">
            <text:p>1.6771539223</text:p>
          </table:table-cell>
          <table:table-cell office:value-type="float" office:value="-0.960195720196" calcext:value-type="float">
            <text:p>-0.9601957202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4.381" calcext:value-type="float">
            <text:p>4.381</text:p>
          </table:table-cell>
          <table:table-cell office:value-type="float" office:value="-1.203" calcext:value-type="float">
            <text:p>-1.203</text:p>
          </table:table-cell>
          <table:table-cell office:value-type="float" office:value="1.67533241502" calcext:value-type="float">
            <text:p>1.675332415</text:p>
          </table:table-cell>
          <table:table-cell office:value-type="float" office:value="-0.976755678654" calcext:value-type="float">
            <text:p>-0.976755678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.376" calcext:value-type="float">
            <text:p>4.376</text:p>
          </table:table-cell>
          <table:table-cell office:value-type="float" office:value="-1.236" calcext:value-type="float">
            <text:p>-1.236</text:p>
          </table:table-cell>
          <table:table-cell office:value-type="float" office:value="1.67562658468" calcext:value-type="float">
            <text:p>1.6756265847</text:p>
          </table:table-cell>
          <table:table-cell office:value-type="float" office:value="-0.990752875805" calcext:value-type="float">
            <text:p>-0.9907528758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4.371" calcext:value-type="float">
            <text:p>4.371</text:p>
          </table:table-cell>
          <table:table-cell office:value-type="float" office:value="-1.267" calcext:value-type="float">
            <text:p>-1.267</text:p>
          </table:table-cell>
          <table:table-cell office:value-type="float" office:value="1.67543009408" calcext:value-type="float">
            <text:p>1.6754300941</text:p>
          </table:table-cell>
          <table:table-cell office:value-type="float" office:value="-1.00269508362" calcext:value-type="float">
            <text:p>-1.00269508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367" calcext:value-type="float">
            <text:p>4.367</text:p>
          </table:table-cell>
          <table:table-cell office:value-type="float" office:value="-1.298" calcext:value-type="float">
            <text:p>-1.298</text:p>
          </table:table-cell>
          <table:table-cell office:value-type="float" office:value="1.67541094008" calcext:value-type="float">
            <text:p>1.6754109401</text:p>
          </table:table-cell>
          <table:table-cell office:value-type="float" office:value="-1.01680254936" calcext:value-type="float">
            <text:p>-1.0168025494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4.362" calcext:value-type="float">
            <text:p>4.362</text:p>
          </table:table-cell>
          <table:table-cell office:value-type="float" office:value="-1.33" calcext:value-type="float">
            <text:p>-1.33</text:p>
          </table:table-cell>
          <table:table-cell office:value-type="float" office:value="1.67798455756" calcext:value-type="float">
            <text:p>1.6779845576</text:p>
          </table:table-cell>
          <table:table-cell office:value-type="float" office:value="-1.03277218342" calcext:value-type="float">
            <text:p>-1.032772183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.357" calcext:value-type="float">
            <text:p>4.357</text:p>
          </table:table-cell>
          <table:table-cell office:value-type="float" office:value="-1.362" calcext:value-type="float">
            <text:p>-1.362</text:p>
          </table:table-cell>
          <table:table-cell office:value-type="float" office:value="1.6796351193" calcext:value-type="float">
            <text:p>1.6796351193</text:p>
          </table:table-cell>
          <table:table-cell office:value-type="float" office:value="-1.04935336113" calcext:value-type="float">
            <text:p>-1.0493533611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4.352" calcext:value-type="float">
            <text:p>4.352</text:p>
          </table:table-cell>
          <table:table-cell office:value-type="float" office:value="-1.394" calcext:value-type="float">
            <text:p>-1.394</text:p>
          </table:table-cell>
          <table:table-cell office:value-type="float" office:value="1.67988070225" calcext:value-type="float">
            <text:p>1.6798807023</text:p>
          </table:table-cell>
          <table:table-cell office:value-type="float" office:value="-1.06621277332" calcext:value-type="float">
            <text:p>-1.066212773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.347" calcext:value-type="float">
            <text:p>4.347</text:p>
          </table:table-cell>
          <table:table-cell office:value-type="float" office:value="-1.426" calcext:value-type="float">
            <text:p>-1.426</text:p>
          </table:table-cell>
          <table:table-cell office:value-type="float" office:value="1.68110073572" calcext:value-type="float">
            <text:p>1.6811007357</text:p>
          </table:table-cell>
          <table:table-cell office:value-type="float" office:value="-1.07852232456" calcext:value-type="float">
            <text:p>-1.0785223246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4.342" calcext:value-type="float">
            <text:p>4.342</text:p>
          </table:table-cell>
          <table:table-cell office:value-type="float" office:value="-1.46" calcext:value-type="float">
            <text:p>-1.46</text:p>
          </table:table-cell>
          <table:table-cell office:value-type="float" office:value="1.68222654711" calcext:value-type="float">
            <text:p>1.6822265471</text:p>
          </table:table-cell>
          <table:table-cell office:value-type="float" office:value="-1.09039735794" calcext:value-type="float">
            <text:p>-1.090397357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.338" calcext:value-type="float">
            <text:p>4.338</text:p>
          </table:table-cell>
          <table:table-cell office:value-type="float" office:value="-1.493" calcext:value-type="float">
            <text:p>-1.493</text:p>
          </table:table-cell>
          <table:table-cell office:value-type="float" office:value="1.68076146092" calcext:value-type="float">
            <text:p>1.6807614609</text:p>
          </table:table-cell>
          <table:table-cell office:value-type="float" office:value="-1.10820269585" calcext:value-type="float">
            <text:p>-1.1082026959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4.334" calcext:value-type="float">
            <text:p>4.334</text:p>
          </table:table-cell>
          <table:table-cell office:value-type="float" office:value="-1.525" calcext:value-type="float">
            <text:p>-1.525</text:p>
          </table:table-cell>
          <table:table-cell office:value-type="float" office:value="1.67669935707" calcext:value-type="float">
            <text:p>1.6766993571</text:p>
          </table:table-cell>
          <table:table-cell office:value-type="float" office:value="-1.13011682034" calcext:value-type="float">
            <text:p>-1.130116820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.33" calcext:value-type="float">
            <text:p>4.33</text:p>
          </table:table-cell>
          <table:table-cell office:value-type="float" office:value="-1.559" calcext:value-type="float">
            <text:p>-1.559</text:p>
          </table:table-cell>
          <table:table-cell office:value-type="float" office:value="1.67434939087" calcext:value-type="float">
            <text:p>1.6743493909</text:p>
          </table:table-cell>
          <table:table-cell office:value-type="float" office:value="-1.15020787716" calcext:value-type="float">
            <text:p>-1.1502078772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4.327" calcext:value-type="float">
            <text:p>4.327</text:p>
          </table:table-cell>
          <table:table-cell office:value-type="float" office:value="-1.594" calcext:value-type="float">
            <text:p>-1.594</text:p>
          </table:table-cell>
          <table:table-cell office:value-type="float" office:value="1.67298946499" calcext:value-type="float">
            <text:p>1.672989465</text:p>
          </table:table-cell>
          <table:table-cell office:value-type="float" office:value="-1.1734906435" calcext:value-type="float">
            <text:p>-1.17349064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323" calcext:value-type="float">
            <text:p>4.323</text:p>
          </table:table-cell>
          <table:table-cell office:value-type="float" office:value="-1.631" calcext:value-type="float">
            <text:p>-1.631</text:p>
          </table:table-cell>
          <table:table-cell office:value-type="float" office:value="1.67166799858" calcext:value-type="float">
            <text:p>1.6716679986</text:p>
          </table:table-cell>
          <table:table-cell office:value-type="float" office:value="-1.19764983654" calcext:value-type="float">
            <text:p>-1.1976498365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4.319" calcext:value-type="float">
            <text:p>4.319</text:p>
          </table:table-cell>
          <table:table-cell office:value-type="float" office:value="-1.672" calcext:value-type="float">
            <text:p>-1.672</text:p>
          </table:table-cell>
          <table:table-cell office:value-type="float" office:value="1.67035163036" calcext:value-type="float">
            <text:p>1.6703516304</text:p>
          </table:table-cell>
          <table:table-cell office:value-type="float" office:value="-1.21888303757" calcext:value-type="float">
            <text:p>-1.218883037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.315" calcext:value-type="float">
            <text:p>4.315</text:p>
          </table:table-cell>
          <table:table-cell office:value-type="float" office:value="-1.713" calcext:value-type="float">
            <text:p>-1.713</text:p>
          </table:table-cell>
          <table:table-cell office:value-type="float" office:value="1.66864913837" calcext:value-type="float">
            <text:p>1.6686491384</text:p>
          </table:table-cell>
          <table:table-cell office:value-type="float" office:value="-1.23179936409" calcext:value-type="float">
            <text:p>-1.2317993641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4.311" calcext:value-type="float">
            <text:p>4.311</text:p>
          </table:table-cell>
          <table:table-cell office:value-type="float" office:value="-1.756" calcext:value-type="float">
            <text:p>-1.756</text:p>
          </table:table-cell>
          <table:table-cell office:value-type="float" office:value="1.66857342816" calcext:value-type="float">
            <text:p>1.6685734282</text:p>
          </table:table-cell>
          <table:table-cell office:value-type="float" office:value="-1.24186658859" calcext:value-type="float">
            <text:p>-1.2418665886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.307" calcext:value-type="float">
            <text:p>4.307</text:p>
          </table:table-cell>
          <table:table-cell office:value-type="float" office:value="-1.801" calcext:value-type="float">
            <text:p>-1.801</text:p>
          </table:table-cell>
          <table:table-cell office:value-type="float" office:value="1.6702039735" calcext:value-type="float">
            <text:p>1.6702039735</text:p>
          </table:table-cell>
          <table:table-cell office:value-type="float" office:value="-1.2497137785" calcext:value-type="float">
            <text:p>-1.249713778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4.303" calcext:value-type="float">
            <text:p>4.303</text:p>
          </table:table-cell>
          <table:table-cell office:value-type="float" office:value="-1.846" calcext:value-type="float">
            <text:p>-1.846</text:p>
          </table:table-cell>
          <table:table-cell office:value-type="float" office:value="1.67082979649" calcext:value-type="float">
            <text:p>1.6708297965</text:p>
          </table:table-cell>
          <table:table-cell office:value-type="float" office:value="-1.25409352779" calcext:value-type="float">
            <text:p>-1.254093527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.299" calcext:value-type="float">
            <text:p>4.299</text:p>
          </table:table-cell>
          <table:table-cell office:value-type="float" office:value="-1.894" calcext:value-type="float">
            <text:p>-1.894</text:p>
          </table:table-cell>
          <table:table-cell office:value-type="float" office:value="1.67272705224" calcext:value-type="float">
            <text:p>1.6727270522</text:p>
          </table:table-cell>
          <table:table-cell office:value-type="float" office:value="-1.26351904869" calcext:value-type="float">
            <text:p>-1.2635190487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4.295" calcext:value-type="float">
            <text:p>4.295</text:p>
          </table:table-cell>
          <table:table-cell office:value-type="float" office:value="-1.944" calcext:value-type="float">
            <text:p>-1.944</text:p>
          </table:table-cell>
          <table:table-cell office:value-type="float" office:value="1.6739522628" calcext:value-type="float">
            <text:p>1.6739522628</text:p>
          </table:table-cell>
          <table:table-cell office:value-type="float" office:value="-1.2797614336" calcext:value-type="float">
            <text:p>-1.279761433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.291" calcext:value-type="float">
            <text:p>4.291</text:p>
          </table:table-cell>
          <table:table-cell office:value-type="float" office:value="-1.994" calcext:value-type="float">
            <text:p>-1.994</text:p>
          </table:table-cell>
          <table:table-cell office:value-type="float" office:value="1.67527620526" calcext:value-type="float">
            <text:p>1.6752762053</text:p>
          </table:table-cell>
          <table:table-cell office:value-type="float" office:value="-1.29866194725" calcext:value-type="float">
            <text:p>-1.2986619473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4.287" calcext:value-type="float">
            <text:p>4.287</text:p>
          </table:table-cell>
          <table:table-cell office:value-type="float" office:value="-2.046" calcext:value-type="float">
            <text:p>-2.046</text:p>
          </table:table-cell>
          <table:table-cell office:value-type="float" office:value="1.67607796391" calcext:value-type="float">
            <text:p>1.6760779639</text:p>
          </table:table-cell>
          <table:table-cell office:value-type="float" office:value="-1.32166206837" calcext:value-type="float">
            <text:p>-1.321662068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.283" calcext:value-type="float">
            <text:p>4.283</text:p>
          </table:table-cell>
          <table:table-cell office:value-type="float" office:value="-2.095" calcext:value-type="float">
            <text:p>-2.095</text:p>
          </table:table-cell>
          <table:table-cell office:value-type="float" office:value="1.67399941731" calcext:value-type="float">
            <text:p>1.6739994173</text:p>
          </table:table-cell>
          <table:table-cell office:value-type="float" office:value="-1.34967494011" calcext:value-type="float">
            <text:p>-1.349674940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.28" calcext:value-type="float">
            <text:p>4.28</text:p>
          </table:table-cell>
          <table:table-cell office:value-type="float" office:value="-2.144" calcext:value-type="float">
            <text:p>-2.144</text:p>
          </table:table-cell>
          <table:table-cell office:value-type="float" office:value="1.67292901726" calcext:value-type="float">
            <text:p>1.6729290173</text:p>
          </table:table-cell>
          <table:table-cell office:value-type="float" office:value="-1.37471663952" calcext:value-type="float">
            <text:p>-1.3747166395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.276" calcext:value-type="float">
            <text:p>4.276</text:p>
          </table:table-cell>
          <table:table-cell office:value-type="float" office:value="-2.195" calcext:value-type="float">
            <text:p>-2.195</text:p>
          </table:table-cell>
          <table:table-cell office:value-type="float" office:value="1.6728598393" calcext:value-type="float">
            <text:p>1.6728598393</text:p>
          </table:table-cell>
          <table:table-cell office:value-type="float" office:value="-1.39501225948" calcext:value-type="float">
            <text:p>-1.3950122595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4.273" calcext:value-type="float">
            <text:p>4.273</text:p>
          </table:table-cell>
          <table:table-cell office:value-type="float" office:value="-2.247" calcext:value-type="float">
            <text:p>-2.247</text:p>
          </table:table-cell>
          <table:table-cell office:value-type="float" office:value="1.67286997767" calcext:value-type="float">
            <text:p>1.6728699777</text:p>
          </table:table-cell>
          <table:table-cell office:value-type="float" office:value="-1.4031701088" calcext:value-type="float">
            <text:p>-1.403170108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.269" calcext:value-type="float">
            <text:p>4.269</text:p>
          </table:table-cell>
          <table:table-cell office:value-type="float" office:value="-2.298" calcext:value-type="float">
            <text:p>-2.298</text:p>
          </table:table-cell>
          <table:table-cell office:value-type="float" office:value="1.67317050355" calcext:value-type="float">
            <text:p>1.6731705036</text:p>
          </table:table-cell>
          <table:table-cell office:value-type="float" office:value="-1.41304922104" calcext:value-type="float">
            <text:p>-1.413049221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4.266" calcext:value-type="float">
            <text:p>4.266</text:p>
          </table:table-cell>
          <table:table-cell office:value-type="float" office:value="-2.35" calcext:value-type="float">
            <text:p>-2.35</text:p>
          </table:table-cell>
          <table:table-cell office:value-type="float" office:value="1.67421127382" calcext:value-type="float">
            <text:p>1.6742112738</text:p>
          </table:table-cell>
          <table:table-cell office:value-type="float" office:value="-1.4295552969" calcext:value-type="float">
            <text:p>-1.4295552969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.262" calcext:value-type="float">
            <text:p>4.262</text:p>
          </table:table-cell>
          <table:table-cell office:value-type="float" office:value="-2.402" calcext:value-type="float">
            <text:p>-2.402</text:p>
          </table:table-cell>
          <table:table-cell office:value-type="float" office:value="1.67434042251" calcext:value-type="float">
            <text:p>1.6743404225</text:p>
          </table:table-cell>
          <table:table-cell office:value-type="float" office:value="-1.44377779961" calcext:value-type="float">
            <text:p>-1.4437777996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4.258" calcext:value-type="float">
            <text:p>4.258</text:p>
          </table:table-cell>
          <table:table-cell office:value-type="float" office:value="-2.452" calcext:value-type="float">
            <text:p>-2.452</text:p>
          </table:table-cell>
          <table:table-cell office:value-type="float" office:value="1.6730346258" calcext:value-type="float">
            <text:p>1.6730346258</text:p>
          </table:table-cell>
          <table:table-cell office:value-type="float" office:value="-1.4584197998" calcext:value-type="float">
            <text:p>-1.458419799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.254" calcext:value-type="float">
            <text:p>4.254</text:p>
          </table:table-cell>
          <table:table-cell office:value-type="float" office:value="-2.502" calcext:value-type="float">
            <text:p>-2.502</text:p>
          </table:table-cell>
          <table:table-cell office:value-type="float" office:value="1.67466989659" calcext:value-type="float">
            <text:p>1.6746698966</text:p>
          </table:table-cell>
          <table:table-cell office:value-type="float" office:value="-1.47909522057" calcext:value-type="float">
            <text:p>-1.4790952206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4.25" calcext:value-type="float">
            <text:p>4.25</text:p>
          </table:table-cell>
          <table:table-cell office:value-type="float" office:value="-2.552" calcext:value-type="float">
            <text:p>-2.552</text:p>
          </table:table-cell>
          <table:table-cell office:value-type="float" office:value="1.67537384242" calcext:value-type="float">
            <text:p>1.6753738424</text:p>
          </table:table-cell>
          <table:table-cell office:value-type="float" office:value="-1.50205385685" calcext:value-type="float">
            <text:p>-1.502053856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.245" calcext:value-type="float">
            <text:p>4.245</text:p>
          </table:table-cell>
          <table:table-cell office:value-type="float" office:value="-2.601" calcext:value-type="float">
            <text:p>-2.601</text:p>
          </table:table-cell>
          <table:table-cell office:value-type="float" office:value="1.67574364582" calcext:value-type="float">
            <text:p>1.6757436458</text:p>
          </table:table-cell>
          <table:table-cell office:value-type="float" office:value="-1.52246296406" calcext:value-type="float">
            <text:p>-1.5224629641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4.24" calcext:value-type="float">
            <text:p>4.24</text:p>
          </table:table-cell>
          <table:table-cell office:value-type="float" office:value="-2.649" calcext:value-type="float">
            <text:p>-2.649</text:p>
          </table:table-cell>
          <table:table-cell office:value-type="float" office:value="1.67646046659" calcext:value-type="float">
            <text:p>1.6764604666</text:p>
          </table:table-cell>
          <table:table-cell office:value-type="float" office:value="-1.54274177551" calcext:value-type="float">
            <text:p>-1.5427417755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.235" calcext:value-type="float">
            <text:p>4.235</text:p>
          </table:table-cell>
          <table:table-cell office:value-type="float" office:value="-2.697" calcext:value-type="float">
            <text:p>-2.697</text:p>
          </table:table-cell>
          <table:table-cell office:value-type="float" office:value="1.67499564085" calcext:value-type="float">
            <text:p>1.6749956409</text:p>
          </table:table-cell>
          <table:table-cell office:value-type="float" office:value="-1.56228685379" calcext:value-type="float">
            <text:p>-1.5622868538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4.23" calcext:value-type="float">
            <text:p>4.23</text:p>
          </table:table-cell>
          <table:table-cell office:value-type="float" office:value="-2.747" calcext:value-type="float">
            <text:p>-2.747</text:p>
          </table:table-cell>
          <table:table-cell office:value-type="float" office:value="1.67373027878" calcext:value-type="float">
            <text:p>1.6737302788</text:p>
          </table:table-cell>
          <table:table-cell office:value-type="float" office:value="-1.57109069824" calcext:value-type="float">
            <text:p>-1.5710906982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.225" calcext:value-type="float">
            <text:p>4.225</text:p>
          </table:table-cell>
          <table:table-cell office:value-type="float" office:value="-2.797" calcext:value-type="float">
            <text:p>-2.797</text:p>
          </table:table-cell>
          <table:table-cell office:value-type="float" office:value="1.67308749347" calcext:value-type="float">
            <text:p>1.6730874935</text:p>
          </table:table-cell>
          <table:table-cell office:value-type="float" office:value="-1.58006417751" calcext:value-type="float">
            <text:p>-1.5800641775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4.219" calcext:value-type="float">
            <text:p>4.219</text:p>
          </table:table-cell>
          <table:table-cell office:value-type="float" office:value="-2.847" calcext:value-type="float">
            <text:p>-2.847</text:p>
          </table:table-cell>
          <table:table-cell office:value-type="float" office:value="1.67288870734" calcext:value-type="float">
            <text:p>1.6728887073</text:p>
          </table:table-cell>
          <table:table-cell office:value-type="float" office:value="-1.58840322495" calcext:value-type="float">
            <text:p>-1.588403225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.213" calcext:value-type="float">
            <text:p>4.213</text:p>
          </table:table-cell>
          <table:table-cell office:value-type="float" office:value="-2.895" calcext:value-type="float">
            <text:p>-2.895</text:p>
          </table:table-cell>
          <table:table-cell office:value-type="float" office:value="1.67362724667" calcext:value-type="float">
            <text:p>1.6736272467</text:p>
          </table:table-cell>
          <table:table-cell office:value-type="float" office:value="-1.59814441204" calcext:value-type="float">
            <text:p>-1.598144412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4.208" calcext:value-type="float">
            <text:p>4.208</text:p>
          </table:table-cell>
          <table:table-cell office:value-type="float" office:value="-2.943" calcext:value-type="float">
            <text:p>-2.943</text:p>
          </table:table-cell>
          <table:table-cell office:value-type="float" office:value="1.67335262633" calcext:value-type="float">
            <text:p>1.6733526263</text:p>
          </table:table-cell>
          <table:table-cell office:value-type="float" office:value="-1.61230862141" calcext:value-type="float">
            <text:p>-1.612308621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.202" calcext:value-type="float">
            <text:p>4.202</text:p>
          </table:table-cell>
          <table:table-cell office:value-type="float" office:value="-2.99" calcext:value-type="float">
            <text:p>-2.99</text:p>
          </table:table-cell>
          <table:table-cell office:value-type="float" office:value="1.67281194372" calcext:value-type="float">
            <text:p>1.6728119437</text:p>
          </table:table-cell>
          <table:table-cell office:value-type="float" office:value="-1.62247645855" calcext:value-type="float">
            <text:p>-1.6224764586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4.196" calcext:value-type="float">
            <text:p>4.196</text:p>
          </table:table-cell>
          <table:table-cell office:value-type="float" office:value="-3.039" calcext:value-type="float">
            <text:p>-3.039</text:p>
          </table:table-cell>
          <table:table-cell office:value-type="float" office:value="1.67194434678" calcext:value-type="float">
            <text:p>1.6719443468</text:p>
          </table:table-cell>
          <table:table-cell office:value-type="float" office:value="-1.63133203983" calcext:value-type="float">
            <text:p>-1.631332039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.19" calcext:value-type="float">
            <text:p>4.19</text:p>
          </table:table-cell>
          <table:table-cell office:value-type="float" office:value="-3.086" calcext:value-type="float">
            <text:p>-3.086</text:p>
          </table:table-cell>
          <table:table-cell office:value-type="float" office:value="1.67076549389" calcext:value-type="float">
            <text:p>1.6707654939</text:p>
          </table:table-cell>
          <table:table-cell office:value-type="float" office:value="-1.6413320303" calcext:value-type="float">
            <text:p>-1.6413320303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4.184" calcext:value-type="float">
            <text:p>4.184</text:p>
          </table:table-cell>
          <table:table-cell office:value-type="float" office:value="-3.133" calcext:value-type="float">
            <text:p>-3.133</text:p>
          </table:table-cell>
          <table:table-cell office:value-type="float" office:value="1.66827535411" calcext:value-type="float">
            <text:p>1.6682753541</text:p>
          </table:table-cell>
          <table:table-cell office:value-type="float" office:value="-1.64987742901" calcext:value-type="float">
            <text:p>-1.649877429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.178" calcext:value-type="float">
            <text:p>4.178</text:p>
          </table:table-cell>
          <table:table-cell office:value-type="float" office:value="-3.18" calcext:value-type="float">
            <text:p>-3.18</text:p>
          </table:table-cell>
          <table:table-cell office:value-type="float" office:value="1.66774810869" calcext:value-type="float">
            <text:p>1.6677481087</text:p>
          </table:table-cell>
          <table:table-cell office:value-type="float" office:value="-1.65925967693" calcext:value-type="float">
            <text:p>-1.6592596769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4.172" calcext:value-type="float">
            <text:p>4.172</text:p>
          </table:table-cell>
          <table:table-cell office:value-type="float" office:value="-3.226" calcext:value-type="float">
            <text:p>-3.226</text:p>
          </table:table-cell>
          <table:table-cell office:value-type="float" office:value="1.6668377777" calcext:value-type="float">
            <text:p>1.6668377777</text:p>
          </table:table-cell>
          <table:table-cell office:value-type="float" office:value="-1.66856837273" calcext:value-type="float">
            <text:p>-1.6685683727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.165" calcext:value-type="float">
            <text:p>4.165</text:p>
          </table:table-cell>
          <table:table-cell office:value-type="float" office:value="-3.274" calcext:value-type="float">
            <text:p>-3.274</text:p>
          </table:table-cell>
          <table:table-cell office:value-type="float" office:value="1.66667690484" calcext:value-type="float">
            <text:p>1.6666769048</text:p>
          </table:table-cell>
          <table:table-cell office:value-type="float" office:value="-1.67721533775" calcext:value-type="float">
            <text:p>-1.6772153378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4.158" calcext:value-type="float">
            <text:p>4.158</text:p>
          </table:table-cell>
          <table:table-cell office:value-type="float" office:value="-3.321" calcext:value-type="float">
            <text:p>-3.321</text:p>
          </table:table-cell>
          <table:table-cell office:value-type="float" office:value="1.66602007041" calcext:value-type="float">
            <text:p>1.6660200704</text:p>
          </table:table-cell>
          <table:table-cell office:value-type="float" office:value="-1.68584108353" calcext:value-type="float">
            <text:p>-1.6858410835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.151" calcext:value-type="float">
            <text:p>4.151</text:p>
          </table:table-cell>
          <table:table-cell office:value-type="float" office:value="-3.367" calcext:value-type="float">
            <text:p>-3.367</text:p>
          </table:table-cell>
          <table:table-cell office:value-type="float" office:value="1.66612948216" calcext:value-type="float">
            <text:p>1.6661294822</text:p>
          </table:table-cell>
          <table:table-cell office:value-type="float" office:value="-1.69341766834" calcext:value-type="float">
            <text:p>-1.6934176683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4.144" calcext:value-type="float">
            <text:p>4.144</text:p>
          </table:table-cell>
          <table:table-cell office:value-type="float" office:value="-3.414" calcext:value-type="float">
            <text:p>-3.414</text:p>
          </table:table-cell>
          <table:table-cell office:value-type="float" office:value="1.66728030087" calcext:value-type="float">
            <text:p>1.6672803009</text:p>
          </table:table-cell>
          <table:table-cell office:value-type="float" office:value="-1.70374572277" calcext:value-type="float">
            <text:p>-1.7037457228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.137" calcext:value-type="float">
            <text:p>4.137</text:p>
          </table:table-cell>
          <table:table-cell office:value-type="float" office:value="-3.46" calcext:value-type="float">
            <text:p>-3.46</text:p>
          </table:table-cell>
          <table:table-cell office:value-type="float" office:value="1.66555112633" calcext:value-type="float">
            <text:p>1.6655511263</text:p>
          </table:table-cell>
          <table:table-cell office:value-type="float" office:value="-1.7192786932" calcext:value-type="float">
            <text:p>-1.7192786932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4.13" calcext:value-type="float">
            <text:p>4.13</text:p>
          </table:table-cell>
          <table:table-cell office:value-type="float" office:value="-3.505" calcext:value-type="float">
            <text:p>-3.505</text:p>
          </table:table-cell>
          <table:table-cell office:value-type="float" office:value="1.66349005215" calcext:value-type="float">
            <text:p>1.6634900522</text:p>
          </table:table-cell>
          <table:table-cell office:value-type="float" office:value="-1.73875319958" calcext:value-type="float">
            <text:p>-1.73875319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.122" calcext:value-type="float">
            <text:p>4.122</text:p>
          </table:table-cell>
          <table:table-cell office:value-type="float" office:value="-3.549" calcext:value-type="float">
            <text:p>-3.549</text:p>
          </table:table-cell>
          <table:table-cell office:value-type="float" office:value="1.65894758107" calcext:value-type="float">
            <text:p>1.6589475811</text:p>
          </table:table-cell>
          <table:table-cell office:value-type="float" office:value="-1.76052117348" calcext:value-type="float">
            <text:p>-1.7605211735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4.115" calcext:value-type="float">
            <text:p>4.115</text:p>
          </table:table-cell>
          <table:table-cell office:value-type="float" office:value="-3.59" calcext:value-type="float">
            <text:p>-3.59</text:p>
          </table:table-cell>
          <table:table-cell office:value-type="float" office:value="1.65238879121" calcext:value-type="float">
            <text:p>1.6523887912</text:p>
          </table:table-cell>
          <table:table-cell office:value-type="float" office:value="-1.76868999004" calcext:value-type="float">
            <text:p>-1.76868999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.109" calcext:value-type="float">
            <text:p>4.109</text:p>
          </table:table-cell>
          <table:table-cell office:value-type="float" office:value="-3.628" calcext:value-type="float">
            <text:p>-3.628</text:p>
          </table:table-cell>
          <table:table-cell office:value-type="float" office:value="1.64833658037" calcext:value-type="float">
            <text:p>1.6483365804</text:p>
          </table:table-cell>
          <table:table-cell office:value-type="float" office:value="-1.78478550911" calcext:value-type="float">
            <text:p>-1.7847855091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4.103" calcext:value-type="float">
            <text:p>4.103</text:p>
          </table:table-cell>
          <table:table-cell office:value-type="float" office:value="-3.661" calcext:value-type="float">
            <text:p>-3.661</text:p>
          </table:table-cell>
          <table:table-cell office:value-type="float" office:value="1.64268202361" calcext:value-type="float">
            <text:p>1.6426820236</text:p>
          </table:table-cell>
          <table:table-cell office:value-type="float" office:value="-1.80774652958" calcext:value-type="float">
            <text:p>-1.807746529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.098" calcext:value-type="float">
            <text:p>4.098</text:p>
          </table:table-cell>
          <table:table-cell office:value-type="float" office:value="-3.69" calcext:value-type="float">
            <text:p>-3.69</text:p>
          </table:table-cell>
          <table:table-cell office:value-type="float" office:value="1.63014912145" calcext:value-type="float">
            <text:p>1.6301491215</text:p>
          </table:table-cell>
          <table:table-cell office:value-type="float" office:value="-1.81828713417" calcext:value-type="float">
            <text:p>-1.8182871342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4.093" calcext:value-type="float">
            <text:p>4.093</text:p>
          </table:table-cell>
          <table:table-cell office:value-type="float" office:value="-3.713" calcext:value-type="float">
            <text:p>-3.713</text:p>
          </table:table-cell>
          <table:table-cell office:value-type="float" office:value="1.61404849386" calcext:value-type="float">
            <text:p>1.6140484939</text:p>
          </table:table-cell>
          <table:table-cell office:value-type="float" office:value="-1.82740950584" calcext:value-type="float">
            <text:p>-1.8274095058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.089" calcext:value-type="float">
            <text:p>4.089</text:p>
          </table:table-cell>
          <table:table-cell office:value-type="float" office:value="-3.735" calcext:value-type="float">
            <text:p>-3.735</text:p>
          </table:table-cell>
          <table:table-cell office:value-type="float" office:value="1.59565420213" calcext:value-type="float">
            <text:p>1.5956542021</text:p>
          </table:table-cell>
          <table:table-cell office:value-type="float" office:value="-1.8403493166" calcext:value-type="float">
            <text:p>-1.8403493166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4.085" calcext:value-type="float">
            <text:p>4.085</text:p>
          </table:table-cell>
          <table:table-cell office:value-type="float" office:value="-3.757" calcext:value-type="float">
            <text:p>-3.757</text:p>
          </table:table-cell>
          <table:table-cell office:value-type="float" office:value="1.57662722812" calcext:value-type="float">
            <text:p>1.5766272281</text:p>
          </table:table-cell>
          <table:table-cell office:value-type="float" office:value="-1.84994494915" calcext:value-type="float">
            <text:p>-1.8499449492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.08" calcext:value-type="float">
            <text:p>4.08</text:p>
          </table:table-cell>
          <table:table-cell office:value-type="float" office:value="-3.778" calcext:value-type="float">
            <text:p>-3.778</text:p>
          </table:table-cell>
          <table:table-cell office:value-type="float" office:value="1.5572202705" calcext:value-type="float">
            <text:p>1.5572202705</text:p>
          </table:table-cell>
          <table:table-cell office:value-type="float" office:value="-1.85695648193" calcext:value-type="float">
            <text:p>-1.8569564819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4.074" calcext:value-type="float">
            <text:p>4.074</text:p>
          </table:table-cell>
          <table:table-cell office:value-type="float" office:value="-3.8" calcext:value-type="float">
            <text:p>-3.8</text:p>
          </table:table-cell>
          <table:table-cell office:value-type="float" office:value="1.53930807262" calcext:value-type="float">
            <text:p>1.5393080726</text:p>
          </table:table-cell>
          <table:table-cell office:value-type="float" office:value="-1.86041533947" calcext:value-type="float">
            <text:p>-1.86041533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.069" calcext:value-type="float">
            <text:p>4.069</text:p>
          </table:table-cell>
          <table:table-cell office:value-type="float" office:value="-3.82" calcext:value-type="float">
            <text:p>-3.82</text:p>
          </table:table-cell>
          <table:table-cell office:value-type="float" office:value="1.52127027988" calcext:value-type="float">
            <text:p>1.5212702799</text:p>
          </table:table-cell>
          <table:table-cell office:value-type="float" office:value="-1.8636277914" calcext:value-type="float">
            <text:p>-1.8636277914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4.062" calcext:value-type="float">
            <text:p>4.062</text:p>
          </table:table-cell>
          <table:table-cell office:value-type="float" office:value="-3.84" calcext:value-type="float">
            <text:p>-3.84</text:p>
          </table:table-cell>
          <table:table-cell office:value-type="float" office:value="1.50519682106" calcext:value-type="float">
            <text:p>1.5051968211</text:p>
          </table:table-cell>
          <table:table-cell office:value-type="float" office:value="-1.86558568478" calcext:value-type="float">
            <text:p>-1.8655856848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.056" calcext:value-type="float">
            <text:p>4.056</text:p>
          </table:table-cell>
          <table:table-cell office:value-type="float" office:value="-3.859" calcext:value-type="float">
            <text:p>-3.859</text:p>
          </table:table-cell>
          <table:table-cell office:value-type="float" office:value="1.49247278638" calcext:value-type="float">
            <text:p>1.4924727864</text:p>
          </table:table-cell>
          <table:table-cell office:value-type="float" office:value="-1.86698317528" calcext:value-type="float">
            <text:p>-1.8669831753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4.049" calcext:value-type="float">
            <text:p>4.049</text:p>
          </table:table-cell>
          <table:table-cell office:value-type="float" office:value="-3.877" calcext:value-type="float">
            <text:p>-3.877</text:p>
          </table:table-cell>
          <table:table-cell office:value-type="float" office:value="1.48161279797" calcext:value-type="float">
            <text:p>1.481612798</text:p>
          </table:table-cell>
          <table:table-cell office:value-type="float" office:value="-1.86801588535" calcext:value-type="float">
            <text:p>-1.868015885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.041" calcext:value-type="float">
            <text:p>4.041</text:p>
          </table:table-cell>
          <table:table-cell office:value-type="float" office:value="-3.896" calcext:value-type="float">
            <text:p>-3.896</text:p>
          </table:table-cell>
          <table:table-cell office:value-type="float" office:value="1.47114090748" calcext:value-type="float">
            <text:p>1.4711409075</text:p>
          </table:table-cell>
          <table:table-cell office:value-type="float" office:value="-1.86756169796" calcext:value-type="float">
            <text:p>-1.86756169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4.032" calcext:value-type="float">
            <text:p>4.032</text:p>
          </table:table-cell>
          <table:table-cell office:value-type="float" office:value="-3.915" calcext:value-type="float">
            <text:p>-3.915</text:p>
          </table:table-cell>
          <table:table-cell office:value-type="float" office:value="1.46134131564" calcext:value-type="float">
            <text:p>1.4613413156</text:p>
          </table:table-cell>
          <table:table-cell office:value-type="float" office:value="-1.86622524261" calcext:value-type="float">
            <text:p>-1.8662252426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.023" calcext:value-type="float">
            <text:p>4.023</text:p>
          </table:table-cell>
          <table:table-cell office:value-type="float" office:value="-3.933" calcext:value-type="float">
            <text:p>-3.933</text:p>
          </table:table-cell>
          <table:table-cell office:value-type="float" office:value="1.45259592233" calcext:value-type="float">
            <text:p>1.4525959223</text:p>
          </table:table-cell>
          <table:table-cell office:value-type="float" office:value="-1.86542332172" calcext:value-type="float">
            <text:p>-1.8654233217</text:p>
          </table:table-cell>
        </table:table-row>
        <table:table-row table:style-name="ro1">
          <table:table-cell office:value-type="float" office:value="27.7" calcext:value-type="float">
            <text:p>27.7</text:p>
          </table:table-cell>
          <table:table-cell office:value-type="float" office:value="4.014" calcext:value-type="float">
            <text:p>4.014</text:p>
          </table:table-cell>
          <table:table-cell office:value-type="float" office:value="-3.95" calcext:value-type="float">
            <text:p>-3.95</text:p>
          </table:table-cell>
          <table:table-cell office:value-type="float" office:value="1.44168092697" calcext:value-type="float">
            <text:p>1.441680927</text:p>
          </table:table-cell>
          <table:table-cell office:value-type="float" office:value="-1.86438524723" calcext:value-type="float">
            <text:p>-1.8643852472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.004" calcext:value-type="float">
            <text:p>4.004</text:p>
          </table:table-cell>
          <table:table-cell office:value-type="float" office:value="-3.966" calcext:value-type="float">
            <text:p>-3.966</text:p>
          </table:table-cell>
          <table:table-cell office:value-type="float" office:value="1.42624612922" calcext:value-type="float">
            <text:p>1.4262461292</text:p>
          </table:table-cell>
          <table:table-cell office:value-type="float" office:value="-1.85958647728" calcext:value-type="float">
            <text:p>-1.8595864773</text:p>
          </table:table-cell>
        </table:table-row>
        <table:table-row table:style-name="ro1">
          <table:table-cell office:value-type="float" office:value="27.9" calcext:value-type="float">
            <text:p>27.9</text:p>
          </table:table-cell>
          <table:table-cell office:value-type="float" office:value="3.994" calcext:value-type="float">
            <text:p>3.994</text:p>
          </table:table-cell>
          <table:table-cell office:value-type="float" office:value="-3.982" calcext:value-type="float">
            <text:p>-3.982</text:p>
          </table:table-cell>
          <table:table-cell office:value-type="float" office:value="1.4126155926" calcext:value-type="float">
            <text:p>1.4126155926</text:p>
          </table:table-cell>
          <table:table-cell office:value-type="float" office:value="-1.85847949982" calcext:value-type="float">
            <text:p>-1.858479499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.984" calcext:value-type="float">
            <text:p>3.984</text:p>
          </table:table-cell>
          <table:table-cell office:value-type="float" office:value="-3.998" calcext:value-type="float">
            <text:p>-3.998</text:p>
          </table:table-cell>
          <table:table-cell office:value-type="float" office:value="1.40031730782" calcext:value-type="float">
            <text:p>1.4003173078</text:p>
          </table:table-cell>
          <table:table-cell office:value-type="float" office:value="-1.85792171955" calcext:value-type="float">
            <text:p>-1.8579217196</text:p>
          </table:table-cell>
        </table:table-row>
        <table:table-row table:style-name="ro1">
          <table:table-cell office:value-type="float" office:value="28.1" calcext:value-type="float">
            <text:p>28.1</text:p>
          </table:table-cell>
          <table:table-cell office:value-type="float" office:value="3.973" calcext:value-type="float">
            <text:p>3.973</text:p>
          </table:table-cell>
          <table:table-cell office:value-type="float" office:value="-4.013" calcext:value-type="float">
            <text:p>-4.013</text:p>
          </table:table-cell>
          <table:table-cell office:value-type="float" office:value="1.3804586583" calcext:value-type="float">
            <text:p>1.3804586583</text:p>
          </table:table-cell>
          <table:table-cell office:value-type="float" office:value="-1.8584651947" calcext:value-type="float">
            <text:p>-1.858465194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.962" calcext:value-type="float">
            <text:p>3.962</text:p>
          </table:table-cell>
          <table:table-cell office:value-type="float" office:value="-4.028" calcext:value-type="float">
            <text:p>-4.028</text:p>
          </table:table-cell>
          <table:table-cell office:value-type="float" office:value="1.36677202141" calcext:value-type="float">
            <text:p>1.3667720214</text:p>
          </table:table-cell>
          <table:table-cell office:value-type="float" office:value="-1.85862362385" calcext:value-type="float">
            <text:p>-1.8586236239</text:p>
          </table:table-cell>
        </table:table-row>
        <table:table-row table:style-name="ro1">
          <table:table-cell office:value-type="float" office:value="28.3" calcext:value-type="float">
            <text:p>28.3</text:p>
          </table:table-cell>
          <table:table-cell office:value-type="float" office:value="3.95" calcext:value-type="float">
            <text:p>3.95</text:p>
          </table:table-cell>
          <table:table-cell office:value-type="float" office:value="-4.042" calcext:value-type="float">
            <text:p>-4.042</text:p>
          </table:table-cell>
          <table:table-cell office:value-type="float" office:value="1.35287001998" calcext:value-type="float">
            <text:p>1.35287002</text:p>
          </table:table-cell>
          <table:table-cell office:value-type="float" office:value="-1.85814154148" calcext:value-type="float">
            <text:p>-1.8581415415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.938" calcext:value-type="float">
            <text:p>3.938</text:p>
          </table:table-cell>
          <table:table-cell office:value-type="float" office:value="-4.056" calcext:value-type="float">
            <text:p>-4.056</text:p>
          </table:table-cell>
          <table:table-cell office:value-type="float" office:value="1.34519217863" calcext:value-type="float">
            <text:p>1.3451921786</text:p>
          </table:table-cell>
          <table:table-cell office:value-type="float" office:value="-1.85819280148" calcext:value-type="float">
            <text:p>-1.8581928015</text:p>
          </table:table-cell>
        </table:table-row>
        <table:table-row table:style-name="ro1">
          <table:table-cell office:value-type="float" office:value="28.5" calcext:value-type="float">
            <text:p>28.5</text:p>
          </table:table-cell>
          <table:table-cell office:value-type="float" office:value="3.926" calcext:value-type="float">
            <text:p>3.926</text:p>
          </table:table-cell>
          <table:table-cell office:value-type="float" office:value="-4.07" calcext:value-type="float">
            <text:p>-4.07</text:p>
          </table:table-cell>
          <table:table-cell office:value-type="float" office:value="1.33768708058" calcext:value-type="float">
            <text:p>1.3376870806</text:p>
          </table:table-cell>
          <table:table-cell office:value-type="float" office:value="-1.85346770287" calcext:value-type="float">
            <text:p>-1.8534677029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3.913" calcext:value-type="float">
            <text:p>3.913</text:p>
          </table:table-cell>
          <table:table-cell office:value-type="float" office:value="-4.083" calcext:value-type="float">
            <text:p>-4.083</text:p>
          </table:table-cell>
          <table:table-cell office:value-type="float" office:value="1.33027046345" calcext:value-type="float">
            <text:p>1.3302704635</text:p>
          </table:table-cell>
          <table:table-cell office:value-type="float" office:value="-1.84561812878" calcext:value-type="float">
            <text:p>-1.8456181288</text:p>
          </table:table-cell>
        </table:table-row>
        <table:table-row table:style-name="ro1">
          <table:table-cell office:value-type="float" office:value="28.7" calcext:value-type="float">
            <text:p>28.7</text:p>
          </table:table-cell>
          <table:table-cell office:value-type="float" office:value="3.9" calcext:value-type="float">
            <text:p>3.9</text:p>
          </table:table-cell>
          <table:table-cell office:value-type="float" office:value="-4.096" calcext:value-type="float">
            <text:p>-4.096</text:p>
          </table:table-cell>
          <table:table-cell office:value-type="float" office:value="1.32117680746" calcext:value-type="float">
            <text:p>1.3211768075</text:p>
          </table:table-cell>
          <table:table-cell office:value-type="float" office:value="-1.84469163418" calcext:value-type="float">
            <text:p>-1.8446916342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.886" calcext:value-type="float">
            <text:p>3.886</text:p>
          </table:table-cell>
          <table:table-cell office:value-type="float" office:value="-4.108" calcext:value-type="float">
            <text:p>-4.108</text:p>
          </table:table-cell>
          <table:table-cell office:value-type="float" office:value="1.31410830576" calcext:value-type="float">
            <text:p>1.3141083058</text:p>
          </table:table-cell>
          <table:table-cell office:value-type="float" office:value="-1.84183335304" calcext:value-type="float">
            <text:p>-1.841833353</text:p>
          </table:table-cell>
        </table:table-row>
        <table:table-row table:style-name="ro1">
          <table:table-cell office:value-type="float" office:value="28.9" calcext:value-type="float">
            <text:p>28.9</text:p>
          </table:table-cell>
          <table:table-cell office:value-type="float" office:value="3.873" calcext:value-type="float">
            <text:p>3.873</text:p>
          </table:table-cell>
          <table:table-cell office:value-type="float" office:value="-4.12" calcext:value-type="float">
            <text:p>-4.12</text:p>
          </table:table-cell>
          <table:table-cell office:value-type="float" office:value="1.30774451394" calcext:value-type="float">
            <text:p>1.3077445139</text:p>
          </table:table-cell>
          <table:table-cell office:value-type="float" office:value="-1.84094035625" calcext:value-type="float">
            <text:p>-1.840940356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.858" calcext:value-type="float">
            <text:p>3.858</text:p>
          </table:table-cell>
          <table:table-cell office:value-type="float" office:value="-4.132" calcext:value-type="float">
            <text:p>-4.132</text:p>
          </table:table-cell>
          <table:table-cell office:value-type="float" office:value="1.30226077831" calcext:value-type="float">
            <text:p>1.3022607783</text:p>
          </table:table-cell>
          <table:table-cell office:value-type="float" office:value="-1.83806562424" calcext:value-type="float">
            <text:p>-1.8380656242</text:p>
          </table:table-cell>
        </table:table-row>
        <table:table-row table:style-name="ro1">
          <table:table-cell office:value-type="float" office:value="29.1" calcext:value-type="float">
            <text:p>29.1</text:p>
          </table:table-cell>
          <table:table-cell office:value-type="float" office:value="3.844" calcext:value-type="float">
            <text:p>3.844</text:p>
          </table:table-cell>
          <table:table-cell office:value-type="float" office:value="-4.142" calcext:value-type="float">
            <text:p>-4.142</text:p>
          </table:table-cell>
          <table:table-cell office:value-type="float" office:value="1.29597160864" calcext:value-type="float">
            <text:p>1.2959716086</text:p>
          </table:table-cell>
          <table:table-cell office:value-type="float" office:value="-1.83496189117" calcext:value-type="float">
            <text:p>-1.8349618912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.83" calcext:value-type="float">
            <text:p>3.83</text:p>
          </table:table-cell>
          <table:table-cell office:value-type="float" office:value="-4.152" calcext:value-type="float">
            <text:p>-4.152</text:p>
          </table:table-cell>
          <table:table-cell office:value-type="float" office:value="1.28987379761" calcext:value-type="float">
            <text:p>1.2898737976</text:p>
          </table:table-cell>
          <table:table-cell office:value-type="float" office:value="-1.83133852482" calcext:value-type="float">
            <text:p>-1.8313385248</text:p>
          </table:table-cell>
        </table:table-row>
        <table:table-row table:style-name="ro1">
          <table:table-cell office:value-type="float" office:value="29.3" calcext:value-type="float">
            <text:p>29.3</text:p>
          </table:table-cell>
          <table:table-cell office:value-type="float" office:value="3.817" calcext:value-type="float">
            <text:p>3.817</text:p>
          </table:table-cell>
          <table:table-cell office:value-type="float" office:value="-4.161" calcext:value-type="float">
            <text:p>-4.161</text:p>
          </table:table-cell>
          <table:table-cell office:value-type="float" office:value="1.28460393696" calcext:value-type="float">
            <text:p>1.284603937</text:p>
          </table:table-cell>
          <table:table-cell office:value-type="float" office:value="-1.82547938824" calcext:value-type="float">
            <text:p>-1.8254793882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.803" calcext:value-type="float">
            <text:p>3.803</text:p>
          </table:table-cell>
          <table:table-cell office:value-type="float" office:value="-4.17" calcext:value-type="float">
            <text:p>-4.17</text:p>
          </table:table-cell>
          <table:table-cell office:value-type="float" office:value="1.27991133618" calcext:value-type="float">
            <text:p>1.2799113362</text:p>
          </table:table-cell>
          <table:table-cell office:value-type="float" office:value="-1.81861960888" calcext:value-type="float">
            <text:p>-1.8186196089</text:p>
          </table:table-cell>
        </table:table-row>
        <table:table-row table:style-name="ro1">
          <table:table-cell office:value-type="float" office:value="29.5" calcext:value-type="float">
            <text:p>29.5</text:p>
          </table:table-cell>
          <table:table-cell office:value-type="float" office:value="3.789" calcext:value-type="float">
            <text:p>3.789</text:p>
          </table:table-cell>
          <table:table-cell office:value-type="float" office:value="-4.178" calcext:value-type="float">
            <text:p>-4.178</text:p>
          </table:table-cell>
          <table:table-cell office:value-type="float" office:value="1.27435071697" calcext:value-type="float">
            <text:p>1.274350717</text:p>
          </table:table-cell>
          <table:table-cell office:value-type="float" office:value="-1.81410193443" calcext:value-type="float">
            <text:p>-1.814101934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.775" calcext:value-type="float">
            <text:p>3.775</text:p>
          </table:table-cell>
          <table:table-cell office:value-type="float" office:value="-4.186" calcext:value-type="float">
            <text:p>-4.186</text:p>
          </table:table-cell>
          <table:table-cell office:value-type="float" office:value="1.26900712225" calcext:value-type="float">
            <text:p>1.2690071223</text:p>
          </table:table-cell>
          <table:table-cell office:value-type="float" office:value="-1.80861604214" calcext:value-type="float">
            <text:p>-1.8086160421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3.761" calcext:value-type="float">
            <text:p>3.761</text:p>
          </table:table-cell>
          <table:table-cell office:value-type="float" office:value="-4.193" calcext:value-type="float">
            <text:p>-4.193</text:p>
          </table:table-cell>
          <table:table-cell office:value-type="float" office:value="1.26691265749" calcext:value-type="float">
            <text:p>1.2669126575</text:p>
          </table:table-cell>
          <table:table-cell office:value-type="float" office:value="-1.80259394646" calcext:value-type="float">
            <text:p>-1.8025939465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.746" calcext:value-type="float">
            <text:p>3.746</text:p>
          </table:table-cell>
          <table:table-cell office:value-type="float" office:value="-4.2" calcext:value-type="float">
            <text:p>-4.2</text:p>
          </table:table-cell>
          <table:table-cell office:value-type="float" office:value="1.2655088134" calcext:value-type="float">
            <text:p>1.2655088134</text:p>
          </table:table-cell>
          <table:table-cell office:value-type="float" office:value="-1.79572629929" calcext:value-type="float">
            <text:p>-1.7957262993</text:p>
          </table:table-cell>
        </table:table-row>
        <table:table-row table:style-name="ro1">
          <table:table-cell office:value-type="float" office:value="29.9" calcext:value-type="float">
            <text:p>29.9</text:p>
          </table:table-cell>
          <table:table-cell office:value-type="float" office:value="3.732" calcext:value-type="float">
            <text:p>3.732</text:p>
          </table:table-cell>
          <table:table-cell office:value-type="float" office:value="-4.206" calcext:value-type="float">
            <text:p>-4.206</text:p>
          </table:table-cell>
          <table:table-cell office:value-type="float" office:value="1.26048056796" calcext:value-type="float">
            <text:p>1.260480568</text:p>
          </table:table-cell>
          <table:table-cell office:value-type="float" office:value="-1.79086613655" calcext:value-type="float">
            <text:p>-1.79086613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717" calcext:value-type="float">
            <text:p>3.717</text:p>
          </table:table-cell>
          <table:table-cell office:value-type="float" office:value="-4.212" calcext:value-type="float">
            <text:p>-4.212</text:p>
          </table:table-cell>
          <table:table-cell office:value-type="float" office:value="1.25682041247" calcext:value-type="float">
            <text:p>1.2568204125</text:p>
          </table:table-cell>
          <table:table-cell office:value-type="float" office:value="-1.78452086449" calcext:value-type="float">
            <text:p>-1.7845208645</text:p>
          </table:table-cell>
        </table:table-row>
        <table:table-row table:style-name="ro1">
          <table:table-cell office:value-type="float" office:value="30.1" calcext:value-type="float">
            <text:p>30.1</text:p>
          </table:table-cell>
          <table:table-cell office:value-type="float" office:value="3.702" calcext:value-type="float">
            <text:p>3.702</text:p>
          </table:table-cell>
          <table:table-cell office:value-type="float" office:value="-4.217" calcext:value-type="float">
            <text:p>-4.217</text:p>
          </table:table-cell>
          <table:table-cell office:value-type="float" office:value="1.25366339003" calcext:value-type="float">
            <text:p>1.25366339</text:p>
          </table:table-cell>
          <table:table-cell office:value-type="float" office:value="-1.78266239166" calcext:value-type="float">
            <text:p>-1.782662391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.686" calcext:value-type="float">
            <text:p>3.686</text:p>
          </table:table-cell>
          <table:table-cell office:value-type="float" office:value="-4.223" calcext:value-type="float">
            <text:p>-4.223</text:p>
          </table:table-cell>
          <table:table-cell office:value-type="float" office:value="1.24950567871" calcext:value-type="float">
            <text:p>1.2495056787</text:p>
          </table:table-cell>
          <table:table-cell office:value-type="float" office:value="-1.77950203419" calcext:value-type="float">
            <text:p>-1.7795020342</text:p>
          </table:table-cell>
        </table:table-row>
        <table:table-row table:style-name="ro1">
          <table:table-cell office:value-type="float" office:value="30.3" calcext:value-type="float">
            <text:p>30.3</text:p>
          </table:table-cell>
          <table:table-cell office:value-type="float" office:value="3.67" calcext:value-type="float">
            <text:p>3.67</text:p>
          </table:table-cell>
          <table:table-cell office:value-type="float" office:value="-4.227" calcext:value-type="float">
            <text:p>-4.227</text:p>
          </table:table-cell>
          <table:table-cell office:value-type="float" office:value="1.24451412219" calcext:value-type="float">
            <text:p>1.2445141222</text:p>
          </table:table-cell>
          <table:table-cell office:value-type="float" office:value="-1.77883756161" calcext:value-type="float">
            <text:p>-1.7788375616</text:p>
          </table:table-cell>
        </table:table-row>
        <table:table-row table:style-name="ro1">
          <table:table-cell office:value-type="float" office:value="30.4" calcext:value-type="float">
            <text:p>30.4</text:p>
          </table:table-cell>
          <table:table-cell office:value-type="float" office:value="3.655" calcext:value-type="float">
            <text:p>3.655</text:p>
          </table:table-cell>
          <table:table-cell office:value-type="float" office:value="-4.232" calcext:value-type="float">
            <text:p>-4.232</text:p>
          </table:table-cell>
          <table:table-cell office:value-type="float" office:value="1.24139117388" calcext:value-type="float">
            <text:p>1.2413911739</text:p>
          </table:table-cell>
          <table:table-cell office:value-type="float" office:value="-1.77279794216" calcext:value-type="float">
            <text:p>-1.7727979422</text:p>
          </table:table-cell>
        </table:table-row>
        <table:table-row table:style-name="ro1">
          <table:table-cell office:value-type="float" office:value="30.5" calcext:value-type="float">
            <text:p>30.5</text:p>
          </table:table-cell>
          <table:table-cell office:value-type="float" office:value="3.639" calcext:value-type="float">
            <text:p>3.639</text:p>
          </table:table-cell>
          <table:table-cell office:value-type="float" office:value="-4.235" calcext:value-type="float">
            <text:p>-4.235</text:p>
          </table:table-cell>
          <table:table-cell office:value-type="float" office:value="1.23693233099" calcext:value-type="float">
            <text:p>1.236932331</text:p>
          </table:table-cell>
          <table:table-cell office:value-type="float" office:value="-1.76796758175" calcext:value-type="float">
            <text:p>-1.7679675818</text:p>
          </table:table-cell>
        </table:table-row>
        <table:table-row table:style-name="ro1">
          <table:table-cell office:value-type="float" office:value="30.6" calcext:value-type="float">
            <text:p>30.6</text:p>
          </table:table-cell>
          <table:table-cell office:value-type="float" office:value="3.623" calcext:value-type="float">
            <text:p>3.623</text:p>
          </table:table-cell>
          <table:table-cell office:value-type="float" office:value="-4.238" calcext:value-type="float">
            <text:p>-4.238</text:p>
          </table:table-cell>
          <table:table-cell office:value-type="float" office:value="1.23181200599" calcext:value-type="float">
            <text:p>1.231812006</text:p>
          </table:table-cell>
          <table:table-cell office:value-type="float" office:value="-1.76189231873" calcext:value-type="float">
            <text:p>-1.7618923187</text:p>
          </table:table-cell>
        </table:table-row>
        <table:table-row table:style-name="ro1">
          <table:table-cell office:value-type="float" office:value="30.7" calcext:value-type="float">
            <text:p>30.7</text:p>
          </table:table-cell>
          <table:table-cell office:value-type="float" office:value="3.606" calcext:value-type="float">
            <text:p>3.606</text:p>
          </table:table-cell>
          <table:table-cell office:value-type="float" office:value="-4.241" calcext:value-type="float">
            <text:p>-4.241</text:p>
          </table:table-cell>
          <table:table-cell office:value-type="float" office:value="1.22620167669" calcext:value-type="float">
            <text:p>1.2262016767</text:p>
          </table:table-cell>
          <table:table-cell office:value-type="float" office:value="-1.75514519215" calcext:value-type="float">
            <text:p>-1.7551451922</text:p>
          </table:table-cell>
        </table:table-row>
        <table:table-row table:style-name="ro1">
          <table:table-cell office:value-type="float" office:value="30.8" calcext:value-type="float">
            <text:p>30.8</text:p>
          </table:table-cell>
          <table:table-cell office:value-type="float" office:value="3.588" calcext:value-type="float">
            <text:p>3.588</text:p>
          </table:table-cell>
          <table:table-cell office:value-type="float" office:value="-4.244" calcext:value-type="float">
            <text:p>-4.244</text:p>
          </table:table-cell>
          <table:table-cell office:value-type="float" office:value="1.22108399047" calcext:value-type="float">
            <text:p>1.2210839905</text:p>
          </table:table-cell>
          <table:table-cell office:value-type="float" office:value="-1.75266540051" calcext:value-type="float">
            <text:p>-1.7526654005</text:p>
          </table:table-cell>
        </table:table-row>
        <table:table-row table:style-name="ro1">
          <table:table-cell office:value-type="float" office:value="30.9" calcext:value-type="float">
            <text:p>30.9</text:p>
          </table:table-cell>
          <table:table-cell office:value-type="float" office:value="3.569" calcext:value-type="float">
            <text:p>3.569</text:p>
          </table:table-cell>
          <table:table-cell office:value-type="float" office:value="-4.246" calcext:value-type="float">
            <text:p>-4.246</text:p>
          </table:table-cell>
          <table:table-cell office:value-type="float" office:value="1.21424272719" calcext:value-type="float">
            <text:p>1.2142427272</text:p>
          </table:table-cell>
          <table:table-cell office:value-type="float" office:value="-1.75202262402" calcext:value-type="float">
            <text:p>-1.75202262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.549" calcext:value-type="float">
            <text:p>3.549</text:p>
          </table:table-cell>
          <table:table-cell office:value-type="float" office:value="-4.247" calcext:value-type="float">
            <text:p>-4.247</text:p>
          </table:table-cell>
          <table:table-cell office:value-type="float" office:value="1.2089627783" calcext:value-type="float">
            <text:p>1.2089627783</text:p>
          </table:table-cell>
          <table:table-cell office:value-type="float" office:value="-1.74648618698" calcext:value-type="float">
            <text:p>-1.746486187</text:p>
          </table:table-cell>
        </table:table-row>
        <table:table-row table:style-name="ro1">
          <table:table-cell office:value-type="float" office:value="31.1" calcext:value-type="float">
            <text:p>31.1</text:p>
          </table:table-cell>
          <table:table-cell office:value-type="float" office:value="3.527" calcext:value-type="float">
            <text:p>3.527</text:p>
          </table:table-cell>
          <table:table-cell office:value-type="float" office:value="-4.248" calcext:value-type="float">
            <text:p>-4.248</text:p>
          </table:table-cell>
          <table:table-cell office:value-type="float" office:value="1.20352066317" calcext:value-type="float">
            <text:p>1.2035206632</text:p>
          </table:table-cell>
          <table:table-cell office:value-type="float" office:value="-1.74074959755" calcext:value-type="float">
            <text:p>-1.7407495976</text:p>
          </table:table-cell>
        </table:table-row>
        <table:table-row table:style-name="ro1">
          <table:table-cell office:value-type="float" office:value="31.2" calcext:value-type="float">
            <text:p>31.2</text:p>
          </table:table-cell>
          <table:table-cell office:value-type="float" office:value="3.504" calcext:value-type="float">
            <text:p>3.504</text:p>
          </table:table-cell>
          <table:table-cell office:value-type="float" office:value="-4.249" calcext:value-type="float">
            <text:p>-4.249</text:p>
          </table:table-cell>
          <table:table-cell office:value-type="float" office:value="1.19692667742" calcext:value-type="float">
            <text:p>1.1969266774</text:p>
          </table:table-cell>
          <table:table-cell office:value-type="float" office:value="-1.73829340935" calcext:value-type="float">
            <text:p>-1.7382934094</text:p>
          </table:table-cell>
        </table:table-row>
        <table:table-row table:style-name="ro1">
          <table:table-cell office:value-type="float" office:value="31.3" calcext:value-type="float">
            <text:p>31.3</text:p>
          </table:table-cell>
          <table:table-cell office:value-type="float" office:value="3.48" calcext:value-type="float">
            <text:p>3.48</text:p>
          </table:table-cell>
          <table:table-cell office:value-type="float" office:value="-4.248" calcext:value-type="float">
            <text:p>-4.248</text:p>
          </table:table-cell>
          <table:table-cell office:value-type="float" office:value="1.18936975944" calcext:value-type="float">
            <text:p>1.1893697594</text:p>
          </table:table-cell>
          <table:table-cell office:value-type="float" office:value="-1.73646771908" calcext:value-type="float">
            <text:p>-1.7364677191</text:p>
          </table:table-cell>
        </table:table-row>
        <table:table-row table:style-name="ro1">
          <table:table-cell office:value-type="float" office:value="31.4" calcext:value-type="float">
            <text:p>31.4</text:p>
          </table:table-cell>
          <table:table-cell office:value-type="float" office:value="3.455" calcext:value-type="float">
            <text:p>3.455</text:p>
          </table:table-cell>
          <table:table-cell office:value-type="float" office:value="-4.247" calcext:value-type="float">
            <text:p>-4.247</text:p>
          </table:table-cell>
          <table:table-cell office:value-type="float" office:value="1.18309423186" calcext:value-type="float">
            <text:p>1.1830942319</text:p>
          </table:table-cell>
          <table:table-cell office:value-type="float" office:value="-1.73429346085" calcext:value-type="float">
            <text:p>-1.7342934609</text:p>
          </table:table-cell>
        </table:table-row>
        <table:table-row table:style-name="ro1">
          <table:table-cell office:value-type="float" office:value="31.5" calcext:value-type="float">
            <text:p>31.5</text:p>
          </table:table-cell>
          <table:table-cell office:value-type="float" office:value="3.429" calcext:value-type="float">
            <text:p>3.429</text:p>
          </table:table-cell>
          <table:table-cell office:value-type="float" office:value="-4.245" calcext:value-type="float">
            <text:p>-4.245</text:p>
          </table:table-cell>
          <table:table-cell office:value-type="float" office:value="1.1755066366" calcext:value-type="float">
            <text:p>1.1755066366</text:p>
          </table:table-cell>
          <table:table-cell office:value-type="float" office:value="-1.73144304752" calcext:value-type="float">
            <text:p>-1.7314430475</text:p>
          </table:table-cell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float" office:value="3.401" calcext:value-type="float">
            <text:p>3.401</text:p>
          </table:table-cell>
          <table:table-cell office:value-type="float" office:value="-4.243" calcext:value-type="float">
            <text:p>-4.243</text:p>
          </table:table-cell>
          <table:table-cell office:value-type="float" office:value="1.16982420878" calcext:value-type="float">
            <text:p>1.1698242088</text:p>
          </table:table-cell>
          <table:table-cell office:value-type="float" office:value="-1.73086023331" calcext:value-type="float">
            <text:p>-1.7308602333</text:p>
          </table:table-cell>
        </table:table-row>
        <table:table-row table:style-name="ro1">
          <table:table-cell office:value-type="float" office:value="31.7" calcext:value-type="float">
            <text:p>31.7</text:p>
          </table:table-cell>
          <table:table-cell office:value-type="float" office:value="3.373" calcext:value-type="float">
            <text:p>3.373</text:p>
          </table:table-cell>
          <table:table-cell office:value-type="float" office:value="-4.239" calcext:value-type="float">
            <text:p>-4.239</text:p>
          </table:table-cell>
          <table:table-cell office:value-type="float" office:value="1.16389100778" calcext:value-type="float">
            <text:p>1.1638910078</text:p>
          </table:table-cell>
          <table:table-cell office:value-type="float" office:value="-1.73132097721" calcext:value-type="float">
            <text:p>-1.7313209772</text:p>
          </table:table-cell>
        </table:table-row>
        <table:table-row table:style-name="ro1">
          <table:table-cell office:value-type="float" office:value="31.8" calcext:value-type="float">
            <text:p>31.8</text:p>
          </table:table-cell>
          <table:table-cell office:value-type="float" office:value="3.343" calcext:value-type="float">
            <text:p>3.343</text:p>
          </table:table-cell>
          <table:table-cell office:value-type="float" office:value="-4.235" calcext:value-type="float">
            <text:p>-4.235</text:p>
          </table:table-cell>
          <table:table-cell office:value-type="float" office:value="1.15753834933" calcext:value-type="float">
            <text:p>1.1575383493</text:p>
          </table:table-cell>
          <table:table-cell office:value-type="float" office:value="-1.73140907288" calcext:value-type="float">
            <text:p>-1.7314090729</text:p>
          </table:table-cell>
        </table:table-row>
        <table:table-row table:style-name="ro1">
          <table:table-cell office:value-type="float" office:value="31.9" calcext:value-type="float">
            <text:p>31.9</text:p>
          </table:table-cell>
          <table:table-cell office:value-type="float" office:value="3.313" calcext:value-type="float">
            <text:p>3.313</text:p>
          </table:table-cell>
          <table:table-cell office:value-type="float" office:value="-4.23" calcext:value-type="float">
            <text:p>-4.23</text:p>
          </table:table-cell>
          <table:table-cell office:value-type="float" office:value="1.15023583536" calcext:value-type="float">
            <text:p>1.1502358354</text:p>
          </table:table-cell>
          <table:table-cell office:value-type="float" office:value="-1.72699391842" calcext:value-type="float">
            <text:p>-1.726993918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.28" calcext:value-type="float">
            <text:p>3.28</text:p>
          </table:table-cell>
          <table:table-cell office:value-type="float" office:value="-4.223" calcext:value-type="float">
            <text:p>-4.223</text:p>
          </table:table-cell>
          <table:table-cell office:value-type="float" office:value="1.14413519714" calcext:value-type="float">
            <text:p>1.1441351971</text:p>
          </table:table-cell>
          <table:table-cell office:value-type="float" office:value="-1.7207890749" calcext:value-type="float">
            <text:p>-1.7207890749</text:p>
          </table:table-cell>
        </table:table-row>
        <table:table-row table:style-name="ro1">
          <table:table-cell office:value-type="float" office:value="32.1" calcext:value-type="float">
            <text:p>32.1</text:p>
          </table:table-cell>
          <table:table-cell office:value-type="float" office:value="3.249" calcext:value-type="float">
            <text:p>3.249</text:p>
          </table:table-cell>
          <table:table-cell office:value-type="float" office:value="-4.217" calcext:value-type="float">
            <text:p>-4.217</text:p>
          </table:table-cell>
          <table:table-cell office:value-type="float" office:value="1.14124161752" calcext:value-type="float">
            <text:p>1.1412416175</text:p>
          </table:table-cell>
          <table:table-cell office:value-type="float" office:value="-1.71689510345" calcext:value-type="float">
            <text:p>-1.7168951035</text:p>
          </table:table-cell>
        </table:table-row>
        <table:table-row table:style-name="ro1">
          <table:table-cell office:value-type="float" office:value="32.2" calcext:value-type="float">
            <text:p>32.2</text:p>
          </table:table-cell>
          <table:table-cell office:value-type="float" office:value="3.215" calcext:value-type="float">
            <text:p>3.215</text:p>
          </table:table-cell>
          <table:table-cell office:value-type="float" office:value="-4.209" calcext:value-type="float">
            <text:p>-4.209</text:p>
          </table:table-cell>
          <table:table-cell office:value-type="float" office:value="1.13670571808" calcext:value-type="float">
            <text:p>1.1367057181</text:p>
          </table:table-cell>
          <table:table-cell office:value-type="float" office:value="-1.71309638023" calcext:value-type="float">
            <text:p>-1.7130963802</text:p>
          </table:table-cell>
        </table:table-row>
        <table:table-row table:style-name="ro1">
          <table:table-cell office:value-type="float" office:value="32.3" calcext:value-type="float">
            <text:p>32.3</text:p>
          </table:table-cell>
          <table:table-cell office:value-type="float" office:value="3.18" calcext:value-type="float">
            <text:p>3.18</text:p>
          </table:table-cell>
          <table:table-cell office:value-type="float" office:value="-4.201" calcext:value-type="float">
            <text:p>-4.201</text:p>
          </table:table-cell>
          <table:table-cell office:value-type="float" office:value="1.13018566281" calcext:value-type="float">
            <text:p>1.1301856628</text:p>
          </table:table-cell>
          <table:table-cell office:value-type="float" office:value="-1.71225547791" calcext:value-type="float">
            <text:p>-1.7122554779</text:p>
          </table:table-cell>
        </table:table-row>
        <table:table-row table:style-name="ro1">
          <table:table-cell office:value-type="float" office:value="32.4" calcext:value-type="float">
            <text:p>32.4</text:p>
          </table:table-cell>
          <table:table-cell office:value-type="float" office:value="3.145" calcext:value-type="float">
            <text:p>3.145</text:p>
          </table:table-cell>
          <table:table-cell office:value-type="float" office:value="-4.192" calcext:value-type="float">
            <text:p>-4.192</text:p>
          </table:table-cell>
          <table:table-cell office:value-type="float" office:value="1.1210572021" calcext:value-type="float">
            <text:p>1.1210572021</text:p>
          </table:table-cell>
          <table:table-cell office:value-type="float" office:value="-1.7129458189" calcext:value-type="float">
            <text:p>-1.7129458189</text:p>
          </table:table-cell>
        </table:table-row>
        <table:table-row table:style-name="ro1">
          <table:table-cell office:value-type="float" office:value="32.5" calcext:value-type="float">
            <text:p>32.5</text:p>
          </table:table-cell>
          <table:table-cell office:value-type="float" office:value="3.111" calcext:value-type="float">
            <text:p>3.111</text:p>
          </table:table-cell>
          <table:table-cell office:value-type="float" office:value="-4.183" calcext:value-type="float">
            <text:p>-4.183</text:p>
          </table:table-cell>
          <table:table-cell office:value-type="float" office:value="1.11007374077" calcext:value-type="float">
            <text:p>1.1100737408</text:p>
          </table:table-cell>
          <table:table-cell office:value-type="float" office:value="-1.71581912041" calcext:value-type="float">
            <text:p>-1.7158191204</text:p>
          </table:table-cell>
        </table:table-row>
        <table:table-row table:style-name="ro1">
          <table:table-cell office:value-type="float" office:value="32.6" calcext:value-type="float">
            <text:p>32.6</text:p>
          </table:table-cell>
          <table:table-cell office:value-type="float" office:value="3.078" calcext:value-type="float">
            <text:p>3.078</text:p>
          </table:table-cell>
          <table:table-cell office:value-type="float" office:value="-4.174" calcext:value-type="float">
            <text:p>-4.174</text:p>
          </table:table-cell>
          <table:table-cell office:value-type="float" office:value="1.10333064219" calcext:value-type="float">
            <text:p>1.1033306422</text:p>
          </table:table-cell>
          <table:table-cell office:value-type="float" office:value="-1.72082638741" calcext:value-type="float">
            <text:p>-1.7208263874</text:p>
          </table:table-cell>
        </table:table-row>
        <table:table-row table:style-name="ro1">
          <table:table-cell office:value-type="float" office:value="32.7" calcext:value-type="float">
            <text:p>32.7</text:p>
          </table:table-cell>
          <table:table-cell office:value-type="float" office:value="3.046" calcext:value-type="float">
            <text:p>3.046</text:p>
          </table:table-cell>
          <table:table-cell office:value-type="float" office:value="-4.166" calcext:value-type="float">
            <text:p>-4.166</text:p>
          </table:table-cell>
          <table:table-cell office:value-type="float" office:value="1.09781840633" calcext:value-type="float">
            <text:p>1.0978184063</text:p>
          </table:table-cell>
          <table:table-cell office:value-type="float" office:value="-1.72658908367" calcext:value-type="float">
            <text:p>-1.7265890837</text:p>
          </table:table-cell>
        </table:table-row>
        <table:table-row table:style-name="ro1">
          <table:table-cell office:value-type="float" office:value="32.8" calcext:value-type="float">
            <text:p>32.8</text:p>
          </table:table-cell>
          <table:table-cell office:value-type="float" office:value="3.016" calcext:value-type="float">
            <text:p>3.016</text:p>
          </table:table-cell>
          <table:table-cell office:value-type="float" office:value="-4.157" calcext:value-type="float">
            <text:p>-4.157</text:p>
          </table:table-cell>
          <table:table-cell office:value-type="float" office:value="1.08480923748" calcext:value-type="float">
            <text:p>1.0848092375</text:p>
          </table:table-cell>
          <table:table-cell office:value-type="float" office:value="-1.72935152054" calcext:value-type="float">
            <text:p>-1.7293515205</text:p>
          </table:table-cell>
        </table:table-row>
        <table:table-row table:style-name="ro1">
          <table:table-cell office:value-type="float" office:value="32.9" calcext:value-type="float">
            <text:p>32.9</text:p>
          </table:table-cell>
          <table:table-cell office:value-type="float" office:value="2.988" calcext:value-type="float">
            <text:p>2.988</text:p>
          </table:table-cell>
          <table:table-cell office:value-type="float" office:value="-4.149" calcext:value-type="float">
            <text:p>-4.149</text:p>
          </table:table-cell>
          <table:table-cell office:value-type="float" office:value="1.07181588559" calcext:value-type="float">
            <text:p>1.0718158856</text:p>
          </table:table-cell>
          <table:table-cell office:value-type="float" office:value="-1.73188591003" calcext:value-type="float">
            <text:p>-1.7318859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.962" calcext:value-type="float">
            <text:p>2.962</text:p>
          </table:table-cell>
          <table:table-cell office:value-type="float" office:value="-4.142" calcext:value-type="float">
            <text:p>-4.142</text:p>
          </table:table-cell>
          <table:table-cell office:value-type="float" office:value="1.07026554084" calcext:value-type="float">
            <text:p>1.0702655408</text:p>
          </table:table-cell>
          <table:table-cell office:value-type="float" office:value="-1.73659038544" calcext:value-type="float">
            <text:p>-1.7365903854</text:p>
          </table:table-cell>
        </table:table-row>
        <table:table-row table:style-name="ro1">
          <table:table-cell office:value-type="float" office:value="33.1" calcext:value-type="float">
            <text:p>33.1</text:p>
          </table:table-cell>
          <table:table-cell office:value-type="float" office:value="2.938" calcext:value-type="float">
            <text:p>2.938</text:p>
          </table:table-cell>
          <table:table-cell office:value-type="float" office:value="-4.136" calcext:value-type="float">
            <text:p>-4.136</text:p>
          </table:table-cell>
          <table:table-cell office:value-type="float" office:value="1.07023006652" calcext:value-type="float">
            <text:p>1.0702300665</text:p>
          </table:table-cell>
          <table:table-cell office:value-type="float" office:value="-1.7416613102" calcext:value-type="float">
            <text:p>-1.7416613102</text:p>
          </table:table-cell>
        </table:table-row>
        <table:table-row table:style-name="ro1">
          <table:table-cell office:value-type="float" office:value="33.2" calcext:value-type="float">
            <text:p>33.2</text:p>
          </table:table-cell>
          <table:table-cell office:value-type="float" office:value="2.914" calcext:value-type="float">
            <text:p>2.914</text:p>
          </table:table-cell>
          <table:table-cell office:value-type="float" office:value="-4.129" calcext:value-type="float">
            <text:p>-4.129</text:p>
          </table:table-cell>
          <table:table-cell office:value-type="float" office:value="1.05817267038" calcext:value-type="float">
            <text:p>1.0581726704</text:p>
          </table:table-cell>
          <table:table-cell office:value-type="float" office:value="-1.74195420742" calcext:value-type="float">
            <text:p>-1.7419542074</text:p>
          </table:table-cell>
        </table:table-row>
        <table:table-row table:style-name="ro1">
          <table:table-cell office:value-type="float" office:value="33.3" calcext:value-type="float">
            <text:p>33.3</text:p>
          </table:table-cell>
          <table:table-cell office:value-type="float" office:value="2.888" calcext:value-type="float">
            <text:p>2.888</text:p>
          </table:table-cell>
          <table:table-cell office:value-type="float" office:value="-4.122" calcext:value-type="float">
            <text:p>-4.122</text:p>
          </table:table-cell>
          <table:table-cell office:value-type="float" office:value="1.0402510204" calcext:value-type="float">
            <text:p>1.0402510204</text:p>
          </table:table-cell>
          <table:table-cell office:value-type="float" office:value="-1.74028933048" calcext:value-type="float">
            <text:p>-1.7402893305</text:p>
          </table:table-cell>
        </table:table-row>
        <table:table-row table:style-name="ro1">
          <table:table-cell office:value-type="float" office:value="33.4" calcext:value-type="float">
            <text:p>33.4</text:p>
          </table:table-cell>
          <table:table-cell office:value-type="float" office:value="2.862" calcext:value-type="float">
            <text:p>2.862</text:p>
          </table:table-cell>
          <table:table-cell office:value-type="float" office:value="-4.116" calcext:value-type="float">
            <text:p>-4.116</text:p>
          </table:table-cell>
          <table:table-cell office:value-type="float" office:value="1.01840468493" calcext:value-type="float">
            <text:p>1.0184046849</text:p>
          </table:table-cell>
          <table:table-cell office:value-type="float" office:value="-1.73873114586" calcext:value-type="float">
            <text:p>-1.7387311459</text:p>
          </table:table-cell>
        </table:table-row>
        <table:table-row table:style-name="ro1">
          <table:table-cell office:value-type="float" office:value="33.5" calcext:value-type="float">
            <text:p>33.5</text:p>
          </table:table-cell>
          <table:table-cell office:value-type="float" office:value="2.834" calcext:value-type="float">
            <text:p>2.834</text:p>
          </table:table-cell>
          <table:table-cell office:value-type="float" office:value="-4.109" calcext:value-type="float">
            <text:p>-4.109</text:p>
          </table:table-cell>
          <table:table-cell office:value-type="float" office:value="0.995744991051" calcext:value-type="float">
            <text:p>0.9957449911</text:p>
          </table:table-cell>
          <table:table-cell office:value-type="float" office:value="-1.73787271976" calcext:value-type="float">
            <text:p>-1.7378727198</text:p>
          </table:table-cell>
        </table:table-row>
        <table:table-row table:style-name="ro1">
          <table:table-cell office:value-type="float" office:value="33.6" calcext:value-type="float">
            <text:p>33.6</text:p>
          </table:table-cell>
          <table:table-cell office:value-type="float" office:value="2.805" calcext:value-type="float">
            <text:p>2.805</text:p>
          </table:table-cell>
          <table:table-cell office:value-type="float" office:value="-4.102" calcext:value-type="float">
            <text:p>-4.102</text:p>
          </table:table-cell>
          <table:table-cell office:value-type="float" office:value="0.975078179809" calcext:value-type="float">
            <text:p>0.9750781798</text:p>
          </table:table-cell>
          <table:table-cell office:value-type="float" office:value="-1.73716330528" calcext:value-type="float">
            <text:p>-1.7371633053</text:p>
          </table:table-cell>
        </table:table-row>
        <table:table-row table:style-name="ro1">
          <table:table-cell office:value-type="float" office:value="33.7" calcext:value-type="float">
            <text:p>33.7</text:p>
          </table:table-cell>
          <table:table-cell office:value-type="float" office:value="2.775" calcext:value-type="float">
            <text:p>2.775</text:p>
          </table:table-cell>
          <table:table-cell office:value-type="float" office:value="-4.094" calcext:value-type="float">
            <text:p>-4.094</text:p>
          </table:table-cell>
          <table:table-cell office:value-type="float" office:value="0.954963813113" calcext:value-type="float">
            <text:p>0.9549638131</text:p>
          </table:table-cell>
          <table:table-cell office:value-type="float" office:value="-1.73626041412" calcext:value-type="float">
            <text:p>-1.7362604141</text:p>
          </table:table-cell>
        </table:table-row>
        <table:table-row table:style-name="ro1">
          <table:table-cell office:value-type="float" office:value="33.8" calcext:value-type="float">
            <text:p>33.8</text:p>
          </table:table-cell>
          <table:table-cell office:value-type="float" office:value="2.744" calcext:value-type="float">
            <text:p>2.744</text:p>
          </table:table-cell>
          <table:table-cell office:value-type="float" office:value="-4.087" calcext:value-type="float">
            <text:p>-4.087</text:p>
          </table:table-cell>
          <table:table-cell office:value-type="float" office:value="0.934187880652" calcext:value-type="float">
            <text:p>0.9341878807</text:p>
          </table:table-cell>
          <table:table-cell office:value-type="float" office:value="-1.73510730267" calcext:value-type="float">
            <text:p>-1.7351073027</text:p>
          </table:table-cell>
        </table:table-row>
        <table:table-row table:style-name="ro1">
          <table:table-cell office:value-type="float" office:value="33.9" calcext:value-type="float">
            <text:p>33.9</text:p>
          </table:table-cell>
          <table:table-cell office:value-type="float" office:value="2.71" calcext:value-type="float">
            <text:p>2.71</text:p>
          </table:table-cell>
          <table:table-cell office:value-type="float" office:value="-4.08" calcext:value-type="float">
            <text:p>-4.08</text:p>
          </table:table-cell>
          <table:table-cell office:value-type="float" office:value="0.913152397955" calcext:value-type="float">
            <text:p>0.913152398</text:p>
          </table:table-cell>
          <table:table-cell office:value-type="float" office:value="-1.73378527164" calcext:value-type="float">
            <text:p>-1.733785271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.676" calcext:value-type="float">
            <text:p>2.676</text:p>
          </table:table-cell>
          <table:table-cell office:value-type="float" office:value="-4.072" calcext:value-type="float">
            <text:p>-4.072</text:p>
          </table:table-cell>
          <table:table-cell office:value-type="float" office:value="0.894386000266" calcext:value-type="float">
            <text:p>0.8943860003</text:p>
          </table:table-cell>
          <table:table-cell office:value-type="float" office:value="-1.73306584358" calcext:value-type="float">
            <text:p>-1.7330658436</text:p>
          </table:table-cell>
        </table:table-row>
        <table:table-row table:style-name="ro1">
          <table:table-cell office:value-type="float" office:value="34.1" calcext:value-type="float">
            <text:p>34.1</text:p>
          </table:table-cell>
          <table:table-cell office:value-type="float" office:value="2.641" calcext:value-type="float">
            <text:p>2.641</text:p>
          </table:table-cell>
          <table:table-cell office:value-type="float" office:value="-4.065" calcext:value-type="float">
            <text:p>-4.065</text:p>
          </table:table-cell>
          <table:table-cell office:value-type="float" office:value="0.880486019192" calcext:value-type="float">
            <text:p>0.8804860192</text:p>
          </table:table-cell>
          <table:table-cell office:value-type="float" office:value="-1.73303890228" calcext:value-type="float">
            <text:p>-1.7330389023</text:p>
          </table:table-cell>
        </table:table-row>
        <table:table-row table:style-name="ro1">
          <table:table-cell office:value-type="float" office:value="34.2" calcext:value-type="float">
            <text:p>34.2</text:p>
          </table:table-cell>
          <table:table-cell office:value-type="float" office:value="2.604" calcext:value-type="float">
            <text:p>2.604</text:p>
          </table:table-cell>
          <table:table-cell office:value-type="float" office:value="-4.057" calcext:value-type="float">
            <text:p>-4.057</text:p>
          </table:table-cell>
          <table:table-cell office:value-type="float" office:value="0.872600094958" calcext:value-type="float">
            <text:p>0.872600095</text:p>
          </table:table-cell>
          <table:table-cell office:value-type="float" office:value="-1.73299133778" calcext:value-type="float">
            <text:p>-1.7329913378</text:p>
          </table:table-cell>
        </table:table-row>
        <table:table-row table:style-name="ro1">
          <table:table-cell office:value-type="float" office:value="34.3" calcext:value-type="float">
            <text:p>34.3</text:p>
          </table:table-cell>
          <table:table-cell office:value-type="float" office:value="2.564" calcext:value-type="float">
            <text:p>2.564</text:p>
          </table:table-cell>
          <table:table-cell office:value-type="float" office:value="-4.049" calcext:value-type="float">
            <text:p>-4.049</text:p>
          </table:table-cell>
          <table:table-cell office:value-type="float" office:value="0.869965451136" calcext:value-type="float">
            <text:p>0.8699654511</text:p>
          </table:table-cell>
          <table:table-cell office:value-type="float" office:value="-1.73319578171" calcext:value-type="float">
            <text:p>-1.7331957817</text:p>
          </table:table-cell>
        </table:table-row>
        <table:table-row table:style-name="ro1">
          <table:table-cell office:value-type="float" office:value="34.4" calcext:value-type="float">
            <text:p>34.4</text:p>
          </table:table-cell>
          <table:table-cell office:value-type="float" office:value="2.524" calcext:value-type="float">
            <text:p>2.524</text:p>
          </table:table-cell>
          <table:table-cell office:value-type="float" office:value="-4.041" calcext:value-type="float">
            <text:p>-4.041</text:p>
          </table:table-cell>
          <table:table-cell office:value-type="float" office:value="0.870111450714" calcext:value-type="float">
            <text:p>0.8701114507</text:p>
          </table:table-cell>
          <table:table-cell office:value-type="float" office:value="-1.7354978323" calcext:value-type="float">
            <text:p>-1.7354978323</text:p>
          </table:table-cell>
        </table:table-row>
        <table:table-row table:style-name="ro1">
          <table:table-cell office:value-type="float" office:value="34.5" calcext:value-type="float">
            <text:p>34.5</text:p>
          </table:table-cell>
          <table:table-cell office:value-type="float" office:value="2.483" calcext:value-type="float">
            <text:p>2.483</text:p>
          </table:table-cell>
          <table:table-cell office:value-type="float" office:value="-4.033" calcext:value-type="float">
            <text:p>-4.033</text:p>
          </table:table-cell>
          <table:table-cell office:value-type="float" office:value="0.857591490911" calcext:value-type="float">
            <text:p>0.8575914909</text:p>
          </table:table-cell>
          <table:table-cell office:value-type="float" office:value="-1.73644685745" calcext:value-type="float">
            <text:p>-1.7364468575</text:p>
          </table:table-cell>
        </table:table-row>
        <table:table-row table:style-name="ro1">
          <table:table-cell office:value-type="float" office:value="34.6" calcext:value-type="float">
            <text:p>34.6</text:p>
          </table:table-cell>
          <table:table-cell office:value-type="float" office:value="2.443" calcext:value-type="float">
            <text:p>2.443</text:p>
          </table:table-cell>
          <table:table-cell office:value-type="float" office:value="-4.025" calcext:value-type="float">
            <text:p>-4.025</text:p>
          </table:table-cell>
          <table:table-cell office:value-type="float" office:value="0.836665987521" calcext:value-type="float">
            <text:p>0.8366659875</text:p>
          </table:table-cell>
          <table:table-cell office:value-type="float" office:value="-1.73617315292" calcext:value-type="float">
            <text:p>-1.7361731529</text:p>
          </table:table-cell>
        </table:table-row>
        <table:table-row table:style-name="ro1">
          <table:table-cell office:value-type="float" office:value="34.7" calcext:value-type="float">
            <text:p>34.7</text:p>
          </table:table-cell>
          <table:table-cell office:value-type="float" office:value="2.402" calcext:value-type="float">
            <text:p>2.402</text:p>
          </table:table-cell>
          <table:table-cell office:value-type="float" office:value="-4.017" calcext:value-type="float">
            <text:p>-4.017</text:p>
          </table:table-cell>
          <table:table-cell office:value-type="float" office:value="0.813111977948" calcext:value-type="float">
            <text:p>0.8131119779</text:p>
          </table:table-cell>
          <table:table-cell office:value-type="float" office:value="-1.73659718037" calcext:value-type="float">
            <text:p>-1.7365971804</text:p>
          </table:table-cell>
        </table:table-row>
        <table:table-row table:style-name="ro1">
          <table:table-cell office:value-type="float" office:value="34.8" calcext:value-type="float">
            <text:p>34.8</text:p>
          </table:table-cell>
          <table:table-cell office:value-type="float" office:value="2.362" calcext:value-type="float">
            <text:p>2.362</text:p>
          </table:table-cell>
          <table:table-cell office:value-type="float" office:value="-4.009" calcext:value-type="float">
            <text:p>-4.009</text:p>
          </table:table-cell>
          <table:table-cell office:value-type="float" office:value="0.793631247362" calcext:value-type="float">
            <text:p>0.7936312474</text:p>
          </table:table-cell>
          <table:table-cell office:value-type="float" office:value="-1.73718595505" calcext:value-type="float">
            <text:p>-1.7371859551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.322" calcext:value-type="float">
            <text:p>2.322</text:p>
          </table:table-cell>
          <table:table-cell office:value-type="float" office:value="-4.001" calcext:value-type="float">
            <text:p>-4.001</text:p>
          </table:table-cell>
          <table:table-cell office:value-type="float" office:value="0.779119806516" calcext:value-type="float">
            <text:p>0.7791198065</text:p>
          </table:table-cell>
          <table:table-cell office:value-type="float" office:value="-1.73796617985" calcext:value-type="float">
            <text:p>-1.737966179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.281" calcext:value-type="float">
            <text:p>2.281</text:p>
          </table:table-cell>
          <table:table-cell office:value-type="float" office:value="-3.993" calcext:value-type="float">
            <text:p>-3.993</text:p>
          </table:table-cell>
          <table:table-cell office:value-type="float" office:value="0.765460093681" calcext:value-type="float">
            <text:p>0.7654600937</text:p>
          </table:table-cell>
          <table:table-cell office:value-type="float" office:value="-1.73883986473" calcext:value-type="float">
            <text:p>-1.7388398647</text:p>
          </table:table-cell>
        </table:table-row>
        <table:table-row table:style-name="ro1">
          <table:table-cell office:value-type="float" office:value="35.1" calcext:value-type="float">
            <text:p>35.1</text:p>
          </table:table-cell>
          <table:table-cell office:value-type="float" office:value="2.241" calcext:value-type="float">
            <text:p>2.241</text:p>
          </table:table-cell>
          <table:table-cell office:value-type="float" office:value="-3.985" calcext:value-type="float">
            <text:p>-3.985</text:p>
          </table:table-cell>
          <table:table-cell office:value-type="float" office:value="0.75234463788" calcext:value-type="float">
            <text:p>0.7523446379</text:p>
          </table:table-cell>
          <table:table-cell office:value-type="float" office:value="-1.73994672298" calcext:value-type="float">
            <text:p>-1.739946723</text:p>
          </table:table-cell>
        </table:table-row>
        <table:table-row table:style-name="ro1">
          <table:table-cell office:value-type="float" office:value="35.2" calcext:value-type="float">
            <text:p>35.2</text:p>
          </table:table-cell>
          <table:table-cell office:value-type="float" office:value="2.2" calcext:value-type="float">
            <text:p>2.2</text:p>
          </table:table-cell>
          <table:table-cell office:value-type="float" office:value="-3.976" calcext:value-type="float">
            <text:p>-3.976</text:p>
          </table:table-cell>
          <table:table-cell office:value-type="float" office:value="0.738989397256" calcext:value-type="float">
            <text:p>0.7389893973</text:p>
          </table:table-cell>
          <table:table-cell office:value-type="float" office:value="-1.74130284786" calcext:value-type="float">
            <text:p>-1.7413028479</text:p>
          </table:table-cell>
        </table:table-row>
        <table:table-row table:style-name="ro1">
          <table:table-cell office:value-type="float" office:value="35.3" calcext:value-type="float">
            <text:p>35.3</text:p>
          </table:table-cell>
          <table:table-cell office:value-type="float" office:value="2.159" calcext:value-type="float">
            <text:p>2.159</text:p>
          </table:table-cell>
          <table:table-cell office:value-type="float" office:value="-3.968" calcext:value-type="float">
            <text:p>-3.968</text:p>
          </table:table-cell>
          <table:table-cell office:value-type="float" office:value="0.725227305634" calcext:value-type="float">
            <text:p>0.7252273056</text:p>
          </table:table-cell>
          <table:table-cell office:value-type="float" office:value="-1.74176073074" calcext:value-type="float">
            <text:p>-1.7417607307</text:p>
          </table:table-cell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.118" calcext:value-type="float">
            <text:p>2.118</text:p>
          </table:table-cell>
          <table:table-cell office:value-type="float" office:value="-3.96" calcext:value-type="float">
            <text:p>-3.96</text:p>
          </table:table-cell>
          <table:table-cell office:value-type="float" office:value="0.712313095521" calcext:value-type="float">
            <text:p>0.7123130955</text:p>
          </table:table-cell>
          <table:table-cell office:value-type="float" office:value="-1.74210608006" calcext:value-type="float">
            <text:p>-1.7421060801</text:p>
          </table:table-cell>
        </table:table-row>
        <table:table-row table:style-name="ro1">
          <table:table-cell office:value-type="float" office:value="35.5" calcext:value-type="float">
            <text:p>35.5</text:p>
          </table:table-cell>
          <table:table-cell office:value-type="float" office:value="2.076" calcext:value-type="float">
            <text:p>2.076</text:p>
          </table:table-cell>
          <table:table-cell office:value-type="float" office:value="-3.952" calcext:value-type="float">
            <text:p>-3.952</text:p>
          </table:table-cell>
          <table:table-cell office:value-type="float" office:value="0.700417695834" calcext:value-type="float">
            <text:p>0.7004176958</text:p>
          </table:table-cell>
          <table:table-cell office:value-type="float" office:value="-1.74303412437" calcext:value-type="float">
            <text:p>-1.7430341244</text:p>
          </table:table-cell>
        </table:table-row>
        <table:table-row table:style-name="ro1">
          <table:table-cell office:value-type="float" office:value="35.6" calcext:value-type="float">
            <text:p>35.6</text:p>
          </table:table-cell>
          <table:table-cell office:value-type="float" office:value="2.035" calcext:value-type="float">
            <text:p>2.035</text:p>
          </table:table-cell>
          <table:table-cell office:value-type="float" office:value="-3.944" calcext:value-type="float">
            <text:p>-3.944</text:p>
          </table:table-cell>
          <table:table-cell office:value-type="float" office:value="0.68900665499" calcext:value-type="float">
            <text:p>0.689006655</text:p>
          </table:table-cell>
          <table:table-cell office:value-type="float" office:value="-1.74377942085" calcext:value-type="float">
            <text:p>-1.7437794209</text:p>
          </table:table-cell>
        </table:table-row>
        <table:table-row table:style-name="ro1">
          <table:table-cell office:value-type="float" office:value="35.7" calcext:value-type="float">
            <text:p>35.7</text:p>
          </table:table-cell>
          <table:table-cell office:value-type="float" office:value="1.992" calcext:value-type="float">
            <text:p>1.992</text:p>
          </table:table-cell>
          <table:table-cell office:value-type="float" office:value="-3.935" calcext:value-type="float">
            <text:p>-3.935</text:p>
          </table:table-cell>
          <table:table-cell office:value-type="float" office:value="0.676536674877" calcext:value-type="float">
            <text:p>0.6765366749</text:p>
          </table:table-cell>
          <table:table-cell office:value-type="float" office:value="-1.74334526062" calcext:value-type="float">
            <text:p>-1.7433452606</text:p>
          </table:table-cell>
        </table:table-row>
        <table:table-row table:style-name="ro1">
          <table:table-cell office:value-type="float" office:value="35.8" calcext:value-type="float">
            <text:p>35.8</text:p>
          </table:table-cell>
          <table:table-cell office:value-type="float" office:value="1.951" calcext:value-type="float">
            <text:p>1.951</text:p>
          </table:table-cell>
          <table:table-cell office:value-type="float" office:value="-3.927" calcext:value-type="float">
            <text:p>-3.927</text:p>
          </table:table-cell>
          <table:table-cell office:value-type="float" office:value="0.662883907392" calcext:value-type="float">
            <text:p>0.6628839074</text:p>
          </table:table-cell>
          <table:table-cell office:value-type="float" office:value="-1.7447552681" calcext:value-type="float">
            <text:p>-1.7447552681</text:p>
          </table:table-cell>
        </table:table-row>
        <table:table-row table:style-name="ro1">
          <table:table-cell office:value-type="float" office:value="35.9" calcext:value-type="float">
            <text:p>35.9</text:p>
          </table:table-cell>
          <table:table-cell office:value-type="float" office:value="1.91" calcext:value-type="float">
            <text:p>1.91</text:p>
          </table:table-cell>
          <table:table-cell office:value-type="float" office:value="-3.919" calcext:value-type="float">
            <text:p>-3.919</text:p>
          </table:table-cell>
          <table:table-cell office:value-type="float" office:value="0.649450276135" calcext:value-type="float">
            <text:p>0.6494502761</text:p>
          </table:table-cell>
          <table:table-cell office:value-type="float" office:value="-1.74615454674" calcext:value-type="float">
            <text:p>-1.746154546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.869" calcext:value-type="float">
            <text:p>1.869</text:p>
          </table:table-cell>
          <table:table-cell office:value-type="float" office:value="-3.911" calcext:value-type="float">
            <text:p>-3.911</text:p>
          </table:table-cell>
          <table:table-cell office:value-type="float" office:value="0.634417372036" calcext:value-type="float">
            <text:p>0.634417372</text:p>
          </table:table-cell>
          <table:table-cell office:value-type="float" office:value="-1.74529373646" calcext:value-type="float">
            <text:p>-1.7452937365</text:p>
          </table:table-cell>
        </table:table-row>
        <table:table-row table:style-name="ro1">
          <table:table-cell office:value-type="float" office:value="36.1" calcext:value-type="float">
            <text:p>36.1</text:p>
          </table:table-cell>
          <table:table-cell office:value-type="float" office:value="1.827" calcext:value-type="float">
            <text:p>1.827</text:p>
          </table:table-cell>
          <table:table-cell office:value-type="float" office:value="-3.903" calcext:value-type="float">
            <text:p>-3.903</text:p>
          </table:table-cell>
          <table:table-cell office:value-type="float" office:value="0.620988524457" calcext:value-type="float">
            <text:p>0.6209885245</text:p>
          </table:table-cell>
          <table:table-cell office:value-type="float" office:value="-1.74430274963" calcext:value-type="float">
            <text:p>-1.7443027496</text:p>
          </table:table-cell>
        </table:table-row>
        <table:table-row table:style-name="ro1">
          <table:table-cell office:value-type="float" office:value="36.2" calcext:value-type="float">
            <text:p>36.2</text:p>
          </table:table-cell>
          <table:table-cell office:value-type="float" office:value="1.785" calcext:value-type="float">
            <text:p>1.785</text:p>
          </table:table-cell>
          <table:table-cell office:value-type="float" office:value="-3.895" calcext:value-type="float">
            <text:p>-3.895</text:p>
          </table:table-cell>
          <table:table-cell office:value-type="float" office:value="0.607059304029" calcext:value-type="float">
            <text:p>0.607059304</text:p>
          </table:table-cell>
          <table:table-cell office:value-type="float" office:value="-1.74429118633" calcext:value-type="float">
            <text:p>-1.7442911863</text:p>
          </table:table-cell>
        </table:table-row>
        <table:table-row table:style-name="ro1">
          <table:table-cell office:value-type="float" office:value="36.3" calcext:value-type="float">
            <text:p>36.3</text:p>
          </table:table-cell>
          <table:table-cell office:value-type="float" office:value="1.742" calcext:value-type="float">
            <text:p>1.742</text:p>
          </table:table-cell>
          <table:table-cell office:value-type="float" office:value="-3.887" calcext:value-type="float">
            <text:p>-3.887</text:p>
          </table:table-cell>
          <table:table-cell office:value-type="float" office:value="0.593139493841" calcext:value-type="float">
            <text:p>0.5931394938</text:p>
          </table:table-cell>
          <table:table-cell office:value-type="float" office:value="-1.74410808086" calcext:value-type="float">
            <text:p>-1.7441080809</text:p>
          </table:table-cell>
        </table:table-row>
        <table:table-row table:style-name="ro1">
          <table:table-cell office:value-type="float" office:value="36.4" calcext:value-type="float">
            <text:p>36.4</text:p>
          </table:table-cell>
          <table:table-cell office:value-type="float" office:value="1.698" calcext:value-type="float">
            <text:p>1.698</text:p>
          </table:table-cell>
          <table:table-cell office:value-type="float" office:value="-3.878" calcext:value-type="float">
            <text:p>-3.878</text:p>
          </table:table-cell>
          <table:table-cell office:value-type="float" office:value="0.579083346277" calcext:value-type="float">
            <text:p>0.5790833463</text:p>
          </table:table-cell>
          <table:table-cell office:value-type="float" office:value="-1.7448195219" calcext:value-type="float">
            <text:p>-1.7448195219</text:p>
          </table:table-cell>
        </table:table-row>
        <table:table-row table:style-name="ro1">
          <table:table-cell office:value-type="float" office:value="36.5" calcext:value-type="float">
            <text:p>36.5</text:p>
          </table:table-cell>
          <table:table-cell office:value-type="float" office:value="1.656" calcext:value-type="float">
            <text:p>1.656</text:p>
          </table:table-cell>
          <table:table-cell office:value-type="float" office:value="-3.87" calcext:value-type="float">
            <text:p>-3.87</text:p>
          </table:table-cell>
          <table:table-cell office:value-type="float" office:value="0.566605312853" calcext:value-type="float">
            <text:p>0.5666053129</text:p>
          </table:table-cell>
          <table:table-cell office:value-type="float" office:value="-1.74422776699" calcext:value-type="float">
            <text:p>-1.744227767</text:p>
          </table:table-cell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1.613" calcext:value-type="float">
            <text:p>1.613</text:p>
          </table:table-cell>
          <table:table-cell office:value-type="float" office:value="-3.861" calcext:value-type="float">
            <text:p>-3.861</text:p>
          </table:table-cell>
          <table:table-cell office:value-type="float" office:value="0.554587805828" calcext:value-type="float">
            <text:p>0.5545878058</text:p>
          </table:table-cell>
          <table:table-cell office:value-type="float" office:value="-1.74362492561" calcext:value-type="float">
            <text:p>-1.7436249256</text:p>
          </table:table-cell>
        </table:table-row>
        <table:table-row table:style-name="ro1">
          <table:table-cell office:value-type="float" office:value="36.7" calcext:value-type="float">
            <text:p>36.7</text:p>
          </table:table-cell>
          <table:table-cell office:value-type="float" office:value="1.572" calcext:value-type="float">
            <text:p>1.572</text:p>
          </table:table-cell>
          <table:table-cell office:value-type="float" office:value="-3.853" calcext:value-type="float">
            <text:p>-3.853</text:p>
          </table:table-cell>
          <table:table-cell office:value-type="float" office:value="0.541254644664" calcext:value-type="float">
            <text:p>0.5412546447</text:p>
          </table:table-cell>
          <table:table-cell office:value-type="float" office:value="-1.74332368374" calcext:value-type="float">
            <text:p>-1.7433236837</text:p>
          </table:table-cell>
        </table:table-row>
        <table:table-row table:style-name="ro1">
          <table:table-cell office:value-type="float" office:value="36.8" calcext:value-type="float">
            <text:p>36.8</text:p>
          </table:table-cell>
          <table:table-cell office:value-type="float" office:value="1.53" calcext:value-type="float">
            <text:p>1.53</text:p>
          </table:table-cell>
          <table:table-cell office:value-type="float" office:value="-3.844" calcext:value-type="float">
            <text:p>-3.844</text:p>
          </table:table-cell>
          <table:table-cell office:value-type="float" office:value="0.529305277353" calcext:value-type="float">
            <text:p>0.5293052774</text:p>
          </table:table-cell>
          <table:table-cell office:value-type="float" office:value="-1.74262559414" calcext:value-type="float">
            <text:p>-1.7426255941</text:p>
          </table:table-cell>
        </table:table-row>
        <table:table-row table:style-name="ro1">
          <table:table-cell office:value-type="float" office:value="36.9" calcext:value-type="float">
            <text:p>36.9</text:p>
          </table:table-cell>
          <table:table-cell office:value-type="float" office:value="1.487" calcext:value-type="float">
            <text:p>1.487</text:p>
          </table:table-cell>
          <table:table-cell office:value-type="float" office:value="-3.835" calcext:value-type="float">
            <text:p>-3.835</text:p>
          </table:table-cell>
          <table:table-cell office:value-type="float" office:value="0.516814674686" calcext:value-type="float">
            <text:p>0.5168146747</text:p>
          </table:table-cell>
          <table:table-cell office:value-type="float" office:value="-1.74204516411" calcext:value-type="float">
            <text:p>-1.742045164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.445" calcext:value-type="float">
            <text:p>1.445</text:p>
          </table:table-cell>
          <table:table-cell office:value-type="float" office:value="-3.826" calcext:value-type="float">
            <text:p>-3.826</text:p>
          </table:table-cell>
          <table:table-cell office:value-type="float" office:value="0.505754112992" calcext:value-type="float">
            <text:p>0.505754113</text:p>
          </table:table-cell>
          <table:table-cell office:value-type="float" office:value="-1.74160909653" calcext:value-type="float">
            <text:p>-1.7416090965</text:p>
          </table:table-cell>
        </table:table-row>
        <table:table-row table:style-name="ro1">
          <table:table-cell office:value-type="float" office:value="37.1" calcext:value-type="float">
            <text:p>37.1</text:p>
          </table:table-cell>
          <table:table-cell office:value-type="float" office:value="1.403" calcext:value-type="float">
            <text:p>1.403</text:p>
          </table:table-cell>
          <table:table-cell office:value-type="float" office:value="-3.816" calcext:value-type="float">
            <text:p>-3.816</text:p>
          </table:table-cell>
          <table:table-cell office:value-type="float" office:value="0.491036284432" calcext:value-type="float">
            <text:p>0.4910362844</text:p>
          </table:table-cell>
          <table:table-cell office:value-type="float" office:value="-1.74017345905" calcext:value-type="float">
            <text:p>-1.7401734591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1.361" calcext:value-type="float">
            <text:p>1.361</text:p>
          </table:table-cell>
          <table:table-cell office:value-type="float" office:value="-3.807" calcext:value-type="float">
            <text:p>-3.807</text:p>
          </table:table-cell>
          <table:table-cell office:value-type="float" office:value="0.474357652207" calcext:value-type="float">
            <text:p>0.4743576522</text:p>
          </table:table-cell>
          <table:table-cell office:value-type="float" office:value="-1.73714470863" calcext:value-type="float">
            <text:p>-1.7371447086</text:p>
          </table:table-cell>
        </table:table-row>
        <table:table-row table:style-name="ro1">
          <table:table-cell office:value-type="float" office:value="37.3" calcext:value-type="float">
            <text:p>37.3</text:p>
          </table:table-cell>
          <table:table-cell office:value-type="float" office:value="1.318" calcext:value-type="float">
            <text:p>1.318</text:p>
          </table:table-cell>
          <table:table-cell office:value-type="float" office:value="-3.797" calcext:value-type="float">
            <text:p>-3.797</text:p>
          </table:table-cell>
          <table:table-cell office:value-type="float" office:value="0.460284621674" calcext:value-type="float">
            <text:p>0.4602846217</text:p>
          </table:table-cell>
          <table:table-cell office:value-type="float" office:value="-1.73482072353" calcext:value-type="float">
            <text:p>-1.7348207235</text:p>
          </table:table-cell>
        </table:table-row>
        <table:table-row table:style-name="ro1">
          <table:table-cell office:value-type="float" office:value="37.4" calcext:value-type="float">
            <text:p>37.4</text:p>
          </table:table-cell>
          <table:table-cell office:value-type="float" office:value="1.275" calcext:value-type="float">
            <text:p>1.275</text:p>
          </table:table-cell>
          <table:table-cell office:value-type="float" office:value="-3.787" calcext:value-type="float">
            <text:p>-3.787</text:p>
          </table:table-cell>
          <table:table-cell office:value-type="float" office:value="0.446506945808" calcext:value-type="float">
            <text:p>0.4465069458</text:p>
          </table:table-cell>
          <table:table-cell office:value-type="float" office:value="-1.73204791546" calcext:value-type="float">
            <text:p>-1.7320479155</text:p>
          </table:table-cell>
        </table:table-row>
        <table:table-row table:style-name="ro1">
          <table:table-cell office:value-type="float" office:value="37.5" calcext:value-type="float">
            <text:p>37.5</text:p>
          </table:table-cell>
          <table:table-cell office:value-type="float" office:value="1.232" calcext:value-type="float">
            <text:p>1.232</text:p>
          </table:table-cell>
          <table:table-cell office:value-type="float" office:value="-3.776" calcext:value-type="float">
            <text:p>-3.776</text:p>
          </table:table-cell>
          <table:table-cell office:value-type="float" office:value="0.434268914447" calcext:value-type="float">
            <text:p>0.4342689144</text:p>
          </table:table-cell>
          <table:table-cell office:value-type="float" office:value="-1.72880244255" calcext:value-type="float">
            <text:p>-1.7288024426</text:p>
          </table:table-cell>
        </table:table-row>
        <table:table-row table:style-name="ro1">
          <table:table-cell office:value-type="float" office:value="37.6" calcext:value-type="float">
            <text:p>37.6</text:p>
          </table:table-cell>
          <table:table-cell office:value-type="float" office:value="1.187" calcext:value-type="float">
            <text:p>1.187</text:p>
          </table:table-cell>
          <table:table-cell office:value-type="float" office:value="-3.765" calcext:value-type="float">
            <text:p>-3.765</text:p>
          </table:table-cell>
          <table:table-cell office:value-type="float" office:value="0.422785423808" calcext:value-type="float">
            <text:p>0.4227854238</text:p>
          </table:table-cell>
          <table:table-cell office:value-type="float" office:value="-1.72717916965" calcext:value-type="float">
            <text:p>-1.7271791697</text:p>
          </table:table-cell>
        </table:table-row>
        <table:table-row table:style-name="ro1">
          <table:table-cell office:value-type="float" office:value="37.7" calcext:value-type="float">
            <text:p>37.7</text:p>
          </table:table-cell>
          <table:table-cell office:value-type="float" office:value="1.142" calcext:value-type="float">
            <text:p>1.142</text:p>
          </table:table-cell>
          <table:table-cell office:value-type="float" office:value="-3.754" calcext:value-type="float">
            <text:p>-3.754</text:p>
          </table:table-cell>
          <table:table-cell office:value-type="float" office:value="0.411998352982" calcext:value-type="float">
            <text:p>0.411998353</text:p>
          </table:table-cell>
          <table:table-cell office:value-type="float" office:value="-1.72552800179" calcext:value-type="float">
            <text:p>-1.7255280018</text:p>
          </table:table-cell>
        </table:table-row>
        <table:table-row table:style-name="ro1">
          <table:table-cell office:value-type="float" office:value="37.8" calcext:value-type="float">
            <text:p>37.8</text:p>
          </table:table-cell>
          <table:table-cell office:value-type="float" office:value="1.096" calcext:value-type="float">
            <text:p>1.096</text:p>
          </table:table-cell>
          <table:table-cell office:value-type="float" office:value="-3.742" calcext:value-type="float">
            <text:p>-3.742</text:p>
          </table:table-cell>
          <table:table-cell office:value-type="float" office:value="0.400477388223" calcext:value-type="float">
            <text:p>0.4004773882</text:p>
          </table:table-cell>
          <table:table-cell office:value-type="float" office:value="-1.72327542305" calcext:value-type="float">
            <text:p>-1.7232754231</text:p>
          </table:table-cell>
        </table:table-row>
        <table:table-row table:style-name="ro1">
          <table:table-cell office:value-type="float" office:value="37.9" calcext:value-type="float">
            <text:p>37.9</text:p>
          </table:table-cell>
          <table:table-cell office:value-type="float" office:value="1.052" calcext:value-type="float">
            <text:p>1.052</text:p>
          </table:table-cell>
          <table:table-cell office:value-type="float" office:value="-3.731" calcext:value-type="float">
            <text:p>-3.731</text:p>
          </table:table-cell>
          <table:table-cell office:value-type="float" office:value="0.38989660172" calcext:value-type="float">
            <text:p>0.3898966017</text:p>
          </table:table-cell>
          <table:table-cell office:value-type="float" office:value="-1.72091472149" calcext:value-type="float">
            <text:p>-1.72091472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.007" calcext:value-type="float">
            <text:p>1.007</text:p>
          </table:table-cell>
          <table:table-cell office:value-type="float" office:value="-3.718" calcext:value-type="float">
            <text:p>-3.718</text:p>
          </table:table-cell>
          <table:table-cell office:value-type="float" office:value="0.377516298772" calcext:value-type="float">
            <text:p>0.3775162988</text:p>
          </table:table-cell>
          <table:table-cell office:value-type="float" office:value="-1.7190952301" calcext:value-type="float">
            <text:p>-1.7190952301</text:p>
          </table:table-cell>
        </table:table-row>
        <table:table-row table:style-name="ro1">
          <table:table-cell office:value-type="float" office:value="38.1" calcext:value-type="float">
            <text:p>38.1</text:p>
          </table:table-cell>
          <table:table-cell office:value-type="float" office:value="0.963" calcext:value-type="float">
            <text:p>0.963</text:p>
          </table:table-cell>
          <table:table-cell office:value-type="float" office:value="-3.706" calcext:value-type="float">
            <text:p>-3.706</text:p>
          </table:table-cell>
          <table:table-cell office:value-type="float" office:value="0.364058140922" calcext:value-type="float">
            <text:p>0.3640581409</text:p>
          </table:table-cell>
          <table:table-cell office:value-type="float" office:value="-1.71609926224" calcext:value-type="float">
            <text:p>-1.7160992622</text:p>
          </table:table-cell>
        </table:table-row>
        <table:table-row table:style-name="ro1">
          <table:table-cell office:value-type="float" office:value="38.2" calcext:value-type="float">
            <text:p>38.2</text:p>
          </table:table-cell>
          <table:table-cell office:value-type="float" office:value="0.921" calcext:value-type="float">
            <text:p>0.921</text:p>
          </table:table-cell>
          <table:table-cell office:value-type="float" office:value="-3.693" calcext:value-type="float">
            <text:p>-3.693</text:p>
          </table:table-cell>
          <table:table-cell office:value-type="float" office:value="0.351143448257" calcext:value-type="float">
            <text:p>0.3511434483</text:p>
          </table:table-cell>
          <table:table-cell office:value-type="float" office:value="-1.71237766743" calcext:value-type="float">
            <text:p>-1.7123776674</text:p>
          </table:table-cell>
        </table:table-row>
        <table:table-row table:style-name="ro1">
          <table:table-cell office:value-type="float" office:value="38.3" calcext:value-type="float">
            <text:p>38.3</text:p>
          </table:table-cell>
          <table:table-cell office:value-type="float" office:value="0.88" calcext:value-type="float">
            <text:p>0.88</text:p>
          </table:table-cell>
          <table:table-cell office:value-type="float" office:value="-3.681" calcext:value-type="float">
            <text:p>-3.681</text:p>
          </table:table-cell>
          <table:table-cell office:value-type="float" office:value="0.339306663596" calcext:value-type="float">
            <text:p>0.3393066636</text:p>
          </table:table-cell>
          <table:table-cell office:value-type="float" office:value="-1.70980894566" calcext:value-type="float">
            <text:p>-1.7098089457</text:p>
          </table:table-cell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0.838" calcext:value-type="float">
            <text:p>0.838</text:p>
          </table:table-cell>
          <table:table-cell office:value-type="float" office:value="-3.668" calcext:value-type="float">
            <text:p>-3.668</text:p>
          </table:table-cell>
          <table:table-cell office:value-type="float" office:value="0.323438948932" calcext:value-type="float">
            <text:p>0.3234389489</text:p>
          </table:table-cell>
          <table:table-cell office:value-type="float" office:value="-1.70569562912" calcext:value-type="float">
            <text:p>-1.7056956291</text:p>
          </table:table-cell>
        </table:table-row>
        <table:table-row table:style-name="ro1">
          <table:table-cell office:value-type="float" office:value="38.5" calcext:value-type="float">
            <text:p>38.5</text:p>
          </table:table-cell>
          <table:table-cell office:value-type="float" office:value="0.799" calcext:value-type="float">
            <text:p>0.799</text:p>
          </table:table-cell>
          <table:table-cell office:value-type="float" office:value="-3.655" calcext:value-type="float">
            <text:p>-3.655</text:p>
          </table:table-cell>
          <table:table-cell office:value-type="float" office:value="0.305044962958" calcext:value-type="float">
            <text:p>0.305044963</text:p>
          </table:table-cell>
          <table:table-cell office:value-type="float" office:value="-1.69990456104" calcext:value-type="float">
            <text:p>-1.699904561</text:p>
          </table:table-cell>
        </table:table-row>
        <table:table-row table:style-name="ro1">
          <table:table-cell office:value-type="float" office:value="38.6" calcext:value-type="float">
            <text:p>38.6</text:p>
          </table:table-cell>
          <table:table-cell office:value-type="float" office:value="0.758" calcext:value-type="float">
            <text:p>0.758</text:p>
          </table:table-cell>
          <table:table-cell office:value-type="float" office:value="-3.642" calcext:value-type="float">
            <text:p>-3.642</text:p>
          </table:table-cell>
          <table:table-cell office:value-type="float" office:value="0.288359659544" calcext:value-type="float">
            <text:p>0.2883596595</text:p>
          </table:table-cell>
          <table:table-cell office:value-type="float" office:value="-1.69568312168" calcext:value-type="float">
            <text:p>-1.6956831217</text:p>
          </table:table-cell>
        </table:table-row>
        <table:table-row table:style-name="ro1">
          <table:table-cell office:value-type="float" office:value="38.7" calcext:value-type="float">
            <text:p>38.7</text:p>
          </table:table-cell>
          <table:table-cell office:value-type="float" office:value="0.719" calcext:value-type="float">
            <text:p>0.719</text:p>
          </table:table-cell>
          <table:table-cell office:value-type="float" office:value="-3.629" calcext:value-type="float">
            <text:p>-3.629</text:p>
          </table:table-cell>
          <table:table-cell office:value-type="float" office:value="0.275672929243" calcext:value-type="float">
            <text:p>0.2756729292</text:p>
          </table:table-cell>
          <table:table-cell office:value-type="float" office:value="-1.69190728664" calcext:value-type="float">
            <text:p>-1.6919072866</text:p>
          </table:table-cell>
        </table:table-row>
        <table:table-row table:style-name="ro1">
          <table:table-cell office:value-type="float" office:value="38.8" calcext:value-type="float">
            <text:p>38.8</text:p>
          </table:table-cell>
          <table:table-cell office:value-type="float" office:value="0.68" calcext:value-type="float">
            <text:p>0.68</text:p>
          </table:table-cell>
          <table:table-cell office:value-type="float" office:value="-3.615" calcext:value-type="float">
            <text:p>-3.615</text:p>
          </table:table-cell>
          <table:table-cell office:value-type="float" office:value="0.266017624167" calcext:value-type="float">
            <text:p>0.2660176242</text:p>
          </table:table-cell>
          <table:table-cell office:value-type="float" office:value="-1.68713653088" calcext:value-type="float">
            <text:p>-1.6871365309</text:p>
          </table:table-cell>
        </table:table-row>
        <table:table-row table:style-name="ro1">
          <table:table-cell office:value-type="float" office:value="38.9" calcext:value-type="float">
            <text:p>38.9</text:p>
          </table:table-cell>
          <table:table-cell office:value-type="float" office:value="0.641" calcext:value-type="float">
            <text:p>0.641</text:p>
          </table:table-cell>
          <table:table-cell office:value-type="float" office:value="-3.601" calcext:value-type="float">
            <text:p>-3.601</text:p>
          </table:table-cell>
          <table:table-cell office:value-type="float" office:value="0.255888224166" calcext:value-type="float">
            <text:p>0.2558882242</text:p>
          </table:table-cell>
          <table:table-cell office:value-type="float" office:value="-1.68157529831" calcext:value-type="float">
            <text:p>-1.681575298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04" calcext:value-type="float">
            <text:p>0.604</text:p>
          </table:table-cell>
          <table:table-cell office:value-type="float" office:value="-3.588" calcext:value-type="float">
            <text:p>-3.588</text:p>
          </table:table-cell>
          <table:table-cell office:value-type="float" office:value="0.243936762148" calcext:value-type="float">
            <text:p>0.2439367621</text:p>
          </table:table-cell>
          <table:table-cell office:value-type="float" office:value="-1.6754976511" calcext:value-type="float">
            <text:p>-1.6754976511</text:p>
          </table:table-cell>
        </table:table-row>
        <table:table-row table:style-name="ro1">
          <table:table-cell office:value-type="float" office:value="39.1" calcext:value-type="float">
            <text:p>39.1</text:p>
          </table:table-cell>
          <table:table-cell office:value-type="float" office:value="0.566" calcext:value-type="float">
            <text:p>0.566</text:p>
          </table:table-cell>
          <table:table-cell office:value-type="float" office:value="-3.573" calcext:value-type="float">
            <text:p>-3.573</text:p>
          </table:table-cell>
          <table:table-cell office:value-type="float" office:value="0.235084288936" calcext:value-type="float">
            <text:p>0.2350842889</text:p>
          </table:table-cell>
          <table:table-cell office:value-type="float" office:value="-1.66767537594" calcext:value-type="float">
            <text:p>-1.6676753759</text:p>
          </table:table-cell>
        </table:table-row>
        <table:table-row table:style-name="ro1">
          <table:table-cell office:value-type="float" office:value="39.2" calcext:value-type="float">
            <text:p>39.2</text:p>
          </table:table-cell>
          <table:table-cell office:value-type="float" office:value="0.528" calcext:value-type="float">
            <text:p>0.528</text:p>
          </table:table-cell>
          <table:table-cell office:value-type="float" office:value="-3.558" calcext:value-type="float">
            <text:p>-3.558</text:p>
          </table:table-cell>
          <table:table-cell office:value-type="float" office:value="0.222545454493" calcext:value-type="float">
            <text:p>0.2225454545</text:p>
          </table:table-cell>
          <table:table-cell office:value-type="float" office:value="-1.65960586071" calcext:value-type="float">
            <text:p>-1.6596058607</text:p>
          </table:table-cell>
        </table:table-row>
        <table:table-row table:style-name="ro1">
          <table:table-cell office:value-type="float" office:value="39.3" calcext:value-type="float">
            <text:p>39.3</text:p>
          </table:table-cell>
          <table:table-cell office:value-type="float" office:value="0.491" calcext:value-type="float">
            <text:p>0.491</text:p>
          </table:table-cell>
          <table:table-cell office:value-type="float" office:value="-3.543" calcext:value-type="float">
            <text:p>-3.543</text:p>
          </table:table-cell>
          <table:table-cell office:value-type="float" office:value="0.20503772871" calcext:value-type="float">
            <text:p>0.2050377287</text:p>
          </table:table-cell>
          <table:table-cell office:value-type="float" office:value="-1.64913511276" calcext:value-type="float">
            <text:p>-1.6491351128</text:p>
          </table:table-cell>
        </table:table-row>
        <table:table-row table:style-name="ro1">
          <table:table-cell office:value-type="float" office:value="39.4" calcext:value-type="float">
            <text:p>39.4</text:p>
          </table:table-cell>
          <table:table-cell office:value-type="float" office:value="0.455" calcext:value-type="float">
            <text:p>0.455</text:p>
          </table:table-cell>
          <table:table-cell office:value-type="float" office:value="-3.528" calcext:value-type="float">
            <text:p>-3.528</text:p>
          </table:table-cell>
          <table:table-cell office:value-type="float" office:value="0.177253859277" calcext:value-type="float">
            <text:p>0.1772538593</text:p>
          </table:table-cell>
          <table:table-cell office:value-type="float" office:value="-1.63470315933" calcext:value-type="float">
            <text:p>-1.6347031593</text:p>
          </table:table-cell>
        </table:table-row>
        <table:table-row table:style-name="ro1">
          <table:table-cell office:value-type="float" office:value="39.5" calcext:value-type="float">
            <text:p>39.5</text:p>
          </table:table-cell>
          <table:table-cell office:value-type="float" office:value="0.421" calcext:value-type="float">
            <text:p>0.421</text:p>
          </table:table-cell>
          <table:table-cell office:value-type="float" office:value="-3.513" calcext:value-type="float">
            <text:p>-3.513</text:p>
          </table:table-cell>
          <table:table-cell office:value-type="float" office:value="0.145061014061" calcext:value-type="float">
            <text:p>0.1450610141</text:p>
          </table:table-cell>
          <table:table-cell office:value-type="float" office:value="-1.62177109718" calcext:value-type="float">
            <text:p>-1.6217710972</text:p>
          </table:table-cell>
        </table:table-row>
        <table:table-row table:style-name="ro1">
          <table:table-cell office:value-type="float" office:value="39.6" calcext:value-type="float">
            <text:p>39.6</text:p>
          </table:table-cell>
          <table:table-cell office:value-type="float" office:value="0.386" calcext:value-type="float">
            <text:p>0.386</text:p>
          </table:table-cell>
          <table:table-cell office:value-type="float" office:value="-3.497" calcext:value-type="float">
            <text:p>-3.497</text:p>
          </table:table-cell>
          <table:table-cell office:value-type="float" office:value="0.117649226435" calcext:value-type="float">
            <text:p>0.1176492264</text:p>
          </table:table-cell>
          <table:table-cell office:value-type="float" office:value="-1.60929739475" calcext:value-type="float">
            <text:p>-1.6092973948</text:p>
          </table:table-cell>
        </table:table-row>
        <table:table-row table:style-name="ro1">
          <table:table-cell office:value-type="float" office:value="39.7" calcext:value-type="float">
            <text:p>39.7</text:p>
          </table:table-cell>
          <table:table-cell office:value-type="float" office:value="0.357" calcext:value-type="float">
            <text:p>0.357</text:p>
          </table:table-cell>
          <table:table-cell office:value-type="float" office:value="-3.482" calcext:value-type="float">
            <text:p>-3.482</text:p>
          </table:table-cell>
          <table:table-cell office:value-type="float" office:value="0.113996235944" calcext:value-type="float">
            <text:p>0.1139962359</text:p>
          </table:table-cell>
          <table:table-cell office:value-type="float" office:value="-1.60158622265" calcext:value-type="float">
            <text:p>-1.6015862227</text:p>
          </table:table-cell>
        </table:table-row>
        <table:table-row table:style-name="ro1">
          <table:table-cell office:value-type="float" office:value="39.8" calcext:value-type="float">
            <text:p>39.8</text:p>
          </table:table-cell>
          <table:table-cell office:value-type="float" office:value="0.333" calcext:value-type="float">
            <text:p>0.333</text:p>
          </table:table-cell>
          <table:table-cell office:value-type="float" office:value="-3.469" calcext:value-type="float">
            <text:p>-3.469</text:p>
          </table:table-cell>
          <table:table-cell office:value-type="float" office:value="0.0993704182752" calcext:value-type="float">
            <text:p>0.0993704183</text:p>
          </table:table-cell>
          <table:table-cell office:value-type="float" office:value="-1.5906317234" calcext:value-type="float">
            <text:p>-1.5906317234</text:p>
          </table:table-cell>
        </table:table-row>
        <table:table-row table:style-name="ro1">
          <table:table-cell office:value-type="float" office:value="39.9" calcext:value-type="float">
            <text:p>39.9</text:p>
          </table:table-cell>
          <table:table-cell office:value-type="float" office:value="0.313" calcext:value-type="float">
            <text:p>0.313</text:p>
          </table:table-cell>
          <table:table-cell office:value-type="float" office:value="-3.458" calcext:value-type="float">
            <text:p>-3.458</text:p>
          </table:table-cell>
          <table:table-cell office:value-type="float" office:value="0.0826512193885" calcext:value-type="float">
            <text:p>0.0826512194</text:p>
          </table:table-cell>
          <table:table-cell office:value-type="float" office:value="-1.57637298107" calcext:value-type="float">
            <text:p>-1.57637298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297" calcext:value-type="float">
            <text:p>0.297</text:p>
          </table:table-cell>
          <table:table-cell office:value-type="float" office:value="-3.448" calcext:value-type="float">
            <text:p>-3.448</text:p>
          </table:table-cell>
          <table:table-cell office:value-type="float" office:value="0.0495168925548" calcext:value-type="float">
            <text:p>0.0495168926</text:p>
          </table:table-cell>
          <table:table-cell office:value-type="float" office:value="-1.55407822132" calcext:value-type="float">
            <text:p>-1.5540782213</text:p>
          </table:table-cell>
        </table:table-row>
        <table:table-row table:style-name="ro1">
          <table:table-cell office:value-type="float" office:value="40.1" calcext:value-type="float">
            <text:p>40.1</text:p>
          </table:table-cell>
          <table:table-cell office:value-type="float" office:value="0.283" calcext:value-type="float">
            <text:p>0.283</text:p>
          </table:table-cell>
          <table:table-cell office:value-type="float" office:value="-3.439" calcext:value-type="float">
            <text:p>-3.439</text:p>
          </table:table-cell>
          <table:table-cell office:value-type="float" office:value="0.0339120468553" calcext:value-type="float">
            <text:p>0.0339120469</text:p>
          </table:table-cell>
          <table:table-cell office:value-type="float" office:value="-1.53693890572" calcext:value-type="float">
            <text:p>-1.5369389057</text:p>
          </table:table-cell>
        </table:table-row>
        <table:table-row table:style-name="ro1">
          <table:table-cell office:value-type="float" office:value="40.2" calcext:value-type="float">
            <text:p>40.2</text:p>
          </table:table-cell>
          <table:table-cell office:value-type="float" office:value="0.269" calcext:value-type="float">
            <text:p>0.269</text:p>
          </table:table-cell>
          <table:table-cell office:value-type="float" office:value="-3.429" calcext:value-type="float">
            <text:p>-3.429</text:p>
          </table:table-cell>
          <table:table-cell office:value-type="float" office:value="0.0171357618667" calcext:value-type="float">
            <text:p>0.0171357619</text:p>
          </table:table-cell>
          <table:table-cell office:value-type="float" office:value="-1.51754891872" calcext:value-type="float">
            <text:p>-1.5175489187</text:p>
          </table:table-cell>
        </table:table-row>
        <table:table-row table:style-name="ro1">
          <table:table-cell office:value-type="float" office:value="40.3" calcext:value-type="float">
            <text:p>40.3</text:p>
          </table:table-cell>
          <table:table-cell office:value-type="float" office:value="0.253" calcext:value-type="float">
            <text:p>0.253</text:p>
          </table:table-cell>
          <table:table-cell office:value-type="float" office:value="-3.417" calcext:value-type="float">
            <text:p>-3.417</text:p>
          </table:table-cell>
          <table:table-cell office:value-type="float" office:value="-0.00450000826011" calcext:value-type="float">
            <text:p>-0.0045000083</text:p>
          </table:table-cell>
          <table:table-cell office:value-type="float" office:value="-1.49747169018" calcext:value-type="float">
            <text:p>-1.4974716902</text:p>
          </table:table-cell>
        </table:table-row>
        <table:table-row table:style-name="ro1">
          <table:table-cell office:value-type="float" office:value="40.4" calcext:value-type="float">
            <text:p>40.4</text:p>
          </table:table-cell>
          <table:table-cell office:value-type="float" office:value="0.236" calcext:value-type="float">
            <text:p>0.236</text:p>
          </table:table-cell>
          <table:table-cell office:value-type="float" office:value="-3.404" calcext:value-type="float">
            <text:p>-3.404</text:p>
          </table:table-cell>
          <table:table-cell office:value-type="float" office:value="-0.016684366763" calcext:value-type="float">
            <text:p>-0.0166843668</text:p>
          </table:table-cell>
          <table:table-cell office:value-type="float" office:value="-1.4787260294" calcext:value-type="float">
            <text:p>-1.4787260294</text:p>
          </table:table-cell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0.218" calcext:value-type="float">
            <text:p>0.218</text:p>
          </table:table-cell>
          <table:table-cell office:value-type="float" office:value="-3.389" calcext:value-type="float">
            <text:p>-3.389</text:p>
          </table:table-cell>
          <table:table-cell office:value-type="float" office:value="-0.0231657084991" calcext:value-type="float">
            <text:p>-0.0231657085</text:p>
          </table:table-cell>
          <table:table-cell office:value-type="float" office:value="-1.46314537525" calcext:value-type="float">
            <text:p>-1.4631453753</text:p>
          </table:table-cell>
        </table:table-row>
        <table:table-row table:style-name="ro1">
          <table:table-cell office:value-type="float" office:value="40.6" calcext:value-type="float">
            <text:p>40.6</text:p>
          </table:table-cell>
          <table:table-cell office:value-type="float" office:value="0.202" calcext:value-type="float">
            <text:p>0.202</text:p>
          </table:table-cell>
          <table:table-cell office:value-type="float" office:value="-3.374" calcext:value-type="float">
            <text:p>-3.374</text:p>
          </table:table-cell>
          <table:table-cell office:value-type="float" office:value="-0.0299810253614" calcext:value-type="float">
            <text:p>-0.0299810254</text:p>
          </table:table-cell>
          <table:table-cell office:value-type="float" office:value="-1.44563901424" calcext:value-type="float">
            <text:p>-1.4456390142</text:p>
          </table:table-cell>
        </table:table-row>
        <table:table-row table:style-name="ro1">
          <table:table-cell office:value-type="float" office:value="40.7" calcext:value-type="float">
            <text:p>40.7</text:p>
          </table:table-cell>
          <table:table-cell office:value-type="float" office:value="0.186" calcext:value-type="float">
            <text:p>0.186</text:p>
          </table:table-cell>
          <table:table-cell office:value-type="float" office:value="-3.36" calcext:value-type="float">
            <text:p>-3.36</text:p>
          </table:table-cell>
          <table:table-cell office:value-type="float" office:value="-0.035469979822" calcext:value-type="float">
            <text:p>-0.0354699798</text:p>
          </table:table-cell>
          <table:table-cell office:value-type="float" office:value="-1.43030714989" calcext:value-type="float">
            <text:p>-1.4303071499</text:p>
          </table:table-cell>
        </table:table-row>
        <table:table-row table:style-name="ro1">
          <table:table-cell office:value-type="float" office:value="40.8" calcext:value-type="float">
            <text:p>40.8</text:p>
          </table:table-cell>
          <table:table-cell office:value-type="float" office:value="0.172" calcext:value-type="float">
            <text:p>0.172</text:p>
          </table:table-cell>
          <table:table-cell office:value-type="float" office:value="-3.345" calcext:value-type="float">
            <text:p>-3.345</text:p>
          </table:table-cell>
          <table:table-cell office:value-type="float" office:value="-0.0393075386147" calcext:value-type="float">
            <text:p>-0.0393075386</text:p>
          </table:table-cell>
          <table:table-cell office:value-type="float" office:value="-1.4133002758" calcext:value-type="float">
            <text:p>-1.4133002758</text:p>
          </table:table-cell>
        </table:table-row>
        <table:table-row table:style-name="ro1">
          <table:table-cell office:value-type="float" office:value="40.9" calcext:value-type="float">
            <text:p>40.9</text:p>
          </table:table-cell>
          <table:table-cell office:value-type="float" office:value="0.159" calcext:value-type="float">
            <text:p>0.159</text:p>
          </table:table-cell>
          <table:table-cell office:value-type="float" office:value="-3.331" calcext:value-type="float">
            <text:p>-3.331</text:p>
          </table:table-cell>
          <table:table-cell office:value-type="float" office:value="-0.0435101837403" calcext:value-type="float">
            <text:p>-0.0435101837</text:p>
          </table:table-cell>
          <table:table-cell office:value-type="float" office:value="-1.39791321754" calcext:value-type="float">
            <text:p>-1.397913217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147" calcext:value-type="float">
            <text:p>0.147</text:p>
          </table:table-cell>
          <table:table-cell office:value-type="float" office:value="-3.317" calcext:value-type="float">
            <text:p>-3.317</text:p>
          </table:table-cell>
          <table:table-cell office:value-type="float" office:value="-0.0477049072377" calcext:value-type="float">
            <text:p>-0.0477049072</text:p>
          </table:table-cell>
          <table:table-cell office:value-type="float" office:value="-1.3819051981" calcext:value-type="float">
            <text:p>-1.3819051981</text:p>
          </table:table-cell>
        </table:table-row>
        <table:table-row table:style-name="ro1">
          <table:table-cell office:value-type="float" office:value="41.1" calcext:value-type="float">
            <text:p>41.1</text:p>
          </table:table-cell>
          <table:table-cell office:value-type="float" office:value="0.134" calcext:value-type="float">
            <text:p>0.134</text:p>
          </table:table-cell>
          <table:table-cell office:value-type="float" office:value="-3.303" calcext:value-type="float">
            <text:p>-3.303</text:p>
          </table:table-cell>
          <table:table-cell office:value-type="float" office:value="-0.0501029432811" calcext:value-type="float">
            <text:p>-0.0501029433</text:p>
          </table:table-cell>
          <table:table-cell office:value-type="float" office:value="-1.36809837818" calcext:value-type="float">
            <text:p>-1.3680983782</text:p>
          </table:table-cell>
        </table:table-row>
        <table:table-row table:style-name="ro1">
          <table:table-cell office:value-type="float" office:value="41.2" calcext:value-type="float">
            <text:p>41.2</text:p>
          </table:table-cell>
          <table:table-cell office:value-type="float" office:value="0.122" calcext:value-type="float">
            <text:p>0.122</text:p>
          </table:table-cell>
          <table:table-cell office:value-type="float" office:value="-3.287" calcext:value-type="float">
            <text:p>-3.287</text:p>
          </table:table-cell>
          <table:table-cell office:value-type="float" office:value="-0.0491769748339" calcext:value-type="float">
            <text:p>-0.0491769748</text:p>
          </table:table-cell>
          <table:table-cell office:value-type="float" office:value="-1.35587978363" calcext:value-type="float">
            <text:p>-1.3558797836</text:p>
          </table:table-cell>
        </table:table-row>
        <table:table-row table:style-name="ro1">
          <table:table-cell office:value-type="float" office:value="41.3" calcext:value-type="float">
            <text:p>41.3</text:p>
          </table:table-cell>
          <table:table-cell office:value-type="float" office:value="0.111" calcext:value-type="float">
            <text:p>0.111</text:p>
          </table:table-cell>
          <table:table-cell office:value-type="float" office:value="-3.272" calcext:value-type="float">
            <text:p>-3.272</text:p>
          </table:table-cell>
          <table:table-cell office:value-type="float" office:value="-0.0473519591072" calcext:value-type="float">
            <text:p>-0.0473519591</text:p>
          </table:table-cell>
          <table:table-cell office:value-type="float" office:value="-1.34396409988" calcext:value-type="float">
            <text:p>-1.3439640999</text:p>
          </table:table-cell>
        </table:table-row>
        <table:table-row table:style-name="ro1">
          <table:table-cell office:value-type="float" office:value="41.4" calcext:value-type="float">
            <text:p>41.4</text:p>
          </table:table-cell>
          <table:table-cell office:value-type="float" office:value="0.1" calcext:value-type="float">
            <text:p>0.1</text:p>
          </table:table-cell>
          <table:table-cell office:value-type="float" office:value="-3.256" calcext:value-type="float">
            <text:p>-3.256</text:p>
          </table:table-cell>
          <table:table-cell office:value-type="float" office:value="-0.0455842116842" calcext:value-type="float">
            <text:p>-0.0455842117</text:p>
          </table:table-cell>
          <table:table-cell office:value-type="float" office:value="-1.33207583427" calcext:value-type="float">
            <text:p>-1.3320758343</text:p>
          </table:table-cell>
        </table:table-row>
        <table:table-row table:style-name="ro1">
          <table:table-cell office:value-type="float" office:value="41.5" calcext:value-type="float">
            <text:p>41.5</text:p>
          </table:table-cell>
          <table:table-cell office:value-type="float" office:value="0.089" calcext:value-type="float">
            <text:p>0.089</text:p>
          </table:table-cell>
          <table:table-cell office:value-type="float" office:value="-3.241" calcext:value-type="float">
            <text:p>-3.241</text:p>
          </table:table-cell>
          <table:table-cell office:value-type="float" office:value="-0.0426983214039" calcext:value-type="float">
            <text:p>-0.0426983214</text:p>
          </table:table-cell>
          <table:table-cell office:value-type="float" office:value="-1.32047796249" calcext:value-type="float">
            <text:p>-1.3204779625</text:p>
          </table:table-cell>
        </table:table-row>
        <table:table-row table:style-name="ro1">
          <table:table-cell office:value-type="float" office:value="41.6" calcext:value-type="float">
            <text:p>41.6</text:p>
          </table:table-cell>
          <table:table-cell office:value-type="float" office:value="0.08" calcext:value-type="float">
            <text:p>0.08</text:p>
          </table:table-cell>
          <table:table-cell office:value-type="float" office:value="-3.226" calcext:value-type="float">
            <text:p>-3.226</text:p>
          </table:table-cell>
          <table:table-cell office:value-type="float" office:value="-0.0394339574122" calcext:value-type="float">
            <text:p>-0.0394339574</text:p>
          </table:table-cell>
          <table:table-cell office:value-type="float" office:value="-1.30884087086" calcext:value-type="float">
            <text:p>-1.3088408709</text:p>
          </table:table-cell>
        </table:table-row>
        <table:table-row table:style-name="ro1">
          <table:table-cell office:value-type="float" office:value="41.7" calcext:value-type="float">
            <text:p>41.7</text:p>
          </table:table-cell>
          <table:table-cell office:value-type="float" office:value="0.071" calcext:value-type="float">
            <text:p>0.071</text:p>
          </table:table-cell>
          <table:table-cell office:value-type="float" office:value="-3.211" calcext:value-type="float">
            <text:p>-3.211</text:p>
          </table:table-cell>
          <table:table-cell office:value-type="float" office:value="-0.0366110626791" calcext:value-type="float">
            <text:p>-0.0366110627</text:p>
          </table:table-cell>
          <table:table-cell office:value-type="float" office:value="-1.29653871059" calcext:value-type="float">
            <text:p>-1.2965387106</text:p>
          </table:table-cell>
        </table:table-row>
        <table:table-row table:style-name="ro1">
          <table:table-cell office:value-type="float" office:value="41.8" calcext:value-type="float">
            <text:p>41.8</text:p>
          </table:table-cell>
          <table:table-cell office:value-type="float" office:value="0.063" calcext:value-type="float">
            <text:p>0.063</text:p>
          </table:table-cell>
          <table:table-cell office:value-type="float" office:value="-3.197" calcext:value-type="float">
            <text:p>-3.197</text:p>
          </table:table-cell>
          <table:table-cell office:value-type="float" office:value="-0.0339066006634" calcext:value-type="float">
            <text:p>-0.0339066007</text:p>
          </table:table-cell>
          <table:table-cell office:value-type="float" office:value="-1.28324639797" calcext:value-type="float">
            <text:p>-1.283246398</text:p>
          </table:table-cell>
        </table:table-row>
        <table:table-row table:style-name="ro1">
          <table:table-cell office:value-type="float" office:value="41.9" calcext:value-type="float">
            <text:p>41.9</text:p>
          </table:table-cell>
          <table:table-cell office:value-type="float" office:value="0.056" calcext:value-type="float">
            <text:p>0.056</text:p>
          </table:table-cell>
          <table:table-cell office:value-type="float" office:value="-3.183" calcext:value-type="float">
            <text:p>-3.183</text:p>
          </table:table-cell>
          <table:table-cell office:value-type="float" office:value="-0.0295253004456" calcext:value-type="float">
            <text:p>-0.0295253004</text:p>
          </table:table-cell>
          <table:table-cell office:value-type="float" office:value="-1.2712059021" calcext:value-type="float">
            <text:p>-1.27120590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049" calcext:value-type="float">
            <text:p>0.049</text:p>
          </table:table-cell>
          <table:table-cell office:value-type="float" office:value="-3.168" calcext:value-type="float">
            <text:p>-3.168</text:p>
          </table:table-cell>
          <table:table-cell office:value-type="float" office:value="-0.0257614245593" calcext:value-type="float">
            <text:p>-0.0257614246</text:p>
          </table:table-cell>
          <table:table-cell office:value-type="float" office:value="-1.25870239735" calcext:value-type="float">
            <text:p>-1.2587023974</text:p>
          </table:table-cell>
        </table:table-row>
        <table:table-row table:style-name="ro1">
          <table:table-cell office:value-type="float" office:value="42.1" calcext:value-type="float">
            <text:p>42.1</text:p>
          </table:table-cell>
          <table:table-cell office:value-type="float" office:value="0.043" calcext:value-type="float">
            <text:p>0.043</text:p>
          </table:table-cell>
          <table:table-cell office:value-type="float" office:value="-3.154" calcext:value-type="float">
            <text:p>-3.154</text:p>
          </table:table-cell>
          <table:table-cell office:value-type="float" office:value="-0.0215315083774" calcext:value-type="float">
            <text:p>-0.0215315084</text:p>
          </table:table-cell>
          <table:table-cell office:value-type="float" office:value="-1.24795341492" calcext:value-type="float">
            <text:p>-1.2479534149</text:p>
          </table:table-cell>
        </table:table-row>
        <table:table-row table:style-name="ro1">
          <table:table-cell office:value-type="float" office:value="42.2" calcext:value-type="float">
            <text:p>42.2</text:p>
          </table:table-cell>
          <table:table-cell office:value-type="float" office:value="0.037" calcext:value-type="float">
            <text:p>0.037</text:p>
          </table:table-cell>
          <table:table-cell office:value-type="float" office:value="-3.14" calcext:value-type="float">
            <text:p>-3.14</text:p>
          </table:table-cell>
          <table:table-cell office:value-type="float" office:value="-0.0164867556255" calcext:value-type="float">
            <text:p>-0.0164867556</text:p>
          </table:table-cell>
          <table:table-cell office:value-type="float" office:value="-1.23816478252" calcext:value-type="float">
            <text:p>-1.2381647825</text:p>
          </table:table-cell>
        </table:table-row>
        <table:table-row table:style-name="ro1">
          <table:table-cell office:value-type="float" office:value="42.3" calcext:value-type="float">
            <text:p>42.3</text:p>
          </table:table-cell>
          <table:table-cell office:value-type="float" office:value="0.032" calcext:value-type="float">
            <text:p>0.032</text:p>
          </table:table-cell>
          <table:table-cell office:value-type="float" office:value="-3.126" calcext:value-type="float">
            <text:p>-3.126</text:p>
          </table:table-cell>
          <table:table-cell office:value-type="float" office:value="-0.0116435424326" calcext:value-type="float">
            <text:p>-0.0116435424</text:p>
          </table:table-cell>
          <table:table-cell office:value-type="float" office:value="-1.22717094421" calcext:value-type="float">
            <text:p>-1.2271709442</text:p>
          </table:table-cell>
        </table:table-row>
        <table:table-row table:style-name="ro1">
          <table:table-cell office:value-type="float" office:value="42.4" calcext:value-type="float">
            <text:p>42.4</text:p>
          </table:table-cell>
          <table:table-cell office:value-type="float" office:value="0.027" calcext:value-type="float">
            <text:p>0.027</text:p>
          </table:table-cell>
          <table:table-cell office:value-type="float" office:value="-3.112" calcext:value-type="float">
            <text:p>-3.112</text:p>
          </table:table-cell>
          <table:table-cell office:value-type="float" office:value="-0.0070174082242" calcext:value-type="float">
            <text:p>-0.0070174082</text:p>
          </table:table-cell>
          <table:table-cell office:value-type="float" office:value="-1.21581029892" calcext:value-type="float">
            <text:p>-1.2158102989</text:p>
          </table:table-cell>
        </table:table-row>
        <table:table-row table:style-name="ro1">
          <table:table-cell office:value-type="float" office:value="42.5" calcext:value-type="float">
            <text:p>42.5</text:p>
          </table:table-cell>
          <table:table-cell office:value-type="float" office:value="0.023" calcext:value-type="float">
            <text:p>0.023</text:p>
          </table:table-cell>
          <table:table-cell office:value-type="float" office:value="-3.099" calcext:value-type="float">
            <text:p>-3.099</text:p>
          </table:table-cell>
          <table:table-cell office:value-type="float" office:value="-0.00126346219638" calcext:value-type="float">
            <text:p>-0.0012634622</text:p>
          </table:table-cell>
          <table:table-cell office:value-type="float" office:value="-1.2050204277" calcext:value-type="float">
            <text:p>-1.2050204277</text:p>
          </table:table-cell>
        </table:table-row>
        <table:table-row table:style-name="ro1">
          <table:table-cell office:value-type="float" office:value="42.6" calcext:value-type="float">
            <text:p>42.6</text:p>
          </table:table-cell>
          <table:table-cell office:value-type="float" office:value="0.019" calcext:value-type="float">
            <text:p>0.019</text:p>
          </table:table-cell>
          <table:table-cell office:value-type="float" office:value="-3.085" calcext:value-type="float">
            <text:p>-3.085</text:p>
          </table:table-cell>
          <table:table-cell office:value-type="float" office:value="0.00528677941399" calcext:value-type="float">
            <text:p>0.0052867794</text:p>
          </table:table-cell>
          <table:table-cell office:value-type="float" office:value="-1.19383871555" calcext:value-type="float">
            <text:p>-1.1938387156</text:p>
          </table:table-cell>
        </table:table-row>
        <table:table-row table:style-name="ro1">
          <table:table-cell office:value-type="float" office:value="42.7" calcext:value-type="float">
            <text:p>42.7</text:p>
          </table:table-cell>
          <table:table-cell office:value-type="float" office:value="0.016" calcext:value-type="float">
            <text:p>0.016</text:p>
          </table:table-cell>
          <table:table-cell office:value-type="float" office:value="-3.07" calcext:value-type="float">
            <text:p>-3.07</text:p>
          </table:table-cell>
          <table:table-cell office:value-type="float" office:value="0.0118074577699" calcext:value-type="float">
            <text:p>0.0118074578</text:p>
          </table:table-cell>
          <table:table-cell office:value-type="float" office:value="-1.18229341507" calcext:value-type="float">
            <text:p>-1.1822934151</text:p>
          </table:table-cell>
        </table:table-row>
        <table:table-row table:style-name="ro1">
          <table:table-cell office:value-type="float" office:value="42.8" calcext:value-type="float">
            <text:p>42.8</text:p>
          </table:table-cell>
          <table:table-cell office:value-type="float" office:value="0.013" calcext:value-type="float">
            <text:p>0.013</text:p>
          </table:table-cell>
          <table:table-cell office:value-type="float" office:value="-3.055" calcext:value-type="float">
            <text:p>-3.055</text:p>
          </table:table-cell>
          <table:table-cell office:value-type="float" office:value="0.0179128307976" calcext:value-type="float">
            <text:p>0.0179128308</text:p>
          </table:table-cell>
          <table:table-cell office:value-type="float" office:value="-1.17162501812" calcext:value-type="float">
            <text:p>-1.1716250181</text:p>
          </table:table-cell>
        </table:table-row>
        <table:table-row table:style-name="ro1">
          <table:table-cell office:value-type="float" office:value="42.9" calcext:value-type="float">
            <text:p>42.9</text:p>
          </table:table-cell>
          <table:table-cell office:value-type="float" office:value="0.01" calcext:value-type="float">
            <text:p>0.01</text:p>
          </table:table-cell>
          <table:table-cell office:value-type="float" office:value="-3.039" calcext:value-type="float">
            <text:p>-3.039</text:p>
          </table:table-cell>
          <table:table-cell office:value-type="float" office:value="0.0234134552236" calcext:value-type="float">
            <text:p>0.0234134552</text:p>
          </table:table-cell>
          <table:table-cell office:value-type="float" office:value="-1.16096246243" calcext:value-type="float">
            <text:p>-1.16096246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8" calcext:value-type="float">
            <text:p>0.008</text:p>
          </table:table-cell>
          <table:table-cell office:value-type="float" office:value="-3.023" calcext:value-type="float">
            <text:p>-3.023</text:p>
          </table:table-cell>
          <table:table-cell office:value-type="float" office:value="0.028873246232" calcext:value-type="float">
            <text:p>0.0288732462</text:p>
          </table:table-cell>
          <table:table-cell office:value-type="float" office:value="-1.14994382858" calcext:value-type="float">
            <text:p>-1.1499438286</text:p>
          </table:table-cell>
        </table:table-row>
        <table:table-row table:style-name="ro1">
          <table:table-cell office:value-type="float" office:value="43.1" calcext:value-type="float">
            <text:p>43.1</text:p>
          </table:table-cell>
          <table:table-cell office:value-type="float" office:value="0.006" calcext:value-type="float">
            <text:p>0.006</text:p>
          </table:table-cell>
          <table:table-cell office:value-type="float" office:value="-3.006" calcext:value-type="float">
            <text:p>-3.006</text:p>
          </table:table-cell>
          <table:table-cell office:value-type="float" office:value="0.0342382094378" calcext:value-type="float">
            <text:p>0.0342382094</text:p>
          </table:table-cell>
          <table:table-cell office:value-type="float" office:value="-1.13911104202" calcext:value-type="float">
            <text:p>-1.139111042</text:p>
          </table:table-cell>
        </table:table-row>
        <table:table-row table:style-name="ro1">
          <table:table-cell office:value-type="float" office:value="43.2" calcext:value-type="float">
            <text:p>43.2</text:p>
          </table:table-cell>
          <table:table-cell office:value-type="float" office:value="0.004" calcext:value-type="float">
            <text:p>0.004</text:p>
          </table:table-cell>
          <table:table-cell office:value-type="float" office:value="-2.988" calcext:value-type="float">
            <text:p>-2.988</text:p>
          </table:table-cell>
          <table:table-cell office:value-type="float" office:value="0.0395307680825" calcext:value-type="float">
            <text:p>0.0395307681</text:p>
          </table:table-cell>
          <table:table-cell office:value-type="float" office:value="-1.1279489994" calcext:value-type="float">
            <text:p>-1.1279489994</text:p>
          </table:table-cell>
        </table:table-row>
        <table:table-row table:style-name="ro1">
          <table:table-cell office:value-type="float" office:value="43.3" calcext:value-type="float">
            <text:p>43.3</text:p>
          </table:table-cell>
          <table:table-cell office:value-type="float" office:value="0.004" calcext:value-type="float">
            <text:p>0.004</text:p>
          </table:table-cell>
          <table:table-cell office:value-type="float" office:value="-2.97" calcext:value-type="float">
            <text:p>-2.97</text:p>
          </table:table-cell>
          <table:table-cell office:value-type="float" office:value="0.044976034923" calcext:value-type="float">
            <text:p>0.0449760349</text:p>
          </table:table-cell>
          <table:table-cell office:value-type="float" office:value="-1.11663413048" calcext:value-type="float">
            <text:p>-1.1166341305</text:p>
          </table:table-cell>
        </table:table-row>
        <table:table-row table:style-name="ro1">
          <table:table-cell office:value-type="float" office:value="43.4" calcext:value-type="float">
            <text:p>43.4</text:p>
          </table:table-cell>
          <table:table-cell office:value-type="float" office:value="0.003" calcext:value-type="float">
            <text:p>0.003</text:p>
          </table:table-cell>
          <table:table-cell office:value-type="float" office:value="-2.95" calcext:value-type="float">
            <text:p>-2.95</text:p>
          </table:table-cell>
          <table:table-cell office:value-type="float" office:value="0.0504082553986" calcext:value-type="float">
            <text:p>0.0504082554</text:p>
          </table:table-cell>
          <table:table-cell office:value-type="float" office:value="-1.10494542122" calcext:value-type="float">
            <text:p>-1.1049454212</text:p>
          </table:table-cell>
        </table:table-row>
        <table:table-row table:style-name="ro1">
          <table:table-cell office:value-type="float" office:value="43.5" calcext:value-type="float">
            <text:p>43.5</text:p>
          </table:table-cell>
          <table:table-cell office:value-type="float" office:value="0.004" calcext:value-type="float">
            <text:p>0.004</text:p>
          </table:table-cell>
          <table:table-cell office:value-type="float" office:value="-2.929" calcext:value-type="float">
            <text:p>-2.929</text:p>
          </table:table-cell>
          <table:table-cell office:value-type="float" office:value="0.0559787060203" calcext:value-type="float">
            <text:p>0.055978706</text:p>
          </table:table-cell>
          <table:table-cell office:value-type="float" office:value="-1.09263694286" calcext:value-type="float">
            <text:p>-1.0926369429</text:p>
          </table:table-cell>
        </table:table-row>
        <table:table-row table:style-name="ro1">
          <table:table-cell office:value-type="float" office:value="43.6" calcext:value-type="float">
            <text:p>43.6</text:p>
          </table:table-cell>
          <table:table-cell office:value-type="float" office:value="0.005" calcext:value-type="float">
            <text:p>0.005</text:p>
          </table:table-cell>
          <table:table-cell office:value-type="float" office:value="-2.907" calcext:value-type="float">
            <text:p>-2.907</text:p>
          </table:table-cell>
          <table:table-cell office:value-type="float" office:value="0.0614760389172" calcext:value-type="float">
            <text:p>0.0614760389</text:p>
          </table:table-cell>
          <table:table-cell office:value-type="float" office:value="-1.08079171181" calcext:value-type="float">
            <text:p>-1.0807917118</text:p>
          </table:table-cell>
        </table:table-row>
        <table:table-row table:style-name="ro1">
          <table:table-cell office:value-type="float" office:value="43.7" calcext:value-type="float">
            <text:p>43.7</text:p>
          </table:table-cell>
          <table:table-cell office:value-type="float" office:value="0.007" calcext:value-type="float">
            <text:p>0.007</text:p>
          </table:table-cell>
          <table:table-cell office:value-type="float" office:value="-2.883" calcext:value-type="float">
            <text:p>-2.883</text:p>
          </table:table-cell>
          <table:table-cell office:value-type="float" office:value="0.0656999152001" calcext:value-type="float">
            <text:p>0.0656999152</text:p>
          </table:table-cell>
          <table:table-cell office:value-type="float" office:value="-1.07058787346" calcext:value-type="float">
            <text:p>-1.0705878735</text:p>
          </table:table-cell>
        </table:table-row>
        <table:table-row table:style-name="ro1">
          <table:table-cell office:value-type="float" office:value="43.8" calcext:value-type="float">
            <text:p>43.8</text:p>
          </table:table-cell>
          <table:table-cell office:value-type="float" office:value="0.009" calcext:value-type="float">
            <text:p>0.009</text:p>
          </table:table-cell>
          <table:table-cell office:value-type="float" office:value="-2.859" calcext:value-type="float">
            <text:p>-2.859</text:p>
          </table:table-cell>
          <table:table-cell office:value-type="float" office:value="0.0698866803449" calcext:value-type="float">
            <text:p>0.0698866803</text:p>
          </table:table-cell>
          <table:table-cell office:value-type="float" office:value="-1.06105256081" calcext:value-type="float">
            <text:p>-1.0610525608</text:p>
          </table:table-cell>
        </table:table-row>
        <table:table-row table:style-name="ro1">
          <table:table-cell office:value-type="float" office:value="43.9" calcext:value-type="float">
            <text:p>43.9</text:p>
          </table:table-cell>
          <table:table-cell office:value-type="float" office:value="0.013" calcext:value-type="float">
            <text:p>0.013</text:p>
          </table:table-cell>
          <table:table-cell office:value-type="float" office:value="-2.833" calcext:value-type="float">
            <text:p>-2.833</text:p>
          </table:table-cell>
          <table:table-cell office:value-type="float" office:value="0.0733518382553" calcext:value-type="float">
            <text:p>0.0733518383</text:p>
          </table:table-cell>
          <table:table-cell office:value-type="float" office:value="-1.05201160908" calcext:value-type="float">
            <text:p>-1.052011609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18" calcext:value-type="float">
            <text:p>0.018</text:p>
          </table:table-cell>
          <table:table-cell office:value-type="float" office:value="-2.807" calcext:value-type="float">
            <text:p>-2.807</text:p>
          </table:table-cell>
          <table:table-cell office:value-type="float" office:value="0.0758634264869" calcext:value-type="float">
            <text:p>0.0758634265</text:p>
          </table:table-cell>
          <table:table-cell office:value-type="float" office:value="-1.03871703148" calcext:value-type="float">
            <text:p>-1.0387170315</text:p>
          </table:table-cell>
        </table:table-row>
        <table:table-row table:style-name="ro1">
          <table:table-cell office:value-type="float" office:value="44.1" calcext:value-type="float">
            <text:p>44.1</text:p>
          </table:table-cell>
          <table:table-cell office:value-type="float" office:value="0.023" calcext:value-type="float">
            <text:p>0.023</text:p>
          </table:table-cell>
          <table:table-cell office:value-type="float" office:value="-2.78" calcext:value-type="float">
            <text:p>-2.78</text:p>
          </table:table-cell>
          <table:table-cell office:value-type="float" office:value="0.0781738984728" calcext:value-type="float">
            <text:p>0.0781738985</text:p>
          </table:table-cell>
          <table:table-cell office:value-type="float" office:value="-1.02094244957" calcext:value-type="float">
            <text:p>-1.0209424496</text:p>
          </table:table-cell>
        </table:table-row>
        <table:table-row table:style-name="ro1">
          <table:table-cell office:value-type="float" office:value="44.2" calcext:value-type="float">
            <text:p>44.2</text:p>
          </table:table-cell>
          <table:table-cell office:value-type="float" office:value="0.029" calcext:value-type="float">
            <text:p>0.029</text:p>
          </table:table-cell>
          <table:table-cell office:value-type="float" office:value="-2.752" calcext:value-type="float">
            <text:p>-2.752</text:p>
          </table:table-cell>
          <table:table-cell office:value-type="float" office:value="0.081840832284" calcext:value-type="float">
            <text:p>0.0818408323</text:p>
          </table:table-cell>
          <table:table-cell office:value-type="float" office:value="-0.99893283844" calcext:value-type="float">
            <text:p>-0.9989328384</text:p>
          </table:table-cell>
        </table:table-row>
        <table:table-row table:style-name="ro1">
          <table:table-cell office:value-type="float" office:value="44.3" calcext:value-type="float">
            <text:p>44.3</text:p>
          </table:table-cell>
          <table:table-cell office:value-type="float" office:value="0.037" calcext:value-type="float">
            <text:p>0.037</text:p>
          </table:table-cell>
          <table:table-cell office:value-type="float" office:value="-2.723" calcext:value-type="float">
            <text:p>-2.723</text:p>
          </table:table-cell>
          <table:table-cell office:value-type="float" office:value="0.0845309301724" calcext:value-type="float">
            <text:p>0.0845309302</text:p>
          </table:table-cell>
          <table:table-cell office:value-type="float" office:value="-0.979908764362" calcext:value-type="float">
            <text:p>-0.9799087644</text:p>
          </table:table-cell>
        </table:table-row>
        <table:table-row table:style-name="ro1">
          <table:table-cell office:value-type="float" office:value="44.4" calcext:value-type="float">
            <text:p>44.4</text:p>
          </table:table-cell>
          <table:table-cell office:value-type="float" office:value="0.045" calcext:value-type="float">
            <text:p>0.045</text:p>
          </table:table-cell>
          <table:table-cell office:value-type="float" office:value="-2.693" calcext:value-type="float">
            <text:p>-2.693</text:p>
          </table:table-cell>
          <table:table-cell office:value-type="float" office:value="0.0864881946525" calcext:value-type="float">
            <text:p>0.0864881947</text:p>
          </table:table-cell>
          <table:table-cell office:value-type="float" office:value="-0.961624801159" calcext:value-type="float">
            <text:p>-0.9616248012</text:p>
          </table:table-cell>
        </table:table-row>
        <table:table-row table:style-name="ro1">
          <table:table-cell office:value-type="float" office:value="44.5" calcext:value-type="float">
            <text:p>44.5</text:p>
          </table:table-cell>
          <table:table-cell office:value-type="float" office:value="0.053" calcext:value-type="float">
            <text:p>0.053</text:p>
          </table:table-cell>
          <table:table-cell office:value-type="float" office:value="-2.662" calcext:value-type="float">
            <text:p>-2.662</text:p>
          </table:table-cell>
          <table:table-cell office:value-type="float" office:value="0.086691740995" calcext:value-type="float">
            <text:p>0.086691741</text:p>
          </table:table-cell>
          <table:table-cell office:value-type="float" office:value="-0.945258259773" calcext:value-type="float">
            <text:p>-0.9452582598</text:p>
          </table:table-cell>
        </table:table-row>
        <table:table-row table:style-name="ro1">
          <table:table-cell office:value-type="float" office:value="44.6" calcext:value-type="float">
            <text:p>44.6</text:p>
          </table:table-cell>
          <table:table-cell office:value-type="float" office:value="0.063" calcext:value-type="float">
            <text:p>0.063</text:p>
          </table:table-cell>
          <table:table-cell office:value-type="float" office:value="-2.63" calcext:value-type="float">
            <text:p>-2.63</text:p>
          </table:table-cell>
          <table:table-cell office:value-type="float" office:value="0.0897508797274" calcext:value-type="float">
            <text:p>0.0897508797</text:p>
          </table:table-cell>
          <table:table-cell office:value-type="float" office:value="-0.931078612804" calcext:value-type="float">
            <text:p>-0.9310786128</text:p>
          </table:table-cell>
        </table:table-row>
        <table:table-row table:style-name="ro1">
          <table:table-cell office:value-type="float" office:value="44.7" calcext:value-type="float">
            <text:p>44.7</text:p>
          </table:table-cell>
          <table:table-cell office:value-type="float" office:value="0.073" calcext:value-type="float">
            <text:p>0.073</text:p>
          </table:table-cell>
          <table:table-cell office:value-type="float" office:value="-2.597" calcext:value-type="float">
            <text:p>-2.597</text:p>
          </table:table-cell>
          <table:table-cell office:value-type="float" office:value="0.0917792131162" calcext:value-type="float">
            <text:p>0.0917792131</text:p>
          </table:table-cell>
          <table:table-cell office:value-type="float" office:value="-0.918787062168" calcext:value-type="float">
            <text:p>-0.9187870622</text:p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084" calcext:value-type="float">
            <text:p>0.084</text:p>
          </table:table-cell>
          <table:table-cell office:value-type="float" office:value="-2.562" calcext:value-type="float">
            <text:p>-2.562</text:p>
          </table:table-cell>
          <table:table-cell office:value-type="float" office:value="0.0939281479368" calcext:value-type="float">
            <text:p>0.0939281479</text:p>
          </table:table-cell>
          <table:table-cell office:value-type="float" office:value="-0.904475986958" calcext:value-type="float">
            <text:p>-0.904475987</text:p>
          </table:table-cell>
        </table:table-row>
        <table:table-row table:style-name="ro1">
          <table:table-cell office:value-type="float" office:value="44.9" calcext:value-type="float">
            <text:p>44.9</text:p>
          </table:table-cell>
          <table:table-cell office:value-type="float" office:value="0.096" calcext:value-type="float">
            <text:p>0.096</text:p>
          </table:table-cell>
          <table:table-cell office:value-type="float" office:value="-2.526" calcext:value-type="float">
            <text:p>-2.526</text:p>
          </table:table-cell>
          <table:table-cell office:value-type="float" office:value="0.0967716674472" calcext:value-type="float">
            <text:p>0.0967716674</text:p>
          </table:table-cell>
          <table:table-cell office:value-type="float" office:value="-0.890927374363" calcext:value-type="float">
            <text:p>-0.89092737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108" calcext:value-type="float">
            <text:p>0.108</text:p>
          </table:table-cell>
          <table:table-cell office:value-type="float" office:value="-2.489" calcext:value-type="float">
            <text:p>-2.489</text:p>
          </table:table-cell>
          <table:table-cell office:value-type="float" office:value="0.0995445651621" calcext:value-type="float">
            <text:p>0.0995445652</text:p>
          </table:table-cell>
          <table:table-cell office:value-type="float" office:value="-0.876499593258" calcext:value-type="float">
            <text:p>-0.8764995933</text:p>
          </table:table-cell>
        </table:table-row>
        <table:table-row table:style-name="ro1">
          <table:table-cell office:value-type="float" office:value="45.1" calcext:value-type="float">
            <text:p>45.1</text:p>
          </table:table-cell>
          <table:table-cell office:value-type="float" office:value="0.121" calcext:value-type="float">
            <text:p>0.121</text:p>
          </table:table-cell>
          <table:table-cell office:value-type="float" office:value="-2.452" calcext:value-type="float">
            <text:p>-2.452</text:p>
          </table:table-cell>
          <table:table-cell office:value-type="float" office:value="0.100610962946" calcext:value-type="float">
            <text:p>0.1006109629</text:p>
          </table:table-cell>
          <table:table-cell office:value-type="float" office:value="-0.860567331314" calcext:value-type="float">
            <text:p>-0.8605673313</text:p>
          </table:table-cell>
        </table:table-row>
        <table:table-row table:style-name="ro1">
          <table:table-cell office:value-type="float" office:value="45.2" calcext:value-type="float">
            <text:p>45.2</text:p>
          </table:table-cell>
          <table:table-cell office:value-type="float" office:value="0.134" calcext:value-type="float">
            <text:p>0.134</text:p>
          </table:table-cell>
          <table:table-cell office:value-type="float" office:value="-2.414" calcext:value-type="float">
            <text:p>-2.414</text:p>
          </table:table-cell>
          <table:table-cell office:value-type="float" office:value="0.102243609236" calcext:value-type="float">
            <text:p>0.1022436092</text:p>
          </table:table-cell>
          <table:table-cell office:value-type="float" office:value="-0.846802353859" calcext:value-type="float">
            <text:p>-0.8468023539</text:p>
          </table:table-cell>
        </table:table-row>
        <table:table-row table:style-name="ro1">
          <table:table-cell office:value-type="float" office:value="45.3" calcext:value-type="float">
            <text:p>45.3</text:p>
          </table:table-cell>
          <table:table-cell office:value-type="float" office:value="0.148" calcext:value-type="float">
            <text:p>0.148</text:p>
          </table:table-cell>
          <table:table-cell office:value-type="float" office:value="-2.375" calcext:value-type="float">
            <text:p>-2.375</text:p>
          </table:table-cell>
          <table:table-cell office:value-type="float" office:value="0.104341466594" calcext:value-type="float">
            <text:p>0.1043414666</text:p>
          </table:table-cell>
          <table:table-cell office:value-type="float" office:value="-0.829589247704" calcext:value-type="float">
            <text:p>-0.8295892477</text:p>
          </table:table-cell>
        </table:table-row>
        <table:table-row table:style-name="ro1">
          <table:table-cell office:value-type="float" office:value="45.4" calcext:value-type="float">
            <text:p>45.4</text:p>
          </table:table-cell>
          <table:table-cell office:value-type="float" office:value="0.161" calcext:value-type="float">
            <text:p>0.161</text:p>
          </table:table-cell>
          <table:table-cell office:value-type="float" office:value="-2.337" calcext:value-type="float">
            <text:p>-2.337</text:p>
          </table:table-cell>
          <table:table-cell office:value-type="float" office:value="0.105768408897" calcext:value-type="float">
            <text:p>0.1057684089</text:p>
          </table:table-cell>
          <table:table-cell office:value-type="float" office:value="-0.808983564377" calcext:value-type="float">
            <text:p>-0.8089835644</text:p>
          </table:table-cell>
        </table:table-row>
        <table:table-row table:style-name="ro1">
          <table:table-cell office:value-type="float" office:value="45.5" calcext:value-type="float">
            <text:p>45.5</text:p>
          </table:table-cell>
          <table:table-cell office:value-type="float" office:value="0.175" calcext:value-type="float">
            <text:p>0.175</text:p>
          </table:table-cell>
          <table:table-cell office:value-type="float" office:value="-2.299" calcext:value-type="float">
            <text:p>-2.299</text:p>
          </table:table-cell>
          <table:table-cell office:value-type="float" office:value="0.106351639832" calcext:value-type="float">
            <text:p>0.1063516398</text:p>
          </table:table-cell>
          <table:table-cell office:value-type="float" office:value="-0.793311417103" calcext:value-type="float">
            <text:p>-0.7933114171</text:p>
          </table:table-cell>
        </table:table-row>
        <table:table-row table:style-name="ro1">
          <table:table-cell office:value-type="float" office:value="45.6" calcext:value-type="float">
            <text:p>45.6</text:p>
          </table:table-cell>
          <table:table-cell office:value-type="float" office:value="0.189" calcext:value-type="float">
            <text:p>0.189</text:p>
          </table:table-cell>
          <table:table-cell office:value-type="float" office:value="-2.261" calcext:value-type="float">
            <text:p>-2.261</text:p>
          </table:table-cell>
          <table:table-cell office:value-type="float" office:value="0.107505042939" calcext:value-type="float">
            <text:p>0.1075050429</text:p>
          </table:table-cell>
          <table:table-cell office:value-type="float" office:value="-0.776587069035" calcext:value-type="float">
            <text:p>-0.776587069</text:p>
          </table:table-cell>
        </table:table-row>
        <table:table-row table:style-name="ro1">
          <table:table-cell office:value-type="float" office:value="45.7" calcext:value-type="float">
            <text:p>45.7</text:p>
          </table:table-cell>
          <table:table-cell office:value-type="float" office:value="0.203" calcext:value-type="float">
            <text:p>0.203</text:p>
          </table:table-cell>
          <table:table-cell office:value-type="float" office:value="-2.223" calcext:value-type="float">
            <text:p>-2.223</text:p>
          </table:table-cell>
          <table:table-cell office:value-type="float" office:value="0.10790736804" calcext:value-type="float">
            <text:p>0.107907368</text:p>
          </table:table-cell>
          <table:table-cell office:value-type="float" office:value="-0.764104604721" calcext:value-type="float">
            <text:p>-0.7641046047</text:p>
          </table:table-cell>
        </table:table-row>
        <table:table-row table:style-name="ro1">
          <table:table-cell office:value-type="float" office:value="45.8" calcext:value-type="float">
            <text:p>45.8</text:p>
          </table:table-cell>
          <table:table-cell office:value-type="float" office:value="0.217" calcext:value-type="float">
            <text:p>0.217</text:p>
          </table:table-cell>
          <table:table-cell office:value-type="float" office:value="-2.185" calcext:value-type="float">
            <text:p>-2.185</text:p>
          </table:table-cell>
          <table:table-cell office:value-type="float" office:value="0.108666956819" calcext:value-type="float">
            <text:p>0.1086669568</text:p>
          </table:table-cell>
          <table:table-cell office:value-type="float" office:value="-0.747849583626" calcext:value-type="float">
            <text:p>-0.7478495836</text:p>
          </table:table-cell>
        </table:table-row>
        <table:table-row table:style-name="ro1">
          <table:table-cell office:value-type="float" office:value="45.9" calcext:value-type="float">
            <text:p>45.9</text:p>
          </table:table-cell>
          <table:table-cell office:value-type="float" office:value="0.231" calcext:value-type="float">
            <text:p>0.231</text:p>
          </table:table-cell>
          <table:table-cell office:value-type="float" office:value="-2.149" calcext:value-type="float">
            <text:p>-2.149</text:p>
          </table:table-cell>
          <table:table-cell office:value-type="float" office:value="0.109439981988" calcext:value-type="float">
            <text:p>0.109439982</text:p>
          </table:table-cell>
          <table:table-cell office:value-type="float" office:value="-0.729821145535" calcext:value-type="float">
            <text:p>-0.729821145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244" calcext:value-type="float">
            <text:p>0.244</text:p>
          </table:table-cell>
          <table:table-cell office:value-type="float" office:value="-2.112" calcext:value-type="float">
            <text:p>-2.112</text:p>
          </table:table-cell>
          <table:table-cell office:value-type="float" office:value="0.109391350259" calcext:value-type="float">
            <text:p>0.1093913503</text:p>
          </table:table-cell>
          <table:table-cell office:value-type="float" office:value="-0.71479254961" calcext:value-type="float">
            <text:p>-0.7147925496</text:p>
          </table:table-cell>
        </table:table-row>
        <table:table-row table:style-name="ro1">
          <table:table-cell office:value-type="float" office:value="46.1" calcext:value-type="float">
            <text:p>46.1</text:p>
          </table:table-cell>
          <table:table-cell office:value-type="float" office:value="0.257" calcext:value-type="float">
            <text:p>0.257</text:p>
          </table:table-cell>
          <table:table-cell office:value-type="float" office:value="-2.078" calcext:value-type="float">
            <text:p>-2.078</text:p>
          </table:table-cell>
          <table:table-cell office:value-type="float" office:value="0.108666335704" calcext:value-type="float">
            <text:p>0.1086663357</text:p>
          </table:table-cell>
          <table:table-cell office:value-type="float" office:value="-0.702013790607" calcext:value-type="float">
            <text:p>-0.7020137906</text:p>
          </table:table-cell>
        </table:table-row>
        <table:table-row table:style-name="ro1">
          <table:table-cell office:value-type="float" office:value="46.2" calcext:value-type="float">
            <text:p>46.2</text:p>
          </table:table-cell>
          <table:table-cell office:value-type="float" office:value="0.27" calcext:value-type="float">
            <text:p>0.27</text:p>
          </table:table-cell>
          <table:table-cell office:value-type="float" office:value="-2.042" calcext:value-type="float">
            <text:p>-2.042</text:p>
          </table:table-cell>
          <table:table-cell office:value-type="float" office:value="0.109090546288" calcext:value-type="float">
            <text:p>0.1090905463</text:p>
          </table:table-cell>
          <table:table-cell office:value-type="float" office:value="-0.689011752605" calcext:value-type="float">
            <text:p>-0.6890117526</text:p>
          </table:table-cell>
        </table:table-row>
        <table:table-row table:style-name="ro1">
          <table:table-cell office:value-type="float" office:value="46.3" calcext:value-type="float">
            <text:p>46.3</text:p>
          </table:table-cell>
          <table:table-cell office:value-type="float" office:value="0.284" calcext:value-type="float">
            <text:p>0.284</text:p>
          </table:table-cell>
          <table:table-cell office:value-type="float" office:value="-2.006" calcext:value-type="float">
            <text:p>-2.006</text:p>
          </table:table-cell>
          <table:table-cell office:value-type="float" office:value="0.109925780482" calcext:value-type="float">
            <text:p>0.1099257805</text:p>
          </table:table-cell>
          <table:table-cell office:value-type="float" office:value="-0.677571952343" calcext:value-type="float">
            <text:p>-0.6775719523</text:p>
          </table:table-cell>
        </table:table-row>
        <table:table-row table:style-name="ro1">
          <table:table-cell office:value-type="float" office:value="46.4" calcext:value-type="float">
            <text:p>46.4</text:p>
          </table:table-cell>
          <table:table-cell office:value-type="float" office:value="0.297" calcext:value-type="float">
            <text:p>0.297</text:p>
          </table:table-cell>
          <table:table-cell office:value-type="float" office:value="-1.97" calcext:value-type="float">
            <text:p>-1.97</text:p>
          </table:table-cell>
          <table:table-cell office:value-type="float" office:value="0.110343752877" calcext:value-type="float">
            <text:p>0.1103437529</text:p>
          </table:table-cell>
          <table:table-cell office:value-type="float" office:value="-0.665676414967" calcext:value-type="float">
            <text:p>-0.665676415</text:p>
          </table:table-cell>
        </table:table-row>
        <table:table-row table:style-name="ro1">
          <table:table-cell office:value-type="float" office:value="46.5" calcext:value-type="float">
            <text:p>46.5</text:p>
          </table:table-cell>
          <table:table-cell office:value-type="float" office:value="0.31" calcext:value-type="float">
            <text:p>0.31</text:p>
          </table:table-cell>
          <table:table-cell office:value-type="float" office:value="-1.934" calcext:value-type="float">
            <text:p>-1.934</text:p>
          </table:table-cell>
          <table:table-cell office:value-type="float" office:value="0.110343752877" calcext:value-type="float">
            <text:p>0.1103437529</text:p>
          </table:table-cell>
          <table:table-cell office:value-type="float" office:value="-0.665676414967" calcext:value-type="float">
            <text:p>-0.665676415</text:p>
          </table:table-cell>
        </table:table-row>
        <table:table-row table:style-name="ro1">
          <table:table-cell office:value-type="float" office:value="46.6" calcext:value-type="float">
            <text:p>46.6</text:p>
          </table:table-cell>
          <table:table-cell office:value-type="float" office:value="0.323" calcext:value-type="float">
            <text:p>0.323</text:p>
          </table:table-cell>
          <table:table-cell office:value-type="float" office:value="-1.899" calcext:value-type="float">
            <text:p>-1.899</text:p>
          </table:table-cell>
          <table:table-cell office:value-type="float" office:value="0.111674523524" calcext:value-type="float">
            <text:p>0.1116745235</text:p>
          </table:table-cell>
          <table:table-cell office:value-type="float" office:value="-0.653327643871" calcext:value-type="float">
            <text:p>-0.6533276439</text:p>
          </table:table-cell>
        </table:table-row>
        <table:table-row table:style-name="ro1">
          <table:table-cell office:value-type="float" office:value="46.7" calcext:value-type="float">
            <text:p>46.7</text:p>
          </table:table-cell>
          <table:table-cell office:value-type="float" office:value="0.336" calcext:value-type="float">
            <text:p>0.336</text:p>
          </table:table-cell>
          <table:table-cell office:value-type="float" office:value="-1.863" calcext:value-type="float">
            <text:p>-1.863</text:p>
          </table:table-cell>
          <table:table-cell office:value-type="float" office:value="0.113411248722" calcext:value-type="float">
            <text:p>0.1134112487</text:p>
          </table:table-cell>
          <table:table-cell office:value-type="float" office:value="-0.638282001019" calcext:value-type="float">
            <text:p>-0.638282001</text:p>
          </table:table-cell>
        </table:table-row>
        <table:table-row table:style-name="ro1">
          <table:table-cell office:value-type="float" office:value="46.8" calcext:value-type="float">
            <text:p>46.8</text:p>
          </table:table-cell>
          <table:table-cell office:value-type="float" office:value="0.349" calcext:value-type="float">
            <text:p>0.349</text:p>
          </table:table-cell>
          <table:table-cell office:value-type="float" office:value="-1.827" calcext:value-type="float">
            <text:p>-1.827</text:p>
          </table:table-cell>
          <table:table-cell office:value-type="float" office:value="0.112183530957" calcext:value-type="float">
            <text:p>0.112183531</text:p>
          </table:table-cell>
          <table:table-cell office:value-type="float" office:value="-0.623992443085" calcext:value-type="float">
            <text:p>-0.6239924431</text:p>
          </table:table-cell>
        </table:table-row>
        <table:table-row table:style-name="ro1">
          <table:table-cell office:value-type="float" office:value="46.9" calcext:value-type="float">
            <text:p>46.9</text:p>
          </table:table-cell>
          <table:table-cell office:value-type="float" office:value="0.362" calcext:value-type="float">
            <text:p>0.362</text:p>
          </table:table-cell>
          <table:table-cell office:value-type="float" office:value="-1.791" calcext:value-type="float">
            <text:p>-1.791</text:p>
          </table:table-cell>
          <table:table-cell office:value-type="float" office:value="0.113044261154" calcext:value-type="float">
            <text:p>0.1130442612</text:p>
          </table:table-cell>
          <table:table-cell office:value-type="float" office:value="-0.610098302364" calcext:value-type="float">
            <text:p>-0.610098302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75" calcext:value-type="float">
            <text:p>0.375</text:p>
          </table:table-cell>
          <table:table-cell office:value-type="float" office:value="-1.755" calcext:value-type="float">
            <text:p>-1.755</text:p>
          </table:table-cell>
          <table:table-cell office:value-type="float" office:value="0.114086591463" calcext:value-type="float">
            <text:p>0.1140865915</text:p>
          </table:table-cell>
          <table:table-cell office:value-type="float" office:value="-0.599156558514" calcext:value-type="float">
            <text:p>-0.5991565585</text:p>
          </table:table-cell>
        </table:table-row>
        <table:table-row table:style-name="ro1">
          <table:table-cell office:value-type="float" office:value="47.1" calcext:value-type="float">
            <text:p>47.1</text:p>
          </table:table-cell>
          <table:table-cell office:value-type="float" office:value="0.388" calcext:value-type="float">
            <text:p>0.388</text:p>
          </table:table-cell>
          <table:table-cell office:value-type="float" office:value="-1.719" calcext:value-type="float">
            <text:p>-1.719</text:p>
          </table:table-cell>
          <table:table-cell office:value-type="float" office:value="0.113779990466" calcext:value-type="float">
            <text:p>0.1137799905</text:p>
          </table:table-cell>
          <table:table-cell office:value-type="float" office:value="-0.586110055447" calcext:value-type="float">
            <text:p>-0.5861100554</text:p>
          </table:table-cell>
        </table:table-row>
        <table:table-row table:style-name="ro1">
          <table:table-cell office:value-type="float" office:value="47.2" calcext:value-type="float">
            <text:p>47.2</text:p>
          </table:table-cell>
          <table:table-cell office:value-type="float" office:value="0.401" calcext:value-type="float">
            <text:p>0.401</text:p>
          </table:table-cell>
          <table:table-cell office:value-type="float" office:value="-1.683" calcext:value-type="float">
            <text:p>-1.683</text:p>
          </table:table-cell>
          <table:table-cell office:value-type="float" office:value="0.112407854744" calcext:value-type="float">
            <text:p>0.1124078547</text:p>
          </table:table-cell>
          <table:table-cell office:value-type="float" office:value="-0.574754297733" calcext:value-type="float">
            <text:p>-0.5747542977</text:p>
          </table:table-cell>
        </table:table-row>
        <table:table-row table:style-name="ro1">
          <table:table-cell office:value-type="float" office:value="47.3" calcext:value-type="float">
            <text:p>47.3</text:p>
          </table:table-cell>
          <table:table-cell office:value-type="float" office:value="0.414" calcext:value-type="float">
            <text:p>0.414</text:p>
          </table:table-cell>
          <table:table-cell office:value-type="float" office:value="-1.647" calcext:value-type="float">
            <text:p>-1.647</text:p>
          </table:table-cell>
          <table:table-cell office:value-type="float" office:value="0.111901446548" calcext:value-type="float">
            <text:p>0.1119014465</text:p>
          </table:table-cell>
          <table:table-cell office:value-type="float" office:value="-0.564105331898" calcext:value-type="float">
            <text:p>-0.5641053319</text:p>
          </table:table-cell>
        </table:table-row>
        <table:table-row table:style-name="ro1">
          <table:table-cell office:value-type="float" office:value="47.4" calcext:value-type="float">
            <text:p>47.4</text:p>
          </table:table-cell>
          <table:table-cell office:value-type="float" office:value="0.427" calcext:value-type="float">
            <text:p>0.427</text:p>
          </table:table-cell>
          <table:table-cell office:value-type="float" office:value="-1.611" calcext:value-type="float">
            <text:p>-1.611</text:p>
          </table:table-cell>
          <table:table-cell office:value-type="float" office:value="0.11118265962" calcext:value-type="float">
            <text:p>0.1111826596</text:p>
          </table:table-cell>
          <table:table-cell office:value-type="float" office:value="-0.551782548428" calcext:value-type="float">
            <text:p>-0.5517825484</text:p>
          </table:table-cell>
        </table:table-row>
        <table:table-row table:style-name="ro1">
          <table:table-cell office:value-type="float" office:value="47.5" calcext:value-type="float">
            <text:p>47.5</text:p>
          </table:table-cell>
          <table:table-cell office:value-type="float" office:value="0.44" calcext:value-type="float">
            <text:p>0.44</text:p>
          </table:table-cell>
          <table:table-cell office:value-type="float" office:value="-1.575" calcext:value-type="float">
            <text:p>-1.575</text:p>
          </table:table-cell>
          <table:table-cell office:value-type="float" office:value="0.109433074987" calcext:value-type="float">
            <text:p>0.109433075</text:p>
          </table:table-cell>
          <table:table-cell office:value-type="float" office:value="-0.542610883713" calcext:value-type="float">
            <text:p>-0.5426108837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0.453" calcext:value-type="float">
            <text:p>0.453</text:p>
          </table:table-cell>
          <table:table-cell office:value-type="float" office:value="-1.538" calcext:value-type="float">
            <text:p>-1.538</text:p>
          </table:table-cell>
          <table:table-cell office:value-type="float" office:value="0.108961822052" calcext:value-type="float">
            <text:p>0.1089618221</text:p>
          </table:table-cell>
          <table:table-cell office:value-type="float" office:value="-0.533325612545" calcext:value-type="float">
            <text:p>-0.5333256125</text:p>
          </table:table-cell>
        </table:table-row>
        <table:table-row table:style-name="ro1">
          <table:table-cell office:value-type="float" office:value="47.7" calcext:value-type="float">
            <text:p>47.7</text:p>
          </table:table-cell>
          <table:table-cell office:value-type="float" office:value="0.466" calcext:value-type="float">
            <text:p>0.466</text:p>
          </table:table-cell>
          <table:table-cell office:value-type="float" office:value="-1.502" calcext:value-type="float">
            <text:p>-1.502</text:p>
          </table:table-cell>
          <table:table-cell office:value-type="float" office:value="0.108738012424" calcext:value-type="float">
            <text:p>0.1087380124</text:p>
          </table:table-cell>
          <table:table-cell office:value-type="float" office:value="-0.525313317776" calcext:value-type="float">
            <text:p>-0.5253133178</text:p>
          </table:table-cell>
        </table:table-row>
        <table:table-row table:style-name="ro1">
          <table:table-cell office:value-type="float" office:value="47.8" calcext:value-type="float">
            <text:p>47.8</text:p>
          </table:table-cell>
          <table:table-cell office:value-type="float" office:value="0.479" calcext:value-type="float">
            <text:p>0.479</text:p>
          </table:table-cell>
          <table:table-cell office:value-type="float" office:value="-1.465" calcext:value-type="float">
            <text:p>-1.465</text:p>
          </table:table-cell>
          <table:table-cell office:value-type="float" office:value="0.108269610829" calcext:value-type="float">
            <text:p>0.1082696108</text:p>
          </table:table-cell>
          <table:table-cell office:value-type="float" office:value="-0.514256536961" calcext:value-type="float">
            <text:p>-0.514256537</text:p>
          </table:table-cell>
        </table:table-row>
        <table:table-row table:style-name="ro1">
          <table:table-cell office:value-type="float" office:value="47.9" calcext:value-type="float">
            <text:p>47.9</text:p>
          </table:table-cell>
          <table:table-cell office:value-type="float" office:value="0.492" calcext:value-type="float">
            <text:p>0.492</text:p>
          </table:table-cell>
          <table:table-cell office:value-type="float" office:value="-1.429" calcext:value-type="float">
            <text:p>-1.429</text:p>
          </table:table-cell>
          <table:table-cell office:value-type="float" office:value="0.107172097696" calcext:value-type="float">
            <text:p>0.1071720977</text:p>
          </table:table-cell>
          <table:table-cell office:value-type="float" office:value="-0.504123091698" calcext:value-type="float">
            <text:p>-0.504123091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05" calcext:value-type="float">
            <text:p>0.505</text:p>
          </table:table-cell>
          <table:table-cell office:value-type="float" office:value="-1.392" calcext:value-type="float">
            <text:p>-1.392</text:p>
          </table:table-cell>
          <table:table-cell office:value-type="float" office:value="0.106896954924" calcext:value-type="float">
            <text:p>0.1068969549</text:p>
          </table:table-cell>
          <table:table-cell office:value-type="float" office:value="-0.491398334503" calcext:value-type="float">
            <text:p>-0.4913983345</text:p>
          </table:table-cell>
        </table:table-row>
        <table:table-row table:style-name="ro1">
          <table:table-cell office:value-type="float" office:value="48.1" calcext:value-type="float">
            <text:p>48.1</text:p>
          </table:table-cell>
          <table:table-cell office:value-type="float" office:value="0.517" calcext:value-type="float">
            <text:p>0.517</text:p>
          </table:table-cell>
          <table:table-cell office:value-type="float" office:value="-1.357" calcext:value-type="float">
            <text:p>-1.357</text:p>
          </table:table-cell>
          <table:table-cell office:value-type="float" office:value="0.105805593502" calcext:value-type="float">
            <text:p>0.1058055935</text:p>
          </table:table-cell>
          <table:table-cell office:value-type="float" office:value="-0.481486350298" calcext:value-type="float">
            <text:p>-0.4814863503</text:p>
          </table:table-cell>
        </table:table-row>
        <table:table-row table:style-name="ro1">
          <table:table-cell office:value-type="float" office:value="48.2" calcext:value-type="float">
            <text:p>48.2</text:p>
          </table:table-cell>
          <table:table-cell office:value-type="float" office:value="0.529" calcext:value-type="float">
            <text:p>0.529</text:p>
          </table:table-cell>
          <table:table-cell office:value-type="float" office:value="-1.321" calcext:value-type="float">
            <text:p>-1.321</text:p>
          </table:table-cell>
          <table:table-cell office:value-type="float" office:value="0.104647955088" calcext:value-type="float">
            <text:p>0.1046479551</text:p>
          </table:table-cell>
          <table:table-cell office:value-type="float" office:value="-0.473103255033" calcext:value-type="float">
            <text:p>-0.473103255</text:p>
          </table:table-cell>
        </table:table-row>
        <table:table-row table:style-name="ro1">
          <table:table-cell office:value-type="float" office:value="48.3" calcext:value-type="float">
            <text:p>48.3</text:p>
          </table:table-cell>
          <table:table-cell office:value-type="float" office:value="0.542" calcext:value-type="float">
            <text:p>0.542</text:p>
          </table:table-cell>
          <table:table-cell office:value-type="float" office:value="-1.284" calcext:value-type="float">
            <text:p>-1.284</text:p>
          </table:table-cell>
          <table:table-cell office:value-type="float" office:value="0.103569674145" calcext:value-type="float">
            <text:p>0.1035696741</text:p>
          </table:table-cell>
          <table:table-cell office:value-type="float" office:value="-0.464969485998" calcext:value-type="float">
            <text:p>-0.464969486</text:p>
          </table:table-cell>
        </table:table-row>
        <table:table-row table:style-name="ro1">
          <table:table-cell office:value-type="float" office:value="48.4" calcext:value-type="float">
            <text:p>48.4</text:p>
          </table:table-cell>
          <table:table-cell office:value-type="float" office:value="0.555" calcext:value-type="float">
            <text:p>0.555</text:p>
          </table:table-cell>
          <table:table-cell office:value-type="float" office:value="-1.247" calcext:value-type="float">
            <text:p>-1.247</text:p>
          </table:table-cell>
          <table:table-cell office:value-type="float" office:value="0.102957517949" calcext:value-type="float">
            <text:p>0.1029575179</text:p>
          </table:table-cell>
          <table:table-cell office:value-type="float" office:value="-0.452960073948" calcext:value-type="float">
            <text:p>-0.4529600739</text:p>
          </table:table-cell>
        </table:table-row>
        <table:table-row table:style-name="ro1">
          <table:table-cell office:value-type="float" office:value="48.5" calcext:value-type="float">
            <text:p>48.5</text:p>
          </table:table-cell>
          <table:table-cell office:value-type="float" office:value="0.568" calcext:value-type="float">
            <text:p>0.568</text:p>
          </table:table-cell>
          <table:table-cell office:value-type="float" office:value="-1.21" calcext:value-type="float">
            <text:p>-1.21</text:p>
          </table:table-cell>
          <table:table-cell office:value-type="float" office:value="0.102068990619" calcext:value-type="float">
            <text:p>0.1020689906</text:p>
          </table:table-cell>
          <table:table-cell office:value-type="float" office:value="-0.441870748997" calcext:value-type="float">
            <text:p>-0.441870749</text:p>
          </table:table-cell>
        </table:table-row>
        <table:table-row table:style-name="ro1">
          <table:table-cell office:value-type="float" office:value="48.6" calcext:value-type="float">
            <text:p>48.6</text:p>
          </table:table-cell>
          <table:table-cell office:value-type="float" office:value="0.581" calcext:value-type="float">
            <text:p>0.581</text:p>
          </table:table-cell>
          <table:table-cell office:value-type="float" office:value="-1.174" calcext:value-type="float">
            <text:p>-1.174</text:p>
          </table:table-cell>
          <table:table-cell office:value-type="float" office:value="0.101022454694" calcext:value-type="float">
            <text:p>0.1010224547</text:p>
          </table:table-cell>
          <table:table-cell office:value-type="float" office:value="-0.428998887539" calcext:value-type="float">
            <text:p>-0.4289988875</text:p>
          </table:table-cell>
        </table:table-row>
        <table:table-row table:style-name="ro1">
          <table:table-cell office:value-type="float" office:value="48.7" calcext:value-type="float">
            <text:p>48.7</text:p>
          </table:table-cell>
          <table:table-cell office:value-type="float" office:value="0.593" calcext:value-type="float">
            <text:p>0.593</text:p>
          </table:table-cell>
          <table:table-cell office:value-type="float" office:value="-1.138" calcext:value-type="float">
            <text:p>-1.138</text:p>
          </table:table-cell>
          <table:table-cell office:value-type="float" office:value="0.100415019599" calcext:value-type="float">
            <text:p>0.1004150196</text:p>
          </table:table-cell>
          <table:table-cell office:value-type="float" office:value="-0.416263997555" calcext:value-type="float">
            <text:p>-0.4162639976</text:p>
          </table:table-cell>
        </table:table-row>
        <table:table-row table:style-name="ro1">
          <table:table-cell office:value-type="float" office:value="48.8" calcext:value-type="float">
            <text:p>48.8</text:p>
          </table:table-cell>
          <table:table-cell office:value-type="float" office:value="0.606" calcext:value-type="float">
            <text:p>0.606</text:p>
          </table:table-cell>
          <table:table-cell office:value-type="float" office:value="-1.101" calcext:value-type="float">
            <text:p>-1.101</text:p>
          </table:table-cell>
          <table:table-cell office:value-type="float" office:value="0.099820415178" calcext:value-type="float">
            <text:p>0.0998204152</text:p>
          </table:table-cell>
          <table:table-cell office:value-type="float" office:value="-0.406966596842" calcext:value-type="float">
            <text:p>-0.4069665968</text:p>
          </table:table-cell>
        </table:table-row>
        <table:table-row table:style-name="ro1">
          <table:table-cell office:value-type="float" office:value="48.9" calcext:value-type="float">
            <text:p>48.9</text:p>
          </table:table-cell>
          <table:table-cell office:value-type="float" office:value="0.619" calcext:value-type="float">
            <text:p>0.619</text:p>
          </table:table-cell>
          <table:table-cell office:value-type="float" office:value="-1.064" calcext:value-type="float">
            <text:p>-1.064</text:p>
          </table:table-cell>
          <table:table-cell office:value-type="float" office:value="0.0980088110742" calcext:value-type="float">
            <text:p>0.0980088111</text:p>
          </table:table-cell>
          <table:table-cell office:value-type="float" office:value="-0.394434481859" calcext:value-type="float">
            <text:p>-0.3944344819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632" calcext:value-type="float">
            <text:p>0.632</text:p>
          </table:table-cell>
          <table:table-cell office:value-type="float" office:value="-1.027" calcext:value-type="float">
            <text:p>-1.027</text:p>
          </table:table-cell>
          <table:table-cell office:value-type="float" office:value="0.0965091700454" calcext:value-type="float">
            <text:p>0.09650917</text:p>
          </table:table-cell>
          <table:table-cell office:value-type="float" office:value="-0.383663952351" calcext:value-type="float">
            <text:p>-0.3836639524</text:p>
          </table:table-cell>
        </table:table-row>
        <table:table-row table:style-name="ro1">
          <table:table-cell office:value-type="float" office:value="49.1" calcext:value-type="float">
            <text:p>49.1</text:p>
          </table:table-cell>
          <table:table-cell office:value-type="float" office:value="0.645" calcext:value-type="float">
            <text:p>0.645</text:p>
          </table:table-cell>
          <table:table-cell office:value-type="float" office:value="-0.99" calcext:value-type="float">
            <text:p>-0.99</text:p>
          </table:table-cell>
          <table:table-cell office:value-type="float" office:value="0.0957376106412" calcext:value-type="float">
            <text:p>0.0957376106</text:p>
          </table:table-cell>
          <table:table-cell office:value-type="float" office:value="-0.373305350542" calcext:value-type="float">
            <text:p>-0.3733053505</text:p>
          </table:table-cell>
        </table:table-row>
        <table:table-row table:style-name="ro1">
          <table:table-cell office:value-type="float" office:value="49.2" calcext:value-type="float">
            <text:p>49.2</text:p>
          </table:table-cell>
          <table:table-cell office:value-type="float" office:value="0.657" calcext:value-type="float">
            <text:p>0.657</text:p>
          </table:table-cell>
          <table:table-cell office:value-type="float" office:value="-0.955" calcext:value-type="float">
            <text:p>-0.955</text:p>
          </table:table-cell>
          <table:table-cell office:value-type="float" office:value="0.0940626377031" calcext:value-type="float">
            <text:p>0.0940626377</text:p>
          </table:table-cell>
          <table:table-cell office:value-type="float" office:value="-0.359896600246" calcext:value-type="float">
            <text:p>-0.3598966002</text:p>
          </table:table-cell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float" office:value="0.67" calcext:value-type="float">
            <text:p>0.67</text:p>
          </table:table-cell>
          <table:table-cell office:value-type="float" office:value="-0.919" calcext:value-type="float">
            <text:p>-0.919</text:p>
          </table:table-cell>
          <table:table-cell office:value-type="float" office:value="0.0931676227727" calcext:value-type="float">
            <text:p>0.0931676228</text:p>
          </table:table-cell>
          <table:table-cell office:value-type="float" office:value="-0.349330812693" calcext:value-type="float">
            <text:p>-0.3493308127</text:p>
          </table:table-cell>
        </table:table-row>
        <table:table-row table:style-name="ro1">
          <table:table-cell office:value-type="float" office:value="49.4" calcext:value-type="float">
            <text:p>49.4</text:p>
          </table:table-cell>
          <table:table-cell office:value-type="float" office:value="0.682" calcext:value-type="float">
            <text:p>0.682</text:p>
          </table:table-cell>
          <table:table-cell office:value-type="float" office:value="-0.882" calcext:value-type="float">
            <text:p>-0.882</text:p>
          </table:table-cell>
          <table:table-cell office:value-type="float" office:value="0.0919849462859" calcext:value-type="float">
            <text:p>0.0919849463</text:p>
          </table:table-cell>
          <table:table-cell office:value-type="float" office:value="-0.336056232452" calcext:value-type="float">
            <text:p>-0.3360562325</text:p>
          </table:table-cell>
        </table:table-row>
        <table:table-row table:style-name="ro1">
          <table:table-cell office:value-type="float" office:value="49.5" calcext:value-type="float">
            <text:p>49.5</text:p>
          </table:table-cell>
          <table:table-cell office:value-type="float" office:value="0.695" calcext:value-type="float">
            <text:p>0.695</text:p>
          </table:table-cell>
          <table:table-cell office:value-type="float" office:value="-0.846" calcext:value-type="float">
            <text:p>-0.846</text:p>
          </table:table-cell>
          <table:table-cell office:value-type="float" office:value="0.0879575478375" calcext:value-type="float">
            <text:p>0.0879575478</text:p>
          </table:table-cell>
          <table:table-cell office:value-type="float" office:value="-0.326891690493" calcext:value-type="float">
            <text:p>-0.3268916905</text:p>
          </table:table-cell>
        </table:table-row>
        <table:table-row table:style-name="ro1">
          <table:table-cell office:value-type="float" office:value="49.6" calcext:value-type="float">
            <text:p>49.6</text:p>
          </table:table-cell>
          <table:table-cell office:value-type="float" office:value="0.708" calcext:value-type="float">
            <text:p>0.708</text:p>
          </table:table-cell>
          <table:table-cell office:value-type="float" office:value="-0.809" calcext:value-type="float">
            <text:p>-0.809</text:p>
          </table:table-cell>
          <table:table-cell office:value-type="float" office:value="0.0870036408515" calcext:value-type="float">
            <text:p>0.0870036409</text:p>
          </table:table-cell>
          <table:table-cell office:value-type="float" office:value="-0.311040937901" calcext:value-type="float">
            <text:p>-0.3110409379</text:p>
          </table:table-cell>
        </table:table-row>
        <table:table-row table:style-name="ro1">
          <table:table-cell office:value-type="float" office:value="49.7" calcext:value-type="float">
            <text:p>49.7</text:p>
          </table:table-cell>
          <table:table-cell office:value-type="float" office:value="0.718" calcext:value-type="float">
            <text:p>0.718</text:p>
          </table:table-cell>
          <table:table-cell office:value-type="float" office:value="-0.779" calcext:value-type="float">
            <text:p>-0.779</text:p>
          </table:table-cell>
          <table:table-cell office:value-type="float" office:value="0.0877300553251" calcext:value-type="float">
            <text:p>0.0877300553</text:p>
          </table:table-cell>
          <table:table-cell office:value-type="float" office:value="-0.293679177761" calcext:value-type="float">
            <text:p>-0.2936791778</text:p>
          </table:table-cell>
        </table:table-row>
        <table:table-row table:style-name="ro1">
          <table:table-cell office:value-type="float" office:value="49.8" calcext:value-type="float">
            <text:p>49.8</text:p>
          </table:table-cell>
          <table:table-cell office:value-type="float" office:value="0.733" calcext:value-type="float">
            <text:p>0.733</text:p>
          </table:table-cell>
          <table:table-cell office:value-type="float" office:value="-0.736" calcext:value-type="float">
            <text:p>-0.736</text:p>
          </table:table-cell>
          <table:table-cell office:value-type="float" office:value="0.0846409468554" calcext:value-type="float">
            <text:p>0.0846409469</text:p>
          </table:table-cell>
          <table:table-cell office:value-type="float" office:value="-0.280073523521" calcext:value-type="float">
            <text:p>-0.2800735235</text:p>
          </table:table-cell>
        </table:table-row>
        <table:table-row table:style-name="ro1">
          <table:table-cell office:value-type="float" office:value="49.9" calcext:value-type="float">
            <text:p>49.9</text:p>
          </table:table-cell>
          <table:table-cell office:value-type="float" office:value="0.742" calcext:value-type="float">
            <text:p>0.742</text:p>
          </table:table-cell>
          <table:table-cell office:value-type="float" office:value="-0.708" calcext:value-type="float">
            <text:p>-0.708</text:p>
          </table:table-cell>
          <table:table-cell office:value-type="float" office:value="0.0810098017754" calcext:value-type="float">
            <text:p>0.0810098018</text:p>
          </table:table-cell>
          <table:table-cell office:value-type="float" office:value="-0.264362871647" calcext:value-type="float">
            <text:p>-0.26436287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54" calcext:value-type="float">
            <text:p>0.754</text:p>
          </table:table-cell>
          <table:table-cell office:value-type="float" office:value="-0.675" calcext:value-type="float">
            <text:p>-0.675</text:p>
          </table:table-cell>
          <table:table-cell office:value-type="float" office:value="0.079749513392" calcext:value-type="float">
            <text:p>0.0797495134</text:p>
          </table:table-cell>
          <table:table-cell office:value-type="float" office:value="-0.240987673402" calcext:value-type="float">
            <text:p>-0.2409876734</text:p>
          </table:table-cell>
        </table:table-row>
        <table:table-row table:style-name="ro1">
          <table:table-cell office:value-type="float" office:value="50.1" calcext:value-type="float">
            <text:p>50.1</text:p>
          </table:table-cell>
          <table:table-cell office:value-type="float" office:value="0.765" calcext:value-type="float">
            <text:p>0.765</text:p>
          </table:table-cell>
          <table:table-cell office:value-type="float" office:value="-0.64" calcext:value-type="float">
            <text:p>-0.64</text:p>
          </table:table-cell>
          <table:table-cell office:value-type="float" office:value="0.0753687072629" calcext:value-type="float">
            <text:p>0.0753687073</text:p>
          </table:table-cell>
          <table:table-cell office:value-type="float" office:value="-0.22454713285" calcext:value-type="float">
            <text:p>-0.2245471329</text:p>
          </table:table-cell>
        </table:table-row>
        <table:table-row table:style-name="ro1">
          <table:table-cell office:value-type="float" office:value="50.2" calcext:value-type="float">
            <text:p>50.2</text:p>
          </table:table-cell>
          <table:table-cell office:value-type="float" office:value="0.776" calcext:value-type="float">
            <text:p>0.776</text:p>
          </table:table-cell>
          <table:table-cell office:value-type="float" office:value="-0.607" calcext:value-type="float">
            <text:p>-0.607</text:p>
          </table:table-cell>
          <table:table-cell office:value-type="float" office:value="0.0700601374153" calcext:value-type="float">
            <text:p>0.0700601374</text:p>
          </table:table-cell>
          <table:table-cell office:value-type="float" office:value="-0.212198749185" calcext:value-type="float">
            <text:p>-0.2121987492</text:p>
          </table:table-cell>
        </table:table-row>
        <table:table-row table:style-name="ro1">
          <table:table-cell office:value-type="float" office:value="50.3" calcext:value-type="float">
            <text:p>50.3</text:p>
          </table:table-cell>
          <table:table-cell office:value-type="float" office:value="0.787" calcext:value-type="float">
            <text:p>0.787</text:p>
          </table:table-cell>
          <table:table-cell office:value-type="float" office:value="-0.572" calcext:value-type="float">
            <text:p>-0.572</text:p>
          </table:table-cell>
          <table:table-cell office:value-type="float" office:value="0.0671017803673" calcext:value-type="float">
            <text:p>0.0671017804</text:p>
          </table:table-cell>
          <table:table-cell office:value-type="float" office:value="-0.201595559716" calcext:value-type="float">
            <text:p>-0.2015955597</text:p>
          </table:table-cell>
        </table:table-row>
        <table:table-row table:style-name="ro1">
          <table:table-cell office:value-type="float" office:value="50.4" calcext:value-type="float">
            <text:p>50.4</text:p>
          </table:table-cell>
          <table:table-cell office:value-type="float" office:value="0.797" calcext:value-type="float">
            <text:p>0.797</text:p>
          </table:table-cell>
          <table:table-cell office:value-type="float" office:value="-0.538" calcext:value-type="float">
            <text:p>-0.538</text:p>
          </table:table-cell>
          <table:table-cell office:value-type="float" office:value="0.0650645867521" calcext:value-type="float">
            <text:p>0.0650645868</text:p>
          </table:table-cell>
          <table:table-cell office:value-type="float" office:value="-0.19359600544" calcext:value-type="float">
            <text:p>-0.1935960054</text:p>
          </table:table-cell>
        </table:table-row>
        <table:table-row table:style-name="ro1">
          <table:table-cell office:value-type="float" office:value="50.5" calcext:value-type="float">
            <text:p>50.5</text:p>
          </table:table-cell>
          <table:table-cell office:value-type="float" office:value="0.807" calcext:value-type="float">
            <text:p>0.807</text:p>
          </table:table-cell>
          <table:table-cell office:value-type="float" office:value="-0.506" calcext:value-type="float">
            <text:p>-0.506</text:p>
          </table:table-cell>
          <table:table-cell office:value-type="float" office:value="0.0629427383156" calcext:value-type="float">
            <text:p>0.0629427383</text:p>
          </table:table-cell>
          <table:table-cell office:value-type="float" office:value="-0.185803830624" calcext:value-type="float">
            <text:p>-0.1858038306</text:p>
          </table:table-cell>
        </table:table-row>
        <table:table-row table:style-name="ro1">
          <table:table-cell office:value-type="float" office:value="50.6" calcext:value-type="float">
            <text:p>50.6</text:p>
          </table:table-cell>
          <table:table-cell office:value-type="float" office:value="0.816" calcext:value-type="float">
            <text:p>0.816</text:p>
          </table:table-cell>
          <table:table-cell office:value-type="float" office:value="-0.473" calcext:value-type="float">
            <text:p>-0.473</text:p>
          </table:table-cell>
          <table:table-cell office:value-type="float" office:value="0.0602170845149" calcext:value-type="float">
            <text:p>0.0602170845</text:p>
          </table:table-cell>
          <table:table-cell office:value-type="float" office:value="-0.168893247843" calcext:value-type="float">
            <text:p>-0.1688932478</text:p>
          </table:table-cell>
        </table:table-row>
        <table:table-row table:style-name="ro1">
          <table:table-cell office:value-type="float" office:value="50.7" calcext:value-type="float">
            <text:p>50.7</text:p>
          </table:table-cell>
          <table:table-cell office:value-type="float" office:value="0.826" calcext:value-type="float">
            <text:p>0.826</text:p>
          </table:table-cell>
          <table:table-cell office:value-type="float" office:value="-0.439" calcext:value-type="float">
            <text:p>-0.439</text:p>
          </table:table-cell>
          <table:table-cell office:value-type="float" office:value="0.0591398028597" calcext:value-type="float">
            <text:p>0.0591398029</text:p>
          </table:table-cell>
          <table:table-cell office:value-type="float" office:value="-0.161254763603" calcext:value-type="float">
            <text:p>-0.1612547636</text:p>
          </table:table-cell>
        </table:table-row>
        <table:table-row table:style-name="ro1">
          <table:table-cell office:value-type="float" office:value="50.8" calcext:value-type="float">
            <text:p>50.8</text:p>
          </table:table-cell>
          <table:table-cell office:value-type="float" office:value="0.835" calcext:value-type="float">
            <text:p>0.835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561056292358" calcext:value-type="float">
            <text:p>0.0561056292</text:p>
          </table:table-cell>
          <table:table-cell office:value-type="float" office:value="-0.141173675656" calcext:value-type="float">
            <text:p>-0.1411736757</text:p>
          </table:table-cell>
        </table:table-row>
        <table:table-row table:style-name="ro1">
          <table:table-cell office:value-type="float" office:value="50.9" calcext:value-type="float">
            <text:p>50.9</text:p>
          </table:table-cell>
          <table:table-cell office:value-type="float" office:value="0.844" calcext:value-type="float">
            <text:p>0.844</text:p>
          </table:table-cell>
          <table:table-cell office:value-type="float" office:value="-0.37" calcext:value-type="float">
            <text:p>-0.37</text:p>
          </table:table-cell>
          <table:table-cell office:value-type="float" office:value="0.0533240933839" calcext:value-type="float">
            <text:p>0.0533240934</text:p>
          </table:table-cell>
          <table:table-cell office:value-type="float" office:value="-0.123206458986" calcext:value-type="float">
            <text:p>-0.12320645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854" calcext:value-type="float">
            <text:p>0.854</text:p>
          </table:table-cell>
          <table:table-cell office:value-type="float" office:value="-0.332" calcext:value-type="float">
            <text:p>-0.332</text:p>
          </table:table-cell>
          <table:table-cell office:value-type="float" office:value="0.0516097623252" calcext:value-type="float">
            <text:p>0.0516097623</text:p>
          </table:table-cell>
          <table:table-cell office:value-type="float" office:value="-0.110330760479" calcext:value-type="float">
            <text:p>-0.1103307605</text:p>
          </table:table-cell>
        </table:table-row>
        <table:table-row table:style-name="ro1">
          <table:table-cell office:value-type="float" office:value="51.1" calcext:value-type="float">
            <text:p>51.1</text:p>
          </table:table-cell>
          <table:table-cell office:value-type="float" office:value="0.863" calcext:value-type="float">
            <text:p>0.863</text:p>
          </table:table-cell>
          <table:table-cell office:value-type="float" office:value="-0.295" calcext:value-type="float">
            <text:p>-0.295</text:p>
          </table:table-cell>
          <table:table-cell office:value-type="float" office:value="0.0490251077875" calcext:value-type="float">
            <text:p>0.0490251078</text:p>
          </table:table-cell>
          <table:table-cell office:value-type="float" office:value="-0.0963811576366" calcext:value-type="float">
            <text:p>-0.0963811576</text:p>
          </table:table-cell>
        </table:table-row>
        <table:table-row table:style-name="ro1">
          <table:table-cell office:value-type="float" office:value="51.2" calcext:value-type="float">
            <text:p>51.2</text:p>
          </table:table-cell>
          <table:table-cell office:value-type="float" office:value="0.871" calcext:value-type="float">
            <text:p>0.871</text:p>
          </table:table-cell>
          <table:table-cell office:value-type="float" office:value="-0.26" calcext:value-type="float">
            <text:p>-0.26</text:p>
          </table:table-cell>
          <table:table-cell office:value-type="float" office:value="0.0468443230411" calcext:value-type="float">
            <text:p>0.046844323</text:p>
          </table:table-cell>
          <table:table-cell office:value-type="float" office:value="-0.0821670219302" calcext:value-type="float">
            <text:p>-0.0821670219</text:p>
          </table:table-cell>
        </table:table-row>
        <table:table-row table:style-name="ro1">
          <table:table-cell office:value-type="float" office:value="51.3" calcext:value-type="float">
            <text:p>51.3</text:p>
          </table:table-cell>
          <table:table-cell office:value-type="float" office:value="0.879" calcext:value-type="float">
            <text:p>0.879</text:p>
          </table:table-cell>
          <table:table-cell office:value-type="float" office:value="-0.226" calcext:value-type="float">
            <text:p>-0.226</text:p>
          </table:table-cell>
          <table:table-cell office:value-type="float" office:value="0.0435821765628" calcext:value-type="float">
            <text:p>0.0435821766</text:p>
          </table:table-cell>
          <table:table-cell office:value-type="float" office:value="-0.0716593787074" calcext:value-type="float">
            <text:p>-0.0716593787</text:p>
          </table:table-cell>
        </table:table-row>
        <table:table-row table:style-name="ro1">
          <table:table-cell office:value-type="float" office:value="51.4" calcext:value-type="float">
            <text:p>51.4</text:p>
          </table:table-cell>
          <table:table-cell office:value-type="float" office:value="0.887" calcext:value-type="float">
            <text:p>0.887</text:p>
          </table:table-cell>
          <table:table-cell office:value-type="float" office:value="-0.191" calcext:value-type="float">
            <text:p>-0.191</text:p>
          </table:table-cell>
          <table:table-cell office:value-type="float" office:value="0.0400634696717" calcext:value-type="float">
            <text:p>0.0400634697</text:p>
          </table:table-cell>
          <table:table-cell office:value-type="float" office:value="-0.0629660785198" calcext:value-type="float">
            <text:p>-0.0629660785</text:p>
          </table:table-cell>
        </table:table-row>
        <table:table-row table:style-name="ro1">
          <table:table-cell office:value-type="float" office:value="51.5" calcext:value-type="float">
            <text:p>51.5</text:p>
          </table:table-cell>
          <table:table-cell office:value-type="float" office:value="0.895" calcext:value-type="float">
            <text:p>0.895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0370286128068" calcext:value-type="float">
            <text:p>0.0370286128</text:p>
          </table:table-cell>
          <table:table-cell office:value-type="float" office:value="-0.0515652373433" calcext:value-type="float">
            <text:p>-0.0515652373</text:p>
          </table:table-cell>
        </table:table-row>
        <table:table-row table:style-name="ro1">
          <table:table-cell office:value-type="float" office:value="51.6" calcext:value-type="float">
            <text:p>51.6</text:p>
          </table:table-cell>
          <table:table-cell office:value-type="float" office:value="0.903" calcext:value-type="float">
            <text:p>0.903</text:p>
          </table:table-cell>
          <table:table-cell office:value-type="float" office:value="-0.12" calcext:value-type="float">
            <text:p>-0.12</text:p>
          </table:table-cell>
          <table:table-cell office:value-type="float" office:value="0.0341861333706" calcext:value-type="float">
            <text:p>0.0341861334</text:p>
          </table:table-cell>
          <table:table-cell office:value-type="float" office:value="-0.0410869009793" calcext:value-type="float">
            <text:p>-0.041086901</text:p>
          </table:table-cell>
        </table:table-row>
        <table:table-row table:style-name="ro1">
          <table:table-cell office:value-type="float" office:value="51.7" calcext:value-type="float">
            <text:p>51.7</text:p>
          </table:table-cell>
          <table:table-cell office:value-type="float" office:value="0.91" calcext:value-type="float">
            <text:p>0.91</text:p>
          </table:table-cell>
          <table:table-cell office:value-type="float" office:value="-0.085" calcext:value-type="float">
            <text:p>-0.085</text:p>
          </table:table-cell>
          <table:table-cell office:value-type="float" office:value="0.030805484345" calcext:value-type="float">
            <text:p>0.0308054843</text:p>
          </table:table-cell>
          <table:table-cell office:value-type="float" office:value="-0.0324974805117" calcext:value-type="float">
            <text:p>-0.0324974805</text:p>
          </table:table-cell>
        </table:table-row>
        <table:table-row table:style-name="ro1">
          <table:table-cell office:value-type="float" office:value="51.8" calcext:value-type="float">
            <text:p>51.8</text:p>
          </table:table-cell>
          <table:table-cell office:value-type="float" office:value="0.917" calcext:value-type="float">
            <text:p>0.917</text:p>
          </table:table-cell>
          <table:table-cell office:value-type="float" office:value="-0.05" calcext:value-type="float">
            <text:p>-0.05</text:p>
          </table:table-cell>
          <table:table-cell office:value-type="float" office:value="0.027136994583" calcext:value-type="float">
            <text:p>0.0271369946</text:p>
          </table:table-cell>
          <table:table-cell office:value-type="float" office:value="-0.0210058223456" calcext:value-type="float">
            <text:p>-0.0210058223</text:p>
          </table:table-cell>
        </table:table-row>
        <table:table-row table:style-name="ro1">
          <table:table-cell office:value-type="float" office:value="51.9" calcext:value-type="float">
            <text:p>51.9</text:p>
          </table:table-cell>
          <table:table-cell office:value-type="float" office:value="0.924" calcext:value-type="float">
            <text:p>0.924</text:p>
          </table:table-cell>
          <table:table-cell office:value-type="float" office:value="-0.014" calcext:value-type="float">
            <text:p>-0.014</text:p>
          </table:table-cell>
          <table:table-cell office:value-type="float" office:value="0.0214234181727" calcext:value-type="float">
            <text:p>0.0214234182</text:p>
          </table:table-cell>
          <table:table-cell office:value-type="float" office:value="-0.0151411741972" calcext:value-type="float">
            <text:p>-0.015141174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932" calcext:value-type="float">
            <text:p>0.932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6913228639" calcext:value-type="float">
            <text:p>0.0156913229</text:p>
          </table:table-cell>
          <table:table-cell office:value-type="float" office:value="-0.00557147851214" calcext:value-type="float">
            <text:p>-0.0055714785</text:p>
          </table:table-cell>
        </table:table-row>
        <table:table-row table:style-name="ro1">
          <table:table-cell office:value-type="float" office:value="52.1" calcext:value-type="float">
            <text:p>52.1</text:p>
          </table:table-cell>
          <table:table-cell office:value-type="float" office:value="0.939" calcext:value-type="float">
            <text:p>0.939</text:p>
          </table:table-cell>
          <table:table-cell office:value-type="float" office:value="0.059" calcext:value-type="float">
            <text:p>0.059</text:p>
          </table:table-cell>
          <table:table-cell office:value-type="float" office:value="0.0111234503645" calcext:value-type="float">
            <text:p>0.0111234504</text:p>
          </table:table-cell>
          <table:table-cell office:value-type="float" office:value="0.00385956536047" calcext:value-type="float">
            <text:p>0.0038595654</text:p>
          </table:table-cell>
        </table:table-row>
        <table:table-row table:style-name="ro1">
          <table:table-cell office:value-type="float" office:value="52.2" calcext:value-type="float">
            <text:p>52.2</text:p>
          </table:table-cell>
          <table:table-cell office:value-type="float" office:value="0.946" calcext:value-type="float">
            <text:p>0.946</text:p>
          </table:table-cell>
          <table:table-cell office:value-type="float" office:value="0.096" calcext:value-type="float">
            <text:p>0.096</text:p>
          </table:table-cell>
          <table:table-cell office:value-type="float" office:value="0.00572951452211" calcext:value-type="float">
            <text:p>0.0057295145</text:p>
          </table:table-cell>
          <table:table-cell office:value-type="float" office:value="0.0110454810783" calcext:value-type="float">
            <text:p>0.0110454811</text:p>
          </table:table-cell>
        </table:table-row>
        <table:table-row table:style-name="ro1">
          <table:table-cell office:value-type="float" office:value="52.3" calcext:value-type="float">
            <text:p>52.3</text:p>
          </table:table-cell>
          <table:table-cell office:value-type="float" office:value="0.952" calcext:value-type="float">
            <text:p>0.952</text:p>
          </table:table-cell>
          <table:table-cell office:value-type="float" office:value="0.133" calcext:value-type="float">
            <text:p>0.133</text:p>
          </table:table-cell>
          <table:table-cell office:value-type="float" office:value="0.0027925738097" calcext:value-type="float">
            <text:p>0.0027925738</text:p>
          </table:table-cell>
          <table:table-cell office:value-type="float" office:value="0.0210216809064" calcext:value-type="float">
            <text:p>0.0210216809</text:p>
          </table:table-cell>
        </table:table-row>
        <table:table-row table:style-name="ro1">
          <table:table-cell office:value-type="float" office:value="52.4" calcext:value-type="float">
            <text:p>52.4</text:p>
          </table:table-cell>
          <table:table-cell office:value-type="float" office:value="0.959" calcext:value-type="float">
            <text:p>0.95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0139457957512" calcext:value-type="float">
            <text:p>0.0013945796</text:p>
          </table:table-cell>
          <table:table-cell office:value-type="float" office:value="0.0307218749076" calcext:value-type="float">
            <text:p>0.0307218749</text:p>
          </table:table-cell>
        </table:table-row>
        <table:table-row table:style-name="ro1">
          <table:table-cell office:value-type="float" office:value="52.5" calcext:value-type="float">
            <text:p>52.5</text:p>
          </table:table-cell>
          <table:table-cell office:value-type="float" office:value="0.965" calcext:value-type="float">
            <text:p>0.965</text:p>
          </table:table-cell>
          <table:table-cell office:value-type="float" office:value="0.205" calcext:value-type="float">
            <text:p>0.205</text:p>
          </table:table-cell>
          <table:table-cell office:value-type="float" office:value="-0.00153239632251" calcext:value-type="float">
            <text:p>-0.0015323963</text:p>
          </table:table-cell>
          <table:table-cell office:value-type="float" office:value="0.0394798703492" calcext:value-type="float">
            <text:p>0.0394798703</text:p>
          </table:table-cell>
        </table:table-row>
        <table:table-row table:style-name="ro1">
          <table:table-cell office:value-type="float" office:value="52.6" calcext:value-type="float">
            <text:p>52.6</text:p>
          </table:table-cell>
          <table:table-cell office:value-type="float" office:value="0.972" calcext:value-type="float">
            <text:p>0.972</text:p>
          </table:table-cell>
          <table:table-cell office:value-type="float" office:value="0.243" calcext:value-type="float">
            <text:p>0.243</text:p>
          </table:table-cell>
          <table:table-cell office:value-type="float" office:value="-0.00365465429941" calcext:value-type="float">
            <text:p>-0.0036546543</text:p>
          </table:table-cell>
          <table:table-cell office:value-type="float" office:value="0.0473711080849" calcext:value-type="float">
            <text:p>0.0473711081</text:p>
          </table:table-cell>
        </table:table-row>
        <table:table-row table:style-name="ro1">
          <table:table-cell office:value-type="float" office:value="52.7" calcext:value-type="float">
            <text:p>52.7</text:p>
          </table:table-cell>
          <table:table-cell office:value-type="float" office:value="0.979" calcext:value-type="float">
            <text:p>0.979</text:p>
          </table:table-cell>
          <table:table-cell office:value-type="float" office:value="0.287" calcext:value-type="float">
            <text:p>0.287</text:p>
          </table:table-cell>
          <table:table-cell office:value-type="float" office:value="-0.00246758510864" calcext:value-type="float">
            <text:p>-0.0024675851</text:p>
          </table:table-cell>
          <table:table-cell office:value-type="float" office:value="0.0607216283679" calcext:value-type="float">
            <text:p>0.0607216284</text:p>
          </table:table-cell>
        </table:table-row>
        <table:table-row table:style-name="ro1">
          <table:table-cell office:value-type="float" office:value="52.8" calcext:value-type="float">
            <text:p>52.8</text:p>
          </table:table-cell>
          <table:table-cell office:value-type="float" office:value="0.984" calcext:value-type="float">
            <text:p>0.984</text:p>
          </table:table-cell>
          <table:table-cell office:value-type="float" office:value="0.315" calcext:value-type="float">
            <text:p>0.315</text:p>
          </table:table-cell>
          <table:table-cell office:value-type="float" office:value="0.00234590524606" calcext:value-type="float">
            <text:p>0.0023459052</text:p>
          </table:table-cell>
          <table:table-cell office:value-type="float" office:value="0.0776768252254" calcext:value-type="float">
            <text:p>0.0776768252</text:p>
          </table:table-cell>
        </table:table-row>
        <table:table-row table:style-name="ro1">
          <table:table-cell office:value-type="float" office:value="52.9" calcext:value-type="float">
            <text:p>52.9</text:p>
          </table:table-cell>
          <table:table-cell office:value-type="float" office:value="0.99" calcext:value-type="float">
            <text:p>0.99</text:p>
          </table:table-cell>
          <table:table-cell office:value-type="float" office:value="0.349" calcext:value-type="float">
            <text:p>0.349</text:p>
          </table:table-cell>
          <table:table-cell office:value-type="float" office:value="0.0112133934455" calcext:value-type="float">
            <text:p>0.0112133934</text:p>
          </table:table-cell>
          <table:table-cell office:value-type="float" office:value="0.112444877625" calcext:value-type="float">
            <text:p>0.112444877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995" calcext:value-type="float">
            <text:p>0.995</text:p>
          </table:table-cell>
          <table:table-cell office:value-type="float" office:value="0.38" calcext:value-type="float">
            <text:p>0.38</text:p>
          </table:table-cell>
          <table:table-cell office:value-type="float" office:value="0.0257251840013" calcext:value-type="float">
            <text:p>0.025725184</text:p>
          </table:table-cell>
          <table:table-cell office:value-type="float" office:value="0.147365048528" calcext:value-type="float">
            <text:p>0.1473650485</text:p>
          </table:table-cell>
        </table:table-row>
        <table:table-row table:style-name="ro1">
          <table:table-cell office:value-type="float" office:value="53.1" calcext:value-type="float">
            <text:p>53.1</text:p>
          </table:table-cell>
          <table:table-cell office:value-type="float" office:value="0.999" calcext:value-type="float">
            <text:p>0.999</text:p>
          </table:table-cell>
          <table:table-cell office:value-type="float" office:value="0.405" calcext:value-type="float">
            <text:p>0.405</text:p>
          </table:table-cell>
          <table:table-cell office:value-type="float" office:value="0.0428558440208" calcext:value-type="float">
            <text:p>0.042855844</text:p>
          </table:table-cell>
          <table:table-cell office:value-type="float" office:value="0.197881743312" calcext:value-type="float">
            <text:p>0.1978817433</text:p>
          </table:table-cell>
        </table:table-row>
        <table:table-row table:style-name="ro1">
          <table:table-cell office:value-type="float" office:value="53.2" calcext:value-type="float">
            <text:p>53.2</text:p>
          </table:table-cell>
          <table:table-cell office:value-type="float" office:value="1.004" calcext:value-type="float">
            <text:p>1.004</text:p>
          </table:table-cell>
          <table:table-cell office:value-type="float" office:value="0.434" calcext:value-type="float">
            <text:p>0.434</text:p>
          </table:table-cell>
          <table:table-cell office:value-type="float" office:value="0.0608051016111" calcext:value-type="float">
            <text:p>0.0608051016</text:p>
          </table:table-cell>
          <table:table-cell office:value-type="float" office:value="0.243632301688" calcext:value-type="float">
            <text:p>0.2436323017</text:p>
          </table:table-cell>
        </table:table-row>
        <table:table-row table:style-name="ro1">
          <table:table-cell office:value-type="float" office:value="53.3" calcext:value-type="float">
            <text:p>53.3</text:p>
          </table:table-cell>
          <table:table-cell office:value-type="float" office:value="1.008" calcext:value-type="float">
            <text:p>1.008</text:p>
          </table:table-cell>
          <table:table-cell office:value-type="float" office:value="0.452" calcext:value-type="float">
            <text:p>0.452</text:p>
          </table:table-cell>
          <table:table-cell office:value-type="float" office:value="0.0793179729067" calcext:value-type="float">
            <text:p>0.0793179729</text:p>
          </table:table-cell>
          <table:table-cell office:value-type="float" office:value="0.278829574585" calcext:value-type="float">
            <text:p>0.2788295746</text:p>
          </table:table-cell>
        </table:table-row>
        <table:table-row table:style-name="ro1">
          <table:table-cell office:value-type="float" office:value="53.4" calcext:value-type="float">
            <text:p>53.4</text:p>
          </table:table-cell>
          <table:table-cell office:value-type="float" office:value="1.013" calcext:value-type="float">
            <text:p>1.013</text:p>
          </table:table-cell>
          <table:table-cell office:value-type="float" office:value="0.474" calcext:value-type="float">
            <text:p>0.474</text:p>
          </table:table-cell>
          <table:table-cell office:value-type="float" office:value="0.0995876804667" calcext:value-type="float">
            <text:p>0.0995876805</text:p>
          </table:table-cell>
          <table:table-cell office:value-type="float" office:value="0.306437730789" calcext:value-type="float">
            <text:p>0.3064377308</text:p>
          </table:table-cell>
        </table:table-row>
        <table:table-row table:style-name="ro1">
          <table:table-cell office:value-type="float" office:value="53.5" calcext:value-type="float">
            <text:p>53.5</text:p>
          </table:table-cell>
          <table:table-cell office:value-type="float" office:value="1.019" calcext:value-type="float">
            <text:p>1.019</text:p>
          </table:table-cell>
          <table:table-cell office:value-type="float" office:value="0.495" calcext:value-type="float">
            <text:p>0.495</text:p>
          </table:table-cell>
          <table:table-cell office:value-type="float" office:value="0.118545473521" calcext:value-type="float">
            <text:p>0.1185454735</text:p>
          </table:table-cell>
          <table:table-cell office:value-type="float" office:value="0.322553306818" calcext:value-type="float">
            <text:p>0.3225533068</text:p>
          </table:table-cell>
        </table:table-row>
        <table:table-row table:style-name="ro1">
          <table:table-cell office:value-type="float" office:value="53.6" calcext:value-type="float">
            <text:p>53.6</text:p>
          </table:table-cell>
          <table:table-cell office:value-type="float" office:value="1.024" calcext:value-type="float">
            <text:p>1.024</text:p>
          </table:table-cell>
          <table:table-cell office:value-type="float" office:value="0.514" calcext:value-type="float">
            <text:p>0.514</text:p>
          </table:table-cell>
          <table:table-cell office:value-type="float" office:value="0.136221808274" calcext:value-type="float">
            <text:p>0.1362218083</text:p>
          </table:table-cell>
          <table:table-cell office:value-type="float" office:value="0.338809400797" calcext:value-type="float">
            <text:p>0.3388094008</text:p>
          </table:table-cell>
        </table:table-row>
        <table:table-row table:style-name="ro1">
          <table:table-cell office:value-type="float" office:value="53.7" calcext:value-type="float">
            <text:p>53.7</text:p>
          </table:table-cell>
          <table:table-cell office:value-type="float" office:value="1.029" calcext:value-type="float">
            <text:p>1.029</text:p>
          </table:table-cell>
          <table:table-cell office:value-type="float" office:value="0.529" calcext:value-type="float">
            <text:p>0.529</text:p>
          </table:table-cell>
          <table:table-cell office:value-type="float" office:value="0.156444827719" calcext:value-type="float">
            <text:p>0.1564448277</text:p>
          </table:table-cell>
          <table:table-cell office:value-type="float" office:value="0.369473904371" calcext:value-type="float">
            <text:p>0.3694739044</text:p>
          </table:table-cell>
        </table:table-row>
        <table:table-row table:style-name="ro1">
          <table:table-cell office:value-type="float" office:value="53.8" calcext:value-type="float">
            <text:p>53.8</text:p>
          </table:table-cell>
          <table:table-cell office:value-type="float" office:value="1.034" calcext:value-type="float">
            <text:p>1.034</text:p>
          </table:table-cell>
          <table:table-cell office:value-type="float" office:value="0.542" calcext:value-type="float">
            <text:p>0.542</text:p>
          </table:table-cell>
          <table:table-cell office:value-type="float" office:value="0.176888819231" calcext:value-type="float">
            <text:p>0.1768888192</text:p>
          </table:table-cell>
          <table:table-cell office:value-type="float" office:value="0.389813303947" calcext:value-type="float">
            <text:p>0.3898133039</text:p>
          </table:table-cell>
        </table:table-row>
        <table:table-row table:style-name="ro1">
          <table:table-cell office:value-type="float" office:value="53.9" calcext:value-type="float">
            <text:p>53.9</text:p>
          </table:table-cell>
          <table:table-cell office:value-type="float" office:value="1.038" calcext:value-type="float">
            <text:p>1.038</text:p>
          </table:table-cell>
          <table:table-cell office:value-type="float" office:value="0.553" calcext:value-type="float">
            <text:p>0.553</text:p>
          </table:table-cell>
          <table:table-cell office:value-type="float" office:value="0.197468603924" calcext:value-type="float">
            <text:p>0.1974686039</text:p>
          </table:table-cell>
          <table:table-cell office:value-type="float" office:value="0.40866085887" calcext:value-type="float">
            <text:p>0.408660858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044" calcext:value-type="float">
            <text:p>1.044</text:p>
          </table:table-cell>
          <table:table-cell office:value-type="float" office:value="0.565" calcext:value-type="float">
            <text:p>0.565</text:p>
          </table:table-cell>
          <table:table-cell office:value-type="float" office:value="0.215739956869" calcext:value-type="float">
            <text:p>0.2157399569</text:p>
          </table:table-cell>
          <table:table-cell office:value-type="float" office:value="0.418769568205" calcext:value-type="float">
            <text:p>0.4187695682</text:p>
          </table:table-cell>
        </table:table-row>
        <table:table-row table:style-name="ro1">
          <table:table-cell office:value-type="float" office:value="54.1" calcext:value-type="float">
            <text:p>54.1</text:p>
          </table:table-cell>
          <table:table-cell office:value-type="float" office:value="1.05" calcext:value-type="float">
            <text:p>1.05</text:p>
          </table:table-cell>
          <table:table-cell office:value-type="float" office:value="0.579" calcext:value-type="float">
            <text:p>0.579</text:p>
          </table:table-cell>
          <table:table-cell office:value-type="float" office:value="0.23406173306" calcext:value-type="float">
            <text:p>0.2340617331</text:p>
          </table:table-cell>
          <table:table-cell office:value-type="float" office:value="0.428298264742" calcext:value-type="float">
            <text:p>0.4282982647</text:p>
          </table:table-cell>
        </table:table-row>
        <table:table-row table:style-name="ro1">
          <table:table-cell office:value-type="float" office:value="54.2" calcext:value-type="float">
            <text:p>54.2</text:p>
          </table:table-cell>
          <table:table-cell office:value-type="float" office:value="1.057" calcext:value-type="float">
            <text:p>1.057</text:p>
          </table:table-cell>
          <table:table-cell office:value-type="float" office:value="0.593" calcext:value-type="float">
            <text:p>0.593</text:p>
          </table:table-cell>
          <table:table-cell office:value-type="float" office:value="0.251933702603" calcext:value-type="float">
            <text:p>0.2519337026</text:p>
          </table:table-cell>
          <table:table-cell office:value-type="float" office:value="0.436523586512" calcext:value-type="float">
            <text:p>0.4365235865</text:p>
          </table:table-cell>
        </table:table-row>
        <table:table-row table:style-name="ro1">
          <table:table-cell office:value-type="float" office:value="54.3" calcext:value-type="float">
            <text:p>54.3</text:p>
          </table:table-cell>
          <table:table-cell office:value-type="float" office:value="1.065" calcext:value-type="float">
            <text:p>1.065</text:p>
          </table:table-cell>
          <table:table-cell office:value-type="float" office:value="0.607" calcext:value-type="float">
            <text:p>0.607</text:p>
          </table:table-cell>
          <table:table-cell office:value-type="float" office:value="0.2677325774" calcext:value-type="float">
            <text:p>0.2677325774</text:p>
          </table:table-cell>
          <table:table-cell office:value-type="float" office:value="0.443489849567" calcext:value-type="float">
            <text:p>0.4434898496</text:p>
          </table:table-cell>
        </table:table-row>
        <table:table-row table:style-name="ro1">
          <table:table-cell office:value-type="float" office:value="54.4" calcext:value-type="float">
            <text:p>54.4</text:p>
          </table:table-cell>
          <table:table-cell office:value-type="float" office:value="1.073" calcext:value-type="float">
            <text:p>1.073</text:p>
          </table:table-cell>
          <table:table-cell office:value-type="float" office:value="0.621" calcext:value-type="float">
            <text:p>0.621</text:p>
          </table:table-cell>
          <table:table-cell office:value-type="float" office:value="0.284561643819" calcext:value-type="float">
            <text:p>0.2845616438</text:p>
          </table:table-cell>
          <table:table-cell office:value-type="float" office:value="0.452306300402" calcext:value-type="float">
            <text:p>0.4523063004</text:p>
          </table:table-cell>
        </table:table-row>
        <table:table-row table:style-name="ro1">
          <table:table-cell office:value-type="float" office:value="54.5" calcext:value-type="float">
            <text:p>54.5</text:p>
          </table:table-cell>
          <table:table-cell office:value-type="float" office:value="1.081" calcext:value-type="float">
            <text:p>1.081</text:p>
          </table:table-cell>
          <table:table-cell office:value-type="float" office:value="0.634" calcext:value-type="float">
            <text:p>0.634</text:p>
          </table:table-cell>
          <table:table-cell office:value-type="float" office:value="0.302483177657" calcext:value-type="float">
            <text:p>0.3024831777</text:p>
          </table:table-cell>
          <table:table-cell office:value-type="float" office:value="0.461496472359" calcext:value-type="float">
            <text:p>0.4614964724</text:p>
          </table:table-cell>
        </table:table-row>
        <table:table-row table:style-name="ro1">
          <table:table-cell office:value-type="float" office:value="54.6" calcext:value-type="float">
            <text:p>54.6</text:p>
          </table:table-cell>
          <table:table-cell office:value-type="float" office:value="1.09" calcext:value-type="float">
            <text:p>1.09</text:p>
          </table:table-cell>
          <table:table-cell office:value-type="float" office:value="0.647" calcext:value-type="float">
            <text:p>0.647</text:p>
          </table:table-cell>
          <table:table-cell office:value-type="float" office:value="0.320245592337" calcext:value-type="float">
            <text:p>0.3202455923</text:p>
          </table:table-cell>
          <table:table-cell office:value-type="float" office:value="0.469495356083" calcext:value-type="float">
            <text:p>0.4694953561</text:p>
          </table:table-cell>
        </table:table-row>
        <table:table-row table:style-name="ro1">
          <table:table-cell office:value-type="float" office:value="54.7" calcext:value-type="float">
            <text:p>54.7</text:p>
          </table:table-cell>
          <table:table-cell office:value-type="float" office:value="1.099" calcext:value-type="float">
            <text:p>1.099</text:p>
          </table:table-cell>
          <table:table-cell office:value-type="float" office:value="0.659" calcext:value-type="float">
            <text:p>0.659</text:p>
          </table:table-cell>
          <table:table-cell office:value-type="float" office:value="0.335342564278" calcext:value-type="float">
            <text:p>0.3353425643</text:p>
          </table:table-cell>
          <table:table-cell office:value-type="float" office:value="0.476173102856" calcext:value-type="float">
            <text:p>0.4761731029</text:p>
          </table:table-cell>
        </table:table-row>
        <table:table-row table:style-name="ro1">
          <table:table-cell office:value-type="float" office:value="54.8" calcext:value-type="float">
            <text:p>54.8</text:p>
          </table:table-cell>
          <table:table-cell office:value-type="float" office:value="1.108" calcext:value-type="float">
            <text:p>1.108</text:p>
          </table:table-cell>
          <table:table-cell office:value-type="float" office:value="0.672" calcext:value-type="float">
            <text:p>0.672</text:p>
          </table:table-cell>
          <table:table-cell office:value-type="float" office:value="0.35154101332" calcext:value-type="float">
            <text:p>0.3515410133</text:p>
          </table:table-cell>
          <table:table-cell office:value-type="float" office:value="0.482514679432" calcext:value-type="float">
            <text:p>0.4825146794</text:p>
          </table:table-cell>
        </table:table-row>
        <table:table-row table:style-name="ro1">
          <table:table-cell office:value-type="float" office:value="54.9" calcext:value-type="float">
            <text:p>54.9</text:p>
          </table:table-cell>
          <table:table-cell office:value-type="float" office:value="1.118" calcext:value-type="float">
            <text:p>1.118</text:p>
          </table:table-cell>
          <table:table-cell office:value-type="float" office:value="0.684" calcext:value-type="float">
            <text:p>0.684</text:p>
          </table:table-cell>
          <table:table-cell office:value-type="float" office:value="0.367298508662" calcext:value-type="float">
            <text:p>0.3672985087</text:p>
          </table:table-cell>
          <table:table-cell office:value-type="float" office:value="0.487761318684" calcext:value-type="float">
            <text:p>0.48776131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.128" calcext:value-type="float">
            <text:p>1.128</text:p>
          </table:table-cell>
          <table:table-cell office:value-type="float" office:value="0.696" calcext:value-type="float">
            <text:p>0.696</text:p>
          </table:table-cell>
          <table:table-cell office:value-type="float" office:value="0.383303422439" calcext:value-type="float">
            <text:p>0.3833034224</text:p>
          </table:table-cell>
          <table:table-cell office:value-type="float" office:value="0.491762429476" calcext:value-type="float">
            <text:p>0.4917624295</text:p>
          </table:table-cell>
        </table:table-row>
        <table:table-row table:style-name="ro1">
          <table:table-cell office:value-type="float" office:value="55.1" calcext:value-type="float">
            <text:p>55.1</text:p>
          </table:table-cell>
          <table:table-cell office:value-type="float" office:value="1.139" calcext:value-type="float">
            <text:p>1.139</text:p>
          </table:table-cell>
          <table:table-cell office:value-type="float" office:value="0.708" calcext:value-type="float">
            <text:p>0.708</text:p>
          </table:table-cell>
          <table:table-cell office:value-type="float" office:value="0.397946561909" calcext:value-type="float">
            <text:p>0.3979465619</text:p>
          </table:table-cell>
          <table:table-cell office:value-type="float" office:value="0.492254137993" calcext:value-type="float">
            <text:p>0.492254138</text:p>
          </table:table-cell>
        </table:table-row>
        <table:table-row table:style-name="ro1">
          <table:table-cell office:value-type="float" office:value="55.2" calcext:value-type="float">
            <text:p>55.2</text:p>
          </table:table-cell>
          <table:table-cell office:value-type="float" office:value="1.149" calcext:value-type="float">
            <text:p>1.149</text:p>
          </table:table-cell>
          <table:table-cell office:value-type="float" office:value="0.718" calcext:value-type="float">
            <text:p>0.718</text:p>
          </table:table-cell>
          <table:table-cell office:value-type="float" office:value="0.41244979275" calcext:value-type="float">
            <text:p>0.4124497928</text:p>
          </table:table-cell>
          <table:table-cell office:value-type="float" office:value="0.491820186377" calcext:value-type="float">
            <text:p>0.4918201864</text:p>
          </table:table-cell>
        </table:table-row>
        <table:table-row table:style-name="ro1">
          <table:table-cell office:value-type="float" office:value="55.3" calcext:value-type="float">
            <text:p>55.3</text:p>
          </table:table-cell>
          <table:table-cell office:value-type="float" office:value="1.158" calcext:value-type="float">
            <text:p>1.158</text:p>
          </table:table-cell>
          <table:table-cell office:value-type="float" office:value="0.727" calcext:value-type="float">
            <text:p>0.727</text:p>
          </table:table-cell>
          <table:table-cell office:value-type="float" office:value="0.430841727141" calcext:value-type="float">
            <text:p>0.4308417271</text:p>
          </table:table-cell>
          <table:table-cell office:value-type="float" office:value="0.492804586887" calcext:value-type="float">
            <text:p>0.4928045869</text:p>
          </table:table-cell>
        </table:table-row>
        <table:table-row table:style-name="ro1">
          <table:table-cell office:value-type="float" office:value="55.4" calcext:value-type="float">
            <text:p>55.4</text:p>
          </table:table-cell>
          <table:table-cell office:value-type="float" office:value="1.166" calcext:value-type="float">
            <text:p>1.166</text:p>
          </table:table-cell>
          <table:table-cell office:value-type="float" office:value="0.734" calcext:value-type="float">
            <text:p>0.734</text:p>
          </table:table-cell>
          <table:table-cell office:value-type="float" office:value="0.447420346648" calcext:value-type="float">
            <text:p>0.4474203466</text:p>
          </table:table-cell>
          <table:table-cell office:value-type="float" office:value="0.493844777346" calcext:value-type="float">
            <text:p>0.4938447773</text:p>
          </table:table-cell>
        </table:table-row>
        <table:table-row table:style-name="ro1">
          <table:table-cell office:value-type="float" office:value="55.5" calcext:value-type="float">
            <text:p>55.5</text:p>
          </table:table-cell>
          <table:table-cell office:value-type="float" office:value="1.173" calcext:value-type="float">
            <text:p>1.173</text:p>
          </table:table-cell>
          <table:table-cell office:value-type="float" office:value="0.739" calcext:value-type="float">
            <text:p>0.739</text:p>
          </table:table-cell>
          <table:table-cell office:value-type="float" office:value="0.464067831405" calcext:value-type="float">
            <text:p>0.4640678314</text:p>
          </table:table-cell>
          <table:table-cell office:value-type="float" office:value="0.494172871113" calcext:value-type="float">
            <text:p>0.4941728711</text:p>
          </table:table-cell>
        </table:table-row>
        <table:table-row table:style-name="ro1">
          <table:table-cell office:value-type="float" office:value="55.6" calcext:value-type="float">
            <text:p>55.6</text:p>
          </table:table-cell>
          <table:table-cell office:value-type="float" office:value="1.179" calcext:value-type="float">
            <text:p>1.179</text:p>
          </table:table-cell>
          <table:table-cell office:value-type="float" office:value="0.745" calcext:value-type="float">
            <text:p>0.745</text:p>
          </table:table-cell>
          <table:table-cell office:value-type="float" office:value="0.479955001555" calcext:value-type="float">
            <text:p>0.4799550016</text:p>
          </table:table-cell>
          <table:table-cell office:value-type="float" office:value="0.491319984198" calcext:value-type="float">
            <text:p>0.4913199842</text:p>
          </table:table-cell>
        </table:table-row>
        <table:table-row table:style-name="ro1">
          <table:table-cell office:value-type="float" office:value="55.7" calcext:value-type="float">
            <text:p>55.7</text:p>
          </table:table-cell>
          <table:table-cell office:value-type="float" office:value="1.186" calcext:value-type="float">
            <text:p>1.186</text:p>
          </table:table-cell>
          <table:table-cell office:value-type="float" office:value="0.75" calcext:value-type="float">
            <text:p>0.75</text:p>
          </table:table-cell>
          <table:table-cell office:value-type="float" office:value="0.492557976533" calcext:value-type="float">
            <text:p>0.4925579765</text:p>
          </table:table-cell>
          <table:table-cell office:value-type="float" office:value="0.488143354654" calcext:value-type="float">
            <text:p>0.4881433547</text:p>
          </table:table-cell>
        </table:table-row>
        <table:table-row table:style-name="ro1">
          <table:table-cell office:value-type="float" office:value="55.8" calcext:value-type="float">
            <text:p>55.8</text:p>
          </table:table-cell>
          <table:table-cell office:value-type="float" office:value="1.193" calcext:value-type="float">
            <text:p>1.193</text:p>
          </table:table-cell>
          <table:table-cell office:value-type="float" office:value="0.755" calcext:value-type="float">
            <text:p>0.755</text:p>
          </table:table-cell>
          <table:table-cell office:value-type="float" office:value="0.507721957896" calcext:value-type="float">
            <text:p>0.5077219579</text:p>
          </table:table-cell>
          <table:table-cell office:value-type="float" office:value="0.484966218472" calcext:value-type="float">
            <text:p>0.4849662185</text:p>
          </table:table-cell>
        </table:table-row>
        <table:table-row table:style-name="ro1">
          <table:table-cell office:value-type="float" office:value="55.9" calcext:value-type="float">
            <text:p>55.9</text:p>
          </table:table-cell>
          <table:table-cell office:value-type="float" office:value="1.2" calcext:value-type="float">
            <text:p>1.2</text:p>
          </table:table-cell>
          <table:table-cell office:value-type="float" office:value="0.76" calcext:value-type="float">
            <text:p>0.76</text:p>
          </table:table-cell>
          <table:table-cell office:value-type="float" office:value="0.521254220039" calcext:value-type="float">
            <text:p>0.52125422</text:p>
          </table:table-cell>
          <table:table-cell office:value-type="float" office:value="0.481938302517" calcext:value-type="float">
            <text:p>0.48193830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.208" calcext:value-type="float">
            <text:p>1.208</text:p>
          </table:table-cell>
          <table:table-cell office:value-type="float" office:value="0.765" calcext:value-type="float">
            <text:p>0.765</text:p>
          </table:table-cell>
          <table:table-cell office:value-type="float" office:value="0.53013963872" calcext:value-type="float">
            <text:p>0.5301396387</text:p>
          </table:table-cell>
          <table:table-cell office:value-type="float" office:value="0.47805672884" calcext:value-type="float">
            <text:p>0.4780567288</text:p>
          </table:table-cell>
        </table:table-row>
        <table:table-row table:style-name="ro1">
          <table:table-cell office:value-type="float" office:value="56.1" calcext:value-type="float">
            <text:p>56.1</text:p>
          </table:table-cell>
          <table:table-cell office:value-type="float" office:value="1.215" calcext:value-type="float">
            <text:p>1.215</text:p>
          </table:table-cell>
          <table:table-cell office:value-type="float" office:value="0.769" calcext:value-type="float">
            <text:p>0.769</text:p>
          </table:table-cell>
          <table:table-cell office:value-type="float" office:value="0.537861627022" calcext:value-type="float">
            <text:p>0.537861627</text:p>
          </table:table-cell>
          <table:table-cell office:value-type="float" office:value="0.473501294851" calcext:value-type="float">
            <text:p>0.4735012949</text:p>
          </table:table-cell>
        </table:table-row>
        <table:table-row table:style-name="ro1">
          <table:table-cell office:value-type="float" office:value="56.2" calcext:value-type="float">
            <text:p>56.2</text:p>
          </table:table-cell>
          <table:table-cell office:value-type="float" office:value="1.22" calcext:value-type="float">
            <text:p>1.22</text:p>
          </table:table-cell>
          <table:table-cell office:value-type="float" office:value="0.772" calcext:value-type="float">
            <text:p>0.772</text:p>
          </table:table-cell>
          <table:table-cell office:value-type="float" office:value="0.545935430918" calcext:value-type="float">
            <text:p>0.5459354309</text:p>
          </table:table-cell>
          <table:table-cell office:value-type="float" office:value="0.467824786901" calcext:value-type="float">
            <text:p>0.4678247869</text:p>
          </table:table-cell>
        </table:table-row>
        <table:table-row table:style-name="ro1">
          <table:table-cell office:value-type="float" office:value="56.3" calcext:value-type="float">
            <text:p>56.3</text:p>
          </table:table-cell>
          <table:table-cell office:value-type="float" office:value="1.224" calcext:value-type="float">
            <text:p>1.224</text:p>
          </table:table-cell>
          <table:table-cell office:value-type="float" office:value="0.774" calcext:value-type="float">
            <text:p>0.774</text:p>
          </table:table-cell>
          <table:table-cell office:value-type="float" office:value="0.554132754012" calcext:value-type="float">
            <text:p>0.554132754</text:p>
          </table:table-cell>
          <table:table-cell office:value-type="float" office:value="0.462501704693" calcext:value-type="float">
            <text:p>0.4625017047</text:p>
          </table:table-cell>
        </table:table-row>
        <table:table-row table:style-name="ro1">
          <table:table-cell office:value-type="float" office:value="56.4" calcext:value-type="float">
            <text:p>56.4</text:p>
          </table:table-cell>
          <table:table-cell office:value-type="float" office:value="1.226" calcext:value-type="float">
            <text:p>1.2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562069272894" calcext:value-type="float">
            <text:p>0.5620692729</text:p>
          </table:table-cell>
          <table:table-cell office:value-type="float" office:value="0.45598372817" calcext:value-type="float">
            <text:p>0.4559837282</text:p>
          </table:table-cell>
        </table:table-row>
        <table:table-row table:style-name="ro1">
          <table:table-cell office:value-type="float" office:value="56.5" calcext:value-type="float">
            <text:p>56.5</text:p>
          </table:table-cell>
          <table:table-cell office:value-type="float" office:value="1.227" calcext:value-type="float">
            <text:p>1.227</text:p>
          </table:table-cell>
          <table:table-cell office:value-type="float" office:value="0.775" calcext:value-type="float">
            <text:p>0.775</text:p>
          </table:table-cell>
          <table:table-cell office:value-type="float" office:value="0.571288762628" calcext:value-type="float">
            <text:p>0.5712887626</text:p>
          </table:table-cell>
          <table:table-cell office:value-type="float" office:value="0.448732465506" calcext:value-type="float">
            <text:p>0.4487324655</text:p>
          </table:table-cell>
        </table:table-row>
        <table:table-row table:style-name="ro1">
          <table:table-cell office:value-type="float" office:value="56.6" calcext:value-type="float">
            <text:p>56.6</text:p>
          </table:table-cell>
          <table:table-cell office:value-type="float" office:value="1.226" calcext:value-type="float">
            <text:p>1.2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580260781341" calcext:value-type="float">
            <text:p>0.5802607813</text:p>
          </table:table-cell>
          <table:table-cell office:value-type="float" office:value="0.440570622683" calcext:value-type="float">
            <text:p>0.4405706227</text:p>
          </table:table-cell>
        </table:table-row>
        <table:table-row table:style-name="ro1">
          <table:table-cell office:value-type="float" office:value="56.7" calcext:value-type="float">
            <text:p>56.7</text:p>
          </table:table-cell>
          <table:table-cell office:value-type="float" office:value="1.226" calcext:value-type="float">
            <text:p>1.2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588694566693" calcext:value-type="float">
            <text:p>0.5886945667</text:p>
          </table:table-cell>
          <table:table-cell office:value-type="float" office:value="0.431095123291" calcext:value-type="float">
            <text:p>0.4310951233</text:p>
          </table:table-cell>
        </table:table-row>
        <table:table-row table:style-name="ro1">
          <table:table-cell office:value-type="float" office:value="56.8" calcext:value-type="float">
            <text:p>56.8</text:p>
          </table:table-cell>
          <table:table-cell office:value-type="float" office:value="1.226" calcext:value-type="float">
            <text:p>1.2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598903062319" calcext:value-type="float">
            <text:p>0.5989030623</text:p>
          </table:table-cell>
          <table:table-cell office:value-type="float" office:value="0.421604454517" calcext:value-type="float">
            <text:p>0.4216044545</text:p>
          </table:table-cell>
        </table:table-row>
        <table:table-row table:style-name="ro1">
          <table:table-cell office:value-type="float" office:value="56.9" calcext:value-type="float">
            <text:p>56.9</text:p>
          </table:table-cell>
          <table:table-cell office:value-type="float" office:value="1.226" calcext:value-type="float">
            <text:p>1.2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60841635584" calcext:value-type="float">
            <text:p>0.6084163558</text:p>
          </table:table-cell>
          <table:table-cell office:value-type="float" office:value="0.412743985653" calcext:value-type="float">
            <text:p>0.412743985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.226" calcext:value-type="float">
            <text:p>1.226</text:p>
          </table:table-cell>
          <table:table-cell office:value-type="float" office:value="0.775" calcext:value-type="float">
            <text:p>0.775</text:p>
          </table:table-cell>
          <table:table-cell office:value-type="float" office:value="0.617679503428" calcext:value-type="float">
            <text:p>0.6176795034</text:p>
          </table:table-cell>
          <table:table-cell office:value-type="float" office:value="0.402847707272" calcext:value-type="float">
            <text:p>0.4028477073</text:p>
          </table:table-cell>
        </table:table-row>
        <table:table-row table:style-name="ro1">
          <table:table-cell office:value-type="float" office:value="57.1" calcext:value-type="float">
            <text:p>57.1</text:p>
          </table:table-cell>
          <table:table-cell office:value-type="float" office:value="1.227" calcext:value-type="float">
            <text:p>1.227</text:p>
          </table:table-cell>
          <table:table-cell office:value-type="float" office:value="0.775" calcext:value-type="float">
            <text:p>0.775</text:p>
          </table:table-cell>
          <table:table-cell office:value-type="float" office:value="0.626439047742" calcext:value-type="float">
            <text:p>0.6264390477</text:p>
          </table:table-cell>
          <table:table-cell office:value-type="float" office:value="0.393594384193" calcext:value-type="float">
            <text:p>0.3935943842</text:p>
          </table:table-cell>
        </table:table-row>
        <table:table-row table:style-name="ro1">
          <table:table-cell office:value-type="float" office:value="57.2" calcext:value-type="float">
            <text:p>57.2</text:p>
          </table:table-cell>
          <table:table-cell office:value-type="float" office:value="1.227" calcext:value-type="float">
            <text:p>1.227</text:p>
          </table:table-cell>
          <table:table-cell office:value-type="float" office:value="0.775" calcext:value-type="float">
            <text:p>0.775</text:p>
          </table:table-cell>
          <table:table-cell office:value-type="float" office:value="0.634201668298" calcext:value-type="float">
            <text:p>0.6342016683</text:p>
          </table:table-cell>
          <table:table-cell office:value-type="float" office:value="0.384278595448" calcext:value-type="float">
            <text:p>0.3842785954</text:p>
          </table:table-cell>
        </table:table-row>
        <table:table-row table:style-name="ro1">
          <table:table-cell office:value-type="float" office:value="57.3" calcext:value-type="float">
            <text:p>57.3</text:p>
          </table:table-cell>
          <table:table-cell office:value-type="float" office:value="1.227" calcext:value-type="float">
            <text:p>1.227</text:p>
          </table:table-cell>
          <table:table-cell office:value-type="float" office:value="0.775" calcext:value-type="float">
            <text:p>0.775</text:p>
          </table:table-cell>
          <table:table-cell office:value-type="float" office:value="0.64061873119" calcext:value-type="float">
            <text:p>0.6406187312</text:p>
          </table:table-cell>
          <table:table-cell office:value-type="float" office:value="0.374922960997" calcext:value-type="float">
            <text:p>0.374922961</text:p>
          </table:table-cell>
        </table:table-row>
        <table:table-row table:style-name="ro1">
          <table:table-cell office:value-type="float" office:value="57.4" calcext:value-type="float">
            <text:p>57.4</text:p>
          </table:table-cell>
          <table:table-cell office:value-type="float" office:value="1.228" calcext:value-type="float">
            <text:p>1.228</text:p>
          </table:table-cell>
          <table:table-cell office:value-type="float" office:value="0.775" calcext:value-type="float">
            <text:p>0.775</text:p>
          </table:table-cell>
          <table:table-cell office:value-type="float" office:value="0.64775428573" calcext:value-type="float">
            <text:p>0.6477542857</text:p>
          </table:table-cell>
          <table:table-cell office:value-type="float" office:value="0.365639358759" calcext:value-type="float">
            <text:p>0.3656393588</text:p>
          </table:table-cell>
        </table:table-row>
        <table:table-row table:style-name="ro1">
          <table:table-cell office:value-type="float" office:value="57.5" calcext:value-type="float">
            <text:p>57.5</text:p>
          </table:table-cell>
          <table:table-cell office:value-type="float" office:value="1.228" calcext:value-type="float">
            <text:p>1.228</text:p>
          </table:table-cell>
          <table:table-cell office:value-type="float" office:value="0.775" calcext:value-type="float">
            <text:p>0.775</text:p>
          </table:table-cell>
          <table:table-cell office:value-type="float" office:value="0.654072241779" calcext:value-type="float">
            <text:p>0.6540722418</text:p>
          </table:table-cell>
          <table:table-cell office:value-type="float" office:value="0.356492877007" calcext:value-type="float">
            <text:p>0.356492877</text:p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1.229" calcext:value-type="float">
            <text:p>1.229</text:p>
          </table:table-cell>
          <table:table-cell office:value-type="float" office:value="0.776" calcext:value-type="float">
            <text:p>0.776</text:p>
          </table:table-cell>
          <table:table-cell office:value-type="float" office:value="0.657820323786" calcext:value-type="float">
            <text:p>0.6578203238</text:p>
          </table:table-cell>
          <table:table-cell office:value-type="float" office:value="0.347185760736" calcext:value-type="float">
            <text:p>0.3471857607</text:p>
          </table:table-cell>
        </table:table-row>
        <table:table-row table:style-name="ro1">
          <table:table-cell office:value-type="float" office:value="57.7" calcext:value-type="float">
            <text:p>57.7</text:p>
          </table:table-cell>
          <table:table-cell office:value-type="float" office:value="1.229" calcext:value-type="float">
            <text:p>1.229</text:p>
          </table:table-cell>
          <table:table-cell office:value-type="float" office:value="0.776" calcext:value-type="float">
            <text:p>0.776</text:p>
          </table:table-cell>
          <table:table-cell office:value-type="float" office:value="0.661795539133" calcext:value-type="float">
            <text:p>0.6617955391</text:p>
          </table:table-cell>
          <table:table-cell office:value-type="float" office:value="0.338116407394" calcext:value-type="float">
            <text:p>0.3381164074</text:p>
          </table:table-cell>
        </table:table-row>
        <table:table-row table:style-name="ro1">
          <table:table-cell office:value-type="float" office:value="57.8" calcext:value-type="float">
            <text:p>57.8</text:p>
          </table:table-cell>
          <table:table-cell office:value-type="float" office:value="1.23" calcext:value-type="float">
            <text:p>1.23</text:p>
          </table:table-cell>
          <table:table-cell office:value-type="float" office:value="0.776" calcext:value-type="float">
            <text:p>0.776</text:p>
          </table:table-cell>
          <table:table-cell office:value-type="float" office:value="0.666634768183" calcext:value-type="float">
            <text:p>0.6666347682</text:p>
          </table:table-cell>
          <table:table-cell office:value-type="float" office:value="0.328150600195" calcext:value-type="float">
            <text:p>0.3281506002</text:p>
          </table:table-cell>
        </table:table-row>
        <table:table-row table:style-name="ro1">
          <table:table-cell office:value-type="float" office:value="57.9" calcext:value-type="float">
            <text:p>57.9</text:p>
          </table:table-cell>
          <table:table-cell office:value-type="float" office:value="1.231" calcext:value-type="float">
            <text:p>1.231</text:p>
          </table:table-cell>
          <table:table-cell office:value-type="float" office:value="0.776" calcext:value-type="float">
            <text:p>0.776</text:p>
          </table:table-cell>
          <table:table-cell office:value-type="float" office:value="0.66950790165" calcext:value-type="float">
            <text:p>0.6695079017</text:p>
          </table:table-cell>
          <table:table-cell office:value-type="float" office:value="0.318940222263" calcext:value-type="float">
            <text:p>0.31894022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.231" calcext:value-type="float">
            <text:p>1.231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260086142" calcext:value-type="float">
            <text:p>0.6726008614</text:p>
          </table:table-cell>
          <table:table-cell office:value-type="float" office:value="0.309796839952" calcext:value-type="float">
            <text:p>0.30979684</text:p>
          </table:table-cell>
        </table:table-row>
        <table:table-row table:style-name="ro1">
          <table:table-cell office:value-type="float" office:value="58.1" calcext:value-type="float">
            <text:p>58.1</text:p>
          </table:table-cell>
          <table:table-cell office:value-type="float" office:value="1.232" calcext:value-type="float">
            <text:p>1.232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5444931987" calcext:value-type="float">
            <text:p>0.675444932</text:p>
          </table:table-cell>
          <table:table-cell office:value-type="float" office:value="0.301225692034" calcext:value-type="float">
            <text:p>0.301225692</text:p>
          </table:table-cell>
        </table:table-row>
        <table:table-row table:style-name="ro1">
          <table:table-cell office:value-type="float" office:value="58.2" calcext:value-type="float">
            <text:p>58.2</text:p>
          </table:table-cell>
          <table:table-cell office:value-type="float" office:value="1.232" calcext:value-type="float">
            <text:p>1.232</text:p>
          </table:table-cell>
          <table:table-cell office:value-type="float" office:value="0.776" calcext:value-type="float">
            <text:p>0.776</text:p>
          </table:table-cell>
          <table:table-cell office:value-type="float" office:value="0.679233422252" calcext:value-type="float">
            <text:p>0.6792334223</text:p>
          </table:table-cell>
          <table:table-cell office:value-type="float" office:value="0.291570752859" calcext:value-type="float">
            <text:p>0.2915707529</text:p>
          </table:table-cell>
        </table:table-row>
        <table:table-row table:style-name="ro1">
          <table:table-cell office:value-type="float" office:value="58.3" calcext:value-type="float">
            <text:p>58.3</text:p>
          </table:table-cell>
          <table:table-cell office:value-type="float" office:value="1.233" calcext:value-type="float">
            <text:p>1.233</text:p>
          </table:table-cell>
          <table:table-cell office:value-type="float" office:value="0.776" calcext:value-type="float">
            <text:p>0.776</text:p>
          </table:table-cell>
          <table:table-cell office:value-type="float" office:value="0.68174689623" calcext:value-type="float">
            <text:p>0.6817468962</text:p>
          </table:table-cell>
          <table:table-cell office:value-type="float" office:value="0.281691521406" calcext:value-type="float">
            <text:p>0.2816915214</text:p>
          </table:table-cell>
        </table:table-row>
        <table:table-row table:style-name="ro1">
          <table:table-cell office:value-type="float" office:value="58.4" calcext:value-type="float">
            <text:p>58.4</text:p>
          </table:table-cell>
          <table:table-cell office:value-type="float" office:value="1.233" calcext:value-type="float">
            <text:p>1.233</text:p>
          </table:table-cell>
          <table:table-cell office:value-type="float" office:value="0.776" calcext:value-type="float">
            <text:p>0.776</text:p>
          </table:table-cell>
          <table:table-cell office:value-type="float" office:value="0.684809718347" calcext:value-type="float">
            <text:p>0.6848097183</text:p>
          </table:table-cell>
          <table:table-cell office:value-type="float" office:value="0.271078974009" calcext:value-type="float">
            <text:p>0.271078974</text:p>
          </table:table-cell>
        </table:table-row>
        <table:table-row table:style-name="ro1">
          <table:table-cell office:value-type="float" office:value="58.5" calcext:value-type="float">
            <text:p>58.5</text:p>
          </table:table-cell>
          <table:table-cell office:value-type="float" office:value="1.233" calcext:value-type="float">
            <text:p>1.233</text:p>
          </table:table-cell>
          <table:table-cell office:value-type="float" office:value="0.776" calcext:value-type="float">
            <text:p>0.776</text:p>
          </table:table-cell>
          <table:table-cell office:value-type="float" office:value="0.687321343731" calcext:value-type="float">
            <text:p>0.6873213437</text:p>
          </table:table-cell>
          <table:table-cell office:value-type="float" office:value="0.260953068733" calcext:value-type="float">
            <text:p>0.2609530687</text:p>
          </table:table-cell>
        </table:table-row>
        <table:table-row table:style-name="ro1">
          <table:table-cell office:value-type="float" office:value="58.6" calcext:value-type="float">
            <text:p>58.6</text:p>
          </table:table-cell>
          <table:table-cell office:value-type="float" office:value="1.234" calcext:value-type="float">
            <text:p>1.234</text:p>
          </table:table-cell>
          <table:table-cell office:value-type="float" office:value="0.776" calcext:value-type="float">
            <text:p>0.776</text:p>
          </table:table-cell>
          <table:table-cell office:value-type="float" office:value="0.689573958108" calcext:value-type="float">
            <text:p>0.6895739581</text:p>
          </table:table-cell>
          <table:table-cell office:value-type="float" office:value="0.250301152468" calcext:value-type="float">
            <text:p>0.2503011525</text:p>
          </table:table-cell>
        </table:table-row>
        <table:table-row table:style-name="ro1">
          <table:table-cell office:value-type="float" office:value="58.7" calcext:value-type="float">
            <text:p>58.7</text:p>
          </table:table-cell>
          <table:table-cell office:value-type="float" office:value="1.234" calcext:value-type="float">
            <text:p>1.234</text:p>
          </table:table-cell>
          <table:table-cell office:value-type="float" office:value="0.776" calcext:value-type="float">
            <text:p>0.776</text:p>
          </table:table-cell>
          <table:table-cell office:value-type="float" office:value="0.690519312256" calcext:value-type="float">
            <text:p>0.6905193123</text:p>
          </table:table-cell>
          <table:table-cell office:value-type="float" office:value="0.24174438417" calcext:value-type="float">
            <text:p>0.2417443842</text:p>
          </table:table-cell>
        </table:table-row>
        <table:table-row table:style-name="ro1">
          <table:table-cell office:value-type="float" office:value="58.8" calcext:value-type="float">
            <text:p>58.8</text:p>
          </table:table-cell>
          <table:table-cell office:value-type="float" office:value="1.235" calcext:value-type="float">
            <text:p>1.235</text:p>
          </table:table-cell>
          <table:table-cell office:value-type="float" office:value="0.776" calcext:value-type="float">
            <text:p>0.776</text:p>
          </table:table-cell>
          <table:table-cell office:value-type="float" office:value="0.691278283121" calcext:value-type="float">
            <text:p>0.6912782831</text:p>
          </table:table-cell>
          <table:table-cell office:value-type="float" office:value="0.232659250498" calcext:value-type="float">
            <text:p>0.2326592505</text:p>
          </table:table-cell>
        </table:table-row>
        <table:table-row table:style-name="ro1">
          <table:table-cell office:value-type="float" office:value="58.9" calcext:value-type="float">
            <text:p>58.9</text:p>
          </table:table-cell>
          <table:table-cell office:value-type="float" office:value="1.235" calcext:value-type="float">
            <text:p>1.235</text:p>
          </table:table-cell>
          <table:table-cell office:value-type="float" office:value="0.776" calcext:value-type="float">
            <text:p>0.776</text:p>
          </table:table-cell>
          <table:table-cell office:value-type="float" office:value="0.69264902177" calcext:value-type="float">
            <text:p>0.6926490218</text:p>
          </table:table-cell>
          <table:table-cell office:value-type="float" office:value="0.223405390978" calcext:value-type="float">
            <text:p>0.22340539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36" calcext:value-type="float">
            <text:p>1.236</text:p>
          </table:table-cell>
          <table:table-cell office:value-type="float" office:value="0.775" calcext:value-type="float">
            <text:p>0.775</text:p>
          </table:table-cell>
          <table:table-cell office:value-type="float" office:value="0.694854932816" calcext:value-type="float">
            <text:p>0.6948549328</text:p>
          </table:table-cell>
          <table:table-cell office:value-type="float" office:value="0.214366078377" calcext:value-type="float">
            <text:p>0.2143660784</text:p>
          </table:table-cell>
        </table:table-row>
        <table:table-row table:style-name="ro1">
          <table:table-cell office:value-type="float" office:value="59.1" calcext:value-type="float">
            <text:p>59.1</text:p>
          </table:table-cell>
          <table:table-cell office:value-type="float" office:value="1.236" calcext:value-type="float">
            <text:p>1.236</text:p>
          </table:table-cell>
          <table:table-cell office:value-type="float" office:value="0.775" calcext:value-type="float">
            <text:p>0.775</text:p>
          </table:table-cell>
          <table:table-cell office:value-type="float" office:value="0.698061117783" calcext:value-type="float">
            <text:p>0.6980611178</text:p>
          </table:table-cell>
          <table:table-cell office:value-type="float" office:value="0.204385191202" calcext:value-type="float">
            <text:p>0.2043851912</text:p>
          </table:table-cell>
        </table:table-row>
        <table:table-row table:style-name="ro1">
          <table:table-cell office:value-type="float" office:value="59.2" calcext:value-type="float">
            <text:p>59.2</text:p>
          </table:table-cell>
          <table:table-cell office:value-type="float" office:value="1.238" calcext:value-type="float">
            <text:p>1.238</text:p>
          </table:table-cell>
          <table:table-cell office:value-type="float" office:value="0.775" calcext:value-type="float">
            <text:p>0.775</text:p>
          </table:table-cell>
          <table:table-cell office:value-type="float" office:value="0.701359178286" calcext:value-type="float">
            <text:p>0.7013591783</text:p>
          </table:table-cell>
          <table:table-cell office:value-type="float" office:value="0.196100592613" calcext:value-type="float">
            <text:p>0.1961005926</text:p>
          </table:table-cell>
        </table:table-row>
        <table:table-row table:style-name="ro1">
          <table:table-cell office:value-type="float" office:value="59.3" calcext:value-type="float">
            <text:p>59.3</text:p>
          </table:table-cell>
          <table:table-cell office:value-type="float" office:value="1.242" calcext:value-type="float">
            <text:p>1.242</text:p>
          </table:table-cell>
          <table:table-cell office:value-type="float" office:value="0.774" calcext:value-type="float">
            <text:p>0.774</text:p>
          </table:table-cell>
          <table:table-cell office:value-type="float" office:value="0.70546853149" calcext:value-type="float">
            <text:p>0.7054685315</text:p>
          </table:table-cell>
          <table:table-cell office:value-type="float" office:value="0.187921077013" calcext:value-type="float">
            <text:p>0.187921077</text:p>
          </table:table-cell>
        </table:table-row>
        <table:table-row table:style-name="ro1">
          <table:table-cell office:value-type="float" office:value="59.4" calcext:value-type="float">
            <text:p>59.4</text:p>
          </table:table-cell>
          <table:table-cell office:value-type="float" office:value="1.246" calcext:value-type="float">
            <text:p>1.246</text:p>
          </table:table-cell>
          <table:table-cell office:value-type="float" office:value="0.772" calcext:value-type="float">
            <text:p>0.772</text:p>
          </table:table-cell>
          <table:table-cell office:value-type="float" office:value="0.710144861318" calcext:value-type="float">
            <text:p>0.7101448613</text:p>
          </table:table-cell>
          <table:table-cell office:value-type="float" office:value="0.182078555226" calcext:value-type="float">
            <text:p>0.1820785552</text:p>
          </table:table-cell>
        </table:table-row>
        <table:table-row table:style-name="ro1">
          <table:table-cell office:value-type="float" office:value="59.5" calcext:value-type="float">
            <text:p>59.5</text:p>
          </table:table-cell>
          <table:table-cell office:value-type="float" office:value="1.252" calcext:value-type="float">
            <text:p>1.252</text:p>
          </table:table-cell>
          <table:table-cell office:value-type="float" office:value="0.77" calcext:value-type="float">
            <text:p>0.77</text:p>
          </table:table-cell>
          <table:table-cell office:value-type="float" office:value="0.715322783468" calcext:value-type="float">
            <text:p>0.7153227835</text:p>
          </table:table-cell>
          <table:table-cell office:value-type="float" office:value="0.177318990231" calcext:value-type="float">
            <text:p>0.1773189902</text:p>
          </table:table-cell>
        </table:table-row>
        <table:table-row table:style-name="ro1">
          <table:table-cell office:value-type="float" office:value="59.6" calcext:value-type="float">
            <text:p>59.6</text:p>
          </table:table-cell>
          <table:table-cell office:value-type="float" office:value="1.258" calcext:value-type="float">
            <text:p>1.258</text:p>
          </table:table-cell>
          <table:table-cell office:value-type="float" office:value="0.768" calcext:value-type="float">
            <text:p>0.768</text:p>
          </table:table-cell>
          <table:table-cell office:value-type="float" office:value="0.721741237271" calcext:value-type="float">
            <text:p>0.7217412373</text:p>
          </table:table-cell>
          <table:table-cell office:value-type="float" office:value="0.172221213579" calcext:value-type="float">
            <text:p>0.1722212136</text:p>
          </table:table-cell>
        </table:table-row>
        <table:table-row table:style-name="ro1">
          <table:table-cell office:value-type="float" office:value="59.7" calcext:value-type="float">
            <text:p>59.7</text:p>
          </table:table-cell>
          <table:table-cell office:value-type="float" office:value="1.266" calcext:value-type="float">
            <text:p>1.266</text:p>
          </table:table-cell>
          <table:table-cell office:value-type="float" office:value="0.765" calcext:value-type="float">
            <text:p>0.765</text:p>
          </table:table-cell>
          <table:table-cell office:value-type="float" office:value="0.729386049023" calcext:value-type="float">
            <text:p>0.729386049</text:p>
          </table:table-cell>
          <table:table-cell office:value-type="float" office:value="0.16694483161" calcext:value-type="float">
            <text:p>0.1669448316</text:p>
          </table:table-cell>
        </table:table-row>
        <table:table-row table:style-name="ro1">
          <table:table-cell office:value-type="float" office:value="59.8" calcext:value-type="float">
            <text:p>59.8</text:p>
          </table:table-cell>
          <table:table-cell office:value-type="float" office:value="1.275" calcext:value-type="float">
            <text:p>1.2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73648505241" calcext:value-type="float">
            <text:p>0.7364850524</text:p>
          </table:table-cell>
          <table:table-cell office:value-type="float" office:value="0.161770775914" calcext:value-type="float">
            <text:p>0.1617707759</text:p>
          </table:table-cell>
        </table:table-row>
        <table:table-row table:style-name="ro1">
          <table:table-cell office:value-type="float" office:value="59.9" calcext:value-type="float">
            <text:p>59.9</text:p>
          </table:table-cell>
          <table:table-cell office:value-type="float" office:value="1.286" calcext:value-type="float">
            <text:p>1.286</text:p>
          </table:table-cell>
          <table:table-cell office:value-type="float" office:value="0.756" calcext:value-type="float">
            <text:p>0.756</text:p>
          </table:table-cell>
          <table:table-cell office:value-type="float" office:value="0.744280195851" calcext:value-type="float">
            <text:p>0.7442801959</text:p>
          </table:table-cell>
          <table:table-cell office:value-type="float" office:value="0.159095332026" calcext:value-type="float">
            <text:p>0.1590953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99" calcext:value-type="float">
            <text:p>1.299</text:p>
          </table:table-cell>
          <table:table-cell office:value-type="float" office:value="0.75" calcext:value-type="float">
            <text:p>0.75</text:p>
          </table:table-cell>
          <table:table-cell office:value-type="float" office:value="0.752801798454" calcext:value-type="float">
            <text:p>0.7528017985</text:p>
          </table:table-cell>
          <table:table-cell office:value-type="float" office:value="0.156979516149" calcext:value-type="float">
            <text:p>0.1569795161</text:p>
          </table:table-cell>
        </table:table-row>
        <table:table-row table:style-name="ro1">
          <table:table-cell office:value-type="float" office:value="60.1" calcext:value-type="float">
            <text:p>60.1</text:p>
          </table:table-cell>
          <table:table-cell office:value-type="float" office:value="1.313" calcext:value-type="float">
            <text:p>1.313</text:p>
          </table:table-cell>
          <table:table-cell office:value-type="float" office:value="0.743" calcext:value-type="float">
            <text:p>0.743</text:p>
          </table:table-cell>
          <table:table-cell office:value-type="float" office:value="0.761717160849" calcext:value-type="float">
            <text:p>0.7617171608</text:p>
          </table:table-cell>
          <table:table-cell office:value-type="float" office:value="0.154673725367" calcext:value-type="float">
            <text:p>0.1546737254</text:p>
          </table:table-cell>
        </table:table-row>
        <table:table-row table:style-name="ro1">
          <table:table-cell office:value-type="float" office:value="60.2" calcext:value-type="float">
            <text:p>60.2</text:p>
          </table:table-cell>
          <table:table-cell office:value-type="float" office:value="1.329" calcext:value-type="float">
            <text:p>1.32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70819568358" calcext:value-type="float">
            <text:p>0.7708195684</text:p>
          </table:table-cell>
          <table:table-cell office:value-type="float" office:value="0.151814118028" calcext:value-type="float">
            <text:p>0.151814118</text:p>
          </table:table-cell>
        </table:table-row>
        <table:table-row table:style-name="ro1">
          <table:table-cell office:value-type="float" office:value="60.3" calcext:value-type="float">
            <text:p>60.3</text:p>
          </table:table-cell>
          <table:table-cell office:value-type="float" office:value="1.345" calcext:value-type="float">
            <text:p>1.345</text:p>
          </table:table-cell>
          <table:table-cell office:value-type="float" office:value="0.727" calcext:value-type="float">
            <text:p>0.727</text:p>
          </table:table-cell>
          <table:table-cell office:value-type="float" office:value="0.78029068951" calcext:value-type="float">
            <text:p>0.7802906895</text:p>
          </table:table-cell>
          <table:table-cell office:value-type="float" office:value="0.149297118187" calcext:value-type="float">
            <text:p>0.1492971182</text:p>
          </table:table-cell>
        </table:table-row>
        <table:table-row table:style-name="ro1">
          <table:table-cell office:value-type="float" office:value="60.4" calcext:value-type="float">
            <text:p>60.4</text:p>
          </table:table-cell>
          <table:table-cell office:value-type="float" office:value="1.363" calcext:value-type="float">
            <text:p>1.363</text:p>
          </table:table-cell>
          <table:table-cell office:value-type="float" office:value="0.718" calcext:value-type="float">
            <text:p>0.718</text:p>
          </table:table-cell>
          <table:table-cell office:value-type="float" office:value="0.791715038251" calcext:value-type="float">
            <text:p>0.7917150383</text:p>
          </table:table-cell>
          <table:table-cell office:value-type="float" office:value="0.146693065763" calcext:value-type="float">
            <text:p>0.1466930658</text:p>
          </table:table-cell>
        </table:table-row>
        <table:table-row table:style-name="ro1">
          <table:table-cell office:value-type="float" office:value="60.5" calcext:value-type="float">
            <text:p>60.5</text:p>
          </table:table-cell>
          <table:table-cell office:value-type="float" office:value="1.382" calcext:value-type="float">
            <text:p>1.382</text:p>
          </table:table-cell>
          <table:table-cell office:value-type="float" office:value="0.708" calcext:value-type="float">
            <text:p>0.708</text:p>
          </table:table-cell>
          <table:table-cell office:value-type="float" office:value="0.801666949217" calcext:value-type="float">
            <text:p>0.8016669492</text:p>
          </table:table-cell>
          <table:table-cell office:value-type="float" office:value="0.145790427923" calcext:value-type="float">
            <text:p>0.1457904279</text:p>
          </table:table-cell>
        </table:table-row>
        <table:table-row table:style-name="ro1">
          <table:table-cell office:value-type="float" office:value="60.6" calcext:value-type="float">
            <text:p>60.6</text:p>
          </table:table-cell>
          <table:table-cell office:value-type="float" office:value="1.402" calcext:value-type="float">
            <text:p>1.402</text:p>
          </table:table-cell>
          <table:table-cell office:value-type="float" office:value="0.698" calcext:value-type="float">
            <text:p>0.698</text:p>
          </table:table-cell>
          <table:table-cell office:value-type="float" office:value="0.811396645194" calcext:value-type="float">
            <text:p>0.8113966452</text:p>
          </table:table-cell>
          <table:table-cell office:value-type="float" office:value="0.146308198571" calcext:value-type="float">
            <text:p>0.1463081986</text:p>
          </table:table-cell>
        </table:table-row>
        <table:table-row table:style-name="ro1">
          <table:table-cell office:value-type="float" office:value="60.7" calcext:value-type="float">
            <text:p>60.7</text:p>
          </table:table-cell>
          <table:table-cell office:value-type="float" office:value="1.422" calcext:value-type="float">
            <text:p>1.422</text:p>
          </table:table-cell>
          <table:table-cell office:value-type="float" office:value="0.687" calcext:value-type="float">
            <text:p>0.687</text:p>
          </table:table-cell>
          <table:table-cell office:value-type="float" office:value="0.820927663059" calcext:value-type="float">
            <text:p>0.8209276631</text:p>
          </table:table-cell>
          <table:table-cell office:value-type="float" office:value="0.146482601762" calcext:value-type="float">
            <text:p>0.1464826018</text:p>
          </table:table-cell>
        </table:table-row>
        <table:table-row table:style-name="ro1">
          <table:table-cell office:value-type="float" office:value="60.8" calcext:value-type="float">
            <text:p>60.8</text:p>
          </table:table-cell>
          <table:table-cell office:value-type="float" office:value="1.443" calcext:value-type="float">
            <text:p>1.443</text:p>
          </table:table-cell>
          <table:table-cell office:value-type="float" office:value="0.676" calcext:value-type="float">
            <text:p>0.676</text:p>
          </table:table-cell>
          <table:table-cell office:value-type="float" office:value="0.830767638864" calcext:value-type="float">
            <text:p>0.8307676389</text:p>
          </table:table-cell>
          <table:table-cell office:value-type="float" office:value="0.145825058222" calcext:value-type="float">
            <text:p>0.1458250582</text:p>
          </table:table-cell>
        </table:table-row>
        <table:table-row table:style-name="ro1">
          <table:table-cell office:value-type="float" office:value="60.9" calcext:value-type="float">
            <text:p>60.9</text:p>
          </table:table-cell>
          <table:table-cell office:value-type="float" office:value="1.465" calcext:value-type="float">
            <text:p>1.465</text:p>
          </table:table-cell>
          <table:table-cell office:value-type="float" office:value="0.663" calcext:value-type="float">
            <text:p>0.663</text:p>
          </table:table-cell>
          <table:table-cell office:value-type="float" office:value="0.840569906029" calcext:value-type="float">
            <text:p>0.840569906</text:p>
          </table:table-cell>
          <table:table-cell office:value-type="float" office:value="0.144762203097" calcext:value-type="float">
            <text:p>0.14476220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487" calcext:value-type="float">
            <text:p>1.487</text:p>
          </table:table-cell>
          <table:table-cell office:value-type="float" office:value="0.651" calcext:value-type="float">
            <text:p>0.651</text:p>
          </table:table-cell>
          <table:table-cell office:value-type="float" office:value="0.852050711641" calcext:value-type="float">
            <text:p>0.8520507116</text:p>
          </table:table-cell>
          <table:table-cell office:value-type="float" office:value="0.142224654555" calcext:value-type="float">
            <text:p>0.1422246546</text:p>
          </table:table-cell>
        </table:table-row>
        <table:table-row table:style-name="ro1">
          <table:table-cell office:value-type="float" office:value="61.1" calcext:value-type="float">
            <text:p>61.1</text:p>
          </table:table-cell>
          <table:table-cell office:value-type="float" office:value="1.511" calcext:value-type="float">
            <text:p>1.511</text:p>
          </table:table-cell>
          <table:table-cell office:value-type="float" office:value="0.637" calcext:value-type="float">
            <text:p>0.637</text:p>
          </table:table-cell>
          <table:table-cell office:value-type="float" office:value="0.863909012519" calcext:value-type="float">
            <text:p>0.8639090125</text:p>
          </table:table-cell>
          <table:table-cell office:value-type="float" office:value="0.139808833599" calcext:value-type="float">
            <text:p>0.1398088336</text:p>
          </table:table-cell>
        </table:table-row>
        <table:table-row table:style-name="ro1">
          <table:table-cell office:value-type="float" office:value="61.2" calcext:value-type="float">
            <text:p>61.2</text:p>
          </table:table-cell>
          <table:table-cell office:value-type="float" office:value="1.536" calcext:value-type="float">
            <text:p>1.536</text:p>
          </table:table-cell>
          <table:table-cell office:value-type="float" office:value="0.623" calcext:value-type="float">
            <text:p>0.623</text:p>
          </table:table-cell>
          <table:table-cell office:value-type="float" office:value="0.876859122975" calcext:value-type="float">
            <text:p>0.876859123</text:p>
          </table:table-cell>
          <table:table-cell office:value-type="float" office:value="0.140843525529" calcext:value-type="float">
            <text:p>0.1408435255</text:p>
          </table:table-cell>
        </table:table-row>
        <table:table-row table:style-name="ro1">
          <table:table-cell office:value-type="float" office:value="61.3" calcext:value-type="float">
            <text:p>61.3</text:p>
          </table:table-cell>
          <table:table-cell office:value-type="float" office:value="1.561" calcext:value-type="float">
            <text:p>1.561</text:p>
          </table:table-cell>
          <table:table-cell office:value-type="float" office:value="0.609" calcext:value-type="float">
            <text:p>0.609</text:p>
          </table:table-cell>
          <table:table-cell office:value-type="float" office:value="0.88701458822" calcext:value-type="float">
            <text:p>0.8870145882</text:p>
          </table:table-cell>
          <table:table-cell office:value-type="float" office:value="0.141030400991" calcext:value-type="float">
            <text:p>0.141030401</text:p>
          </table:table-cell>
        </table:table-row>
        <table:table-row table:style-name="ro1">
          <table:table-cell office:value-type="float" office:value="61.4" calcext:value-type="float">
            <text:p>61.4</text:p>
          </table:table-cell>
          <table:table-cell office:value-type="float" office:value="1.587" calcext:value-type="float">
            <text:p>1.587</text:p>
          </table:table-cell>
          <table:table-cell office:value-type="float" office:value="0.594" calcext:value-type="float">
            <text:p>0.594</text:p>
          </table:table-cell>
          <table:table-cell office:value-type="float" office:value="0.896683797341" calcext:value-type="float">
            <text:p>0.8966837973</text:p>
          </table:table-cell>
          <table:table-cell office:value-type="float" office:value="0.140478342772" calcext:value-type="float">
            <text:p>0.1404783428</text:p>
          </table:table-cell>
        </table:table-row>
        <table:table-row table:style-name="ro1">
          <table:table-cell office:value-type="float" office:value="61.5" calcext:value-type="float">
            <text:p>61.5</text:p>
          </table:table-cell>
          <table:table-cell office:value-type="float" office:value="1.613" calcext:value-type="float">
            <text:p>1.613</text:p>
          </table:table-cell>
          <table:table-cell office:value-type="float" office:value="0.579" calcext:value-type="float">
            <text:p>0.579</text:p>
          </table:table-cell>
          <table:table-cell office:value-type="float" office:value="0.906692099649" calcext:value-type="float">
            <text:p>0.9066920996</text:p>
          </table:table-cell>
          <table:table-cell office:value-type="float" office:value="0.140102401376" calcext:value-type="float">
            <text:p>0.1401024014</text:p>
          </table:table-cell>
        </table:table-row>
        <table:table-row table:style-name="ro1">
          <table:table-cell office:value-type="float" office:value="61.6" calcext:value-type="float">
            <text:p>61.6</text:p>
          </table:table-cell>
          <table:table-cell office:value-type="float" office:value="1.639" calcext:value-type="float">
            <text:p>1.639</text:p>
          </table:table-cell>
          <table:table-cell office:value-type="float" office:value="0.563" calcext:value-type="float">
            <text:p>0.563</text:p>
          </table:table-cell>
          <table:table-cell office:value-type="float" office:value="0.919195092579" calcext:value-type="float">
            <text:p>0.9191950926</text:p>
          </table:table-cell>
          <table:table-cell office:value-type="float" office:value="0.138882905245" calcext:value-type="float">
            <text:p>0.1388829052</text:p>
          </table:table-cell>
        </table:table-row>
        <table:table-row table:style-name="ro1">
          <table:table-cell office:value-type="float" office:value="61.7" calcext:value-type="float">
            <text:p>61.7</text:p>
          </table:table-cell>
          <table:table-cell office:value-type="float" office:value="1.666" calcext:value-type="float">
            <text:p>1.666</text:p>
          </table:table-cell>
          <table:table-cell office:value-type="float" office:value="0.547" calcext:value-type="float">
            <text:p>0.547</text:p>
          </table:table-cell>
          <table:table-cell office:value-type="float" office:value="0.930810629688" calcext:value-type="float">
            <text:p>0.9308106297</text:p>
          </table:table-cell>
          <table:table-cell office:value-type="float" office:value="0.137515425682" calcext:value-type="float">
            <text:p>0.1375154257</text:p>
          </table:table-cell>
        </table:table-row>
        <table:table-row table:style-name="ro1">
          <table:table-cell office:value-type="float" office:value="61.8" calcext:value-type="float">
            <text:p>61.8</text:p>
          </table:table-cell>
          <table:table-cell office:value-type="float" office:value="1.693" calcext:value-type="float">
            <text:p>1.693</text:p>
          </table:table-cell>
          <table:table-cell office:value-type="float" office:value="0.53" calcext:value-type="float">
            <text:p>0.53</text:p>
          </table:table-cell>
          <table:table-cell office:value-type="float" office:value="0.942970791695" calcext:value-type="float">
            <text:p>0.9429707917</text:p>
          </table:table-cell>
          <table:table-cell office:value-type="float" office:value="0.136709347367" calcext:value-type="float">
            <text:p>0.1367093474</text:p>
          </table:table-cell>
        </table:table-row>
        <table:table-row table:style-name="ro1">
          <table:table-cell office:value-type="float" office:value="61.9" calcext:value-type="float">
            <text:p>61.9</text:p>
          </table:table-cell>
          <table:table-cell office:value-type="float" office:value="1.719" calcext:value-type="float">
            <text:p>1.719</text:p>
          </table:table-cell>
          <table:table-cell office:value-type="float" office:value="0.514" calcext:value-type="float">
            <text:p>0.514</text:p>
          </table:table-cell>
          <table:table-cell office:value-type="float" office:value="0.955359424489" calcext:value-type="float">
            <text:p>0.9553594245</text:p>
          </table:table-cell>
          <table:table-cell office:value-type="float" office:value="0.136252641678" calcext:value-type="float">
            <text:p>0.13625264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.745" calcext:value-type="float">
            <text:p>1.745</text:p>
          </table:table-cell>
          <table:table-cell office:value-type="float" office:value="0.498" calcext:value-type="float">
            <text:p>0.498</text:p>
          </table:table-cell>
          <table:table-cell office:value-type="float" office:value="0.968815751669" calcext:value-type="float">
            <text:p>0.9688157517</text:p>
          </table:table-cell>
          <table:table-cell office:value-type="float" office:value="0.135464593768" calcext:value-type="float">
            <text:p>0.1354645938</text:p>
          </table:table-cell>
        </table:table-row>
        <table:table-row table:style-name="ro1">
          <table:table-cell office:value-type="float" office:value="62.1" calcext:value-type="float">
            <text:p>62.1</text:p>
          </table:table-cell>
          <table:table-cell office:value-type="float" office:value="1.772" calcext:value-type="float">
            <text:p>1.772</text:p>
          </table:table-cell>
          <table:table-cell office:value-type="float" office:value="0.481" calcext:value-type="float">
            <text:p>0.481</text:p>
          </table:table-cell>
          <table:table-cell office:value-type="float" office:value="0.98818107682" calcext:value-type="float">
            <text:p>0.9881810768</text:p>
          </table:table-cell>
          <table:table-cell office:value-type="float" office:value="0.132717713714" calcext:value-type="float">
            <text:p>0.1327177137</text:p>
          </table:table-cell>
        </table:table-row>
        <table:table-row table:style-name="ro1">
          <table:table-cell office:value-type="float" office:value="62.2" calcext:value-type="float">
            <text:p>62.2</text:p>
          </table:table-cell>
          <table:table-cell office:value-type="float" office:value="1.798" calcext:value-type="float">
            <text:p>1.798</text:p>
          </table:table-cell>
          <table:table-cell office:value-type="float" office:value="0.465" calcext:value-type="float">
            <text:p>0.465</text:p>
          </table:table-cell>
          <table:table-cell office:value-type="float" office:value="1.00519975189" calcext:value-type="float">
            <text:p>1.0051997519</text:p>
          </table:table-cell>
          <table:table-cell office:value-type="float" office:value="0.130840778351" calcext:value-type="float">
            <text:p>0.1308407784</text:p>
          </table:table-cell>
        </table:table-row>
        <table:table-row table:style-name="ro1">
          <table:table-cell office:value-type="float" office:value="62.3" calcext:value-type="float">
            <text:p>62.3</text:p>
          </table:table-cell>
          <table:table-cell office:value-type="float" office:value="1.826" calcext:value-type="float">
            <text:p>1.826</text:p>
          </table:table-cell>
          <table:table-cell office:value-type="float" office:value="0.448" calcext:value-type="float">
            <text:p>0.448</text:p>
          </table:table-cell>
          <table:table-cell office:value-type="float" office:value="1.02092047944" calcext:value-type="float">
            <text:p>1.0209204794</text:p>
          </table:table-cell>
          <table:table-cell office:value-type="float" office:value="0.130055770278" calcext:value-type="float">
            <text:p>0.1300557703</text:p>
          </table:table-cell>
        </table:table-row>
        <table:table-row table:style-name="ro1">
          <table:table-cell office:value-type="float" office:value="62.4" calcext:value-type="float">
            <text:p>62.4</text:p>
          </table:table-cell>
          <table:table-cell office:value-type="float" office:value="1.854" calcext:value-type="float">
            <text:p>1.854</text:p>
          </table:table-cell>
          <table:table-cell office:value-type="float" office:value="0.43" calcext:value-type="float">
            <text:p>0.43</text:p>
          </table:table-cell>
          <table:table-cell office:value-type="float" office:value="1.03475983203" calcext:value-type="float">
            <text:p>1.034759832</text:p>
          </table:table-cell>
          <table:table-cell office:value-type="float" office:value="0.12898619473" calcext:value-type="float">
            <text:p>0.1289861947</text:p>
          </table:table-cell>
        </table:table-row>
        <table:table-row table:style-name="ro1">
          <table:table-cell office:value-type="float" office:value="62.5" calcext:value-type="float">
            <text:p>62.5</text:p>
          </table:table-cell>
          <table:table-cell office:value-type="float" office:value="1.885" calcext:value-type="float">
            <text:p>1.885</text:p>
          </table:table-cell>
          <table:table-cell office:value-type="float" office:value="0.411" calcext:value-type="float">
            <text:p>0.411</text:p>
          </table:table-cell>
          <table:table-cell office:value-type="float" office:value="1.04451814186" calcext:value-type="float">
            <text:p>1.0445181419</text:p>
          </table:table-cell>
          <table:table-cell office:value-type="float" office:value="0.129476130009" calcext:value-type="float">
            <text:p>0.12947613</text:p>
          </table:table-cell>
        </table:table-row>
        <table:table-row table:style-name="ro1">
          <table:table-cell office:value-type="float" office:value="62.6" calcext:value-type="float">
            <text:p>62.6</text:p>
          </table:table-cell>
          <table:table-cell office:value-type="float" office:value="1.916" calcext:value-type="float">
            <text:p>1.916</text:p>
          </table:table-cell>
          <table:table-cell office:value-type="float" office:value="0.392" calcext:value-type="float">
            <text:p>0.392</text:p>
          </table:table-cell>
          <table:table-cell office:value-type="float" office:value="1.05990409402" calcext:value-type="float">
            <text:p>1.059904094</text:p>
          </table:table-cell>
          <table:table-cell office:value-type="float" office:value="0.128560647368" calcext:value-type="float">
            <text:p>0.1285606474</text:p>
          </table:table-cell>
        </table:table-row>
        <table:table-row table:style-name="ro1">
          <table:table-cell office:value-type="float" office:value="62.7" calcext:value-type="float">
            <text:p>62.7</text:p>
          </table:table-cell>
          <table:table-cell office:value-type="float" office:value="1.947" calcext:value-type="float">
            <text:p>1.947</text:p>
          </table:table-cell>
          <table:table-cell office:value-type="float" office:value="0.373" calcext:value-type="float">
            <text:p>0.373</text:p>
          </table:table-cell>
          <table:table-cell office:value-type="float" office:value="1.07517817381" calcext:value-type="float">
            <text:p>1.0751781738</text:p>
          </table:table-cell>
          <table:table-cell office:value-type="float" office:value="0.128021046519" calcext:value-type="float">
            <text:p>0.1280210465</text:p>
          </table:table-cell>
        </table:table-row>
        <table:table-row table:style-name="ro1">
          <table:table-cell office:value-type="float" office:value="62.8" calcext:value-type="float">
            <text:p>62.8</text:p>
          </table:table-cell>
          <table:table-cell office:value-type="float" office:value="1.977" calcext:value-type="float">
            <text:p>1.977</text:p>
          </table:table-cell>
          <table:table-cell office:value-type="float" office:value="0.355" calcext:value-type="float">
            <text:p>0.355</text:p>
          </table:table-cell>
          <table:table-cell office:value-type="float" office:value="1.08511365076" calcext:value-type="float">
            <text:p>1.0851136508</text:p>
          </table:table-cell>
          <table:table-cell office:value-type="float" office:value="0.126940980554" calcext:value-type="float">
            <text:p>0.1269409806</text:p>
          </table:table-cell>
        </table:table-row>
        <table:table-row table:style-name="ro1">
          <table:table-cell office:value-type="float" office:value="62.9" calcext:value-type="float">
            <text:p>62.9</text:p>
          </table:table-cell>
          <table:table-cell office:value-type="float" office:value="2.007" calcext:value-type="float">
            <text:p>2.007</text:p>
          </table:table-cell>
          <table:table-cell office:value-type="float" office:value="0.336" calcext:value-type="float">
            <text:p>0.336</text:p>
          </table:table-cell>
          <table:table-cell office:value-type="float" office:value="1.10289742621" calcext:value-type="float">
            <text:p>1.1028974262</text:p>
          </table:table-cell>
          <table:table-cell office:value-type="float" office:value="0.123450197279" calcext:value-type="float">
            <text:p>0.12345019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.035" calcext:value-type="float">
            <text:p>2.035</text:p>
          </table:table-cell>
          <table:table-cell office:value-type="float" office:value="0.319" calcext:value-type="float">
            <text:p>0.319</text:p>
          </table:table-cell>
          <table:table-cell office:value-type="float" office:value="1.11485675671" calcext:value-type="float">
            <text:p>1.1148567567</text:p>
          </table:table-cell>
          <table:table-cell office:value-type="float" office:value="0.122613243759" calcext:value-type="float">
            <text:p>0.1226132438</text:p>
          </table:table-cell>
        </table:table-row>
        <table:table-row table:style-name="ro1">
          <table:table-cell office:value-type="float" office:value="63.1" calcext:value-type="float">
            <text:p>63.1</text:p>
          </table:table-cell>
          <table:table-cell office:value-type="float" office:value="2.06" calcext:value-type="float">
            <text:p>2.06</text:p>
          </table:table-cell>
          <table:table-cell office:value-type="float" office:value="0.303" calcext:value-type="float">
            <text:p>0.303</text:p>
          </table:table-cell>
          <table:table-cell office:value-type="float" office:value="1.12704332512" calcext:value-type="float">
            <text:p>1.1270433251</text:p>
          </table:table-cell>
          <table:table-cell office:value-type="float" office:value="0.120771631598" calcext:value-type="float">
            <text:p>0.1207716316</text:p>
          </table:table-cell>
        </table:table-row>
        <table:table-row table:style-name="ro1">
          <table:table-cell office:value-type="float" office:value="63.2" calcext:value-type="float">
            <text:p>63.2</text:p>
          </table:table-cell>
          <table:table-cell office:value-type="float" office:value="2.085" calcext:value-type="float">
            <text:p>2.085</text:p>
          </table:table-cell>
          <table:table-cell office:value-type="float" office:value="0.288" calcext:value-type="float">
            <text:p>0.288</text:p>
          </table:table-cell>
          <table:table-cell office:value-type="float" office:value="1.1443751207" calcext:value-type="float">
            <text:p>1.1443751207</text:p>
          </table:table-cell>
          <table:table-cell office:value-type="float" office:value="0.115889132023" calcext:value-type="float">
            <text:p>0.115889132</text:p>
          </table:table-cell>
        </table:table-row>
        <table:table-row table:style-name="ro1">
          <table:table-cell office:value-type="float" office:value="63.3" calcext:value-type="float">
            <text:p>63.3</text:p>
          </table:table-cell>
          <table:table-cell office:value-type="float" office:value="2.108" calcext:value-type="float">
            <text:p>2.108</text:p>
          </table:table-cell>
          <table:table-cell office:value-type="float" office:value="0.273" calcext:value-type="float">
            <text:p>0.273</text:p>
          </table:table-cell>
          <table:table-cell office:value-type="float" office:value="1.1587191228" calcext:value-type="float">
            <text:p>1.1587191228</text:p>
          </table:table-cell>
          <table:table-cell office:value-type="float" office:value="0.112412787974" calcext:value-type="float">
            <text:p>0.112412788</text:p>
          </table:table-cell>
        </table:table-row>
        <table:table-row table:style-name="ro1">
          <table:table-cell office:value-type="float" office:value="63.4" calcext:value-type="float">
            <text:p>63.4</text:p>
          </table:table-cell>
          <table:table-cell office:value-type="float" office:value="2.129" calcext:value-type="float">
            <text:p>2.129</text:p>
          </table:table-cell>
          <table:table-cell office:value-type="float" office:value="0.26" calcext:value-type="float">
            <text:p>0.26</text:p>
          </table:table-cell>
          <table:table-cell office:value-type="float" office:value="1.17527090744" calcext:value-type="float">
            <text:p>1.1752709074</text:p>
          </table:table-cell>
          <table:table-cell office:value-type="float" office:value="0.109561987221" calcext:value-type="float">
            <text:p>0.1095619872</text:p>
          </table:table-cell>
        </table:table-row>
        <table:table-row table:style-name="ro1">
          <table:table-cell office:value-type="float" office:value="63.5" calcext:value-type="float">
            <text:p>63.5</text:p>
          </table:table-cell>
          <table:table-cell office:value-type="float" office:value="2.149" calcext:value-type="float">
            <text:p>2.149</text:p>
          </table:table-cell>
          <table:table-cell office:value-type="float" office:value="0.248" calcext:value-type="float">
            <text:p>0.248</text:p>
          </table:table-cell>
          <table:table-cell office:value-type="float" office:value="1.19048608161" calcext:value-type="float">
            <text:p>1.1904860816</text:p>
          </table:table-cell>
          <table:table-cell office:value-type="float" office:value="0.106219321489" calcext:value-type="float">
            <text:p>0.1062193215</text:p>
          </table:table-cell>
        </table:table-row>
        <table:table-row table:style-name="ro1">
          <table:table-cell office:value-type="float" office:value="63.6" calcext:value-type="float">
            <text:p>63.6</text:p>
          </table:table-cell>
          <table:table-cell office:value-type="float" office:value="2.169" calcext:value-type="float">
            <text:p>2.169</text:p>
          </table:table-cell>
          <table:table-cell office:value-type="float" office:value="0.236" calcext:value-type="float">
            <text:p>0.236</text:p>
          </table:table-cell>
          <table:table-cell office:value-type="float" office:value="1.20320592158" calcext:value-type="float">
            <text:p>1.2032059216</text:p>
          </table:table-cell>
          <table:table-cell office:value-type="float" office:value="0.104770950973" calcext:value-type="float">
            <text:p>0.104770951</text:p>
          </table:table-cell>
        </table:table-row>
        <table:table-row table:style-name="ro1">
          <table:table-cell office:value-type="float" office:value="63.7" calcext:value-type="float">
            <text:p>63.7</text:p>
          </table:table-cell>
          <table:table-cell office:value-type="float" office:value="2.189" calcext:value-type="float">
            <text:p>2.189</text:p>
          </table:table-cell>
          <table:table-cell office:value-type="float" office:value="0.224" calcext:value-type="float">
            <text:p>0.224</text:p>
          </table:table-cell>
          <table:table-cell office:value-type="float" office:value="1.21525599144" calcext:value-type="float">
            <text:p>1.2152559914</text:p>
          </table:table-cell>
          <table:table-cell office:value-type="float" office:value="0.104297280312" calcext:value-type="float">
            <text:p>0.1042972803</text:p>
          </table:table-cell>
        </table:table-row>
        <table:table-row table:style-name="ro1">
          <table:table-cell office:value-type="float" office:value="63.8" calcext:value-type="float">
            <text:p>63.8</text:p>
          </table:table-cell>
          <table:table-cell office:value-type="float" office:value="2.209" calcext:value-type="float">
            <text:p>2.209</text:p>
          </table:table-cell>
          <table:table-cell office:value-type="float" office:value="0.212" calcext:value-type="float">
            <text:p>0.212</text:p>
          </table:table-cell>
          <table:table-cell office:value-type="float" office:value="1.22099683444" calcext:value-type="float">
            <text:p>1.2209968344</text:p>
          </table:table-cell>
          <table:table-cell office:value-type="float" office:value="0.103942938149" calcext:value-type="float">
            <text:p>0.1039429381</text:p>
          </table:table-cell>
        </table:table-row>
        <table:table-row table:style-name="ro1">
          <table:table-cell office:value-type="float" office:value="63.9" calcext:value-type="float">
            <text:p>63.9</text:p>
          </table:table-cell>
          <table:table-cell office:value-type="float" office:value="2.228" calcext:value-type="float">
            <text:p>2.228</text:p>
          </table:table-cell>
          <table:table-cell office:value-type="float" office:value="0.2" calcext:value-type="float">
            <text:p>0.2</text:p>
          </table:table-cell>
          <table:table-cell office:value-type="float" office:value="1.22572035151" calcext:value-type="float">
            <text:p>1.2257203515</text:p>
          </table:table-cell>
          <table:table-cell office:value-type="float" office:value="0.103795126081" calcext:value-type="float">
            <text:p>0.103795126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.246" calcext:value-type="float">
            <text:p>2.246</text:p>
          </table:table-cell>
          <table:table-cell office:value-type="float" office:value="0.188" calcext:value-type="float">
            <text:p>0.188</text:p>
          </table:table-cell>
          <table:table-cell office:value-type="float" office:value="1.2333154971" calcext:value-type="float">
            <text:p>1.2333154971</text:p>
          </table:table-cell>
          <table:table-cell office:value-type="float" office:value="0.104400970042" calcext:value-type="float">
            <text:p>0.10440097</text:p>
          </table:table-cell>
        </table:table-row>
        <table:table-row table:style-name="ro1">
          <table:table-cell office:value-type="float" office:value="64.1" calcext:value-type="float">
            <text:p>64.1</text:p>
          </table:table-cell>
          <table:table-cell office:value-type="float" office:value="2.263" calcext:value-type="float">
            <text:p>2.263</text:p>
          </table:table-cell>
          <table:table-cell office:value-type="float" office:value="0.178" calcext:value-type="float">
            <text:p>0.178</text:p>
          </table:table-cell>
          <table:table-cell office:value-type="float" office:value="1.24923982586" calcext:value-type="float">
            <text:p>1.2492398259</text:p>
          </table:table-cell>
          <table:table-cell office:value-type="float" office:value="0.102399550378" calcext:value-type="float">
            <text:p>0.1023995504</text:p>
          </table:table-cell>
        </table:table-row>
        <table:table-row table:style-name="ro1">
          <table:table-cell office:value-type="float" office:value="64.2" calcext:value-type="float">
            <text:p>64.2</text:p>
          </table:table-cell>
          <table:table-cell office:value-type="float" office:value="2.279" calcext:value-type="float">
            <text:p>2.279</text:p>
          </table:table-cell>
          <table:table-cell office:value-type="float" office:value="0.168" calcext:value-type="float">
            <text:p>0.168</text:p>
          </table:table-cell>
          <table:table-cell office:value-type="float" office:value="1.27628319437" calcext:value-type="float">
            <text:p>1.2762831944</text:p>
          </table:table-cell>
          <table:table-cell office:value-type="float" office:value="0.096738897264" calcext:value-type="float">
            <text:p>0.0967388973</text:p>
          </table:table-cell>
        </table:table-row>
        <table:table-row table:style-name="ro1">
          <table:table-cell office:value-type="float" office:value="64.3" calcext:value-type="float">
            <text:p>64.3</text:p>
          </table:table-cell>
          <table:table-cell office:value-type="float" office:value="2.298" calcext:value-type="float">
            <text:p>2.298</text:p>
          </table:table-cell>
          <table:table-cell office:value-type="float" office:value="0.157" calcext:value-type="float">
            <text:p>0.157</text:p>
          </table:table-cell>
          <table:table-cell office:value-type="float" office:value="1.30960978531" calcext:value-type="float">
            <text:p>1.3096097853</text:p>
          </table:table-cell>
          <table:table-cell office:value-type="float" office:value="0.092507854104" calcext:value-type="float">
            <text:p>0.0925078541</text:p>
          </table:table-cell>
        </table:table-row>
        <table:table-row table:style-name="ro1">
          <table:table-cell office:value-type="float" office:value="64.4" calcext:value-type="float">
            <text:p>64.4</text:p>
          </table:table-cell>
          <table:table-cell office:value-type="float" office:value="2.322" calcext:value-type="float">
            <text:p>2.322</text:p>
          </table:table-cell>
          <table:table-cell office:value-type="float" office:value="0.142" calcext:value-type="float">
            <text:p>0.142</text:p>
          </table:table-cell>
          <table:table-cell office:value-type="float" office:value="1.35509714758" calcext:value-type="float">
            <text:p>1.3550971476</text:p>
          </table:table-cell>
          <table:table-cell office:value-type="float" office:value="0.0850043147802" calcext:value-type="float">
            <text:p>0.0850043148</text:p>
          </table:table-cell>
        </table:table-row>
        <table:table-row table:style-name="ro1">
          <table:table-cell office:value-type="float" office:value="64.5" calcext:value-type="float">
            <text:p>64.5</text:p>
          </table:table-cell>
          <table:table-cell office:value-type="float" office:value="2.351" calcext:value-type="float">
            <text:p>2.351</text:p>
          </table:table-cell>
          <table:table-cell office:value-type="float" office:value="0.124" calcext:value-type="float">
            <text:p>0.124</text:p>
          </table:table-cell>
          <table:table-cell office:value-type="float" office:value="1.40640657424" calcext:value-type="float">
            <text:p>1.4064065742</text:p>
          </table:table-cell>
          <table:table-cell office:value-type="float" office:value="0.0736001059413" calcext:value-type="float">
            <text:p>0.0736001059</text:p>
          </table:table-cell>
        </table:table-row>
        <table:table-row table:style-name="ro1">
          <table:table-cell office:value-type="float" office:value="64.6" calcext:value-type="float">
            <text:p>64.6</text:p>
          </table:table-cell>
          <table:table-cell office:value-type="float" office:value="2.384" calcext:value-type="float">
            <text:p>2.384</text:p>
          </table:table-cell>
          <table:table-cell office:value-type="float" office:value="0.103" calcext:value-type="float">
            <text:p>0.103</text:p>
          </table:table-cell>
          <table:table-cell office:value-type="float" office:value="1.44971925906" calcext:value-type="float">
            <text:p>1.4497192591</text:p>
          </table:table-cell>
          <table:table-cell office:value-type="float" office:value="0.0652823597193" calcext:value-type="float">
            <text:p>0.0652823597</text:p>
          </table:table-cell>
        </table:table-row>
        <table:table-row table:style-name="ro1">
          <table:table-cell office:value-type="float" office:value="64.7" calcext:value-type="float">
            <text:p>64.7</text:p>
          </table:table-cell>
          <table:table-cell office:value-type="float" office:value="2.421" calcext:value-type="float">
            <text:p>2.421</text:p>
          </table:table-cell>
          <table:table-cell office:value-type="float" office:value="0.081" calcext:value-type="float">
            <text:p>0.081</text:p>
          </table:table-cell>
          <table:table-cell office:value-type="float" office:value="1.48501633135" calcext:value-type="float">
            <text:p>1.4850163314</text:p>
          </table:table-cell>
          <table:table-cell office:value-type="float" office:value="0.0601995103061" calcext:value-type="float">
            <text:p>0.0601995103</text:p>
          </table:table-cell>
        </table:table-row>
        <table:table-row table:style-name="ro1">
          <table:table-cell office:value-type="float" office:value="64.8" calcext:value-type="float">
            <text:p>64.8</text:p>
          </table:table-cell>
          <table:table-cell office:value-type="float" office:value="2.457" calcext:value-type="float">
            <text:p>2.457</text:p>
          </table:table-cell>
          <table:table-cell office:value-type="float" office:value="0.058" calcext:value-type="float">
            <text:p>0.058</text:p>
          </table:table-cell>
          <table:table-cell office:value-type="float" office:value="1.51389456699" calcext:value-type="float">
            <text:p>1.513894567</text:p>
          </table:table-cell>
          <table:table-cell office:value-type="float" office:value="0.0577034205198" calcext:value-type="float">
            <text:p>0.0577034205</text:p>
          </table:table-cell>
        </table:table-row>
        <table:table-row table:style-name="ro1">
          <table:table-cell office:value-type="float" office:value="64.9" calcext:value-type="float">
            <text:p>64.9</text:p>
          </table:table-cell>
          <table:table-cell office:value-type="float" office:value="2.49" calcext:value-type="float">
            <text:p>2.49</text:p>
          </table:table-cell>
          <table:table-cell office:value-type="float" office:value="0.037" calcext:value-type="float">
            <text:p>0.037</text:p>
          </table:table-cell>
          <table:table-cell office:value-type="float" office:value="1.5439044112" calcext:value-type="float">
            <text:p>1.5439044112</text:p>
          </table:table-cell>
          <table:table-cell office:value-type="float" office:value="0.053699426353" calcext:value-type="float">
            <text:p>0.05369942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.521" calcext:value-type="float">
            <text:p>2.521</text:p>
          </table:table-cell>
          <table:table-cell office:value-type="float" office:value="0.018" calcext:value-type="float">
            <text:p>0.018</text:p>
          </table:table-cell>
          <table:table-cell office:value-type="float" office:value="1.56810543717" calcext:value-type="float">
            <text:p>1.5681054372</text:p>
          </table:table-cell>
          <table:table-cell office:value-type="float" office:value="0.0514431074262" calcext:value-type="float">
            <text:p>0.0514431074</text:p>
          </table:table-cell>
        </table:table-row>
        <table:table-row table:style-name="ro1">
          <table:table-cell office:value-type="float" office:value="65.1" calcext:value-type="float">
            <text:p>65.1</text:p>
          </table:table-cell>
          <table:table-cell office:value-type="float" office:value="2.553" calcext:value-type="float">
            <text:p>2.553</text:p>
          </table:table-cell>
          <table:table-cell office:value-type="float" office:value="-0.002" calcext:value-type="float">
            <text:p>-0.002</text:p>
          </table:table-cell>
          <table:table-cell office:value-type="float" office:value="1.58421875992" calcext:value-type="float">
            <text:p>1.5842187599</text:p>
          </table:table-cell>
          <table:table-cell office:value-type="float" office:value="0.0530209541321" calcext:value-type="float">
            <text:p>0.0530209541</text:p>
          </table:table-cell>
        </table:table-row>
        <table:table-row table:style-name="ro1">
          <table:table-cell office:value-type="float" office:value="65.2" calcext:value-type="float">
            <text:p>65.2</text:p>
          </table:table-cell>
          <table:table-cell office:value-type="float" office:value="2.587" calcext:value-type="float">
            <text:p>2.587</text:p>
          </table:table-cell>
          <table:table-cell office:value-type="float" office:value="-0.023" calcext:value-type="float">
            <text:p>-0.023</text:p>
          </table:table-cell>
          <table:table-cell office:value-type="float" office:value="1.60018987924" calcext:value-type="float">
            <text:p>1.6001898792</text:p>
          </table:table-cell>
          <table:table-cell office:value-type="float" office:value="0.0544802024961" calcext:value-type="float">
            <text:p>0.0544802025</text:p>
          </table:table-cell>
        </table:table-row>
        <table:table-row table:style-name="ro1">
          <table:table-cell office:value-type="float" office:value="65.3" calcext:value-type="float">
            <text:p>65.3</text:p>
          </table:table-cell>
          <table:table-cell office:value-type="float" office:value="2.624" calcext:value-type="float">
            <text:p>2.624</text:p>
          </table:table-cell>
          <table:table-cell office:value-type="float" office:value="-0.047" calcext:value-type="float">
            <text:p>-0.047</text:p>
          </table:table-cell>
          <table:table-cell office:value-type="float" office:value="1.61245719216" calcext:value-type="float">
            <text:p>1.6124571922</text:p>
          </table:table-cell>
          <table:table-cell office:value-type="float" office:value="0.0559708997607" calcext:value-type="float">
            <text:p>0.0559708998</text:p>
          </table:table-cell>
        </table:table-row>
        <table:table-row table:style-name="ro1">
          <table:table-cell office:value-type="float" office:value="65.4" calcext:value-type="float">
            <text:p>65.4</text:p>
          </table:table-cell>
          <table:table-cell office:value-type="float" office:value="2.666" calcext:value-type="float">
            <text:p>2.666</text:p>
          </table:table-cell>
          <table:table-cell office:value-type="float" office:value="-0.073" calcext:value-type="float">
            <text:p>-0.073</text:p>
          </table:table-cell>
          <table:table-cell office:value-type="float" office:value="1.61858468508" calcext:value-type="float">
            <text:p>1.6185846851</text:p>
          </table:table-cell>
          <table:table-cell office:value-type="float" office:value="0.0592135116458" calcext:value-type="float">
            <text:p>0.0592135116</text:p>
          </table:table-cell>
        </table:table-row>
        <table:table-row table:style-name="ro1">
          <table:table-cell office:value-type="float" office:value="65.5" calcext:value-type="float">
            <text:p>65.5</text:p>
          </table:table-cell>
          <table:table-cell office:value-type="float" office:value="2.711" calcext:value-type="float">
            <text:p>2.711</text:p>
          </table:table-cell>
          <table:table-cell office:value-type="float" office:value="-0.101" calcext:value-type="float">
            <text:p>-0.101</text:p>
          </table:table-cell>
          <table:table-cell office:value-type="float" office:value="1.64911521006" calcext:value-type="float">
            <text:p>1.6491152101</text:p>
          </table:table-cell>
          <table:table-cell office:value-type="float" office:value="0.0568135380745" calcext:value-type="float">
            <text:p>0.0568135381</text:p>
          </table:table-cell>
        </table:table-row>
        <table:table-row table:style-name="ro1">
          <table:table-cell office:value-type="float" office:value="65.6" calcext:value-type="float">
            <text:p>65.6</text:p>
          </table:table-cell>
          <table:table-cell office:value-type="float" office:value="2.757" calcext:value-type="float">
            <text:p>2.757</text:p>
          </table:table-cell>
          <table:table-cell office:value-type="float" office:value="-0.129" calcext:value-type="float">
            <text:p>-0.129</text:p>
          </table:table-cell>
          <table:table-cell office:value-type="float" office:value="1.67386222369" calcext:value-type="float">
            <text:p>1.6738622237</text:p>
          </table:table-cell>
          <table:table-cell office:value-type="float" office:value="0.0548652112484" calcext:value-type="float">
            <text:p>0.0548652112</text:p>
          </table:table-cell>
        </table:table-row>
        <table:table-row table:style-name="ro1">
          <table:table-cell office:value-type="float" office:value="65.7" calcext:value-type="float">
            <text:p>65.7</text:p>
          </table:table-cell>
          <table:table-cell office:value-type="float" office:value="2.803" calcext:value-type="float">
            <text:p>2.803</text:p>
          </table:table-cell>
          <table:table-cell office:value-type="float" office:value="-0.158" calcext:value-type="float">
            <text:p>-0.158</text:p>
          </table:table-cell>
          <table:table-cell office:value-type="float" office:value="1.70136221622" calcext:value-type="float">
            <text:p>1.7013622162</text:p>
          </table:table-cell>
          <table:table-cell office:value-type="float" office:value="0.0559458695352" calcext:value-type="float">
            <text:p>0.0559458695</text:p>
          </table:table-cell>
        </table:table-row>
        <table:table-row table:style-name="ro1">
          <table:table-cell office:value-type="float" office:value="65.8" calcext:value-type="float">
            <text:p>65.8</text:p>
          </table:table-cell>
          <table:table-cell office:value-type="float" office:value="2.848" calcext:value-type="float">
            <text:p>2.848</text:p>
          </table:table-cell>
          <table:table-cell office:value-type="float" office:value="-0.186" calcext:value-type="float">
            <text:p>-0.186</text:p>
          </table:table-cell>
          <table:table-cell office:value-type="float" office:value="1.72939681715" calcext:value-type="float">
            <text:p>1.7293968172</text:p>
          </table:table-cell>
          <table:table-cell office:value-type="float" office:value="0.0562979616225" calcext:value-type="float">
            <text:p>0.0562979616</text:p>
          </table:table-cell>
        </table:table-row>
        <table:table-row table:style-name="ro1">
          <table:table-cell office:value-type="float" office:value="65.9" calcext:value-type="float">
            <text:p>65.9</text:p>
          </table:table-cell>
          <table:table-cell office:value-type="float" office:value="2.891" calcext:value-type="float">
            <text:p>2.891</text:p>
          </table:table-cell>
          <table:table-cell office:value-type="float" office:value="-0.212" calcext:value-type="float">
            <text:p>-0.212</text:p>
          </table:table-cell>
          <table:table-cell office:value-type="float" office:value="1.76503880273" calcext:value-type="float">
            <text:p>1.7650388027</text:p>
          </table:table-cell>
          <table:table-cell office:value-type="float" office:value="0.0532035417855" calcext:value-type="float">
            <text:p>0.05320354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.936" calcext:value-type="float">
            <text:p>2.936</text:p>
          </table:table-cell>
          <table:table-cell office:value-type="float" office:value="-0.24" calcext:value-type="float">
            <text:p>-0.24</text:p>
          </table:table-cell>
          <table:table-cell office:value-type="float" office:value="1.8039290435" calcext:value-type="float">
            <text:p>1.8039290435</text:p>
          </table:table-cell>
          <table:table-cell office:value-type="float" office:value="0.0523784011602" calcext:value-type="float">
            <text:p>0.0523784012</text:p>
          </table:table-cell>
        </table:table-row>
        <table:table-row table:style-name="ro1">
          <table:table-cell office:value-type="float" office:value="66.1" calcext:value-type="float">
            <text:p>66.1</text:p>
          </table:table-cell>
          <table:table-cell office:value-type="float" office:value="2.984" calcext:value-type="float">
            <text:p>2.984</text:p>
          </table:table-cell>
          <table:table-cell office:value-type="float" office:value="-0.269" calcext:value-type="float">
            <text:p>-0.269</text:p>
          </table:table-cell>
          <table:table-cell office:value-type="float" office:value="1.8109711622" calcext:value-type="float">
            <text:p>1.8109711622</text:p>
          </table:table-cell>
          <table:table-cell office:value-type="float" office:value="0.0554143376648" calcext:value-type="float">
            <text:p>0.0554143377</text:p>
          </table:table-cell>
        </table:table-row>
        <table:table-row table:style-name="ro1">
          <table:table-cell office:value-type="float" office:value="66.2" calcext:value-type="float">
            <text:p>66.2</text:p>
          </table:table-cell>
          <table:table-cell office:value-type="float" office:value="3.036" calcext:value-type="float">
            <text:p>3.036</text:p>
          </table:table-cell>
          <table:table-cell office:value-type="float" office:value="-0.299" calcext:value-type="float">
            <text:p>-0.299</text:p>
          </table:table-cell>
          <table:table-cell office:value-type="float" office:value="1.87152550613" calcext:value-type="float">
            <text:p>1.8715255061</text:p>
          </table:table-cell>
          <table:table-cell office:value-type="float" office:value="0.0607727207243" calcext:value-type="float">
            <text:p>0.0607727207</text:p>
          </table:table-cell>
        </table:table-row>
        <table:table-row table:style-name="ro1">
          <table:table-cell office:value-type="float" office:value="66.3" calcext:value-type="float">
            <text:p>66.3</text:p>
          </table:table-cell>
          <table:table-cell office:value-type="float" office:value="3.088" calcext:value-type="float">
            <text:p>3.088</text:p>
          </table:table-cell>
          <table:table-cell office:value-type="float" office:value="-0.33" calcext:value-type="float">
            <text:p>-0.33</text:p>
          </table:table-cell>
          <table:table-cell office:value-type="float" office:value="1.90154733844" calcext:value-type="float">
            <text:p>1.9015473384</text:p>
          </table:table-cell>
          <table:table-cell office:value-type="float" office:value="0.0632175505161" calcext:value-type="float">
            <text:p>0.0632175505</text:p>
          </table:table-cell>
        </table:table-row>
        <table:table-row table:style-name="ro1">
          <table:table-cell office:value-type="float" office:value="66.4" calcext:value-type="float">
            <text:p>66.4</text:p>
          </table:table-cell>
          <table:table-cell office:value-type="float" office:value="3.14" calcext:value-type="float">
            <text:p>3.14</text:p>
          </table:table-cell>
          <table:table-cell office:value-type="float" office:value="-0.361" calcext:value-type="float">
            <text:p>-0.361</text:p>
          </table:table-cell>
          <table:table-cell office:value-type="float" office:value="1.92809324066" calcext:value-type="float">
            <text:p>1.9280932407</text:p>
          </table:table-cell>
          <table:table-cell office:value-type="float" office:value="0.0697302371264" calcext:value-type="float">
            <text:p>0.0697302371</text:p>
          </table:table-cell>
        </table:table-row>
        <table:table-row table:style-name="ro1">
          <table:table-cell office:value-type="float" office:value="66.5" calcext:value-type="float">
            <text:p>66.5</text:p>
          </table:table-cell>
          <table:table-cell office:value-type="float" office:value="3.19" calcext:value-type="float">
            <text:p>3.19</text:p>
          </table:table-cell>
          <table:table-cell office:value-type="float" office:value="-0.39" calcext:value-type="float">
            <text:p>-0.39</text:p>
          </table:table-cell>
          <table:table-cell office:value-type="float" office:value="1.9542265516" calcext:value-type="float">
            <text:p>1.9542265516</text:p>
          </table:table-cell>
          <table:table-cell office:value-type="float" office:value="0.0761640816927" calcext:value-type="float">
            <text:p>0.0761640817</text:p>
          </table:table-cell>
        </table:table-row>
        <table:table-row table:style-name="ro1">
          <table:table-cell office:value-type="float" office:value="66.6" calcext:value-type="float">
            <text:p>66.6</text:p>
          </table:table-cell>
          <table:table-cell office:value-type="float" office:value="3.238" calcext:value-type="float">
            <text:p>3.238</text:p>
          </table:table-cell>
          <table:table-cell office:value-type="float" office:value="-0.418" calcext:value-type="float">
            <text:p>-0.418</text:p>
          </table:table-cell>
          <table:table-cell office:value-type="float" office:value="1.9831754219" calcext:value-type="float">
            <text:p>1.9831754219</text:p>
          </table:table-cell>
          <table:table-cell office:value-type="float" office:value="0.0771194398403" calcext:value-type="float">
            <text:p>0.0771194398</text:p>
          </table:table-cell>
        </table:table-row>
        <table:table-row table:style-name="ro1">
          <table:table-cell office:value-type="float" office:value="66.7" calcext:value-type="float">
            <text:p>66.7</text:p>
          </table:table-cell>
          <table:table-cell office:value-type="float" office:value="3.286" calcext:value-type="float">
            <text:p>3.286</text:p>
          </table:table-cell>
          <table:table-cell office:value-type="float" office:value="-0.446" calcext:value-type="float">
            <text:p>-0.446</text:p>
          </table:table-cell>
          <table:table-cell office:value-type="float" office:value="2.0071212904" calcext:value-type="float">
            <text:p>2.0071212904</text:p>
          </table:table-cell>
          <table:table-cell office:value-type="float" office:value="0.0822185799479" calcext:value-type="float">
            <text:p>0.0822185799</text:p>
          </table:table-cell>
        </table:table-row>
        <table:table-row table:style-name="ro1">
          <table:table-cell office:value-type="float" office:value="66.8" calcext:value-type="float">
            <text:p>66.8</text:p>
          </table:table-cell>
          <table:table-cell office:value-type="float" office:value="3.335" calcext:value-type="float">
            <text:p>3.335</text:p>
          </table:table-cell>
          <table:table-cell office:value-type="float" office:value="-0.474" calcext:value-type="float">
            <text:p>-0.474</text:p>
          </table:table-cell>
          <table:table-cell office:value-type="float" office:value="2.03628514389" calcext:value-type="float">
            <text:p>2.0362851439</text:p>
          </table:table-cell>
          <table:table-cell office:value-type="float" office:value="0.0862354487181" calcext:value-type="float">
            <text:p>0.0862354487</text:p>
          </table:table-cell>
        </table:table-row>
        <table:table-row table:style-name="ro1">
          <table:table-cell office:value-type="float" office:value="66.9" calcext:value-type="float">
            <text:p>66.9</text:p>
          </table:table-cell>
          <table:table-cell office:value-type="float" office:value="3.385" calcext:value-type="float">
            <text:p>3.385</text:p>
          </table:table-cell>
          <table:table-cell office:value-type="float" office:value="-0.502" calcext:value-type="float">
            <text:p>-0.502</text:p>
          </table:table-cell>
          <table:table-cell office:value-type="float" office:value="2.06672060623" calcext:value-type="float">
            <text:p>2.0667206062</text:p>
          </table:table-cell>
          <table:table-cell office:value-type="float" office:value="0.0845898166299" calcext:value-type="float">
            <text:p>0.08458981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.435" calcext:value-type="float">
            <text:p>3.435</text:p>
          </table:table-cell>
          <table:table-cell office:value-type="float" office:value="-0.53" calcext:value-type="float">
            <text:p>-0.53</text:p>
          </table:table-cell>
          <table:table-cell office:value-type="float" office:value="2.09154679555" calcext:value-type="float">
            <text:p>2.0915467956</text:p>
          </table:table-cell>
          <table:table-cell office:value-type="float" office:value="0.0817379876971" calcext:value-type="float">
            <text:p>0.0817379877</text:p>
          </table:table-cell>
        </table:table-row>
        <table:table-row table:style-name="ro1">
          <table:table-cell office:value-type="float" office:value="67.1" calcext:value-type="float">
            <text:p>67.1</text:p>
          </table:table-cell>
          <table:table-cell office:value-type="float" office:value="3.488" calcext:value-type="float">
            <text:p>3.488</text:p>
          </table:table-cell>
          <table:table-cell office:value-type="float" office:value="-0.56" calcext:value-type="float">
            <text:p>-0.56</text:p>
          </table:table-cell>
          <table:table-cell office:value-type="float" office:value="2.11740881379" calcext:value-type="float">
            <text:p>2.1174088138</text:p>
          </table:table-cell>
          <table:table-cell office:value-type="float" office:value="0.0839416384697" calcext:value-type="float">
            <text:p>0.0839416385</text:p>
          </table:table-cell>
        </table:table-row>
        <table:table-row table:style-name="ro1">
          <table:table-cell office:value-type="float" office:value="67.2" calcext:value-type="float">
            <text:p>67.2</text:p>
          </table:table-cell>
          <table:table-cell office:value-type="float" office:value="3.542" calcext:value-type="float">
            <text:p>3.542</text:p>
          </table:table-cell>
          <table:table-cell office:value-type="float" office:value="-0.59" calcext:value-type="float">
            <text:p>-0.59</text:p>
          </table:table-cell>
          <table:table-cell office:value-type="float" office:value="2.14249588524" calcext:value-type="float">
            <text:p>2.1424958852</text:p>
          </table:table-cell>
          <table:table-cell office:value-type="float" office:value="0.0854070112109" calcext:value-type="float">
            <text:p>0.0854070112</text:p>
          </table:table-cell>
        </table:table-row>
        <table:table-row table:style-name="ro1">
          <table:table-cell office:value-type="float" office:value="67.3" calcext:value-type="float">
            <text:p>67.3</text:p>
          </table:table-cell>
          <table:table-cell office:value-type="float" office:value="3.597" calcext:value-type="float">
            <text:p>3.597</text:p>
          </table:table-cell>
          <table:table-cell office:value-type="float" office:value="-0.62" calcext:value-type="float">
            <text:p>-0.62</text:p>
          </table:table-cell>
          <table:table-cell office:value-type="float" office:value="2.16820706808" calcext:value-type="float">
            <text:p>2.1682070681</text:p>
          </table:table-cell>
          <table:table-cell office:value-type="float" office:value="0.0850718617439" calcext:value-type="float">
            <text:p>0.0850718617</text:p>
          </table:table-cell>
        </table:table-row>
        <table:table-row table:style-name="ro1">
          <table:table-cell office:value-type="float" office:value="67.4" calcext:value-type="float">
            <text:p>67.4</text:p>
          </table:table-cell>
          <table:table-cell office:value-type="float" office:value="3.649" calcext:value-type="float">
            <text:p>3.649</text:p>
          </table:table-cell>
          <table:table-cell office:value-type="float" office:value="-0.649" calcext:value-type="float">
            <text:p>-0.649</text:p>
          </table:table-cell>
          <table:table-cell office:value-type="float" office:value="2.19598981073" calcext:value-type="float">
            <text:p>2.1959898107</text:p>
          </table:table-cell>
          <table:table-cell office:value-type="float" office:value="0.08445943892" calcext:value-type="float">
            <text:p>0.0844594389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3.7" calcext:value-type="float">
            <text:p>3.7</text:p>
          </table:table-cell>
          <table:table-cell office:value-type="float" office:value="-0.676" calcext:value-type="float">
            <text:p>-0.676</text:p>
          </table:table-cell>
          <table:table-cell office:value-type="float" office:value="2.22307663719" calcext:value-type="float">
            <text:p>2.2230766372</text:p>
          </table:table-cell>
          <table:table-cell office:value-type="float" office:value="0.0846343263984" calcext:value-type="float">
            <text:p>0.0846343264</text:p>
          </table:table-cell>
        </table:table-row>
        <table:table-row table:style-name="ro1">
          <table:table-cell office:value-type="float" office:value="67.6" calcext:value-type="float">
            <text:p>67.6</text:p>
          </table:table-cell>
          <table:table-cell office:value-type="float" office:value="3.753" calcext:value-type="float">
            <text:p>3.753</text:p>
          </table:table-cell>
          <table:table-cell office:value-type="float" office:value="-0.704" calcext:value-type="float">
            <text:p>-0.704</text:p>
          </table:table-cell>
          <table:table-cell office:value-type="float" office:value="2.26652060038" calcext:value-type="float">
            <text:p>2.2665206004</text:p>
          </table:table-cell>
          <table:table-cell office:value-type="float" office:value="0.083643771708" calcext:value-type="float">
            <text:p>0.0836437717</text:p>
          </table:table-cell>
        </table:table-row>
        <table:table-row table:style-name="ro1">
          <table:table-cell office:value-type="float" office:value="67.7" calcext:value-type="float">
            <text:p>67.7</text:p>
          </table:table-cell>
          <table:table-cell office:value-type="float" office:value="3.805" calcext:value-type="float">
            <text:p>3.805</text:p>
          </table:table-cell>
          <table:table-cell office:value-type="float" office:value="-0.731" calcext:value-type="float">
            <text:p>-0.731</text:p>
          </table:table-cell>
          <table:table-cell office:value-type="float" office:value="2.30819259682" calcext:value-type="float">
            <text:p>2.3081925968</text:p>
          </table:table-cell>
          <table:table-cell office:value-type="float" office:value="0.084269605577" calcext:value-type="float">
            <text:p>0.0842696056</text:p>
          </table:table-cell>
        </table:table-row>
        <table:table-row table:style-name="ro1">
          <table:table-cell office:value-type="float" office:value="67.8" calcext:value-type="float">
            <text:p>67.8</text:p>
          </table:table-cell>
          <table:table-cell office:value-type="float" office:value="3.855" calcext:value-type="float">
            <text:p>3.855</text:p>
          </table:table-cell>
          <table:table-cell office:value-type="float" office:value="-0.758" calcext:value-type="float">
            <text:p>-0.758</text:p>
          </table:table-cell>
          <table:table-cell office:value-type="float" office:value="2.34111088022" calcext:value-type="float">
            <text:p>2.3411108802</text:p>
          </table:table-cell>
          <table:table-cell office:value-type="float" office:value="0.0859095752239" calcext:value-type="float">
            <text:p>0.0859095752</text:p>
          </table:table-cell>
        </table:table-row>
        <table:table-row table:style-name="ro1">
          <table:table-cell office:value-type="float" office:value="67.9" calcext:value-type="float">
            <text:p>67.9</text:p>
          </table:table-cell>
          <table:table-cell office:value-type="float" office:value="3.906" calcext:value-type="float">
            <text:p>3.906</text:p>
          </table:table-cell>
          <table:table-cell office:value-type="float" office:value="-0.784" calcext:value-type="float">
            <text:p>-0.784</text:p>
          </table:table-cell>
          <table:table-cell office:value-type="float" office:value="2.3699239763" calcext:value-type="float">
            <text:p>2.3699239763</text:p>
          </table:table-cell>
          <table:table-cell office:value-type="float" office:value="0.0857637748122" calcext:value-type="float">
            <text:p>0.085763774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.956" calcext:value-type="float">
            <text:p>3.956</text:p>
          </table:table-cell>
          <table:table-cell office:value-type="float" office:value="-0.81" calcext:value-type="float">
            <text:p>-0.81</text:p>
          </table:table-cell>
          <table:table-cell office:value-type="float" office:value="2.40831222705" calcext:value-type="float">
            <text:p>2.4083122271</text:p>
          </table:table-cell>
          <table:table-cell office:value-type="float" office:value="0.0835935696959" calcext:value-type="float">
            <text:p>0.0835935697</text:p>
          </table:table-cell>
        </table:table-row>
        <table:table-row table:style-name="ro1">
          <table:table-cell office:value-type="float" office:value="68.1" calcext:value-type="float">
            <text:p>68.1</text:p>
          </table:table-cell>
          <table:table-cell office:value-type="float" office:value="4.005" calcext:value-type="float">
            <text:p>4.005</text:p>
          </table:table-cell>
          <table:table-cell office:value-type="float" office:value="-0.836" calcext:value-type="float">
            <text:p>-0.836</text:p>
          </table:table-cell>
          <table:table-cell office:value-type="float" office:value="2.42988533631" calcext:value-type="float">
            <text:p>2.4298853363</text:p>
          </table:table-cell>
          <table:table-cell office:value-type="float" office:value="0.0811518132687" calcext:value-type="float">
            <text:p>0.0811518133</text:p>
          </table:table-cell>
        </table:table-row>
        <table:table-row table:style-name="ro1">
          <table:table-cell office:value-type="float" office:value="68.2" calcext:value-type="float">
            <text:p>68.2</text:p>
          </table:table-cell>
          <table:table-cell office:value-type="float" office:value="4.051" calcext:value-type="float">
            <text:p>4.051</text:p>
          </table:table-cell>
          <table:table-cell office:value-type="float" office:value="-0.86" calcext:value-type="float">
            <text:p>-0.86</text:p>
          </table:table-cell>
          <table:table-cell office:value-type="float" office:value="2.47002173948" calcext:value-type="float">
            <text:p>2.4700217395</text:p>
          </table:table-cell>
          <table:table-cell office:value-type="float" office:value="0.078192256391" calcext:value-type="float">
            <text:p>0.0781922564</text:p>
          </table:table-cell>
        </table:table-row>
        <table:table-row table:style-name="ro1">
          <table:table-cell office:value-type="float" office:value="68.3" calcext:value-type="float">
            <text:p>68.3</text:p>
          </table:table-cell>
          <table:table-cell office:value-type="float" office:value="4.093" calcext:value-type="float">
            <text:p>4.093</text:p>
          </table:table-cell>
          <table:table-cell office:value-type="float" office:value="-0.882" calcext:value-type="float">
            <text:p>-0.882</text:p>
          </table:table-cell>
          <table:table-cell office:value-type="float" office:value="2.5503531649" calcext:value-type="float">
            <text:p>2.5503531649</text:p>
          </table:table-cell>
          <table:table-cell office:value-type="float" office:value="0.0755681693554" calcext:value-type="float">
            <text:p>0.0755681694</text:p>
          </table:table-cell>
        </table:table-row>
        <table:table-row table:style-name="ro1">
          <table:table-cell office:value-type="float" office:value="68.4" calcext:value-type="float">
            <text:p>68.4</text:p>
          </table:table-cell>
          <table:table-cell office:value-type="float" office:value="4.13" calcext:value-type="float">
            <text:p>4.13</text:p>
          </table:table-cell>
          <table:table-cell office:value-type="float" office:value="-0.902" calcext:value-type="float">
            <text:p>-0.902</text:p>
          </table:table-cell>
          <table:table-cell office:value-type="float" office:value="2.59058601925" calcext:value-type="float">
            <text:p>2.5905860193</text:p>
          </table:table-cell>
          <table:table-cell office:value-type="float" office:value="0.0708930641413" calcext:value-type="float">
            <text:p>0.0708930641</text:p>
          </table:table-cell>
        </table:table-row>
        <table:table-row table:style-name="ro1">
          <table:table-cell office:value-type="float" office:value="68.5" calcext:value-type="float">
            <text:p>68.5</text:p>
          </table:table-cell>
          <table:table-cell office:value-type="float" office:value="4.163" calcext:value-type="float">
            <text:p>4.163</text:p>
          </table:table-cell>
          <table:table-cell office:value-type="float" office:value="-0.919" calcext:value-type="float">
            <text:p>-0.919</text:p>
          </table:table-cell>
          <table:table-cell office:value-type="float" office:value="2.6307460184" calcext:value-type="float">
            <text:p>2.6307460184</text:p>
          </table:table-cell>
          <table:table-cell office:value-type="float" office:value="0.0644721388817" calcext:value-type="float">
            <text:p>0.0644721389</text:p>
          </table:table-cell>
        </table:table-row>
        <table:table-row table:style-name="ro1">
          <table:table-cell office:value-type="float" office:value="68.6" calcext:value-type="float">
            <text:p>68.6</text:p>
          </table:table-cell>
          <table:table-cell office:value-type="float" office:value="4.192" calcext:value-type="float">
            <text:p>4.192</text:p>
          </table:table-cell>
          <table:table-cell office:value-type="float" office:value="-0.934" calcext:value-type="float">
            <text:p>-0.934</text:p>
          </table:table-cell>
          <table:table-cell office:value-type="float" office:value="2.63619948395" calcext:value-type="float">
            <text:p>2.636199484</text:p>
          </table:table-cell>
          <table:table-cell office:value-type="float" office:value="0.0559015795588" calcext:value-type="float">
            <text:p>0.0559015796</text:p>
          </table:table-cell>
        </table:table-row>
        <table:table-row table:style-name="ro1">
          <table:table-cell office:value-type="float" office:value="68.7" calcext:value-type="float">
            <text:p>68.7</text:p>
          </table:table-cell>
          <table:table-cell office:value-type="float" office:value="4.22" calcext:value-type="float">
            <text:p>4.22</text:p>
          </table:table-cell>
          <table:table-cell office:value-type="float" office:value="-0.95" calcext:value-type="float">
            <text:p>-0.95</text:p>
          </table:table-cell>
          <table:table-cell office:value-type="float" office:value="2.64506344423" calcext:value-type="float">
            <text:p>2.6450634442</text:p>
          </table:table-cell>
          <table:table-cell office:value-type="float" office:value="0.046314522624" calcext:value-type="float">
            <text:p>0.0463145226</text:p>
          </table:table-cell>
        </table:table-row>
        <table:table-row table:style-name="ro1">
          <table:table-cell office:value-type="float" office:value="68.8" calcext:value-type="float">
            <text:p>68.8</text:p>
          </table:table-cell>
          <table:table-cell office:value-type="float" office:value="4.246" calcext:value-type="float">
            <text:p>4.246</text:p>
          </table:table-cell>
          <table:table-cell office:value-type="float" office:value="-0.964" calcext:value-type="float">
            <text:p>-0.964</text:p>
          </table:table-cell>
          <table:table-cell office:value-type="float" office:value="2.698886378" calcext:value-type="float">
            <text:p>2.698886378</text:p>
          </table:table-cell>
          <table:table-cell office:value-type="float" office:value="0.034745246172" calcext:value-type="float">
            <text:p>0.0347452462</text:p>
          </table:table-cell>
        </table:table-row>
        <table:table-row table:style-name="ro1">
          <table:table-cell office:value-type="float" office:value="68.9" calcext:value-type="float">
            <text:p>68.9</text:p>
          </table:table-cell>
          <table:table-cell office:value-type="float" office:value="4.27" calcext:value-type="float">
            <text:p>4.27</text:p>
          </table:table-cell>
          <table:table-cell office:value-type="float" office:value="-0.977" calcext:value-type="float">
            <text:p>-0.977</text:p>
          </table:table-cell>
          <table:table-cell office:value-type="float" office:value="2.73508902854" calcext:value-type="float">
            <text:p>2.7350890285</text:p>
          </table:table-cell>
          <table:table-cell office:value-type="float" office:value="0.0163755062968" calcext:value-type="float">
            <text:p>0.01637550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294" calcext:value-type="float">
            <text:p>4.294</text:p>
          </table:table-cell>
          <table:table-cell office:value-type="float" office:value="-0.992" calcext:value-type="float">
            <text:p>-0.992</text:p>
          </table:table-cell>
          <table:table-cell office:value-type="float" office:value="2.77431686626" calcext:value-type="float">
            <text:p>2.7743168663</text:p>
          </table:table-cell>
          <table:table-cell office:value-type="float" office:value="-0.00587133876979" calcext:value-type="float">
            <text:p>-0.0058713388</text:p>
          </table:table-cell>
        </table:table-row>
        <table:table-row table:style-name="ro1">
          <table:table-cell office:value-type="float" office:value="69.1" calcext:value-type="float">
            <text:p>69.1</text:p>
          </table:table-cell>
          <table:table-cell office:value-type="float" office:value="4.319" calcext:value-type="float">
            <text:p>4.319</text:p>
          </table:table-cell>
          <table:table-cell office:value-type="float" office:value="-1.007" calcext:value-type="float">
            <text:p>-1.007</text:p>
          </table:table-cell>
          <table:table-cell office:value-type="float" office:value="2.78753425745" calcext:value-type="float">
            <text:p>2.7875342575</text:p>
          </table:table-cell>
          <table:table-cell office:value-type="float" office:value="-0.0255291182548" calcext:value-type="float">
            <text:p>-0.0255291183</text:p>
          </table:table-cell>
        </table:table-row>
        <table:table-row table:style-name="ro1">
          <table:table-cell office:value-type="float" office:value="69.2" calcext:value-type="float">
            <text:p>69.2</text:p>
          </table:table-cell>
          <table:table-cell office:value-type="float" office:value="4.345" calcext:value-type="float">
            <text:p>4.345</text:p>
          </table:table-cell>
          <table:table-cell office:value-type="float" office:value="-1.024" calcext:value-type="float">
            <text:p>-1.024</text:p>
          </table:table-cell>
          <table:table-cell office:value-type="float" office:value="2.81546288162" calcext:value-type="float">
            <text:p>2.8154628816</text:p>
          </table:table-cell>
          <table:table-cell office:value-type="float" office:value="-0.0521840974689" calcext:value-type="float">
            <text:p>-0.0521840975</text:p>
          </table:table-cell>
        </table:table-row>
        <table:table-row table:style-name="ro1">
          <table:table-cell office:value-type="float" office:value="69.3" calcext:value-type="float">
            <text:p>69.3</text:p>
          </table:table-cell>
          <table:table-cell office:value-type="float" office:value="4.372" calcext:value-type="float">
            <text:p>4.372</text:p>
          </table:table-cell>
          <table:table-cell office:value-type="float" office:value="-1.042" calcext:value-type="float">
            <text:p>-1.042</text:p>
          </table:table-cell>
          <table:table-cell office:value-type="float" office:value="2.83654957469" calcext:value-type="float">
            <text:p>2.8365495747</text:p>
          </table:table-cell>
          <table:table-cell office:value-type="float" office:value="-0.0784448385239" calcext:value-type="float">
            <text:p>-0.0784448385</text:p>
          </table:table-cell>
        </table:table-row>
        <table:table-row table:style-name="ro1">
          <table:table-cell office:value-type="float" office:value="69.4" calcext:value-type="float">
            <text:p>69.4</text:p>
          </table:table-cell>
          <table:table-cell office:value-type="float" office:value="4.398" calcext:value-type="float">
            <text:p>4.398</text:p>
          </table:table-cell>
          <table:table-cell office:value-type="float" office:value="-1.061" calcext:value-type="float">
            <text:p>-1.061</text:p>
          </table:table-cell>
          <table:table-cell office:value-type="float" office:value="2.85512030233" calcext:value-type="float">
            <text:p>2.8551203023</text:p>
          </table:table-cell>
          <table:table-cell office:value-type="float" office:value="-0.102915927768" calcext:value-type="float">
            <text:p>-0.1029159278</text:p>
          </table:table-cell>
        </table:table-row>
        <table:table-row table:style-name="ro1">
          <table:table-cell office:value-type="float" office:value="69.5" calcext:value-type="float">
            <text:p>69.5</text:p>
          </table:table-cell>
          <table:table-cell office:value-type="float" office:value="4.422" calcext:value-type="float">
            <text:p>4.422</text:p>
          </table:table-cell>
          <table:table-cell office:value-type="float" office:value="-1.08" calcext:value-type="float">
            <text:p>-1.08</text:p>
          </table:table-cell>
          <table:table-cell office:value-type="float" office:value="2.86930429398" calcext:value-type="float">
            <text:p>2.869304294</text:p>
          </table:table-cell>
          <table:table-cell office:value-type="float" office:value="-0.126928538084" calcext:value-type="float">
            <text:p>-0.1269285381</text:p>
          </table:table-cell>
        </table:table-row>
        <table:table-row table:style-name="ro1">
          <table:table-cell office:value-type="float" office:value="69.6" calcext:value-type="float">
            <text:p>69.6</text:p>
          </table:table-cell>
          <table:table-cell office:value-type="float" office:value="4.443" calcext:value-type="float">
            <text:p>4.443</text:p>
          </table:table-cell>
          <table:table-cell office:value-type="float" office:value="-1.098" calcext:value-type="float">
            <text:p>-1.098</text:p>
          </table:table-cell>
          <table:table-cell office:value-type="float" office:value="2.88196516733" calcext:value-type="float">
            <text:p>2.8819651673</text:p>
          </table:table-cell>
          <table:table-cell office:value-type="float" office:value="-0.151868000627" calcext:value-type="float">
            <text:p>-0.1518680006</text:p>
          </table:table-cell>
        </table:table-row>
        <table:table-row table:style-name="ro1">
          <table:table-cell office:value-type="float" office:value="69.7" calcext:value-type="float">
            <text:p>69.7</text:p>
          </table:table-cell>
          <table:table-cell office:value-type="float" office:value="4.461" calcext:value-type="float">
            <text:p>4.461</text:p>
          </table:table-cell>
          <table:table-cell office:value-type="float" office:value="-1.113" calcext:value-type="float">
            <text:p>-1.113</text:p>
          </table:table-cell>
          <table:table-cell office:value-type="float" office:value="2.89466417736" calcext:value-type="float">
            <text:p>2.8946641774</text:p>
          </table:table-cell>
          <table:table-cell office:value-type="float" office:value="-0.177370727062" calcext:value-type="float">
            <text:p>-0.1773707271</text:p>
          </table:table-cell>
        </table:table-row>
        <table:table-row table:style-name="ro1">
          <table:table-cell office:value-type="float" office:value="69.8" calcext:value-type="float">
            <text:p>69.8</text:p>
          </table:table-cell>
          <table:table-cell office:value-type="float" office:value="4.476" calcext:value-type="float">
            <text:p>4.476</text:p>
          </table:table-cell>
          <table:table-cell office:value-type="float" office:value="-1.128" calcext:value-type="float">
            <text:p>-1.128</text:p>
          </table:table-cell>
          <table:table-cell office:value-type="float" office:value="2.90640214074" calcext:value-type="float">
            <text:p>2.9064021407</text:p>
          </table:table-cell>
          <table:table-cell office:value-type="float" office:value="-0.204452380538" calcext:value-type="float">
            <text:p>-0.2044523805</text:p>
          </table:table-cell>
        </table:table-row>
        <table:table-row table:style-name="ro1">
          <table:table-cell office:value-type="float" office:value="69.9" calcext:value-type="float">
            <text:p>69.9</text:p>
          </table:table-cell>
          <table:table-cell office:value-type="float" office:value="4.492" calcext:value-type="float">
            <text:p>4.492</text:p>
          </table:table-cell>
          <table:table-cell office:value-type="float" office:value="-1.144" calcext:value-type="float">
            <text:p>-1.144</text:p>
          </table:table-cell>
          <table:table-cell office:value-type="float" office:value="2.91859644186" calcext:value-type="float">
            <text:p>2.9185964419</text:p>
          </table:table-cell>
          <table:table-cell office:value-type="float" office:value="-0.233729854226" calcext:value-type="float">
            <text:p>-0.233729854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.507" calcext:value-type="float">
            <text:p>4.507</text:p>
          </table:table-cell>
          <table:table-cell office:value-type="float" office:value="-1.159" calcext:value-type="float">
            <text:p>-1.159</text:p>
          </table:table-cell>
          <table:table-cell office:value-type="float" office:value="2.89904248846" calcext:value-type="float">
            <text:p>2.8990424885</text:p>
          </table:table-cell>
          <table:table-cell office:value-type="float" office:value="-0.241714134812" calcext:value-type="float">
            <text:p>-0.2417141348</text:p>
          </table:table-cell>
        </table:table-row>
        <table:table-row table:style-name="ro1">
          <table:table-cell office:value-type="float" office:value="70.1" calcext:value-type="float">
            <text:p>70.1</text:p>
          </table:table-cell>
          <table:table-cell office:value-type="float" office:value="4.522" calcext:value-type="float">
            <text:p>4.522</text:p>
          </table:table-cell>
          <table:table-cell office:value-type="float" office:value="-1.176" calcext:value-type="float">
            <text:p>-1.176</text:p>
          </table:table-cell>
          <table:table-cell office:value-type="float" office:value="2.85974022735" calcext:value-type="float">
            <text:p>2.8597402274</text:p>
          </table:table-cell>
          <table:table-cell office:value-type="float" office:value="-0.232224658132" calcext:value-type="float">
            <text:p>-0.2322246581</text:p>
          </table:table-cell>
        </table:table-row>
        <table:table-row table:style-name="ro1">
          <table:table-cell office:value-type="float" office:value="70.2" calcext:value-type="float">
            <text:p>70.2</text:p>
          </table:table-cell>
          <table:table-cell office:value-type="float" office:value="4.537" calcext:value-type="float">
            <text:p>4.537</text:p>
          </table:table-cell>
          <table:table-cell office:value-type="float" office:value="-1.194" calcext:value-type="float">
            <text:p>-1.194</text:p>
          </table:table-cell>
          <table:table-cell office:value-type="float" office:value="2.83308136594" calcext:value-type="float">
            <text:p>2.8330813659</text:p>
          </table:table-cell>
          <table:table-cell office:value-type="float" office:value="-0.22925452888" calcext:value-type="float">
            <text:p>-0.2292545289</text:p>
          </table:table-cell>
        </table:table-row>
        <table:table-row table:style-name="ro1">
          <table:table-cell office:value-type="float" office:value="70.3" calcext:value-type="float">
            <text:p>70.3</text:p>
          </table:table-cell>
          <table:table-cell office:value-type="float" office:value="4.551" calcext:value-type="float">
            <text:p>4.551</text:p>
          </table:table-cell>
          <table:table-cell office:value-type="float" office:value="-1.212" calcext:value-type="float">
            <text:p>-1.212</text:p>
          </table:table-cell>
          <table:table-cell office:value-type="float" office:value="2.80559433284" calcext:value-type="float">
            <text:p>2.8055943328</text:p>
          </table:table-cell>
          <table:table-cell office:value-type="float" office:value="-0.223735973239" calcext:value-type="float">
            <text:p>-0.2237359732</text:p>
          </table:table-cell>
        </table:table-row>
        <table:table-row table:style-name="ro1">
          <table:table-cell office:value-type="float" office:value="70.4" calcext:value-type="float">
            <text:p>70.4</text:p>
          </table:table-cell>
          <table:table-cell office:value-type="float" office:value="4.565" calcext:value-type="float">
            <text:p>4.565</text:p>
          </table:table-cell>
          <table:table-cell office:value-type="float" office:value="-1.231" calcext:value-type="float">
            <text:p>-1.231</text:p>
          </table:table-cell>
          <table:table-cell office:value-type="float" office:value="2.80606970304" calcext:value-type="float">
            <text:p>2.806069703</text:p>
          </table:table-cell>
          <table:table-cell office:value-type="float" office:value="-0.237148627639" calcext:value-type="float">
            <text:p>-0.2371486276</text:p>
          </table:table-cell>
        </table:table-row>
        <table:table-row table:style-name="ro1">
          <table:table-cell office:value-type="float" office:value="70.5" calcext:value-type="float">
            <text:p>70.5</text:p>
          </table:table-cell>
          <table:table-cell office:value-type="float" office:value="4.579" calcext:value-type="float">
            <text:p>4.579</text:p>
          </table:table-cell>
          <table:table-cell office:value-type="float" office:value="-1.251" calcext:value-type="float">
            <text:p>-1.251</text:p>
          </table:table-cell>
          <table:table-cell office:value-type="float" office:value="2.8124469744" calcext:value-type="float">
            <text:p>2.8124469744</text:p>
          </table:table-cell>
          <table:table-cell office:value-type="float" office:value="-0.25624319911" calcext:value-type="float">
            <text:p>-0.2562431991</text:p>
          </table:table-cell>
        </table:table-row>
        <table:table-row table:style-name="ro1">
          <table:table-cell office:value-type="float" office:value="70.6" calcext:value-type="float">
            <text:p>70.6</text:p>
          </table:table-cell>
          <table:table-cell office:value-type="float" office:value="4.592" calcext:value-type="float">
            <text:p>4.592</text:p>
          </table:table-cell>
          <table:table-cell office:value-type="float" office:value="-1.271" calcext:value-type="float">
            <text:p>-1.271</text:p>
          </table:table-cell>
          <table:table-cell office:value-type="float" office:value="2.80773471625" calcext:value-type="float">
            <text:p>2.8077347163</text:p>
          </table:table-cell>
          <table:table-cell office:value-type="float" office:value="-0.269355177879" calcext:value-type="float">
            <text:p>-0.2693551779</text:p>
          </table:table-cell>
        </table:table-row>
        <table:table-row table:style-name="ro1">
          <table:table-cell office:value-type="float" office:value="70.7" calcext:value-type="float">
            <text:p>70.7</text:p>
          </table:table-cell>
          <table:table-cell office:value-type="float" office:value="4.604" calcext:value-type="float">
            <text:p>4.604</text:p>
          </table:table-cell>
          <table:table-cell office:value-type="float" office:value="-1.292" calcext:value-type="float">
            <text:p>-1.292</text:p>
          </table:table-cell>
          <table:table-cell office:value-type="float" office:value="2.80490011666" calcext:value-type="float">
            <text:p>2.8049001167</text:p>
          </table:table-cell>
          <table:table-cell office:value-type="float" office:value="-0.282005935907" calcext:value-type="float">
            <text:p>-0.2820059359</text:p>
          </table:table-cell>
        </table:table-row>
        <table:table-row table:style-name="ro1">
          <table:table-cell office:value-type="float" office:value="70.8" calcext:value-type="float">
            <text:p>70.8</text:p>
          </table:table-cell>
          <table:table-cell office:value-type="float" office:value="4.616" calcext:value-type="float">
            <text:p>4.616</text:p>
          </table:table-cell>
          <table:table-cell office:value-type="float" office:value="-1.313" calcext:value-type="float">
            <text:p>-1.313</text:p>
          </table:table-cell>
          <table:table-cell office:value-type="float" office:value="2.80240173154" calcext:value-type="float">
            <text:p>2.8024017315</text:p>
          </table:table-cell>
          <table:table-cell office:value-type="float" office:value="-0.293294072151" calcext:value-type="float">
            <text:p>-0.2932940722</text:p>
          </table:table-cell>
        </table:table-row>
        <table:table-row table:style-name="ro1">
          <table:table-cell office:value-type="float" office:value="70.9" calcext:value-type="float">
            <text:p>70.9</text:p>
          </table:table-cell>
          <table:table-cell office:value-type="float" office:value="4.627" calcext:value-type="float">
            <text:p>4.627</text:p>
          </table:table-cell>
          <table:table-cell office:value-type="float" office:value="-1.334" calcext:value-type="float">
            <text:p>-1.334</text:p>
          </table:table-cell>
          <table:table-cell office:value-type="float" office:value="2.7998244656" calcext:value-type="float">
            <text:p>2.7998244656</text:p>
          </table:table-cell>
          <table:table-cell office:value-type="float" office:value="-0.303672641516" calcext:value-type="float">
            <text:p>-0.303672641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.637" calcext:value-type="float">
            <text:p>4.637</text:p>
          </table:table-cell>
          <table:table-cell office:value-type="float" office:value="-1.356" calcext:value-type="float">
            <text:p>-1.356</text:p>
          </table:table-cell>
          <table:table-cell office:value-type="float" office:value="2.79888639852" calcext:value-type="float">
            <text:p>2.7988863985</text:p>
          </table:table-cell>
          <table:table-cell office:value-type="float" office:value="-0.315353304148" calcext:value-type="float">
            <text:p>-0.3153533041</text:p>
          </table:table-cell>
        </table:table-row>
        <table:table-row table:style-name="ro1">
          <table:table-cell office:value-type="float" office:value="71.1" calcext:value-type="float">
            <text:p>71.1</text:p>
          </table:table-cell>
          <table:table-cell office:value-type="float" office:value="4.646" calcext:value-type="float">
            <text:p>4.646</text:p>
          </table:table-cell>
          <table:table-cell office:value-type="float" office:value="-1.377" calcext:value-type="float">
            <text:p>-1.377</text:p>
          </table:table-cell>
          <table:table-cell office:value-type="float" office:value="2.79881547815" calcext:value-type="float">
            <text:p>2.7988154782</text:p>
          </table:table-cell>
          <table:table-cell office:value-type="float" office:value="-0.327593266964" calcext:value-type="float">
            <text:p>-0.327593267</text:p>
          </table:table-cell>
        </table:table-row>
        <table:table-row table:style-name="ro1">
          <table:table-cell office:value-type="float" office:value="71.2" calcext:value-type="float">
            <text:p>71.2</text:p>
          </table:table-cell>
          <table:table-cell office:value-type="float" office:value="4.654" calcext:value-type="float">
            <text:p>4.654</text:p>
          </table:table-cell>
          <table:table-cell office:value-type="float" office:value="-1.398" calcext:value-type="float">
            <text:p>-1.398</text:p>
          </table:table-cell>
          <table:table-cell office:value-type="float" office:value="2.7987232309" calcext:value-type="float">
            <text:p>2.7987232309</text:p>
          </table:table-cell>
          <table:table-cell office:value-type="float" office:value="-0.340861260891" calcext:value-type="float">
            <text:p>-0.3408612609</text:p>
          </table:table-cell>
        </table:table-row>
        <table:table-row table:style-name="ro1">
          <table:table-cell office:value-type="float" office:value="71.3" calcext:value-type="float">
            <text:p>71.3</text:p>
          </table:table-cell>
          <table:table-cell office:value-type="float" office:value="4.662" calcext:value-type="float">
            <text:p>4.662</text:p>
          </table:table-cell>
          <table:table-cell office:value-type="float" office:value="-1.42" calcext:value-type="float">
            <text:p>-1.42</text:p>
          </table:table-cell>
          <table:table-cell office:value-type="float" office:value="2.7971036663" calcext:value-type="float">
            <text:p>2.7971036663</text:p>
          </table:table-cell>
          <table:table-cell office:value-type="float" office:value="-0.353537946939" calcext:value-type="float">
            <text:p>-0.3535379469</text:p>
          </table:table-cell>
        </table:table-row>
        <table:table-row table:style-name="ro1">
          <table:table-cell office:value-type="float" office:value="71.4" calcext:value-type="float">
            <text:p>71.4</text:p>
          </table:table-cell>
          <table:table-cell office:value-type="float" office:value="4.67" calcext:value-type="float">
            <text:p>4.67</text:p>
          </table:table-cell>
          <table:table-cell office:value-type="float" office:value="-1.442" calcext:value-type="float">
            <text:p>-1.442</text:p>
          </table:table-cell>
          <table:table-cell office:value-type="float" office:value="2.7961704685" calcext:value-type="float">
            <text:p>2.7961704685</text:p>
          </table:table-cell>
          <table:table-cell office:value-type="float" office:value="-0.36685654521" calcext:value-type="float">
            <text:p>-0.3668565452</text:p>
          </table:table-cell>
        </table:table-row>
        <table:table-row table:style-name="ro1">
          <table:table-cell office:value-type="float" office:value="71.5" calcext:value-type="float">
            <text:p>71.5</text:p>
          </table:table-cell>
          <table:table-cell office:value-type="float" office:value="4.676" calcext:value-type="float">
            <text:p>4.676</text:p>
          </table:table-cell>
          <table:table-cell office:value-type="float" office:value="-1.465" calcext:value-type="float">
            <text:p>-1.465</text:p>
          </table:table-cell>
          <table:table-cell office:value-type="float" office:value="2.79397778867" calcext:value-type="float">
            <text:p>2.7939777887</text:p>
          </table:table-cell>
          <table:table-cell office:value-type="float" office:value="-0.379300892353" calcext:value-type="float">
            <text:p>-0.3793008924</text:p>
          </table:table-cell>
        </table:table-row>
        <table:table-row table:style-name="ro1">
          <table:table-cell office:value-type="float" office:value="71.6" calcext:value-type="float">
            <text:p>71.6</text:p>
          </table:table-cell>
          <table:table-cell office:value-type="float" office:value="4.683" calcext:value-type="float">
            <text:p>4.683</text:p>
          </table:table-cell>
          <table:table-cell office:value-type="float" office:value="-1.488" calcext:value-type="float">
            <text:p>-1.488</text:p>
          </table:table-cell>
          <table:table-cell office:value-type="float" office:value="2.79233988242" calcext:value-type="float">
            <text:p>2.7923398824</text:p>
          </table:table-cell>
          <table:table-cell office:value-type="float" office:value="-0.395016312599" calcext:value-type="float">
            <text:p>-0.3950163126</text:p>
          </table:table-cell>
        </table:table-row>
        <table:table-row table:style-name="ro1">
          <table:table-cell office:value-type="float" office:value="71.7" calcext:value-type="float">
            <text:p>71.7</text:p>
          </table:table-cell>
          <table:table-cell office:value-type="float" office:value="4.688" calcext:value-type="float">
            <text:p>4.688</text:p>
          </table:table-cell>
          <table:table-cell office:value-type="float" office:value="-1.513" calcext:value-type="float">
            <text:p>-1.513</text:p>
          </table:table-cell>
          <table:table-cell office:value-type="float" office:value="2.78994178947" calcext:value-type="float">
            <text:p>2.7899417895</text:p>
          </table:table-cell>
          <table:table-cell office:value-type="float" office:value="-0.410006344318" calcext:value-type="float">
            <text:p>-0.4100063443</text:p>
          </table:table-cell>
        </table:table-row>
        <table:table-row table:style-name="ro1">
          <table:table-cell office:value-type="float" office:value="71.8" calcext:value-type="float">
            <text:p>71.8</text:p>
          </table:table-cell>
          <table:table-cell office:value-type="float" office:value="4.694" calcext:value-type="float">
            <text:p>4.694</text:p>
          </table:table-cell>
          <table:table-cell office:value-type="float" office:value="-1.538" calcext:value-type="float">
            <text:p>-1.538</text:p>
          </table:table-cell>
          <table:table-cell office:value-type="float" office:value="2.78880717668" calcext:value-type="float">
            <text:p>2.7888071767</text:p>
          </table:table-cell>
          <table:table-cell office:value-type="float" office:value="-0.432025313377" calcext:value-type="float">
            <text:p>-0.4320253134</text:p>
          </table:table-cell>
        </table:table-row>
        <table:table-row table:style-name="ro1">
          <table:table-cell office:value-type="float" office:value="71.9" calcext:value-type="float">
            <text:p>71.9</text:p>
          </table:table-cell>
          <table:table-cell office:value-type="float" office:value="4.698" calcext:value-type="float">
            <text:p>4.698</text:p>
          </table:table-cell>
          <table:table-cell office:value-type="float" office:value="-1.562" calcext:value-type="float">
            <text:p>-1.562</text:p>
          </table:table-cell>
          <table:table-cell office:value-type="float" office:value="2.78676696749" calcext:value-type="float">
            <text:p>2.7867669675</text:p>
          </table:table-cell>
          <table:table-cell office:value-type="float" office:value="-0.449021965265" calcext:value-type="float">
            <text:p>-0.44902196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.701" calcext:value-type="float">
            <text:p>4.701</text:p>
          </table:table-cell>
          <table:table-cell office:value-type="float" office:value="-1.587" calcext:value-type="float">
            <text:p>-1.587</text:p>
          </table:table-cell>
          <table:table-cell office:value-type="float" office:value="2.78319284128" calcext:value-type="float">
            <text:p>2.7831928413</text:p>
          </table:table-cell>
          <table:table-cell office:value-type="float" office:value="-0.468578726053" calcext:value-type="float">
            <text:p>-0.4685787261</text:p>
          </table:table-cell>
        </table:table-row>
        <table:table-row table:style-name="ro1">
          <table:table-cell office:value-type="float" office:value="72.1" calcext:value-type="float">
            <text:p>72.1</text:p>
          </table:table-cell>
          <table:table-cell office:value-type="float" office:value="4.703" calcext:value-type="float">
            <text:p>4.703</text:p>
          </table:table-cell>
          <table:table-cell office:value-type="float" office:value="-1.61" calcext:value-type="float">
            <text:p>-1.61</text:p>
          </table:table-cell>
          <table:table-cell office:value-type="float" office:value="2.77699027175" calcext:value-type="float">
            <text:p>2.7769902718</text:p>
          </table:table-cell>
          <table:table-cell office:value-type="float" office:value="-0.483931273222" calcext:value-type="float">
            <text:p>-0.4839312732</text:p>
          </table:table-cell>
        </table:table-row>
        <table:table-row table:style-name="ro1">
          <table:table-cell office:value-type="float" office:value="72.2" calcext:value-type="float">
            <text:p>72.2</text:p>
          </table:table-cell>
          <table:table-cell office:value-type="float" office:value="4.705" calcext:value-type="float">
            <text:p>4.705</text:p>
          </table:table-cell>
          <table:table-cell office:value-type="float" office:value="-1.631" calcext:value-type="float">
            <text:p>-1.631</text:p>
          </table:table-cell>
          <table:table-cell office:value-type="float" office:value="2.76906439842" calcext:value-type="float">
            <text:p>2.7690643984</text:p>
          </table:table-cell>
          <table:table-cell office:value-type="float" office:value="-0.4904037714" calcext:value-type="float">
            <text:p>-0.4904037714</text:p>
          </table:table-cell>
        </table:table-row>
        <table:table-row table:style-name="ro1">
          <table:table-cell office:value-type="float" office:value="72.3" calcext:value-type="float">
            <text:p>72.3</text:p>
          </table:table-cell>
          <table:table-cell office:value-type="float" office:value="4.706" calcext:value-type="float">
            <text:p>4.706</text:p>
          </table:table-cell>
          <table:table-cell office:value-type="float" office:value="-1.649" calcext:value-type="float">
            <text:p>-1.649</text:p>
          </table:table-cell>
          <table:table-cell office:value-type="float" office:value="2.76260789133" calcext:value-type="float">
            <text:p>2.7626078913</text:p>
          </table:table-cell>
          <table:table-cell office:value-type="float" office:value="-0.496192216873" calcext:value-type="float">
            <text:p>-0.4961922169</text:p>
          </table:table-cell>
        </table:table-row>
        <table:table-row table:style-name="ro1">
          <table:table-cell office:value-type="float" office:value="72.4" calcext:value-type="float">
            <text:p>72.4</text:p>
          </table:table-cell>
          <table:table-cell office:value-type="float" office:value="4.706" calcext:value-type="float">
            <text:p>4.706</text:p>
          </table:table-cell>
          <table:table-cell office:value-type="float" office:value="-1.661" calcext:value-type="float">
            <text:p>-1.661</text:p>
          </table:table-cell>
          <table:table-cell office:value-type="float" office:value="2.75614006446" calcext:value-type="float">
            <text:p>2.7561400645</text:p>
          </table:table-cell>
          <table:table-cell office:value-type="float" office:value="-0.504402220249" calcext:value-type="float">
            <text:p>-0.5044022202</text:p>
          </table:table-cell>
        </table:table-row>
        <table:table-row table:style-name="ro1">
          <table:table-cell office:value-type="float" office:value="72.5" calcext:value-type="float">
            <text:p>72.5</text:p>
          </table:table-cell>
          <table:table-cell office:value-type="float" office:value="4.706" calcext:value-type="float">
            <text:p>4.706</text:p>
          </table:table-cell>
          <table:table-cell office:value-type="float" office:value="-1.673" calcext:value-type="float">
            <text:p>-1.673</text:p>
          </table:table-cell>
          <table:table-cell office:value-type="float" office:value="2.7517011378" calcext:value-type="float">
            <text:p>2.7517011378</text:p>
          </table:table-cell>
          <table:table-cell office:value-type="float" office:value="-0.52593588829" calcext:value-type="float">
            <text:p>-0.5259358883</text:p>
          </table:table-cell>
        </table:table-row>
        <table:table-row table:style-name="ro1">
          <table:table-cell office:value-type="float" office:value="72.6" calcext:value-type="float">
            <text:p>72.6</text:p>
          </table:table-cell>
          <table:table-cell office:value-type="float" office:value="4.706" calcext:value-type="float">
            <text:p>4.706</text:p>
          </table:table-cell>
          <table:table-cell office:value-type="float" office:value="-1.683" calcext:value-type="float">
            <text:p>-1.683</text:p>
          </table:table-cell>
          <table:table-cell office:value-type="float" office:value="2.74442407517" calcext:value-type="float">
            <text:p>2.7444240752</text:p>
          </table:table-cell>
          <table:table-cell office:value-type="float" office:value="-0.543275654316" calcext:value-type="float">
            <text:p>-0.5432756543</text:p>
          </table:table-cell>
        </table:table-row>
        <table:table-row table:style-name="ro1">
          <table:table-cell office:value-type="float" office:value="72.7" calcext:value-type="float">
            <text:p>72.7</text:p>
          </table:table-cell>
          <table:table-cell office:value-type="float" office:value="4.705" calcext:value-type="float">
            <text:p>4.705</text:p>
          </table:table-cell>
          <table:table-cell office:value-type="float" office:value="-1.693" calcext:value-type="float">
            <text:p>-1.693</text:p>
          </table:table-cell>
          <table:table-cell office:value-type="float" office:value="2.73657213642" calcext:value-type="float">
            <text:p>2.7365721364</text:p>
          </table:table-cell>
          <table:table-cell office:value-type="float" office:value="-0.552850723267" calcext:value-type="float">
            <text:p>-0.5528507233</text:p>
          </table:table-cell>
        </table:table-row>
        <table:table-row table:style-name="ro1">
          <table:table-cell office:value-type="float" office:value="72.8" calcext:value-type="float">
            <text:p>72.8</text:p>
          </table:table-cell>
          <table:table-cell office:value-type="float" office:value="4.704" calcext:value-type="float">
            <text:p>4.704</text:p>
          </table:table-cell>
          <table:table-cell office:value-type="float" office:value="-1.705" calcext:value-type="float">
            <text:p>-1.705</text:p>
          </table:table-cell>
          <table:table-cell office:value-type="float" office:value="2.72829259499" calcext:value-type="float">
            <text:p>2.728292595</text:p>
          </table:table-cell>
          <table:table-cell office:value-type="float" office:value="-0.563125371933" calcext:value-type="float">
            <text:p>-0.5631253719</text:p>
          </table:table-cell>
        </table:table-row>
        <table:table-row table:style-name="ro1">
          <table:table-cell office:value-type="float" office:value="72.9" calcext:value-type="float">
            <text:p>72.9</text:p>
          </table:table-cell>
          <table:table-cell office:value-type="float" office:value="4.703" calcext:value-type="float">
            <text:p>4.703</text:p>
          </table:table-cell>
          <table:table-cell office:value-type="float" office:value="-1.72" calcext:value-type="float">
            <text:p>-1.72</text:p>
          </table:table-cell>
          <table:table-cell office:value-type="float" office:value="2.7206091263" calcext:value-type="float">
            <text:p>2.7206091263</text:p>
          </table:table-cell>
          <table:table-cell office:value-type="float" office:value="-0.575225710869" calcext:value-type="float">
            <text:p>-0.575225710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.701" calcext:value-type="float">
            <text:p>4.701</text:p>
          </table:table-cell>
          <table:table-cell office:value-type="float" office:value="-1.735" calcext:value-type="float">
            <text:p>-1.735</text:p>
          </table:table-cell>
          <table:table-cell office:value-type="float" office:value="2.71270990808" calcext:value-type="float">
            <text:p>2.7127099081</text:p>
          </table:table-cell>
          <table:table-cell office:value-type="float" office:value="-0.590278923512" calcext:value-type="float">
            <text:p>-0.5902789235</text:p>
          </table:table-cell>
        </table:table-row>
        <table:table-row table:style-name="ro1">
          <table:table-cell office:value-type="float" office:value="73.1" calcext:value-type="float">
            <text:p>73.1</text:p>
          </table:table-cell>
          <table:table-cell office:value-type="float" office:value="4.698" calcext:value-type="float">
            <text:p>4.698</text:p>
          </table:table-cell>
          <table:table-cell office:value-type="float" office:value="-1.752" calcext:value-type="float">
            <text:p>-1.752</text:p>
          </table:table-cell>
          <table:table-cell office:value-type="float" office:value="2.70484330348" calcext:value-type="float">
            <text:p>2.7048433035</text:p>
          </table:table-cell>
          <table:table-cell office:value-type="float" office:value="-0.604716598988" calcext:value-type="float">
            <text:p>-0.604716599</text:p>
          </table:table-cell>
        </table:table-row>
        <table:table-row table:style-name="ro1">
          <table:table-cell office:value-type="float" office:value="73.2" calcext:value-type="float">
            <text:p>73.2</text:p>
          </table:table-cell>
          <table:table-cell office:value-type="float" office:value="4.694" calcext:value-type="float">
            <text:p>4.694</text:p>
          </table:table-cell>
          <table:table-cell office:value-type="float" office:value="-1.771" calcext:value-type="float">
            <text:p>-1.771</text:p>
          </table:table-cell>
          <table:table-cell office:value-type="float" office:value="2.70210022839" calcext:value-type="float">
            <text:p>2.7021002284</text:p>
          </table:table-cell>
          <table:table-cell office:value-type="float" office:value="-0.6213747859" calcext:value-type="float">
            <text:p>-0.6213747859</text:p>
          </table:table-cell>
        </table:table-row>
        <table:table-row table:style-name="ro1">
          <table:table-cell office:value-type="float" office:value="73.3" calcext:value-type="float">
            <text:p>73.3</text:p>
          </table:table-cell>
          <table:table-cell office:value-type="float" office:value="4.689" calcext:value-type="float">
            <text:p>4.689</text:p>
          </table:table-cell>
          <table:table-cell office:value-type="float" office:value="-1.793" calcext:value-type="float">
            <text:p>-1.793</text:p>
          </table:table-cell>
          <table:table-cell office:value-type="float" office:value="2.70061416507" calcext:value-type="float">
            <text:p>2.7006141651</text:p>
          </table:table-cell>
          <table:table-cell office:value-type="float" office:value="-0.652575969696" calcext:value-type="float">
            <text:p>-0.6525759697</text:p>
          </table:table-cell>
        </table:table-row>
        <table:table-row table:style-name="ro1">
          <table:table-cell office:value-type="float" office:value="73.4" calcext:value-type="float">
            <text:p>73.4</text:p>
          </table:table-cell>
          <table:table-cell office:value-type="float" office:value="4.683" calcext:value-type="float">
            <text:p>4.683</text:p>
          </table:table-cell>
          <table:table-cell office:value-type="float" office:value="-1.817" calcext:value-type="float">
            <text:p>-1.817</text:p>
          </table:table-cell>
          <table:table-cell office:value-type="float" office:value="2.70076476863" calcext:value-type="float">
            <text:p>2.7007647686</text:p>
          </table:table-cell>
          <table:table-cell office:value-type="float" office:value="-0.683581054211" calcext:value-type="float">
            <text:p>-0.6835810542</text:p>
          </table:table-cell>
        </table:table-row>
        <table:table-row table:style-name="ro1">
          <table:table-cell office:value-type="float" office:value="73.5" calcext:value-type="float">
            <text:p>73.5</text:p>
          </table:table-cell>
          <table:table-cell office:value-type="float" office:value="4.675" calcext:value-type="float">
            <text:p>4.675</text:p>
          </table:table-cell>
          <table:table-cell office:value-type="float" office:value="-1.845" calcext:value-type="float">
            <text:p>-1.845</text:p>
          </table:table-cell>
          <table:table-cell office:value-type="float" office:value="2.70178667415" calcext:value-type="float">
            <text:p>2.7017866742</text:p>
          </table:table-cell>
          <table:table-cell office:value-type="float" office:value="-0.721138834953" calcext:value-type="float">
            <text:p>-0.721138835</text:p>
          </table:table-cell>
        </table:table-row>
        <table:table-row table:style-name="ro1">
          <table:table-cell office:value-type="float" office:value="73.6" calcext:value-type="float">
            <text:p>73.6</text:p>
          </table:table-cell>
          <table:table-cell office:value-type="float" office:value="4.664" calcext:value-type="float">
            <text:p>4.664</text:p>
          </table:table-cell>
          <table:table-cell office:value-type="float" office:value="-1.877" calcext:value-type="float">
            <text:p>-1.877</text:p>
          </table:table-cell>
          <table:table-cell office:value-type="float" office:value="2.70338419393" calcext:value-type="float">
            <text:p>2.7033841939</text:p>
          </table:table-cell>
          <table:table-cell office:value-type="float" office:value="-0.761170685291" calcext:value-type="float">
            <text:p>-0.7611706853</text:p>
          </table:table-cell>
        </table:table-row>
        <table:table-row table:style-name="ro1">
          <table:table-cell office:value-type="float" office:value="73.7" calcext:value-type="float">
            <text:p>73.7</text:p>
          </table:table-cell>
          <table:table-cell office:value-type="float" office:value="4.652" calcext:value-type="float">
            <text:p>4.652</text:p>
          </table:table-cell>
          <table:table-cell office:value-type="float" office:value="-1.911" calcext:value-type="float">
            <text:p>-1.911</text:p>
          </table:table-cell>
          <table:table-cell office:value-type="float" office:value="2.70560624017" calcext:value-type="float">
            <text:p>2.7056062402</text:p>
          </table:table-cell>
          <table:table-cell office:value-type="float" office:value="-0.792342662811" calcext:value-type="float">
            <text:p>-0.7923426628</text:p>
          </table:table-cell>
        </table:table-row>
        <table:table-row table:style-name="ro1">
          <table:table-cell office:value-type="float" office:value="73.8" calcext:value-type="float">
            <text:p>73.8</text:p>
          </table:table-cell>
          <table:table-cell office:value-type="float" office:value="4.637" calcext:value-type="float">
            <text:p>4.637</text:p>
          </table:table-cell>
          <table:table-cell office:value-type="float" office:value="-1.95" calcext:value-type="float">
            <text:p>-1.95</text:p>
          </table:table-cell>
          <table:table-cell office:value-type="float" office:value="2.70890588142" calcext:value-type="float">
            <text:p>2.7089058814</text:p>
          </table:table-cell>
          <table:table-cell office:value-type="float" office:value="-0.825041115284" calcext:value-type="float">
            <text:p>-0.8250411153</text:p>
          </table:table-cell>
        </table:table-row>
        <table:table-row table:style-name="ro1">
          <table:table-cell office:value-type="float" office:value="73.9" calcext:value-type="float">
            <text:p>73.9</text:p>
          </table:table-cell>
          <table:table-cell office:value-type="float" office:value="4.62" calcext:value-type="float">
            <text:p>4.62</text:p>
          </table:table-cell>
          <table:table-cell office:value-type="float" office:value="-1.993" calcext:value-type="float">
            <text:p>-1.993</text:p>
          </table:table-cell>
          <table:table-cell office:value-type="float" office:value="2.71341991695" calcext:value-type="float">
            <text:p>2.713419917</text:p>
          </table:table-cell>
          <table:table-cell office:value-type="float" office:value="-0.858279883862" calcext:value-type="float">
            <text:p>-0.8582798839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.6" calcext:value-type="float">
            <text:p>4.6</text:p>
          </table:table-cell>
          <table:table-cell office:value-type="float" office:value="-2.039" calcext:value-type="float">
            <text:p>-2.039</text:p>
          </table:table-cell>
          <table:table-cell office:value-type="float" office:value="2.71594339308" calcext:value-type="float">
            <text:p>2.7159433931</text:p>
          </table:table-cell>
          <table:table-cell office:value-type="float" office:value="-0.877723038197" calcext:value-type="float">
            <text:p>-0.8777230382</text:p>
          </table:table-cell>
        </table:table-row>
        <table:table-row table:style-name="ro1">
          <table:table-cell office:value-type="float" office:value="74.1" calcext:value-type="float">
            <text:p>74.1</text:p>
          </table:table-cell>
          <table:table-cell office:value-type="float" office:value="4.579" calcext:value-type="float">
            <text:p>4.579</text:p>
          </table:table-cell>
          <table:table-cell office:value-type="float" office:value="-2.088" calcext:value-type="float">
            <text:p>-2.088</text:p>
          </table:table-cell>
          <table:table-cell office:value-type="float" office:value="2.71318053734" calcext:value-type="float">
            <text:p>2.7131805373</text:p>
          </table:table-cell>
          <table:table-cell office:value-type="float" office:value="-0.907981336117" calcext:value-type="float">
            <text:p>-0.9079813361</text:p>
          </table:table-cell>
        </table:table-row>
        <table:table-row table:style-name="ro1">
          <table:table-cell office:value-type="float" office:value="74.2" calcext:value-type="float">
            <text:p>74.2</text:p>
          </table:table-cell>
          <table:table-cell office:value-type="float" office:value="4.556" calcext:value-type="float">
            <text:p>4.556</text:p>
          </table:table-cell>
          <table:table-cell office:value-type="float" office:value="-2.139" calcext:value-type="float">
            <text:p>-2.139</text:p>
          </table:table-cell>
          <table:table-cell office:value-type="float" office:value="2.70924323141" calcext:value-type="float">
            <text:p>2.7092432314</text:p>
          </table:table-cell>
          <table:table-cell office:value-type="float" office:value="-0.94319742918" calcext:value-type="float">
            <text:p>-0.9431974292</text:p>
          </table:table-cell>
        </table:table-row>
        <table:table-row table:style-name="ro1">
          <table:table-cell office:value-type="float" office:value="74.3" calcext:value-type="float">
            <text:p>74.3</text:p>
          </table:table-cell>
          <table:table-cell office:value-type="float" office:value="4.533" calcext:value-type="float">
            <text:p>4.533</text:p>
          </table:table-cell>
          <table:table-cell office:value-type="float" office:value="-2.188" calcext:value-type="float">
            <text:p>-2.188</text:p>
          </table:table-cell>
          <table:table-cell office:value-type="float" office:value="2.7066916963" calcext:value-type="float">
            <text:p>2.7066916963</text:p>
          </table:table-cell>
          <table:table-cell office:value-type="float" office:value="-0.969183087349" calcext:value-type="float">
            <text:p>-0.9691830873</text:p>
          </table:table-cell>
        </table:table-row>
        <table:table-row table:style-name="ro1">
          <table:table-cell office:value-type="float" office:value="74.4" calcext:value-type="float">
            <text:p>74.4</text:p>
          </table:table-cell>
          <table:table-cell office:value-type="float" office:value="4.51" calcext:value-type="float">
            <text:p>4.51</text:p>
          </table:table-cell>
          <table:table-cell office:value-type="float" office:value="-2.235" calcext:value-type="float">
            <text:p>-2.235</text:p>
          </table:table-cell>
          <table:table-cell office:value-type="float" office:value="2.70187929563" calcext:value-type="float">
            <text:p>2.7018792956</text:p>
          </table:table-cell>
          <table:table-cell office:value-type="float" office:value="-0.99368917942" calcext:value-type="float">
            <text:p>-0.9936891794</text:p>
          </table:table-cell>
        </table:table-row>
        <table:table-row table:style-name="ro1">
          <table:table-cell office:value-type="float" office:value="74.5" calcext:value-type="float">
            <text:p>74.5</text:p>
          </table:table-cell>
          <table:table-cell office:value-type="float" office:value="4.487" calcext:value-type="float">
            <text:p>4.487</text:p>
          </table:table-cell>
          <table:table-cell office:value-type="float" office:value="-2.28" calcext:value-type="float">
            <text:p>-2.28</text:p>
          </table:table-cell>
          <table:table-cell office:value-type="float" office:value="2.69502614076" calcext:value-type="float">
            <text:p>2.6950261408</text:p>
          </table:table-cell>
          <table:table-cell office:value-type="float" office:value="-1.02332878113" calcext:value-type="float">
            <text:p>-1.0233287811</text:p>
          </table:table-cell>
        </table:table-row>
        <table:table-row table:style-name="ro1">
          <table:table-cell office:value-type="float" office:value="74.6" calcext:value-type="float">
            <text:p>74.6</text:p>
          </table:table-cell>
          <table:table-cell office:value-type="float" office:value="4.465" calcext:value-type="float">
            <text:p>4.465</text:p>
          </table:table-cell>
          <table:table-cell office:value-type="float" office:value="-2.321" calcext:value-type="float">
            <text:p>-2.321</text:p>
          </table:table-cell>
          <table:table-cell office:value-type="float" office:value="2.689815959" calcext:value-type="float">
            <text:p>2.689815959</text:p>
          </table:table-cell>
          <table:table-cell office:value-type="float" office:value="-1.05349910259" calcext:value-type="float">
            <text:p>-1.0534991026</text:p>
          </table:table-cell>
        </table:table-row>
        <table:table-row table:style-name="ro1">
          <table:table-cell office:value-type="float" office:value="74.7" calcext:value-type="float">
            <text:p>74.7</text:p>
          </table:table-cell>
          <table:table-cell office:value-type="float" office:value="4.442" calcext:value-type="float">
            <text:p>4.442</text:p>
          </table:table-cell>
          <table:table-cell office:value-type="float" office:value="-2.362" calcext:value-type="float">
            <text:p>-2.362</text:p>
          </table:table-cell>
          <table:table-cell office:value-type="float" office:value="2.68538854702" calcext:value-type="float">
            <text:p>2.685388547</text:p>
          </table:table-cell>
          <table:table-cell office:value-type="float" office:value="-1.06445074081" calcext:value-type="float">
            <text:p>-1.0644507408</text:p>
          </table:table-cell>
        </table:table-row>
        <table:table-row table:style-name="ro1">
          <table:table-cell office:value-type="float" office:value="74.8" calcext:value-type="float">
            <text:p>74.8</text:p>
          </table:table-cell>
          <table:table-cell office:value-type="float" office:value="4.418" calcext:value-type="float">
            <text:p>4.418</text:p>
          </table:table-cell>
          <table:table-cell office:value-type="float" office:value="-2.403" calcext:value-type="float">
            <text:p>-2.403</text:p>
          </table:table-cell>
          <table:table-cell office:value-type="float" office:value="2.68041343085" calcext:value-type="float">
            <text:p>2.6804134309</text:p>
          </table:table-cell>
          <table:table-cell office:value-type="float" office:value="-1.08281302452" calcext:value-type="float">
            <text:p>-1.0828130245</text:p>
          </table:table-cell>
        </table:table-row>
        <table:table-row table:style-name="ro1">
          <table:table-cell office:value-type="float" office:value="74.9" calcext:value-type="float">
            <text:p>74.9</text:p>
          </table:table-cell>
          <table:table-cell office:value-type="float" office:value="4.392" calcext:value-type="float">
            <text:p>4.392</text:p>
          </table:table-cell>
          <table:table-cell office:value-type="float" office:value="-2.444" calcext:value-type="float">
            <text:p>-2.444</text:p>
          </table:table-cell>
          <table:table-cell office:value-type="float" office:value="2.67588751073" calcext:value-type="float">
            <text:p>2.6758875107</text:p>
          </table:table-cell>
          <table:table-cell office:value-type="float" office:value="-1.10388422012" calcext:value-type="float">
            <text:p>-1.103884220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.364" calcext:value-type="float">
            <text:p>4.364</text:p>
          </table:table-cell>
          <table:table-cell office:value-type="float" office:value="-2.488" calcext:value-type="float">
            <text:p>-2.488</text:p>
          </table:table-cell>
          <table:table-cell office:value-type="float" office:value="2.66766613161" calcext:value-type="float">
            <text:p>2.6676661316</text:p>
          </table:table-cell>
          <table:table-cell office:value-type="float" office:value="-1.13374638557" calcext:value-type="float">
            <text:p>-1.1337463856</text:p>
          </table:table-cell>
        </table:table-row>
        <table:table-row table:style-name="ro1">
          <table:table-cell office:value-type="float" office:value="75.1" calcext:value-type="float">
            <text:p>75.1</text:p>
          </table:table-cell>
          <table:table-cell office:value-type="float" office:value="4.335" calcext:value-type="float">
            <text:p>4.335</text:p>
          </table:table-cell>
          <table:table-cell office:value-type="float" office:value="-2.531" calcext:value-type="float">
            <text:p>-2.531</text:p>
          </table:table-cell>
          <table:table-cell office:value-type="float" office:value="2.662671753" calcext:value-type="float">
            <text:p>2.662671753</text:p>
          </table:table-cell>
          <table:table-cell office:value-type="float" office:value="-1.16823446751" calcext:value-type="float">
            <text:p>-1.1682344675</text:p>
          </table:table-cell>
        </table:table-row>
        <table:table-row table:style-name="ro1">
          <table:table-cell office:value-type="float" office:value="75.2" calcext:value-type="float">
            <text:p>75.2</text:p>
          </table:table-cell>
          <table:table-cell office:value-type="float" office:value="4.306" calcext:value-type="float">
            <text:p>4.306</text:p>
          </table:table-cell>
          <table:table-cell office:value-type="float" office:value="-2.573" calcext:value-type="float">
            <text:p>-2.573</text:p>
          </table:table-cell>
          <table:table-cell office:value-type="float" office:value="2.65412579456" calcext:value-type="float">
            <text:p>2.6541257946</text:p>
          </table:table-cell>
          <table:table-cell office:value-type="float" office:value="-1.20422542095" calcext:value-type="float">
            <text:p>-1.204225421</text:p>
          </table:table-cell>
        </table:table-row>
        <table:table-row table:style-name="ro1">
          <table:table-cell office:value-type="float" office:value="75.3" calcext:value-type="float">
            <text:p>75.3</text:p>
          </table:table-cell>
          <table:table-cell office:value-type="float" office:value="4.275" calcext:value-type="float">
            <text:p>4.275</text:p>
          </table:table-cell>
          <table:table-cell office:value-type="float" office:value="-2.616" calcext:value-type="float">
            <text:p>-2.616</text:p>
          </table:table-cell>
          <table:table-cell office:value-type="float" office:value="2.6442083651" calcext:value-type="float">
            <text:p>2.6442083651</text:p>
          </table:table-cell>
          <table:table-cell office:value-type="float" office:value="-1.2371057272" calcext:value-type="float">
            <text:p>-1.2371057272</text:p>
          </table:table-cell>
        </table:table-row>
        <table:table-row table:style-name="ro1">
          <table:table-cell office:value-type="float" office:value="75.4" calcext:value-type="float">
            <text:p>75.4</text:p>
          </table:table-cell>
          <table:table-cell office:value-type="float" office:value="4.244" calcext:value-type="float">
            <text:p>4.244</text:p>
          </table:table-cell>
          <table:table-cell office:value-type="float" office:value="-2.656" calcext:value-type="float">
            <text:p>-2.656</text:p>
          </table:table-cell>
          <table:table-cell office:value-type="float" office:value="2.63616539651" calcext:value-type="float">
            <text:p>2.6361653965</text:p>
          </table:table-cell>
          <table:table-cell office:value-type="float" office:value="-1.26533555984" calcext:value-type="float">
            <text:p>-1.2653355598</text:p>
          </table:table-cell>
        </table:table-row>
        <table:table-row table:style-name="ro1">
          <table:table-cell office:value-type="float" office:value="75.5" calcext:value-type="float">
            <text:p>75.5</text:p>
          </table:table-cell>
          <table:table-cell office:value-type="float" office:value="4.213" calcext:value-type="float">
            <text:p>4.213</text:p>
          </table:table-cell>
          <table:table-cell office:value-type="float" office:value="-2.696" calcext:value-type="float">
            <text:p>-2.696</text:p>
          </table:table-cell>
          <table:table-cell office:value-type="float" office:value="2.63025726403" calcext:value-type="float">
            <text:p>2.630257264</text:p>
          </table:table-cell>
          <table:table-cell office:value-type="float" office:value="-1.29625165462" calcext:value-type="float">
            <text:p>-1.2962516546</text:p>
          </table:table-cell>
        </table:table-row>
        <table:table-row table:style-name="ro1">
          <table:table-cell office:value-type="float" office:value="75.6" calcext:value-type="float">
            <text:p>75.6</text:p>
          </table:table-cell>
          <table:table-cell office:value-type="float" office:value="4.181" calcext:value-type="float">
            <text:p>4.181</text:p>
          </table:table-cell>
          <table:table-cell office:value-type="float" office:value="-2.736" calcext:value-type="float">
            <text:p>-2.736</text:p>
          </table:table-cell>
          <table:table-cell office:value-type="float" office:value="2.63016965153" calcext:value-type="float">
            <text:p>2.6301696515</text:p>
          </table:table-cell>
          <table:table-cell office:value-type="float" office:value="-1.31630885601" calcext:value-type="float">
            <text:p>-1.316308856</text:p>
          </table:table-cell>
        </table:table-row>
        <table:table-row table:style-name="ro1">
          <table:table-cell office:value-type="float" office:value="75.7" calcext:value-type="float">
            <text:p>75.7</text:p>
          </table:table-cell>
          <table:table-cell office:value-type="float" office:value="4.148" calcext:value-type="float">
            <text:p>4.148</text:p>
          </table:table-cell>
          <table:table-cell office:value-type="float" office:value="-2.774" calcext:value-type="float">
            <text:p>-2.774</text:p>
          </table:table-cell>
          <table:table-cell office:value-type="float" office:value="2.62967534798" calcext:value-type="float">
            <text:p>2.629675348</text:p>
          </table:table-cell>
          <table:table-cell office:value-type="float" office:value="-1.35422360897" calcext:value-type="float">
            <text:p>-1.354223609</text:p>
          </table:table-cell>
        </table:table-row>
        <table:table-row table:style-name="ro1">
          <table:table-cell office:value-type="float" office:value="75.8" calcext:value-type="float">
            <text:p>75.8</text:p>
          </table:table-cell>
          <table:table-cell office:value-type="float" office:value="4.117" calcext:value-type="float">
            <text:p>4.117</text:p>
          </table:table-cell>
          <table:table-cell office:value-type="float" office:value="-2.812" calcext:value-type="float">
            <text:p>-2.812</text:p>
          </table:table-cell>
          <table:table-cell office:value-type="float" office:value="2.62669257213" calcext:value-type="float">
            <text:p>2.6266925721</text:p>
          </table:table-cell>
          <table:table-cell office:value-type="float" office:value="-1.3963817358" calcext:value-type="float">
            <text:p>-1.3963817358</text:p>
          </table:table-cell>
        </table:table-row>
        <table:table-row table:style-name="ro1">
          <table:table-cell office:value-type="float" office:value="75.9" calcext:value-type="float">
            <text:p>75.9</text:p>
          </table:table-cell>
          <table:table-cell office:value-type="float" office:value="4.083" calcext:value-type="float">
            <text:p>4.083</text:p>
          </table:table-cell>
          <table:table-cell office:value-type="float" office:value="-2.85" calcext:value-type="float">
            <text:p>-2.85</text:p>
          </table:table-cell>
          <table:table-cell office:value-type="float" office:value="2.62596656232" calcext:value-type="float">
            <text:p>2.6259665623</text:p>
          </table:table-cell>
          <table:table-cell office:value-type="float" office:value="-1.43001592159" calcext:value-type="float">
            <text:p>-1.43001592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.051" calcext:value-type="float">
            <text:p>4.051</text:p>
          </table:table-cell>
          <table:table-cell office:value-type="float" office:value="-2.888" calcext:value-type="float">
            <text:p>-2.888</text:p>
          </table:table-cell>
          <table:table-cell office:value-type="float" office:value="2.62832484322" calcext:value-type="float">
            <text:p>2.6283248432</text:p>
          </table:table-cell>
          <table:table-cell office:value-type="float" office:value="-1.46117115021" calcext:value-type="float">
            <text:p>-1.4611711502</text:p>
          </table:table-cell>
        </table:table-row>
        <table:table-row table:style-name="ro1">
          <table:table-cell office:value-type="float" office:value="76.1" calcext:value-type="float">
            <text:p>76.1</text:p>
          </table:table-cell>
          <table:table-cell office:value-type="float" office:value="4.019" calcext:value-type="float">
            <text:p>4.019</text:p>
          </table:table-cell>
          <table:table-cell office:value-type="float" office:value="-2.925" calcext:value-type="float">
            <text:p>-2.925</text:p>
          </table:table-cell>
          <table:table-cell office:value-type="float" office:value="2.63141040313" calcext:value-type="float">
            <text:p>2.6314104031</text:p>
          </table:table-cell>
          <table:table-cell office:value-type="float" office:value="-1.49529564381" calcext:value-type="float">
            <text:p>-1.4952956438</text:p>
          </table:table-cell>
        </table:table-row>
        <table:table-row table:style-name="ro1">
          <table:table-cell office:value-type="float" office:value="76.2" calcext:value-type="float">
            <text:p>76.2</text:p>
          </table:table-cell>
          <table:table-cell office:value-type="float" office:value="3.989" calcext:value-type="float">
            <text:p>3.989</text:p>
          </table:table-cell>
          <table:table-cell office:value-type="float" office:value="-2.96" calcext:value-type="float">
            <text:p>-2.96</text:p>
          </table:table-cell>
          <table:table-cell office:value-type="float" office:value="2.63154346649" calcext:value-type="float">
            <text:p>2.6315434665</text:p>
          </table:table-cell>
          <table:table-cell office:value-type="float" office:value="-1.53460144997" calcext:value-type="float">
            <text:p>-1.53460145</text:p>
          </table:table-cell>
        </table:table-row>
        <table:table-row table:style-name="ro1">
          <table:table-cell office:value-type="float" office:value="76.3" calcext:value-type="float">
            <text:p>76.3</text:p>
          </table:table-cell>
          <table:table-cell office:value-type="float" office:value="3.961" calcext:value-type="float">
            <text:p>3.961</text:p>
          </table:table-cell>
          <table:table-cell office:value-type="float" office:value="-2.994" calcext:value-type="float">
            <text:p>-2.994</text:p>
          </table:table-cell>
          <table:table-cell office:value-type="float" office:value="2.63244100861" calcext:value-type="float">
            <text:p>2.6324410086</text:p>
          </table:table-cell>
          <table:table-cell office:value-type="float" office:value="-1.55915498734" calcext:value-type="float">
            <text:p>-1.5591549873</text:p>
          </table:table-cell>
        </table:table-row>
        <table:table-row table:style-name="ro1">
          <table:table-cell office:value-type="float" office:value="76.4" calcext:value-type="float">
            <text:p>76.4</text:p>
          </table:table-cell>
          <table:table-cell office:value-type="float" office:value="3.934" calcext:value-type="float">
            <text:p>3.934</text:p>
          </table:table-cell>
          <table:table-cell office:value-type="float" office:value="-3.027" calcext:value-type="float">
            <text:p>-3.027</text:p>
          </table:table-cell>
          <table:table-cell office:value-type="float" office:value="2.63411836601" calcext:value-type="float">
            <text:p>2.634118366</text:p>
          </table:table-cell>
          <table:table-cell office:value-type="float" office:value="-1.56686353683" calcext:value-type="float">
            <text:p>-1.5668635368</text:p>
          </table:table-cell>
        </table:table-row>
        <table:table-row table:style-name="ro1">
          <table:table-cell office:value-type="float" office:value="76.5" calcext:value-type="float">
            <text:p>76.5</text:p>
          </table:table-cell>
          <table:table-cell office:value-type="float" office:value="3.906" calcext:value-type="float">
            <text:p>3.906</text:p>
          </table:table-cell>
          <table:table-cell office:value-type="float" office:value="-3.061" calcext:value-type="float">
            <text:p>-3.061</text:p>
          </table:table-cell>
          <table:table-cell office:value-type="float" office:value="2.6366482067" calcext:value-type="float">
            <text:p>2.6366482067</text:p>
          </table:table-cell>
          <table:table-cell office:value-type="float" office:value="-1.57346975803" calcext:value-type="float">
            <text:p>-1.573469758</text:p>
          </table:table-cell>
        </table:table-row>
        <table:table-row table:style-name="ro1">
          <table:table-cell office:value-type="float" office:value="76.6" calcext:value-type="float">
            <text:p>76.6</text:p>
          </table:table-cell>
          <table:table-cell office:value-type="float" office:value="3.878" calcext:value-type="float">
            <text:p>3.878</text:p>
          </table:table-cell>
          <table:table-cell office:value-type="float" office:value="-3.097" calcext:value-type="float">
            <text:p>-3.097</text:p>
          </table:table-cell>
          <table:table-cell office:value-type="float" office:value="2.63928900952" calcext:value-type="float">
            <text:p>2.6392890095</text:p>
          </table:table-cell>
          <table:table-cell office:value-type="float" office:value="-1.58211767673" calcext:value-type="float">
            <text:p>-1.5821176767</text:p>
          </table:table-cell>
        </table:table-row>
        <table:table-row table:style-name="ro1">
          <table:table-cell office:value-type="float" office:value="76.7" calcext:value-type="float">
            <text:p>76.7</text:p>
          </table:table-cell>
          <table:table-cell office:value-type="float" office:value="3.849" calcext:value-type="float">
            <text:p>3.849</text:p>
          </table:table-cell>
          <table:table-cell office:value-type="float" office:value="-3.134" calcext:value-type="float">
            <text:p>-3.134</text:p>
          </table:table-cell>
          <table:table-cell office:value-type="float" office:value="2.63998356836" calcext:value-type="float">
            <text:p>2.6399835684</text:p>
          </table:table-cell>
          <table:table-cell office:value-type="float" office:value="-1.59013926983" calcext:value-type="float">
            <text:p>-1.5901392698</text:p>
          </table:table-cell>
        </table:table-row>
        <table:table-row table:style-name="ro1">
          <table:table-cell office:value-type="float" office:value="76.8" calcext:value-type="float">
            <text:p>76.8</text:p>
          </table:table-cell>
          <table:table-cell office:value-type="float" office:value="3.818" calcext:value-type="float">
            <text:p>3.818</text:p>
          </table:table-cell>
          <table:table-cell office:value-type="float" office:value="-3.174" calcext:value-type="float">
            <text:p>-3.174</text:p>
          </table:table-cell>
          <table:table-cell office:value-type="float" office:value="2.64100152506" calcext:value-type="float">
            <text:p>2.6410015251</text:p>
          </table:table-cell>
          <table:table-cell office:value-type="float" office:value="-1.60001146793" calcext:value-type="float">
            <text:p>-1.6000114679</text:p>
          </table:table-cell>
        </table:table-row>
        <table:table-row table:style-name="ro1">
          <table:table-cell office:value-type="float" office:value="76.9" calcext:value-type="float">
            <text:p>76.9</text:p>
          </table:table-cell>
          <table:table-cell office:value-type="float" office:value="3.786" calcext:value-type="float">
            <text:p>3.786</text:p>
          </table:table-cell>
          <table:table-cell office:value-type="float" office:value="-3.215" calcext:value-type="float">
            <text:p>-3.215</text:p>
          </table:table-cell>
          <table:table-cell office:value-type="float" office:value="2.64427865767" calcext:value-type="float">
            <text:p>2.6442786577</text:p>
          </table:table-cell>
          <table:table-cell office:value-type="float" office:value="-1.60937583447" calcext:value-type="float">
            <text:p>-1.609375834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.754" calcext:value-type="float">
            <text:p>3.754</text:p>
          </table:table-cell>
          <table:table-cell office:value-type="float" office:value="-3.257" calcext:value-type="float">
            <text:p>-3.257</text:p>
          </table:table-cell>
          <table:table-cell office:value-type="float" office:value="2.64681234199" calcext:value-type="float">
            <text:p>2.646812342</text:p>
          </table:table-cell>
          <table:table-cell office:value-type="float" office:value="-1.640848279" calcext:value-type="float">
            <text:p>-1.640848279</text:p>
          </table:table-cell>
        </table:table-row>
        <table:table-row table:style-name="ro1">
          <table:table-cell office:value-type="float" office:value="77.1" calcext:value-type="float">
            <text:p>77.1</text:p>
          </table:table-cell>
          <table:table-cell office:value-type="float" office:value="3.722" calcext:value-type="float">
            <text:p>3.722</text:p>
          </table:table-cell>
          <table:table-cell office:value-type="float" office:value="-3.299" calcext:value-type="float">
            <text:p>-3.299</text:p>
          </table:table-cell>
          <table:table-cell office:value-type="float" office:value="2.64901607136" calcext:value-type="float">
            <text:p>2.6490160714</text:p>
          </table:table-cell>
          <table:table-cell office:value-type="float" office:value="-1.6717056036" calcext:value-type="float">
            <text:p>-1.6717056036</text:p>
          </table:table-cell>
        </table:table-row>
        <table:table-row table:style-name="ro1">
          <table:table-cell office:value-type="float" office:value="77.2" calcext:value-type="float">
            <text:p>77.2</text:p>
          </table:table-cell>
          <table:table-cell office:value-type="float" office:value="3.69" calcext:value-type="float">
            <text:p>3.69</text:p>
          </table:table-cell>
          <table:table-cell office:value-type="float" office:value="-3.342" calcext:value-type="float">
            <text:p>-3.342</text:p>
          </table:table-cell>
          <table:table-cell office:value-type="float" office:value="2.64970882503" calcext:value-type="float">
            <text:p>2.649708825</text:p>
          </table:table-cell>
          <table:table-cell office:value-type="float" office:value="-1.7037858963" calcext:value-type="float">
            <text:p>-1.7037858963</text:p>
          </table:table-cell>
        </table:table-row>
        <table:table-row table:style-name="ro1">
          <table:table-cell office:value-type="float" office:value="77.3" calcext:value-type="float">
            <text:p>77.3</text:p>
          </table:table-cell>
          <table:table-cell office:value-type="float" office:value="3.658" calcext:value-type="float">
            <text:p>3.658</text:p>
          </table:table-cell>
          <table:table-cell office:value-type="float" office:value="-3.384" calcext:value-type="float">
            <text:p>-3.384</text:p>
          </table:table-cell>
          <table:table-cell office:value-type="float" office:value="2.65028749497" calcext:value-type="float">
            <text:p>2.650287495</text:p>
          </table:table-cell>
          <table:table-cell office:value-type="float" office:value="-1.73836910725" calcext:value-type="float">
            <text:p>-1.7383691073</text:p>
          </table:table-cell>
        </table:table-row>
        <table:table-row table:style-name="ro1">
          <table:table-cell office:value-type="float" office:value="77.4" calcext:value-type="float">
            <text:p>77.4</text:p>
          </table:table-cell>
          <table:table-cell office:value-type="float" office:value="3.626" calcext:value-type="float">
            <text:p>3.626</text:p>
          </table:table-cell>
          <table:table-cell office:value-type="float" office:value="-3.427" calcext:value-type="float">
            <text:p>-3.427</text:p>
          </table:table-cell>
          <table:table-cell office:value-type="float" office:value="2.65314378333" calcext:value-type="float">
            <text:p>2.6531437833</text:p>
          </table:table-cell>
          <table:table-cell office:value-type="float" office:value="-1.74369311333" calcext:value-type="float">
            <text:p>-1.7436931133</text:p>
          </table:table-cell>
        </table:table-row>
        <table:table-row table:style-name="ro1">
          <table:table-cell office:value-type="float" office:value="77.5" calcext:value-type="float">
            <text:p>77.5</text:p>
          </table:table-cell>
          <table:table-cell office:value-type="float" office:value="3.594" calcext:value-type="float">
            <text:p>3.594</text:p>
          </table:table-cell>
          <table:table-cell office:value-type="float" office:value="-3.472" calcext:value-type="float">
            <text:p>-3.472</text:p>
          </table:table-cell>
          <table:table-cell office:value-type="float" office:value="2.65536518308" calcext:value-type="float">
            <text:p>2.6553651831</text:p>
          </table:table-cell>
          <table:table-cell office:value-type="float" office:value="-1.74838602543" calcext:value-type="float">
            <text:p>-1.7483860254</text:p>
          </table:table-cell>
        </table:table-row>
        <table:table-row table:style-name="ro1">
          <table:table-cell office:value-type="float" office:value="77.6" calcext:value-type="float">
            <text:p>77.6</text:p>
          </table:table-cell>
          <table:table-cell office:value-type="float" office:value="3.562" calcext:value-type="float">
            <text:p>3.562</text:p>
          </table:table-cell>
          <table:table-cell office:value-type="float" office:value="-3.514" calcext:value-type="float">
            <text:p>-3.514</text:p>
          </table:table-cell>
          <table:table-cell office:value-type="float" office:value="2.6576333105" calcext:value-type="float">
            <text:p>2.6576333105</text:p>
          </table:table-cell>
          <table:table-cell office:value-type="float" office:value="-1.75392591953" calcext:value-type="float">
            <text:p>-1.7539259195</text:p>
          </table:table-cell>
        </table:table-row>
        <table:table-row table:style-name="ro1">
          <table:table-cell office:value-type="float" office:value="77.7" calcext:value-type="float">
            <text:p>77.7</text:p>
          </table:table-cell>
          <table:table-cell office:value-type="float" office:value="3.529" calcext:value-type="float">
            <text:p>3.529</text:p>
          </table:table-cell>
          <table:table-cell office:value-type="float" office:value="-3.559" calcext:value-type="float">
            <text:p>-3.559</text:p>
          </table:table-cell>
          <table:table-cell office:value-type="float" office:value="2.65998647777" calcext:value-type="float">
            <text:p>2.6599864778</text:p>
          </table:table-cell>
          <table:table-cell office:value-type="float" office:value="-1.75942492485" calcext:value-type="float">
            <text:p>-1.7594249249</text:p>
          </table:table-cell>
        </table:table-row>
        <table:table-row table:style-name="ro1">
          <table:table-cell office:value-type="float" office:value="77.8" calcext:value-type="float">
            <text:p>77.8</text:p>
          </table:table-cell>
          <table:table-cell office:value-type="float" office:value="3.497" calcext:value-type="float">
            <text:p>3.497</text:p>
          </table:table-cell>
          <table:table-cell office:value-type="float" office:value="-3.602" calcext:value-type="float">
            <text:p>-3.602</text:p>
          </table:table-cell>
          <table:table-cell office:value-type="float" office:value="2.66095496188" calcext:value-type="float">
            <text:p>2.6609549619</text:p>
          </table:table-cell>
          <table:table-cell office:value-type="float" office:value="-1.7762645483" calcext:value-type="float">
            <text:p>-1.7762645483</text:p>
          </table:table-cell>
        </table:table-row>
        <table:table-row table:style-name="ro1">
          <table:table-cell office:value-type="float" office:value="77.9" calcext:value-type="float">
            <text:p>77.9</text:p>
          </table:table-cell>
          <table:table-cell office:value-type="float" office:value="3.466" calcext:value-type="float">
            <text:p>3.466</text:p>
          </table:table-cell>
          <table:table-cell office:value-type="float" office:value="-3.646" calcext:value-type="float">
            <text:p>-3.646</text:p>
          </table:table-cell>
          <table:table-cell office:value-type="float" office:value="2.6625572076" calcext:value-type="float">
            <text:p>2.6625572076</text:p>
          </table:table-cell>
          <table:table-cell office:value-type="float" office:value="-1.79438829422" calcext:value-type="float">
            <text:p>-1.794388294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.434" calcext:value-type="float">
            <text:p>3.434</text:p>
          </table:table-cell>
          <table:table-cell office:value-type="float" office:value="-3.69" calcext:value-type="float">
            <text:p>-3.69</text:p>
          </table:table-cell>
          <table:table-cell office:value-type="float" office:value="2.66473396836" calcext:value-type="float">
            <text:p>2.6647339684</text:p>
          </table:table-cell>
          <table:table-cell office:value-type="float" office:value="-1.81433010101" calcext:value-type="float">
            <text:p>-1.814330101</text:p>
          </table:table-cell>
        </table:table-row>
        <table:table-row table:style-name="ro1">
          <table:table-cell office:value-type="float" office:value="78.1" calcext:value-type="float">
            <text:p>78.1</text:p>
          </table:table-cell>
          <table:table-cell office:value-type="float" office:value="3.402" calcext:value-type="float">
            <text:p>3.402</text:p>
          </table:table-cell>
          <table:table-cell office:value-type="float" office:value="-3.733" calcext:value-type="float">
            <text:p>-3.733</text:p>
          </table:table-cell>
          <table:table-cell office:value-type="float" office:value="2.66679226633" calcext:value-type="float">
            <text:p>2.6667922663</text:p>
          </table:table-cell>
          <table:table-cell office:value-type="float" office:value="-1.83924996853" calcext:value-type="float">
            <text:p>-1.8392499685</text:p>
          </table:table-cell>
        </table:table-row>
        <table:table-row table:style-name="ro1">
          <table:table-cell office:value-type="float" office:value="78.2" calcext:value-type="float">
            <text:p>78.2</text:p>
          </table:table-cell>
          <table:table-cell office:value-type="float" office:value="3.37" calcext:value-type="float">
            <text:p>3.37</text:p>
          </table:table-cell>
          <table:table-cell office:value-type="float" office:value="-3.778" calcext:value-type="float">
            <text:p>-3.778</text:p>
          </table:table-cell>
          <table:table-cell office:value-type="float" office:value="2.66410706865" calcext:value-type="float">
            <text:p>2.6641070687</text:p>
          </table:table-cell>
          <table:table-cell office:value-type="float" office:value="-1.87550270557" calcext:value-type="float">
            <text:p>-1.8755027056</text:p>
          </table:table-cell>
        </table:table-row>
        <table:table-row table:style-name="ro1">
          <table:table-cell office:value-type="float" office:value="78.3" calcext:value-type="float">
            <text:p>78.3</text:p>
          </table:table-cell>
          <table:table-cell office:value-type="float" office:value="3.337" calcext:value-type="float">
            <text:p>3.337</text:p>
          </table:table-cell>
          <table:table-cell office:value-type="float" office:value="-3.824" calcext:value-type="float">
            <text:p>-3.824</text:p>
          </table:table-cell>
          <table:table-cell office:value-type="float" office:value="2.66341168075" calcext:value-type="float">
            <text:p>2.6634116808</text:p>
          </table:table-cell>
          <table:table-cell office:value-type="float" office:value="-1.91622674465" calcext:value-type="float">
            <text:p>-1.9162267447</text:p>
          </table:table-cell>
        </table:table-row>
        <table:table-row table:style-name="ro1">
          <table:table-cell office:value-type="float" office:value="78.4" calcext:value-type="float">
            <text:p>78.4</text:p>
          </table:table-cell>
          <table:table-cell office:value-type="float" office:value="3.302" calcext:value-type="float">
            <text:p>3.302</text:p>
          </table:table-cell>
          <table:table-cell office:value-type="float" office:value="-3.872" calcext:value-type="float">
            <text:p>-3.872</text:p>
          </table:table-cell>
          <table:table-cell office:value-type="float" office:value="2.66489965783" calcext:value-type="float">
            <text:p>2.6648996578</text:p>
          </table:table-cell>
          <table:table-cell office:value-type="float" office:value="-1.95861518383" calcext:value-type="float">
            <text:p>-1.9586151838</text:p>
          </table:table-cell>
        </table:table-row>
        <table:table-row table:style-name="ro1">
          <table:table-cell office:value-type="float" office:value="78.5" calcext:value-type="float">
            <text:p>78.5</text:p>
          </table:table-cell>
          <table:table-cell office:value-type="float" office:value="3.268" calcext:value-type="float">
            <text:p>3.268</text:p>
          </table:table-cell>
          <table:table-cell office:value-type="float" office:value="-3.919" calcext:value-type="float">
            <text:p>-3.919</text:p>
          </table:table-cell>
          <table:table-cell office:value-type="float" office:value="2.66510941458" calcext:value-type="float">
            <text:p>2.6651094146</text:p>
          </table:table-cell>
          <table:table-cell office:value-type="float" office:value="-1.9999204874" calcext:value-type="float">
            <text:p>-1.9999204874</text:p>
          </table:table-cell>
        </table:table-row>
        <table:table-row table:style-name="ro1">
          <table:table-cell office:value-type="float" office:value="78.6" calcext:value-type="float">
            <text:p>78.6</text:p>
          </table:table-cell>
          <table:table-cell office:value-type="float" office:value="3.234" calcext:value-type="float">
            <text:p>3.234</text:p>
          </table:table-cell>
          <table:table-cell office:value-type="float" office:value="-3.967" calcext:value-type="float">
            <text:p>-3.967</text:p>
          </table:table-cell>
          <table:table-cell office:value-type="float" office:value="2.66319774317" calcext:value-type="float">
            <text:p>2.6631977432</text:p>
          </table:table-cell>
          <table:table-cell office:value-type="float" office:value="-2.03668761253" calcext:value-type="float">
            <text:p>-2.0366876125</text:p>
          </table:table-cell>
        </table:table-row>
        <table:table-row table:style-name="ro1">
          <table:table-cell office:value-type="float" office:value="78.7" calcext:value-type="float">
            <text:p>78.7</text:p>
          </table:table-cell>
          <table:table-cell office:value-type="float" office:value="3.197" calcext:value-type="float">
            <text:p>3.197</text:p>
          </table:table-cell>
          <table:table-cell office:value-type="float" office:value="-4.017" calcext:value-type="float">
            <text:p>-4.017</text:p>
          </table:table-cell>
          <table:table-cell office:value-type="float" office:value="2.66259073095" calcext:value-type="float">
            <text:p>2.662590731</text:p>
          </table:table-cell>
          <table:table-cell office:value-type="float" office:value="-2.06980395317" calcext:value-type="float">
            <text:p>-2.0698039532</text:p>
          </table:table-cell>
        </table:table-row>
        <table:table-row table:style-name="ro1">
          <table:table-cell office:value-type="float" office:value="78.8" calcext:value-type="float">
            <text:p>78.8</text:p>
          </table:table-cell>
          <table:table-cell office:value-type="float" office:value="3.161" calcext:value-type="float">
            <text:p>3.161</text:p>
          </table:table-cell>
          <table:table-cell office:value-type="float" office:value="-4.067" calcext:value-type="float">
            <text:p>-4.067</text:p>
          </table:table-cell>
          <table:table-cell office:value-type="float" office:value="2.66294264638" calcext:value-type="float">
            <text:p>2.6629426464</text:p>
          </table:table-cell>
          <table:table-cell office:value-type="float" office:value="-2.08477759361" calcext:value-type="float">
            <text:p>-2.0847775936</text:p>
          </table:table-cell>
        </table:table-row>
        <table:table-row table:style-name="ro1">
          <table:table-cell office:value-type="float" office:value="78.9" calcext:value-type="float">
            <text:p>78.9</text:p>
          </table:table-cell>
          <table:table-cell office:value-type="float" office:value="3.126" calcext:value-type="float">
            <text:p>3.126</text:p>
          </table:table-cell>
          <table:table-cell office:value-type="float" office:value="-4.114" calcext:value-type="float">
            <text:p>-4.114</text:p>
          </table:table-cell>
          <table:table-cell office:value-type="float" office:value="2.66286766176" calcext:value-type="float">
            <text:p>2.6628676618</text:p>
          </table:table-cell>
          <table:table-cell office:value-type="float" office:value="-2.09191274643" calcext:value-type="float">
            <text:p>-2.09191274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.091" calcext:value-type="float">
            <text:p>3.091</text:p>
          </table:table-cell>
          <table:table-cell office:value-type="float" office:value="-4.161" calcext:value-type="float">
            <text:p>-4.161</text:p>
          </table:table-cell>
          <table:table-cell office:value-type="float" office:value="2.66330763918" calcext:value-type="float">
            <text:p>2.6633076392</text:p>
          </table:table-cell>
          <table:table-cell office:value-type="float" office:value="-2.0987393856" calcext:value-type="float">
            <text:p>-2.0987393856</text:p>
          </table:table-cell>
        </table:table-row>
        <table:table-row table:style-name="ro1">
          <table:table-cell office:value-type="float" office:value="79.1" calcext:value-type="float">
            <text:p>79.1</text:p>
          </table:table-cell>
          <table:table-cell office:value-type="float" office:value="3.056" calcext:value-type="float">
            <text:p>3.056</text:p>
          </table:table-cell>
          <table:table-cell office:value-type="float" office:value="-4.209" calcext:value-type="float">
            <text:p>-4.209</text:p>
          </table:table-cell>
          <table:table-cell office:value-type="float" office:value="2.66338419208" calcext:value-type="float">
            <text:p>2.6633841921</text:p>
          </table:table-cell>
          <table:table-cell office:value-type="float" office:value="-2.10727977753" calcext:value-type="float">
            <text:p>-2.1072797775</text:p>
          </table:table-cell>
        </table:table-row>
        <table:table-row table:style-name="ro1">
          <table:table-cell office:value-type="float" office:value="79.2" calcext:value-type="float">
            <text:p>79.2</text:p>
          </table:table-cell>
          <table:table-cell office:value-type="float" office:value="3.02" calcext:value-type="float">
            <text:p>3.02</text:p>
          </table:table-cell>
          <table:table-cell office:value-type="float" office:value="-4.255" calcext:value-type="float">
            <text:p>-4.255</text:p>
          </table:table-cell>
          <table:table-cell office:value-type="float" office:value="2.66287773901" calcext:value-type="float">
            <text:p>2.662877739</text:p>
          </table:table-cell>
          <table:table-cell office:value-type="float" office:value="-2.11326336861" calcext:value-type="float">
            <text:p>-2.1132633686</text:p>
          </table:table-cell>
        </table:table-row>
        <table:table-row table:style-name="ro1">
          <table:table-cell office:value-type="float" office:value="79.3" calcext:value-type="float">
            <text:p>79.3</text:p>
          </table:table-cell>
          <table:table-cell office:value-type="float" office:value="2.985" calcext:value-type="float">
            <text:p>2.985</text:p>
          </table:table-cell>
          <table:table-cell office:value-type="float" office:value="-4.302" calcext:value-type="float">
            <text:p>-4.302</text:p>
          </table:table-cell>
          <table:table-cell office:value-type="float" office:value="2.66082120299" calcext:value-type="float">
            <text:p>2.660821203</text:p>
          </table:table-cell>
          <table:table-cell office:value-type="float" office:value="-2.13268470764" calcext:value-type="float">
            <text:p>-2.1326847076</text:p>
          </table:table-cell>
        </table:table-row>
        <table:table-row table:style-name="ro1">
          <table:table-cell office:value-type="float" office:value="79.4" calcext:value-type="float">
            <text:p>79.4</text:p>
          </table:table-cell>
          <table:table-cell office:value-type="float" office:value="2.95" calcext:value-type="float">
            <text:p>2.95</text:p>
          </table:table-cell>
          <table:table-cell office:value-type="float" office:value="-4.348" calcext:value-type="float">
            <text:p>-4.348</text:p>
          </table:table-cell>
          <table:table-cell office:value-type="float" office:value="2.65885074014" calcext:value-type="float">
            <text:p>2.6588507401</text:p>
          </table:table-cell>
          <table:table-cell office:value-type="float" office:value="-2.15578341484" calcext:value-type="float">
            <text:p>-2.1557834148</text:p>
          </table:table-cell>
        </table:table-row>
        <table:table-row table:style-name="ro1">
          <table:table-cell office:value-type="float" office:value="79.5" calcext:value-type="float">
            <text:p>79.5</text:p>
          </table:table-cell>
          <table:table-cell office:value-type="float" office:value="2.917" calcext:value-type="float">
            <text:p>2.917</text:p>
          </table:table-cell>
          <table:table-cell office:value-type="float" office:value="-4.391" calcext:value-type="float">
            <text:p>-4.391</text:p>
          </table:table-cell>
          <table:table-cell office:value-type="float" office:value="2.65389699199" calcext:value-type="float">
            <text:p>2.653896992</text:p>
          </table:table-cell>
          <table:table-cell office:value-type="float" office:value="-2.17181444168" calcext:value-type="float">
            <text:p>-2.1718144417</text:p>
          </table:table-cell>
        </table:table-row>
        <table:table-row table:style-name="ro1">
          <table:table-cell office:value-type="float" office:value="79.6" calcext:value-type="float">
            <text:p>79.6</text:p>
          </table:table-cell>
          <table:table-cell office:value-type="float" office:value="2.887" calcext:value-type="float">
            <text:p>2.887</text:p>
          </table:table-cell>
          <table:table-cell office:value-type="float" office:value="-4.429" calcext:value-type="float">
            <text:p>-4.429</text:p>
          </table:table-cell>
          <table:table-cell office:value-type="float" office:value="2.64256438106" calcext:value-type="float">
            <text:p>2.6425643811</text:p>
          </table:table-cell>
          <table:table-cell office:value-type="float" office:value="-2.21293234825" calcext:value-type="float">
            <text:p>-2.2129323483</text:p>
          </table:table-cell>
        </table:table-row>
        <table:table-row table:style-name="ro1">
          <table:table-cell office:value-type="float" office:value="79.7" calcext:value-type="float">
            <text:p>79.7</text:p>
          </table:table-cell>
          <table:table-cell office:value-type="float" office:value="2.86" calcext:value-type="float">
            <text:p>2.86</text:p>
          </table:table-cell>
          <table:table-cell office:value-type="float" office:value="-4.462" calcext:value-type="float">
            <text:p>-4.462</text:p>
          </table:table-cell>
          <table:table-cell office:value-type="float" office:value="2.62482471962" calcext:value-type="float">
            <text:p>2.6248247196</text:p>
          </table:table-cell>
          <table:table-cell office:value-type="float" office:value="-2.26154351234" calcext:value-type="float">
            <text:p>-2.2615435123</text:p>
          </table:table-cell>
        </table:table-row>
        <table:table-row table:style-name="ro1">
          <table:table-cell office:value-type="float" office:value="79.8" calcext:value-type="float">
            <text:p>79.8</text:p>
          </table:table-cell>
          <table:table-cell office:value-type="float" office:value="2.836" calcext:value-type="float">
            <text:p>2.836</text:p>
          </table:table-cell>
          <table:table-cell office:value-type="float" office:value="-4.492" calcext:value-type="float">
            <text:p>-4.492</text:p>
          </table:table-cell>
          <table:table-cell office:value-type="float" office:value="2.60578995361" calcext:value-type="float">
            <text:p>2.6057899536</text:p>
          </table:table-cell>
          <table:table-cell office:value-type="float" office:value="-2.2800424099" calcext:value-type="float">
            <text:p>-2.2800424099</text:p>
          </table:table-cell>
        </table:table-row>
        <table:table-row table:style-name="ro1">
          <table:table-cell office:value-type="float" office:value="79.9" calcext:value-type="float">
            <text:p>79.9</text:p>
          </table:table-cell>
          <table:table-cell office:value-type="float" office:value="2.813" calcext:value-type="float">
            <text:p>2.813</text:p>
          </table:table-cell>
          <table:table-cell office:value-type="float" office:value="-4.52" calcext:value-type="float">
            <text:p>-4.52</text:p>
          </table:table-cell>
          <table:table-cell office:value-type="float" office:value="2.58764164309" calcext:value-type="float">
            <text:p>2.5876416431</text:p>
          </table:table-cell>
          <table:table-cell office:value-type="float" office:value="-2.29481959343" calcext:value-type="float">
            <text:p>-2.294819593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789" calcext:value-type="float">
            <text:p>2.789</text:p>
          </table:table-cell>
          <table:table-cell office:value-type="float" office:value="-4.546" calcext:value-type="float">
            <text:p>-4.546</text:p>
          </table:table-cell>
          <table:table-cell office:value-type="float" office:value="2.56941663144" calcext:value-type="float">
            <text:p>2.5694166314</text:p>
          </table:table-cell>
          <table:table-cell office:value-type="float" office:value="-2.30891180038" calcext:value-type="float">
            <text:p>-2.3089118004</text:p>
          </table:table-cell>
        </table:table-row>
        <table:table-row table:style-name="ro1">
          <table:table-cell office:value-type="float" office:value="80.1" calcext:value-type="float">
            <text:p>80.1</text:p>
          </table:table-cell>
          <table:table-cell office:value-type="float" office:value="2.765" calcext:value-type="float">
            <text:p>2.765</text:p>
          </table:table-cell>
          <table:table-cell office:value-type="float" office:value="-4.572" calcext:value-type="float">
            <text:p>-4.572</text:p>
          </table:table-cell>
          <table:table-cell office:value-type="float" office:value="2.55198553007" calcext:value-type="float">
            <text:p>2.5519855301</text:p>
          </table:table-cell>
          <table:table-cell office:value-type="float" office:value="-2.31811976433" calcext:value-type="float">
            <text:p>-2.3181197643</text:p>
          </table:table-cell>
        </table:table-row>
        <table:table-row table:style-name="ro1">
          <table:table-cell office:value-type="float" office:value="80.2" calcext:value-type="float">
            <text:p>80.2</text:p>
          </table:table-cell>
          <table:table-cell office:value-type="float" office:value="2.74" calcext:value-type="float">
            <text:p>2.74</text:p>
          </table:table-cell>
          <table:table-cell office:value-type="float" office:value="-4.598" calcext:value-type="float">
            <text:p>-4.598</text:p>
          </table:table-cell>
          <table:table-cell office:value-type="float" office:value="2.53681587221" calcext:value-type="float">
            <text:p>2.5368158722</text:p>
          </table:table-cell>
          <table:table-cell office:value-type="float" office:value="-2.32597112656" calcext:value-type="float">
            <text:p>-2.3259711266</text:p>
          </table:table-cell>
        </table:table-row>
        <table:table-row table:style-name="ro1">
          <table:table-cell office:value-type="float" office:value="80.3" calcext:value-type="float">
            <text:p>80.3</text:p>
          </table:table-cell>
          <table:table-cell office:value-type="float" office:value="2.716" calcext:value-type="float">
            <text:p>2.716</text:p>
          </table:table-cell>
          <table:table-cell office:value-type="float" office:value="-4.621" calcext:value-type="float">
            <text:p>-4.621</text:p>
          </table:table-cell>
          <table:table-cell office:value-type="float" office:value="2.52246092422" calcext:value-type="float">
            <text:p>2.5224609242</text:p>
          </table:table-cell>
          <table:table-cell office:value-type="float" office:value="-2.33221268654" calcext:value-type="float">
            <text:p>-2.3322126865</text:p>
          </table:table-cell>
        </table:table-row>
        <table:table-row table:style-name="ro1">
          <table:table-cell office:value-type="float" office:value="80.4" calcext:value-type="float">
            <text:p>80.4</text:p>
          </table:table-cell>
          <table:table-cell office:value-type="float" office:value="2.695" calcext:value-type="float">
            <text:p>2.695</text:p>
          </table:table-cell>
          <table:table-cell office:value-type="float" office:value="-4.639" calcext:value-type="float">
            <text:p>-4.639</text:p>
          </table:table-cell>
          <table:table-cell office:value-type="float" office:value="2.50509145745" calcext:value-type="float">
            <text:p>2.5050914575</text:p>
          </table:table-cell>
          <table:table-cell office:value-type="float" office:value="-2.33991003036" calcext:value-type="float">
            <text:p>-2.3399100304</text:p>
          </table:table-cell>
        </table:table-row>
        <table:table-row table:style-name="ro1">
          <table:table-cell office:value-type="float" office:value="80.5" calcext:value-type="float">
            <text:p>80.5</text:p>
          </table:table-cell>
          <table:table-cell office:value-type="float" office:value="2.676" calcext:value-type="float">
            <text:p>2.676</text:p>
          </table:table-cell>
          <table:table-cell office:value-type="float" office:value="-4.656" calcext:value-type="float">
            <text:p>-4.656</text:p>
          </table:table-cell>
          <table:table-cell office:value-type="float" office:value="2.48767098051" calcext:value-type="float">
            <text:p>2.4876709805</text:p>
          </table:table-cell>
          <table:table-cell office:value-type="float" office:value="-2.3491294384" calcext:value-type="float">
            <text:p>-2.3491294384</text:p>
          </table:table-cell>
        </table:table-row>
        <table:table-row table:style-name="ro1">
          <table:table-cell office:value-type="float" office:value="80.6" calcext:value-type="float">
            <text:p>80.6</text:p>
          </table:table-cell>
          <table:table-cell office:value-type="float" office:value="2.656" calcext:value-type="float">
            <text:p>2.656</text:p>
          </table:table-cell>
          <table:table-cell office:value-type="float" office:value="-4.672" calcext:value-type="float">
            <text:p>-4.672</text:p>
          </table:table-cell>
          <table:table-cell office:value-type="float" office:value="2.4788371079" calcext:value-type="float">
            <text:p>2.4788371079</text:p>
          </table:table-cell>
          <table:table-cell office:value-type="float" office:value="-2.35321450233" calcext:value-type="float">
            <text:p>-2.3532145023</text:p>
          </table:table-cell>
        </table:table-row>
        <table:table-row table:style-name="ro1">
          <table:table-cell office:value-type="float" office:value="80.7" calcext:value-type="float">
            <text:p>80.7</text:p>
          </table:table-cell>
          <table:table-cell office:value-type="float" office:value="2.637" calcext:value-type="float">
            <text:p>2.637</text:p>
          </table:table-cell>
          <table:table-cell office:value-type="float" office:value="-4.686" calcext:value-type="float">
            <text:p>-4.686</text:p>
          </table:table-cell>
          <table:table-cell office:value-type="float" office:value="2.46960207766" calcext:value-type="float">
            <text:p>2.4696020777</text:p>
          </table:table-cell>
          <table:table-cell office:value-type="float" office:value="-2.35202336311" calcext:value-type="float">
            <text:p>-2.3520233631</text:p>
          </table:table-cell>
        </table:table-row>
        <table:table-row table:style-name="ro1">
          <table:table-cell office:value-type="float" office:value="80.8" calcext:value-type="float">
            <text:p>80.8</text:p>
          </table:table-cell>
          <table:table-cell office:value-type="float" office:value="2.618" calcext:value-type="float">
            <text:p>2.618</text:p>
          </table:table-cell>
          <table:table-cell office:value-type="float" office:value="-4.699" calcext:value-type="float">
            <text:p>-4.699</text:p>
          </table:table-cell>
          <table:table-cell office:value-type="float" office:value="2.46333958864" calcext:value-type="float">
            <text:p>2.4633395886</text:p>
          </table:table-cell>
          <table:table-cell office:value-type="float" office:value="-2.35063433647" calcext:value-type="float">
            <text:p>-2.3506343365</text:p>
          </table:table-cell>
        </table:table-row>
        <table:table-row table:style-name="ro1">
          <table:table-cell office:value-type="float" office:value="80.9" calcext:value-type="float">
            <text:p>80.9</text:p>
          </table:table-cell>
          <table:table-cell office:value-type="float" office:value="2.602" calcext:value-type="float">
            <text:p>2.602</text:p>
          </table:table-cell>
          <table:table-cell office:value-type="float" office:value="-4.709" calcext:value-type="float">
            <text:p>-4.709</text:p>
          </table:table-cell>
          <table:table-cell office:value-type="float" office:value="2.45577137717" calcext:value-type="float">
            <text:p>2.4557713772</text:p>
          </table:table-cell>
          <table:table-cell office:value-type="float" office:value="-2.35196590424" calcext:value-type="float">
            <text:p>-2.351965904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.578" calcext:value-type="float">
            <text:p>2.578</text:p>
          </table:table-cell>
          <table:table-cell office:value-type="float" office:value="-4.722" calcext:value-type="float">
            <text:p>-4.722</text:p>
          </table:table-cell>
          <table:table-cell office:value-type="float" office:value="2.44785068723" calcext:value-type="float">
            <text:p>2.4478506872</text:p>
          </table:table-cell>
          <table:table-cell office:value-type="float" office:value="-2.35390782356" calcext:value-type="float">
            <text:p>-2.3539078236</text:p>
          </table:table-cell>
        </table:table-row>
        <table:table-row table:style-name="ro1">
          <table:table-cell office:value-type="float" office:value="81.1" calcext:value-type="float">
            <text:p>81.1</text:p>
          </table:table-cell>
          <table:table-cell office:value-type="float" office:value="2.555" calcext:value-type="float">
            <text:p>2.555</text:p>
          </table:table-cell>
          <table:table-cell office:value-type="float" office:value="-4.734" calcext:value-type="float">
            <text:p>-4.734</text:p>
          </table:table-cell>
          <table:table-cell office:value-type="float" office:value="2.43857475484" calcext:value-type="float">
            <text:p>2.4385747548</text:p>
          </table:table-cell>
          <table:table-cell office:value-type="float" office:value="-2.35571813583" calcext:value-type="float">
            <text:p>-2.3557181358</text:p>
          </table:table-cell>
        </table:table-row>
        <table:table-row table:style-name="ro1">
          <table:table-cell office:value-type="float" office:value="81.2" calcext:value-type="float">
            <text:p>81.2</text:p>
          </table:table-cell>
          <table:table-cell office:value-type="float" office:value="2.531" calcext:value-type="float">
            <text:p>2.531</text:p>
          </table:table-cell>
          <table:table-cell office:value-type="float" office:value="-4.745" calcext:value-type="float">
            <text:p>-4.745</text:p>
          </table:table-cell>
          <table:table-cell office:value-type="float" office:value="2.42833755528" calcext:value-type="float">
            <text:p>2.4283375553</text:p>
          </table:table-cell>
          <table:table-cell office:value-type="float" office:value="-2.35612177849" calcext:value-type="float">
            <text:p>-2.3561217785</text:p>
          </table:table-cell>
        </table:table-row>
        <table:table-row table:style-name="ro1">
          <table:table-cell office:value-type="float" office:value="81.3" calcext:value-type="float">
            <text:p>81.3</text:p>
          </table:table-cell>
          <table:table-cell office:value-type="float" office:value="2.507" calcext:value-type="float">
            <text:p>2.507</text:p>
          </table:table-cell>
          <table:table-cell office:value-type="float" office:value="-4.756" calcext:value-type="float">
            <text:p>-4.756</text:p>
          </table:table-cell>
          <table:table-cell office:value-type="float" office:value="2.42004326205" calcext:value-type="float">
            <text:p>2.4200432621</text:p>
          </table:table-cell>
          <table:table-cell office:value-type="float" office:value="-2.35911130905" calcext:value-type="float">
            <text:p>-2.3591113091</text:p>
          </table:table-cell>
        </table:table-row>
        <table:table-row table:style-name="ro1">
          <table:table-cell office:value-type="float" office:value="81.4" calcext:value-type="float">
            <text:p>81.4</text:p>
          </table:table-cell>
          <table:table-cell office:value-type="float" office:value="2.485" calcext:value-type="float">
            <text:p>2.485</text:p>
          </table:table-cell>
          <table:table-cell office:value-type="float" office:value="-4.765" calcext:value-type="float">
            <text:p>-4.765</text:p>
          </table:table-cell>
          <table:table-cell office:value-type="float" office:value="2.40443525971" calcext:value-type="float">
            <text:p>2.4044352597</text:p>
          </table:table-cell>
          <table:table-cell office:value-type="float" office:value="-2.36311674118" calcext:value-type="float">
            <text:p>-2.3631167412</text:p>
          </table:table-cell>
        </table:table-row>
        <table:table-row table:style-name="ro1">
          <table:table-cell office:value-type="float" office:value="81.5" calcext:value-type="float">
            <text:p>81.5</text:p>
          </table:table-cell>
          <table:table-cell office:value-type="float" office:value="2.466" calcext:value-type="float">
            <text:p>2.466</text:p>
          </table:table-cell>
          <table:table-cell office:value-type="float" office:value="-4.772" calcext:value-type="float">
            <text:p>-4.772</text:p>
          </table:table-cell>
          <table:table-cell office:value-type="float" office:value="2.38497851923" calcext:value-type="float">
            <text:p>2.3849785192</text:p>
          </table:table-cell>
          <table:table-cell office:value-type="float" office:value="-2.36808490753" calcext:value-type="float">
            <text:p>-2.3680849075</text:p>
          </table:table-cell>
        </table:table-row>
        <table:table-row table:style-name="ro1">
          <table:table-cell office:value-type="float" office:value="81.6" calcext:value-type="float">
            <text:p>81.6</text:p>
          </table:table-cell>
          <table:table-cell office:value-type="float" office:value="2.449" calcext:value-type="float">
            <text:p>2.449</text:p>
          </table:table-cell>
          <table:table-cell office:value-type="float" office:value="-4.777" calcext:value-type="float">
            <text:p>-4.777</text:p>
          </table:table-cell>
          <table:table-cell office:value-type="float" office:value="2.37178310937" calcext:value-type="float">
            <text:p>2.3717831094</text:p>
          </table:table-cell>
          <table:table-cell office:value-type="float" office:value="-2.36701321602" calcext:value-type="float">
            <text:p>-2.367013216</text:p>
          </table:table-cell>
        </table:table-row>
        <table:table-row table:style-name="ro1">
          <table:table-cell office:value-type="float" office:value="81.7" calcext:value-type="float">
            <text:p>81.7</text:p>
          </table:table-cell>
          <table:table-cell office:value-type="float" office:value="2.434" calcext:value-type="float">
            <text:p>2.434</text:p>
          </table:table-cell>
          <table:table-cell office:value-type="float" office:value="-4.782" calcext:value-type="float">
            <text:p>-4.782</text:p>
          </table:table-cell>
          <table:table-cell office:value-type="float" office:value="2.35961312537" calcext:value-type="float">
            <text:p>2.3596131254</text:p>
          </table:table-cell>
          <table:table-cell office:value-type="float" office:value="-2.36767220497" calcext:value-type="float">
            <text:p>-2.367672205</text:p>
          </table:table-cell>
        </table:table-row>
        <table:table-row table:style-name="ro1">
          <table:table-cell office:value-type="float" office:value="81.8" calcext:value-type="float">
            <text:p>81.8</text:p>
          </table:table-cell>
          <table:table-cell office:value-type="float" office:value="2.421" calcext:value-type="float">
            <text:p>2.421</text:p>
          </table:table-cell>
          <table:table-cell office:value-type="float" office:value="-4.786" calcext:value-type="float">
            <text:p>-4.786</text:p>
          </table:table-cell>
          <table:table-cell office:value-type="float" office:value="2.34927255426" calcext:value-type="float">
            <text:p>2.3492725543</text:p>
          </table:table-cell>
          <table:table-cell office:value-type="float" office:value="-2.36810398102" calcext:value-type="float">
            <text:p>-2.368103981</text:p>
          </table:table-cell>
        </table:table-row>
        <table:table-row table:style-name="ro1">
          <table:table-cell office:value-type="float" office:value="81.9" calcext:value-type="float">
            <text:p>81.9</text:p>
          </table:table-cell>
          <table:table-cell office:value-type="float" office:value="2.409" calcext:value-type="float">
            <text:p>2.409</text:p>
          </table:table-cell>
          <table:table-cell office:value-type="float" office:value="-4.789" calcext:value-type="float">
            <text:p>-4.789</text:p>
          </table:table-cell>
          <table:table-cell office:value-type="float" office:value="2.33839157536" calcext:value-type="float">
            <text:p>2.3383915754</text:p>
          </table:table-cell>
          <table:table-cell office:value-type="float" office:value="-2.36871862411" calcext:value-type="float">
            <text:p>-2.3687186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.395" calcext:value-type="float">
            <text:p>2.395</text:p>
          </table:table-cell>
          <table:table-cell office:value-type="float" office:value="-4.792" calcext:value-type="float">
            <text:p>-4.792</text:p>
          </table:table-cell>
          <table:table-cell office:value-type="float" office:value="2.33143146305" calcext:value-type="float">
            <text:p>2.3314314631</text:p>
          </table:table-cell>
          <table:table-cell office:value-type="float" office:value="-2.3706843853" calcext:value-type="float">
            <text:p>-2.3706843853</text:p>
          </table:table-cell>
        </table:table-row>
        <table:table-row table:style-name="ro1">
          <table:table-cell office:value-type="float" office:value="82.1" calcext:value-type="float">
            <text:p>82.1</text:p>
          </table:table-cell>
          <table:table-cell office:value-type="float" office:value="2.382" calcext:value-type="float">
            <text:p>2.382</text:p>
          </table:table-cell>
          <table:table-cell office:value-type="float" office:value="-4.795" calcext:value-type="float">
            <text:p>-4.795</text:p>
          </table:table-cell>
          <table:table-cell office:value-type="float" office:value="2.3230775112" calcext:value-type="float">
            <text:p>2.3230775112</text:p>
          </table:table-cell>
          <table:table-cell office:value-type="float" office:value="-2.36906957626" calcext:value-type="float">
            <text:p>-2.3690695763</text:p>
          </table:table-cell>
        </table:table-row>
        <table:table-row table:style-name="ro1">
          <table:table-cell office:value-type="float" office:value="82.2" calcext:value-type="float">
            <text:p>82.2</text:p>
          </table:table-cell>
          <table:table-cell office:value-type="float" office:value="2.367" calcext:value-type="float">
            <text:p>2.367</text:p>
          </table:table-cell>
          <table:table-cell office:value-type="float" office:value="-4.797" calcext:value-type="float">
            <text:p>-4.797</text:p>
          </table:table-cell>
          <table:table-cell office:value-type="float" office:value="2.31536187399" calcext:value-type="float">
            <text:p>2.315361874</text:p>
          </table:table-cell>
          <table:table-cell office:value-type="float" office:value="-2.36682248116" calcext:value-type="float">
            <text:p>-2.3668224812</text:p>
          </table:table-cell>
        </table:table-row>
        <table:table-row table:style-name="ro1">
          <table:table-cell office:value-type="float" office:value="82.3" calcext:value-type="float">
            <text:p>82.3</text:p>
          </table:table-cell>
          <table:table-cell office:value-type="float" office:value="2.352" calcext:value-type="float">
            <text:p>2.352</text:p>
          </table:table-cell>
          <table:table-cell office:value-type="float" office:value="-4.799" calcext:value-type="float">
            <text:p>-4.799</text:p>
          </table:table-cell>
          <table:table-cell office:value-type="float" office:value="2.30980767868" calcext:value-type="float">
            <text:p>2.3098076787</text:p>
          </table:table-cell>
          <table:table-cell office:value-type="float" office:value="-2.3670258522" calcext:value-type="float">
            <text:p>-2.3670258522</text:p>
          </table:table-cell>
        </table:table-row>
        <table:table-row table:style-name="ro1">
          <table:table-cell office:value-type="float" office:value="82.4" calcext:value-type="float">
            <text:p>82.4</text:p>
          </table:table-cell>
          <table:table-cell office:value-type="float" office:value="2.337" calcext:value-type="float">
            <text:p>2.337</text:p>
          </table:table-cell>
          <table:table-cell office:value-type="float" office:value="-4.801" calcext:value-type="float">
            <text:p>-4.801</text:p>
          </table:table-cell>
          <table:table-cell office:value-type="float" office:value="2.30376309289" calcext:value-type="float">
            <text:p>2.3037630929</text:p>
          </table:table-cell>
          <table:table-cell office:value-type="float" office:value="-2.36636161804" calcext:value-type="float">
            <text:p>-2.366361618</text:p>
          </table:table-cell>
        </table:table-row>
        <table:table-row table:style-name="ro1">
          <table:table-cell office:value-type="float" office:value="82.5" calcext:value-type="float">
            <text:p>82.5</text:p>
          </table:table-cell>
          <table:table-cell office:value-type="float" office:value="2.322" calcext:value-type="float">
            <text:p>2.322</text:p>
          </table:table-cell>
          <table:table-cell office:value-type="float" office:value="-4.802" calcext:value-type="float">
            <text:p>-4.802</text:p>
          </table:table-cell>
          <table:table-cell office:value-type="float" office:value="2.29541899117" calcext:value-type="float">
            <text:p>2.2954189912</text:p>
          </table:table-cell>
          <table:table-cell office:value-type="float" office:value="-2.36536550522" calcext:value-type="float">
            <text:p>-2.3653655052</text:p>
          </table:table-cell>
        </table:table-row>
        <table:table-row table:style-name="ro1">
          <table:table-cell office:value-type="float" office:value="82.6" calcext:value-type="float">
            <text:p>82.6</text:p>
          </table:table-cell>
          <table:table-cell office:value-type="float" office:value="2.307" calcext:value-type="float">
            <text:p>2.307</text:p>
          </table:table-cell>
          <table:table-cell office:value-type="float" office:value="-4.803" calcext:value-type="float">
            <text:p>-4.803</text:p>
          </table:table-cell>
          <table:table-cell office:value-type="float" office:value="2.28783142924" calcext:value-type="float">
            <text:p>2.2878314292</text:p>
          </table:table-cell>
          <table:table-cell office:value-type="float" office:value="-2.36339235306" calcext:value-type="float">
            <text:p>-2.3633923531</text:p>
          </table:table-cell>
        </table:table-row>
        <table:table-row table:style-name="ro1">
          <table:table-cell office:value-type="float" office:value="82.7" calcext:value-type="float">
            <text:p>82.7</text:p>
          </table:table-cell>
          <table:table-cell office:value-type="float" office:value="2.291" calcext:value-type="float">
            <text:p>2.291</text:p>
          </table:table-cell>
          <table:table-cell office:value-type="float" office:value="-4.803" calcext:value-type="float">
            <text:p>-4.803</text:p>
          </table:table-cell>
          <table:table-cell office:value-type="float" office:value="2.28151704161" calcext:value-type="float">
            <text:p>2.2815170416</text:p>
          </table:table-cell>
          <table:table-cell office:value-type="float" office:value="-2.36267638206" calcext:value-type="float">
            <text:p>-2.3626763821</text:p>
          </table:table-cell>
        </table:table-row>
        <table:table-row table:style-name="ro1">
          <table:table-cell office:value-type="float" office:value="82.8" calcext:value-type="float">
            <text:p>82.8</text:p>
          </table:table-cell>
          <table:table-cell office:value-type="float" office:value="2.276" calcext:value-type="float">
            <text:p>2.276</text:p>
          </table:table-cell>
          <table:table-cell office:value-type="float" office:value="-4.803" calcext:value-type="float">
            <text:p>-4.803</text:p>
          </table:table-cell>
          <table:table-cell office:value-type="float" office:value="2.27637527364" calcext:value-type="float">
            <text:p>2.2763752736</text:p>
          </table:table-cell>
          <table:table-cell office:value-type="float" office:value="-2.36215949059" calcext:value-type="float">
            <text:p>-2.3621594906</text:p>
          </table:table-cell>
        </table:table-row>
        <table:table-row table:style-name="ro1">
          <table:table-cell office:value-type="float" office:value="82.9" calcext:value-type="float">
            <text:p>82.9</text:p>
          </table:table-cell>
          <table:table-cell office:value-type="float" office:value="2.26" calcext:value-type="float">
            <text:p>2.26</text:p>
          </table:table-cell>
          <table:table-cell office:value-type="float" office:value="-4.802" calcext:value-type="float">
            <text:p>-4.802</text:p>
          </table:table-cell>
          <table:table-cell office:value-type="float" office:value="2.27159507717" calcext:value-type="float">
            <text:p>2.2715950772</text:p>
          </table:table-cell>
          <table:table-cell office:value-type="float" office:value="-2.36055135727" calcext:value-type="float">
            <text:p>-2.36055135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.243" calcext:value-type="float">
            <text:p>2.243</text:p>
          </table:table-cell>
          <table:table-cell office:value-type="float" office:value="-4.801" calcext:value-type="float">
            <text:p>-4.801</text:p>
          </table:table-cell>
          <table:table-cell office:value-type="float" office:value="2.26745064576" calcext:value-type="float">
            <text:p>2.2674506458</text:p>
          </table:table-cell>
          <table:table-cell office:value-type="float" office:value="-2.35971808434" calcext:value-type="float">
            <text:p>-2.3597180843</text:p>
          </table:table-cell>
        </table:table-row>
        <table:table-row table:style-name="ro1">
          <table:table-cell office:value-type="float" office:value="83.1" calcext:value-type="float">
            <text:p>83.1</text:p>
          </table:table-cell>
          <table:table-cell office:value-type="float" office:value="2.226" calcext:value-type="float">
            <text:p>2.226</text:p>
          </table:table-cell>
          <table:table-cell office:value-type="float" office:value="-4.8" calcext:value-type="float">
            <text:p>-4.8</text:p>
          </table:table-cell>
          <table:table-cell office:value-type="float" office:value="2.26188712199" calcext:value-type="float">
            <text:p>2.261887122</text:p>
          </table:table-cell>
          <table:table-cell office:value-type="float" office:value="-2.35886502266" calcext:value-type="float">
            <text:p>-2.3588650227</text:p>
          </table:table-cell>
        </table:table-row>
        <table:table-row table:style-name="ro1">
          <table:table-cell office:value-type="float" office:value="83.2" calcext:value-type="float">
            <text:p>83.2</text:p>
          </table:table-cell>
          <table:table-cell office:value-type="float" office:value="2.208" calcext:value-type="float">
            <text:p>2.208</text:p>
          </table:table-cell>
          <table:table-cell office:value-type="float" office:value="-4.797" calcext:value-type="float">
            <text:p>-4.797</text:p>
          </table:table-cell>
          <table:table-cell office:value-type="float" office:value="2.25707265122" calcext:value-type="float">
            <text:p>2.2570726512</text:p>
          </table:table-cell>
          <table:table-cell office:value-type="float" office:value="-2.35728812218" calcext:value-type="float">
            <text:p>-2.3572881222</text:p>
          </table:table-cell>
        </table:table-row>
        <table:table-row table:style-name="ro1">
          <table:table-cell office:value-type="float" office:value="83.3" calcext:value-type="float">
            <text:p>83.3</text:p>
          </table:table-cell>
          <table:table-cell office:value-type="float" office:value="2.184" calcext:value-type="float">
            <text:p>2.184</text:p>
          </table:table-cell>
          <table:table-cell office:value-type="float" office:value="-4.793" calcext:value-type="float">
            <text:p>-4.793</text:p>
          </table:table-cell>
          <table:table-cell office:value-type="float" office:value="2.25373634047" calcext:value-type="float">
            <text:p>2.2537363405</text:p>
          </table:table-cell>
          <table:table-cell office:value-type="float" office:value="-2.35492634773" calcext:value-type="float">
            <text:p>-2.3549263477</text:p>
          </table:table-cell>
        </table:table-row>
        <table:table-row table:style-name="ro1">
          <table:table-cell office:value-type="float" office:value="83.4" calcext:value-type="float">
            <text:p>83.4</text:p>
          </table:table-cell>
          <table:table-cell office:value-type="float" office:value="2.167" calcext:value-type="float">
            <text:p>2.167</text:p>
          </table:table-cell>
          <table:table-cell office:value-type="float" office:value="-4.79" calcext:value-type="float">
            <text:p>-4.79</text:p>
          </table:table-cell>
          <table:table-cell office:value-type="float" office:value="2.24869566162" calcext:value-type="float">
            <text:p>2.2486956616</text:p>
          </table:table-cell>
          <table:table-cell office:value-type="float" office:value="-2.35039973259" calcext:value-type="float">
            <text:p>-2.3503997326</text:p>
          </table:table-cell>
        </table:table-row>
        <table:table-row table:style-name="ro1">
          <table:table-cell office:value-type="float" office:value="83.5" calcext:value-type="float">
            <text:p>83.5</text:p>
          </table:table-cell>
          <table:table-cell office:value-type="float" office:value="2.144" calcext:value-type="float">
            <text:p>2.144</text:p>
          </table:table-cell>
          <table:table-cell office:value-type="float" office:value="-4.785" calcext:value-type="float">
            <text:p>-4.785</text:p>
          </table:table-cell>
          <table:table-cell office:value-type="float" office:value="2.23976419426" calcext:value-type="float">
            <text:p>2.2397641943</text:p>
          </table:table-cell>
          <table:table-cell office:value-type="float" office:value="-2.34830188751" calcext:value-type="float">
            <text:p>-2.3483018875</text:p>
          </table:table-cell>
        </table:table-row>
        <table:table-row table:style-name="ro1">
          <table:table-cell office:value-type="float" office:value="83.6" calcext:value-type="float">
            <text:p>83.6</text:p>
          </table:table-cell>
          <table:table-cell office:value-type="float" office:value="2.12" calcext:value-type="float">
            <text:p>2.12</text:p>
          </table:table-cell>
          <table:table-cell office:value-type="float" office:value="-4.779" calcext:value-type="float">
            <text:p>-4.779</text:p>
          </table:table-cell>
          <table:table-cell office:value-type="float" office:value="2.23225867187" calcext:value-type="float">
            <text:p>2.2322586719</text:p>
          </table:table-cell>
          <table:table-cell office:value-type="float" office:value="-2.34643745422" calcext:value-type="float">
            <text:p>-2.3464374542</text:p>
          </table:table-cell>
        </table:table-row>
        <table:table-row table:style-name="ro1">
          <table:table-cell office:value-type="float" office:value="83.7" calcext:value-type="float">
            <text:p>83.7</text:p>
          </table:table-cell>
          <table:table-cell office:value-type="float" office:value="2.089" calcext:value-type="float">
            <text:p>2.089</text:p>
          </table:table-cell>
          <table:table-cell office:value-type="float" office:value="-4.77" calcext:value-type="float">
            <text:p>-4.77</text:p>
          </table:table-cell>
          <table:table-cell office:value-type="float" office:value="2.22626482581" calcext:value-type="float">
            <text:p>2.2262648258</text:p>
          </table:table-cell>
          <table:table-cell office:value-type="float" office:value="-2.343323946" calcext:value-type="float">
            <text:p>-2.343323946</text:p>
          </table:table-cell>
        </table:table-row>
        <table:table-row table:style-name="ro1">
          <table:table-cell office:value-type="float" office:value="83.8" calcext:value-type="float">
            <text:p>83.8</text:p>
          </table:table-cell>
          <table:table-cell office:value-type="float" office:value="2.061" calcext:value-type="float">
            <text:p>2.061</text:p>
          </table:table-cell>
          <table:table-cell office:value-type="float" office:value="-4.76" calcext:value-type="float">
            <text:p>-4.76</text:p>
          </table:table-cell>
          <table:table-cell office:value-type="float" office:value="2.22102211889" calcext:value-type="float">
            <text:p>2.2210221189</text:p>
          </table:table-cell>
          <table:table-cell office:value-type="float" office:value="-2.33956956863" calcext:value-type="float">
            <text:p>-2.3395695686</text:p>
          </table:table-cell>
        </table:table-row>
        <table:table-row table:style-name="ro1">
          <table:table-cell office:value-type="float" office:value="83.9" calcext:value-type="float">
            <text:p>83.9</text:p>
          </table:table-cell>
          <table:table-cell office:value-type="float" office:value="2.033" calcext:value-type="float">
            <text:p>2.033</text:p>
          </table:table-cell>
          <table:table-cell office:value-type="float" office:value="-4.75" calcext:value-type="float">
            <text:p>-4.75</text:p>
          </table:table-cell>
          <table:table-cell office:value-type="float" office:value="2.21400378112" calcext:value-type="float">
            <text:p>2.2140037811</text:p>
          </table:table-cell>
          <table:table-cell office:value-type="float" office:value="-2.3376455307" calcext:value-type="float">
            <text:p>-2.337645530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.003" calcext:value-type="float">
            <text:p>2.003</text:p>
          </table:table-cell>
          <table:table-cell office:value-type="float" office:value="-4.738" calcext:value-type="float">
            <text:p>-4.738</text:p>
          </table:table-cell>
          <table:table-cell office:value-type="float" office:value="2.20469262864" calcext:value-type="float">
            <text:p>2.2046926286</text:p>
          </table:table-cell>
          <table:table-cell office:value-type="float" office:value="-2.3377096653" calcext:value-type="float">
            <text:p>-2.3377096653</text:p>
          </table:table-cell>
        </table:table-row>
        <table:table-row table:style-name="ro1">
          <table:table-cell office:value-type="float" office:value="84.1" calcext:value-type="float">
            <text:p>84.1</text:p>
          </table:table-cell>
          <table:table-cell office:value-type="float" office:value="1.97" calcext:value-type="float">
            <text:p>1.97</text:p>
          </table:table-cell>
          <table:table-cell office:value-type="float" office:value="-4.724" calcext:value-type="float">
            <text:p>-4.724</text:p>
          </table:table-cell>
          <table:table-cell office:value-type="float" office:value="2.19169485568" calcext:value-type="float">
            <text:p>2.1916948557</text:p>
          </table:table-cell>
          <table:table-cell office:value-type="float" office:value="-2.33759045601" calcext:value-type="float">
            <text:p>-2.337590456</text:p>
          </table:table-cell>
        </table:table-row>
        <table:table-row table:style-name="ro1">
          <table:table-cell office:value-type="float" office:value="84.2" calcext:value-type="float">
            <text:p>84.2</text:p>
          </table:table-cell>
          <table:table-cell office:value-type="float" office:value="1.936" calcext:value-type="float">
            <text:p>1.936</text:p>
          </table:table-cell>
          <table:table-cell office:value-type="float" office:value="-4.708" calcext:value-type="float">
            <text:p>-4.708</text:p>
          </table:table-cell>
          <table:table-cell office:value-type="float" office:value="2.17801984179" calcext:value-type="float">
            <text:p>2.1780198418</text:p>
          </table:table-cell>
          <table:table-cell office:value-type="float" office:value="-2.33803129196" calcext:value-type="float">
            <text:p>-2.338031292</text:p>
          </table:table-cell>
        </table:table-row>
        <table:table-row table:style-name="ro1">
          <table:table-cell office:value-type="float" office:value="84.3" calcext:value-type="float">
            <text:p>84.3</text:p>
          </table:table-cell>
          <table:table-cell office:value-type="float" office:value="1.906" calcext:value-type="float">
            <text:p>1.906</text:p>
          </table:table-cell>
          <table:table-cell office:value-type="float" office:value="-4.693" calcext:value-type="float">
            <text:p>-4.693</text:p>
          </table:table-cell>
          <table:table-cell office:value-type="float" office:value="2.17022590409" calcext:value-type="float">
            <text:p>2.1702259041</text:p>
          </table:table-cell>
          <table:table-cell office:value-type="float" office:value="-2.33774065971" calcext:value-type="float">
            <text:p>-2.3377406597</text:p>
          </table:table-cell>
        </table:table-row>
        <table:table-row table:style-name="ro1">
          <table:table-cell office:value-type="float" office:value="84.4" calcext:value-type="float">
            <text:p>84.4</text:p>
          </table:table-cell>
          <table:table-cell office:value-type="float" office:value="1.859" calcext:value-type="float">
            <text:p>1.859</text:p>
          </table:table-cell>
          <table:table-cell office:value-type="float" office:value="-4.667" calcext:value-type="float">
            <text:p>-4.667</text:p>
          </table:table-cell>
          <table:table-cell office:value-type="float" office:value="2.16200089792" calcext:value-type="float">
            <text:p>2.1620008979</text:p>
          </table:table-cell>
          <table:table-cell office:value-type="float" office:value="-2.33885407448" calcext:value-type="float">
            <text:p>-2.3388540745</text:p>
          </table:table-cell>
        </table:table-row>
        <table:table-row table:style-name="ro1">
          <table:table-cell office:value-type="float" office:value="84.5" calcext:value-type="float">
            <text:p>84.5</text:p>
          </table:table-cell>
          <table:table-cell office:value-type="float" office:value="1.818" calcext:value-type="float">
            <text:p>1.818</text:p>
          </table:table-cell>
          <table:table-cell office:value-type="float" office:value="-4.644" calcext:value-type="float">
            <text:p>-4.644</text:p>
          </table:table-cell>
          <table:table-cell office:value-type="float" office:value="2.15469713687" calcext:value-type="float">
            <text:p>2.1546971369</text:p>
          </table:table-cell>
          <table:table-cell office:value-type="float" office:value="-2.3374774456" calcext:value-type="float">
            <text:p>-2.3374774456</text:p>
          </table:table-cell>
        </table:table-row>
        <table:table-row table:style-name="ro1">
          <table:table-cell office:value-type="float" office:value="84.6" calcext:value-type="float">
            <text:p>84.6</text:p>
          </table:table-cell>
          <table:table-cell office:value-type="float" office:value="1.775" calcext:value-type="float">
            <text:p>1.775</text:p>
          </table:table-cell>
          <table:table-cell office:value-type="float" office:value="-4.618" calcext:value-type="float">
            <text:p>-4.618</text:p>
          </table:table-cell>
          <table:table-cell office:value-type="float" office:value="2.14853737519" calcext:value-type="float">
            <text:p>2.1485373752</text:p>
          </table:table-cell>
          <table:table-cell office:value-type="float" office:value="-2.33492088318" calcext:value-type="float">
            <text:p>-2.3349208832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1.733" calcext:value-type="float">
            <text:p>1.733</text:p>
          </table:table-cell>
          <table:table-cell office:value-type="float" office:value="-4.591" calcext:value-type="float">
            <text:p>-4.591</text:p>
          </table:table-cell>
          <table:table-cell office:value-type="float" office:value="2.13664684274" calcext:value-type="float">
            <text:p>2.1366468427</text:p>
          </table:table-cell>
          <table:table-cell office:value-type="float" office:value="-2.33297085762" calcext:value-type="float">
            <text:p>-2.3329708576</text:p>
          </table:table-cell>
        </table:table-row>
        <table:table-row table:style-name="ro1">
          <table:table-cell office:value-type="float" office:value="84.8" calcext:value-type="float">
            <text:p>84.8</text:p>
          </table:table-cell>
          <table:table-cell office:value-type="float" office:value="1.691" calcext:value-type="float">
            <text:p>1.691</text:p>
          </table:table-cell>
          <table:table-cell office:value-type="float" office:value="-4.564" calcext:value-type="float">
            <text:p>-4.564</text:p>
          </table:table-cell>
          <table:table-cell office:value-type="float" office:value="2.12299488274" calcext:value-type="float">
            <text:p>2.1229948827</text:p>
          </table:table-cell>
          <table:table-cell office:value-type="float" office:value="-2.32933521271" calcext:value-type="float">
            <text:p>-2.3293352127</text:p>
          </table:table-cell>
        </table:table-row>
        <table:table-row table:style-name="ro1">
          <table:table-cell office:value-type="float" office:value="84.9" calcext:value-type="float">
            <text:p>84.9</text:p>
          </table:table-cell>
          <table:table-cell office:value-type="float" office:value="1.65" calcext:value-type="float">
            <text:p>1.65</text:p>
          </table:table-cell>
          <table:table-cell office:value-type="float" office:value="-4.535" calcext:value-type="float">
            <text:p>-4.535</text:p>
          </table:table-cell>
          <table:table-cell office:value-type="float" office:value="2.11569878633" calcext:value-type="float">
            <text:p>2.1156987863</text:p>
          </table:table-cell>
          <table:table-cell office:value-type="float" office:value="-2.32319355011" calcext:value-type="float">
            <text:p>-2.323193550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.61" calcext:value-type="float">
            <text:p>1.61</text:p>
          </table:table-cell>
          <table:table-cell office:value-type="float" office:value="-4.506" calcext:value-type="float">
            <text:p>-4.506</text:p>
          </table:table-cell>
          <table:table-cell office:value-type="float" office:value="2.11221379741" calcext:value-type="float">
            <text:p>2.1122137974</text:p>
          </table:table-cell>
          <table:table-cell office:value-type="float" office:value="-2.31648468971" calcext:value-type="float">
            <text:p>-2.3164846897</text:p>
          </table:table-cell>
        </table:table-row>
        <table:table-row table:style-name="ro1">
          <table:table-cell office:value-type="float" office:value="85.1" calcext:value-type="float">
            <text:p>85.1</text:p>
          </table:table-cell>
          <table:table-cell office:value-type="float" office:value="1.572" calcext:value-type="float">
            <text:p>1.572</text:p>
          </table:table-cell>
          <table:table-cell office:value-type="float" office:value="-4.477" calcext:value-type="float">
            <text:p>-4.477</text:p>
          </table:table-cell>
          <table:table-cell office:value-type="float" office:value="2.10922442856" calcext:value-type="float">
            <text:p>2.1092244286</text:p>
          </table:table-cell>
          <table:table-cell office:value-type="float" office:value="-2.30879116058" calcext:value-type="float">
            <text:p>-2.3087911606</text:p>
          </table:table-cell>
        </table:table-row>
        <table:table-row table:style-name="ro1">
          <table:table-cell office:value-type="float" office:value="85.2" calcext:value-type="float">
            <text:p>85.2</text:p>
          </table:table-cell>
          <table:table-cell office:value-type="float" office:value="1.534" calcext:value-type="float">
            <text:p>1.534</text:p>
          </table:table-cell>
          <table:table-cell office:value-type="float" office:value="-4.447" calcext:value-type="float">
            <text:p>-4.447</text:p>
          </table:table-cell>
          <table:table-cell office:value-type="float" office:value="2.10626133374" calcext:value-type="float">
            <text:p>2.1062613337</text:p>
          </table:table-cell>
          <table:table-cell office:value-type="float" office:value="-2.29964351654" calcext:value-type="float">
            <text:p>-2.2996435165</text:p>
          </table:table-cell>
        </table:table-row>
        <table:table-row table:style-name="ro1">
          <table:table-cell office:value-type="float" office:value="85.3" calcext:value-type="float">
            <text:p>85.3</text:p>
          </table:table-cell>
          <table:table-cell office:value-type="float" office:value="1.498" calcext:value-type="float">
            <text:p>1.498</text:p>
          </table:table-cell>
          <table:table-cell office:value-type="float" office:value="-4.417" calcext:value-type="float">
            <text:p>-4.417</text:p>
          </table:table-cell>
          <table:table-cell office:value-type="float" office:value="2.09526222348" calcext:value-type="float">
            <text:p>2.0952622235</text:p>
          </table:table-cell>
          <table:table-cell office:value-type="float" office:value="-2.28909945488" calcext:value-type="float">
            <text:p>-2.2890994549</text:p>
          </table:table-cell>
        </table:table-row>
        <table:table-row table:style-name="ro1">
          <table:table-cell office:value-type="float" office:value="85.4" calcext:value-type="float">
            <text:p>85.4</text:p>
          </table:table-cell>
          <table:table-cell office:value-type="float" office:value="1.463" calcext:value-type="float">
            <text:p>1.463</text:p>
          </table:table-cell>
          <table:table-cell office:value-type="float" office:value="-4.387" calcext:value-type="float">
            <text:p>-4.387</text:p>
          </table:table-cell>
          <table:table-cell office:value-type="float" office:value="2.06089778358" calcext:value-type="float">
            <text:p>2.0608977836</text:p>
          </table:table-cell>
          <table:table-cell office:value-type="float" office:value="-2.2777223587" calcext:value-type="float">
            <text:p>-2.2777223587</text:p>
          </table:table-cell>
        </table:table-row>
        <table:table-row table:style-name="ro1">
          <table:table-cell office:value-type="float" office:value="85.5" calcext:value-type="float">
            <text:p>85.5</text:p>
          </table:table-cell>
          <table:table-cell office:value-type="float" office:value="1.427" calcext:value-type="float">
            <text:p>1.427</text:p>
          </table:table-cell>
          <table:table-cell office:value-type="float" office:value="-4.355" calcext:value-type="float">
            <text:p>-4.355</text:p>
          </table:table-cell>
          <table:table-cell office:value-type="float" office:value="2.0394470291" calcext:value-type="float">
            <text:p>2.0394470291</text:p>
          </table:table-cell>
          <table:table-cell office:value-type="float" office:value="-2.27934718132" calcext:value-type="float">
            <text:p>-2.2793471813</text:p>
          </table:table-cell>
        </table:table-row>
        <table:table-row table:style-name="ro1">
          <table:table-cell office:value-type="float" office:value="85.6" calcext:value-type="float">
            <text:p>85.6</text:p>
          </table:table-cell>
          <table:table-cell office:value-type="float" office:value="1.39" calcext:value-type="float">
            <text:p>1.39</text:p>
          </table:table-cell>
          <table:table-cell office:value-type="float" office:value="-4.32" calcext:value-type="float">
            <text:p>-4.32</text:p>
          </table:table-cell>
          <table:table-cell office:value-type="float" office:value="2.02569167358" calcext:value-type="float">
            <text:p>2.0256916736</text:p>
          </table:table-cell>
          <table:table-cell office:value-type="float" office:value="-2.28246998787" calcext:value-type="float">
            <text:p>-2.2824699879</text:p>
          </table:table-cell>
        </table:table-row>
        <table:table-row table:style-name="ro1">
          <table:table-cell office:value-type="float" office:value="85.7" calcext:value-type="float">
            <text:p>85.7</text:p>
          </table:table-cell>
          <table:table-cell office:value-type="float" office:value="1.351" calcext:value-type="float">
            <text:p>1.351</text:p>
          </table:table-cell>
          <table:table-cell office:value-type="float" office:value="-4.283" calcext:value-type="float">
            <text:p>-4.283</text:p>
          </table:table-cell>
          <table:table-cell office:value-type="float" office:value="2.0137086787" calcext:value-type="float">
            <text:p>2.0137086787</text:p>
          </table:table-cell>
          <table:table-cell office:value-type="float" office:value="-2.28687572479" calcext:value-type="float">
            <text:p>-2.2868757248</text:p>
          </table:table-cell>
        </table:table-row>
        <table:table-row table:style-name="ro1">
          <table:table-cell office:value-type="float" office:value="85.8" calcext:value-type="float">
            <text:p>85.8</text:p>
          </table:table-cell>
          <table:table-cell office:value-type="float" office:value="1.313" calcext:value-type="float">
            <text:p>1.313</text:p>
          </table:table-cell>
          <table:table-cell office:value-type="float" office:value="-4.245" calcext:value-type="float">
            <text:p>-4.245</text:p>
          </table:table-cell>
          <table:table-cell office:value-type="float" office:value="1.99864949822" calcext:value-type="float">
            <text:p>1.9986494982</text:p>
          </table:table-cell>
          <table:table-cell office:value-type="float" office:value="-2.28645515442" calcext:value-type="float">
            <text:p>-2.2864551544</text:p>
          </table:table-cell>
        </table:table-row>
        <table:table-row table:style-name="ro1">
          <table:table-cell office:value-type="float" office:value="85.9" calcext:value-type="float">
            <text:p>85.9</text:p>
          </table:table-cell>
          <table:table-cell office:value-type="float" office:value="1.276" calcext:value-type="float">
            <text:p>1.276</text:p>
          </table:table-cell>
          <table:table-cell office:value-type="float" office:value="-4.208" calcext:value-type="float">
            <text:p>-4.208</text:p>
          </table:table-cell>
          <table:table-cell office:value-type="float" office:value="1.98291692043" calcext:value-type="float">
            <text:p>1.9829169204</text:p>
          </table:table-cell>
          <table:table-cell office:value-type="float" office:value="-2.283867836" calcext:value-type="float">
            <text:p>-2.28386783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.24" calcext:value-type="float">
            <text:p>1.24</text:p>
          </table:table-cell>
          <table:table-cell office:value-type="float" office:value="-4.172" calcext:value-type="float">
            <text:p>-4.172</text:p>
          </table:table-cell>
          <table:table-cell office:value-type="float" office:value="1.95516820964" calcext:value-type="float">
            <text:p>1.9551682096</text:p>
          </table:table-cell>
          <table:table-cell office:value-type="float" office:value="-2.27770280838" calcext:value-type="float">
            <text:p>-2.2777028084</text:p>
          </table:table-cell>
        </table:table-row>
        <table:table-row table:style-name="ro1">
          <table:table-cell office:value-type="float" office:value="86.1" calcext:value-type="float">
            <text:p>86.1</text:p>
          </table:table-cell>
          <table:table-cell office:value-type="float" office:value="1.207" calcext:value-type="float">
            <text:p>1.207</text:p>
          </table:table-cell>
          <table:table-cell office:value-type="float" office:value="-4.137" calcext:value-type="float">
            <text:p>-4.137</text:p>
          </table:table-cell>
          <table:table-cell office:value-type="float" office:value="1.94592180005" calcext:value-type="float">
            <text:p>1.9459218001</text:p>
          </table:table-cell>
          <table:table-cell office:value-type="float" office:value="-2.2794008255" calcext:value-type="float">
            <text:p>-2.2794008255</text:p>
          </table:table-cell>
        </table:table-row>
        <table:table-row table:style-name="ro1">
          <table:table-cell office:value-type="float" office:value="86.2" calcext:value-type="float">
            <text:p>86.2</text:p>
          </table:table-cell>
          <table:table-cell office:value-type="float" office:value="1.175" calcext:value-type="float">
            <text:p>1.175</text:p>
          </table:table-cell>
          <table:table-cell office:value-type="float" office:value="-4.104" calcext:value-type="float">
            <text:p>-4.104</text:p>
          </table:table-cell>
          <table:table-cell office:value-type="float" office:value="1.93761604355" calcext:value-type="float">
            <text:p>1.9376160436</text:p>
          </table:table-cell>
          <table:table-cell office:value-type="float" office:value="-2.28053498268" calcext:value-type="float">
            <text:p>-2.2805349827</text:p>
          </table:table-cell>
        </table:table-row>
        <table:table-row table:style-name="ro1">
          <table:table-cell office:value-type="float" office:value="86.3" calcext:value-type="float">
            <text:p>86.3</text:p>
          </table:table-cell>
          <table:table-cell office:value-type="float" office:value="1.143" calcext:value-type="float">
            <text:p>1.143</text:p>
          </table:table-cell>
          <table:table-cell office:value-type="float" office:value="-4.071" calcext:value-type="float">
            <text:p>-4.071</text:p>
          </table:table-cell>
          <table:table-cell office:value-type="float" office:value="1.92163174666" calcext:value-type="float">
            <text:p>1.9216317467</text:p>
          </table:table-cell>
          <table:table-cell office:value-type="float" office:value="-2.28179335594" calcext:value-type="float">
            <text:p>-2.2817933559</text:p>
          </table:table-cell>
        </table:table-row>
        <table:table-row table:style-name="ro1">
          <table:table-cell office:value-type="float" office:value="86.4" calcext:value-type="float">
            <text:p>86.4</text:p>
          </table:table-cell>
          <table:table-cell office:value-type="float" office:value="1.112" calcext:value-type="float">
            <text:p>1.112</text:p>
          </table:table-cell>
          <table:table-cell office:value-type="float" office:value="-4.038" calcext:value-type="float">
            <text:p>-4.038</text:p>
          </table:table-cell>
          <table:table-cell office:value-type="float" office:value="1.90829655244" calcext:value-type="float">
            <text:p>1.9082965524</text:p>
          </table:table-cell>
          <table:table-cell office:value-type="float" office:value="-2.28215432167" calcext:value-type="float">
            <text:p>-2.2821543217</text:p>
          </table:table-cell>
        </table:table-row>
        <table:table-row table:style-name="ro1">
          <table:table-cell office:value-type="float" office:value="86.5" calcext:value-type="float">
            <text:p>86.5</text:p>
          </table:table-cell>
          <table:table-cell office:value-type="float" office:value="1.081" calcext:value-type="float">
            <text:p>1.081</text:p>
          </table:table-cell>
          <table:table-cell office:value-type="float" office:value="-4.006" calcext:value-type="float">
            <text:p>-4.006</text:p>
          </table:table-cell>
          <table:table-cell office:value-type="float" office:value="1.88937245273" calcext:value-type="float">
            <text:p>1.8893724527</text:p>
          </table:table-cell>
          <table:table-cell office:value-type="float" office:value="-2.28025650978" calcext:value-type="float">
            <text:p>-2.2802565098</text:p>
          </table:table-cell>
        </table:table-row>
        <table:table-row table:style-name="ro1">
          <table:table-cell office:value-type="float" office:value="86.6" calcext:value-type="float">
            <text:p>86.6</text:p>
          </table:table-cell>
          <table:table-cell office:value-type="float" office:value="1.05" calcext:value-type="float">
            <text:p>1.05</text:p>
          </table:table-cell>
          <table:table-cell office:value-type="float" office:value="-3.973" calcext:value-type="float">
            <text:p>-3.973</text:p>
          </table:table-cell>
          <table:table-cell office:value-type="float" office:value="1.85466858283" calcext:value-type="float">
            <text:p>1.8546685828</text:p>
          </table:table-cell>
          <table:table-cell office:value-type="float" office:value="-2.27518892288" calcext:value-type="float">
            <text:p>-2.2751889229</text:p>
          </table:table-cell>
        </table:table-row>
        <table:table-row table:style-name="ro1">
          <table:table-cell office:value-type="float" office:value="86.7" calcext:value-type="float">
            <text:p>86.7</text:p>
          </table:table-cell>
          <table:table-cell office:value-type="float" office:value="1.017" calcext:value-type="float">
            <text:p>1.017</text:p>
          </table:table-cell>
          <table:table-cell office:value-type="float" office:value="-3.939" calcext:value-type="float">
            <text:p>-3.939</text:p>
          </table:table-cell>
          <table:table-cell office:value-type="float" office:value="1.82385520486" calcext:value-type="float">
            <text:p>1.8238552049</text:p>
          </table:table-cell>
          <table:table-cell office:value-type="float" office:value="-2.27117180824" calcext:value-type="float">
            <text:p>-2.2711718082</text:p>
          </table:table-cell>
        </table:table-row>
        <table:table-row table:style-name="ro1">
          <table:table-cell office:value-type="float" office:value="86.8" calcext:value-type="float">
            <text:p>86.8</text:p>
          </table:table-cell>
          <table:table-cell office:value-type="float" office:value="0.984" calcext:value-type="float">
            <text:p>0.984</text:p>
          </table:table-cell>
          <table:table-cell office:value-type="float" office:value="-3.904" calcext:value-type="float">
            <text:p>-3.904</text:p>
          </table:table-cell>
          <table:table-cell office:value-type="float" office:value="1.78959666252" calcext:value-type="float">
            <text:p>1.7895966625</text:p>
          </table:table-cell>
          <table:table-cell office:value-type="float" office:value="-2.26762318611" calcext:value-type="float">
            <text:p>-2.2676231861</text:p>
          </table:table-cell>
        </table:table-row>
        <table:table-row table:style-name="ro1">
          <table:table-cell office:value-type="float" office:value="86.9" calcext:value-type="float">
            <text:p>86.9</text:p>
          </table:table-cell>
          <table:table-cell office:value-type="float" office:value="0.95" calcext:value-type="float">
            <text:p>0.95</text:p>
          </table:table-cell>
          <table:table-cell office:value-type="float" office:value="-3.868" calcext:value-type="float">
            <text:p>-3.868</text:p>
          </table:table-cell>
          <table:table-cell office:value-type="float" office:value="1.75316620789" calcext:value-type="float">
            <text:p>1.7531662079</text:p>
          </table:table-cell>
          <table:table-cell office:value-type="float" office:value="-2.26381850243" calcext:value-type="float">
            <text:p>-2.26381850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916" calcext:value-type="float">
            <text:p>0.916</text:p>
          </table:table-cell>
          <table:table-cell office:value-type="float" office:value="-3.832" calcext:value-type="float">
            <text:p>-3.832</text:p>
          </table:table-cell>
          <table:table-cell office:value-type="float" office:value="1.71944063939" calcext:value-type="float">
            <text:p>1.7194406394</text:p>
          </table:table-cell>
          <table:table-cell office:value-type="float" office:value="-2.26031208038" calcext:value-type="float">
            <text:p>-2.2603120804</text:p>
          </table:table-cell>
        </table:table-row>
        <table:table-row table:style-name="ro1">
          <table:table-cell office:value-type="float" office:value="87.1" calcext:value-type="float">
            <text:p>87.1</text:p>
          </table:table-cell>
          <table:table-cell office:value-type="float" office:value="0.881" calcext:value-type="float">
            <text:p>0.881</text:p>
          </table:table-cell>
          <table:table-cell office:value-type="float" office:value="-3.794" calcext:value-type="float">
            <text:p>-3.794</text:p>
          </table:table-cell>
          <table:table-cell office:value-type="float" office:value="1.68259498979" calcext:value-type="float">
            <text:p>1.6825949898</text:p>
          </table:table-cell>
          <table:table-cell office:value-type="float" office:value="-2.25636410713" calcext:value-type="float">
            <text:p>-2.2563641071</text:p>
          </table:table-cell>
        </table:table-row>
        <table:table-row table:style-name="ro1">
          <table:table-cell office:value-type="float" office:value="87.2" calcext:value-type="float">
            <text:p>87.2</text:p>
          </table:table-cell>
          <table:table-cell office:value-type="float" office:value="0.846" calcext:value-type="float">
            <text:p>0.846</text:p>
          </table:table-cell>
          <table:table-cell office:value-type="float" office:value="-3.756" calcext:value-type="float">
            <text:p>-3.756</text:p>
          </table:table-cell>
          <table:table-cell office:value-type="float" office:value="1.65312842916" calcext:value-type="float">
            <text:p>1.6531284292</text:p>
          </table:table-cell>
          <table:table-cell office:value-type="float" office:value="-2.2495572567" calcext:value-type="float">
            <text:p>-2.2495572567</text:p>
          </table:table-cell>
        </table:table-row>
        <table:table-row table:style-name="ro1">
          <table:table-cell office:value-type="float" office:value="87.3" calcext:value-type="float">
            <text:p>87.3</text:p>
          </table:table-cell>
          <table:table-cell office:value-type="float" office:value="0.81" calcext:value-type="float">
            <text:p>0.81</text:p>
          </table:table-cell>
          <table:table-cell office:value-type="float" office:value="-3.717" calcext:value-type="float">
            <text:p>-3.717</text:p>
          </table:table-cell>
          <table:table-cell office:value-type="float" office:value="1.61964708243" calcext:value-type="float">
            <text:p>1.6196470824</text:p>
          </table:table-cell>
          <table:table-cell office:value-type="float" office:value="-2.24422216415" calcext:value-type="float">
            <text:p>-2.2442221642</text:p>
          </table:table-cell>
        </table:table-row>
        <table:table-row table:style-name="ro1">
          <table:table-cell office:value-type="float" office:value="87.4" calcext:value-type="float">
            <text:p>87.4</text:p>
          </table:table-cell>
          <table:table-cell office:value-type="float" office:value="0.774" calcext:value-type="float">
            <text:p>0.774</text:p>
          </table:table-cell>
          <table:table-cell office:value-type="float" office:value="-3.677" calcext:value-type="float">
            <text:p>-3.677</text:p>
          </table:table-cell>
          <table:table-cell office:value-type="float" office:value="1.58583578447" calcext:value-type="float">
            <text:p>1.5858357845</text:p>
          </table:table-cell>
          <table:table-cell office:value-type="float" office:value="-2.24060606956" calcext:value-type="float">
            <text:p>-2.2406060696</text:p>
          </table:table-cell>
        </table:table-row>
        <table:table-row table:style-name="ro1">
          <table:table-cell office:value-type="float" office:value="87.5" calcext:value-type="float">
            <text:p>87.5</text:p>
          </table:table-cell>
          <table:table-cell office:value-type="float" office:value="0.739" calcext:value-type="float">
            <text:p>0.739</text:p>
          </table:table-cell>
          <table:table-cell office:value-type="float" office:value="-3.638" calcext:value-type="float">
            <text:p>-3.638</text:p>
          </table:table-cell>
          <table:table-cell office:value-type="float" office:value="1.55358116202" calcext:value-type="float">
            <text:p>1.553581162</text:p>
          </table:table-cell>
          <table:table-cell office:value-type="float" office:value="-2.23690152168" calcext:value-type="float">
            <text:p>-2.2369015217</text:p>
          </table:table-cell>
        </table:table-row>
        <table:table-row table:style-name="ro1">
          <table:table-cell office:value-type="float" office:value="87.6" calcext:value-type="float">
            <text:p>87.6</text:p>
          </table:table-cell>
          <table:table-cell office:value-type="float" office:value="0.702" calcext:value-type="float">
            <text:p>0.702</text:p>
          </table:table-cell>
          <table:table-cell office:value-type="float" office:value="-3.597" calcext:value-type="float">
            <text:p>-3.597</text:p>
          </table:table-cell>
          <table:table-cell office:value-type="float" office:value="1.53871201179" calcext:value-type="float">
            <text:p>1.5387120118</text:p>
          </table:table-cell>
          <table:table-cell office:value-type="float" office:value="-2.23083853722" calcext:value-type="float">
            <text:p>-2.2308385372</text:p>
          </table:table-cell>
        </table:table-row>
        <table:table-row table:style-name="ro1">
          <table:table-cell office:value-type="float" office:value="87.7" calcext:value-type="float">
            <text:p>87.7</text:p>
          </table:table-cell>
          <table:table-cell office:value-type="float" office:value="0.664" calcext:value-type="float">
            <text:p>0.664</text:p>
          </table:table-cell>
          <table:table-cell office:value-type="float" office:value="-3.555" calcext:value-type="float">
            <text:p>-3.555</text:p>
          </table:table-cell>
          <table:table-cell office:value-type="float" office:value="1.54246860664" calcext:value-type="float">
            <text:p>1.5424686066</text:p>
          </table:table-cell>
          <table:table-cell office:value-type="float" office:value="-2.22789311409" calcext:value-type="float">
            <text:p>-2.2278931141</text:p>
          </table:table-cell>
        </table:table-row>
        <table:table-row table:style-name="ro1">
          <table:table-cell office:value-type="float" office:value="87.8" calcext:value-type="float">
            <text:p>87.8</text:p>
          </table:table-cell>
          <table:table-cell office:value-type="float" office:value="0.628" calcext:value-type="float">
            <text:p>0.628</text:p>
          </table:table-cell>
          <table:table-cell office:value-type="float" office:value="-3.515" calcext:value-type="float">
            <text:p>-3.515</text:p>
          </table:table-cell>
          <table:table-cell office:value-type="float" office:value="1.53071632126" calcext:value-type="float">
            <text:p>1.5307163213</text:p>
          </table:table-cell>
          <table:table-cell office:value-type="float" office:value="-2.22748947144" calcext:value-type="float">
            <text:p>-2.2274894714</text:p>
          </table:table-cell>
        </table:table-row>
        <table:table-row table:style-name="ro1">
          <table:table-cell office:value-type="float" office:value="87.9" calcext:value-type="float">
            <text:p>87.9</text:p>
          </table:table-cell>
          <table:table-cell office:value-type="float" office:value="0.592" calcext:value-type="float">
            <text:p>0.592</text:p>
          </table:table-cell>
          <table:table-cell office:value-type="float" office:value="-3.474" calcext:value-type="float">
            <text:p>-3.474</text:p>
          </table:table-cell>
          <table:table-cell office:value-type="float" office:value="1.50592669524" calcext:value-type="float">
            <text:p>1.5059266952</text:p>
          </table:table-cell>
          <table:table-cell office:value-type="float" office:value="-2.22422099113" calcext:value-type="float">
            <text:p>-2.224220991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556" calcext:value-type="float">
            <text:p>0.556</text:p>
          </table:table-cell>
          <table:table-cell office:value-type="float" office:value="-3.432" calcext:value-type="float">
            <text:p>-3.432</text:p>
          </table:table-cell>
          <table:table-cell office:value-type="float" office:value="1.48080887205" calcext:value-type="float">
            <text:p>1.4808088721</text:p>
          </table:table-cell>
          <table:table-cell office:value-type="float" office:value="-2.21931004524" calcext:value-type="float">
            <text:p>-2.2193100452</text:p>
          </table:table-cell>
        </table:table-row>
        <table:table-row table:style-name="ro1">
          <table:table-cell office:value-type="float" office:value="88.1" calcext:value-type="float">
            <text:p>88.1</text:p>
          </table:table-cell>
          <table:table-cell office:value-type="float" office:value="0.519" calcext:value-type="float">
            <text:p>0.519</text:p>
          </table:table-cell>
          <table:table-cell office:value-type="float" office:value="-3.39" calcext:value-type="float">
            <text:p>-3.39</text:p>
          </table:table-cell>
          <table:table-cell office:value-type="float" office:value="1.45920844413" calcext:value-type="float">
            <text:p>1.4592084441</text:p>
          </table:table-cell>
          <table:table-cell office:value-type="float" office:value="-2.21690249443" calcext:value-type="float">
            <text:p>-2.2169024944</text:p>
          </table:table-cell>
        </table:table-row>
        <table:table-row table:style-name="ro1">
          <table:table-cell office:value-type="float" office:value="88.2" calcext:value-type="float">
            <text:p>88.2</text:p>
          </table:table-cell>
          <table:table-cell office:value-type="float" office:value="0.484" calcext:value-type="float">
            <text:p>0.484</text:p>
          </table:table-cell>
          <table:table-cell office:value-type="float" office:value="-3.35" calcext:value-type="float">
            <text:p>-3.35</text:p>
          </table:table-cell>
          <table:table-cell office:value-type="float" office:value="1.44329975491" calcext:value-type="float">
            <text:p>1.4432997549</text:p>
          </table:table-cell>
          <table:table-cell office:value-type="float" office:value="-2.21566462517" calcext:value-type="float">
            <text:p>-2.2156646252</text:p>
          </table:table-cell>
        </table:table-row>
        <table:table-row table:style-name="ro1">
          <table:table-cell office:value-type="float" office:value="88.3" calcext:value-type="float">
            <text:p>88.3</text:p>
          </table:table-cell>
          <table:table-cell office:value-type="float" office:value="0.447" calcext:value-type="float">
            <text:p>0.447</text:p>
          </table:table-cell>
          <table:table-cell office:value-type="float" office:value="-3.308" calcext:value-type="float">
            <text:p>-3.308</text:p>
          </table:table-cell>
          <table:table-cell office:value-type="float" office:value="1.42842869367" calcext:value-type="float">
            <text:p>1.4284286937</text:p>
          </table:table-cell>
          <table:table-cell office:value-type="float" office:value="-2.21292853355" calcext:value-type="float">
            <text:p>-2.2129285336</text:p>
          </table:table-cell>
        </table:table-row>
        <table:table-row table:style-name="ro1">
          <table:table-cell office:value-type="float" office:value="88.4" calcext:value-type="float">
            <text:p>88.4</text:p>
          </table:table-cell>
          <table:table-cell office:value-type="float" office:value="0.411" calcext:value-type="float">
            <text:p>0.411</text:p>
          </table:table-cell>
          <table:table-cell office:value-type="float" office:value="-3.265" calcext:value-type="float">
            <text:p>-3.265</text:p>
          </table:table-cell>
          <table:table-cell office:value-type="float" office:value="1.41159406879" calcext:value-type="float">
            <text:p>1.4115940688</text:p>
          </table:table-cell>
          <table:table-cell office:value-type="float" office:value="-2.21040654182" calcext:value-type="float">
            <text:p>-2.2104065418</text:p>
          </table:table-cell>
        </table:table-row>
        <table:table-row table:style-name="ro1">
          <table:table-cell office:value-type="float" office:value="88.5" calcext:value-type="float">
            <text:p>88.5</text:p>
          </table:table-cell>
          <table:table-cell office:value-type="float" office:value="0.375" calcext:value-type="float">
            <text:p>0.375</text:p>
          </table:table-cell>
          <table:table-cell office:value-type="float" office:value="-3.224" calcext:value-type="float">
            <text:p>-3.224</text:p>
          </table:table-cell>
          <table:table-cell office:value-type="float" office:value="1.39186141432" calcext:value-type="float">
            <text:p>1.3918614143</text:p>
          </table:table-cell>
          <table:table-cell office:value-type="float" office:value="-2.20800924301" calcext:value-type="float">
            <text:p>-2.208009243</text:p>
          </table:table-cell>
        </table:table-row>
        <table:table-row table:style-name="ro1">
          <table:table-cell office:value-type="float" office:value="88.6" calcext:value-type="float">
            <text:p>88.6</text:p>
          </table:table-cell>
          <table:table-cell office:value-type="float" office:value="0.34" calcext:value-type="float">
            <text:p>0.34</text:p>
          </table:table-cell>
          <table:table-cell office:value-type="float" office:value="-3.182" calcext:value-type="float">
            <text:p>-3.182</text:p>
          </table:table-cell>
          <table:table-cell office:value-type="float" office:value="1.37342333912" calcext:value-type="float">
            <text:p>1.3734233391</text:p>
          </table:table-cell>
          <table:table-cell office:value-type="float" office:value="-2.20465493202" calcext:value-type="float">
            <text:p>-2.204654932</text:p>
          </table:table-cell>
        </table:table-row>
        <table:table-row table:style-name="ro1">
          <table:table-cell office:value-type="float" office:value="88.7" calcext:value-type="float">
            <text:p>88.7</text:p>
          </table:table-cell>
          <table:table-cell office:value-type="float" office:value="0.304" calcext:value-type="float">
            <text:p>0.304</text:p>
          </table:table-cell>
          <table:table-cell office:value-type="float" office:value="-3.141" calcext:value-type="float">
            <text:p>-3.141</text:p>
          </table:table-cell>
          <table:table-cell office:value-type="float" office:value="1.3568896199" calcext:value-type="float">
            <text:p>1.3568896199</text:p>
          </table:table-cell>
          <table:table-cell office:value-type="float" office:value="-2.20223784447" calcext:value-type="float">
            <text:p>-2.2022378445</text:p>
          </table:table-cell>
        </table:table-row>
        <table:table-row table:style-name="ro1">
          <table:table-cell office:value-type="float" office:value="88.8" calcext:value-type="float">
            <text:p>88.8</text:p>
          </table:table-cell>
          <table:table-cell office:value-type="float" office:value="0.269" calcext:value-type="float">
            <text:p>0.269</text:p>
          </table:table-cell>
          <table:table-cell office:value-type="float" office:value="-3.099" calcext:value-type="float">
            <text:p>-3.099</text:p>
          </table:table-cell>
          <table:table-cell office:value-type="float" office:value="1.34098994389" calcext:value-type="float">
            <text:p>1.3409899439</text:p>
          </table:table-cell>
          <table:table-cell office:value-type="float" office:value="-2.19968533516" calcext:value-type="float">
            <text:p>-2.1996853352</text:p>
          </table:table-cell>
        </table:table-row>
        <table:table-row table:style-name="ro1">
          <table:table-cell office:value-type="float" office:value="88.9" calcext:value-type="float">
            <text:p>88.9</text:p>
          </table:table-cell>
          <table:table-cell office:value-type="float" office:value="0.234" calcext:value-type="float">
            <text:p>0.234</text:p>
          </table:table-cell>
          <table:table-cell office:value-type="float" office:value="-3.057" calcext:value-type="float">
            <text:p>-3.057</text:p>
          </table:table-cell>
          <table:table-cell office:value-type="float" office:value="1.32583201905" calcext:value-type="float">
            <text:p>1.3258320191</text:p>
          </table:table-cell>
          <table:table-cell office:value-type="float" office:value="-2.19623160362" calcext:value-type="float">
            <text:p>-2.196231603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98" calcext:value-type="float">
            <text:p>0.198</text:p>
          </table:table-cell>
          <table:table-cell office:value-type="float" office:value="-3.014" calcext:value-type="float">
            <text:p>-3.014</text:p>
          </table:table-cell>
          <table:table-cell office:value-type="float" office:value="1.31052951357" calcext:value-type="float">
            <text:p>1.3105295136</text:p>
          </table:table-cell>
          <table:table-cell office:value-type="float" office:value="-2.19334816933" calcext:value-type="float">
            <text:p>-2.1933481693</text:p>
          </table:table-cell>
        </table:table-row>
        <table:table-row table:style-name="ro1">
          <table:table-cell office:value-type="float" office:value="89.1" calcext:value-type="float">
            <text:p>89.1</text:p>
          </table:table-cell>
          <table:table-cell office:value-type="float" office:value="0.162" calcext:value-type="float">
            <text:p>0.162</text:p>
          </table:table-cell>
          <table:table-cell office:value-type="float" office:value="-2.97" calcext:value-type="float">
            <text:p>-2.97</text:p>
          </table:table-cell>
          <table:table-cell office:value-type="float" office:value="1.29332713694" calcext:value-type="float">
            <text:p>1.2933271369</text:p>
          </table:table-cell>
          <table:table-cell office:value-type="float" office:value="-2.18997979164" calcext:value-type="float">
            <text:p>-2.1899797916</text:p>
          </table:table-cell>
        </table:table-row>
        <table:table-row table:style-name="ro1">
          <table:table-cell office:value-type="float" office:value="89.2" calcext:value-type="float">
            <text:p>89.2</text:p>
          </table:table-cell>
          <table:table-cell office:value-type="float" office:value="0.126" calcext:value-type="float">
            <text:p>0.126</text:p>
          </table:table-cell>
          <table:table-cell office:value-type="float" office:value="-2.927" calcext:value-type="float">
            <text:p>-2.927</text:p>
          </table:table-cell>
          <table:table-cell office:value-type="float" office:value="1.27740658432" calcext:value-type="float">
            <text:p>1.2774065843</text:p>
          </table:table-cell>
          <table:table-cell office:value-type="float" office:value="-2.18587851524" calcext:value-type="float">
            <text:p>-2.1858785152</text:p>
          </table:table-cell>
        </table:table-row>
        <table:table-row table:style-name="ro1">
          <table:table-cell office:value-type="float" office:value="89.3" calcext:value-type="float">
            <text:p>89.3</text:p>
          </table:table-cell>
          <table:table-cell office:value-type="float" office:value="0.091" calcext:value-type="float">
            <text:p>0.091</text:p>
          </table:table-cell>
          <table:table-cell office:value-type="float" office:value="-2.884" calcext:value-type="float">
            <text:p>-2.884</text:p>
          </table:table-cell>
          <table:table-cell office:value-type="float" office:value="1.26197180695" calcext:value-type="float">
            <text:p>1.261971807</text:p>
          </table:table-cell>
          <table:table-cell office:value-type="float" office:value="-2.18257164955" calcext:value-type="float">
            <text:p>-2.1825716496</text:p>
          </table:table-cell>
        </table:table-row>
        <table:table-row table:style-name="ro1">
          <table:table-cell office:value-type="float" office:value="89.4" calcext:value-type="float">
            <text:p>89.4</text:p>
          </table:table-cell>
          <table:table-cell office:value-type="float" office:value="0.056" calcext:value-type="float">
            <text:p>0.056</text:p>
          </table:table-cell>
          <table:table-cell office:value-type="float" office:value="-2.841" calcext:value-type="float">
            <text:p>-2.841</text:p>
          </table:table-cell>
          <table:table-cell office:value-type="float" office:value="1.24623266833" calcext:value-type="float">
            <text:p>1.2462326683</text:p>
          </table:table-cell>
          <table:table-cell office:value-type="float" office:value="-2.17795014381" calcext:value-type="float">
            <text:p>-2.1779501438</text:p>
          </table:table-cell>
        </table:table-row>
        <table:table-row table:style-name="ro1">
          <table:table-cell office:value-type="float" office:value="89.5" calcext:value-type="float">
            <text:p>89.5</text:p>
          </table:table-cell>
          <table:table-cell office:value-type="float" office:value="0.02" calcext:value-type="float">
            <text:p>0.02</text:p>
          </table:table-cell>
          <table:table-cell office:value-type="float" office:value="-2.797" calcext:value-type="float">
            <text:p>-2.797</text:p>
          </table:table-cell>
          <table:table-cell office:value-type="float" office:value="1.22924095428" calcext:value-type="float">
            <text:p>1.2292409543</text:p>
          </table:table-cell>
          <table:table-cell office:value-type="float" office:value="-2.1708483696" calcext:value-type="float">
            <text:p>-2.1708483696</text:p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-0.016" calcext:value-type="float">
            <text:p>-0.016</text:p>
          </table:table-cell>
          <table:table-cell office:value-type="float" office:value="-2.753" calcext:value-type="float">
            <text:p>-2.753</text:p>
          </table:table-cell>
          <table:table-cell office:value-type="float" office:value="1.20776395657" calcext:value-type="float">
            <text:p>1.2077639566</text:p>
          </table:table-cell>
          <table:table-cell office:value-type="float" office:value="-2.16294431686" calcext:value-type="float">
            <text:p>-2.1629443169</text:p>
          </table:table-cell>
        </table:table-row>
        <table:table-row table:style-name="ro1">
          <table:table-cell office:value-type="float" office:value="89.7" calcext:value-type="float">
            <text:p>89.7</text:p>
          </table:table-cell>
          <table:table-cell office:value-type="float" office:value="-0.051" calcext:value-type="float">
            <text:p>-0.051</text:p>
          </table:table-cell>
          <table:table-cell office:value-type="float" office:value="-2.709" calcext:value-type="float">
            <text:p>-2.709</text:p>
          </table:table-cell>
          <table:table-cell office:value-type="float" office:value="1.17957295203" calcext:value-type="float">
            <text:p>1.179572952</text:p>
          </table:table-cell>
          <table:table-cell office:value-type="float" office:value="-2.1509912014" calcext:value-type="float">
            <text:p>-2.1509912014</text:p>
          </table:table-cell>
        </table:table-row>
        <table:table-row table:style-name="ro1">
          <table:table-cell office:value-type="float" office:value="89.8" calcext:value-type="float">
            <text:p>89.8</text:p>
          </table:table-cell>
          <table:table-cell office:value-type="float" office:value="-0.087" calcext:value-type="float">
            <text:p>-0.087</text:p>
          </table:table-cell>
          <table:table-cell office:value-type="float" office:value="-2.662" calcext:value-type="float">
            <text:p>-2.662</text:p>
          </table:table-cell>
          <table:table-cell office:value-type="float" office:value="1.14357220472" calcext:value-type="float">
            <text:p>1.1435722047</text:p>
          </table:table-cell>
          <table:table-cell office:value-type="float" office:value="-2.13449335098" calcext:value-type="float">
            <text:p>-2.134493351</text:p>
          </table:table-cell>
        </table:table-row>
        <table:table-row table:style-name="ro1">
          <table:table-cell office:value-type="float" office:value="89.9" calcext:value-type="float">
            <text:p>89.9</text:p>
          </table:table-cell>
          <table:table-cell office:value-type="float" office:value="-0.121" calcext:value-type="float">
            <text:p>-0.121</text:p>
          </table:table-cell>
          <table:table-cell office:value-type="float" office:value="-2.617" calcext:value-type="float">
            <text:p>-2.617</text:p>
          </table:table-cell>
          <table:table-cell office:value-type="float" office:value="1.12045489507" calcext:value-type="float">
            <text:p>1.1204548951</text:p>
          </table:table-cell>
          <table:table-cell office:value-type="float" office:value="-2.11508107185" calcext:value-type="float">
            <text:p>-2.11508107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-0.145" calcext:value-type="float">
            <text:p>-0.145</text:p>
          </table:table-cell>
          <table:table-cell office:value-type="float" office:value="-2.585" calcext:value-type="float">
            <text:p>-2.585</text:p>
          </table:table-cell>
          <table:table-cell office:value-type="float" office:value="1.09668728033" calcext:value-type="float">
            <text:p>1.0966872803</text:p>
          </table:table-cell>
          <table:table-cell office:value-type="float" office:value="-2.0949306488" calcext:value-type="float">
            <text:p>-2.0949306488</text:p>
          </table:table-cell>
        </table:table-row>
        <table:table-row table:style-name="ro1">
          <table:table-cell office:value-type="float" office:value="90.1" calcext:value-type="float">
            <text:p>90.1</text:p>
          </table:table-cell>
          <table:table-cell office:value-type="float" office:value="-0.173" calcext:value-type="float">
            <text:p>-0.173</text:p>
          </table:table-cell>
          <table:table-cell office:value-type="float" office:value="-2.545" calcext:value-type="float">
            <text:p>-2.545</text:p>
          </table:table-cell>
          <table:table-cell office:value-type="float" office:value="1.08089470035" calcext:value-type="float">
            <text:p>1.0808947004</text:p>
          </table:table-cell>
          <table:table-cell office:value-type="float" office:value="-2.07464623451" calcext:value-type="float">
            <text:p>-2.0746462345</text:p>
          </table:table-cell>
        </table:table-row>
        <table:table-row table:style-name="ro1">
          <table:table-cell office:value-type="float" office:value="90.2" calcext:value-type="float">
            <text:p>90.2</text:p>
          </table:table-cell>
          <table:table-cell office:value-type="float" office:value="-0.203" calcext:value-type="float">
            <text:p>-0.203</text:p>
          </table:table-cell>
          <table:table-cell office:value-type="float" office:value="-2.499" calcext:value-type="float">
            <text:p>-2.499</text:p>
          </table:table-cell>
          <table:table-cell office:value-type="float" office:value="1.07144701357" calcext:value-type="float">
            <text:p>1.0714470136</text:p>
          </table:table-cell>
          <table:table-cell office:value-type="float" office:value="-2.05671858788" calcext:value-type="float">
            <text:p>-2.0567185879</text:p>
          </table:table-cell>
        </table:table-row>
        <table:table-row table:style-name="ro1">
          <table:table-cell office:value-type="float" office:value="90.3" calcext:value-type="float">
            <text:p>90.3</text:p>
          </table:table-cell>
          <table:table-cell office:value-type="float" office:value="-0.223" calcext:value-type="float">
            <text:p>-0.223</text:p>
          </table:table-cell>
          <table:table-cell office:value-type="float" office:value="-2.467" calcext:value-type="float">
            <text:p>-2.467</text:p>
          </table:table-cell>
          <table:table-cell office:value-type="float" office:value="1.06025285902" calcext:value-type="float">
            <text:p>1.060252859</text:p>
          </table:table-cell>
          <table:table-cell office:value-type="float" office:value="-2.03632807732" calcext:value-type="float">
            <text:p>-2.0363280773</text:p>
          </table:table-cell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-0.24" calcext:value-type="float">
            <text:p>-0.24</text:p>
          </table:table-cell>
          <table:table-cell office:value-type="float" office:value="-2.437" calcext:value-type="float">
            <text:p>-2.437</text:p>
          </table:table-cell>
          <table:table-cell office:value-type="float" office:value="1.04656878051" calcext:value-type="float">
            <text:p>1.0465687805</text:p>
          </table:table-cell>
          <table:table-cell office:value-type="float" office:value="-2.01123094559" calcext:value-type="float">
            <text:p>-2.0112309456</text:p>
          </table:table-cell>
        </table:table-row>
        <table:table-row table:style-name="ro1">
          <table:table-cell office:value-type="float" office:value="90.5" calcext:value-type="float">
            <text:p>90.5</text:p>
          </table:table-cell>
          <table:table-cell office:value-type="float" office:value="-0.256" calcext:value-type="float">
            <text:p>-0.256</text:p>
          </table:table-cell>
          <table:table-cell office:value-type="float" office:value="-2.406" calcext:value-type="float">
            <text:p>-2.406</text:p>
          </table:table-cell>
          <table:table-cell office:value-type="float" office:value="1.02846949887" calcext:value-type="float">
            <text:p>1.0284694989</text:p>
          </table:table-cell>
          <table:table-cell office:value-type="float" office:value="-1.98441684246" calcext:value-type="float">
            <text:p>-1.9844168425</text:p>
          </table:table-cell>
        </table:table-row>
        <table:table-row table:style-name="ro1">
          <table:table-cell office:value-type="float" office:value="90.6" calcext:value-type="float">
            <text:p>90.6</text:p>
          </table:table-cell>
          <table:table-cell office:value-type="float" office:value="-0.271" calcext:value-type="float">
            <text:p>-0.271</text:p>
          </table:table-cell>
          <table:table-cell office:value-type="float" office:value="-2.377" calcext:value-type="float">
            <text:p>-2.377</text:p>
          </table:table-cell>
          <table:table-cell office:value-type="float" office:value="1.01139816424" calcext:value-type="float">
            <text:p>1.0113981642</text:p>
          </table:table-cell>
          <table:table-cell office:value-type="float" office:value="-1.96350002289" calcext:value-type="float">
            <text:p>-1.9635000229</text:p>
          </table:table-cell>
        </table:table-row>
        <table:table-row table:style-name="ro1">
          <table:table-cell office:value-type="float" office:value="90.7" calcext:value-type="float">
            <text:p>90.7</text:p>
          </table:table-cell>
          <table:table-cell office:value-type="float" office:value="-0.286" calcext:value-type="float">
            <text:p>-0.286</text:p>
          </table:table-cell>
          <table:table-cell office:value-type="float" office:value="-2.345" calcext:value-type="float">
            <text:p>-2.345</text:p>
          </table:table-cell>
          <table:table-cell office:value-type="float" office:value="0.998761463146" calcext:value-type="float">
            <text:p>0.9987614631</text:p>
          </table:table-cell>
          <table:table-cell office:value-type="float" office:value="-1.94434165955" calcext:value-type="float">
            <text:p>-1.9443416596</text:p>
          </table:table-cell>
        </table:table-row>
        <table:table-row table:style-name="ro1">
          <table:table-cell office:value-type="float" office:value="90.8" calcext:value-type="float">
            <text:p>90.8</text:p>
          </table:table-cell>
          <table:table-cell office:value-type="float" office:value="-0.299" calcext:value-type="float">
            <text:p>-0.299</text:p>
          </table:table-cell>
          <table:table-cell office:value-type="float" office:value="-2.313" calcext:value-type="float">
            <text:p>-2.313</text:p>
          </table:table-cell>
          <table:table-cell office:value-type="float" office:value="0.978099166796" calcext:value-type="float">
            <text:p>0.9780991668</text:p>
          </table:table-cell>
          <table:table-cell office:value-type="float" office:value="-1.92516815662" calcext:value-type="float">
            <text:p>-1.9251681566</text:p>
          </table:table-cell>
        </table:table-row>
        <table:table-row table:style-name="ro1">
          <table:table-cell office:value-type="float" office:value="90.9" calcext:value-type="float">
            <text:p>90.9</text:p>
          </table:table-cell>
          <table:table-cell office:value-type="float" office:value="-0.311" calcext:value-type="float">
            <text:p>-0.311</text:p>
          </table:table-cell>
          <table:table-cell office:value-type="float" office:value="-2.283" calcext:value-type="float">
            <text:p>-2.283</text:p>
          </table:table-cell>
          <table:table-cell office:value-type="float" office:value="0.967235893458" calcext:value-type="float">
            <text:p>0.9672358935</text:p>
          </table:table-cell>
          <table:table-cell office:value-type="float" office:value="-1.90629208088" calcext:value-type="float">
            <text:p>-1.906292080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-0.32" calcext:value-type="float">
            <text:p>-0.32</text:p>
          </table:table-cell>
          <table:table-cell office:value-type="float" office:value="-2.256" calcext:value-type="float">
            <text:p>-2.256</text:p>
          </table:table-cell>
          <table:table-cell office:value-type="float" office:value="0.954908706956" calcext:value-type="float">
            <text:p>0.954908707</text:p>
          </table:table-cell>
          <table:table-cell office:value-type="float" office:value="-1.88154780865" calcext:value-type="float">
            <text:p>-1.8815478087</text:p>
          </table:table-cell>
        </table:table-row>
        <table:table-row table:style-name="ro1">
          <table:table-cell office:value-type="float" office:value="91.1" calcext:value-type="float">
            <text:p>91.1</text:p>
          </table:table-cell>
          <table:table-cell office:value-type="float" office:value="-0.328" calcext:value-type="float">
            <text:p>-0.328</text:p>
          </table:table-cell>
          <table:table-cell office:value-type="float" office:value="-2.232" calcext:value-type="float">
            <text:p>-2.232</text:p>
          </table:table-cell>
          <table:table-cell office:value-type="float" office:value="0.943210404528" calcext:value-type="float">
            <text:p>0.9432104045</text:p>
          </table:table-cell>
          <table:table-cell office:value-type="float" office:value="-1.85572433472" calcext:value-type="float">
            <text:p>-1.8557243347</text:p>
          </table:table-cell>
        </table:table-row>
        <table:table-row table:style-name="ro1">
          <table:table-cell office:value-type="float" office:value="91.2" calcext:value-type="float">
            <text:p>91.2</text:p>
          </table:table-cell>
          <table:table-cell office:value-type="float" office:value="-0.333" calcext:value-type="float">
            <text:p>-0.333</text:p>
          </table:table-cell>
          <table:table-cell office:value-type="float" office:value="-2.211" calcext:value-type="float">
            <text:p>-2.211</text:p>
          </table:table-cell>
          <table:table-cell office:value-type="float" office:value="0.928201563223" calcext:value-type="float">
            <text:p>0.9282015632</text:p>
          </table:table-cell>
          <table:table-cell office:value-type="float" office:value="-1.82607746124" calcext:value-type="float">
            <text:p>-1.8260774612</text:p>
          </table:table-cell>
        </table:table-row>
        <table:table-row table:style-name="ro1">
          <table:table-cell office:value-type="float" office:value="91.3" calcext:value-type="float">
            <text:p>91.3</text:p>
          </table:table-cell>
          <table:table-cell office:value-type="float" office:value="-0.339" calcext:value-type="float">
            <text:p>-0.339</text:p>
          </table:table-cell>
          <table:table-cell office:value-type="float" office:value="-2.191" calcext:value-type="float">
            <text:p>-2.191</text:p>
          </table:table-cell>
          <table:table-cell office:value-type="float" office:value="0.909305556717" calcext:value-type="float">
            <text:p>0.9093055567</text:p>
          </table:table-cell>
          <table:table-cell office:value-type="float" office:value="-1.79209208488" calcext:value-type="float">
            <text:p>-1.7920920849</text:p>
          </table:table-cell>
        </table:table-row>
        <table:table-row table:style-name="ro1">
          <table:table-cell office:value-type="float" office:value="91.4" calcext:value-type="float">
            <text:p>91.4</text:p>
          </table:table-cell>
          <table:table-cell office:value-type="float" office:value="-0.344" calcext:value-type="float">
            <text:p>-0.344</text:p>
          </table:table-cell>
          <table:table-cell office:value-type="float" office:value="-2.168" calcext:value-type="float">
            <text:p>-2.168</text:p>
          </table:table-cell>
          <table:table-cell office:value-type="float" office:value="0.889630288642" calcext:value-type="float">
            <text:p>0.8896302886</text:p>
          </table:table-cell>
          <table:table-cell office:value-type="float" office:value="-1.75620126724" calcext:value-type="float">
            <text:p>-1.7562012672</text:p>
          </table:table-cell>
        </table:table-row>
        <table:table-row table:style-name="ro1">
          <table:table-cell office:value-type="float" office:value="91.5" calcext:value-type="float">
            <text:p>91.5</text:p>
          </table:table-cell>
          <table:table-cell office:value-type="float" office:value="-0.349" calcext:value-type="float">
            <text:p>-0.349</text:p>
          </table:table-cell>
          <table:table-cell office:value-type="float" office:value="-2.144" calcext:value-type="float">
            <text:p>-2.144</text:p>
          </table:table-cell>
          <table:table-cell office:value-type="float" office:value="0.876253004788" calcext:value-type="float">
            <text:p>0.8762530048</text:p>
          </table:table-cell>
          <table:table-cell office:value-type="float" office:value="-1.72877633572" calcext:value-type="float">
            <text:p>-1.7287763357</text:p>
          </table:table-cell>
        </table:table-row>
        <table:table-row table:style-name="ro1">
          <table:table-cell office:value-type="float" office:value="91.6" calcext:value-type="float">
            <text:p>91.6</text:p>
          </table:table-cell>
          <table:table-cell office:value-type="float" office:value="-0.353" calcext:value-type="float">
            <text:p>-0.353</text:p>
          </table:table-cell>
          <table:table-cell office:value-type="float" office:value="-2.118" calcext:value-type="float">
            <text:p>-2.118</text:p>
          </table:table-cell>
          <table:table-cell office:value-type="float" office:value="0.868737802928" calcext:value-type="float">
            <text:p>0.8687378029</text:p>
          </table:table-cell>
          <table:table-cell office:value-type="float" office:value="-1.71057879925" calcext:value-type="float">
            <text:p>-1.7105787993</text:p>
          </table:table-cell>
        </table:table-row>
        <table:table-row table:style-name="ro1">
          <table:table-cell office:value-type="float" office:value="91.7" calcext:value-type="float">
            <text:p>91.7</text:p>
          </table:table-cell>
          <table:table-cell office:value-type="float" office:value="-0.356" calcext:value-type="float">
            <text:p>-0.356</text:p>
          </table:table-cell>
          <table:table-cell office:value-type="float" office:value="-2.091" calcext:value-type="float">
            <text:p>-2.091</text:p>
          </table:table-cell>
          <table:table-cell office:value-type="float" office:value="0.862884716191" calcext:value-type="float">
            <text:p>0.8628847162</text:p>
          </table:table-cell>
          <table:table-cell office:value-type="float" office:value="-1.695317626" calcext:value-type="float">
            <text:p>-1.695317626</text:p>
          </table:table-cell>
        </table:table-row>
        <table:table-row table:style-name="ro1">
          <table:table-cell office:value-type="float" office:value="91.8" calcext:value-type="float">
            <text:p>91.8</text:p>
          </table:table-cell>
          <table:table-cell office:value-type="float" office:value="-0.359" calcext:value-type="float">
            <text:p>-0.359</text:p>
          </table:table-cell>
          <table:table-cell office:value-type="float" office:value="-2.065" calcext:value-type="float">
            <text:p>-2.065</text:p>
          </table:table-cell>
          <table:table-cell office:value-type="float" office:value="0.858154089971" calcext:value-type="float">
            <text:p>0.85815409</text:p>
          </table:table-cell>
          <table:table-cell office:value-type="float" office:value="-1.68194782734" calcext:value-type="float">
            <text:p>-1.6819478273</text:p>
          </table:table-cell>
        </table:table-row>
        <table:table-row table:style-name="ro1">
          <table:table-cell office:value-type="float" office:value="91.9" calcext:value-type="float">
            <text:p>91.9</text:p>
          </table:table-cell>
          <table:table-cell office:value-type="float" office:value="-0.361" calcext:value-type="float">
            <text:p>-0.361</text:p>
          </table:table-cell>
          <table:table-cell office:value-type="float" office:value="-2.04" calcext:value-type="float">
            <text:p>-2.04</text:p>
          </table:table-cell>
          <table:table-cell office:value-type="float" office:value="0.854370402101" calcext:value-type="float">
            <text:p>0.8543704021</text:p>
          </table:table-cell>
          <table:table-cell office:value-type="float" office:value="-1.66255962849" calcext:value-type="float">
            <text:p>-1.66255962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-0.362" calcext:value-type="float">
            <text:p>-0.362</text:p>
          </table:table-cell>
          <table:table-cell office:value-type="float" office:value="-2.015" calcext:value-type="float">
            <text:p>-2.015</text:p>
          </table:table-cell>
          <table:table-cell office:value-type="float" office:value="0.851422406272" calcext:value-type="float">
            <text:p>0.8514224063</text:p>
          </table:table-cell>
          <table:table-cell office:value-type="float" office:value="-1.64395713806" calcext:value-type="float">
            <text:p>-1.6439571381</text:p>
          </table:table-cell>
        </table:table-row>
        <table:table-row table:style-name="ro1">
          <table:table-cell office:value-type="float" office:value="92.1" calcext:value-type="float">
            <text:p>92.1</text:p>
          </table:table-cell>
          <table:table-cell office:value-type="float" office:value="-0.362" calcext:value-type="float">
            <text:p>-0.362</text:p>
          </table:table-cell>
          <table:table-cell office:value-type="float" office:value="-1.989" calcext:value-type="float">
            <text:p>-1.989</text:p>
          </table:table-cell>
          <table:table-cell office:value-type="float" office:value="0.851420513452" calcext:value-type="float">
            <text:p>0.8514205135</text:p>
          </table:table-cell>
          <table:table-cell office:value-type="float" office:value="-1.62879097462" calcext:value-type="float">
            <text:p>-1.6287909746</text:p>
          </table:table-cell>
        </table:table-row>
        <table:table-row table:style-name="ro1">
          <table:table-cell office:value-type="float" office:value="92.2" calcext:value-type="float">
            <text:p>92.2</text:p>
          </table:table-cell>
          <table:table-cell office:value-type="float" office:value="-0.361" calcext:value-type="float">
            <text:p>-0.361</text:p>
          </table:table-cell>
          <table:table-cell office:value-type="float" office:value="-1.965" calcext:value-type="float">
            <text:p>-1.965</text:p>
          </table:table-cell>
          <table:table-cell office:value-type="float" office:value="0.851285189739" calcext:value-type="float">
            <text:p>0.8512851897</text:p>
          </table:table-cell>
          <table:table-cell office:value-type="float" office:value="-1.60699021816" calcext:value-type="float">
            <text:p>-1.6069902182</text:p>
          </table:table-cell>
        </table:table-row>
        <table:table-row table:style-name="ro1">
          <table:table-cell office:value-type="float" office:value="92.3" calcext:value-type="float">
            <text:p>92.3</text:p>
          </table:table-cell>
          <table:table-cell office:value-type="float" office:value="-0.36" calcext:value-type="float">
            <text:p>-0.36</text:p>
          </table:table-cell>
          <table:table-cell office:value-type="float" office:value="-1.942" calcext:value-type="float">
            <text:p>-1.942</text:p>
          </table:table-cell>
          <table:table-cell office:value-type="float" office:value="0.851567017939" calcext:value-type="float">
            <text:p>0.8515670179</text:p>
          </table:table-cell>
          <table:table-cell office:value-type="float" office:value="-1.58752429485" calcext:value-type="float">
            <text:p>-1.5875242949</text:p>
          </table:table-cell>
        </table:table-row>
        <table:table-row table:style-name="ro1">
          <table:table-cell office:value-type="float" office:value="92.4" calcext:value-type="float">
            <text:p>92.4</text:p>
          </table:table-cell>
          <table:table-cell office:value-type="float" office:value="-0.358" calcext:value-type="float">
            <text:p>-0.358</text:p>
          </table:table-cell>
          <table:table-cell office:value-type="float" office:value="-1.92" calcext:value-type="float">
            <text:p>-1.92</text:p>
          </table:table-cell>
          <table:table-cell office:value-type="float" office:value="0.852901861599" calcext:value-type="float">
            <text:p>0.8529018616</text:p>
          </table:table-cell>
          <table:table-cell office:value-type="float" office:value="-1.56887686253" calcext:value-type="float">
            <text:p>-1.5688768625</text:p>
          </table:table-cell>
        </table:table-row>
        <table:table-row table:style-name="ro1">
          <table:table-cell office:value-type="float" office:value="92.5" calcext:value-type="float">
            <text:p>92.5</text:p>
          </table:table-cell>
          <table:table-cell office:value-type="float" office:value="-0.356" calcext:value-type="float">
            <text:p>-0.356</text:p>
          </table:table-cell>
          <table:table-cell office:value-type="float" office:value="-1.899" calcext:value-type="float">
            <text:p>-1.899</text:p>
          </table:table-cell>
          <table:table-cell office:value-type="float" office:value="0.854488790157" calcext:value-type="float">
            <text:p>0.8544887902</text:p>
          </table:table-cell>
          <table:table-cell office:value-type="float" office:value="-1.54947698116" calcext:value-type="float">
            <text:p>-1.5494769812</text:p>
          </table:table-cell>
        </table:table-row>
        <table:table-row table:style-name="ro1">
          <table:table-cell office:value-type="float" office:value="92.6" calcext:value-type="float">
            <text:p>92.6</text:p>
          </table:table-cell>
          <table:table-cell office:value-type="float" office:value="-0.353" calcext:value-type="float">
            <text:p>-0.353</text:p>
          </table:table-cell>
          <table:table-cell office:value-type="float" office:value="-1.878" calcext:value-type="float">
            <text:p>-1.878</text:p>
          </table:table-cell>
          <table:table-cell office:value-type="float" office:value="0.856667223689" calcext:value-type="float">
            <text:p>0.8566672237</text:p>
          </table:table-cell>
          <table:table-cell office:value-type="float" office:value="-1.53357505798" calcext:value-type="float">
            <text:p>-1.533575058</text:p>
          </table:table-cell>
        </table:table-row>
        <table:table-row table:style-name="ro1">
          <table:table-cell office:value-type="float" office:value="92.7" calcext:value-type="float">
            <text:p>92.7</text:p>
          </table:table-cell>
          <table:table-cell office:value-type="float" office:value="-0.35" calcext:value-type="float">
            <text:p>-0.35</text:p>
          </table:table-cell>
          <table:table-cell office:value-type="float" office:value="-1.855" calcext:value-type="float">
            <text:p>-1.855</text:p>
          </table:table-cell>
          <table:table-cell office:value-type="float" office:value="0.858247266058" calcext:value-type="float">
            <text:p>0.8582472661</text:p>
          </table:table-cell>
          <table:table-cell office:value-type="float" office:value="-1.51600372791" calcext:value-type="float">
            <text:p>-1.5160037279</text:p>
          </table:table-cell>
        </table:table-row>
        <table:table-row table:style-name="ro1">
          <table:table-cell office:value-type="float" office:value="92.8" calcext:value-type="float">
            <text:p>92.8</text:p>
          </table:table-cell>
          <table:table-cell office:value-type="float" office:value="-0.345" calcext:value-type="float">
            <text:p>-0.345</text:p>
          </table:table-cell>
          <table:table-cell office:value-type="float" office:value="-1.832" calcext:value-type="float">
            <text:p>-1.832</text:p>
          </table:table-cell>
          <table:table-cell office:value-type="float" office:value="0.859757690677" calcext:value-type="float">
            <text:p>0.8597576907</text:p>
          </table:table-cell>
          <table:table-cell office:value-type="float" office:value="-1.49773144722" calcext:value-type="float">
            <text:p>-1.4977314472</text:p>
          </table:table-cell>
        </table:table-row>
        <table:table-row table:style-name="ro1">
          <table:table-cell office:value-type="float" office:value="92.9" calcext:value-type="float">
            <text:p>92.9</text:p>
          </table:table-cell>
          <table:table-cell office:value-type="float" office:value="-0.34" calcext:value-type="float">
            <text:p>-0.34</text:p>
          </table:table-cell>
          <table:table-cell office:value-type="float" office:value="-1.808" calcext:value-type="float">
            <text:p>-1.808</text:p>
          </table:table-cell>
          <table:table-cell office:value-type="float" office:value="0.861828338646" calcext:value-type="float">
            <text:p>0.8618283386</text:p>
          </table:table-cell>
          <table:table-cell office:value-type="float" office:value="-1.48058521748" calcext:value-type="float">
            <text:p>-1.480585217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-0.333" calcext:value-type="float">
            <text:p>-0.333</text:p>
          </table:table-cell>
          <table:table-cell office:value-type="float" office:value="-1.782" calcext:value-type="float">
            <text:p>-1.782</text:p>
          </table:table-cell>
          <table:table-cell office:value-type="float" office:value="0.86480084418" calcext:value-type="float">
            <text:p>0.8648008442</text:p>
          </table:table-cell>
          <table:table-cell office:value-type="float" office:value="-1.4626301527" calcext:value-type="float">
            <text:p>-1.4626301527</text:p>
          </table:table-cell>
        </table:table-row>
        <table:table-row table:style-name="ro1">
          <table:table-cell office:value-type="float" office:value="93.1" calcext:value-type="float">
            <text:p>93.1</text:p>
          </table:table-cell>
          <table:table-cell office:value-type="float" office:value="-0.325" calcext:value-type="float">
            <text:p>-0.325</text:p>
          </table:table-cell>
          <table:table-cell office:value-type="float" office:value="-1.755" calcext:value-type="float">
            <text:p>-1.755</text:p>
          </table:table-cell>
          <table:table-cell office:value-type="float" office:value="0.871838484359" calcext:value-type="float">
            <text:p>0.8718384844</text:p>
          </table:table-cell>
          <table:table-cell office:value-type="float" office:value="-1.45884466171" calcext:value-type="float">
            <text:p>-1.4588446617</text:p>
          </table:table-cell>
        </table:table-row>
        <table:table-row table:style-name="ro1">
          <table:table-cell office:value-type="float" office:value="93.2" calcext:value-type="float">
            <text:p>93.2</text:p>
          </table:table-cell>
          <table:table-cell office:value-type="float" office:value="-0.316" calcext:value-type="float">
            <text:p>-0.316</text:p>
          </table:table-cell>
          <table:table-cell office:value-type="float" office:value="-1.727" calcext:value-type="float">
            <text:p>-1.727</text:p>
          </table:table-cell>
          <table:table-cell office:value-type="float" office:value="0.876660636632" calcext:value-type="float">
            <text:p>0.8766606366</text:p>
          </table:table-cell>
          <table:table-cell office:value-type="float" office:value="-1.44577109814" calcext:value-type="float">
            <text:p>-1.4457710981</text:p>
          </table:table-cell>
        </table:table-row>
        <table:table-row table:style-name="ro1">
          <table:table-cell office:value-type="float" office:value="93.3" calcext:value-type="float">
            <text:p>93.3</text:p>
          </table:table-cell>
          <table:table-cell office:value-type="float" office:value="-0.306" calcext:value-type="float">
            <text:p>-0.306</text:p>
          </table:table-cell>
          <table:table-cell office:value-type="float" office:value="-1.699" calcext:value-type="float">
            <text:p>-1.699</text:p>
          </table:table-cell>
          <table:table-cell office:value-type="float" office:value="0.881429863749" calcext:value-type="float">
            <text:p>0.8814298637</text:p>
          </table:table-cell>
          <table:table-cell office:value-type="float" office:value="-1.42965078354" calcext:value-type="float">
            <text:p>-1.4296507835</text:p>
          </table:table-cell>
        </table:table-row>
        <table:table-row table:style-name="ro1">
          <table:table-cell office:value-type="float" office:value="93.4" calcext:value-type="float">
            <text:p>93.4</text:p>
          </table:table-cell>
          <table:table-cell office:value-type="float" office:value="-0.296" calcext:value-type="float">
            <text:p>-0.296</text:p>
          </table:table-cell>
          <table:table-cell office:value-type="float" office:value="-1.672" calcext:value-type="float">
            <text:p>-1.672</text:p>
          </table:table-cell>
          <table:table-cell office:value-type="float" office:value="0.886537694882" calcext:value-type="float">
            <text:p>0.8865376949</text:p>
          </table:table-cell>
          <table:table-cell office:value-type="float" office:value="-1.41444563866" calcext:value-type="float">
            <text:p>-1.4144456387</text:p>
          </table:table-cell>
        </table:table-row>
        <table:table-row table:style-name="ro1">
          <table:table-cell office:value-type="float" office:value="93.5" calcext:value-type="float">
            <text:p>93.5</text:p>
          </table:table-cell>
          <table:table-cell office:value-type="float" office:value="-0.284" calcext:value-type="float">
            <text:p>-0.284</text:p>
          </table:table-cell>
          <table:table-cell office:value-type="float" office:value="-1.644" calcext:value-type="float">
            <text:p>-1.644</text:p>
          </table:table-cell>
          <table:table-cell office:value-type="float" office:value="0.891737467142" calcext:value-type="float">
            <text:p>0.8917374671</text:p>
          </table:table-cell>
          <table:table-cell office:value-type="float" office:value="-1.39919447899" calcext:value-type="float">
            <text:p>-1.399194479</text:p>
          </table:table-cell>
        </table:table-row>
        <table:table-row table:style-name="ro1">
          <table:table-cell office:value-type="float" office:value="93.6" calcext:value-type="float">
            <text:p>93.6</text:p>
          </table:table-cell>
          <table:table-cell office:value-type="float" office:value="-0.271" calcext:value-type="float">
            <text:p>-0.271</text:p>
          </table:table-cell>
          <table:table-cell office:value-type="float" office:value="-1.616" calcext:value-type="float">
            <text:p>-1.616</text:p>
          </table:table-cell>
          <table:table-cell office:value-type="float" office:value="0.896524191595" calcext:value-type="float">
            <text:p>0.8965241916</text:p>
          </table:table-cell>
          <table:table-cell office:value-type="float" office:value="-1.3846142292" calcext:value-type="float">
            <text:p>-1.3846142292</text:p>
          </table:table-cell>
        </table:table-row>
        <table:table-row table:style-name="ro1">
          <table:table-cell office:value-type="float" office:value="93.7" calcext:value-type="float">
            <text:p>93.7</text:p>
          </table:table-cell>
          <table:table-cell office:value-type="float" office:value="-0.258" calcext:value-type="float">
            <text:p>-0.258</text:p>
          </table:table-cell>
          <table:table-cell office:value-type="float" office:value="-1.589" calcext:value-type="float">
            <text:p>-1.589</text:p>
          </table:table-cell>
          <table:table-cell office:value-type="float" office:value="0.901118246832" calcext:value-type="float">
            <text:p>0.9011182468</text:p>
          </table:table-cell>
          <table:table-cell office:value-type="float" office:value="-1.37114953995" calcext:value-type="float">
            <text:p>-1.37114954</text:p>
          </table:table-cell>
        </table:table-row>
        <table:table-row table:style-name="ro1">
          <table:table-cell office:value-type="float" office:value="93.8" calcext:value-type="float">
            <text:p>93.8</text:p>
          </table:table-cell>
          <table:table-cell office:value-type="float" office:value="-0.242" calcext:value-type="float">
            <text:p>-0.242</text:p>
          </table:table-cell>
          <table:table-cell office:value-type="float" office:value="-1.56" calcext:value-type="float">
            <text:p>-1.56</text:p>
          </table:table-cell>
          <table:table-cell office:value-type="float" office:value="0.905806461835" calcext:value-type="float">
            <text:p>0.9058064618</text:p>
          </table:table-cell>
          <table:table-cell office:value-type="float" office:value="-1.3578826189" calcext:value-type="float">
            <text:p>-1.3578826189</text:p>
          </table:table-cell>
        </table:table-row>
        <table:table-row table:style-name="ro1">
          <table:table-cell office:value-type="float" office:value="93.9" calcext:value-type="float">
            <text:p>93.9</text:p>
          </table:table-cell>
          <table:table-cell office:value-type="float" office:value="-0.225" calcext:value-type="float">
            <text:p>-0.225</text:p>
          </table:table-cell>
          <table:table-cell office:value-type="float" office:value="-1.53" calcext:value-type="float">
            <text:p>-1.53</text:p>
          </table:table-cell>
          <table:table-cell office:value-type="float" office:value="0.911100827696" calcext:value-type="float">
            <text:p>0.9111008277</text:p>
          </table:table-cell>
          <table:table-cell office:value-type="float" office:value="-1.34618902206" calcext:value-type="float">
            <text:p>-1.34618902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-0.205" calcext:value-type="float">
            <text:p>-0.205</text:p>
          </table:table-cell>
          <table:table-cell office:value-type="float" office:value="-1.498" calcext:value-type="float">
            <text:p>-1.498</text:p>
          </table:table-cell>
          <table:table-cell office:value-type="float" office:value="0.916163306015" calcext:value-type="float">
            <text:p>0.916163306</text:p>
          </table:table-cell>
          <table:table-cell office:value-type="float" office:value="-1.33244967461" calcext:value-type="float">
            <text:p>-1.3324496746</text:p>
          </table:table-cell>
        </table:table-row>
        <table:table-row table:style-name="ro1">
          <table:table-cell office:value-type="float" office:value="94.1" calcext:value-type="float">
            <text:p>94.1</text:p>
          </table:table-cell>
          <table:table-cell office:value-type="float" office:value="-0.184" calcext:value-type="float">
            <text:p>-0.184</text:p>
          </table:table-cell>
          <table:table-cell office:value-type="float" office:value="-1.466" calcext:value-type="float">
            <text:p>-1.466</text:p>
          </table:table-cell>
          <table:table-cell office:value-type="float" office:value="0.918805097826" calcext:value-type="float">
            <text:p>0.9188050978</text:p>
          </table:table-cell>
          <table:table-cell office:value-type="float" office:value="-1.31806814671" calcext:value-type="float">
            <text:p>-1.3180681467</text:p>
          </table:table-cell>
        </table:table-row>
        <table:table-row table:style-name="ro1">
          <table:table-cell office:value-type="float" office:value="94.2" calcext:value-type="float">
            <text:p>94.2</text:p>
          </table:table-cell>
          <table:table-cell office:value-type="float" office:value="-0.161" calcext:value-type="float">
            <text:p>-0.161</text:p>
          </table:table-cell>
          <table:table-cell office:value-type="float" office:value="-1.433" calcext:value-type="float">
            <text:p>-1.433</text:p>
          </table:table-cell>
          <table:table-cell office:value-type="float" office:value="0.920736510717" calcext:value-type="float">
            <text:p>0.9207365107</text:p>
          </table:table-cell>
          <table:table-cell office:value-type="float" office:value="-1.30196619034" calcext:value-type="float">
            <text:p>-1.3019661903</text:p>
          </table:table-cell>
        </table:table-row>
        <table:table-row table:style-name="ro1">
          <table:table-cell office:value-type="float" office:value="94.3" calcext:value-type="float">
            <text:p>94.3</text:p>
          </table:table-cell>
          <table:table-cell office:value-type="float" office:value="-0.135" calcext:value-type="float">
            <text:p>-0.135</text:p>
          </table:table-cell>
          <table:table-cell office:value-type="float" office:value="-1.398" calcext:value-type="float">
            <text:p>-1.398</text:p>
          </table:table-cell>
          <table:table-cell office:value-type="float" office:value="0.923250760235" calcext:value-type="float">
            <text:p>0.9232507602</text:p>
          </table:table-cell>
          <table:table-cell office:value-type="float" office:value="-1.28648233414" calcext:value-type="float">
            <text:p>-1.2864823341</text:p>
          </table:table-cell>
        </table:table-row>
        <table:table-row table:style-name="ro1">
          <table:table-cell office:value-type="float" office:value="94.4" calcext:value-type="float">
            <text:p>94.4</text:p>
          </table:table-cell>
          <table:table-cell office:value-type="float" office:value="-0.106" calcext:value-type="float">
            <text:p>-0.106</text:p>
          </table:table-cell>
          <table:table-cell office:value-type="float" office:value="-1.361" calcext:value-type="float">
            <text:p>-1.361</text:p>
          </table:table-cell>
          <table:table-cell office:value-type="float" office:value="0.927772756106" calcext:value-type="float">
            <text:p>0.9277727561</text:p>
          </table:table-cell>
          <table:table-cell office:value-type="float" office:value="-1.2685636282" calcext:value-type="float">
            <text:p>-1.2685636282</text:p>
          </table:table-cell>
        </table:table-row>
        <table:table-row table:style-name="ro1">
          <table:table-cell office:value-type="float" office:value="94.5" calcext:value-type="float">
            <text:p>94.5</text:p>
          </table:table-cell>
          <table:table-cell office:value-type="float" office:value="-0.076" calcext:value-type="float">
            <text:p>-0.076</text:p>
          </table:table-cell>
          <table:table-cell office:value-type="float" office:value="-1.325" calcext:value-type="float">
            <text:p>-1.325</text:p>
          </table:table-cell>
          <table:table-cell office:value-type="float" office:value="0.934407205175" calcext:value-type="float">
            <text:p>0.9344072052</text:p>
          </table:table-cell>
          <table:table-cell office:value-type="float" office:value="-1.24589550495" calcext:value-type="float">
            <text:p>-1.245895505</text:p>
          </table:table-cell>
        </table:table-row>
        <table:table-row table:style-name="ro1">
          <table:table-cell office:value-type="float" office:value="94.6" calcext:value-type="float">
            <text:p>94.6</text:p>
          </table:table-cell>
          <table:table-cell office:value-type="float" office:value="-0.045" calcext:value-type="float">
            <text:p>-0.045</text:p>
          </table:table-cell>
          <table:table-cell office:value-type="float" office:value="-1.289" calcext:value-type="float">
            <text:p>-1.289</text:p>
          </table:table-cell>
          <table:table-cell office:value-type="float" office:value="0.937743824509" calcext:value-type="float">
            <text:p>0.9377438245</text:p>
          </table:table-cell>
          <table:table-cell office:value-type="float" office:value="-1.22769534588" calcext:value-type="float">
            <text:p>-1.2276953459</text:p>
          </table:table-cell>
        </table:table-row>
        <table:table-row table:style-name="ro1">
          <table:table-cell office:value-type="float" office:value="94.7" calcext:value-type="float">
            <text:p>94.7</text:p>
          </table:table-cell>
          <table:table-cell office:value-type="float" office:value="-0.013" calcext:value-type="float">
            <text:p>-0.013</text:p>
          </table:table-cell>
          <table:table-cell office:value-type="float" office:value="-1.254" calcext:value-type="float">
            <text:p>-1.254</text:p>
          </table:table-cell>
          <table:table-cell office:value-type="float" office:value="0.940990960085" calcext:value-type="float">
            <text:p>0.9409909601</text:p>
          </table:table-cell>
          <table:table-cell office:value-type="float" office:value="-1.20804917812" calcext:value-type="float">
            <text:p>-1.2080491781</text:p>
          </table:table-cell>
        </table:table-row>
        <table:table-row table:style-name="ro1">
          <table:table-cell office:value-type="float" office:value="94.8" calcext:value-type="float">
            <text:p>94.8</text:p>
          </table:table-cell>
          <table:table-cell office:value-type="float" office:value="0.019" calcext:value-type="float">
            <text:p>0.019</text:p>
          </table:table-cell>
          <table:table-cell office:value-type="float" office:value="-1.219" calcext:value-type="float">
            <text:p>-1.219</text:p>
          </table:table-cell>
          <table:table-cell office:value-type="float" office:value="0.94659995991" calcext:value-type="float">
            <text:p>0.9465999599</text:p>
          </table:table-cell>
          <table:table-cell office:value-type="float" office:value="-1.18584311008" calcext:value-type="float">
            <text:p>-1.1858431101</text:p>
          </table:table-cell>
        </table:table-row>
        <table:table-row table:style-name="ro1">
          <table:table-cell office:value-type="float" office:value="94.9" calcext:value-type="float">
            <text:p>94.9</text:p>
          </table:table-cell>
          <table:table-cell office:value-type="float" office:value="0.052" calcext:value-type="float">
            <text:p>0.052</text:p>
          </table:table-cell>
          <table:table-cell office:value-type="float" office:value="-1.186" calcext:value-type="float">
            <text:p>-1.186</text:p>
          </table:table-cell>
          <table:table-cell office:value-type="float" office:value="0.949247733625" calcext:value-type="float">
            <text:p>0.9492477336</text:p>
          </table:table-cell>
          <table:table-cell office:value-type="float" office:value="-1.17311310768" calcext:value-type="float">
            <text:p>-1.173113107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84" calcext:value-type="float">
            <text:p>0.084</text:p>
          </table:table-cell>
          <table:table-cell office:value-type="float" office:value="-1.155" calcext:value-type="float">
            <text:p>-1.155</text:p>
          </table:table-cell>
          <table:table-cell office:value-type="float" office:value="0.953688700047" calcext:value-type="float">
            <text:p>0.9536887</text:p>
          </table:table-cell>
          <table:table-cell office:value-type="float" office:value="-1.15513622761" calcext:value-type="float">
            <text:p>-1.1551362276</text:p>
          </table:table-cell>
        </table:table-row>
        <table:table-row table:style-name="ro1">
          <table:table-cell office:value-type="float" office:value="95.1" calcext:value-type="float">
            <text:p>95.1</text:p>
          </table:table-cell>
          <table:table-cell office:value-type="float" office:value="0.116" calcext:value-type="float">
            <text:p>0.116</text:p>
          </table:table-cell>
          <table:table-cell office:value-type="float" office:value="-1.124" calcext:value-type="float">
            <text:p>-1.124</text:p>
          </table:table-cell>
          <table:table-cell office:value-type="float" office:value="0.958474847407" calcext:value-type="float">
            <text:p>0.9584748474</text:p>
          </table:table-cell>
          <table:table-cell office:value-type="float" office:value="-1.13421046734" calcext:value-type="float">
            <text:p>-1.1342104673</text:p>
          </table:table-cell>
        </table:table-row>
        <table:table-row table:style-name="ro1">
          <table:table-cell office:value-type="float" office:value="95.2" calcext:value-type="float">
            <text:p>95.2</text:p>
          </table:table-cell>
          <table:table-cell office:value-type="float" office:value="0.149" calcext:value-type="float">
            <text:p>0.149</text:p>
          </table:table-cell>
          <table:table-cell office:value-type="float" office:value="-1.094" calcext:value-type="float">
            <text:p>-1.094</text:p>
          </table:table-cell>
          <table:table-cell office:value-type="float" office:value="0.963028743937" calcext:value-type="float">
            <text:p>0.9630287439</text:p>
          </table:table-cell>
          <table:table-cell office:value-type="float" office:value="-1.11206257343" calcext:value-type="float">
            <text:p>-1.1120625734</text:p>
          </table:table-cell>
        </table:table-row>
        <table:table-row table:style-name="ro1">
          <table:table-cell office:value-type="float" office:value="95.3" calcext:value-type="float">
            <text:p>95.3</text:p>
          </table:table-cell>
          <table:table-cell office:value-type="float" office:value="0.184" calcext:value-type="float">
            <text:p>0.184</text:p>
          </table:table-cell>
          <table:table-cell office:value-type="float" office:value="-1.062" calcext:value-type="float">
            <text:p>-1.062</text:p>
          </table:table-cell>
          <table:table-cell office:value-type="float" office:value="0.968866343461" calcext:value-type="float">
            <text:p>0.9688663435</text:p>
          </table:table-cell>
          <table:table-cell office:value-type="float" office:value="-1.09170567989" calcext:value-type="float">
            <text:p>-1.0917056799</text:p>
          </table:table-cell>
        </table:table-row>
        <table:table-row table:style-name="ro1">
          <table:table-cell office:value-type="float" office:value="95.4" calcext:value-type="float">
            <text:p>95.4</text:p>
          </table:table-cell>
          <table:table-cell office:value-type="float" office:value="0.22" calcext:value-type="float">
            <text:p>0.22</text:p>
          </table:table-cell>
          <table:table-cell office:value-type="float" office:value="-1.031" calcext:value-type="float">
            <text:p>-1.031</text:p>
          </table:table-cell>
          <table:table-cell office:value-type="float" office:value="0.973535681915" calcext:value-type="float">
            <text:p>0.9735356819</text:p>
          </table:table-cell>
          <table:table-cell office:value-type="float" office:value="-1.07592940331" calcext:value-type="float">
            <text:p>-1.0759294033</text:p>
          </table:table-cell>
        </table:table-row>
        <table:table-row table:style-name="ro1">
          <table:table-cell office:value-type="float" office:value="95.5" calcext:value-type="float">
            <text:p>95.5</text:p>
          </table:table-cell>
          <table:table-cell office:value-type="float" office:value="0.256" calcext:value-type="float">
            <text:p>0.256</text:p>
          </table:table-cell>
          <table:table-cell office:value-type="float" office:value="-1.001" calcext:value-type="float">
            <text:p>-1.001</text:p>
          </table:table-cell>
          <table:table-cell office:value-type="float" office:value="0.977948742283" calcext:value-type="float">
            <text:p>0.9779487423</text:p>
          </table:table-cell>
          <table:table-cell office:value-type="float" office:value="-1.06093990803" calcext:value-type="float">
            <text:p>-1.060939908</text:p>
          </table:table-cell>
        </table:table-row>
        <table:table-row table:style-name="ro1">
          <table:table-cell office:value-type="float" office:value="95.6" calcext:value-type="float">
            <text:p>95.6</text:p>
          </table:table-cell>
          <table:table-cell office:value-type="float" office:value="0.293" calcext:value-type="float">
            <text:p>0.293</text:p>
          </table:table-cell>
          <table:table-cell office:value-type="float" office:value="-0.97" calcext:value-type="float">
            <text:p>-0.97</text:p>
          </table:table-cell>
          <table:table-cell office:value-type="float" office:value="0.983494785834" calcext:value-type="float">
            <text:p>0.9834947858</text:p>
          </table:table-cell>
          <table:table-cell office:value-type="float" office:value="-1.04415512085" calcext:value-type="float">
            <text:p>-1.0441551209</text:p>
          </table:table-cell>
        </table:table-row>
        <table:table-row table:style-name="ro1">
          <table:table-cell office:value-type="float" office:value="95.7" calcext:value-type="float">
            <text:p>95.7</text:p>
          </table:table-cell>
          <table:table-cell office:value-type="float" office:value="0.33" calcext:value-type="float">
            <text:p>0.33</text:p>
          </table:table-cell>
          <table:table-cell office:value-type="float" office:value="-0.94" calcext:value-type="float">
            <text:p>-0.94</text:p>
          </table:table-cell>
          <table:table-cell office:value-type="float" office:value="0.986718298374" calcext:value-type="float">
            <text:p>0.9867182984</text:p>
          </table:table-cell>
          <table:table-cell office:value-type="float" office:value="-1.02784955502" calcext:value-type="float">
            <text:p>-1.027849555</text:p>
          </table:table-cell>
        </table:table-row>
        <table:table-row table:style-name="ro1">
          <table:table-cell office:value-type="float" office:value="95.8" calcext:value-type="float">
            <text:p>95.8</text:p>
          </table:table-cell>
          <table:table-cell office:value-type="float" office:value="0.368" calcext:value-type="float">
            <text:p>0.368</text:p>
          </table:table-cell>
          <table:table-cell office:value-type="float" office:value="-0.91" calcext:value-type="float">
            <text:p>-0.91</text:p>
          </table:table-cell>
          <table:table-cell office:value-type="float" office:value="0.989721105169" calcext:value-type="float">
            <text:p>0.9897211052</text:p>
          </table:table-cell>
          <table:table-cell office:value-type="float" office:value="-1.01370418072" calcext:value-type="float">
            <text:p>-1.0137041807</text:p>
          </table:table-cell>
        </table:table-row>
        <table:table-row table:style-name="ro1">
          <table:table-cell office:value-type="float" office:value="95.9" calcext:value-type="float">
            <text:p>95.9</text:p>
          </table:table-cell>
          <table:table-cell office:value-type="float" office:value="0.406" calcext:value-type="float">
            <text:p>0.406</text:p>
          </table:table-cell>
          <table:table-cell office:value-type="float" office:value="-0.882" calcext:value-type="float">
            <text:p>-0.882</text:p>
          </table:table-cell>
          <table:table-cell office:value-type="float" office:value="0.993697736439" calcext:value-type="float">
            <text:p>0.9936977364</text:p>
          </table:table-cell>
          <table:table-cell office:value-type="float" office:value="-0.999325692654" calcext:value-type="float">
            <text:p>-0.999325692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445" calcext:value-type="float">
            <text:p>0.445</text:p>
          </table:table-cell>
          <table:table-cell office:value-type="float" office:value="-0.853" calcext:value-type="float">
            <text:p>-0.853</text:p>
          </table:table-cell>
          <table:table-cell office:value-type="float" office:value="0.997239616075" calcext:value-type="float">
            <text:p>0.9972396161</text:p>
          </table:table-cell>
          <table:table-cell office:value-type="float" office:value="-0.986443996429" calcext:value-type="float">
            <text:p>-0.9864439964</text:p>
          </table:table-cell>
        </table:table-row>
        <table:table-row table:style-name="ro1">
          <table:table-cell office:value-type="float" office:value="96.1" calcext:value-type="float">
            <text:p>96.1</text:p>
          </table:table-cell>
          <table:table-cell office:value-type="float" office:value="0.483" calcext:value-type="float">
            <text:p>0.483</text:p>
          </table:table-cell>
          <table:table-cell office:value-type="float" office:value="-0.825" calcext:value-type="float">
            <text:p>-0.825</text:p>
          </table:table-cell>
          <table:table-cell office:value-type="float" office:value="0.999738100085" calcext:value-type="float">
            <text:p>0.9997381001</text:p>
          </table:table-cell>
          <table:table-cell office:value-type="float" office:value="-0.97124516964" calcext:value-type="float">
            <text:p>-0.9712451696</text:p>
          </table:table-cell>
        </table:table-row>
        <table:table-row table:style-name="ro1">
          <table:table-cell office:value-type="float" office:value="96.2" calcext:value-type="float">
            <text:p>96.2</text:p>
          </table:table-cell>
          <table:table-cell office:value-type="float" office:value="0.52" calcext:value-type="float">
            <text:p>0.52</text:p>
          </table:table-cell>
          <table:table-cell office:value-type="float" office:value="-0.799" calcext:value-type="float">
            <text:p>-0.799</text:p>
          </table:table-cell>
          <table:table-cell office:value-type="float" office:value="1.0005195235" calcext:value-type="float">
            <text:p>1.0005195235</text:p>
          </table:table-cell>
          <table:table-cell office:value-type="float" office:value="-0.955665051937" calcext:value-type="float">
            <text:p>-0.9556650519</text:p>
          </table:table-cell>
        </table:table-row>
        <table:table-row table:style-name="ro1">
          <table:table-cell office:value-type="float" office:value="96.3" calcext:value-type="float">
            <text:p>96.3</text:p>
          </table:table-cell>
          <table:table-cell office:value-type="float" office:value="0.557" calcext:value-type="float">
            <text:p>0.557</text:p>
          </table:table-cell>
          <table:table-cell office:value-type="float" office:value="-0.773" calcext:value-type="float">
            <text:p>-0.773</text:p>
          </table:table-cell>
          <table:table-cell office:value-type="float" office:value="1.00207049281" calcext:value-type="float">
            <text:p>1.0020704928</text:p>
          </table:table-cell>
          <table:table-cell office:value-type="float" office:value="-0.941860556602" calcext:value-type="float">
            <text:p>-0.9418605566</text:p>
          </table:table-cell>
        </table:table-row>
        <table:table-row table:style-name="ro1">
          <table:table-cell office:value-type="float" office:value="96.4" calcext:value-type="float">
            <text:p>96.4</text:p>
          </table:table-cell>
          <table:table-cell office:value-type="float" office:value="0.594" calcext:value-type="float">
            <text:p>0.594</text:p>
          </table:table-cell>
          <table:table-cell office:value-type="float" office:value="-0.748" calcext:value-type="float">
            <text:p>-0.748</text:p>
          </table:table-cell>
          <table:table-cell office:value-type="float" office:value="1.0040111523" calcext:value-type="float">
            <text:p>1.0040111523</text:p>
          </table:table-cell>
          <table:table-cell office:value-type="float" office:value="-0.926716864109" calcext:value-type="float">
            <text:p>-0.9267168641</text:p>
          </table:table-cell>
        </table:table-row>
        <table:table-row table:style-name="ro1">
          <table:table-cell office:value-type="float" office:value="96.5" calcext:value-type="float">
            <text:p>96.5</text:p>
          </table:table-cell>
          <table:table-cell office:value-type="float" office:value="0.629" calcext:value-type="float">
            <text:p>0.629</text:p>
          </table:table-cell>
          <table:table-cell office:value-type="float" office:value="-0.724" calcext:value-type="float">
            <text:p>-0.724</text:p>
          </table:table-cell>
          <table:table-cell office:value-type="float" office:value="1.00413609916" calcext:value-type="float">
            <text:p>1.0041360992</text:p>
          </table:table-cell>
          <table:table-cell office:value-type="float" office:value="-0.915735423565" calcext:value-type="float">
            <text:p>-0.9157354236</text:p>
          </table:table-cell>
        </table:table-row>
        <table:table-row table:style-name="ro1">
          <table:table-cell office:value-type="float" office:value="96.6" calcext:value-type="float">
            <text:p>96.6</text:p>
          </table:table-cell>
          <table:table-cell office:value-type="float" office:value="0.662" calcext:value-type="float">
            <text:p>0.662</text:p>
          </table:table-cell>
          <table:table-cell office:value-type="float" office:value="-0.702" calcext:value-type="float">
            <text:p>-0.702</text:p>
          </table:table-cell>
          <table:table-cell office:value-type="float" office:value="1.00633270748" calcext:value-type="float">
            <text:p>1.0063327075</text:p>
          </table:table-cell>
          <table:table-cell office:value-type="float" office:value="-0.895559251308" calcext:value-type="float">
            <text:p>-0.8955592513</text:p>
          </table:table-cell>
        </table:table-row>
        <table:table-row table:style-name="ro1">
          <table:table-cell office:value-type="float" office:value="96.7" calcext:value-type="float">
            <text:p>96.7</text:p>
          </table:table-cell>
          <table:table-cell office:value-type="float" office:value="0.694" calcext:value-type="float">
            <text:p>0.694</text:p>
          </table:table-cell>
          <table:table-cell office:value-type="float" office:value="-0.681" calcext:value-type="float">
            <text:p>-0.681</text:p>
          </table:table-cell>
          <table:table-cell office:value-type="float" office:value="1.01139327398" calcext:value-type="float">
            <text:p>1.011393274</text:p>
          </table:table-cell>
          <table:table-cell office:value-type="float" office:value="-0.861500501633" calcext:value-type="float">
            <text:p>-0.8615005016</text:p>
          </table:table-cell>
        </table:table-row>
        <table:table-row table:style-name="ro1">
          <table:table-cell office:value-type="float" office:value="96.8" calcext:value-type="float">
            <text:p>96.8</text:p>
          </table:table-cell>
          <table:table-cell office:value-type="float" office:value="0.723" calcext:value-type="float">
            <text:p>0.723</text:p>
          </table:table-cell>
          <table:table-cell office:value-type="float" office:value="-0.661" calcext:value-type="float">
            <text:p>-0.661</text:p>
          </table:table-cell>
          <table:table-cell office:value-type="float" office:value="1.01260279931" calcext:value-type="float">
            <text:p>1.0126027993</text:p>
          </table:table-cell>
          <table:table-cell office:value-type="float" office:value="-0.840486466885" calcext:value-type="float">
            <text:p>-0.8404864669</text:p>
          </table:table-cell>
        </table:table-row>
        <table:table-row table:style-name="ro1">
          <table:table-cell office:value-type="float" office:value="96.9" calcext:value-type="float">
            <text:p>96.9</text:p>
          </table:table-cell>
          <table:table-cell office:value-type="float" office:value="0.754" calcext:value-type="float">
            <text:p>0.754</text:p>
          </table:table-cell>
          <table:table-cell office:value-type="float" office:value="-0.64" calcext:value-type="float">
            <text:p>-0.64</text:p>
          </table:table-cell>
          <table:table-cell office:value-type="float" office:value="1.01395491738" calcext:value-type="float">
            <text:p>1.0139549174</text:p>
          </table:table-cell>
          <table:table-cell office:value-type="float" office:value="-0.823680758476" calcext:value-type="float">
            <text:p>-0.823680758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784" calcext:value-type="float">
            <text:p>0.784</text:p>
          </table:table-cell>
          <table:table-cell office:value-type="float" office:value="-0.619" calcext:value-type="float">
            <text:p>-0.619</text:p>
          </table:table-cell>
          <table:table-cell office:value-type="float" office:value="1.01564710728" calcext:value-type="float">
            <text:p>1.0156471073</text:p>
          </table:table-cell>
          <table:table-cell office:value-type="float" office:value="-0.80951577425" calcext:value-type="float">
            <text:p>-0.8095157743</text:p>
          </table:table-cell>
        </table:table-row>
        <table:table-row table:style-name="ro1">
          <table:table-cell office:value-type="float" office:value="97.1" calcext:value-type="float">
            <text:p>97.1</text:p>
          </table:table-cell>
          <table:table-cell office:value-type="float" office:value="0.814" calcext:value-type="float">
            <text:p>0.814</text:p>
          </table:table-cell>
          <table:table-cell office:value-type="float" office:value="-0.599" calcext:value-type="float">
            <text:p>-0.599</text:p>
          </table:table-cell>
          <table:table-cell office:value-type="float" office:value="1.01663951918" calcext:value-type="float">
            <text:p>1.0166395192</text:p>
          </table:table-cell>
          <table:table-cell office:value-type="float" office:value="-0.799646914005" calcext:value-type="float">
            <text:p>-0.799646914</text:p>
          </table:table-cell>
        </table:table-row>
        <table:table-row table:style-name="ro1">
          <table:table-cell office:value-type="float" office:value="97.2" calcext:value-type="float">
            <text:p>97.2</text:p>
          </table:table-cell>
          <table:table-cell office:value-type="float" office:value="0.846" calcext:value-type="float">
            <text:p>0.846</text:p>
          </table:table-cell>
          <table:table-cell office:value-type="float" office:value="-0.577" calcext:value-type="float">
            <text:p>-0.577</text:p>
          </table:table-cell>
          <table:table-cell office:value-type="float" office:value="1.01676788282" calcext:value-type="float">
            <text:p>1.0167678828</text:p>
          </table:table-cell>
          <table:table-cell office:value-type="float" office:value="-0.78640973568" calcext:value-type="float">
            <text:p>-0.7864097357</text:p>
          </table:table-cell>
        </table:table-row>
        <table:table-row table:style-name="ro1">
          <table:table-cell office:value-type="float" office:value="97.3" calcext:value-type="float">
            <text:p>97.3</text:p>
          </table:table-cell>
          <table:table-cell office:value-type="float" office:value="0.877" calcext:value-type="float">
            <text:p>0.877</text:p>
          </table:table-cell>
          <table:table-cell office:value-type="float" office:value="-0.556" calcext:value-type="float">
            <text:p>-0.556</text:p>
          </table:table-cell>
          <table:table-cell office:value-type="float" office:value="1.01615023155" calcext:value-type="float">
            <text:p>1.0161502316</text:p>
          </table:table-cell>
          <table:table-cell office:value-type="float" office:value="-0.772203266621" calcext:value-type="float">
            <text:p>-0.7722032666</text:p>
          </table:table-cell>
        </table:table-row>
        <table:table-row table:style-name="ro1">
          <table:table-cell office:value-type="float" office:value="97.4" calcext:value-type="float">
            <text:p>97.4</text:p>
          </table:table-cell>
          <table:table-cell office:value-type="float" office:value="0.906" calcext:value-type="float">
            <text:p>0.906</text:p>
          </table:table-cell>
          <table:table-cell office:value-type="float" office:value="-0.536" calcext:value-type="float">
            <text:p>-0.536</text:p>
          </table:table-cell>
          <table:table-cell office:value-type="float" office:value="1.01633849185" calcext:value-type="float">
            <text:p>1.0163384919</text:p>
          </table:table-cell>
          <table:table-cell office:value-type="float" office:value="-0.761500298977" calcext:value-type="float">
            <text:p>-0.761500299</text:p>
          </table:table-cell>
        </table:table-row>
        <table:table-row table:style-name="ro1">
          <table:table-cell office:value-type="float" office:value="97.5" calcext:value-type="float">
            <text:p>97.5</text:p>
          </table:table-cell>
          <table:table-cell office:value-type="float" office:value="0.935" calcext:value-type="float">
            <text:p>0.935</text:p>
          </table:table-cell>
          <table:table-cell office:value-type="float" office:value="-0.516" calcext:value-type="float">
            <text:p>-0.516</text:p>
          </table:table-cell>
          <table:table-cell office:value-type="float" office:value="1.01626986264" calcext:value-type="float">
            <text:p>1.0162698626</text:p>
          </table:table-cell>
          <table:table-cell office:value-type="float" office:value="-0.74835062027" calcext:value-type="float">
            <text:p>-0.7483506203</text:p>
          </table:table-cell>
        </table:table-row>
        <table:table-row table:style-name="ro1">
          <table:table-cell office:value-type="float" office:value="97.6" calcext:value-type="float">
            <text:p>97.6</text:p>
          </table:table-cell>
          <table:table-cell office:value-type="float" office:value="0.961" calcext:value-type="float">
            <text:p>0.961</text:p>
          </table:table-cell>
          <table:table-cell office:value-type="float" office:value="-0.497" calcext:value-type="float">
            <text:p>-0.497</text:p>
          </table:table-cell>
          <table:table-cell office:value-type="float" office:value="1.01613327706" calcext:value-type="float">
            <text:p>1.0161332771</text:p>
          </table:table-cell>
          <table:table-cell office:value-type="float" office:value="-0.734115660191" calcext:value-type="float">
            <text:p>-0.7341156602</text:p>
          </table:table-cell>
        </table:table-row>
        <table:table-row table:style-name="ro1">
          <table:table-cell office:value-type="float" office:value="97.7" calcext:value-type="float">
            <text:p>97.7</text:p>
          </table:table-cell>
          <table:table-cell office:value-type="float" office:value="0.989" calcext:value-type="float">
            <text:p>0.989</text:p>
          </table:table-cell>
          <table:table-cell office:value-type="float" office:value="-0.478" calcext:value-type="float">
            <text:p>-0.478</text:p>
          </table:table-cell>
          <table:table-cell office:value-type="float" office:value="1.01723026451" calcext:value-type="float">
            <text:p>1.0172302645</text:p>
          </table:table-cell>
          <table:table-cell office:value-type="float" office:value="-0.716070830822" calcext:value-type="float">
            <text:p>-0.7160708308</text:p>
          </table:table-cell>
        </table:table-row>
        <table:table-row table:style-name="ro1">
          <table:table-cell office:value-type="float" office:value="97.8" calcext:value-type="float">
            <text:p>97.8</text:p>
          </table:table-cell>
          <table:table-cell office:value-type="float" office:value="1.014" calcext:value-type="float">
            <text:p>1.014</text:p>
          </table:table-cell>
          <table:table-cell office:value-type="float" office:value="-0.46" calcext:value-type="float">
            <text:p>-0.46</text:p>
          </table:table-cell>
          <table:table-cell office:value-type="float" office:value="1.01656295084" calcext:value-type="float">
            <text:p>1.0165629508</text:p>
          </table:table-cell>
          <table:table-cell office:value-type="float" office:value="-0.697462141514" calcext:value-type="float">
            <text:p>-0.6974621415</text:p>
          </table:table-cell>
        </table:table-row>
        <table:table-row table:style-name="ro1">
          <table:table-cell office:value-type="float" office:value="97.9" calcext:value-type="float">
            <text:p>97.9</text:p>
          </table:table-cell>
          <table:table-cell office:value-type="float" office:value="1.04" calcext:value-type="float">
            <text:p>1.04</text:p>
          </table:table-cell>
          <table:table-cell office:value-type="float" office:value="-0.441" calcext:value-type="float">
            <text:p>-0.441</text:p>
          </table:table-cell>
          <table:table-cell office:value-type="float" office:value="1.01456178037" calcext:value-type="float">
            <text:p>1.0145617804</text:p>
          </table:table-cell>
          <table:table-cell office:value-type="float" office:value="-0.6819267869" calcext:value-type="float">
            <text:p>-0.681926786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067" calcext:value-type="float">
            <text:p>1.067</text:p>
          </table:table-cell>
          <table:table-cell office:value-type="float" office:value="-0.422" calcext:value-type="float">
            <text:p>-0.422</text:p>
          </table:table-cell>
          <table:table-cell office:value-type="float" office:value="1.0129142952" calcext:value-type="float">
            <text:p>1.0129142952</text:p>
          </table:table-cell>
          <table:table-cell office:value-type="float" office:value="-0.669718623161" calcext:value-type="float">
            <text:p>-0.6697186232</text:p>
          </table:table-cell>
        </table:table-row>
        <table:table-row table:style-name="ro1">
          <table:table-cell office:value-type="float" office:value="98.1" calcext:value-type="float">
            <text:p>98.1</text:p>
          </table:table-cell>
          <table:table-cell office:value-type="float" office:value="1.093" calcext:value-type="float">
            <text:p>1.093</text:p>
          </table:table-cell>
          <table:table-cell office:value-type="float" office:value="-0.403" calcext:value-type="float">
            <text:p>-0.403</text:p>
          </table:table-cell>
          <table:table-cell office:value-type="float" office:value="1.0114050681" calcext:value-type="float">
            <text:p>1.0114050681</text:p>
          </table:table-cell>
          <table:table-cell office:value-type="float" office:value="-0.65649664402" calcext:value-type="float">
            <text:p>-0.656496644</text:p>
          </table:table-cell>
        </table:table-row>
        <table:table-row table:style-name="ro1">
          <table:table-cell office:value-type="float" office:value="98.2" calcext:value-type="float">
            <text:p>98.2</text:p>
          </table:table-cell>
          <table:table-cell office:value-type="float" office:value="1.119" calcext:value-type="float">
            <text:p>1.119</text:p>
          </table:table-cell>
          <table:table-cell office:value-type="float" office:value="-0.384" calcext:value-type="float">
            <text:p>-0.384</text:p>
          </table:table-cell>
          <table:table-cell office:value-type="float" office:value="1.0099989185" calcext:value-type="float">
            <text:p>1.0099989185</text:p>
          </table:table-cell>
          <table:table-cell office:value-type="float" office:value="-0.645280063152" calcext:value-type="float">
            <text:p>-0.6452800632</text:p>
          </table:table-cell>
        </table:table-row>
        <table:table-row table:style-name="ro1">
          <table:table-cell office:value-type="float" office:value="98.3" calcext:value-type="float">
            <text:p>98.3</text:p>
          </table:table-cell>
          <table:table-cell office:value-type="float" office:value="1.144" calcext:value-type="float">
            <text:p>1.144</text:p>
          </table:table-cell>
          <table:table-cell office:value-type="float" office:value="-0.365" calcext:value-type="float">
            <text:p>-0.365</text:p>
          </table:table-cell>
          <table:table-cell office:value-type="float" office:value="1.00728590242" calcext:value-type="float">
            <text:p>1.0072859024</text:p>
          </table:table-cell>
          <table:table-cell office:value-type="float" office:value="-0.63708114624" calcext:value-type="float">
            <text:p>-0.6370811462</text:p>
          </table:table-cell>
        </table:table-row>
        <table:table-row table:style-name="ro1">
          <table:table-cell office:value-type="float" office:value="98.4" calcext:value-type="float">
            <text:p>98.4</text:p>
          </table:table-cell>
          <table:table-cell office:value-type="float" office:value="1.168" calcext:value-type="float">
            <text:p>1.168</text:p>
          </table:table-cell>
          <table:table-cell office:value-type="float" office:value="-0.347" calcext:value-type="float">
            <text:p>-0.347</text:p>
          </table:table-cell>
          <table:table-cell office:value-type="float" office:value="1.00343712753" calcext:value-type="float">
            <text:p>1.0034371275</text:p>
          </table:table-cell>
          <table:table-cell office:value-type="float" office:value="-0.629275560379" calcext:value-type="float">
            <text:p>-0.6292755604</text:p>
          </table:table-cell>
        </table:table-row>
        <table:table-row table:style-name="ro1">
          <table:table-cell office:value-type="float" office:value="98.5" calcext:value-type="float">
            <text:p>98.5</text:p>
          </table:table-cell>
          <table:table-cell office:value-type="float" office:value="1.192" calcext:value-type="float">
            <text:p>1.192</text:p>
          </table:table-cell>
          <table:table-cell office:value-type="float" office:value="-0.328" calcext:value-type="float">
            <text:p>-0.328</text:p>
          </table:table-cell>
          <table:table-cell office:value-type="float" office:value="1.0002438223" calcext:value-type="float">
            <text:p>1.0002438223</text:p>
          </table:table-cell>
          <table:table-cell office:value-type="float" office:value="-0.617945969105" calcext:value-type="float">
            <text:p>-0.6179459691</text:p>
          </table:table-cell>
        </table:table-row>
        <table:table-row table:style-name="ro1">
          <table:table-cell office:value-type="float" office:value="98.6" calcext:value-type="float">
            <text:p>98.6</text:p>
          </table:table-cell>
          <table:table-cell office:value-type="float" office:value="1.216" calcext:value-type="float">
            <text:p>1.216</text:p>
          </table:table-cell>
          <table:table-cell office:value-type="float" office:value="-0.31" calcext:value-type="float">
            <text:p>-0.31</text:p>
          </table:table-cell>
          <table:table-cell office:value-type="float" office:value="0.99635820833" calcext:value-type="float">
            <text:p>0.9963582083</text:p>
          </table:table-cell>
          <table:table-cell office:value-type="float" office:value="-0.61179715395" calcext:value-type="float">
            <text:p>-0.611797154</text:p>
          </table:table-cell>
        </table:table-row>
        <table:table-row table:style-name="ro1">
          <table:table-cell office:value-type="float" office:value="98.7" calcext:value-type="float">
            <text:p>98.7</text:p>
          </table:table-cell>
          <table:table-cell office:value-type="float" office:value="1.24" calcext:value-type="float">
            <text:p>1.24</text:p>
          </table:table-cell>
          <table:table-cell office:value-type="float" office:value="-0.292" calcext:value-type="float">
            <text:p>-0.292</text:p>
          </table:table-cell>
          <table:table-cell office:value-type="float" office:value="0.992783685496" calcext:value-type="float">
            <text:p>0.9927836855</text:p>
          </table:table-cell>
          <table:table-cell office:value-type="float" office:value="-0.601354420185" calcext:value-type="float">
            <text:p>-0.6013544202</text:p>
          </table:table-cell>
        </table:table-row>
        <table:table-row table:style-name="ro1">
          <table:table-cell office:value-type="float" office:value="98.8" calcext:value-type="float">
            <text:p>98.8</text:p>
          </table:table-cell>
          <table:table-cell office:value-type="float" office:value="1.263" calcext:value-type="float">
            <text:p>1.263</text:p>
          </table:table-cell>
          <table:table-cell office:value-type="float" office:value="-0.273" calcext:value-type="float">
            <text:p>-0.273</text:p>
          </table:table-cell>
          <table:table-cell office:value-type="float" office:value="0.988551145955" calcext:value-type="float">
            <text:p>0.988551146</text:p>
          </table:table-cell>
          <table:table-cell office:value-type="float" office:value="-0.594983100891" calcext:value-type="float">
            <text:p>-0.5949831009</text:p>
          </table:table-cell>
        </table:table-row>
        <table:table-row table:style-name="ro1">
          <table:table-cell office:value-type="float" office:value="98.9" calcext:value-type="float">
            <text:p>98.9</text:p>
          </table:table-cell>
          <table:table-cell office:value-type="float" office:value="1.287" calcext:value-type="float">
            <text:p>1.287</text:p>
          </table:table-cell>
          <table:table-cell office:value-type="float" office:value="-0.254" calcext:value-type="float">
            <text:p>-0.254</text:p>
          </table:table-cell>
          <table:table-cell office:value-type="float" office:value="0.985383796686" calcext:value-type="float">
            <text:p>0.9853837967</text:p>
          </table:table-cell>
          <table:table-cell office:value-type="float" office:value="-0.588251948357" calcext:value-type="float">
            <text:p>-0.588251948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311" calcext:value-type="float">
            <text:p>1.311</text:p>
          </table:table-cell>
          <table:table-cell office:value-type="float" office:value="-0.234" calcext:value-type="float">
            <text:p>-0.234</text:p>
          </table:table-cell>
          <table:table-cell office:value-type="float" office:value="0.982017891549" calcext:value-type="float">
            <text:p>0.9820178915</text:p>
          </table:table-cell>
          <table:table-cell office:value-type="float" office:value="-0.577751994133" calcext:value-type="float">
            <text:p>-0.5777519941</text:p>
          </table:table-cell>
        </table:table-row>
        <table:table-row table:style-name="ro1">
          <table:table-cell office:value-type="float" office:value="99.1" calcext:value-type="float">
            <text:p>99.1</text:p>
          </table:table-cell>
          <table:table-cell office:value-type="float" office:value="1.334" calcext:value-type="float">
            <text:p>1.334</text:p>
          </table:table-cell>
          <table:table-cell office:value-type="float" office:value="-0.215" calcext:value-type="float">
            <text:p>-0.215</text:p>
          </table:table-cell>
          <table:table-cell office:value-type="float" office:value="0.977246125142" calcext:value-type="float">
            <text:p>0.9772461251</text:p>
          </table:table-cell>
          <table:table-cell office:value-type="float" office:value="-0.572388410568" calcext:value-type="float">
            <text:p>-0.5723884106</text:p>
          </table:table-cell>
        </table:table-row>
        <table:table-row table:style-name="ro1">
          <table:table-cell office:value-type="float" office:value="99.2" calcext:value-type="float">
            <text:p>99.2</text:p>
          </table:table-cell>
          <table:table-cell office:value-type="float" office:value="1.358" calcext:value-type="float">
            <text:p>1.358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973124760534" calcext:value-type="float">
            <text:p>0.9731247605</text:p>
          </table:table-cell>
          <table:table-cell office:value-type="float" office:value="-0.561948537827" calcext:value-type="float">
            <text:p>-0.5619485378</text:p>
          </table:table-cell>
        </table:table-row>
        <table:table-row table:style-name="ro1">
          <table:table-cell office:value-type="float" office:value="99.3" calcext:value-type="float">
            <text:p>99.3</text:p>
          </table:table-cell>
          <table:table-cell office:value-type="float" office:value="1.38" calcext:value-type="float">
            <text:p>1.38</text:p>
          </table:table-cell>
          <table:table-cell office:value-type="float" office:value="-0.176" calcext:value-type="float">
            <text:p>-0.176</text:p>
          </table:table-cell>
          <table:table-cell office:value-type="float" office:value="0.968967259105" calcext:value-type="float">
            <text:p>0.9689672591</text:p>
          </table:table-cell>
          <table:table-cell office:value-type="float" office:value="-0.550739884377" calcext:value-type="float">
            <text:p>-0.5507398844</text:p>
          </table:table-cell>
        </table:table-row>
        <table:table-row table:style-name="ro1">
          <table:table-cell office:value-type="float" office:value="99.4" calcext:value-type="float">
            <text:p>99.4</text:p>
          </table:table-cell>
          <table:table-cell office:value-type="float" office:value="1.403" calcext:value-type="float">
            <text:p>1.403</text:p>
          </table:table-cell>
          <table:table-cell office:value-type="float" office:value="-0.156" calcext:value-type="float">
            <text:p>-0.156</text:p>
          </table:table-cell>
          <table:table-cell office:value-type="float" office:value="0.963556717978" calcext:value-type="float">
            <text:p>0.963556718</text:p>
          </table:table-cell>
          <table:table-cell office:value-type="float" office:value="-0.540715992451" calcext:value-type="float">
            <text:p>-0.5407159925</text:p>
          </table:table-cell>
        </table:table-row>
        <table:table-row table:style-name="ro1">
          <table:table-cell office:value-type="float" office:value="99.5" calcext:value-type="float">
            <text:p>99.5</text:p>
          </table:table-cell>
          <table:table-cell office:value-type="float" office:value="1.425" calcext:value-type="float">
            <text:p>1.425</text:p>
          </table:table-cell>
          <table:table-cell office:value-type="float" office:value="-0.136" calcext:value-type="float">
            <text:p>-0.136</text:p>
          </table:table-cell>
          <table:table-cell office:value-type="float" office:value="0.958951937105" calcext:value-type="float">
            <text:p>0.9589519371</text:p>
          </table:table-cell>
          <table:table-cell office:value-type="float" office:value="-0.534545481205" calcext:value-type="float">
            <text:p>-0.5345454812</text:p>
          </table:table-cell>
        </table:table-row>
        <table:table-row table:style-name="ro1">
          <table:table-cell office:value-type="float" office:value="99.6" calcext:value-type="float">
            <text:p>99.6</text:p>
          </table:table-cell>
          <table:table-cell office:value-type="float" office:value="1.447" calcext:value-type="float">
            <text:p>1.447</text:p>
          </table:table-cell>
          <table:table-cell office:value-type="float" office:value="-0.117" calcext:value-type="float">
            <text:p>-0.117</text:p>
          </table:table-cell>
          <table:table-cell office:value-type="float" office:value="0.954929354777" calcext:value-type="float">
            <text:p>0.9549293548</text:p>
          </table:table-cell>
          <table:table-cell office:value-type="float" office:value="-0.524050831795" calcext:value-type="float">
            <text:p>-0.5240508318</text:p>
          </table:table-cell>
        </table:table-row>
        <table:table-row table:style-name="ro1">
          <table:table-cell office:value-type="float" office:value="99.7" calcext:value-type="float">
            <text:p>99.7</text:p>
          </table:table-cell>
          <table:table-cell office:value-type="float" office:value="1.47" calcext:value-type="float">
            <text:p>1.47</text:p>
          </table:table-cell>
          <table:table-cell office:value-type="float" office:value="-0.096" calcext:value-type="float">
            <text:p>-0.096</text:p>
          </table:table-cell>
          <table:table-cell office:value-type="float" office:value="0.950276401349" calcext:value-type="float">
            <text:p>0.9502764013</text:p>
          </table:table-cell>
          <table:table-cell office:value-type="float" office:value="-0.514319658279" calcext:value-type="float">
            <text:p>-0.5143196583</text:p>
          </table:table-cell>
        </table:table-row>
        <table:table-row table:style-name="ro1">
          <table:table-cell office:value-type="float" office:value="99.8" calcext:value-type="float">
            <text:p>99.8</text:p>
          </table:table-cell>
          <table:table-cell office:value-type="float" office:value="1.491" calcext:value-type="float">
            <text:p>1.491</text:p>
          </table:table-cell>
          <table:table-cell office:value-type="float" office:value="-0.076" calcext:value-type="float">
            <text:p>-0.076</text:p>
          </table:table-cell>
          <table:table-cell office:value-type="float" office:value="0.945313108133" calcext:value-type="float">
            <text:p>0.9453131081</text:p>
          </table:table-cell>
          <table:table-cell office:value-type="float" office:value="-0.508387029171" calcext:value-type="float">
            <text:p>-0.5083870292</text:p>
          </table:table-cell>
        </table:table-row>
        <table:table-row table:style-name="ro1">
          <table:table-cell office:value-type="float" office:value="99.9" calcext:value-type="float">
            <text:p>99.9</text:p>
          </table:table-cell>
          <table:table-cell office:value-type="float" office:value="1.512" calcext:value-type="float">
            <text:p>1.512</text:p>
          </table:table-cell>
          <table:table-cell office:value-type="float" office:value="-0.056" calcext:value-type="float">
            <text:p>-0.056</text:p>
          </table:table-cell>
          <table:table-cell office:value-type="float" office:value="0.941057889755" calcext:value-type="float">
            <text:p>0.9410578898</text:p>
          </table:table-cell>
          <table:table-cell office:value-type="float" office:value="-0.496507078409" calcext:value-type="float">
            <text:p>-0.49650707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534" calcext:value-type="float">
            <text:p>1.534</text:p>
          </table:table-cell>
          <table:table-cell office:value-type="float" office:value="-0.034" calcext:value-type="float">
            <text:p>-0.034</text:p>
          </table:table-cell>
          <table:table-cell office:value-type="float" office:value="0.936863105966" calcext:value-type="float">
            <text:p>0.936863106</text:p>
          </table:table-cell>
          <table:table-cell office:value-type="float" office:value="-0.48550003767" calcext:value-type="float">
            <text:p>-0.4855000377</text:p>
          </table:table-cell>
        </table:table-row>
        <table:table-row table:style-name="ro1">
          <table:table-cell office:value-type="float" office:value="100.1" calcext:value-type="float">
            <text:p>100.1</text:p>
          </table:table-cell>
          <table:table-cell office:value-type="float" office:value="1.556" calcext:value-type="float">
            <text:p>1.556</text:p>
          </table:table-cell>
          <table:table-cell office:value-type="float" office:value="-0.012" calcext:value-type="float">
            <text:p>-0.012</text:p>
          </table:table-cell>
          <table:table-cell office:value-type="float" office:value="0.93275920003" calcext:value-type="float">
            <text:p>0.9327592</text:p>
          </table:table-cell>
          <table:table-cell office:value-type="float" office:value="-0.472365736961" calcext:value-type="float">
            <text:p>-0.472365737</text:p>
          </table:table-cell>
        </table:table-row>
        <table:table-row table:style-name="ro1">
          <table:table-cell office:value-type="float" office:value="100.2" calcext:value-type="float">
            <text:p>100.2</text:p>
          </table:table-cell>
          <table:table-cell office:value-type="float" office:value="1.579" calcext:value-type="float">
            <text:p>1.579</text:p>
          </table:table-cell>
          <table:table-cell office:value-type="float" office:value="0.011" calcext:value-type="float">
            <text:p>0.011</text:p>
          </table:table-cell>
          <table:table-cell office:value-type="float" office:value="0.928065021966" calcext:value-type="float">
            <text:p>0.928065022</text:p>
          </table:table-cell>
          <table:table-cell office:value-type="float" office:value="-0.461386352777" calcext:value-type="float">
            <text:p>-0.4613863528</text:p>
          </table:table-cell>
        </table:table-row>
        <table:table-row table:style-name="ro1">
          <table:table-cell office:value-type="float" office:value="100.3" calcext:value-type="float">
            <text:p>100.3</text:p>
          </table:table-cell>
          <table:table-cell office:value-type="float" office:value="1.603" calcext:value-type="float">
            <text:p>1.603</text:p>
          </table:table-cell>
          <table:table-cell office:value-type="float" office:value="0.035" calcext:value-type="float">
            <text:p>0.035</text:p>
          </table:table-cell>
          <table:table-cell office:value-type="float" office:value="0.923781378011" calcext:value-type="float">
            <text:p>0.923781378</text:p>
          </table:table-cell>
          <table:table-cell office:value-type="float" office:value="-0.448230862617" calcext:value-type="float">
            <text:p>-0.4482308626</text:p>
          </table:table-cell>
        </table:table-row>
        <table:table-row table:style-name="ro1">
          <table:table-cell office:value-type="float" office:value="100.4" calcext:value-type="float">
            <text:p>100.4</text:p>
          </table:table-cell>
          <table:table-cell office:value-type="float" office:value="1.628" calcext:value-type="float">
            <text:p>1.628</text:p>
          </table:table-cell>
          <table:table-cell office:value-type="float" office:value="0.062" calcext:value-type="float">
            <text:p>0.062</text:p>
          </table:table-cell>
          <table:table-cell office:value-type="float" office:value="0.918977641236" calcext:value-type="float">
            <text:p>0.9189776412</text:p>
          </table:table-cell>
          <table:table-cell office:value-type="float" office:value="-0.433500766754" calcext:value-type="float">
            <text:p>-0.4335007668</text:p>
          </table:table-cell>
        </table:table-row>
        <table:table-row table:style-name="ro1">
          <table:table-cell office:value-type="float" office:value="100.5" calcext:value-type="float">
            <text:p>100.5</text:p>
          </table:table-cell>
          <table:table-cell office:value-type="float" office:value="1.654" calcext:value-type="float">
            <text:p>1.654</text:p>
          </table:table-cell>
          <table:table-cell office:value-type="float" office:value="0.089" calcext:value-type="float">
            <text:p>0.089</text:p>
          </table:table-cell>
          <table:table-cell office:value-type="float" office:value="0.913775189167" calcext:value-type="float">
            <text:p>0.9137751892</text:p>
          </table:table-cell>
          <table:table-cell office:value-type="float" office:value="-0.4177967906" calcext:value-type="float">
            <text:p>-0.4177967906</text:p>
          </table:table-cell>
        </table:table-row>
        <table:table-row table:style-name="ro1">
          <table:table-cell office:value-type="float" office:value="100.6" calcext:value-type="float">
            <text:p>100.6</text:p>
          </table:table-cell>
          <table:table-cell office:value-type="float" office:value="1.681" calcext:value-type="float">
            <text:p>1.681</text:p>
          </table:table-cell>
          <table:table-cell office:value-type="float" office:value="0.118" calcext:value-type="float">
            <text:p>0.118</text:p>
          </table:table-cell>
          <table:table-cell office:value-type="float" office:value="0.909075495734" calcext:value-type="float">
            <text:p>0.9090754957</text:p>
          </table:table-cell>
          <table:table-cell office:value-type="float" office:value="-0.409101754427" calcext:value-type="float">
            <text:p>-0.4091017544</text:p>
          </table:table-cell>
        </table:table-row>
        <table:table-row table:style-name="ro1">
          <table:table-cell office:value-type="float" office:value="100.7" calcext:value-type="float">
            <text:p>100.7</text:p>
          </table:table-cell>
          <table:table-cell office:value-type="float" office:value="1.708" calcext:value-type="float">
            <text:p>1.708</text:p>
          </table:table-cell>
          <table:table-cell office:value-type="float" office:value="0.147" calcext:value-type="float">
            <text:p>0.147</text:p>
          </table:table-cell>
          <table:table-cell office:value-type="float" office:value="0.906038858537" calcext:value-type="float">
            <text:p>0.9060388585</text:p>
          </table:table-cell>
          <table:table-cell office:value-type="float" office:value="-0.397830665112" calcext:value-type="float">
            <text:p>-0.3978306651</text:p>
          </table:table-cell>
        </table:table-row>
        <table:table-row table:style-name="ro1">
          <table:table-cell office:value-type="float" office:value="100.8" calcext:value-type="float">
            <text:p>100.8</text:p>
          </table:table-cell>
          <table:table-cell office:value-type="float" office:value="1.735" calcext:value-type="float">
            <text:p>1.735</text:p>
          </table:table-cell>
          <table:table-cell office:value-type="float" office:value="0.176" calcext:value-type="float">
            <text:p>0.176</text:p>
          </table:table-cell>
          <table:table-cell office:value-type="float" office:value="0.903713189862" calcext:value-type="float">
            <text:p>0.9037131899</text:p>
          </table:table-cell>
          <table:table-cell office:value-type="float" office:value="-0.38766041398" calcext:value-type="float">
            <text:p>-0.387660414</text:p>
          </table:table-cell>
        </table:table-row>
        <table:table-row table:style-name="ro1">
          <table:table-cell office:value-type="float" office:value="100.9" calcext:value-type="float">
            <text:p>100.9</text:p>
          </table:table-cell>
          <table:table-cell office:value-type="float" office:value="1.761" calcext:value-type="float">
            <text:p>1.761</text:p>
          </table:table-cell>
          <table:table-cell office:value-type="float" office:value="0.206" calcext:value-type="float">
            <text:p>0.206</text:p>
          </table:table-cell>
          <table:table-cell office:value-type="float" office:value="0.900096134457" calcext:value-type="float">
            <text:p>0.9000961345</text:p>
          </table:table-cell>
          <table:table-cell office:value-type="float" office:value="-0.368497848511" calcext:value-type="float">
            <text:p>-0.368497848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788" calcext:value-type="float">
            <text:p>1.788</text:p>
          </table:table-cell>
          <table:table-cell office:value-type="float" office:value="0.237" calcext:value-type="float">
            <text:p>0.237</text:p>
          </table:table-cell>
          <table:table-cell office:value-type="float" office:value="0.894643816986" calcext:value-type="float">
            <text:p>0.894643817</text:p>
          </table:table-cell>
          <table:table-cell office:value-type="float" office:value="-0.352441519499" calcext:value-type="float">
            <text:p>-0.3524415195</text:p>
          </table:table-cell>
        </table:table-row>
        <table:table-row table:style-name="ro1">
          <table:table-cell office:value-type="float" office:value="101.1" calcext:value-type="float">
            <text:p>101.1</text:p>
          </table:table-cell>
          <table:table-cell office:value-type="float" office:value="1.819" calcext:value-type="float">
            <text:p>1.819</text:p>
          </table:table-cell>
          <table:table-cell office:value-type="float" office:value="0.272" calcext:value-type="float">
            <text:p>0.272</text:p>
          </table:table-cell>
          <table:table-cell office:value-type="float" office:value="0.891483133061" calcext:value-type="float">
            <text:p>0.8914831331</text:p>
          </table:table-cell>
          <table:table-cell office:value-type="float" office:value="-0.332123219967" calcext:value-type="float">
            <text:p>-0.33212322</text:p>
          </table:table-cell>
        </table:table-row>
        <table:table-row table:style-name="ro1">
          <table:table-cell office:value-type="float" office:value="101.2" calcext:value-type="float">
            <text:p>101.2</text:p>
          </table:table-cell>
          <table:table-cell office:value-type="float" office:value="1.849" calcext:value-type="float">
            <text:p>1.849</text:p>
          </table:table-cell>
          <table:table-cell office:value-type="float" office:value="0.307" calcext:value-type="float">
            <text:p>0.307</text:p>
          </table:table-cell>
          <table:table-cell office:value-type="float" office:value="0.88910977521" calcext:value-type="float">
            <text:p>0.8891097752</text:p>
          </table:table-cell>
          <table:table-cell office:value-type="float" office:value="-0.309210062027" calcext:value-type="float">
            <text:p>-0.309210062</text:p>
          </table:table-cell>
        </table:table-row>
        <table:table-row table:style-name="ro1">
          <table:table-cell office:value-type="float" office:value="101.3" calcext:value-type="float">
            <text:p>101.3</text:p>
          </table:table-cell>
          <table:table-cell office:value-type="float" office:value="1.881" calcext:value-type="float">
            <text:p>1.881</text:p>
          </table:table-cell>
          <table:table-cell office:value-type="float" office:value="0.345" calcext:value-type="float">
            <text:p>0.345</text:p>
          </table:table-cell>
          <table:table-cell office:value-type="float" office:value="0.884623308398" calcext:value-type="float">
            <text:p>0.8846233084</text:p>
          </table:table-cell>
          <table:table-cell office:value-type="float" office:value="-0.295011848211" calcext:value-type="float">
            <text:p>-0.2950118482</text:p>
          </table:table-cell>
        </table:table-row>
        <table:table-row table:style-name="ro1">
          <table:table-cell office:value-type="float" office:value="101.4" calcext:value-type="float">
            <text:p>101.4</text:p>
          </table:table-cell>
          <table:table-cell office:value-type="float" office:value="1.915" calcext:value-type="float">
            <text:p>1.915</text:p>
          </table:table-cell>
          <table:table-cell office:value-type="float" office:value="0.385" calcext:value-type="float">
            <text:p>0.385</text:p>
          </table:table-cell>
          <table:table-cell office:value-type="float" office:value="0.880750019357" calcext:value-type="float">
            <text:p>0.8807500194</text:p>
          </table:table-cell>
          <table:table-cell office:value-type="float" office:value="-0.280465483665" calcext:value-type="float">
            <text:p>-0.2804654837</text:p>
          </table:table-cell>
        </table:table-row>
        <table:table-row table:style-name="ro1">
          <table:table-cell office:value-type="float" office:value="101.5" calcext:value-type="float">
            <text:p>101.5</text:p>
          </table:table-cell>
          <table:table-cell office:value-type="float" office:value="1.949" calcext:value-type="float">
            <text:p>1.949</text:p>
          </table:table-cell>
          <table:table-cell office:value-type="float" office:value="0.425" calcext:value-type="float">
            <text:p>0.425</text:p>
          </table:table-cell>
          <table:table-cell office:value-type="float" office:value="0.879268118603" calcext:value-type="float">
            <text:p>0.8792681186</text:p>
          </table:table-cell>
          <table:table-cell office:value-type="float" office:value="-0.269643962383" calcext:value-type="float">
            <text:p>-0.2696439624</text:p>
          </table:table-cell>
        </table:table-row>
        <table:table-row table:style-name="ro1">
          <table:table-cell office:value-type="float" office:value="101.6" calcext:value-type="float">
            <text:p>101.6</text:p>
          </table:table-cell>
          <table:table-cell office:value-type="float" office:value="1.983" calcext:value-type="float">
            <text:p>1.983</text:p>
          </table:table-cell>
          <table:table-cell office:value-type="float" office:value="0.465" calcext:value-type="float">
            <text:p>0.465</text:p>
          </table:table-cell>
          <table:table-cell office:value-type="float" office:value="0.877719550515" calcext:value-type="float">
            <text:p>0.8777195505</text:p>
          </table:table-cell>
          <table:table-cell office:value-type="float" office:value="-0.256687194109" calcext:value-type="float">
            <text:p>-0.2566871941</text:p>
          </table:table-cell>
        </table:table-row>
        <table:table-row table:style-name="ro1">
          <table:table-cell office:value-type="float" office:value="101.7" calcext:value-type="float">
            <text:p>101.7</text:p>
          </table:table-cell>
          <table:table-cell office:value-type="float" office:value="2.018" calcext:value-type="float">
            <text:p>2.018</text:p>
          </table:table-cell>
          <table:table-cell office:value-type="float" office:value="0.504" calcext:value-type="float">
            <text:p>0.504</text:p>
          </table:table-cell>
          <table:table-cell office:value-type="float" office:value="0.875623135792" calcext:value-type="float">
            <text:p>0.8756231358</text:p>
          </table:table-cell>
          <table:table-cell office:value-type="float" office:value="-0.23881085217" calcext:value-type="float">
            <text:p>-0.2388108522</text:p>
          </table:table-cell>
        </table:table-row>
        <table:table-row table:style-name="ro1">
          <table:table-cell office:value-type="float" office:value="101.8" calcext:value-type="float">
            <text:p>101.8</text:p>
          </table:table-cell>
          <table:table-cell office:value-type="float" office:value="2.052" calcext:value-type="float">
            <text:p>2.052</text:p>
          </table:table-cell>
          <table:table-cell office:value-type="float" office:value="0.544" calcext:value-type="float">
            <text:p>0.544</text:p>
          </table:table-cell>
          <table:table-cell office:value-type="float" office:value="0.874223267195" calcext:value-type="float">
            <text:p>0.8742232672</text:p>
          </table:table-cell>
          <table:table-cell office:value-type="float" office:value="-0.220755547285" calcext:value-type="float">
            <text:p>-0.2207555473</text:p>
          </table:table-cell>
        </table:table-row>
        <table:table-row table:style-name="ro1">
          <table:table-cell office:value-type="float" office:value="101.9" calcext:value-type="float">
            <text:p>101.9</text:p>
          </table:table-cell>
          <table:table-cell office:value-type="float" office:value="2.086" calcext:value-type="float">
            <text:p>2.086</text:p>
          </table:table-cell>
          <table:table-cell office:value-type="float" office:value="0.582" calcext:value-type="float">
            <text:p>0.582</text:p>
          </table:table-cell>
          <table:table-cell office:value-type="float" office:value="0.872525588337" calcext:value-type="float">
            <text:p>0.8725255883</text:p>
          </table:table-cell>
          <table:table-cell office:value-type="float" office:value="-0.198084756732" calcext:value-type="float">
            <text:p>-0.198084756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.12" calcext:value-type="float">
            <text:p>2.12</text:p>
          </table:table-cell>
          <table:table-cell office:value-type="float" office:value="0.621" calcext:value-type="float">
            <text:p>0.621</text:p>
          </table:table-cell>
          <table:table-cell office:value-type="float" office:value="0.871746907076" calcext:value-type="float">
            <text:p>0.8717469071</text:p>
          </table:table-cell>
          <table:table-cell office:value-type="float" office:value="-0.170520693064" calcext:value-type="float">
            <text:p>-0.1705206931</text:p>
          </table:table-cell>
        </table:table-row>
        <table:table-row table:style-name="ro1">
          <table:table-cell office:value-type="float" office:value="102.1" calcext:value-type="float">
            <text:p>102.1</text:p>
          </table:table-cell>
          <table:table-cell office:value-type="float" office:value="2.154" calcext:value-type="float">
            <text:p>2.154</text:p>
          </table:table-cell>
          <table:table-cell office:value-type="float" office:value="0.66" calcext:value-type="float">
            <text:p>0.66</text:p>
          </table:table-cell>
          <table:table-cell office:value-type="float" office:value="0.873122368375" calcext:value-type="float">
            <text:p>0.8731223684</text:p>
          </table:table-cell>
          <table:table-cell office:value-type="float" office:value="-0.142771601677" calcext:value-type="float">
            <text:p>-0.1427716017</text:p>
          </table:table-cell>
        </table:table-row>
        <table:table-row table:style-name="ro1">
          <table:table-cell office:value-type="float" office:value="102.2" calcext:value-type="float">
            <text:p>102.2</text:p>
          </table:table-cell>
          <table:table-cell office:value-type="float" office:value="2.186" calcext:value-type="float">
            <text:p>2.186</text:p>
          </table:table-cell>
          <table:table-cell office:value-type="float" office:value="0.697" calcext:value-type="float">
            <text:p>0.697</text:p>
          </table:table-cell>
          <table:table-cell office:value-type="float" office:value="0.875729926279" calcext:value-type="float">
            <text:p>0.8757299263</text:p>
          </table:table-cell>
          <table:table-cell office:value-type="float" office:value="-0.115158349276" calcext:value-type="float">
            <text:p>-0.1151583493</text:p>
          </table:table-cell>
        </table:table-row>
        <table:table-row table:style-name="ro1">
          <table:table-cell office:value-type="float" office:value="102.3" calcext:value-type="float">
            <text:p>102.3</text:p>
          </table:table-cell>
          <table:table-cell office:value-type="float" office:value="2.218" calcext:value-type="float">
            <text:p>2.218</text:p>
          </table:table-cell>
          <table:table-cell office:value-type="float" office:value="0.733" calcext:value-type="float">
            <text:p>0.733</text:p>
          </table:table-cell>
          <table:table-cell office:value-type="float" office:value="0.879660917817" calcext:value-type="float">
            <text:p>0.8796609178</text:p>
          </table:table-cell>
          <table:table-cell office:value-type="float" office:value="-0.0973087623715" calcext:value-type="float">
            <text:p>-0.0973087624</text:p>
          </table:table-cell>
        </table:table-row>
        <table:table-row table:style-name="ro1">
          <table:table-cell office:value-type="float" office:value="102.4" calcext:value-type="float">
            <text:p>102.4</text:p>
          </table:table-cell>
          <table:table-cell office:value-type="float" office:value="2.248" calcext:value-type="float">
            <text:p>2.248</text:p>
          </table:table-cell>
          <table:table-cell office:value-type="float" office:value="0.766" calcext:value-type="float">
            <text:p>0.766</text:p>
          </table:table-cell>
          <table:table-cell office:value-type="float" office:value="0.88384901913" calcext:value-type="float">
            <text:p>0.8838490191</text:p>
          </table:table-cell>
          <table:table-cell office:value-type="float" office:value="-0.0549238026142" calcext:value-type="float">
            <text:p>-0.0549238026</text:p>
          </table:table-cell>
        </table:table-row>
        <table:table-row table:style-name="ro1">
          <table:table-cell office:value-type="float" office:value="102.5" calcext:value-type="float">
            <text:p>102.5</text:p>
          </table:table-cell>
          <table:table-cell office:value-type="float" office:value="2.278" calcext:value-type="float">
            <text:p>2.278</text:p>
          </table:table-cell>
          <table:table-cell office:value-type="float" office:value="0.799" calcext:value-type="float">
            <text:p>0.799</text:p>
          </table:table-cell>
          <table:table-cell office:value-type="float" office:value="0.894065991265" calcext:value-type="float">
            <text:p>0.8940659913</text:p>
          </table:table-cell>
          <table:table-cell office:value-type="float" office:value="-0.056382227689" calcext:value-type="float">
            <text:p>-0.0563822277</text:p>
          </table:table-cell>
        </table:table-row>
        <table:table-row table:style-name="ro1">
          <table:table-cell office:value-type="float" office:value="102.6" calcext:value-type="float">
            <text:p>102.6</text:p>
          </table:table-cell>
          <table:table-cell office:value-type="float" office:value="2.303" calcext:value-type="float">
            <text:p>2.303</text:p>
          </table:table-cell>
          <table:table-cell office:value-type="float" office:value="0.826" calcext:value-type="float">
            <text:p>0.826</text:p>
          </table:table-cell>
          <table:table-cell office:value-type="float" office:value="0.902892095573" calcext:value-type="float">
            <text:p>0.9028920956</text:p>
          </table:table-cell>
          <table:table-cell office:value-type="float" office:value="-0.0198042914271" calcext:value-type="float">
            <text:p>-0.0198042914</text:p>
          </table:table-cell>
        </table:table-row>
        <table:table-row table:style-name="ro1">
          <table:table-cell office:value-type="float" office:value="102.7" calcext:value-type="float">
            <text:p>102.7</text:p>
          </table:table-cell>
          <table:table-cell office:value-type="float" office:value="2.324" calcext:value-type="float">
            <text:p>2.324</text:p>
          </table:table-cell>
          <table:table-cell office:value-type="float" office:value="0.848" calcext:value-type="float">
            <text:p>0.848</text:p>
          </table:table-cell>
          <table:table-cell office:value-type="float" office:value="0.913010426887" calcext:value-type="float">
            <text:p>0.9130104269</text:p>
          </table:table-cell>
          <table:table-cell office:value-type="float" office:value="0.0189335811883" calcext:value-type="float">
            <text:p>0.0189335812</text:p>
          </table:table-cell>
        </table:table-row>
        <table:table-row table:style-name="ro1">
          <table:table-cell office:value-type="float" office:value="102.8" calcext:value-type="float">
            <text:p>102.8</text:p>
          </table:table-cell>
          <table:table-cell office:value-type="float" office:value="2.342" calcext:value-type="float">
            <text:p>2.342</text:p>
          </table:table-cell>
          <table:table-cell office:value-type="float" office:value="0.865" calcext:value-type="float">
            <text:p>0.865</text:p>
          </table:table-cell>
          <table:table-cell office:value-type="float" office:value="0.924816791597" calcext:value-type="float">
            <text:p>0.9248167916</text:p>
          </table:table-cell>
          <table:table-cell office:value-type="float" office:value="0.0505472831428" calcext:value-type="float">
            <text:p>0.0505472831</text:p>
          </table:table-cell>
        </table:table-row>
        <table:table-row table:style-name="ro1">
          <table:table-cell office:value-type="float" office:value="102.9" calcext:value-type="float">
            <text:p>102.9</text:p>
          </table:table-cell>
          <table:table-cell office:value-type="float" office:value="2.358" calcext:value-type="float">
            <text:p>2.358</text:p>
          </table:table-cell>
          <table:table-cell office:value-type="float" office:value="0.88" calcext:value-type="float">
            <text:p>0.88</text:p>
          </table:table-cell>
          <table:table-cell office:value-type="float" office:value="0.938084466327" calcext:value-type="float">
            <text:p>0.9380844663</text:p>
          </table:table-cell>
          <table:table-cell office:value-type="float" office:value="0.0607298389077" calcext:value-type="float">
            <text:p>0.0607298389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.37" calcext:value-type="float">
            <text:p>2.37</text:p>
          </table:table-cell>
          <table:table-cell office:value-type="float" office:value="0.892" calcext:value-type="float">
            <text:p>0.892</text:p>
          </table:table-cell>
          <table:table-cell office:value-type="float" office:value="0.952472828049" calcext:value-type="float">
            <text:p>0.952472828</text:p>
          </table:table-cell>
          <table:table-cell office:value-type="float" office:value="0.0668601319194" calcext:value-type="float">
            <text:p>0.0668601319</text:p>
          </table:table-cell>
        </table:table-row>
        <table:table-row table:style-name="ro1">
          <table:table-cell office:value-type="float" office:value="103.1" calcext:value-type="float">
            <text:p>103.1</text:p>
          </table:table-cell>
          <table:table-cell office:value-type="float" office:value="2.383" calcext:value-type="float">
            <text:p>2.383</text:p>
          </table:table-cell>
          <table:table-cell office:value-type="float" office:value="0.903" calcext:value-type="float">
            <text:p>0.903</text:p>
          </table:table-cell>
          <table:table-cell office:value-type="float" office:value="0.966310360388" calcext:value-type="float">
            <text:p>0.9663103604</text:p>
          </table:table-cell>
          <table:table-cell office:value-type="float" office:value="0.0942994877696" calcext:value-type="float">
            <text:p>0.0942994878</text:p>
          </table:table-cell>
        </table:table-row>
        <table:table-row table:style-name="ro1">
          <table:table-cell office:value-type="float" office:value="103.2" calcext:value-type="float">
            <text:p>103.2</text:p>
          </table:table-cell>
          <table:table-cell office:value-type="float" office:value="2.397" calcext:value-type="float">
            <text:p>2.397</text:p>
          </table:table-cell>
          <table:table-cell office:value-type="float" office:value="0.915" calcext:value-type="float">
            <text:p>0.915</text:p>
          </table:table-cell>
          <table:table-cell office:value-type="float" office:value="0.96718020151" calcext:value-type="float">
            <text:p>0.9671802015</text:p>
          </table:table-cell>
          <table:table-cell office:value-type="float" office:value="0.103017576039" calcext:value-type="float">
            <text:p>0.103017576</text:p>
          </table:table-cell>
        </table:table-row>
        <table:table-row table:style-name="ro1">
          <table:table-cell office:value-type="float" office:value="103.3" calcext:value-type="float">
            <text:p>103.3</text:p>
          </table:table-cell>
          <table:table-cell office:value-type="float" office:value="2.41" calcext:value-type="float">
            <text:p>2.41</text:p>
          </table:table-cell>
          <table:table-cell office:value-type="float" office:value="0.926" calcext:value-type="float">
            <text:p>0.926</text:p>
          </table:table-cell>
          <table:table-cell office:value-type="float" office:value="0.996958126398" calcext:value-type="float">
            <text:p>0.9969581264</text:p>
          </table:table-cell>
          <table:table-cell office:value-type="float" office:value="0.104038588703" calcext:value-type="float">
            <text:p>0.1040385887</text:p>
          </table:table-cell>
        </table:table-row>
        <table:table-row table:style-name="ro1">
          <table:table-cell office:value-type="float" office:value="103.4" calcext:value-type="float">
            <text:p>103.4</text:p>
          </table:table-cell>
          <table:table-cell office:value-type="float" office:value="2.421" calcext:value-type="float">
            <text:p>2.421</text:p>
          </table:table-cell>
          <table:table-cell office:value-type="float" office:value="0.935" calcext:value-type="float">
            <text:p>0.935</text:p>
          </table:table-cell>
          <table:table-cell office:value-type="float" office:value="1.00848392034" calcext:value-type="float">
            <text:p>1.0084839203</text:p>
          </table:table-cell>
          <table:table-cell office:value-type="float" office:value="0.11559510231" calcext:value-type="float">
            <text:p>0.1155951023</text:p>
          </table:table-cell>
        </table:table-row>
        <table:table-row table:style-name="ro1">
          <table:table-cell office:value-type="float" office:value="103.5" calcext:value-type="float">
            <text:p>103.5</text:p>
          </table:table-cell>
          <table:table-cell office:value-type="float" office:value="2.433" calcext:value-type="float">
            <text:p>2.433</text:p>
          </table:table-cell>
          <table:table-cell office:value-type="float" office:value="0.943" calcext:value-type="float">
            <text:p>0.943</text:p>
          </table:table-cell>
          <table:table-cell office:value-type="float" office:value="1.02460389422" calcext:value-type="float">
            <text:p>1.0246038942</text:p>
          </table:table-cell>
          <table:table-cell office:value-type="float" office:value="0.122396588326" calcext:value-type="float">
            <text:p>0.1223965883</text:p>
          </table:table-cell>
        </table:table-row>
        <table:table-row table:style-name="ro1">
          <table:table-cell office:value-type="float" office:value="103.6" calcext:value-type="float">
            <text:p>103.6</text:p>
          </table:table-cell>
          <table:table-cell office:value-type="float" office:value="2.445" calcext:value-type="float">
            <text:p>2.445</text:p>
          </table:table-cell>
          <table:table-cell office:value-type="float" office:value="0.952" calcext:value-type="float">
            <text:p>0.952</text:p>
          </table:table-cell>
          <table:table-cell office:value-type="float" office:value="1.044189545" calcext:value-type="float">
            <text:p>1.044189545</text:p>
          </table:table-cell>
          <table:table-cell office:value-type="float" office:value="0.136798739433" calcext:value-type="float">
            <text:p>0.1367987394</text:p>
          </table:table-cell>
        </table:table-row>
        <table:table-row table:style-name="ro1">
          <table:table-cell office:value-type="float" office:value="103.7" calcext:value-type="float">
            <text:p>103.7</text:p>
          </table:table-cell>
          <table:table-cell office:value-type="float" office:value="2.456" calcext:value-type="float">
            <text:p>2.456</text:p>
          </table:table-cell>
          <table:table-cell office:value-type="float" office:value="0.959" calcext:value-type="float">
            <text:p>0.959</text:p>
          </table:table-cell>
          <table:table-cell office:value-type="float" office:value="1.05782530268" calcext:value-type="float">
            <text:p>1.0578253027</text:p>
          </table:table-cell>
          <table:table-cell office:value-type="float" office:value="0.144360110164" calcext:value-type="float">
            <text:p>0.1443601102</text:p>
          </table:table-cell>
        </table:table-row>
        <table:table-row table:style-name="ro1">
          <table:table-cell office:value-type="float" office:value="103.8" calcext:value-type="float">
            <text:p>103.8</text:p>
          </table:table-cell>
          <table:table-cell office:value-type="float" office:value="2.468" calcext:value-type="float">
            <text:p>2.468</text:p>
          </table:table-cell>
          <table:table-cell office:value-type="float" office:value="0.967" calcext:value-type="float">
            <text:p>0.967</text:p>
          </table:table-cell>
          <table:table-cell office:value-type="float" office:value="1.0778716654" calcext:value-type="float">
            <text:p>1.0778716654</text:p>
          </table:table-cell>
          <table:table-cell office:value-type="float" office:value="0.154441311955" calcext:value-type="float">
            <text:p>0.154441312</text:p>
          </table:table-cell>
        </table:table-row>
        <table:table-row table:style-name="ro1">
          <table:table-cell office:value-type="float" office:value="103.9" calcext:value-type="float">
            <text:p>103.9</text:p>
          </table:table-cell>
          <table:table-cell office:value-type="float" office:value="2.481" calcext:value-type="float">
            <text:p>2.481</text:p>
          </table:table-cell>
          <table:table-cell office:value-type="float" office:value="0.975" calcext:value-type="float">
            <text:p>0.975</text:p>
          </table:table-cell>
          <table:table-cell office:value-type="float" office:value="1.0921045194" calcext:value-type="float">
            <text:p>1.0921045194</text:p>
          </table:table-cell>
          <table:table-cell office:value-type="float" office:value="0.16607119143" calcext:value-type="float">
            <text:p>0.166071191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.495" calcext:value-type="float">
            <text:p>2.495</text:p>
          </table:table-cell>
          <table:table-cell office:value-type="float" office:value="0.982" calcext:value-type="float">
            <text:p>0.982</text:p>
          </table:table-cell>
          <table:table-cell office:value-type="float" office:value="1.11003235037" calcext:value-type="float">
            <text:p>1.1100323504</text:p>
          </table:table-cell>
          <table:table-cell office:value-type="float" office:value="0.179873108864" calcext:value-type="float">
            <text:p>0.1798731089</text:p>
          </table:table-cell>
        </table:table-row>
        <table:table-row table:style-name="ro1">
          <table:table-cell office:value-type="float" office:value="104.1" calcext:value-type="float">
            <text:p>104.1</text:p>
          </table:table-cell>
          <table:table-cell office:value-type="float" office:value="2.512" calcext:value-type="float">
            <text:p>2.512</text:p>
          </table:table-cell>
          <table:table-cell office:value-type="float" office:value="0.991" calcext:value-type="float">
            <text:p>0.991</text:p>
          </table:table-cell>
          <table:table-cell office:value-type="float" office:value="1.12590776303" calcext:value-type="float">
            <text:p>1.125907763</text:p>
          </table:table-cell>
          <table:table-cell office:value-type="float" office:value="0.189348295331" calcext:value-type="float">
            <text:p>0.1893482953</text:p>
          </table:table-cell>
        </table:table-row>
        <table:table-row table:style-name="ro1">
          <table:table-cell office:value-type="float" office:value="104.2" calcext:value-type="float">
            <text:p>104.2</text:p>
          </table:table-cell>
          <table:table-cell office:value-type="float" office:value="2.529" calcext:value-type="float">
            <text:p>2.529</text:p>
          </table:table-cell>
          <table:table-cell office:value-type="float" office:value="0.999" calcext:value-type="float">
            <text:p>0.999</text:p>
          </table:table-cell>
          <table:table-cell office:value-type="float" office:value="1.14176258692" calcext:value-type="float">
            <text:p>1.1417625869</text:p>
          </table:table-cell>
          <table:table-cell office:value-type="float" office:value="0.197650551796" calcext:value-type="float">
            <text:p>0.1976505518</text:p>
          </table:table-cell>
        </table:table-row>
        <table:table-row table:style-name="ro1">
          <table:table-cell office:value-type="float" office:value="104.3" calcext:value-type="float">
            <text:p>104.3</text:p>
          </table:table-cell>
          <table:table-cell office:value-type="float" office:value="2.545" calcext:value-type="float">
            <text:p>2.545</text:p>
          </table:table-cell>
          <table:table-cell office:value-type="float" office:value="1.006" calcext:value-type="float">
            <text:p>1.006</text:p>
          </table:table-cell>
          <table:table-cell office:value-type="float" office:value="1.1582172607" calcext:value-type="float">
            <text:p>1.1582172607</text:p>
          </table:table-cell>
          <table:table-cell office:value-type="float" office:value="0.205553725362" calcext:value-type="float">
            <text:p>0.2055537254</text:p>
          </table:table-cell>
        </table:table-row>
        <table:table-row table:style-name="ro1">
          <table:table-cell office:value-type="float" office:value="104.4" calcext:value-type="float">
            <text:p>104.4</text:p>
          </table:table-cell>
          <table:table-cell office:value-type="float" office:value="2.561" calcext:value-type="float">
            <text:p>2.561</text:p>
          </table:table-cell>
          <table:table-cell office:value-type="float" office:value="1.012" calcext:value-type="float">
            <text:p>1.012</text:p>
          </table:table-cell>
          <table:table-cell office:value-type="float" office:value="1.17347187583" calcext:value-type="float">
            <text:p>1.1734718758</text:p>
          </table:table-cell>
          <table:table-cell office:value-type="float" office:value="0.211616292596" calcext:value-type="float">
            <text:p>0.2116162926</text:p>
          </table:table-cell>
        </table:table-row>
        <table:table-row table:style-name="ro1">
          <table:table-cell office:value-type="float" office:value="104.5" calcext:value-type="float">
            <text:p>104.5</text:p>
          </table:table-cell>
          <table:table-cell office:value-type="float" office:value="2.576" calcext:value-type="float">
            <text:p>2.576</text:p>
          </table:table-cell>
          <table:table-cell office:value-type="float" office:value="1.017" calcext:value-type="float">
            <text:p>1.017</text:p>
          </table:table-cell>
          <table:table-cell office:value-type="float" office:value="1.18575161926" calcext:value-type="float">
            <text:p>1.1857516193</text:p>
          </table:table-cell>
          <table:table-cell office:value-type="float" office:value="0.214602023363" calcext:value-type="float">
            <text:p>0.2146020234</text:p>
          </table:table-cell>
        </table:table-row>
        <table:table-row table:style-name="ro1">
          <table:table-cell office:value-type="float" office:value="104.6" calcext:value-type="float">
            <text:p>104.6</text:p>
          </table:table-cell>
          <table:table-cell office:value-type="float" office:value="2.587" calcext:value-type="float">
            <text:p>2.587</text:p>
          </table:table-cell>
          <table:table-cell office:value-type="float" office:value="1.021" calcext:value-type="float">
            <text:p>1.021</text:p>
          </table:table-cell>
          <table:table-cell office:value-type="float" office:value="1.19372074832" calcext:value-type="float">
            <text:p>1.1937207483</text:p>
          </table:table-cell>
          <table:table-cell office:value-type="float" office:value="0.215186789632" calcext:value-type="float">
            <text:p>0.2151867896</text:p>
          </table:table-cell>
        </table:table-row>
        <table:table-row table:style-name="ro1">
          <table:table-cell office:value-type="float" office:value="104.7" calcext:value-type="float">
            <text:p>104.7</text:p>
          </table:table-cell>
          <table:table-cell office:value-type="float" office:value="2.594" calcext:value-type="float">
            <text:p>2.594</text:p>
          </table:table-cell>
          <table:table-cell office:value-type="float" office:value="1.023" calcext:value-type="float">
            <text:p>1.023</text:p>
          </table:table-cell>
          <table:table-cell office:value-type="float" office:value="1.19821446053" calcext:value-type="float">
            <text:p>1.1982144605</text:p>
          </table:table-cell>
          <table:table-cell office:value-type="float" office:value="0.212738782167" calcext:value-type="float">
            <text:p>0.2127387822</text:p>
          </table:table-cell>
        </table:table-row>
        <table:table-row table:style-name="ro1">
          <table:table-cell office:value-type="float" office:value="104.8" calcext:value-type="float">
            <text:p>104.8</text:p>
          </table:table-cell>
          <table:table-cell office:value-type="float" office:value="2.598" calcext:value-type="float">
            <text:p>2.598</text:p>
          </table:table-cell>
          <table:table-cell office:value-type="float" office:value="1.024" calcext:value-type="float">
            <text:p>1.024</text:p>
          </table:table-cell>
          <table:table-cell office:value-type="float" office:value="1.21111228716" calcext:value-type="float">
            <text:p>1.2111122872</text:p>
          </table:table-cell>
          <table:table-cell office:value-type="float" office:value="0.211303979158" calcext:value-type="float">
            <text:p>0.2113039792</text:p>
          </table:table-cell>
        </table:table-row>
        <table:table-row table:style-name="ro1">
          <table:table-cell office:value-type="float" office:value="104.9" calcext:value-type="float">
            <text:p>104.9</text:p>
          </table:table-cell>
          <table:table-cell office:value-type="float" office:value="2.597" calcext:value-type="float">
            <text:p>2.597</text:p>
          </table:table-cell>
          <table:table-cell office:value-type="float" office:value="1.024" calcext:value-type="float">
            <text:p>1.024</text:p>
          </table:table-cell>
          <table:table-cell office:value-type="float" office:value="1.22019606658" calcext:value-type="float">
            <text:p>1.2201960666</text:p>
          </table:table-cell>
          <table:table-cell office:value-type="float" office:value="0.208108320832" calcext:value-type="float">
            <text:p>0.208108320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595" calcext:value-type="float">
            <text:p>2.595</text:p>
          </table:table-cell>
          <table:table-cell office:value-type="float" office:value="1.023" calcext:value-type="float">
            <text:p>1.023</text:p>
          </table:table-cell>
          <table:table-cell office:value-type="float" office:value="1.22861646337" calcext:value-type="float">
            <text:p>1.2286164634</text:p>
          </table:table-cell>
          <table:table-cell office:value-type="float" office:value="0.204779416323" calcext:value-type="float">
            <text:p>0.2047794163</text:p>
          </table:table-cell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2.592" calcext:value-type="float">
            <text:p>2.592</text:p>
          </table:table-cell>
          <table:table-cell office:value-type="float" office:value="1.023" calcext:value-type="float">
            <text:p>1.023</text:p>
          </table:table-cell>
          <table:table-cell office:value-type="float" office:value="1.24107082422" calcext:value-type="float">
            <text:p>1.2410708242</text:p>
          </table:table-cell>
          <table:table-cell office:value-type="float" office:value="0.203835144639" calcext:value-type="float">
            <text:p>0.2038351446</text:p>
          </table:table-cell>
        </table:table-row>
        <table:table-row table:style-name="ro1">
          <table:table-cell office:value-type="float" office:value="105.2" calcext:value-type="float">
            <text:p>105.2</text:p>
          </table:table-cell>
          <table:table-cell office:value-type="float" office:value="2.591" calcext:value-type="float">
            <text:p>2.591</text:p>
          </table:table-cell>
          <table:table-cell office:value-type="float" office:value="1.022" calcext:value-type="float">
            <text:p>1.022</text:p>
          </table:table-cell>
          <table:table-cell office:value-type="float" office:value="1.25526650266" calcext:value-type="float">
            <text:p>1.2552665027</text:p>
          </table:table-cell>
          <table:table-cell office:value-type="float" office:value="0.202220529318" calcext:value-type="float">
            <text:p>0.2022205293</text:p>
          </table:table-cell>
        </table:table-row>
        <table:table-row table:style-name="ro1">
          <table:table-cell office:value-type="float" office:value="105.3" calcext:value-type="float">
            <text:p>105.3</text:p>
          </table:table-cell>
          <table:table-cell office:value-type="float" office:value="2.592" calcext:value-type="float">
            <text:p>2.592</text:p>
          </table:table-cell>
          <table:table-cell office:value-type="float" office:value="1.023" calcext:value-type="float">
            <text:p>1.023</text:p>
          </table:table-cell>
          <table:table-cell office:value-type="float" office:value="1.27278435827" calcext:value-type="float">
            <text:p>1.2727843583</text:p>
          </table:table-cell>
          <table:table-cell office:value-type="float" office:value="0.202445089817" calcext:value-type="float">
            <text:p>0.2024450898</text:p>
          </table:table-cell>
        </table:table-row>
        <table:table-row table:style-name="ro1">
          <table:table-cell office:value-type="float" office:value="105.4" calcext:value-type="float">
            <text:p>105.4</text:p>
          </table:table-cell>
          <table:table-cell office:value-type="float" office:value="2.596" calcext:value-type="float">
            <text:p>2.596</text:p>
          </table:table-cell>
          <table:table-cell office:value-type="float" office:value="1.023" calcext:value-type="float">
            <text:p>1.023</text:p>
          </table:table-cell>
          <table:table-cell office:value-type="float" office:value="1.29493049175" calcext:value-type="float">
            <text:p>1.2949304918</text:p>
          </table:table-cell>
          <table:table-cell office:value-type="float" office:value="0.202767536044" calcext:value-type="float">
            <text:p>0.202767536</text:p>
          </table:table-cell>
        </table:table-row>
        <table:table-row table:style-name="ro1">
          <table:table-cell office:value-type="float" office:value="105.5" calcext:value-type="float">
            <text:p>105.5</text:p>
          </table:table-cell>
          <table:table-cell office:value-type="float" office:value="2.602" calcext:value-type="float">
            <text:p>2.602</text:p>
          </table:table-cell>
          <table:table-cell office:value-type="float" office:value="1.024" calcext:value-type="float">
            <text:p>1.024</text:p>
          </table:table-cell>
          <table:table-cell office:value-type="float" office:value="1.31985571083" calcext:value-type="float">
            <text:p>1.3198557108</text:p>
          </table:table-cell>
          <table:table-cell office:value-type="float" office:value="0.202471971512" calcext:value-type="float">
            <text:p>0.2024719715</text:p>
          </table:table-cell>
        </table:table-row>
        <table:table-row table:style-name="ro1">
          <table:table-cell office:value-type="float" office:value="105.6" calcext:value-type="float">
            <text:p>105.6</text:p>
          </table:table-cell>
          <table:table-cell office:value-type="float" office:value="2.612" calcext:value-type="float">
            <text:p>2.612</text:p>
          </table:table-cell>
          <table:table-cell office:value-type="float" office:value="1.025" calcext:value-type="float">
            <text:p>1.025</text:p>
          </table:table-cell>
          <table:table-cell office:value-type="float" office:value="1.34682005149" calcext:value-type="float">
            <text:p>1.3468200515</text:p>
          </table:table-cell>
          <table:table-cell office:value-type="float" office:value="0.204837068915" calcext:value-type="float">
            <text:p>0.2048370689</text:p>
          </table:table-cell>
        </table:table-row>
        <table:table-row table:style-name="ro1">
          <table:table-cell office:value-type="float" office:value="105.7" calcext:value-type="float">
            <text:p>105.7</text:p>
          </table:table-cell>
          <table:table-cell office:value-type="float" office:value="2.622" calcext:value-type="float">
            <text:p>2.622</text:p>
          </table:table-cell>
          <table:table-cell office:value-type="float" office:value="1.026" calcext:value-type="float">
            <text:p>1.026</text:p>
          </table:table-cell>
          <table:table-cell office:value-type="float" office:value="1.37195517921" calcext:value-type="float">
            <text:p>1.3719551792</text:p>
          </table:table-cell>
          <table:table-cell office:value-type="float" office:value="0.212566822767" calcext:value-type="float">
            <text:p>0.2125668228</text:p>
          </table:table-cell>
        </table:table-row>
        <table:table-row table:style-name="ro1">
          <table:table-cell office:value-type="float" office:value="105.8" calcext:value-type="float">
            <text:p>105.8</text:p>
          </table:table-cell>
          <table:table-cell office:value-type="float" office:value="2.637" calcext:value-type="float">
            <text:p>2.637</text:p>
          </table:table-cell>
          <table:table-cell office:value-type="float" office:value="1.026" calcext:value-type="float">
            <text:p>1.026</text:p>
          </table:table-cell>
          <table:table-cell office:value-type="float" office:value="1.39787654923" calcext:value-type="float">
            <text:p>1.3978765492</text:p>
          </table:table-cell>
          <table:table-cell office:value-type="float" office:value="0.223379671574" calcext:value-type="float">
            <text:p>0.2233796716</text:p>
          </table:table-cell>
        </table:table-row>
        <table:table-row table:style-name="ro1">
          <table:table-cell office:value-type="float" office:value="105.9" calcext:value-type="float">
            <text:p>105.9</text:p>
          </table:table-cell>
          <table:table-cell office:value-type="float" office:value="2.656" calcext:value-type="float">
            <text:p>2.656</text:p>
          </table:table-cell>
          <table:table-cell office:value-type="float" office:value="1.026" calcext:value-type="float">
            <text:p>1.026</text:p>
          </table:table-cell>
          <table:table-cell office:value-type="float" office:value="1.42592514233" calcext:value-type="float">
            <text:p>1.4259251423</text:p>
          </table:table-cell>
          <table:table-cell office:value-type="float" office:value="0.235935255885" calcext:value-type="float">
            <text:p>0.235935255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.677" calcext:value-type="float">
            <text:p>2.677</text:p>
          </table:table-cell>
          <table:table-cell office:value-type="float" office:value="1.025" calcext:value-type="float">
            <text:p>1.025</text:p>
          </table:table-cell>
          <table:table-cell office:value-type="float" office:value="1.45720806674" calcext:value-type="float">
            <text:p>1.4572080667</text:p>
          </table:table-cell>
          <table:table-cell office:value-type="float" office:value="0.249599710107" calcext:value-type="float">
            <text:p>0.2495997101</text:p>
          </table:table-cell>
        </table:table-row>
        <table:table-row table:style-name="ro1">
          <table:table-cell office:value-type="float" office:value="106.1" calcext:value-type="float">
            <text:p>106.1</text:p>
          </table:table-cell>
          <table:table-cell office:value-type="float" office:value="2.701" calcext:value-type="float">
            <text:p>2.701</text:p>
          </table:table-cell>
          <table:table-cell office:value-type="float" office:value="1.023" calcext:value-type="float">
            <text:p>1.023</text:p>
          </table:table-cell>
          <table:table-cell office:value-type="float" office:value="1.48244715588" calcext:value-type="float">
            <text:p>1.4824471559</text:p>
          </table:table-cell>
          <table:table-cell office:value-type="float" office:value="0.263417482376" calcext:value-type="float">
            <text:p>0.2634174824</text:p>
          </table:table-cell>
        </table:table-row>
        <table:table-row table:style-name="ro1">
          <table:table-cell office:value-type="float" office:value="106.2" calcext:value-type="float">
            <text:p>106.2</text:p>
          </table:table-cell>
          <table:table-cell office:value-type="float" office:value="2.729" calcext:value-type="float">
            <text:p>2.729</text:p>
          </table:table-cell>
          <table:table-cell office:value-type="float" office:value="1.021" calcext:value-type="float">
            <text:p>1.021</text:p>
          </table:table-cell>
          <table:table-cell office:value-type="float" office:value="1.51264114022" calcext:value-type="float">
            <text:p>1.5126411402</text:p>
          </table:table-cell>
          <table:table-cell office:value-type="float" office:value="0.274116963148" calcext:value-type="float">
            <text:p>0.2741169631</text:p>
          </table:table-cell>
        </table:table-row>
        <table:table-row table:style-name="ro1">
          <table:table-cell office:value-type="float" office:value="106.3" calcext:value-type="float">
            <text:p>106.3</text:p>
          </table:table-cell>
          <table:table-cell office:value-type="float" office:value="2.758" calcext:value-type="float">
            <text:p>2.758</text:p>
          </table:table-cell>
          <table:table-cell office:value-type="float" office:value="1.018" calcext:value-type="float">
            <text:p>1.018</text:p>
          </table:table-cell>
          <table:table-cell office:value-type="float" office:value="1.54217597692" calcext:value-type="float">
            <text:p>1.5421759769</text:p>
          </table:table-cell>
          <table:table-cell office:value-type="float" office:value="0.286008924246" calcext:value-type="float">
            <text:p>0.2860089242</text:p>
          </table:table-cell>
        </table:table-row>
        <table:table-row table:style-name="ro1">
          <table:table-cell office:value-type="float" office:value="106.4" calcext:value-type="float">
            <text:p>106.4</text:p>
          </table:table-cell>
          <table:table-cell office:value-type="float" office:value="2.788" calcext:value-type="float">
            <text:p>2.788</text:p>
          </table:table-cell>
          <table:table-cell office:value-type="float" office:value="1.014" calcext:value-type="float">
            <text:p>1.014</text:p>
          </table:table-cell>
          <table:table-cell office:value-type="float" office:value="1.5711698224" calcext:value-type="float">
            <text:p>1.5711698224</text:p>
          </table:table-cell>
          <table:table-cell office:value-type="float" office:value="0.295274883509" calcext:value-type="float">
            <text:p>0.2952748835</text:p>
          </table:table-cell>
        </table:table-row>
        <table:table-row table:style-name="ro1">
          <table:table-cell office:value-type="float" office:value="106.5" calcext:value-type="float">
            <text:p>106.5</text:p>
          </table:table-cell>
          <table:table-cell office:value-type="float" office:value="2.818" calcext:value-type="float">
            <text:p>2.818</text:p>
          </table:table-cell>
          <table:table-cell office:value-type="float" office:value="1.009" calcext:value-type="float">
            <text:p>1.009</text:p>
          </table:table-cell>
          <table:table-cell office:value-type="float" office:value="1.5932366283" calcext:value-type="float">
            <text:p>1.5932366283</text:p>
          </table:table-cell>
          <table:table-cell office:value-type="float" office:value="0.302921295166" calcext:value-type="float">
            <text:p>0.3029212952</text:p>
          </table:table-cell>
        </table:table-row>
        <table:table-row table:style-name="ro1">
          <table:table-cell office:value-type="float" office:value="106.6" calcext:value-type="float">
            <text:p>106.6</text:p>
          </table:table-cell>
          <table:table-cell office:value-type="float" office:value="2.848" calcext:value-type="float">
            <text:p>2.848</text:p>
          </table:table-cell>
          <table:table-cell office:value-type="float" office:value="1.004" calcext:value-type="float">
            <text:p>1.004</text:p>
          </table:table-cell>
          <table:table-cell office:value-type="float" office:value="1.60745250702" calcext:value-type="float">
            <text:p>1.607452507</text:p>
          </table:table-cell>
          <table:table-cell office:value-type="float" office:value="0.301498711109" calcext:value-type="float">
            <text:p>0.3014987111</text:p>
          </table:table-cell>
        </table:table-row>
        <table:table-row table:style-name="ro1">
          <table:table-cell office:value-type="float" office:value="106.7" calcext:value-type="float">
            <text:p>106.7</text:p>
          </table:table-cell>
          <table:table-cell office:value-type="float" office:value="2.875" calcext:value-type="float">
            <text:p>2.875</text:p>
          </table:table-cell>
          <table:table-cell office:value-type="float" office:value="0.999" calcext:value-type="float">
            <text:p>0.999</text:p>
          </table:table-cell>
          <table:table-cell office:value-type="float" office:value="1.61204613546" calcext:value-type="float">
            <text:p>1.6120461355</text:p>
          </table:table-cell>
          <table:table-cell office:value-type="float" office:value="0.291426211596" calcext:value-type="float">
            <text:p>0.2914262116</text:p>
          </table:table-cell>
        </table:table-row>
        <table:table-row table:style-name="ro1">
          <table:table-cell office:value-type="float" office:value="106.8" calcext:value-type="float">
            <text:p>106.8</text:p>
          </table:table-cell>
          <table:table-cell office:value-type="float" office:value="2.892" calcext:value-type="float">
            <text:p>2.892</text:p>
          </table:table-cell>
          <table:table-cell office:value-type="float" office:value="0.995" calcext:value-type="float">
            <text:p>0.995</text:p>
          </table:table-cell>
          <table:table-cell office:value-type="float" office:value="1.60942498067" calcext:value-type="float">
            <text:p>1.6094249807</text:p>
          </table:table-cell>
          <table:table-cell office:value-type="float" office:value="0.277746558189" calcext:value-type="float">
            <text:p>0.2777465582</text:p>
          </table:table-cell>
        </table:table-row>
        <table:table-row table:style-name="ro1">
          <table:table-cell office:value-type="float" office:value="106.9" calcext:value-type="float">
            <text:p>106.9</text:p>
          </table:table-cell>
          <table:table-cell office:value-type="float" office:value="2.899" calcext:value-type="float">
            <text:p>2.899</text:p>
          </table:table-cell>
          <table:table-cell office:value-type="float" office:value="0.994" calcext:value-type="float">
            <text:p>0.994</text:p>
          </table:table-cell>
          <table:table-cell office:value-type="float" office:value="1.61064842878" calcext:value-type="float">
            <text:p>1.6106484288</text:p>
          </table:table-cell>
          <table:table-cell office:value-type="float" office:value="0.263814717531" calcext:value-type="float">
            <text:p>0.263814717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2.9" calcext:value-type="float">
            <text:p>2.9</text:p>
          </table:table-cell>
          <table:table-cell office:value-type="float" office:value="0.994" calcext:value-type="float">
            <text:p>0.994</text:p>
          </table:table-cell>
          <table:table-cell office:value-type="float" office:value="1.62265925611" calcext:value-type="float">
            <text:p>1.6226592561</text:p>
          </table:table-cell>
          <table:table-cell office:value-type="float" office:value="0.251992315054" calcext:value-type="float">
            <text:p>0.2519923151</text:p>
          </table:table-cell>
        </table:table-row>
        <table:table-row table:style-name="ro1">
          <table:table-cell office:value-type="float" office:value="107.1" calcext:value-type="float">
            <text:p>107.1</text:p>
          </table:table-cell>
          <table:table-cell office:value-type="float" office:value="2.896" calcext:value-type="float">
            <text:p>2.896</text:p>
          </table:table-cell>
          <table:table-cell office:value-type="float" office:value="0.995" calcext:value-type="float">
            <text:p>0.995</text:p>
          </table:table-cell>
          <table:table-cell office:value-type="float" office:value="1.63164388637" calcext:value-type="float">
            <text:p>1.6316438864</text:p>
          </table:table-cell>
          <table:table-cell office:value-type="float" office:value="0.240451425314" calcext:value-type="float">
            <text:p>0.2404514253</text:p>
          </table:table-cell>
        </table:table-row>
        <table:table-row table:style-name="ro1">
          <table:table-cell office:value-type="float" office:value="107.2" calcext:value-type="float">
            <text:p>107.2</text:p>
          </table:table-cell>
          <table:table-cell office:value-type="float" office:value="2.892" calcext:value-type="float">
            <text:p>2.892</text:p>
          </table:table-cell>
          <table:table-cell office:value-type="float" office:value="0.996" calcext:value-type="float">
            <text:p>0.996</text:p>
          </table:table-cell>
          <table:table-cell office:value-type="float" office:value="1.63948306618" calcext:value-type="float">
            <text:p>1.6394830662</text:p>
          </table:table-cell>
          <table:table-cell office:value-type="float" office:value="0.232035249472" calcext:value-type="float">
            <text:p>0.2320352495</text:p>
          </table:table-cell>
        </table:table-row>
        <table:table-row table:style-name="ro1">
          <table:table-cell office:value-type="float" office:value="107.3" calcext:value-type="float">
            <text:p>107.3</text:p>
          </table:table-cell>
          <table:table-cell office:value-type="float" office:value="2.887" calcext:value-type="float">
            <text:p>2.887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710545541" calcext:value-type="float">
            <text:p>1.6471054554</text:p>
          </table:table-cell>
          <table:table-cell office:value-type="float" office:value="0.221952140331" calcext:value-type="float">
            <text:p>0.2219521403</text:p>
          </table:table-cell>
        </table:table-row>
        <table:table-row table:style-name="ro1">
          <table:table-cell office:value-type="float" office:value="107.4" calcext:value-type="float">
            <text:p>107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495835467" calcext:value-type="float">
            <text:p>1.6549583547</text:p>
          </table:table-cell>
          <table:table-cell office:value-type="float" office:value="0.209712505341" calcext:value-type="float">
            <text:p>0.2097125053</text:p>
          </table:table-cell>
        </table:table-row>
        <table:table-row table:style-name="ro1">
          <table:table-cell office:value-type="float" office:value="107.5" calcext:value-type="float">
            <text:p>107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02888226" calcext:value-type="float">
            <text:p>1.6602888226</text:p>
          </table:table-cell>
          <table:table-cell office:value-type="float" office:value="0.198158755898" calcext:value-type="float">
            <text:p>0.1981587559</text:p>
          </table:table-cell>
        </table:table-row>
        <table:table-row table:style-name="ro1">
          <table:table-cell office:value-type="float" office:value="107.6" calcext:value-type="float">
            <text:p>107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508071121" calcext:value-type="float">
            <text:p>1.6650807112</text:p>
          </table:table-cell>
          <table:table-cell office:value-type="float" office:value="0.186649769545" calcext:value-type="float">
            <text:p>0.1866497695</text:p>
          </table:table-cell>
        </table:table-row>
        <table:table-row table:style-name="ro1">
          <table:table-cell office:value-type="float" office:value="107.7" calcext:value-type="float">
            <text:p>107.7</text:p>
          </table:table-cell>
          <table:table-cell office:value-type="float" office:value="2.885" calcext:value-type="float">
            <text:p>2.885</text:p>
          </table:table-cell>
          <table:table-cell office:value-type="float" office:value="0.998" calcext:value-type="float">
            <text:p>0.998</text:p>
          </table:table-cell>
          <table:table-cell office:value-type="float" office:value="1.67197146026" calcext:value-type="float">
            <text:p>1.6719714603</text:p>
          </table:table-cell>
          <table:table-cell office:value-type="float" office:value="0.169863954186" calcext:value-type="float">
            <text:p>0.1698639542</text:p>
          </table:table-cell>
        </table:table-row>
        <table:table-row table:style-name="ro1">
          <table:table-cell office:value-type="float" office:value="107.8" calcext:value-type="float">
            <text:p>107.8</text:p>
          </table:table-cell>
          <table:table-cell office:value-type="float" office:value="2.884" calcext:value-type="float">
            <text:p>2.884</text:p>
          </table:table-cell>
          <table:table-cell office:value-type="float" office:value="0.998" calcext:value-type="float">
            <text:p>0.998</text:p>
          </table:table-cell>
          <table:table-cell office:value-type="float" office:value="1.67853481925" calcext:value-type="float">
            <text:p>1.6785348193</text:p>
          </table:table-cell>
          <table:table-cell office:value-type="float" office:value="0.161078795791" calcext:value-type="float">
            <text:p>0.1610787958</text:p>
          </table:table-cell>
        </table:table-row>
        <table:table-row table:style-name="ro1">
          <table:table-cell office:value-type="float" office:value="107.9" calcext:value-type="float">
            <text:p>107.9</text:p>
          </table:table-cell>
          <table:table-cell office:value-type="float" office:value="2.883" calcext:value-type="float">
            <text:p>2.883</text:p>
          </table:table-cell>
          <table:table-cell office:value-type="float" office:value="0.999" calcext:value-type="float">
            <text:p>0.999</text:p>
          </table:table-cell>
          <table:table-cell office:value-type="float" office:value="1.68466141363" calcext:value-type="float">
            <text:p>1.6846614136</text:p>
          </table:table-cell>
          <table:table-cell office:value-type="float" office:value="0.150657638907" calcext:value-type="float">
            <text:p>0.15065763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881" calcext:value-type="float">
            <text:p>2.881</text:p>
          </table:table-cell>
          <table:table-cell office:value-type="float" office:value="1" calcext:value-type="float">
            <text:p>1</text:p>
          </table:table-cell>
          <table:table-cell office:value-type="float" office:value="1.68991786363" calcext:value-type="float">
            <text:p>1.6899178636</text:p>
          </table:table-cell>
          <table:table-cell office:value-type="float" office:value="0.139687180519" calcext:value-type="float">
            <text:p>0.1396871805</text:p>
          </table:table-cell>
        </table:table-row>
        <table:table-row table:style-name="ro1">
          <table:table-cell office:value-type="float" office:value="108.1" calcext:value-type="float">
            <text:p>108.1</text:p>
          </table:table-cell>
          <table:table-cell office:value-type="float" office:value="2.879" calcext:value-type="float">
            <text:p>2.879</text:p>
          </table:table-cell>
          <table:table-cell office:value-type="float" office:value="1" calcext:value-type="float">
            <text:p>1</text:p>
          </table:table-cell>
          <table:table-cell office:value-type="float" office:value="1.69530792718" calcext:value-type="float">
            <text:p>1.6953079272</text:p>
          </table:table-cell>
          <table:table-cell office:value-type="float" office:value="0.129128471017" calcext:value-type="float">
            <text:p>0.129128471</text:p>
          </table:table-cell>
        </table:table-row>
        <table:table-row table:style-name="ro1">
          <table:table-cell office:value-type="float" office:value="108.2" calcext:value-type="float">
            <text:p>108.2</text:p>
          </table:table-cell>
          <table:table-cell office:value-type="float" office:value="2.878" calcext:value-type="float">
            <text:p>2.878</text:p>
          </table:table-cell>
          <table:table-cell office:value-type="float" office:value="1.001" calcext:value-type="float">
            <text:p>1.001</text:p>
          </table:table-cell>
          <table:table-cell office:value-type="float" office:value="1.70168097656" calcext:value-type="float">
            <text:p>1.7016809766</text:p>
          </table:table-cell>
          <table:table-cell office:value-type="float" office:value="0.115867331624" calcext:value-type="float">
            <text:p>0.1158673316</text:p>
          </table:table-cell>
        </table:table-row>
        <table:table-row table:style-name="ro1">
          <table:table-cell office:value-type="float" office:value="108.3" calcext:value-type="float">
            <text:p>108.3</text:p>
          </table:table-cell>
          <table:table-cell office:value-type="float" office:value="2.876" calcext:value-type="float">
            <text:p>2.876</text:p>
          </table:table-cell>
          <table:table-cell office:value-type="float" office:value="1.002" calcext:value-type="float">
            <text:p>1.002</text:p>
          </table:table-cell>
          <table:table-cell office:value-type="float" office:value="1.70872666464" calcext:value-type="float">
            <text:p>1.7087266646</text:p>
          </table:table-cell>
          <table:table-cell office:value-type="float" office:value="0.103192664683" calcext:value-type="float">
            <text:p>0.1031926647</text:p>
          </table:table-cell>
        </table:table-row>
        <table:table-row table:style-name="ro1">
          <table:table-cell office:value-type="float" office:value="108.4" calcext:value-type="float">
            <text:p>108.4</text:p>
          </table:table-cell>
          <table:table-cell office:value-type="float" office:value="2.876" calcext:value-type="float">
            <text:p>2.876</text:p>
          </table:table-cell>
          <table:table-cell office:value-type="float" office:value="1.002" calcext:value-type="float">
            <text:p>1.002</text:p>
          </table:table-cell>
          <table:table-cell office:value-type="float" office:value="1.71520899744" calcext:value-type="float">
            <text:p>1.7152089974</text:p>
          </table:table-cell>
          <table:table-cell office:value-type="float" office:value="0.0906554087996" calcext:value-type="float">
            <text:p>0.0906554088</text:p>
          </table:table-cell>
        </table:table-row>
        <table:table-row table:style-name="ro1">
          <table:table-cell office:value-type="float" office:value="108.5" calcext:value-type="float">
            <text:p>108.5</text:p>
          </table:table-cell>
          <table:table-cell office:value-type="float" office:value="2.876" calcext:value-type="float">
            <text:p>2.876</text:p>
          </table:table-cell>
          <table:table-cell office:value-type="float" office:value="1.002" calcext:value-type="float">
            <text:p>1.002</text:p>
          </table:table-cell>
          <table:table-cell office:value-type="float" office:value="1.72074687898" calcext:value-type="float">
            <text:p>1.720746879</text:p>
          </table:table-cell>
          <table:table-cell office:value-type="float" office:value="0.0810634195805" calcext:value-type="float">
            <text:p>0.0810634196</text:p>
          </table:table-cell>
        </table:table-row>
        <table:table-row table:style-name="ro1">
          <table:table-cell office:value-type="float" office:value="108.6" calcext:value-type="float">
            <text:p>108.6</text:p>
          </table:table-cell>
          <table:table-cell office:value-type="float" office:value="2.877" calcext:value-type="float">
            <text:p>2.877</text:p>
          </table:table-cell>
          <table:table-cell office:value-type="float" office:value="1.002" calcext:value-type="float">
            <text:p>1.002</text:p>
          </table:table-cell>
          <table:table-cell office:value-type="float" office:value="1.72611530632" calcext:value-type="float">
            <text:p>1.7261153063</text:p>
          </table:table-cell>
          <table:table-cell office:value-type="float" office:value="0.0679013431072" calcext:value-type="float">
            <text:p>0.0679013431</text:p>
          </table:table-cell>
        </table:table-row>
        <table:table-row table:style-name="ro1">
          <table:table-cell office:value-type="float" office:value="108.7" calcext:value-type="float">
            <text:p>108.7</text:p>
          </table:table-cell>
          <table:table-cell office:value-type="float" office:value="2.877" calcext:value-type="float">
            <text:p>2.877</text:p>
          </table:table-cell>
          <table:table-cell office:value-type="float" office:value="1.001" calcext:value-type="float">
            <text:p>1.001</text:p>
          </table:table-cell>
          <table:table-cell office:value-type="float" office:value="1.73046993721" calcext:value-type="float">
            <text:p>1.7304699372</text:p>
          </table:table-cell>
          <table:table-cell office:value-type="float" office:value="0.0574789457023" calcext:value-type="float">
            <text:p>0.0574789457</text:p>
          </table:table-cell>
        </table:table-row>
        <table:table-row table:style-name="ro1">
          <table:table-cell office:value-type="float" office:value="108.8" calcext:value-type="float">
            <text:p>108.8</text:p>
          </table:table-cell>
          <table:table-cell office:value-type="float" office:value="2.878" calcext:value-type="float">
            <text:p>2.878</text:p>
          </table:table-cell>
          <table:table-cell office:value-type="float" office:value="1.001" calcext:value-type="float">
            <text:p>1.001</text:p>
          </table:table-cell>
          <table:table-cell office:value-type="float" office:value="1.73350134178" calcext:value-type="float">
            <text:p>1.7335013418</text:p>
          </table:table-cell>
          <table:table-cell office:value-type="float" office:value="0.0469272695482" calcext:value-type="float">
            <text:p>0.0469272695</text:p>
          </table:table-cell>
        </table:table-row>
        <table:table-row table:style-name="ro1">
          <table:table-cell office:value-type="float" office:value="108.9" calcext:value-type="float">
            <text:p>108.9</text:p>
          </table:table-cell>
          <table:table-cell office:value-type="float" office:value="2.879" calcext:value-type="float">
            <text:p>2.879</text:p>
          </table:table-cell>
          <table:table-cell office:value-type="float" office:value="1" calcext:value-type="float">
            <text:p>1</text:p>
          </table:table-cell>
          <table:table-cell office:value-type="float" office:value="1.736454835" calcext:value-type="float">
            <text:p>1.736454835</text:p>
          </table:table-cell>
          <table:table-cell office:value-type="float" office:value="0.037119615823" calcext:value-type="float">
            <text:p>0.037119615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2.881" calcext:value-type="float">
            <text:p>2.881</text:p>
          </table:table-cell>
          <table:table-cell office:value-type="float" office:value="0.998" calcext:value-type="float">
            <text:p>0.998</text:p>
          </table:table-cell>
          <table:table-cell office:value-type="float" office:value="1.739409861" calcext:value-type="float">
            <text:p>1.739409861</text:p>
          </table:table-cell>
          <table:table-cell office:value-type="float" office:value="0.0262494273484" calcext:value-type="float">
            <text:p>0.0262494273</text:p>
          </table:table-cell>
        </table:table-row>
        <table:table-row table:style-name="ro1">
          <table:table-cell office:value-type="float" office:value="109.1" calcext:value-type="float">
            <text:p>109.1</text:p>
          </table:table-cell>
          <table:table-cell office:value-type="float" office:value="2.883" calcext:value-type="float">
            <text:p>2.883</text:p>
          </table:table-cell>
          <table:table-cell office:value-type="float" office:value="0.996" calcext:value-type="float">
            <text:p>0.996</text:p>
          </table:table-cell>
          <table:table-cell office:value-type="float" office:value="1.74233264002" calcext:value-type="float">
            <text:p>1.74233264</text:p>
          </table:table-cell>
          <table:table-cell office:value-type="float" office:value="0.0158033091575" calcext:value-type="float">
            <text:p>0.0158033092</text:p>
          </table:table-cell>
        </table:table-row>
        <table:table-row table:style-name="ro1">
          <table:table-cell office:value-type="float" office:value="109.2" calcext:value-type="float">
            <text:p>109.2</text:p>
          </table:table-cell>
          <table:table-cell office:value-type="float" office:value="2.885" calcext:value-type="float">
            <text:p>2.885</text:p>
          </table:table-cell>
          <table:table-cell office:value-type="float" office:value="0.994" calcext:value-type="float">
            <text:p>0.994</text:p>
          </table:table-cell>
          <table:table-cell office:value-type="float" office:value="1.74461248175" calcext:value-type="float">
            <text:p>1.7446124818</text:p>
          </table:table-cell>
          <table:table-cell office:value-type="float" office:value="0.00827628001571" calcext:value-type="float">
            <text:p>0.00827628</text:p>
          </table:table-cell>
        </table:table-row>
        <table:table-row table:style-name="ro1">
          <table:table-cell office:value-type="float" office:value="109.3" calcext:value-type="float">
            <text:p>109.3</text:p>
          </table:table-cell>
          <table:table-cell office:value-type="float" office:value="2.888" calcext:value-type="float">
            <text:p>2.888</text:p>
          </table:table-cell>
          <table:table-cell office:value-type="float" office:value="0.991" calcext:value-type="float">
            <text:p>0.991</text:p>
          </table:table-cell>
          <table:table-cell office:value-type="float" office:value="1.74718693785" calcext:value-type="float">
            <text:p>1.7471869379</text:p>
          </table:table-cell>
          <table:table-cell office:value-type="float" office:value="-0.00107403262518" calcext:value-type="float">
            <text:p>-0.0010740326</text:p>
          </table:table-cell>
        </table:table-row>
        <table:table-row table:style-name="ro1">
          <table:table-cell office:value-type="float" office:value="109.4" calcext:value-type="float">
            <text:p>109.4</text:p>
          </table:table-cell>
          <table:table-cell office:value-type="float" office:value="2.891" calcext:value-type="float">
            <text:p>2.891</text:p>
          </table:table-cell>
          <table:table-cell office:value-type="float" office:value="0.988" calcext:value-type="float">
            <text:p>0.988</text:p>
          </table:table-cell>
          <table:table-cell office:value-type="float" office:value="1.74862545294" calcext:value-type="float">
            <text:p>1.7486254529</text:p>
          </table:table-cell>
          <table:table-cell office:value-type="float" office:value="-0.00495380768552" calcext:value-type="float">
            <text:p>-0.0049538077</text:p>
          </table:table-cell>
        </table:table-row>
        <table:table-row table:style-name="ro1">
          <table:table-cell office:value-type="float" office:value="109.5" calcext:value-type="float">
            <text:p>109.5</text:p>
          </table:table-cell>
          <table:table-cell office:value-type="float" office:value="2.893" calcext:value-type="float">
            <text:p>2.893</text:p>
          </table:table-cell>
          <table:table-cell office:value-type="float" office:value="0.986" calcext:value-type="float">
            <text:p>0.986</text:p>
          </table:table-cell>
          <table:table-cell office:value-type="float" office:value="1.7483404825" calcext:value-type="float">
            <text:p>1.7483404825</text:p>
          </table:table-cell>
          <table:table-cell office:value-type="float" office:value="-0.00665771309286" calcext:value-type="float">
            <text:p>-0.0066577131</text:p>
          </table:table-cell>
        </table:table-row>
        <table:table-row table:style-name="ro1">
          <table:table-cell office:value-type="float" office:value="109.6" calcext:value-type="float">
            <text:p>109.6</text:p>
          </table:table-cell>
          <table:table-cell office:value-type="float" office:value="2.895" calcext:value-type="float">
            <text:p>2.895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713809257" calcext:value-type="float">
            <text:p>1.7471380926</text:p>
          </table:table-cell>
          <table:table-cell office:value-type="float" office:value="-0.00649696448818" calcext:value-type="float">
            <text:p>-0.0064969645</text:p>
          </table:table-cell>
        </table:table-row>
        <table:table-row table:style-name="ro1">
          <table:table-cell office:value-type="float" office:value="109.7" calcext:value-type="float">
            <text:p>109.7</text:p>
          </table:table-cell>
          <table:table-cell office:value-type="float" office:value="2.897" calcext:value-type="float">
            <text:p>2.897</text:p>
          </table:table-cell>
          <table:table-cell office:value-type="float" office:value="0.981" calcext:value-type="float">
            <text:p>0.981</text:p>
          </table:table-cell>
          <table:table-cell office:value-type="float" office:value="1.74598939782" calcext:value-type="float">
            <text:p>1.7459893978</text:p>
          </table:table-cell>
          <table:table-cell office:value-type="float" office:value="-0.0065303882584" calcext:value-type="float">
            <text:p>-0.0065303883</text:p>
          </table:table-cell>
        </table:table-row>
        <table:table-row table:style-name="ro1">
          <table:table-cell office:value-type="float" office:value="109.8" calcext:value-type="float">
            <text:p>109.8</text:p>
          </table:table-cell>
          <table:table-cell office:value-type="float" office:value="2.897" calcext:value-type="float">
            <text:p>2.897</text:p>
          </table:table-cell>
          <table:table-cell office:value-type="float" office:value="0.981" calcext:value-type="float">
            <text:p>0.981</text:p>
          </table:table-cell>
          <table:table-cell office:value-type="float" office:value="1.74527127316" calcext:value-type="float">
            <text:p>1.7452712732</text:p>
          </table:table-cell>
          <table:table-cell office:value-type="float" office:value="-0.0102728167549" calcext:value-type="float">
            <text:p>-0.0102728168</text:p>
          </table:table-cell>
        </table:table-row>
        <table:table-row table:style-name="ro1">
          <table:table-cell office:value-type="float" office:value="109.9" calcext:value-type="float">
            <text:p>109.9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2" calcext:value-type="float">
            <text:p>0.982</text:p>
          </table:table-cell>
          <table:table-cell office:value-type="float" office:value="1.74530319436" calcext:value-type="float">
            <text:p>1.7453031944</text:p>
          </table:table-cell>
          <table:table-cell office:value-type="float" office:value="-0.0155192306265" calcext:value-type="float">
            <text:p>-0.01551923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64223994" calcext:value-type="float">
            <text:p>1.7464223994</text:p>
          </table:table-cell>
          <table:table-cell office:value-type="float" office:value="-0.0187356285751" calcext:value-type="float">
            <text:p>-0.0187356286</text:p>
          </table:table-cell>
        </table:table-row>
        <table:table-row table:style-name="ro1">
          <table:table-cell office:value-type="float" office:value="110.1" calcext:value-type="float">
            <text:p>110.1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2" calcext:value-type="float">
            <text:p>0.982</text:p>
          </table:table-cell>
          <table:table-cell office:value-type="float" office:value="1.74495021274" calcext:value-type="float">
            <text:p>1.7449502127</text:p>
          </table:table-cell>
          <table:table-cell office:value-type="float" office:value="-0.0192237440497" calcext:value-type="float">
            <text:p>-0.019223744</text:p>
          </table:table-cell>
        </table:table-row>
        <table:table-row table:style-name="ro1">
          <table:table-cell office:value-type="float" office:value="110.2" calcext:value-type="float">
            <text:p>110.2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2" calcext:value-type="float">
            <text:p>0.982</text:p>
          </table:table-cell>
          <table:table-cell office:value-type="float" office:value="1.74459032033" calcext:value-type="float">
            <text:p>1.7445903203</text:p>
          </table:table-cell>
          <table:table-cell office:value-type="float" office:value="-0.0216992385685" calcext:value-type="float">
            <text:p>-0.0216992386</text:p>
          </table:table-cell>
        </table:table-row>
        <table:table-row table:style-name="ro1">
          <table:table-cell office:value-type="float" office:value="110.3" calcext:value-type="float">
            <text:p>110.3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544091725" calcext:value-type="float">
            <text:p>1.7454409173</text:p>
          </table:table-cell>
          <table:table-cell office:value-type="float" office:value="-0.0240265149623" calcext:value-type="float">
            <text:p>-0.024026515</text:p>
          </table:table-cell>
        </table:table-row>
        <table:table-row table:style-name="ro1">
          <table:table-cell office:value-type="float" office:value="110.4" calcext:value-type="float">
            <text:p>110.4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52653577" calcext:value-type="float">
            <text:p>1.7452653577</text:p>
          </table:table-cell>
          <table:table-cell office:value-type="float" office:value="-0.025914626196" calcext:value-type="float">
            <text:p>-0.0259146262</text:p>
          </table:table-cell>
        </table:table-row>
        <table:table-row table:style-name="ro1">
          <table:table-cell office:value-type="float" office:value="110.5" calcext:value-type="float">
            <text:p>110.5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413217695" calcext:value-type="float">
            <text:p>1.744132177</text:p>
          </table:table-cell>
          <table:table-cell office:value-type="float" office:value="-0.0292993336916" calcext:value-type="float">
            <text:p>-0.0292993337</text:p>
          </table:table-cell>
        </table:table-row>
        <table:table-row table:style-name="ro1">
          <table:table-cell office:value-type="float" office:value="110.6" calcext:value-type="float">
            <text:p>110.6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357711975" calcext:value-type="float">
            <text:p>1.7435771198</text:p>
          </table:table-cell>
          <table:table-cell office:value-type="float" office:value="-0.0319159850478" calcext:value-type="float">
            <text:p>-0.031915985</text:p>
          </table:table-cell>
        </table:table-row>
        <table:table-row table:style-name="ro1">
          <table:table-cell office:value-type="float" office:value="110.7" calcext:value-type="float">
            <text:p>110.7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342597674" calcext:value-type="float">
            <text:p>1.7434259767</text:p>
          </table:table-cell>
          <table:table-cell office:value-type="float" office:value="-0.0341038554907" calcext:value-type="float">
            <text:p>-0.0341038555</text:p>
          </table:table-cell>
        </table:table-row>
        <table:table-row table:style-name="ro1">
          <table:table-cell office:value-type="float" office:value="110.8" calcext:value-type="float">
            <text:p>110.8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296223317" calcext:value-type="float">
            <text:p>1.7429622332</text:p>
          </table:table-cell>
          <table:table-cell office:value-type="float" office:value="-0.0373028889298" calcext:value-type="float">
            <text:p>-0.0373028889</text:p>
          </table:table-cell>
        </table:table-row>
        <table:table-row table:style-name="ro1">
          <table:table-cell office:value-type="float" office:value="110.9" calcext:value-type="float">
            <text:p>110.9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306098512" calcext:value-type="float">
            <text:p>1.7430609851</text:p>
          </table:table-cell>
          <table:table-cell office:value-type="float" office:value="-0.0402214713395" calcext:value-type="float">
            <text:p>-0.04022147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188923595" calcext:value-type="float">
            <text:p>1.741889236</text:p>
          </table:table-cell>
          <table:table-cell office:value-type="float" office:value="-0.0432512760162" calcext:value-type="float">
            <text:p>-0.043251276</text:p>
          </table:table-cell>
        </table:table-row>
        <table:table-row table:style-name="ro1">
          <table:table-cell office:value-type="float" office:value="111.1" calcext:value-type="float">
            <text:p>111.1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4087041971" calcext:value-type="float">
            <text:p>1.7408704197</text:p>
          </table:table-cell>
          <table:table-cell office:value-type="float" office:value="-0.0471244640648" calcext:value-type="float">
            <text:p>-0.0471244641</text:p>
          </table:table-cell>
        </table:table-row>
        <table:table-row table:style-name="ro1">
          <table:table-cell office:value-type="float" office:value="111.2" calcext:value-type="float">
            <text:p>111.2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398692151" calcext:value-type="float">
            <text:p>1.7398692151</text:p>
          </table:table-cell>
          <table:table-cell office:value-type="float" office:value="-0.0500344410539" calcext:value-type="float">
            <text:p>-0.0500344411</text:p>
          </table:table-cell>
        </table:table-row>
        <table:table-row table:style-name="ro1">
          <table:table-cell office:value-type="float" office:value="111.3" calcext:value-type="float">
            <text:p>111.3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3918933051" calcext:value-type="float">
            <text:p>1.7391893305</text:p>
          </table:table-cell>
          <table:table-cell office:value-type="float" office:value="-0.0524146482348" calcext:value-type="float">
            <text:p>-0.0524146482</text:p>
          </table:table-cell>
        </table:table-row>
        <table:table-row table:style-name="ro1">
          <table:table-cell office:value-type="float" office:value="111.4" calcext:value-type="float">
            <text:p>111.4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3821895839" calcext:value-type="float">
            <text:p>1.7382189584</text:p>
          </table:table-cell>
          <table:table-cell office:value-type="float" office:value="-0.0556872822344" calcext:value-type="float">
            <text:p>-0.0556872822</text:p>
          </table:table-cell>
        </table:table-row>
        <table:table-row table:style-name="ro1">
          <table:table-cell office:value-type="float" office:value="111.5" calcext:value-type="float">
            <text:p>111.5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382038678" calcext:value-type="float">
            <text:p>1.7382038678</text:p>
          </table:table-cell>
          <table:table-cell office:value-type="float" office:value="-0.0597570724785" calcext:value-type="float">
            <text:p>-0.0597570725</text:p>
          </table:table-cell>
        </table:table-row>
        <table:table-row table:style-name="ro1">
          <table:table-cell office:value-type="float" office:value="111.6" calcext:value-type="float">
            <text:p>111.6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3703629638" calcext:value-type="float">
            <text:p>1.7370362964</text:p>
          </table:table-cell>
          <table:table-cell office:value-type="float" office:value="-0.0646641552448" calcext:value-type="float">
            <text:p>-0.0646641552</text:p>
          </table:table-cell>
        </table:table-row>
        <table:table-row table:style-name="ro1">
          <table:table-cell office:value-type="float" office:value="111.7" calcext:value-type="float">
            <text:p>111.7</text:p>
          </table:table-cell>
          <table:table-cell office:value-type="float" office:value="2.896" calcext:value-type="float">
            <text:p>2.896</text:p>
          </table:table-cell>
          <table:table-cell office:value-type="float" office:value="0.983" calcext:value-type="float">
            <text:p>0.983</text:p>
          </table:table-cell>
          <table:table-cell office:value-type="float" office:value="1.73432142501" calcext:value-type="float">
            <text:p>1.734321425</text:p>
          </table:table-cell>
          <table:table-cell office:value-type="float" office:value="-0.0726383402944" calcext:value-type="float">
            <text:p>-0.0726383403</text:p>
          </table:table-cell>
        </table:table-row>
        <table:table-row table:style-name="ro1">
          <table:table-cell office:value-type="float" office:value="111.8" calcext:value-type="float">
            <text:p>111.8</text:p>
          </table:table-cell>
          <table:table-cell office:value-type="float" office:value="2.895" calcext:value-type="float">
            <text:p>2.895</text:p>
          </table:table-cell>
          <table:table-cell office:value-type="float" office:value="0.983" calcext:value-type="float">
            <text:p>0.983</text:p>
          </table:table-cell>
          <table:table-cell office:value-type="float" office:value="1.7319216097" calcext:value-type="float">
            <text:p>1.7319216097</text:p>
          </table:table-cell>
          <table:table-cell office:value-type="float" office:value="-0.0778702124953" calcext:value-type="float">
            <text:p>-0.0778702125</text:p>
          </table:table-cell>
        </table:table-row>
        <table:table-row table:style-name="ro1">
          <table:table-cell office:value-type="float" office:value="111.9" calcext:value-type="float">
            <text:p>111.9</text:p>
          </table:table-cell>
          <table:table-cell office:value-type="float" office:value="2.895" calcext:value-type="float">
            <text:p>2.895</text:p>
          </table:table-cell>
          <table:table-cell office:value-type="float" office:value="0.984" calcext:value-type="float">
            <text:p>0.984</text:p>
          </table:table-cell>
          <table:table-cell office:value-type="float" office:value="1.73025153052" calcext:value-type="float">
            <text:p>1.7302515305</text:p>
          </table:table-cell>
          <table:table-cell office:value-type="float" office:value="-0.0856204777956" calcext:value-type="float">
            <text:p>-0.085620477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.894" calcext:value-type="float">
            <text:p>2.894</text:p>
          </table:table-cell>
          <table:table-cell office:value-type="float" office:value="0.984" calcext:value-type="float">
            <text:p>0.984</text:p>
          </table:table-cell>
          <table:table-cell office:value-type="float" office:value="1.72783986591" calcext:value-type="float">
            <text:p>1.7278398659</text:p>
          </table:table-cell>
          <table:table-cell office:value-type="float" office:value="-0.0950258895755" calcext:value-type="float">
            <text:p>-0.0950258896</text:p>
          </table:table-cell>
        </table:table-row>
        <table:table-row table:style-name="ro1">
          <table:table-cell office:value-type="float" office:value="112.1" calcext:value-type="float">
            <text:p>112.1</text:p>
          </table:table-cell>
          <table:table-cell office:value-type="float" office:value="2.894" calcext:value-type="float">
            <text:p>2.894</text:p>
          </table:table-cell>
          <table:table-cell office:value-type="float" office:value="0.985" calcext:value-type="float">
            <text:p>0.985</text:p>
          </table:table-cell>
          <table:table-cell office:value-type="float" office:value="1.72492487287" calcext:value-type="float">
            <text:p>1.7249248729</text:p>
          </table:table-cell>
          <table:table-cell office:value-type="float" office:value="-0.105631127954" calcext:value-type="float">
            <text:p>-0.105631128</text:p>
          </table:table-cell>
        </table:table-row>
        <table:table-row table:style-name="ro1">
          <table:table-cell office:value-type="float" office:value="112.2" calcext:value-type="float">
            <text:p>112.2</text:p>
          </table:table-cell>
          <table:table-cell office:value-type="float" office:value="2.893" calcext:value-type="float">
            <text:p>2.893</text:p>
          </table:table-cell>
          <table:table-cell office:value-type="float" office:value="0.986" calcext:value-type="float">
            <text:p>0.986</text:p>
          </table:table-cell>
          <table:table-cell office:value-type="float" office:value="1.72189477112" calcext:value-type="float">
            <text:p>1.7218947711</text:p>
          </table:table-cell>
          <table:table-cell office:value-type="float" office:value="-0.117364525795" calcext:value-type="float">
            <text:p>-0.1173645258</text:p>
          </table:table-cell>
        </table:table-row>
        <table:table-row table:style-name="ro1">
          <table:table-cell office:value-type="float" office:value="112.3" calcext:value-type="float">
            <text:p>112.3</text:p>
          </table:table-cell>
          <table:table-cell office:value-type="float" office:value="2.892" calcext:value-type="float">
            <text:p>2.892</text:p>
          </table:table-cell>
          <table:table-cell office:value-type="float" office:value="0.987" calcext:value-type="float">
            <text:p>0.987</text:p>
          </table:table-cell>
          <table:table-cell office:value-type="float" office:value="1.71903279068" calcext:value-type="float">
            <text:p>1.7190327907</text:p>
          </table:table-cell>
          <table:table-cell office:value-type="float" office:value="-0.128714218736" calcext:value-type="float">
            <text:p>-0.1287142187</text:p>
          </table:table-cell>
        </table:table-row>
        <table:table-row table:style-name="ro1">
          <table:table-cell office:value-type="float" office:value="112.4" calcext:value-type="float">
            <text:p>112.4</text:p>
          </table:table-cell>
          <table:table-cell office:value-type="float" office:value="2.892" calcext:value-type="float">
            <text:p>2.892</text:p>
          </table:table-cell>
          <table:table-cell office:value-type="float" office:value="0.988" calcext:value-type="float">
            <text:p>0.988</text:p>
          </table:table-cell>
          <table:table-cell office:value-type="float" office:value="1.71697561213" calcext:value-type="float">
            <text:p>1.7169756121</text:p>
          </table:table-cell>
          <table:table-cell office:value-type="float" office:value="-0.139744892716" calcext:value-type="float">
            <text:p>-0.1397448927</text:p>
          </table:table-cell>
        </table:table-row>
        <table:table-row table:style-name="ro1">
          <table:table-cell office:value-type="float" office:value="112.5" calcext:value-type="float">
            <text:p>112.5</text:p>
          </table:table-cell>
          <table:table-cell office:value-type="float" office:value="2.89" calcext:value-type="float">
            <text:p>2.89</text:p>
          </table:table-cell>
          <table:table-cell office:value-type="float" office:value="0.989" calcext:value-type="float">
            <text:p>0.989</text:p>
          </table:table-cell>
          <table:table-cell office:value-type="float" office:value="1.71591975352" calcext:value-type="float">
            <text:p>1.7159197535</text:p>
          </table:table-cell>
          <table:table-cell office:value-type="float" office:value="-0.148748010397" calcext:value-type="float">
            <text:p>-0.1487480104</text:p>
          </table:table-cell>
        </table:table-row>
        <table:table-row table:style-name="ro1">
          <table:table-cell office:value-type="float" office:value="112.6" calcext:value-type="float">
            <text:p>112.6</text:p>
          </table:table-cell>
          <table:table-cell office:value-type="float" office:value="2.89" calcext:value-type="float">
            <text:p>2.89</text:p>
          </table:table-cell>
          <table:table-cell office:value-type="float" office:value="0.99" calcext:value-type="float">
            <text:p>0.99</text:p>
          </table:table-cell>
          <table:table-cell office:value-type="float" office:value="1.7130932663" calcext:value-type="float">
            <text:p>1.7130932663</text:p>
          </table:table-cell>
          <table:table-cell office:value-type="float" office:value="-0.158377438784" calcext:value-type="float">
            <text:p>-0.1583774388</text:p>
          </table:table-cell>
        </table:table-row>
        <table:table-row table:style-name="ro1">
          <table:table-cell office:value-type="float" office:value="112.7" calcext:value-type="float">
            <text:p>112.7</text:p>
          </table:table-cell>
          <table:table-cell office:value-type="float" office:value="2.889" calcext:value-type="float">
            <text:p>2.889</text:p>
          </table:table-cell>
          <table:table-cell office:value-type="float" office:value="0.992" calcext:value-type="float">
            <text:p>0.992</text:p>
          </table:table-cell>
          <table:table-cell office:value-type="float" office:value="1.7091475513" calcext:value-type="float">
            <text:p>1.7091475513</text:p>
          </table:table-cell>
          <table:table-cell office:value-type="float" office:value="-0.166155010462" calcext:value-type="float">
            <text:p>-0.1661550105</text:p>
          </table:table-cell>
        </table:table-row>
        <table:table-row table:style-name="ro1">
          <table:table-cell office:value-type="float" office:value="112.8" calcext:value-type="float">
            <text:p>112.8</text:p>
          </table:table-cell>
          <table:table-cell office:value-type="float" office:value="2.888" calcext:value-type="float">
            <text:p>2.888</text:p>
          </table:table-cell>
          <table:table-cell office:value-type="float" office:value="0.993" calcext:value-type="float">
            <text:p>0.993</text:p>
          </table:table-cell>
          <table:table-cell office:value-type="float" office:value="1.70593946468" calcext:value-type="float">
            <text:p>1.7059394647</text:p>
          </table:table-cell>
          <table:table-cell office:value-type="float" office:value="-0.173650294542" calcext:value-type="float">
            <text:p>-0.1736502945</text:p>
          </table:table-cell>
        </table:table-row>
        <table:table-row table:style-name="ro1">
          <table:table-cell office:value-type="float" office:value="112.9" calcext:value-type="float">
            <text:p>112.9</text:p>
          </table:table-cell>
          <table:table-cell office:value-type="float" office:value="2.888" calcext:value-type="float">
            <text:p>2.888</text:p>
          </table:table-cell>
          <table:table-cell office:value-type="float" office:value="0.994" calcext:value-type="float">
            <text:p>0.994</text:p>
          </table:table-cell>
          <table:table-cell office:value-type="float" office:value="1.70309943027" calcext:value-type="float">
            <text:p>1.7030994303</text:p>
          </table:table-cell>
          <table:table-cell office:value-type="float" office:value="-0.182478636503" calcext:value-type="float">
            <text:p>-0.182478636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.887" calcext:value-type="float">
            <text:p>2.887</text:p>
          </table:table-cell>
          <table:table-cell office:value-type="float" office:value="0.994" calcext:value-type="float">
            <text:p>0.994</text:p>
          </table:table-cell>
          <table:table-cell office:value-type="float" office:value="1.69863272173" calcext:value-type="float">
            <text:p>1.6986327217</text:p>
          </table:table-cell>
          <table:table-cell office:value-type="float" office:value="-0.188837885857" calcext:value-type="float">
            <text:p>-0.1888378859</text:p>
          </table:table-cell>
        </table:table-row>
        <table:table-row table:style-name="ro1">
          <table:table-cell office:value-type="float" office:value="113.1" calcext:value-type="float">
            <text:p>113.1</text:p>
          </table:table-cell>
          <table:table-cell office:value-type="float" office:value="2.887" calcext:value-type="float">
            <text:p>2.887</text:p>
          </table:table-cell>
          <table:table-cell office:value-type="float" office:value="0.995" calcext:value-type="float">
            <text:p>0.995</text:p>
          </table:table-cell>
          <table:table-cell office:value-type="float" office:value="1.69520669784" calcext:value-type="float">
            <text:p>1.6952066978</text:p>
          </table:table-cell>
          <table:table-cell office:value-type="float" office:value="-0.193503424525" calcext:value-type="float">
            <text:p>-0.1935034245</text:p>
          </table:table-cell>
        </table:table-row>
        <table:table-row table:style-name="ro1">
          <table:table-cell office:value-type="float" office:value="113.2" calcext:value-type="float">
            <text:p>113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6" calcext:value-type="float">
            <text:p>0.996</text:p>
          </table:table-cell>
          <table:table-cell office:value-type="float" office:value="1.68565788188" calcext:value-type="float">
            <text:p>1.6856578819</text:p>
          </table:table-cell>
          <table:table-cell office:value-type="float" office:value="-0.194658249617" calcext:value-type="float">
            <text:p>-0.1946582496</text:p>
          </table:table-cell>
        </table:table-row>
        <table:table-row table:style-name="ro1">
          <table:table-cell office:value-type="float" office:value="113.3" calcext:value-type="float">
            <text:p>113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6" calcext:value-type="float">
            <text:p>0.996</text:p>
          </table:table-cell>
          <table:table-cell office:value-type="float" office:value="1.67918330319" calcext:value-type="float">
            <text:p>1.6791833032</text:p>
          </table:table-cell>
          <table:table-cell office:value-type="float" office:value="-0.192684531212" calcext:value-type="float">
            <text:p>-0.1926845312</text:p>
          </table:table-cell>
        </table:table-row>
        <table:table-row table:style-name="ro1">
          <table:table-cell office:value-type="float" office:value="113.4" calcext:value-type="float">
            <text:p>113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733030077" calcext:value-type="float">
            <text:p>1.6773303008</text:p>
          </table:table-cell>
          <table:table-cell office:value-type="float" office:value="-0.191937789321" calcext:value-type="float">
            <text:p>-0.1919377893</text:p>
          </table:table-cell>
        </table:table-row>
        <table:table-row table:style-name="ro1">
          <table:table-cell office:value-type="float" office:value="113.5" calcext:value-type="float">
            <text:p>113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438208178" calcext:value-type="float">
            <text:p>1.6743820818</text:p>
          </table:table-cell>
          <table:table-cell office:value-type="float" office:value="-0.193844646215" calcext:value-type="float">
            <text:p>-0.1938446462</text:p>
          </table:table-cell>
        </table:table-row>
        <table:table-row table:style-name="ro1">
          <table:table-cell office:value-type="float" office:value="113.6" calcext:value-type="float">
            <text:p>113.6</text:p>
          </table:table-cell>
          <table:table-cell office:value-type="float" office:value="2.885" calcext:value-type="float">
            <text:p>2.885</text:p>
          </table:table-cell>
          <table:table-cell office:value-type="float" office:value="0.998" calcext:value-type="float">
            <text:p>0.998</text:p>
          </table:table-cell>
          <table:table-cell office:value-type="float" office:value="1.67371383451" calcext:value-type="float">
            <text:p>1.6737138345</text:p>
          </table:table-cell>
          <table:table-cell office:value-type="float" office:value="-0.198143646121" calcext:value-type="float">
            <text:p>-0.1981436461</text:p>
          </table:table-cell>
        </table:table-row>
        <table:table-row table:style-name="ro1">
          <table:table-cell office:value-type="float" office:value="113.7" calcext:value-type="float">
            <text:p>113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283409646" calcext:value-type="float">
            <text:p>1.6728340965</text:p>
          </table:table-cell>
          <table:table-cell office:value-type="float" office:value="-0.199676841497" calcext:value-type="float">
            <text:p>-0.1996768415</text:p>
          </table:table-cell>
        </table:table-row>
        <table:table-row table:style-name="ro1">
          <table:table-cell office:value-type="float" office:value="113.8" calcext:value-type="float">
            <text:p>113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809008659" calcext:value-type="float">
            <text:p>1.6680900866</text:p>
          </table:table-cell>
          <table:table-cell office:value-type="float" office:value="-0.203407898545" calcext:value-type="float">
            <text:p>-0.2034078985</text:p>
          </table:table-cell>
        </table:table-row>
        <table:table-row table:style-name="ro1">
          <table:table-cell office:value-type="float" office:value="113.9" calcext:value-type="float">
            <text:p>113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401846483" calcext:value-type="float">
            <text:p>1.6640184648</text:p>
          </table:table-cell>
          <table:table-cell office:value-type="float" office:value="-0.204032853246" calcext:value-type="float">
            <text:p>-0.2040328532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292010901" calcext:value-type="float">
            <text:p>1.662920109</text:p>
          </table:table-cell>
          <table:table-cell office:value-type="float" office:value="-0.204289987683" calcext:value-type="float">
            <text:p>-0.2042899877</text:p>
          </table:table-cell>
        </table:table-row>
        <table:table-row table:style-name="ro1">
          <table:table-cell office:value-type="float" office:value="114.1" calcext:value-type="float">
            <text:p>114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341045382" calcext:value-type="float">
            <text:p>1.6634104538</text:p>
          </table:table-cell>
          <table:table-cell office:value-type="float" office:value="-0.205334186554" calcext:value-type="float">
            <text:p>-0.2053341866</text:p>
          </table:table-cell>
        </table:table-row>
        <table:table-row table:style-name="ro1">
          <table:table-cell office:value-type="float" office:value="114.2" calcext:value-type="float">
            <text:p>114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363903924" calcext:value-type="float">
            <text:p>1.6636390392</text:p>
          </table:table-cell>
          <table:table-cell office:value-type="float" office:value="-0.206096574664" calcext:value-type="float">
            <text:p>-0.2060965747</text:p>
          </table:table-cell>
        </table:table-row>
        <table:table-row table:style-name="ro1">
          <table:table-cell office:value-type="float" office:value="114.3" calcext:value-type="float">
            <text:p>114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19527046" calcext:value-type="float">
            <text:p>1.6619527046</text:p>
          </table:table-cell>
          <table:table-cell office:value-type="float" office:value="-0.207035154104" calcext:value-type="float">
            <text:p>-0.2070351541</text:p>
          </table:table-cell>
        </table:table-row>
        <table:table-row table:style-name="ro1">
          <table:table-cell office:value-type="float" office:value="114.4" calcext:value-type="float">
            <text:p>114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84988095" calcext:value-type="float">
            <text:p>1.6584988095</text:p>
          </table:table-cell>
          <table:table-cell office:value-type="float" office:value="-0.20637448132" calcext:value-type="float">
            <text:p>-0.2063744813</text:p>
          </table:table-cell>
        </table:table-row>
        <table:table-row table:style-name="ro1">
          <table:table-cell office:value-type="float" office:value="114.5" calcext:value-type="float">
            <text:p>114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52629503" calcext:value-type="float">
            <text:p>1.6552629503</text:p>
          </table:table-cell>
          <table:table-cell office:value-type="float" office:value="-0.204802945256" calcext:value-type="float">
            <text:p>-0.2048029453</text:p>
          </table:table-cell>
        </table:table-row>
        <table:table-row table:style-name="ro1">
          <table:table-cell office:value-type="float" office:value="114.6" calcext:value-type="float">
            <text:p>114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595733667" calcext:value-type="float">
            <text:p>1.6559573367</text:p>
          </table:table-cell>
          <table:table-cell office:value-type="float" office:value="-0.204535186291" calcext:value-type="float">
            <text:p>-0.2045351863</text:p>
          </table:table-cell>
        </table:table-row>
        <table:table-row table:style-name="ro1">
          <table:table-cell office:value-type="float" office:value="114.7" calcext:value-type="float">
            <text:p>114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586780886" calcext:value-type="float">
            <text:p>1.6558678089</text:p>
          </table:table-cell>
          <table:table-cell office:value-type="float" office:value="-0.204528048635" calcext:value-type="float">
            <text:p>-0.2045280486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471857132" calcext:value-type="float">
            <text:p>1.6547185713</text:p>
          </table:table-cell>
          <table:table-cell office:value-type="float" office:value="-0.203937619925" calcext:value-type="float">
            <text:p>-0.2039376199</text:p>
          </table:table-cell>
        </table:table-row>
        <table:table-row table:style-name="ro1">
          <table:table-cell office:value-type="float" office:value="114.9" calcext:value-type="float">
            <text:p>114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352760097" calcext:value-type="float">
            <text:p>1.653527601</text:p>
          </table:table-cell>
          <table:table-cell office:value-type="float" office:value="-0.204263105989" calcext:value-type="float">
            <text:p>-0.20426310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12417296" calcext:value-type="float">
            <text:p>1.6512417296</text:p>
          </table:table-cell>
          <table:table-cell office:value-type="float" office:value="-0.202635884285" calcext:value-type="float">
            <text:p>-0.2026358843</text:p>
          </table:table-cell>
        </table:table-row>
        <table:table-row table:style-name="ro1">
          <table:table-cell office:value-type="float" office:value="115.1" calcext:value-type="float">
            <text:p>115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065862178" calcext:value-type="float">
            <text:p>1.6506586218</text:p>
          </table:table-cell>
          <table:table-cell office:value-type="float" office:value="-0.201626196504" calcext:value-type="float">
            <text:p>-0.2016261965</text:p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044392575" calcext:value-type="float">
            <text:p>1.6504439258</text:p>
          </table:table-cell>
          <table:table-cell office:value-type="float" office:value="-0.20117251575" calcext:value-type="float">
            <text:p>-0.2011725158</text:p>
          </table:table-cell>
        </table:table-row>
        <table:table-row table:style-name="ro1">
          <table:table-cell office:value-type="float" office:value="115.3" calcext:value-type="float">
            <text:p>115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002779395" calcext:value-type="float">
            <text:p>1.650027794</text:p>
          </table:table-cell>
          <table:table-cell office:value-type="float" office:value="-0.200813919306" calcext:value-type="float">
            <text:p>-0.2008139193</text:p>
          </table:table-cell>
        </table:table-row>
        <table:table-row table:style-name="ro1">
          <table:table-cell office:value-type="float" office:value="115.4" calcext:value-type="float">
            <text:p>115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917649193" calcext:value-type="float">
            <text:p>1.6491764919</text:p>
          </table:table-cell>
          <table:table-cell office:value-type="float" office:value="-0.201307341456" calcext:value-type="float">
            <text:p>-0.2013073415</text:p>
          </table:table-cell>
        </table:table-row>
        <table:table-row table:style-name="ro1">
          <table:table-cell office:value-type="float" office:value="115.5" calcext:value-type="float">
            <text:p>115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747550409" calcext:value-type="float">
            <text:p>1.6474755041</text:p>
          </table:table-cell>
          <table:table-cell office:value-type="float" office:value="-0.198952123523" calcext:value-type="float">
            <text:p>-0.1989521235</text:p>
          </table:table-cell>
        </table:table-row>
        <table:table-row table:style-name="ro1">
          <table:table-cell office:value-type="float" office:value="115.6" calcext:value-type="float">
            <text:p>115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673437902" calcext:value-type="float">
            <text:p>1.646734379</text:p>
          </table:table-cell>
          <table:table-cell office:value-type="float" office:value="-0.197977140546" calcext:value-type="float">
            <text:p>-0.1979771405</text:p>
          </table:table-cell>
        </table:table-row>
        <table:table-row table:style-name="ro1">
          <table:table-cell office:value-type="float" office:value="115.7" calcext:value-type="float">
            <text:p>115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658603107" calcext:value-type="float">
            <text:p>1.6465860311</text:p>
          </table:table-cell>
          <table:table-cell office:value-type="float" office:value="-0.197492346168" calcext:value-type="float">
            <text:p>-0.1974923462</text:p>
          </table:table-cell>
        </table:table-row>
        <table:table-row table:style-name="ro1">
          <table:table-cell office:value-type="float" office:value="115.8" calcext:value-type="float">
            <text:p>115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670801689" calcext:value-type="float">
            <text:p>1.6467080169</text:p>
          </table:table-cell>
          <table:table-cell office:value-type="float" office:value="-0.197261244059" calcext:value-type="float">
            <text:p>-0.1972612441</text:p>
          </table:table-cell>
        </table:table-row>
        <table:table-row table:style-name="ro1">
          <table:table-cell office:value-type="float" office:value="115.9" calcext:value-type="float">
            <text:p>115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661650677" calcext:value-type="float">
            <text:p>1.6466165068</text:p>
          </table:table-cell>
          <table:table-cell office:value-type="float" office:value="-0.19739985466" calcext:value-type="float">
            <text:p>-0.197399854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604609624" calcext:value-type="float">
            <text:p>1.6460460962</text:p>
          </table:table-cell>
          <table:table-cell office:value-type="float" office:value="-0.196202218533" calcext:value-type="float">
            <text:p>-0.1962022185</text:p>
          </table:table-cell>
        </table:table-row>
        <table:table-row table:style-name="ro1">
          <table:table-cell office:value-type="float" office:value="116.1" calcext:value-type="float">
            <text:p>116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55056001" calcext:value-type="float">
            <text:p>1.6455056001</text:p>
          </table:table-cell>
          <table:table-cell office:value-type="float" office:value="-0.19444732368" calcext:value-type="float">
            <text:p>-0.1944473237</text:p>
          </table:table-cell>
        </table:table-row>
        <table:table-row table:style-name="ro1">
          <table:table-cell office:value-type="float" office:value="116.2" calcext:value-type="float">
            <text:p>116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533578441" calcext:value-type="float">
            <text:p>1.6453357844</text:p>
          </table:table-cell>
          <table:table-cell office:value-type="float" office:value="-0.193514689803" calcext:value-type="float">
            <text:p>-0.1935146898</text:p>
          </table:table-cell>
        </table:table-row>
        <table:table-row table:style-name="ro1">
          <table:table-cell office:value-type="float" office:value="116.3" calcext:value-type="float">
            <text:p>116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545120975" calcext:value-type="float">
            <text:p>1.6454512098</text:p>
          </table:table-cell>
          <table:table-cell office:value-type="float" office:value="-0.192850902677" calcext:value-type="float">
            <text:p>-0.1928509027</text:p>
          </table:table-cell>
        </table:table-row>
        <table:table-row table:style-name="ro1">
          <table:table-cell office:value-type="float" office:value="116.4" calcext:value-type="float">
            <text:p>116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574148156" calcext:value-type="float">
            <text:p>1.6457414816</text:p>
          </table:table-cell>
          <table:table-cell office:value-type="float" office:value="-0.192411229014" calcext:value-type="float">
            <text:p>-0.192411229</text:p>
          </table:table-cell>
        </table:table-row>
        <table:table-row table:style-name="ro1">
          <table:table-cell office:value-type="float" office:value="116.5" calcext:value-type="float">
            <text:p>116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625875793" calcext:value-type="float">
            <text:p>1.6462587579</text:p>
          </table:table-cell>
          <table:table-cell office:value-type="float" office:value="-0.192387625575" calcext:value-type="float">
            <text:p>-0.1923876256</text:p>
          </table:table-cell>
        </table:table-row>
        <table:table-row table:style-name="ro1">
          <table:table-cell office:value-type="float" office:value="116.6" calcext:value-type="float">
            <text:p>116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636906525" calcext:value-type="float">
            <text:p>1.6463690653</text:p>
          </table:table-cell>
          <table:table-cell office:value-type="float" office:value="-0.189818888903" calcext:value-type="float">
            <text:p>-0.1898188889</text:p>
          </table:table-cell>
        </table:table-row>
        <table:table-row table:style-name="ro1">
          <table:table-cell office:value-type="float" office:value="116.7" calcext:value-type="float">
            <text:p>116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700952228" calcext:value-type="float">
            <text:p>1.6470095223</text:p>
          </table:table-cell>
          <table:table-cell office:value-type="float" office:value="-0.188696905971" calcext:value-type="float">
            <text:p>-0.188696906</text:p>
          </table:table-cell>
        </table:table-row>
        <table:table-row table:style-name="ro1">
          <table:table-cell office:value-type="float" office:value="116.8" calcext:value-type="float">
            <text:p>116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720573559" calcext:value-type="float">
            <text:p>1.6472057356</text:p>
          </table:table-cell>
          <table:table-cell office:value-type="float" office:value="-0.187665745616" calcext:value-type="float">
            <text:p>-0.1876657456</text:p>
          </table:table-cell>
        </table:table-row>
        <table:table-row table:style-name="ro1">
          <table:table-cell office:value-type="float" office:value="116.9" calcext:value-type="float">
            <text:p>116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750753825" calcext:value-type="float">
            <text:p>1.6475075383</text:p>
          </table:table-cell>
          <table:table-cell office:value-type="float" office:value="-0.187111020088" calcext:value-type="float">
            <text:p>-0.18711102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793262932" calcext:value-type="float">
            <text:p>1.6479326293</text:p>
          </table:table-cell>
          <table:table-cell office:value-type="float" office:value="-0.186636000872" calcext:value-type="float">
            <text:p>-0.1866360009</text:p>
          </table:table-cell>
        </table:table-row>
        <table:table-row table:style-name="ro1">
          <table:table-cell office:value-type="float" office:value="117.1" calcext:value-type="float">
            <text:p>117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843590361" calcext:value-type="float">
            <text:p>1.6484359036</text:p>
          </table:table-cell>
          <table:table-cell office:value-type="float" office:value="-0.186145871878" calcext:value-type="float">
            <text:p>-0.1861458719</text:p>
          </table:table-cell>
        </table:table-row>
        <table:table-row table:style-name="ro1">
          <table:table-cell office:value-type="float" office:value="117.2" calcext:value-type="float">
            <text:p>117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912273166" calcext:value-type="float">
            <text:p>1.6491227317</text:p>
          </table:table-cell>
          <table:table-cell office:value-type="float" office:value="-0.184371635318" calcext:value-type="float">
            <text:p>-0.1843716353</text:p>
          </table:table-cell>
        </table:table-row>
        <table:table-row table:style-name="ro1">
          <table:table-cell office:value-type="float" office:value="117.3" calcext:value-type="float">
            <text:p>117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928917104" calcext:value-type="float">
            <text:p>1.649289171</text:p>
          </table:table-cell>
          <table:table-cell office:value-type="float" office:value="-0.182645604014" calcext:value-type="float">
            <text:p>-0.182645604</text:p>
          </table:table-cell>
        </table:table-row>
        <table:table-row table:style-name="ro1">
          <table:table-cell office:value-type="float" office:value="117.4" calcext:value-type="float">
            <text:p>117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4978236592" calcext:value-type="float">
            <text:p>1.6497823659</text:p>
          </table:table-cell>
          <table:table-cell office:value-type="float" office:value="-0.181649371982" calcext:value-type="float">
            <text:p>-0.181649372</text:p>
          </table:table-cell>
        </table:table-row>
        <table:table-row table:style-name="ro1">
          <table:table-cell office:value-type="float" office:value="117.5" calcext:value-type="float">
            <text:p>117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021372314" calcext:value-type="float">
            <text:p>1.6502137231</text:p>
          </table:table-cell>
          <table:table-cell office:value-type="float" office:value="-0.181018605828" calcext:value-type="float">
            <text:p>-0.1810186058</text:p>
          </table:table-cell>
        </table:table-row>
        <table:table-row table:style-name="ro1">
          <table:table-cell office:value-type="float" office:value="117.6" calcext:value-type="float">
            <text:p>117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004413646" calcext:value-type="float">
            <text:p>1.6500441365</text:p>
          </table:table-cell>
          <table:table-cell office:value-type="float" office:value="-0.180587232113" calcext:value-type="float">
            <text:p>-0.1805872321</text:p>
          </table:table-cell>
        </table:table-row>
        <table:table-row table:style-name="ro1">
          <table:table-cell office:value-type="float" office:value="117.7" calcext:value-type="float">
            <text:p>117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113413083" calcext:value-type="float">
            <text:p>1.6511341308</text:p>
          </table:table-cell>
          <table:table-cell office:value-type="float" office:value="-0.178529828787" calcext:value-type="float">
            <text:p>-0.1785298288</text:p>
          </table:table-cell>
        </table:table-row>
        <table:table-row table:style-name="ro1">
          <table:table-cell office:value-type="float" office:value="117.8" calcext:value-type="float">
            <text:p>117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189600477" calcext:value-type="float">
            <text:p>1.6518960048</text:p>
          </table:table-cell>
          <table:table-cell office:value-type="float" office:value="-0.177339747548" calcext:value-type="float">
            <text:p>-0.1773397475</text:p>
          </table:table-cell>
        </table:table-row>
        <table:table-row table:style-name="ro1">
          <table:table-cell office:value-type="float" office:value="117.9" calcext:value-type="float">
            <text:p>117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226784507" calcext:value-type="float">
            <text:p>1.6522678451</text:p>
          </table:table-cell>
          <table:table-cell office:value-type="float" office:value="-0.176514968276" calcext:value-type="float">
            <text:p>-0.176514968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245756158" calcext:value-type="float">
            <text:p>1.6524575616</text:p>
          </table:table-cell>
          <table:table-cell office:value-type="float" office:value="-0.176012963057" calcext:value-type="float">
            <text:p>-0.1760129631</text:p>
          </table:table-cell>
        </table:table-row>
        <table:table-row table:style-name="ro1">
          <table:table-cell office:value-type="float" office:value="118.1" calcext:value-type="float">
            <text:p>118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315381088" calcext:value-type="float">
            <text:p>1.6531538109</text:p>
          </table:table-cell>
          <table:table-cell office:value-type="float" office:value="-0.175575047731" calcext:value-type="float">
            <text:p>-0.1755750477</text:p>
          </table:table-cell>
        </table:table-row>
        <table:table-row table:style-name="ro1">
          <table:table-cell office:value-type="float" office:value="118.2" calcext:value-type="float">
            <text:p>118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428406632" calcext:value-type="float">
            <text:p>1.6542840663</text:p>
          </table:table-cell>
          <table:table-cell office:value-type="float" office:value="-0.174231886864" calcext:value-type="float">
            <text:p>-0.1742318869</text:p>
          </table:table-cell>
        </table:table-row>
        <table:table-row table:style-name="ro1">
          <table:table-cell office:value-type="float" office:value="118.3" calcext:value-type="float">
            <text:p>118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573872248" calcext:value-type="float">
            <text:p>1.6557387225</text:p>
          </table:table-cell>
          <table:table-cell office:value-type="float" office:value="-0.17291893065" calcext:value-type="float">
            <text:p>-0.1729189307</text:p>
          </table:table-cell>
        </table:table-row>
        <table:table-row table:style-name="ro1">
          <table:table-cell office:value-type="float" office:value="118.4" calcext:value-type="float">
            <text:p>118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672246933" calcext:value-type="float">
            <text:p>1.6567224693</text:p>
          </table:table-cell>
          <table:table-cell office:value-type="float" office:value="-0.17209623754" calcext:value-type="float">
            <text:p>-0.1720962375</text:p>
          </table:table-cell>
        </table:table-row>
        <table:table-row table:style-name="ro1">
          <table:table-cell office:value-type="float" office:value="118.5" calcext:value-type="float">
            <text:p>118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761838397" calcext:value-type="float">
            <text:p>1.657618384</text:p>
          </table:table-cell>
          <table:table-cell office:value-type="float" office:value="-0.17117357254" calcext:value-type="float">
            <text:p>-0.1711735725</text:p>
          </table:table-cell>
        </table:table-row>
        <table:table-row table:style-name="ro1">
          <table:table-cell office:value-type="float" office:value="118.6" calcext:value-type="float">
            <text:p>118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821817436" calcext:value-type="float">
            <text:p>1.6582181744</text:p>
          </table:table-cell>
          <table:table-cell office:value-type="float" office:value="-0.170488208532" calcext:value-type="float">
            <text:p>-0.1704882085</text:p>
          </table:table-cell>
        </table:table-row>
        <table:table-row table:style-name="ro1">
          <table:table-cell office:value-type="float" office:value="118.7" calcext:value-type="float">
            <text:p>118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5868552419" calcext:value-type="float">
            <text:p>1.6586855242</text:p>
          </table:table-cell>
          <table:table-cell office:value-type="float" office:value="-0.169640690088" calcext:value-type="float">
            <text:p>-0.1696406901</text:p>
          </table:table-cell>
        </table:table-row>
        <table:table-row table:style-name="ro1">
          <table:table-cell office:value-type="float" office:value="118.8" calcext:value-type="float">
            <text:p>118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055092117" calcext:value-type="float">
            <text:p>1.6605509212</text:p>
          </table:table-cell>
          <table:table-cell office:value-type="float" office:value="-0.168474063277" calcext:value-type="float">
            <text:p>-0.1684740633</text:p>
          </table:table-cell>
        </table:table-row>
        <table:table-row table:style-name="ro1">
          <table:table-cell office:value-type="float" office:value="118.9" calcext:value-type="float">
            <text:p>118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18334278" calcext:value-type="float">
            <text:p>1.6618334278</text:p>
          </table:table-cell>
          <table:table-cell office:value-type="float" office:value="-0.167833760381" calcext:value-type="float">
            <text:p>-0.167833760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235035978" calcext:value-type="float">
            <text:p>1.6623503598</text:p>
          </table:table-cell>
          <table:table-cell office:value-type="float" office:value="-0.167132422328" calcext:value-type="float">
            <text:p>-0.1671324223</text:p>
          </table:table-cell>
        </table:table-row>
        <table:table-row table:style-name="ro1">
          <table:table-cell office:value-type="float" office:value="119.1" calcext:value-type="float">
            <text:p>119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240212758" calcext:value-type="float">
            <text:p>1.6624021276</text:p>
          </table:table-cell>
          <table:table-cell office:value-type="float" office:value="-0.166737109423" calcext:value-type="float">
            <text:p>-0.1667371094</text:p>
          </table:table-cell>
        </table:table-row>
        <table:table-row table:style-name="ro1">
          <table:table-cell office:value-type="float" office:value="119.2" calcext:value-type="float">
            <text:p>119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330237448" calcext:value-type="float">
            <text:p>1.6633023745</text:p>
          </table:table-cell>
          <table:table-cell office:value-type="float" office:value="-0.166142478585" calcext:value-type="float">
            <text:p>-0.1661424786</text:p>
          </table:table-cell>
        </table:table-row>
        <table:table-row table:style-name="ro1">
          <table:table-cell office:value-type="float" office:value="119.3" calcext:value-type="float">
            <text:p>119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403811934" calcext:value-type="float">
            <text:p>1.6640381193</text:p>
          </table:table-cell>
          <table:table-cell office:value-type="float" office:value="-0.165505602956" calcext:value-type="float">
            <text:p>-0.165505603</text:p>
          </table:table-cell>
        </table:table-row>
        <table:table-row table:style-name="ro1">
          <table:table-cell office:value-type="float" office:value="119.4" calcext:value-type="float">
            <text:p>119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587879829" calcext:value-type="float">
            <text:p>1.6658787983</text:p>
          </table:table-cell>
          <table:table-cell office:value-type="float" office:value="-0.164773032069" calcext:value-type="float">
            <text:p>-0.1647730321</text:p>
          </table:table-cell>
        </table:table-row>
        <table:table-row table:style-name="ro1">
          <table:table-cell office:value-type="float" office:value="119.5" calcext:value-type="float">
            <text:p>119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676297822" calcext:value-type="float">
            <text:p>1.6667629782</text:p>
          </table:table-cell>
          <table:table-cell office:value-type="float" office:value="-0.164084479213" calcext:value-type="float">
            <text:p>-0.1640844792</text:p>
          </table:table-cell>
        </table:table-row>
        <table:table-row table:style-name="ro1">
          <table:table-cell office:value-type="float" office:value="119.6" calcext:value-type="float">
            <text:p>119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74317361" calcext:value-type="float">
            <text:p>1.6674317361</text:p>
          </table:table-cell>
          <table:table-cell office:value-type="float" office:value="-0.16354753077" calcext:value-type="float">
            <text:p>-0.1635475308</text:p>
          </table:table-cell>
        </table:table-row>
        <table:table-row table:style-name="ro1">
          <table:table-cell office:value-type="float" office:value="119.7" calcext:value-type="float">
            <text:p>119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800257307" calcext:value-type="float">
            <text:p>1.6680025731</text:p>
          </table:table-cell>
          <table:table-cell office:value-type="float" office:value="-0.162941604853" calcext:value-type="float">
            <text:p>-0.1629416049</text:p>
          </table:table-cell>
        </table:table-row>
        <table:table-row table:style-name="ro1">
          <table:table-cell office:value-type="float" office:value="119.8" calcext:value-type="float">
            <text:p>119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907954913" calcext:value-type="float">
            <text:p>1.6690795491</text:p>
          </table:table-cell>
          <table:table-cell office:value-type="float" office:value="-0.162651896477" calcext:value-type="float">
            <text:p>-0.1626518965</text:p>
          </table:table-cell>
        </table:table-row>
        <table:table-row table:style-name="ro1">
          <table:table-cell office:value-type="float" office:value="119.9" calcext:value-type="float">
            <text:p>119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6962884584" calcext:value-type="float">
            <text:p>1.6696288458</text:p>
          </table:table-cell>
          <table:table-cell office:value-type="float" office:value="-0.162291422486" calcext:value-type="float">
            <text:p>-0.16229142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125526108" calcext:value-type="float">
            <text:p>1.6712552611</text:p>
          </table:table-cell>
          <table:table-cell office:value-type="float" office:value="-0.162180319428" calcext:value-type="float">
            <text:p>-0.1621803194</text:p>
          </table:table-cell>
        </table:table-row>
        <table:table-row table:style-name="ro1">
          <table:table-cell office:value-type="float" office:value="120.1" calcext:value-type="float">
            <text:p>120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255571786" calcext:value-type="float">
            <text:p>1.6725557179</text:p>
          </table:table-cell>
          <table:table-cell office:value-type="float" office:value="-0.161962538958" calcext:value-type="float">
            <text:p>-0.161962539</text:p>
          </table:table-cell>
        </table:table-row>
        <table:table-row table:style-name="ro1">
          <table:table-cell office:value-type="float" office:value="120.2" calcext:value-type="float">
            <text:p>120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31407247" calcext:value-type="float">
            <text:p>1.6731407247</text:p>
          </table:table-cell>
          <table:table-cell office:value-type="float" office:value="-0.16157451272" calcext:value-type="float">
            <text:p>-0.1615745127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347797645" calcext:value-type="float">
            <text:p>1.6734779765</text:p>
          </table:table-cell>
          <table:table-cell office:value-type="float" office:value="-0.161240413785" calcext:value-type="float">
            <text:p>-0.1612404138</text:p>
          </table:table-cell>
        </table:table-row>
        <table:table-row table:style-name="ro1">
          <table:table-cell office:value-type="float" office:value="120.4" calcext:value-type="float">
            <text:p>120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441035292" calcext:value-type="float">
            <text:p>1.6744103529</text:p>
          </table:table-cell>
          <table:table-cell office:value-type="float" office:value="-0.160709515214" calcext:value-type="float">
            <text:p>-0.1607095152</text:p>
          </table:table-cell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647273944" calcext:value-type="float">
            <text:p>1.6764727394</text:p>
          </table:table-cell>
          <table:table-cell office:value-type="float" office:value="-0.160980597138" calcext:value-type="float">
            <text:p>-0.1609805971</text:p>
          </table:table-cell>
        </table:table-row>
        <table:table-row table:style-name="ro1">
          <table:table-cell office:value-type="float" office:value="120.6" calcext:value-type="float">
            <text:p>120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788110589" calcext:value-type="float">
            <text:p>1.6778811059</text:p>
          </table:table-cell>
          <table:table-cell office:value-type="float" office:value="-0.161129891872" calcext:value-type="float">
            <text:p>-0.1611298919</text:p>
          </table:table-cell>
        </table:table-row>
        <table:table-row table:style-name="ro1">
          <table:table-cell office:value-type="float" office:value="120.7" calcext:value-type="float">
            <text:p>120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925208767" calcext:value-type="float">
            <text:p>1.6792520877</text:p>
          </table:table-cell>
          <table:table-cell office:value-type="float" office:value="-0.161046981812" calcext:value-type="float">
            <text:p>-0.1610469818</text:p>
          </table:table-cell>
        </table:table-row>
        <table:table-row table:style-name="ro1">
          <table:table-cell office:value-type="float" office:value="120.8" calcext:value-type="float">
            <text:p>120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7975042302" calcext:value-type="float">
            <text:p>1.679750423</text:p>
          </table:table-cell>
          <table:table-cell office:value-type="float" office:value="-0.16062130034" calcext:value-type="float">
            <text:p>-0.1606213003</text:p>
          </table:table-cell>
        </table:table-row>
        <table:table-row table:style-name="ro1">
          <table:table-cell office:value-type="float" office:value="120.9" calcext:value-type="float">
            <text:p>120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025147023" calcext:value-type="float">
            <text:p>1.6802514702</text:p>
          </table:table-cell>
          <table:table-cell office:value-type="float" office:value="-0.160318672657" calcext:value-type="float">
            <text:p>-0.160318672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077406344" calcext:value-type="float">
            <text:p>1.6807740634</text:p>
          </table:table-cell>
          <table:table-cell office:value-type="float" office:value="-0.1598611027" calcext:value-type="float">
            <text:p>-0.1598611027</text:p>
          </table:table-cell>
        </table:table-row>
        <table:table-row table:style-name="ro1">
          <table:table-cell office:value-type="float" office:value="121.1" calcext:value-type="float">
            <text:p>121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238255415" calcext:value-type="float">
            <text:p>1.6823825542</text:p>
          </table:table-cell>
          <table:table-cell office:value-type="float" office:value="-0.160584956408" calcext:value-type="float">
            <text:p>-0.1605849564</text:p>
          </table:table-cell>
        </table:table-row>
        <table:table-row table:style-name="ro1">
          <table:table-cell office:value-type="float" office:value="121.2" calcext:value-type="float">
            <text:p>121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335226257" calcext:value-type="float">
            <text:p>1.6833522626</text:p>
          </table:table-cell>
          <table:table-cell office:value-type="float" office:value="-0.161159679294" calcext:value-type="float">
            <text:p>-0.1611596793</text:p>
          </table:table-cell>
        </table:table-row>
        <table:table-row table:style-name="ro1">
          <table:table-cell office:value-type="float" office:value="121.3" calcext:value-type="float">
            <text:p>121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440487777" calcext:value-type="float">
            <text:p>1.6844048778</text:p>
          </table:table-cell>
          <table:table-cell office:value-type="float" office:value="-0.161335736513" calcext:value-type="float">
            <text:p>-0.1613357365</text:p>
          </table:table-cell>
        </table:table-row>
        <table:table-row table:style-name="ro1">
          <table:table-cell office:value-type="float" office:value="121.4" calcext:value-type="float">
            <text:p>121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505531389" calcext:value-type="float">
            <text:p>1.6850553139</text:p>
          </table:table-cell>
          <table:table-cell office:value-type="float" office:value="-0.161263659596" calcext:value-type="float">
            <text:p>-0.1612636596</text:p>
          </table:table-cell>
        </table:table-row>
        <table:table-row table:style-name="ro1">
          <table:table-cell office:value-type="float" office:value="121.5" calcext:value-type="float">
            <text:p>121.5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528213277" calcext:value-type="float">
            <text:p>1.6852821328</text:p>
          </table:table-cell>
          <table:table-cell office:value-type="float" office:value="-0.16064208746" calcext:value-type="float">
            <text:p>-0.1606420875</text:p>
          </table:table-cell>
        </table:table-row>
        <table:table-row table:style-name="ro1">
          <table:table-cell office:value-type="float" office:value="121.6" calcext:value-type="float">
            <text:p>121.6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659641555" calcext:value-type="float">
            <text:p>1.6865964156</text:p>
          </table:table-cell>
          <table:table-cell office:value-type="float" office:value="-0.161041408777" calcext:value-type="float">
            <text:p>-0.1610414088</text:p>
          </table:table-cell>
        </table:table-row>
        <table:table-row table:style-name="ro1">
          <table:table-cell office:value-type="float" office:value="121.7" calcext:value-type="float">
            <text:p>121.7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725640657" calcext:value-type="float">
            <text:p>1.6872564066</text:p>
          </table:table-cell>
          <table:table-cell office:value-type="float" office:value="-0.162205159664" calcext:value-type="float">
            <text:p>-0.1622051597</text:p>
          </table:table-cell>
        </table:table-row>
        <table:table-row table:style-name="ro1">
          <table:table-cell office:value-type="float" office:value="121.8" calcext:value-type="float">
            <text:p>121.8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801942885" calcext:value-type="float">
            <text:p>1.6880194289</text:p>
          </table:table-cell>
          <table:table-cell office:value-type="float" office:value="-0.162594988942" calcext:value-type="float">
            <text:p>-0.1625949889</text:p>
          </table:table-cell>
        </table:table-row>
        <table:table-row table:style-name="ro1">
          <table:table-cell office:value-type="float" office:value="121.9" calcext:value-type="float">
            <text:p>121.9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850674986" calcext:value-type="float">
            <text:p>1.6885067499</text:p>
          </table:table-cell>
          <table:table-cell office:value-type="float" office:value="-0.16287843883" calcext:value-type="float">
            <text:p>-0.162878438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90078135" calcext:value-type="float">
            <text:p>1.6890078135</text:p>
          </table:table-cell>
          <table:table-cell office:value-type="float" office:value="-0.162415832281" calcext:value-type="float">
            <text:p>-0.1624158323</text:p>
          </table:table-cell>
        </table:table-row>
        <table:table-row table:style-name="ro1">
          <table:table-cell office:value-type="float" office:value="122.1" calcext:value-type="float">
            <text:p>122.1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931029236" calcext:value-type="float">
            <text:p>1.6893102924</text:p>
          </table:table-cell>
          <table:table-cell office:value-type="float" office:value="-0.162199005485" calcext:value-type="float">
            <text:p>-0.1621990055</text:p>
          </table:table-cell>
        </table:table-row>
        <table:table-row table:style-name="ro1">
          <table:table-cell office:value-type="float" office:value="122.2" calcext:value-type="float">
            <text:p>122.2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9036850095" calcext:value-type="float">
            <text:p>1.690368501</text:p>
          </table:table-cell>
          <table:table-cell office:value-type="float" office:value="-0.16547589004" calcext:value-type="float">
            <text:p>-0.16547589</text:p>
          </table:table-cell>
        </table:table-row>
        <table:table-row table:style-name="ro1">
          <table:table-cell office:value-type="float" office:value="122.3" calcext:value-type="float">
            <text:p>122.3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9051909432" calcext:value-type="float">
            <text:p>1.6905190943</text:p>
          </table:table-cell>
          <table:table-cell office:value-type="float" office:value="-0.169192790985" calcext:value-type="float">
            <text:p>-0.169192791</text:p>
          </table:table-cell>
        </table:table-row>
        <table:table-row table:style-name="ro1">
          <table:table-cell office:value-type="float" office:value="122.4" calcext:value-type="float">
            <text:p>122.4</text:p>
          </table:table-cell>
          <table:table-cell office:value-type="float" office:value="2.886" calcext:value-type="float">
            <text:p>2.886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994475994" calcext:value-type="float">
            <text:p>1.6899447599</text:p>
          </table:table-cell>
          <table:table-cell office:value-type="float" office:value="-0.173194974661" calcext:value-type="float">
            <text:p>-0.1731949747</text:p>
          </table:table-cell>
        </table:table-row>
        <table:table-row table:style-name="ro1">
          <table:table-cell office:value-type="float" office:value="122.5" calcext:value-type="float">
            <text:p>122.5</text:p>
          </table:table-cell>
          <table:table-cell office:value-type="float" office:value="2.885" calcext:value-type="float">
            <text:p>2.885</text:p>
          </table:table-cell>
          <table:table-cell office:value-type="float" office:value="0.997" calcext:value-type="float">
            <text:p>0.997</text:p>
          </table:table-cell>
          <table:table-cell office:value-type="float" office:value="1.68914248199" calcext:value-type="float">
            <text:p>1.689142482</text:p>
          </table:table-cell>
          <table:table-cell office:value-type="float" office:value="-0.17595615983" calcext:value-type="float">
            <text:p>-0.1759561598</text:p>
          </table:table-cell>
        </table:table-row>
        <table:table-row table:style-name="ro1">
          <table:table-cell office:value-type="float" office:value="122.6" calcext:value-type="float">
            <text:p>122.6</text:p>
          </table:table-cell>
          <table:table-cell office:value-type="float" office:value="2.885" calcext:value-type="float">
            <text:p>2.885</text:p>
          </table:table-cell>
          <table:table-cell office:value-type="float" office:value="0.998" calcext:value-type="float">
            <text:p>0.998</text:p>
          </table:table-cell>
          <table:table-cell office:value-type="float" office:value="1.68912869897" calcext:value-type="float">
            <text:p>1.689128699</text:p>
          </table:table-cell>
          <table:table-cell office:value-type="float" office:value="-0.179144844413" calcext:value-type="float">
            <text:p>-0.1791448444</text:p>
          </table:table-cell>
        </table:table-row>
        <table:table-row table:style-name="ro1">
          <table:table-cell office:value-type="float" office:value="122.7" calcext:value-type="float">
            <text:p>122.7</text:p>
          </table:table-cell>
          <table:table-cell office:value-type="float" office:value="2.885" calcext:value-type="float">
            <text:p>2.885</text:p>
          </table:table-cell>
          <table:table-cell office:value-type="float" office:value="0.999" calcext:value-type="float">
            <text:p>0.999</text:p>
          </table:table-cell>
          <table:table-cell office:value-type="float" office:value="1.68913591178" calcext:value-type="float">
            <text:p>1.6891359118</text:p>
          </table:table-cell>
          <table:table-cell office:value-type="float" office:value="-0.182334452868" calcext:value-type="float">
            <text:p>-0.1823344529</text:p>
          </table:table-cell>
        </table:table-row>
        <table:table-row table:style-name="ro1">
          <table:table-cell office:value-type="float" office:value="122.8" calcext:value-type="float">
            <text:p>122.8</text:p>
          </table:table-cell>
          <table:table-cell office:value-type="float" office:value="2.884" calcext:value-type="float">
            <text:p>2.884</text:p>
          </table:table-cell>
          <table:table-cell office:value-type="float" office:value="1.001" calcext:value-type="float">
            <text:p>1.001</text:p>
          </table:table-cell>
          <table:table-cell office:value-type="float" office:value="1.68882885873" calcext:value-type="float">
            <text:p>1.6888288587</text:p>
          </table:table-cell>
          <table:table-cell office:value-type="float" office:value="-0.186749517918" calcext:value-type="float">
            <text:p>-0.1867495179</text:p>
          </table:table-cell>
        </table:table-row>
        <table:table-row table:style-name="ro1">
          <table:table-cell office:value-type="float" office:value="122.9" calcext:value-type="float">
            <text:p>122.9</text:p>
          </table:table-cell>
          <table:table-cell office:value-type="float" office:value="2.883" calcext:value-type="float">
            <text:p>2.883</text:p>
          </table:table-cell>
          <table:table-cell office:value-type="float" office:value="1.002" calcext:value-type="float">
            <text:p>1.002</text:p>
          </table:table-cell>
          <table:table-cell office:value-type="float" office:value="1.68761115513" calcext:value-type="float">
            <text:p>1.6876111551</text:p>
          </table:table-cell>
          <table:table-cell office:value-type="float" office:value="-0.191262185574" calcext:value-type="float">
            <text:p>-0.191262185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.883" calcext:value-type="float">
            <text:p>2.883</text:p>
          </table:table-cell>
          <table:table-cell office:value-type="float" office:value="1.003" calcext:value-type="float">
            <text:p>1.003</text:p>
          </table:table-cell>
          <table:table-cell office:value-type="float" office:value="1.68607516109" calcext:value-type="float">
            <text:p>1.6860751611</text:p>
          </table:table-cell>
          <table:table-cell office:value-type="float" office:value="-0.195492148399" calcext:value-type="float">
            <text:p>-0.1954921484</text:p>
          </table:table-cell>
        </table:table-row>
        <table:table-row table:style-name="ro1">
          <table:table-cell office:value-type="float" office:value="123.1" calcext:value-type="float">
            <text:p>123.1</text:p>
          </table:table-cell>
          <table:table-cell office:value-type="float" office:value="2.882" calcext:value-type="float">
            <text:p>2.882</text:p>
          </table:table-cell>
          <table:table-cell office:value-type="float" office:value="1.004" calcext:value-type="float">
            <text:p>1.004</text:p>
          </table:table-cell>
          <table:table-cell office:value-type="float" office:value="1.68398846935" calcext:value-type="float">
            <text:p>1.6839884694</text:p>
          </table:table-cell>
          <table:table-cell office:value-type="float" office:value="-0.201454803348" calcext:value-type="float">
            <text:p>-0.2014548033</text:p>
          </table:table-cell>
        </table:table-row>
        <table:table-row table:style-name="ro1">
          <table:table-cell office:value-type="float" office:value="123.2" calcext:value-type="float">
            <text:p>123.2</text:p>
          </table:table-cell>
          <table:table-cell office:value-type="float" office:value="2.881" calcext:value-type="float">
            <text:p>2.881</text:p>
          </table:table-cell>
          <table:table-cell office:value-type="float" office:value="1.007" calcext:value-type="float">
            <text:p>1.007</text:p>
          </table:table-cell>
          <table:table-cell office:value-type="float" office:value="1.681828934" calcext:value-type="float">
            <text:p>1.681828934</text:p>
          </table:table-cell>
          <table:table-cell office:value-type="float" office:value="-0.208074688911" calcext:value-type="float">
            <text:p>-0.2080746889</text:p>
          </table:table-cell>
        </table:table-row>
        <table:table-row table:style-name="ro1">
          <table:table-cell office:value-type="float" office:value="123.3" calcext:value-type="float">
            <text:p>123.3</text:p>
          </table:table-cell>
          <table:table-cell office:value-type="float" office:value="2.88" calcext:value-type="float">
            <text:p>2.88</text:p>
          </table:table-cell>
          <table:table-cell office:value-type="float" office:value="1.009" calcext:value-type="float">
            <text:p>1.009</text:p>
          </table:table-cell>
          <table:table-cell office:value-type="float" office:value="1.67975333376" calcext:value-type="float">
            <text:p>1.6797533338</text:p>
          </table:table-cell>
          <table:table-cell office:value-type="float" office:value="-0.213476419449" calcext:value-type="float">
            <text:p>-0.2134764194</text:p>
          </table:table-cell>
        </table:table-row>
        <table:table-row table:style-name="ro1">
          <table:table-cell office:value-type="float" office:value="123.4" calcext:value-type="float">
            <text:p>123.4</text:p>
          </table:table-cell>
          <table:table-cell office:value-type="float" office:value="2.879" calcext:value-type="float">
            <text:p>2.879</text:p>
          </table:table-cell>
          <table:table-cell office:value-type="float" office:value="1.011" calcext:value-type="float">
            <text:p>1.011</text:p>
          </table:table-cell>
          <table:table-cell office:value-type="float" office:value="1.67613742326" calcext:value-type="float">
            <text:p>1.6761374233</text:p>
          </table:table-cell>
          <table:table-cell office:value-type="float" office:value="-0.217695683241" calcext:value-type="float">
            <text:p>-0.2176956832</text:p>
          </table:table-cell>
        </table:table-row>
        <table:table-row table:style-name="ro1">
          <table:table-cell office:value-type="float" office:value="123.5" calcext:value-type="float">
            <text:p>123.5</text:p>
          </table:table-cell>
          <table:table-cell office:value-type="float" office:value="2.879" calcext:value-type="float">
            <text:p>2.879</text:p>
          </table:table-cell>
          <table:table-cell office:value-type="float" office:value="1.013" calcext:value-type="float">
            <text:p>1.013</text:p>
          </table:table-cell>
          <table:table-cell office:value-type="float" office:value="1.67373622878" calcext:value-type="float">
            <text:p>1.6737362288</text:p>
          </table:table-cell>
          <table:table-cell office:value-type="float" office:value="-0.222475111485" calcext:value-type="float">
            <text:p>-0.2224751115</text:p>
          </table:table-cell>
        </table:table-row>
        <table:table-row table:style-name="ro1">
          <table:table-cell office:value-type="float" office:value="123.6" calcext:value-type="float">
            <text:p>123.6</text:p>
          </table:table-cell>
          <table:table-cell office:value-type="float" office:value="2.878" calcext:value-type="float">
            <text:p>2.878</text:p>
          </table:table-cell>
          <table:table-cell office:value-type="float" office:value="1.016" calcext:value-type="float">
            <text:p>1.016</text:p>
          </table:table-cell>
          <table:table-cell office:value-type="float" office:value="1.66738418669" calcext:value-type="float">
            <text:p>1.6673841867</text:p>
          </table:table-cell>
          <table:table-cell office:value-type="float" office:value="-0.230242282152" calcext:value-type="float">
            <text:p>-0.2302422822</text:p>
          </table:table-cell>
        </table:table-row>
        <table:table-row table:style-name="ro1">
          <table:table-cell office:value-type="float" office:value="123.7" calcext:value-type="float">
            <text:p>123.7</text:p>
          </table:table-cell>
          <table:table-cell office:value-type="float" office:value="2.877" calcext:value-type="float">
            <text:p>2.877</text:p>
          </table:table-cell>
          <table:table-cell office:value-type="float" office:value="1.019" calcext:value-type="float">
            <text:p>1.019</text:p>
          </table:table-cell>
          <table:table-cell office:value-type="float" office:value="1.66039036292" calcext:value-type="float">
            <text:p>1.6603903629</text:p>
          </table:table-cell>
          <table:table-cell office:value-type="float" office:value="-0.239081129432" calcext:value-type="float">
            <text:p>-0.2390811294</text:p>
          </table:table-cell>
        </table:table-row>
        <table:table-row table:style-name="ro1">
          <table:table-cell office:value-type="float" office:value="123.8" calcext:value-type="float">
            <text:p>123.8</text:p>
          </table:table-cell>
          <table:table-cell office:value-type="float" office:value="2.876" calcext:value-type="float">
            <text:p>2.876</text:p>
          </table:table-cell>
          <table:table-cell office:value-type="float" office:value="1.021" calcext:value-type="float">
            <text:p>1.021</text:p>
          </table:table-cell>
          <table:table-cell office:value-type="float" office:value="1.65320987143" calcext:value-type="float">
            <text:p>1.6532098714</text:p>
          </table:table-cell>
          <table:table-cell office:value-type="float" office:value="-0.247276723385" calcext:value-type="float">
            <text:p>-0.2472767234</text:p>
          </table:table-cell>
        </table:table-row>
        <table:table-row table:style-name="ro1">
          <table:table-cell office:value-type="float" office:value="123.9" calcext:value-type="float">
            <text:p>123.9</text:p>
          </table:table-cell>
          <table:table-cell office:value-type="float" office:value="2.875" calcext:value-type="float">
            <text:p>2.875</text:p>
          </table:table-cell>
          <table:table-cell office:value-type="float" office:value="1.024" calcext:value-type="float">
            <text:p>1.024</text:p>
          </table:table-cell>
          <table:table-cell office:value-type="float" office:value="1.64549944697" calcext:value-type="float">
            <text:p>1.645499447</text:p>
          </table:table-cell>
          <table:table-cell office:value-type="float" office:value="-0.255453944206" calcext:value-type="float">
            <text:p>-0.255453944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.874" calcext:value-type="float">
            <text:p>2.874</text:p>
          </table:table-cell>
          <table:table-cell office:value-type="float" office:value="1.027" calcext:value-type="float">
            <text:p>1.027</text:p>
          </table:table-cell>
          <table:table-cell office:value-type="float" office:value="1.63770285497" calcext:value-type="float">
            <text:p>1.637702855</text:p>
          </table:table-cell>
          <table:table-cell office:value-type="float" office:value="-0.263570606709" calcext:value-type="float">
            <text:p>-0.2635706067</text:p>
          </table:table-cell>
        </table:table-row>
        <table:table-row table:style-name="ro1">
          <table:table-cell office:value-type="float" office:value="124.1" calcext:value-type="float">
            <text:p>124.1</text:p>
          </table:table-cell>
          <table:table-cell office:value-type="float" office:value="2.873" calcext:value-type="float">
            <text:p>2.873</text:p>
          </table:table-cell>
          <table:table-cell office:value-type="float" office:value="1.03" calcext:value-type="float">
            <text:p>1.03</text:p>
          </table:table-cell>
          <table:table-cell office:value-type="float" office:value="1.63661622005" calcext:value-type="float">
            <text:p>1.6366162201</text:p>
          </table:table-cell>
          <table:table-cell office:value-type="float" office:value="-0.265836983919" calcext:value-type="float">
            <text:p>-0.2658369839</text:p>
          </table:table-cell>
        </table:table-row>
        <table:table-row table:style-name="ro1">
          <table:table-cell office:value-type="float" office:value="124.2" calcext:value-type="float">
            <text:p>124.2</text:p>
          </table:table-cell>
          <table:table-cell office:value-type="float" office:value="2.872" calcext:value-type="float">
            <text:p>2.872</text:p>
          </table:table-cell>
          <table:table-cell office:value-type="float" office:value="1.033" calcext:value-type="float">
            <text:p>1.033</text:p>
          </table:table-cell>
          <table:table-cell office:value-type="float" office:value="1.6354695116" calcext:value-type="float">
            <text:p>1.6354695116</text:p>
          </table:table-cell>
          <table:table-cell office:value-type="float" office:value="-0.269090145826" calcext:value-type="float">
            <text:p>-0.2690901458</text:p>
          </table:table-cell>
        </table:table-row>
        <table:table-row table:style-name="ro1">
          <table:table-cell office:value-type="float" office:value="124.3" calcext:value-type="float">
            <text:p>124.3</text:p>
          </table:table-cell>
          <table:table-cell office:value-type="float" office:value="2.872" calcext:value-type="float">
            <text:p>2.872</text:p>
          </table:table-cell>
          <table:table-cell office:value-type="float" office:value="1.036" calcext:value-type="float">
            <text:p>1.036</text:p>
          </table:table-cell>
          <table:table-cell office:value-type="float" office:value="1.63229025062" calcext:value-type="float">
            <text:p>1.6322902506</text:p>
          </table:table-cell>
          <table:table-cell office:value-type="float" office:value="-0.271015107632" calcext:value-type="float">
            <text:p>-0.2710151076</text:p>
          </table:table-cell>
        </table:table-row>
        <table:table-row table:style-name="ro1">
          <table:table-cell office:value-type="float" office:value="124.4" calcext:value-type="float">
            <text:p>124.4</text:p>
          </table:table-cell>
          <table:table-cell office:value-type="float" office:value="2.871" calcext:value-type="float">
            <text:p>2.871</text:p>
          </table:table-cell>
          <table:table-cell office:value-type="float" office:value="1.04" calcext:value-type="float">
            <text:p>1.04</text:p>
          </table:table-cell>
          <table:table-cell office:value-type="float" office:value="1.62767338104" calcext:value-type="float">
            <text:p>1.627673381</text:p>
          </table:table-cell>
          <table:table-cell office:value-type="float" office:value="-0.271402388811" calcext:value-type="float">
            <text:p>-0.2714023888</text:p>
          </table:table-cell>
        </table:table-row>
        <table:table-row table:style-name="ro1">
          <table:table-cell office:value-type="float" office:value="124.5" calcext:value-type="float">
            <text:p>124.5</text:p>
          </table:table-cell>
          <table:table-cell office:value-type="float" office:value="2.87" calcext:value-type="float">
            <text:p>2.87</text:p>
          </table:table-cell>
          <table:table-cell office:value-type="float" office:value="1.044" calcext:value-type="float">
            <text:p>1.044</text:p>
          </table:table-cell>
          <table:table-cell office:value-type="float" office:value="1.62395666617" calcext:value-type="float">
            <text:p>1.6239566662</text:p>
          </table:table-cell>
          <table:table-cell office:value-type="float" office:value="-0.271585017443" calcext:value-type="float">
            <text:p>-0.2715850174</text:p>
          </table:table-cell>
        </table:table-row>
        <table:table-row table:style-name="ro1">
          <table:table-cell office:value-type="float" office:value="124.6" calcext:value-type="float">
            <text:p>124.6</text:p>
          </table:table-cell>
          <table:table-cell office:value-type="float" office:value="2.869" calcext:value-type="float">
            <text:p>2.869</text:p>
          </table:table-cell>
          <table:table-cell office:value-type="float" office:value="1.048" calcext:value-type="float">
            <text:p>1.048</text:p>
          </table:table-cell>
          <table:table-cell office:value-type="float" office:value="1.62271429398" calcext:value-type="float">
            <text:p>1.622714294</text:p>
          </table:table-cell>
          <table:table-cell office:value-type="float" office:value="-0.273691505194" calcext:value-type="float">
            <text:p>-0.2736915052</text:p>
          </table:table-cell>
        </table:table-row>
        <table:table-row table:style-name="ro1">
          <table:table-cell office:value-type="float" office:value="124.7" calcext:value-type="float">
            <text:p>124.7</text:p>
          </table:table-cell>
          <table:table-cell office:value-type="float" office:value="2.868" calcext:value-type="float">
            <text:p>2.868</text:p>
          </table:table-cell>
          <table:table-cell office:value-type="float" office:value="1.053" calcext:value-type="float">
            <text:p>1.053</text:p>
          </table:table-cell>
          <table:table-cell office:value-type="float" office:value="1.62138256641" calcext:value-type="float">
            <text:p>1.6213825664</text:p>
          </table:table-cell>
          <table:table-cell office:value-type="float" office:value="-0.277093172073" calcext:value-type="float">
            <text:p>-0.2770931721</text:p>
          </table:table-cell>
        </table:table-row>
        <table:table-row table:style-name="ro1">
          <table:table-cell office:value-type="float" office:value="124.8" calcext:value-type="float">
            <text:p>124.8</text:p>
          </table:table-cell>
          <table:table-cell office:value-type="float" office:value="2.868" calcext:value-type="float">
            <text:p>2.868</text:p>
          </table:table-cell>
          <table:table-cell office:value-type="float" office:value="1.057" calcext:value-type="float">
            <text:p>1.057</text:p>
          </table:table-cell>
          <table:table-cell office:value-type="float" office:value="1.6191502922" calcext:value-type="float">
            <text:p>1.6191502922</text:p>
          </table:table-cell>
          <table:table-cell office:value-type="float" office:value="-0.277796208858" calcext:value-type="float">
            <text:p>-0.2777962089</text:p>
          </table:table-cell>
        </table:table-row>
        <table:table-row table:style-name="ro1">
          <table:table-cell office:value-type="float" office:value="124.9" calcext:value-type="float">
            <text:p>124.9</text:p>
          </table:table-cell>
          <table:table-cell office:value-type="float" office:value="2.867" calcext:value-type="float">
            <text:p>2.867</text:p>
          </table:table-cell>
          <table:table-cell office:value-type="float" office:value="1.061" calcext:value-type="float">
            <text:p>1.061</text:p>
          </table:table-cell>
          <table:table-cell office:value-type="float" office:value="1.61245226793" calcext:value-type="float">
            <text:p>1.6124522679</text:p>
          </table:table-cell>
          <table:table-cell office:value-type="float" office:value="-0.274159699678" calcext:value-type="float">
            <text:p>-0.274159699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867" calcext:value-type="float">
            <text:p>2.867</text:p>
          </table:table-cell>
          <table:table-cell office:value-type="float" office:value="1.064" calcext:value-type="float">
            <text:p>1.064</text:p>
          </table:table-cell>
          <table:table-cell office:value-type="float" office:value="1.605885447" calcext:value-type="float">
            <text:p>1.605885447</text:p>
          </table:table-cell>
          <table:table-cell office:value-type="float" office:value="-0.274242341518" calcext:value-type="float">
            <text:p>-0.2742423415</text:p>
          </table:table-cell>
        </table:table-row>
        <table:table-row table:style-name="ro1">
          <table:table-cell office:value-type="float" office:value="125.1" calcext:value-type="float">
            <text:p>125.1</text:p>
          </table:table-cell>
          <table:table-cell office:value-type="float" office:value="2.867" calcext:value-type="float">
            <text:p>2.867</text:p>
          </table:table-cell>
          <table:table-cell office:value-type="float" office:value="1.067" calcext:value-type="float">
            <text:p>1.067</text:p>
          </table:table-cell>
          <table:table-cell office:value-type="float" office:value="1.60081557145" calcext:value-type="float">
            <text:p>1.6008155715</text:p>
          </table:table-cell>
          <table:table-cell office:value-type="float" office:value="-0.275150060654" calcext:value-type="float">
            <text:p>-0.2751500607</text:p>
          </table:table-cell>
        </table:table-row>
        <table:table-row table:style-name="ro1">
          <table:table-cell office:value-type="float" office:value="125.2" calcext:value-type="float">
            <text:p>125.2</text:p>
          </table:table-cell>
          <table:table-cell office:value-type="float" office:value="2.866" calcext:value-type="float">
            <text:p>2.866</text:p>
          </table:table-cell>
          <table:table-cell office:value-type="float" office:value="1.07" calcext:value-type="float">
            <text:p>1.07</text:p>
          </table:table-cell>
          <table:table-cell office:value-type="float" office:value="1.60250544266" calcext:value-type="float">
            <text:p>1.6025054427</text:p>
          </table:table-cell>
          <table:table-cell office:value-type="float" office:value="-0.271081924438" calcext:value-type="float">
            <text:p>-0.2710819244</text:p>
          </table:table-cell>
        </table:table-row>
        <table:table-row table:style-name="ro1">
          <table:table-cell office:value-type="float" office:value="125.3" calcext:value-type="float">
            <text:p>125.3</text:p>
          </table:table-cell>
          <table:table-cell office:value-type="float" office:value="2.866" calcext:value-type="float">
            <text:p>2.866</text:p>
          </table:table-cell>
          <table:table-cell office:value-type="float" office:value="1.072" calcext:value-type="float">
            <text:p>1.072</text:p>
          </table:table-cell>
          <table:table-cell office:value-type="float" office:value="1.59663454193" calcext:value-type="float">
            <text:p>1.5966345419</text:p>
          </table:table-cell>
          <table:table-cell office:value-type="float" office:value="-0.262855857611" calcext:value-type="float">
            <text:p>-0.2628558576</text:p>
          </table:table-cell>
        </table:table-row>
        <table:table-row table:style-name="ro1">
          <table:table-cell office:value-type="float" office:value="125.4" calcext:value-type="float">
            <text:p>125.4</text:p>
          </table:table-cell>
          <table:table-cell office:value-type="float" office:value="2.866" calcext:value-type="float">
            <text:p>2.866</text:p>
          </table:table-cell>
          <table:table-cell office:value-type="float" office:value="1.076" calcext:value-type="float">
            <text:p>1.076</text:p>
          </table:table-cell>
          <table:table-cell office:value-type="float" office:value="1.59222033988" calcext:value-type="float">
            <text:p>1.5922203399</text:p>
          </table:table-cell>
          <table:table-cell office:value-type="float" office:value="-0.256005614996" calcext:value-type="float">
            <text:p>-0.256005615</text:p>
          </table:table-cell>
        </table:table-row>
        <table:table-row table:style-name="ro1">
          <table:table-cell office:value-type="float" office:value="125.5" calcext:value-type="float">
            <text:p>125.5</text:p>
          </table:table-cell>
          <table:table-cell office:value-type="float" office:value="2.866" calcext:value-type="float">
            <text:p>2.866</text:p>
          </table:table-cell>
          <table:table-cell office:value-type="float" office:value="1.078" calcext:value-type="float">
            <text:p>1.078</text:p>
          </table:table-cell>
          <table:table-cell office:value-type="float" office:value="1.5792926935" calcext:value-type="float">
            <text:p>1.5792926935</text:p>
          </table:table-cell>
          <table:table-cell office:value-type="float" office:value="-0.24635642767" calcext:value-type="float">
            <text:p>-0.2463564277</text:p>
          </table:table-cell>
        </table:table-row>
        <table:table-row table:style-name="ro1">
          <table:table-cell office:value-type="float" office:value="125.6" calcext:value-type="float">
            <text:p>125.6</text:p>
          </table:table-cell>
          <table:table-cell office:value-type="float" office:value="2.866" calcext:value-type="float">
            <text:p>2.866</text:p>
          </table:table-cell>
          <table:table-cell office:value-type="float" office:value="1.081" calcext:value-type="float">
            <text:p>1.081</text:p>
          </table:table-cell>
          <table:table-cell office:value-type="float" office:value="1.57355218606" calcext:value-type="float">
            <text:p>1.5735521861</text:p>
          </table:table-cell>
          <table:table-cell office:value-type="float" office:value="-0.242371976376" calcext:value-type="float">
            <text:p>-0.2423719764</text:p>
          </table:table-cell>
        </table:table-row>
        <table:table-row table:style-name="ro1">
          <table:table-cell office:value-type="float" office:value="125.7" calcext:value-type="float">
            <text:p>125.7</text:p>
          </table:table-cell>
          <table:table-cell office:value-type="float" office:value="2.866" calcext:value-type="float">
            <text:p>2.866</text:p>
          </table:table-cell>
          <table:table-cell office:value-type="float" office:value="1.085" calcext:value-type="float">
            <text:p>1.085</text:p>
          </table:table-cell>
          <table:table-cell office:value-type="float" office:value="1.56801474111" calcext:value-type="float">
            <text:p>1.5680147411</text:p>
          </table:table-cell>
          <table:table-cell office:value-type="float" office:value="-0.239438191056" calcext:value-type="float">
            <text:p>-0.2394381911</text:p>
          </table:table-cell>
        </table:table-row>
        <table:table-row table:style-name="ro1">
          <table:table-cell office:value-type="float" office:value="125.8" calcext:value-type="float">
            <text:p>125.8</text:p>
          </table:table-cell>
          <table:table-cell office:value-type="float" office:value="2.867" calcext:value-type="float">
            <text:p>2.867</text:p>
          </table:table-cell>
          <table:table-cell office:value-type="float" office:value="1.089" calcext:value-type="float">
            <text:p>1.089</text:p>
          </table:table-cell>
          <table:table-cell office:value-type="float" office:value="1.56441518933" calcext:value-type="float">
            <text:p>1.5644151893</text:p>
          </table:table-cell>
          <table:table-cell office:value-type="float" office:value="-0.234356150031" calcext:value-type="float">
            <text:p>-0.23435615</text:p>
          </table:table-cell>
        </table:table-row>
        <table:table-row table:style-name="ro1">
          <table:table-cell office:value-type="float" office:value="125.9" calcext:value-type="float">
            <text:p>125.9</text:p>
          </table:table-cell>
          <table:table-cell office:value-type="float" office:value="2.867" calcext:value-type="float">
            <text:p>2.867</text:p>
          </table:table-cell>
          <table:table-cell office:value-type="float" office:value="1.092" calcext:value-type="float">
            <text:p>1.092</text:p>
          </table:table-cell>
          <table:table-cell office:value-type="float" office:value="1.55956117821" calcext:value-type="float">
            <text:p>1.5595611782</text:p>
          </table:table-cell>
          <table:table-cell office:value-type="float" office:value="-0.22967043519" calcext:value-type="float">
            <text:p>-0.229670435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867" calcext:value-type="float">
            <text:p>2.867</text:p>
          </table:table-cell>
          <table:table-cell office:value-type="float" office:value="1.095" calcext:value-type="float">
            <text:p>1.095</text:p>
          </table:table-cell>
          <table:table-cell office:value-type="float" office:value="1.5546907056" calcext:value-type="float">
            <text:p>1.5546907056</text:p>
          </table:table-cell>
          <table:table-cell office:value-type="float" office:value="-0.224966779351" calcext:value-type="float">
            <text:p>-0.2249667794</text:p>
          </table:table-cell>
        </table:table-row>
        <table:table-row table:style-name="ro1">
          <table:table-cell office:value-type="float" office:value="126.1" calcext:value-type="float">
            <text:p>126.1</text:p>
          </table:table-cell>
          <table:table-cell office:value-type="float" office:value="2.868" calcext:value-type="float">
            <text:p>2.868</text:p>
          </table:table-cell>
          <table:table-cell office:value-type="float" office:value="1.098" calcext:value-type="float">
            <text:p>1.098</text:p>
          </table:table-cell>
          <table:table-cell office:value-type="float" office:value="1.55076418597" calcext:value-type="float">
            <text:p>1.550764186</text:p>
          </table:table-cell>
          <table:table-cell office:value-type="float" office:value="-0.21957077086" calcext:value-type="float">
            <text:p>-0.2195707709</text:p>
          </table:table-cell>
        </table:table-row>
        <table:table-row table:style-name="ro1">
          <table:table-cell office:value-type="float" office:value="126.2" calcext:value-type="float">
            <text:p>126.2</text:p>
          </table:table-cell>
          <table:table-cell office:value-type="float" office:value="2.868" calcext:value-type="float">
            <text:p>2.868</text:p>
          </table:table-cell>
          <table:table-cell office:value-type="float" office:value="1.101" calcext:value-type="float">
            <text:p>1.101</text:p>
          </table:table-cell>
          <table:table-cell office:value-type="float" office:value="1.54529481735" calcext:value-type="float">
            <text:p>1.5452948174</text:p>
          </table:table-cell>
          <table:table-cell office:value-type="float" office:value="-0.213883846998" calcext:value-type="float">
            <text:p>-0.213883847</text:p>
          </table:table-cell>
        </table:table-row>
        <table:table-row table:style-name="ro1">
          <table:table-cell office:value-type="float" office:value="126.3" calcext:value-type="float">
            <text:p>126.3</text:p>
          </table:table-cell>
          <table:table-cell office:value-type="float" office:value="2.868" calcext:value-type="float">
            <text:p>2.868</text:p>
          </table:table-cell>
          <table:table-cell office:value-type="float" office:value="1.104" calcext:value-type="float">
            <text:p>1.104</text:p>
          </table:table-cell>
          <table:table-cell office:value-type="float" office:value="1.53990643091" calcext:value-type="float">
            <text:p>1.5399064309</text:p>
          </table:table-cell>
          <table:table-cell office:value-type="float" office:value="-0.209098577499" calcext:value-type="float">
            <text:p>-0.2090985775</text:p>
          </table:table-cell>
        </table:table-row>
        <table:table-row table:style-name="ro1">
          <table:table-cell office:value-type="float" office:value="126.4" calcext:value-type="float">
            <text:p>126.4</text:p>
          </table:table-cell>
          <table:table-cell office:value-type="float" office:value="2.869" calcext:value-type="float">
            <text:p>2.869</text:p>
          </table:table-cell>
          <table:table-cell office:value-type="float" office:value="1.107" calcext:value-type="float">
            <text:p>1.107</text:p>
          </table:table-cell>
          <table:table-cell office:value-type="float" office:value="1.53681969121" calcext:value-type="float">
            <text:p>1.5368196912</text:p>
          </table:table-cell>
          <table:table-cell office:value-type="float" office:value="-0.204450249672" calcext:value-type="float">
            <text:p>-0.2044502497</text:p>
          </table:table-cell>
        </table:table-row>
        <table:table-row table:style-name="ro1">
          <table:table-cell office:value-type="float" office:value="126.5" calcext:value-type="float">
            <text:p>126.5</text:p>
          </table:table-cell>
          <table:table-cell office:value-type="float" office:value="2.87" calcext:value-type="float">
            <text:p>2.87</text:p>
          </table:table-cell>
          <table:table-cell office:value-type="float" office:value="1.109" calcext:value-type="float">
            <text:p>1.109</text:p>
          </table:table-cell>
          <table:table-cell office:value-type="float" office:value="1.53385944523" calcext:value-type="float">
            <text:p>1.5338594452</text:p>
          </table:table-cell>
          <table:table-cell office:value-type="float" office:value="-0.199879020452" calcext:value-type="float">
            <text:p>-0.1998790205</text:p>
          </table:table-cell>
        </table:table-row>
        <table:table-row table:style-name="ro1">
          <table:table-cell office:value-type="float" office:value="126.6" calcext:value-type="float">
            <text:p>126.6</text:p>
          </table:table-cell>
          <table:table-cell office:value-type="float" office:value="2.87" calcext:value-type="float">
            <text:p>2.87</text:p>
          </table:table-cell>
          <table:table-cell office:value-type="float" office:value="1.112" calcext:value-type="float">
            <text:p>1.112</text:p>
          </table:table-cell>
          <table:table-cell office:value-type="float" office:value="1.53045087371" calcext:value-type="float">
            <text:p>1.5304508737</text:p>
          </table:table-cell>
          <table:table-cell office:value-type="float" office:value="-0.195393681526" calcext:value-type="float">
            <text:p>-0.1953936815</text:p>
          </table:table-cell>
        </table:table-row>
        <table:table-row table:style-name="ro1">
          <table:table-cell office:value-type="float" office:value="126.7" calcext:value-type="float">
            <text:p>126.7</text:p>
          </table:table-cell>
          <table:table-cell office:value-type="float" office:value="2.871" calcext:value-type="float">
            <text:p>2.871</text:p>
          </table:table-cell>
          <table:table-cell office:value-type="float" office:value="1.115" calcext:value-type="float">
            <text:p>1.115</text:p>
          </table:table-cell>
          <table:table-cell office:value-type="float" office:value="1.52693404503" calcext:value-type="float">
            <text:p>1.526934045</text:p>
          </table:table-cell>
          <table:table-cell office:value-type="float" office:value="-0.191857412457" calcext:value-type="float">
            <text:p>-0.1918574125</text:p>
          </table:table-cell>
        </table:table-row>
        <table:table-row table:style-name="ro1">
          <table:table-cell office:value-type="float" office:value="126.8" calcext:value-type="float">
            <text:p>126.8</text:p>
          </table:table-cell>
          <table:table-cell office:value-type="float" office:value="2.872" calcext:value-type="float">
            <text:p>2.872</text:p>
          </table:table-cell>
          <table:table-cell office:value-type="float" office:value="1.117" calcext:value-type="float">
            <text:p>1.117</text:p>
          </table:table-cell>
          <table:table-cell office:value-type="float" office:value="1.5243825211" calcext:value-type="float">
            <text:p>1.5243825211</text:p>
          </table:table-cell>
          <table:table-cell office:value-type="float" office:value="-0.188970282674" calcext:value-type="float">
            <text:p>-0.1889702827</text:p>
          </table:table-cell>
        </table:table-row>
        <table:table-row table:style-name="ro1">
          <table:table-cell office:value-type="float" office:value="126.9" calcext:value-type="float">
            <text:p>126.9</text:p>
          </table:table-cell>
          <table:table-cell office:value-type="float" office:value="2.872" calcext:value-type="float">
            <text:p>2.872</text:p>
          </table:table-cell>
          <table:table-cell office:value-type="float" office:value="1.118" calcext:value-type="float">
            <text:p>1.118</text:p>
          </table:table-cell>
          <table:table-cell office:value-type="float" office:value="1.5218754979" calcext:value-type="float">
            <text:p>1.5218754979</text:p>
          </table:table-cell>
          <table:table-cell office:value-type="float" office:value="-0.187063112855" calcext:value-type="float">
            <text:p>-0.1870631129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872" calcext:value-type="float">
            <text:p>2.872</text:p>
          </table:table-cell>
          <table:table-cell office:value-type="float" office:value="1.12" calcext:value-type="float">
            <text:p>1.12</text:p>
          </table:table-cell>
          <table:table-cell office:value-type="float" office:value="1.51960345938" calcext:value-type="float">
            <text:p>1.5196034594</text:p>
          </table:table-cell>
          <table:table-cell office:value-type="float" office:value="-0.185192853212" calcext:value-type="float">
            <text:p>-0.1851928532</text:p>
          </table:table-cell>
        </table:table-row>
        <table:table-row table:style-name="ro1">
          <table:table-cell office:value-type="float" office:value="127.1" calcext:value-type="float">
            <text:p>127.1</text:p>
          </table:table-cell>
          <table:table-cell office:value-type="float" office:value="2.873" calcext:value-type="float">
            <text:p>2.873</text:p>
          </table:table-cell>
          <table:table-cell office:value-type="float" office:value="1.12" calcext:value-type="float">
            <text:p>1.12</text:p>
          </table:table-cell>
          <table:table-cell office:value-type="float" office:value="1.51715101936" calcext:value-type="float">
            <text:p>1.5171510194</text:p>
          </table:table-cell>
          <table:table-cell office:value-type="float" office:value="-0.183471098542" calcext:value-type="float">
            <text:p>-0.1834710985</text:p>
          </table:table-cell>
        </table:table-row>
        <table:table-row table:style-name="ro1">
          <table:table-cell office:value-type="float" office:value="127.2" calcext:value-type="float">
            <text:p>127.2</text:p>
          </table:table-cell>
          <table:table-cell office:value-type="float" office:value="2.873" calcext:value-type="float">
            <text:p>2.873</text:p>
          </table:table-cell>
          <table:table-cell office:value-type="float" office:value="1.122" calcext:value-type="float">
            <text:p>1.122</text:p>
          </table:table-cell>
          <table:table-cell office:value-type="float" office:value="1.51189629306" calcext:value-type="float">
            <text:p>1.5118962931</text:p>
          </table:table-cell>
          <table:table-cell office:value-type="float" office:value="-0.182484358549" calcext:value-type="float">
            <text:p>-0.1824843585</text:p>
          </table:table-cell>
        </table:table-row>
        <table:table-row table:style-name="ro1">
          <table:table-cell office:value-type="float" office:value="127.3" calcext:value-type="float">
            <text:p>127.3</text:p>
          </table:table-cell>
          <table:table-cell office:value-type="float" office:value="2.874" calcext:value-type="float">
            <text:p>2.874</text:p>
          </table:table-cell>
          <table:table-cell office:value-type="float" office:value="1.123" calcext:value-type="float">
            <text:p>1.123</text:p>
          </table:table-cell>
          <table:table-cell office:value-type="float" office:value="1.50798781082" calcext:value-type="float">
            <text:p>1.5079878108</text:p>
          </table:table-cell>
          <table:table-cell office:value-type="float" office:value="-0.181943029165" calcext:value-type="float">
            <text:p>-0.1819430292</text:p>
          </table:table-cell>
        </table:table-row>
        <table:table-row table:style-name="ro1">
          <table:table-cell office:value-type="float" office:value="127.4" calcext:value-type="float">
            <text:p>127.4</text:p>
          </table:table-cell>
          <table:table-cell office:value-type="float" office:value="2.874" calcext:value-type="float">
            <text:p>2.874</text:p>
          </table:table-cell>
          <table:table-cell office:value-type="float" office:value="1.124" calcext:value-type="float">
            <text:p>1.124</text:p>
          </table:table-cell>
          <table:table-cell office:value-type="float" office:value="1.50438201311" calcext:value-type="float">
            <text:p>1.5043820131</text:p>
          </table:table-cell>
          <table:table-cell office:value-type="float" office:value="-0.181967437267" calcext:value-type="float">
            <text:p>-0.1819674373</text:p>
          </table:table-cell>
        </table:table-row>
        <table:table-row table:style-name="ro1">
          <table:table-cell office:value-type="float" office:value="127.5" calcext:value-type="float">
            <text:p>127.5</text:p>
          </table:table-cell>
          <table:table-cell office:value-type="float" office:value="2.875" calcext:value-type="float">
            <text:p>2.875</text:p>
          </table:table-cell>
          <table:table-cell office:value-type="float" office:value="1.126" calcext:value-type="float">
            <text:p>1.126</text:p>
          </table:table-cell>
          <table:table-cell office:value-type="float" office:value="1.50044330164" calcext:value-type="float">
            <text:p>1.5004433016</text:p>
          </table:table-cell>
          <table:table-cell office:value-type="float" office:value="-0.182416826487" calcext:value-type="float">
            <text:p>-0.1824168265</text:p>
          </table:table-cell>
        </table:table-row>
        <table:table-row table:style-name="ro1">
          <table:table-cell office:value-type="float" office:value="127.6" calcext:value-type="float">
            <text:p>127.6</text:p>
          </table:table-cell>
          <table:table-cell office:value-type="float" office:value="2.876" calcext:value-type="float">
            <text:p>2.876</text:p>
          </table:table-cell>
          <table:table-cell office:value-type="float" office:value="1.128" calcext:value-type="float">
            <text:p>1.128</text:p>
          </table:table-cell>
          <table:table-cell office:value-type="float" office:value="1.49602861364" calcext:value-type="float">
            <text:p>1.4960286136</text:p>
          </table:table-cell>
          <table:table-cell office:value-type="float" office:value="-0.182524234056" calcext:value-type="float">
            <text:p>-0.1825242341</text:p>
          </table:table-cell>
        </table:table-row>
        <table:table-row table:style-name="ro1">
          <table:table-cell office:value-type="float" office:value="127.7" calcext:value-type="float">
            <text:p>127.7</text:p>
          </table:table-cell>
          <table:table-cell office:value-type="float" office:value="2.877" calcext:value-type="float">
            <text:p>2.877</text:p>
          </table:table-cell>
          <table:table-cell office:value-type="float" office:value="1.129" calcext:value-type="float">
            <text:p>1.129</text:p>
          </table:table-cell>
          <table:table-cell office:value-type="float" office:value="1.48967162868" calcext:value-type="float">
            <text:p>1.4896716287</text:p>
          </table:table-cell>
          <table:table-cell office:value-type="float" office:value="-0.181942433119" calcext:value-type="float">
            <text:p>-0.1819424331</text:p>
          </table:table-cell>
        </table:table-row>
        <table:table-row table:style-name="ro1">
          <table:table-cell office:value-type="float" office:value="127.8" calcext:value-type="float">
            <text:p>127.8</text:p>
          </table:table-cell>
          <table:table-cell office:value-type="float" office:value="2.878" calcext:value-type="float">
            <text:p>2.878</text:p>
          </table:table-cell>
          <table:table-cell office:value-type="float" office:value="1.132" calcext:value-type="float">
            <text:p>1.132</text:p>
          </table:table-cell>
          <table:table-cell office:value-type="float" office:value="1.48113834066" calcext:value-type="float">
            <text:p>1.4811383407</text:p>
          </table:table-cell>
          <table:table-cell office:value-type="float" office:value="-0.181645452976" calcext:value-type="float">
            <text:p>-0.181645453</text:p>
          </table:table-cell>
        </table:table-row>
        <table:table-row table:style-name="ro1">
          <table:table-cell office:value-type="float" office:value="127.9" calcext:value-type="float">
            <text:p>127.9</text:p>
          </table:table-cell>
          <table:table-cell office:value-type="float" office:value="2.879" calcext:value-type="float">
            <text:p>2.879</text:p>
          </table:table-cell>
          <table:table-cell office:value-type="float" office:value="1.134" calcext:value-type="float">
            <text:p>1.134</text:p>
          </table:table-cell>
          <table:table-cell office:value-type="float" office:value="1.4727173173" calcext:value-type="float">
            <text:p>1.4727173173</text:p>
          </table:table-cell>
          <table:table-cell office:value-type="float" office:value="-0.179413765669" calcext:value-type="float">
            <text:p>-0.17941376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.88" calcext:value-type="float">
            <text:p>2.88</text:p>
          </table:table-cell>
          <table:table-cell office:value-type="float" office:value="1.136" calcext:value-type="float">
            <text:p>1.136</text:p>
          </table:table-cell>
          <table:table-cell office:value-type="float" office:value="1.46735142051" calcext:value-type="float">
            <text:p>1.4673514205</text:p>
          </table:table-cell>
          <table:table-cell office:value-type="float" office:value="-0.176888406277" calcext:value-type="float">
            <text:p>-0.1768884063</text:p>
          </table:table-cell>
        </table:table-row>
        <table:table-row table:style-name="ro1">
          <table:table-cell office:value-type="float" office:value="128.1" calcext:value-type="float">
            <text:p>128.1</text:p>
          </table:table-cell>
          <table:table-cell office:value-type="float" office:value="2.882" calcext:value-type="float">
            <text:p>2.882</text:p>
          </table:table-cell>
          <table:table-cell office:value-type="float" office:value="1.138" calcext:value-type="float">
            <text:p>1.138</text:p>
          </table:table-cell>
          <table:table-cell office:value-type="float" office:value="1.46237383917" calcext:value-type="float">
            <text:p>1.4623738392</text:p>
          </table:table-cell>
          <table:table-cell office:value-type="float" office:value="-0.176012903452" calcext:value-type="float">
            <text:p>-0.1760129035</text:p>
          </table:table-cell>
        </table:table-row>
        <table:table-row table:style-name="ro1">
          <table:table-cell office:value-type="float" office:value="128.2" calcext:value-type="float">
            <text:p>128.2</text:p>
          </table:table-cell>
          <table:table-cell office:value-type="float" office:value="2.883" calcext:value-type="float">
            <text:p>2.883</text:p>
          </table:table-cell>
          <table:table-cell office:value-type="float" office:value="1.14" calcext:value-type="float">
            <text:p>1.14</text:p>
          </table:table-cell>
          <table:table-cell office:value-type="float" office:value="1.45780566412" calcext:value-type="float">
            <text:p>1.4578056641</text:p>
          </table:table-cell>
          <table:table-cell office:value-type="float" office:value="-0.17570528388" calcext:value-type="float">
            <text:p>-0.1757052839</text:p>
          </table:table-cell>
        </table:table-row>
        <table:table-row table:style-name="ro1">
          <table:table-cell office:value-type="float" office:value="128.3" calcext:value-type="float">
            <text:p>128.3</text:p>
          </table:table-cell>
          <table:table-cell office:value-type="float" office:value="2.885" calcext:value-type="float">
            <text:p>2.885</text:p>
          </table:table-cell>
          <table:table-cell office:value-type="float" office:value="1.143" calcext:value-type="float">
            <text:p>1.143</text:p>
          </table:table-cell>
          <table:table-cell office:value-type="float" office:value="1.45204970156" calcext:value-type="float">
            <text:p>1.4520497016</text:p>
          </table:table-cell>
          <table:table-cell office:value-type="float" office:value="-0.175381407142" calcext:value-type="float">
            <text:p>-0.1753814071</text:p>
          </table:table-cell>
        </table:table-row>
        <table:table-row table:style-name="ro1">
          <table:table-cell office:value-type="float" office:value="128.4" calcext:value-type="float">
            <text:p>128.4</text:p>
          </table:table-cell>
          <table:table-cell office:value-type="float" office:value="2.887" calcext:value-type="float">
            <text:p>2.887</text:p>
          </table:table-cell>
          <table:table-cell office:value-type="float" office:value="1.145" calcext:value-type="float">
            <text:p>1.145</text:p>
          </table:table-cell>
          <table:table-cell office:value-type="float" office:value="1.44595662762" calcext:value-type="float">
            <text:p>1.4459566276</text:p>
          </table:table-cell>
          <table:table-cell office:value-type="float" office:value="-0.175165012479" calcext:value-type="float">
            <text:p>-0.1751650125</text:p>
          </table:table-cell>
        </table:table-row>
        <table:table-row table:style-name="ro1">
          <table:table-cell office:value-type="float" office:value="128.5" calcext:value-type="float">
            <text:p>128.5</text:p>
          </table:table-cell>
          <table:table-cell office:value-type="float" office:value="2.889" calcext:value-type="float">
            <text:p>2.889</text:p>
          </table:table-cell>
          <table:table-cell office:value-type="float" office:value="1.148" calcext:value-type="float">
            <text:p>1.148</text:p>
          </table:table-cell>
          <table:table-cell office:value-type="float" office:value="1.44123982515" calcext:value-type="float">
            <text:p>1.4412398252</text:p>
          </table:table-cell>
          <table:table-cell office:value-type="float" office:value="-0.175929442048" calcext:value-type="float">
            <text:p>-0.175929442</text:p>
          </table:table-cell>
        </table:table-row>
        <table:table-row table:style-name="ro1">
          <table:table-cell office:value-type="float" office:value="128.6" calcext:value-type="float">
            <text:p>128.6</text:p>
          </table:table-cell>
          <table:table-cell office:value-type="float" office:value="2.891" calcext:value-type="float">
            <text:p>2.891</text:p>
          </table:table-cell>
          <table:table-cell office:value-type="float" office:value="1.15" calcext:value-type="float">
            <text:p>1.15</text:p>
          </table:table-cell>
          <table:table-cell office:value-type="float" office:value="1.43631068728" calcext:value-type="float">
            <text:p>1.4363106873</text:p>
          </table:table-cell>
          <table:table-cell office:value-type="float" office:value="-0.175936922431" calcext:value-type="float">
            <text:p>-0.1759369224</text:p>
          </table:table-cell>
        </table:table-row>
        <table:table-row table:style-name="ro1">
          <table:table-cell office:value-type="float" office:value="128.7" calcext:value-type="float">
            <text:p>128.7</text:p>
          </table:table-cell>
          <table:table-cell office:value-type="float" office:value="2.893" calcext:value-type="float">
            <text:p>2.893</text:p>
          </table:table-cell>
          <table:table-cell office:value-type="float" office:value="1.154" calcext:value-type="float">
            <text:p>1.154</text:p>
          </table:table-cell>
          <table:table-cell office:value-type="float" office:value="1.43154482901" calcext:value-type="float">
            <text:p>1.431544829</text:p>
          </table:table-cell>
          <table:table-cell office:value-type="float" office:value="-0.17554089427" calcext:value-type="float">
            <text:p>-0.1755408943</text:p>
          </table:table-cell>
        </table:table-row>
        <table:table-row table:style-name="ro1">
          <table:table-cell office:value-type="float" office:value="128.8" calcext:value-type="float">
            <text:p>128.8</text:p>
          </table:table-cell>
          <table:table-cell office:value-type="float" office:value="2.896" calcext:value-type="float">
            <text:p>2.896</text:p>
          </table:table-cell>
          <table:table-cell office:value-type="float" office:value="1.157" calcext:value-type="float">
            <text:p>1.157</text:p>
          </table:table-cell>
          <table:table-cell office:value-type="float" office:value="1.42768219333" calcext:value-type="float">
            <text:p>1.4276821933</text:p>
          </table:table-cell>
          <table:table-cell office:value-type="float" office:value="-0.17475925386" calcext:value-type="float">
            <text:p>-0.1747592539</text:p>
          </table:table-cell>
        </table:table-row>
        <table:table-row table:style-name="ro1">
          <table:table-cell office:value-type="float" office:value="128.9" calcext:value-type="float">
            <text:p>128.9</text:p>
          </table:table-cell>
          <table:table-cell office:value-type="float" office:value="2.899" calcext:value-type="float">
            <text:p>2.899</text:p>
          </table:table-cell>
          <table:table-cell office:value-type="float" office:value="1.16" calcext:value-type="float">
            <text:p>1.16</text:p>
          </table:table-cell>
          <table:table-cell office:value-type="float" office:value="1.4174635435" calcext:value-type="float">
            <text:p>1.4174635435</text:p>
          </table:table-cell>
          <table:table-cell office:value-type="float" office:value="-0.168709263206" calcext:value-type="float">
            <text:p>-0.168709263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.903" calcext:value-type="float">
            <text:p>2.903</text:p>
          </table:table-cell>
          <table:table-cell office:value-type="float" office:value="1.163" calcext:value-type="float">
            <text:p>1.163</text:p>
          </table:table-cell>
          <table:table-cell office:value-type="float" office:value="1.41329054809" calcext:value-type="float">
            <text:p>1.4132905481</text:p>
          </table:table-cell>
          <table:table-cell office:value-type="float" office:value="-0.168362855911" calcext:value-type="float">
            <text:p>-0.1683628559</text:p>
          </table:table-cell>
        </table:table-row>
        <table:table-row table:style-name="ro1">
          <table:table-cell office:value-type="float" office:value="129.1" calcext:value-type="float">
            <text:p>129.1</text:p>
          </table:table-cell>
          <table:table-cell office:value-type="float" office:value="2.906" calcext:value-type="float">
            <text:p>2.906</text:p>
          </table:table-cell>
          <table:table-cell office:value-type="float" office:value="1.167" calcext:value-type="float">
            <text:p>1.167</text:p>
          </table:table-cell>
          <table:table-cell office:value-type="float" office:value="1.40982079356" calcext:value-type="float">
            <text:p>1.4098207936</text:p>
          </table:table-cell>
          <table:table-cell office:value-type="float" office:value="-0.169317558408" calcext:value-type="float">
            <text:p>-0.1693175584</text:p>
          </table:table-cell>
        </table:table-row>
        <table:table-row table:style-name="ro1">
          <table:table-cell office:value-type="float" office:value="129.2" calcext:value-type="float">
            <text:p>129.2</text:p>
          </table:table-cell>
          <table:table-cell office:value-type="float" office:value="2.909" calcext:value-type="float">
            <text:p>2.909</text:p>
          </table:table-cell>
          <table:table-cell office:value-type="float" office:value="1.17" calcext:value-type="float">
            <text:p>1.17</text:p>
          </table:table-cell>
          <table:table-cell office:value-type="float" office:value="1.40586712815" calcext:value-type="float">
            <text:p>1.4058671282</text:p>
          </table:table-cell>
          <table:table-cell office:value-type="float" office:value="-0.168951913714" calcext:value-type="float">
            <text:p>-0.1689519137</text:p>
          </table:table-cell>
        </table:table-row>
        <table:table-row table:style-name="ro1">
          <table:table-cell office:value-type="float" office:value="129.3" calcext:value-type="float">
            <text:p>129.3</text:p>
          </table:table-cell>
          <table:table-cell office:value-type="float" office:value="2.913" calcext:value-type="float">
            <text:p>2.913</text:p>
          </table:table-cell>
          <table:table-cell office:value-type="float" office:value="1.173" calcext:value-type="float">
            <text:p>1.173</text:p>
          </table:table-cell>
          <table:table-cell office:value-type="float" office:value="1.40144911671" calcext:value-type="float">
            <text:p>1.4014491167</text:p>
          </table:table-cell>
          <table:table-cell office:value-type="float" office:value="-0.167620763183" calcext:value-type="float">
            <text:p>-0.1676207632</text:p>
          </table:table-cell>
        </table:table-row>
        <table:table-row table:style-name="ro1">
          <table:table-cell office:value-type="float" office:value="129.4" calcext:value-type="float">
            <text:p>129.4</text:p>
          </table:table-cell>
          <table:table-cell office:value-type="float" office:value="2.916" calcext:value-type="float">
            <text:p>2.916</text:p>
          </table:table-cell>
          <table:table-cell office:value-type="float" office:value="1.175" calcext:value-type="float">
            <text:p>1.175</text:p>
          </table:table-cell>
          <table:table-cell office:value-type="float" office:value="1.39702668338" calcext:value-type="float">
            <text:p>1.3970266834</text:p>
          </table:table-cell>
          <table:table-cell office:value-type="float" office:value="-0.164853617549" calcext:value-type="float">
            <text:p>-0.1648536175</text:p>
          </table:table-cell>
        </table:table-row>
        <table:table-row table:style-name="ro1">
          <table:table-cell office:value-type="float" office:value="129.5" calcext:value-type="float">
            <text:p>129.5</text:p>
          </table:table-cell>
          <table:table-cell office:value-type="float" office:value="2.919" calcext:value-type="float">
            <text:p>2.919</text:p>
          </table:table-cell>
          <table:table-cell office:value-type="float" office:value="1.177" calcext:value-type="float">
            <text:p>1.177</text:p>
          </table:table-cell>
          <table:table-cell office:value-type="float" office:value="1.39294296942" calcext:value-type="float">
            <text:p>1.3929429694</text:p>
          </table:table-cell>
          <table:table-cell office:value-type="float" office:value="-0.162947461009" calcext:value-type="float">
            <text:p>-0.162947461</text:p>
          </table:table-cell>
        </table:table-row>
        <table:table-row table:style-name="ro1">
          <table:table-cell office:value-type="float" office:value="129.6" calcext:value-type="float">
            <text:p>129.6</text:p>
          </table:table-cell>
          <table:table-cell office:value-type="float" office:value="2.922" calcext:value-type="float">
            <text:p>2.922</text:p>
          </table:table-cell>
          <table:table-cell office:value-type="float" office:value="1.18" calcext:value-type="float">
            <text:p>1.18</text:p>
          </table:table-cell>
          <table:table-cell office:value-type="float" office:value="1.38839822289" calcext:value-type="float">
            <text:p>1.3883982229</text:p>
          </table:table-cell>
          <table:table-cell office:value-type="float" office:value="-0.162056535482" calcext:value-type="float">
            <text:p>-0.1620565355</text:p>
          </table:table-cell>
        </table:table-row>
        <table:table-row table:style-name="ro1">
          <table:table-cell office:value-type="float" office:value="129.7" calcext:value-type="float">
            <text:p>129.7</text:p>
          </table:table-cell>
          <table:table-cell office:value-type="float" office:value="2.926" calcext:value-type="float">
            <text:p>2.926</text:p>
          </table:table-cell>
          <table:table-cell office:value-type="float" office:value="1.182" calcext:value-type="float">
            <text:p>1.182</text:p>
          </table:table-cell>
          <table:table-cell office:value-type="float" office:value="1.38402835693" calcext:value-type="float">
            <text:p>1.3840283569</text:p>
          </table:table-cell>
          <table:table-cell office:value-type="float" office:value="-0.161533609033" calcext:value-type="float">
            <text:p>-0.161533609</text:p>
          </table:table-cell>
        </table:table-row>
        <table:table-row table:style-name="ro1">
          <table:table-cell office:value-type="float" office:value="129.8" calcext:value-type="float">
            <text:p>129.8</text:p>
          </table:table-cell>
          <table:table-cell office:value-type="float" office:value="2.929" calcext:value-type="float">
            <text:p>2.929</text:p>
          </table:table-cell>
          <table:table-cell office:value-type="float" office:value="1.185" calcext:value-type="float">
            <text:p>1.185</text:p>
          </table:table-cell>
          <table:table-cell office:value-type="float" office:value="1.37906871055" calcext:value-type="float">
            <text:p>1.3790687106</text:p>
          </table:table-cell>
          <table:table-cell office:value-type="float" office:value="-0.158645555377" calcext:value-type="float">
            <text:p>-0.1586455554</text:p>
          </table:table-cell>
        </table:table-row>
        <table:table-row table:style-name="ro1">
          <table:table-cell office:value-type="float" office:value="129.9" calcext:value-type="float">
            <text:p>129.9</text:p>
          </table:table-cell>
          <table:table-cell office:value-type="float" office:value="2.932" calcext:value-type="float">
            <text:p>2.932</text:p>
          </table:table-cell>
          <table:table-cell office:value-type="float" office:value="1.187" calcext:value-type="float">
            <text:p>1.187</text:p>
          </table:table-cell>
          <table:table-cell office:value-type="float" office:value="1.37390911447" calcext:value-type="float">
            <text:p>1.3739091145</text:p>
          </table:table-cell>
          <table:table-cell office:value-type="float" office:value="-0.155698776245" calcext:value-type="float">
            <text:p>-0.155698776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936" calcext:value-type="float">
            <text:p>2.936</text:p>
          </table:table-cell>
          <table:table-cell office:value-type="float" office:value="1.189" calcext:value-type="float">
            <text:p>1.189</text:p>
          </table:table-cell>
          <table:table-cell office:value-type="float" office:value="1.36889736368" calcext:value-type="float">
            <text:p>1.3688973637</text:p>
          </table:table-cell>
          <table:table-cell office:value-type="float" office:value="-0.154569134116" calcext:value-type="float">
            <text:p>-0.1545691341</text:p>
          </table:table-cell>
        </table:table-row>
        <table:table-row table:style-name="ro1">
          <table:table-cell office:value-type="float" office:value="130.1" calcext:value-type="float">
            <text:p>130.1</text:p>
          </table:table-cell>
          <table:table-cell office:value-type="float" office:value="2.939" calcext:value-type="float">
            <text:p>2.939</text:p>
          </table:table-cell>
          <table:table-cell office:value-type="float" office:value="1.191" calcext:value-type="float">
            <text:p>1.191</text:p>
          </table:table-cell>
          <table:table-cell office:value-type="float" office:value="1.36328396406" calcext:value-type="float">
            <text:p>1.3632839641</text:p>
          </table:table-cell>
          <table:table-cell office:value-type="float" office:value="-0.15445074439" calcext:value-type="float">
            <text:p>-0.1544507444</text:p>
          </table:table-cell>
        </table:table-row>
        <table:table-row table:style-name="ro1">
          <table:table-cell office:value-type="float" office:value="130.2" calcext:value-type="float">
            <text:p>130.2</text:p>
          </table:table-cell>
          <table:table-cell office:value-type="float" office:value="2.943" calcext:value-type="float">
            <text:p>2.943</text:p>
          </table:table-cell>
          <table:table-cell office:value-type="float" office:value="1.193" calcext:value-type="float">
            <text:p>1.193</text:p>
          </table:table-cell>
          <table:table-cell office:value-type="float" office:value="1.35803723007" calcext:value-type="float">
            <text:p>1.3580372301</text:p>
          </table:table-cell>
          <table:table-cell office:value-type="float" office:value="-0.155627593398" calcext:value-type="float">
            <text:p>-0.1556275934</text:p>
          </table:table-cell>
        </table:table-row>
        <table:table-row table:style-name="ro1">
          <table:table-cell office:value-type="float" office:value="130.3" calcext:value-type="float">
            <text:p>130.3</text:p>
          </table:table-cell>
          <table:table-cell office:value-type="float" office:value="2.947" calcext:value-type="float">
            <text:p>2.947</text:p>
          </table:table-cell>
          <table:table-cell office:value-type="float" office:value="1.195" calcext:value-type="float">
            <text:p>1.195</text:p>
          </table:table-cell>
          <table:table-cell office:value-type="float" office:value="1.35231690609" calcext:value-type="float">
            <text:p>1.3523169061</text:p>
          </table:table-cell>
          <table:table-cell office:value-type="float" office:value="-0.156336829066" calcext:value-type="float">
            <text:p>-0.1563368291</text:p>
          </table:table-cell>
        </table:table-row>
        <table:table-row table:style-name="ro1">
          <table:table-cell office:value-type="float" office:value="130.4" calcext:value-type="float">
            <text:p>130.4</text:p>
          </table:table-cell>
          <table:table-cell office:value-type="float" office:value="2.951" calcext:value-type="float">
            <text:p>2.951</text:p>
          </table:table-cell>
          <table:table-cell office:value-type="float" office:value="1.197" calcext:value-type="float">
            <text:p>1.197</text:p>
          </table:table-cell>
          <table:table-cell office:value-type="float" office:value="1.34729615658" calcext:value-type="float">
            <text:p>1.3472961566</text:p>
          </table:table-cell>
          <table:table-cell office:value-type="float" office:value="-0.155686825514" calcext:value-type="float">
            <text:p>-0.1556868255</text:p>
          </table:table-cell>
        </table:table-row>
        <table:table-row table:style-name="ro1">
          <table:table-cell office:value-type="float" office:value="130.5" calcext:value-type="float">
            <text:p>130.5</text:p>
          </table:table-cell>
          <table:table-cell office:value-type="float" office:value="2.955" calcext:value-type="float">
            <text:p>2.955</text:p>
          </table:table-cell>
          <table:table-cell office:value-type="float" office:value="1.199" calcext:value-type="float">
            <text:p>1.199</text:p>
          </table:table-cell>
          <table:table-cell office:value-type="float" office:value="1.34204856745" calcext:value-type="float">
            <text:p>1.3420485675</text:p>
          </table:table-cell>
          <table:table-cell office:value-type="float" office:value="-0.153837963939" calcext:value-type="float">
            <text:p>-0.1538379639</text:p>
          </table:table-cell>
        </table:table-row>
        <table:table-row table:style-name="ro1">
          <table:table-cell office:value-type="float" office:value="130.6" calcext:value-type="float">
            <text:p>130.6</text:p>
          </table:table-cell>
          <table:table-cell office:value-type="float" office:value="2.959" calcext:value-type="float">
            <text:p>2.959</text:p>
          </table:table-cell>
          <table:table-cell office:value-type="float" office:value="1.2" calcext:value-type="float">
            <text:p>1.2</text:p>
          </table:table-cell>
          <table:table-cell office:value-type="float" office:value="1.33513753432" calcext:value-type="float">
            <text:p>1.3351375343</text:p>
          </table:table-cell>
          <table:table-cell office:value-type="float" office:value="-0.152100786567" calcext:value-type="float">
            <text:p>-0.1521007866</text:p>
          </table:table-cell>
        </table:table-row>
        <table:table-row table:style-name="ro1">
          <table:table-cell office:value-type="float" office:value="130.7" calcext:value-type="float">
            <text:p>130.7</text:p>
          </table:table-cell>
          <table:table-cell office:value-type="float" office:value="2.963" calcext:value-type="float">
            <text:p>2.963</text:p>
          </table:table-cell>
          <table:table-cell office:value-type="float" office:value="1.202" calcext:value-type="float">
            <text:p>1.202</text:p>
          </table:table-cell>
          <table:table-cell office:value-type="float" office:value="1.32772095798" calcext:value-type="float">
            <text:p>1.327720958</text:p>
          </table:table-cell>
          <table:table-cell office:value-type="float" office:value="-0.150928094983" calcext:value-type="float">
            <text:p>-0.150928095</text:p>
          </table:table-cell>
        </table:table-row>
        <table:table-row table:style-name="ro1">
          <table:table-cell office:value-type="float" office:value="130.8" calcext:value-type="float">
            <text:p>130.8</text:p>
          </table:table-cell>
          <table:table-cell office:value-type="float" office:value="2.968" calcext:value-type="float">
            <text:p>2.968</text:p>
          </table:table-cell>
          <table:table-cell office:value-type="float" office:value="1.204" calcext:value-type="float">
            <text:p>1.204</text:p>
          </table:table-cell>
          <table:table-cell office:value-type="float" office:value="1.32010448505" calcext:value-type="float">
            <text:p>1.3201044851</text:p>
          </table:table-cell>
          <table:table-cell office:value-type="float" office:value="-0.148229748011" calcext:value-type="float">
            <text:p>-0.148229748</text:p>
          </table:table-cell>
        </table:table-row>
        <table:table-row table:style-name="ro1">
          <table:table-cell office:value-type="float" office:value="130.9" calcext:value-type="float">
            <text:p>130.9</text:p>
          </table:table-cell>
          <table:table-cell office:value-type="float" office:value="2.972" calcext:value-type="float">
            <text:p>2.972</text:p>
          </table:table-cell>
          <table:table-cell office:value-type="float" office:value="1.205" calcext:value-type="float">
            <text:p>1.205</text:p>
          </table:table-cell>
          <table:table-cell office:value-type="float" office:value="1.31249099216" calcext:value-type="float">
            <text:p>1.3124909922</text:p>
          </table:table-cell>
          <table:table-cell office:value-type="float" office:value="-0.145283773541" calcext:value-type="float">
            <text:p>-0.145283773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.977" calcext:value-type="float">
            <text:p>2.977</text:p>
          </table:table-cell>
          <table:table-cell office:value-type="float" office:value="1.207" calcext:value-type="float">
            <text:p>1.207</text:p>
          </table:table-cell>
          <table:table-cell office:value-type="float" office:value="1.30663155427" calcext:value-type="float">
            <text:p>1.3066315543</text:p>
          </table:table-cell>
          <table:table-cell office:value-type="float" office:value="-0.142058998346" calcext:value-type="float">
            <text:p>-0.1420589983</text:p>
          </table:table-cell>
        </table:table-row>
        <table:table-row table:style-name="ro1">
          <table:table-cell office:value-type="float" office:value="131.1" calcext:value-type="float">
            <text:p>131.1</text:p>
          </table:table-cell>
          <table:table-cell office:value-type="float" office:value="2.982" calcext:value-type="float">
            <text:p>2.982</text:p>
          </table:table-cell>
          <table:table-cell office:value-type="float" office:value="1.208" calcext:value-type="float">
            <text:p>1.208</text:p>
          </table:table-cell>
          <table:table-cell office:value-type="float" office:value="1.30226079837" calcext:value-type="float">
            <text:p>1.3022607984</text:p>
          </table:table-cell>
          <table:table-cell office:value-type="float" office:value="-0.140892192721" calcext:value-type="float">
            <text:p>-0.1408921927</text:p>
          </table:table-cell>
        </table:table-row>
        <table:table-row table:style-name="ro1">
          <table:table-cell office:value-type="float" office:value="131.2" calcext:value-type="float">
            <text:p>131.2</text:p>
          </table:table-cell>
          <table:table-cell office:value-type="float" office:value="2.986" calcext:value-type="float">
            <text:p>2.986</text:p>
          </table:table-cell>
          <table:table-cell office:value-type="float" office:value="1.209" calcext:value-type="float">
            <text:p>1.209</text:p>
          </table:table-cell>
          <table:table-cell office:value-type="float" office:value="1.29441575538" calcext:value-type="float">
            <text:p>1.2944157554</text:p>
          </table:table-cell>
          <table:table-cell office:value-type="float" office:value="-0.139728099108" calcext:value-type="float">
            <text:p>-0.1397280991</text:p>
          </table:table-cell>
        </table:table-row>
        <table:table-row table:style-name="ro1">
          <table:table-cell office:value-type="float" office:value="131.3" calcext:value-type="float">
            <text:p>131.3</text:p>
          </table:table-cell>
          <table:table-cell office:value-type="float" office:value="2.99" calcext:value-type="float">
            <text:p>2.99</text:p>
          </table:table-cell>
          <table:table-cell office:value-type="float" office:value="1.21" calcext:value-type="float">
            <text:p>1.21</text:p>
          </table:table-cell>
          <table:table-cell office:value-type="float" office:value="1.28609682616" calcext:value-type="float">
            <text:p>1.2860968262</text:p>
          </table:table-cell>
          <table:table-cell office:value-type="float" office:value="-0.138669997454" calcext:value-type="float">
            <text:p>-0.1386699975</text:p>
          </table:table-cell>
        </table:table-row>
        <table:table-row table:style-name="ro1">
          <table:table-cell office:value-type="float" office:value="131.4" calcext:value-type="float">
            <text:p>131.4</text:p>
          </table:table-cell>
          <table:table-cell office:value-type="float" office:value="2.993" calcext:value-type="float">
            <text:p>2.993</text:p>
          </table:table-cell>
          <table:table-cell office:value-type="float" office:value="1.211" calcext:value-type="float">
            <text:p>1.211</text:p>
          </table:table-cell>
          <table:table-cell office:value-type="float" office:value="1.27763380155" calcext:value-type="float">
            <text:p>1.2776338016</text:p>
          </table:table-cell>
          <table:table-cell office:value-type="float" office:value="-0.137669280171" calcext:value-type="float">
            <text:p>-0.1376692802</text:p>
          </table:table-cell>
        </table:table-row>
        <table:table-row table:style-name="ro1">
          <table:table-cell office:value-type="float" office:value="131.5" calcext:value-type="float">
            <text:p>131.5</text:p>
          </table:table-cell>
          <table:table-cell office:value-type="float" office:value="2.997" calcext:value-type="float">
            <text:p>2.997</text:p>
          </table:table-cell>
          <table:table-cell office:value-type="float" office:value="1.211" calcext:value-type="float">
            <text:p>1.211</text:p>
          </table:table-cell>
          <table:table-cell office:value-type="float" office:value="1.27090226068" calcext:value-type="float">
            <text:p>1.2709022607</text:p>
          </table:table-cell>
          <table:table-cell office:value-type="float" office:value="-0.133226796985" calcext:value-type="float">
            <text:p>-0.133226797</text:p>
          </table:table-cell>
        </table:table-row>
        <table:table-row table:style-name="ro1">
          <table:table-cell office:value-type="float" office:value="131.6" calcext:value-type="float">
            <text:p>131.6</text:p>
          </table:table-cell>
          <table:table-cell office:value-type="float" office:value="3.001" calcext:value-type="float">
            <text:p>3.001</text:p>
          </table:table-cell>
          <table:table-cell office:value-type="float" office:value="1.212" calcext:value-type="float">
            <text:p>1.212</text:p>
          </table:table-cell>
          <table:table-cell office:value-type="float" office:value="1.26184463363" calcext:value-type="float">
            <text:p>1.2618446336</text:p>
          </table:table-cell>
          <table:table-cell office:value-type="float" office:value="-0.127459138632" calcext:value-type="float">
            <text:p>-0.1274591386</text:p>
          </table:table-cell>
        </table:table-row>
        <table:table-row table:style-name="ro1">
          <table:table-cell office:value-type="float" office:value="131.7" calcext:value-type="float">
            <text:p>131.7</text:p>
          </table:table-cell>
          <table:table-cell office:value-type="float" office:value="3.004" calcext:value-type="float">
            <text:p>3.004</text:p>
          </table:table-cell>
          <table:table-cell office:value-type="float" office:value="1.212" calcext:value-type="float">
            <text:p>1.212</text:p>
          </table:table-cell>
          <table:table-cell office:value-type="float" office:value="1.25333853609" calcext:value-type="float">
            <text:p>1.2533385361</text:p>
          </table:table-cell>
          <table:table-cell office:value-type="float" office:value="-0.124133847654" calcext:value-type="float">
            <text:p>-0.1241338477</text:p>
          </table:table-cell>
        </table:table-row>
        <table:table-row table:style-name="ro1">
          <table:table-cell office:value-type="float" office:value="131.8" calcext:value-type="float">
            <text:p>131.8</text:p>
          </table:table-cell>
          <table:table-cell office:value-type="float" office:value="3.008" calcext:value-type="float">
            <text:p>3.008</text:p>
          </table:table-cell>
          <table:table-cell office:value-type="float" office:value="1.213" calcext:value-type="float">
            <text:p>1.213</text:p>
          </table:table-cell>
          <table:table-cell office:value-type="float" office:value="1.24409005406" calcext:value-type="float">
            <text:p>1.2440900541</text:p>
          </table:table-cell>
          <table:table-cell office:value-type="float" office:value="-0.122629210353" calcext:value-type="float">
            <text:p>-0.1226292104</text:p>
          </table:table-cell>
        </table:table-row>
        <table:table-row table:style-name="ro1">
          <table:table-cell office:value-type="float" office:value="131.9" calcext:value-type="float">
            <text:p>131.9</text:p>
          </table:table-cell>
          <table:table-cell office:value-type="float" office:value="3.011" calcext:value-type="float">
            <text:p>3.011</text:p>
          </table:table-cell>
          <table:table-cell office:value-type="float" office:value="1.213" calcext:value-type="float">
            <text:p>1.213</text:p>
          </table:table-cell>
          <table:table-cell office:value-type="float" office:value="1.23715551107" calcext:value-type="float">
            <text:p>1.2371555111</text:p>
          </table:table-cell>
          <table:table-cell office:value-type="float" office:value="-0.119577735662" calcext:value-type="float">
            <text:p>-0.1195777357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015" calcext:value-type="float">
            <text:p>3.015</text:p>
          </table:table-cell>
          <table:table-cell office:value-type="float" office:value="1.213" calcext:value-type="float">
            <text:p>1.213</text:p>
          </table:table-cell>
          <table:table-cell office:value-type="float" office:value="1.22959924713" calcext:value-type="float">
            <text:p>1.2295992471</text:p>
          </table:table-cell>
          <table:table-cell office:value-type="float" office:value="-0.114951044321" calcext:value-type="float">
            <text:p>-0.1149510443</text:p>
          </table:table-cell>
        </table:table-row>
        <table:table-row table:style-name="ro1">
          <table:table-cell office:value-type="float" office:value="132.1" calcext:value-type="float">
            <text:p>132.1</text:p>
          </table:table-cell>
          <table:table-cell office:value-type="float" office:value="3.02" calcext:value-type="float">
            <text:p>3.02</text:p>
          </table:table-cell>
          <table:table-cell office:value-type="float" office:value="1.213" calcext:value-type="float">
            <text:p>1.213</text:p>
          </table:table-cell>
          <table:table-cell office:value-type="float" office:value="1.22199376055" calcext:value-type="float">
            <text:p>1.2219937606</text:p>
          </table:table-cell>
          <table:table-cell office:value-type="float" office:value="-0.109370611608" calcext:value-type="float">
            <text:p>-0.1093706116</text:p>
          </table:table-cell>
        </table:table-row>
        <table:table-row table:style-name="ro1">
          <table:table-cell office:value-type="float" office:value="132.2" calcext:value-type="float">
            <text:p>132.2</text:p>
          </table:table-cell>
          <table:table-cell office:value-type="float" office:value="3.023" calcext:value-type="float">
            <text:p>3.023</text:p>
          </table:table-cell>
          <table:table-cell office:value-type="float" office:value="1.213" calcext:value-type="float">
            <text:p>1.213</text:p>
          </table:table-cell>
          <table:table-cell office:value-type="float" office:value="1.21657606259" calcext:value-type="float">
            <text:p>1.2165760626</text:p>
          </table:table-cell>
          <table:table-cell office:value-type="float" office:value="-0.104225203395" calcext:value-type="float">
            <text:p>-0.1042252034</text:p>
          </table:table-cell>
        </table:table-row>
        <table:table-row table:style-name="ro1">
          <table:table-cell office:value-type="float" office:value="132.3" calcext:value-type="float">
            <text:p>132.3</text:p>
          </table:table-cell>
          <table:table-cell office:value-type="float" office:value="3.027" calcext:value-type="float">
            <text:p>3.027</text:p>
          </table:table-cell>
          <table:table-cell office:value-type="float" office:value="1.213" calcext:value-type="float">
            <text:p>1.213</text:p>
          </table:table-cell>
          <table:table-cell office:value-type="float" office:value="1.20978397921" calcext:value-type="float">
            <text:p>1.2097839792</text:p>
          </table:table-cell>
          <table:table-cell office:value-type="float" office:value="-0.100213967264" calcext:value-type="float">
            <text:p>-0.1002139673</text:p>
          </table:table-cell>
        </table:table-row>
        <table:table-row table:style-name="ro1">
          <table:table-cell office:value-type="float" office:value="132.4" calcext:value-type="float">
            <text:p>132.4</text:p>
          </table:table-cell>
          <table:table-cell office:value-type="float" office:value="3.03" calcext:value-type="float">
            <text:p>3.03</text:p>
          </table:table-cell>
          <table:table-cell office:value-type="float" office:value="1.213" calcext:value-type="float">
            <text:p>1.213</text:p>
          </table:table-cell>
          <table:table-cell office:value-type="float" office:value="1.20499250152" calcext:value-type="float">
            <text:p>1.2049925015</text:p>
          </table:table-cell>
          <table:table-cell office:value-type="float" office:value="-0.0955911874771" calcext:value-type="float">
            <text:p>-0.0955911875</text:p>
          </table:table-cell>
        </table:table-row>
        <table:table-row table:style-name="ro1">
          <table:table-cell office:value-type="float" office:value="132.5" calcext:value-type="float">
            <text:p>132.5</text:p>
          </table:table-cell>
          <table:table-cell office:value-type="float" office:value="3.034" calcext:value-type="float">
            <text:p>3.034</text:p>
          </table:table-cell>
          <table:table-cell office:value-type="float" office:value="1.213" calcext:value-type="float">
            <text:p>1.213</text:p>
          </table:table-cell>
          <table:table-cell office:value-type="float" office:value="1.19761268577" calcext:value-type="float">
            <text:p>1.1976126858</text:p>
          </table:table-cell>
          <table:table-cell office:value-type="float" office:value="-0.0885443538427" calcext:value-type="float">
            <text:p>-0.0885443538</text:p>
          </table:table-cell>
        </table:table-row>
        <table:table-row table:style-name="ro1">
          <table:table-cell office:value-type="float" office:value="132.6" calcext:value-type="float">
            <text:p>132.6</text:p>
          </table:table-cell>
          <table:table-cell office:value-type="float" office:value="3.037" calcext:value-type="float">
            <text:p>3.037</text:p>
          </table:table-cell>
          <table:table-cell office:value-type="float" office:value="1.213" calcext:value-type="float">
            <text:p>1.213</text:p>
          </table:table-cell>
          <table:table-cell office:value-type="float" office:value="1.19247746272" calcext:value-type="float">
            <text:p>1.1924774627</text:p>
          </table:table-cell>
          <table:table-cell office:value-type="float" office:value="-0.0828987210989" calcext:value-type="float">
            <text:p>-0.0828987211</text:p>
          </table:table-cell>
        </table:table-row>
        <table:table-row table:style-name="ro1">
          <table:table-cell office:value-type="float" office:value="132.7" calcext:value-type="float">
            <text:p>132.7</text:p>
          </table:table-cell>
          <table:table-cell office:value-type="float" office:value="3.041" calcext:value-type="float">
            <text:p>3.041</text:p>
          </table:table-cell>
          <table:table-cell office:value-type="float" office:value="1.212" calcext:value-type="float">
            <text:p>1.212</text:p>
          </table:table-cell>
          <table:table-cell office:value-type="float" office:value="1.19039544237" calcext:value-type="float">
            <text:p>1.1903954424</text:p>
          </table:table-cell>
          <table:table-cell office:value-type="float" office:value="-0.0746552124619" calcext:value-type="float">
            <text:p>-0.0746552125</text:p>
          </table:table-cell>
        </table:table-row>
        <table:table-row table:style-name="ro1">
          <table:table-cell office:value-type="float" office:value="132.8" calcext:value-type="float">
            <text:p>132.8</text:p>
          </table:table-cell>
          <table:table-cell office:value-type="float" office:value="3.045" calcext:value-type="float">
            <text:p>3.045</text:p>
          </table:table-cell>
          <table:table-cell office:value-type="float" office:value="1.212" calcext:value-type="float">
            <text:p>1.212</text:p>
          </table:table-cell>
          <table:table-cell office:value-type="float" office:value="1.18316707845" calcext:value-type="float">
            <text:p>1.1831670785</text:p>
          </table:table-cell>
          <table:table-cell office:value-type="float" office:value="-0.0703377947211" calcext:value-type="float">
            <text:p>-0.0703377947</text:p>
          </table:table-cell>
        </table:table-row>
        <table:table-row table:style-name="ro1">
          <table:table-cell office:value-type="float" office:value="132.9" calcext:value-type="float">
            <text:p>132.9</text:p>
          </table:table-cell>
          <table:table-cell office:value-type="float" office:value="3.048" calcext:value-type="float">
            <text:p>3.048</text:p>
          </table:table-cell>
          <table:table-cell office:value-type="float" office:value="1.211" calcext:value-type="float">
            <text:p>1.211</text:p>
          </table:table-cell>
          <table:table-cell office:value-type="float" office:value="1.17686404815" calcext:value-type="float">
            <text:p>1.1768640482</text:p>
          </table:table-cell>
          <table:table-cell office:value-type="float" office:value="-0.0657071992755" calcext:value-type="float">
            <text:p>-0.065707199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052" calcext:value-type="float">
            <text:p>3.052</text:p>
          </table:table-cell>
          <table:table-cell office:value-type="float" office:value="1.21" calcext:value-type="float">
            <text:p>1.21</text:p>
          </table:table-cell>
          <table:table-cell office:value-type="float" office:value="1.17255083657" calcext:value-type="float">
            <text:p>1.1725508366</text:p>
          </table:table-cell>
          <table:table-cell office:value-type="float" office:value="-0.058840084821" calcext:value-type="float">
            <text:p>-0.0588400848</text:p>
          </table:table-cell>
        </table:table-row>
        <table:table-row table:style-name="ro1">
          <table:table-cell office:value-type="float" office:value="133.1" calcext:value-type="float">
            <text:p>133.1</text:p>
          </table:table-cell>
          <table:table-cell office:value-type="float" office:value="3.055" calcext:value-type="float">
            <text:p>3.055</text:p>
          </table:table-cell>
          <table:table-cell office:value-type="float" office:value="1.209" calcext:value-type="float">
            <text:p>1.209</text:p>
          </table:table-cell>
          <table:table-cell office:value-type="float" office:value="1.16632530419" calcext:value-type="float">
            <text:p>1.1663253042</text:p>
          </table:table-cell>
          <table:table-cell office:value-type="float" office:value="-0.0544741749763" calcext:value-type="float">
            <text:p>-0.054474175</text:p>
          </table:table-cell>
        </table:table-row>
        <table:table-row table:style-name="ro1">
          <table:table-cell office:value-type="float" office:value="133.2" calcext:value-type="float">
            <text:p>133.2</text:p>
          </table:table-cell>
          <table:table-cell office:value-type="float" office:value="3.058" calcext:value-type="float">
            <text:p>3.058</text:p>
          </table:table-cell>
          <table:table-cell office:value-type="float" office:value="1.209" calcext:value-type="float">
            <text:p>1.209</text:p>
          </table:table-cell>
          <table:table-cell office:value-type="float" office:value="1.16014515572" calcext:value-type="float">
            <text:p>1.1601451557</text:p>
          </table:table-cell>
          <table:table-cell office:value-type="float" office:value="-0.0475089289248" calcext:value-type="float">
            <text:p>-0.0475089289</text:p>
          </table:table-cell>
        </table:table-row>
        <table:table-row table:style-name="ro1">
          <table:table-cell office:value-type="float" office:value="133.3" calcext:value-type="float">
            <text:p>133.3</text:p>
          </table:table-cell>
          <table:table-cell office:value-type="float" office:value="3.062" calcext:value-type="float">
            <text:p>3.062</text:p>
          </table:table-cell>
          <table:table-cell office:value-type="float" office:value="1.207" calcext:value-type="float">
            <text:p>1.207</text:p>
          </table:table-cell>
          <table:table-cell office:value-type="float" office:value="1.15505101235" calcext:value-type="float">
            <text:p>1.1550510124</text:p>
          </table:table-cell>
          <table:table-cell office:value-type="float" office:value="-0.0420563556254" calcext:value-type="float">
            <text:p>-0.0420563556</text:p>
          </table:table-cell>
        </table:table-row>
        <table:table-row table:style-name="ro1">
          <table:table-cell office:value-type="float" office:value="133.4" calcext:value-type="float">
            <text:p>133.4</text:p>
          </table:table-cell>
          <table:table-cell office:value-type="float" office:value="3.065" calcext:value-type="float">
            <text:p>3.065</text:p>
          </table:table-cell>
          <table:table-cell office:value-type="float" office:value="1.206" calcext:value-type="float">
            <text:p>1.206</text:p>
          </table:table-cell>
          <table:table-cell office:value-type="float" office:value="1.15267197534" calcext:value-type="float">
            <text:p>1.1526719753</text:p>
          </table:table-cell>
          <table:table-cell office:value-type="float" office:value="-0.0353651978076" calcext:value-type="float">
            <text:p>-0.0353651978</text:p>
          </table:table-cell>
        </table:table-row>
        <table:table-row table:style-name="ro1">
          <table:table-cell office:value-type="float" office:value="133.5" calcext:value-type="float">
            <text:p>133.5</text:p>
          </table:table-cell>
          <table:table-cell office:value-type="float" office:value="3.069" calcext:value-type="float">
            <text:p>3.069</text:p>
          </table:table-cell>
          <table:table-cell office:value-type="float" office:value="1.205" calcext:value-type="float">
            <text:p>1.205</text:p>
          </table:table-cell>
          <table:table-cell office:value-type="float" office:value="1.14968613201" calcext:value-type="float">
            <text:p>1.149686132</text:p>
          </table:table-cell>
          <table:table-cell office:value-type="float" office:value="-0.0295113176107" calcext:value-type="float">
            <text:p>-0.0295113176</text:p>
          </table:table-cell>
        </table:table-row>
        <table:table-row table:style-name="ro1">
          <table:table-cell office:value-type="float" office:value="133.6" calcext:value-type="float">
            <text:p>133.6</text:p>
          </table:table-cell>
          <table:table-cell office:value-type="float" office:value="3.072" calcext:value-type="float">
            <text:p>3.072</text:p>
          </table:table-cell>
          <table:table-cell office:value-type="float" office:value="1.204" calcext:value-type="float">
            <text:p>1.204</text:p>
          </table:table-cell>
          <table:table-cell office:value-type="float" office:value="1.14171282788" calcext:value-type="float">
            <text:p>1.1417128279</text:p>
          </table:table-cell>
          <table:table-cell office:value-type="float" office:value="-0.0261468309909" calcext:value-type="float">
            <text:p>-0.026146831</text:p>
          </table:table-cell>
        </table:table-row>
        <table:table-row table:style-name="ro1">
          <table:table-cell office:value-type="float" office:value="133.7" calcext:value-type="float">
            <text:p>133.7</text:p>
          </table:table-cell>
          <table:table-cell office:value-type="float" office:value="3.076" calcext:value-type="float">
            <text:p>3.076</text:p>
          </table:table-cell>
          <table:table-cell office:value-type="float" office:value="1.203" calcext:value-type="float">
            <text:p>1.203</text:p>
          </table:table-cell>
          <table:table-cell office:value-type="float" office:value="1.13730083482" calcext:value-type="float">
            <text:p>1.1373008348</text:p>
          </table:table-cell>
          <table:table-cell office:value-type="float" office:value="-0.018192647025" calcext:value-type="float">
            <text:p>-0.018192647</text:p>
          </table:table-cell>
        </table:table-row>
        <table:table-row table:style-name="ro1">
          <table:table-cell office:value-type="float" office:value="133.8" calcext:value-type="float">
            <text:p>133.8</text:p>
          </table:table-cell>
          <table:table-cell office:value-type="float" office:value="3.078" calcext:value-type="float">
            <text:p>3.078</text:p>
          </table:table-cell>
          <table:table-cell office:value-type="float" office:value="1.201" calcext:value-type="float">
            <text:p>1.201</text:p>
          </table:table-cell>
          <table:table-cell office:value-type="float" office:value="1.13018960861" calcext:value-type="float">
            <text:p>1.1301896086</text:p>
          </table:table-cell>
          <table:table-cell office:value-type="float" office:value="-0.0167880095541" calcext:value-type="float">
            <text:p>-0.0167880096</text:p>
          </table:table-cell>
        </table:table-row>
        <table:table-row table:style-name="ro1">
          <table:table-cell office:value-type="float" office:value="133.9" calcext:value-type="float">
            <text:p>133.9</text:p>
          </table:table-cell>
          <table:table-cell office:value-type="float" office:value="3.081" calcext:value-type="float">
            <text:p>3.081</text:p>
          </table:table-cell>
          <table:table-cell office:value-type="float" office:value="1.2" calcext:value-type="float">
            <text:p>1.2</text:p>
          </table:table-cell>
          <table:table-cell office:value-type="float" office:value="1.12799004448" calcext:value-type="float">
            <text:p>1.1279900445</text:p>
          </table:table-cell>
          <table:table-cell office:value-type="float" office:value="-0.0144799044356" calcext:value-type="float">
            <text:p>-0.014479904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084" calcext:value-type="float">
            <text:p>3.084</text:p>
          </table:table-cell>
          <table:table-cell office:value-type="float" office:value="1.199" calcext:value-type="float">
            <text:p>1.199</text:p>
          </table:table-cell>
          <table:table-cell office:value-type="float" office:value="1.1237045738" calcext:value-type="float">
            <text:p>1.1237045738</text:p>
          </table:table-cell>
          <table:table-cell office:value-type="float" office:value="-0.0101883020252" calcext:value-type="float">
            <text:p>-0.010188302</text:p>
          </table:table-cell>
        </table:table-row>
        <table:table-row table:style-name="ro1">
          <table:table-cell office:value-type="float" office:value="134.1" calcext:value-type="float">
            <text:p>134.1</text:p>
          </table:table-cell>
          <table:table-cell office:value-type="float" office:value="3.088" calcext:value-type="float">
            <text:p>3.088</text:p>
          </table:table-cell>
          <table:table-cell office:value-type="float" office:value="1.197" calcext:value-type="float">
            <text:p>1.197</text:p>
          </table:table-cell>
          <table:table-cell office:value-type="float" office:value="1.12036304335" calcext:value-type="float">
            <text:p>1.1203630434</text:p>
          </table:table-cell>
          <table:table-cell office:value-type="float" office:value="-0.0102155506611" calcext:value-type="float">
            <text:p>-0.0102155507</text:p>
          </table:table-cell>
        </table:table-row>
        <table:table-row table:style-name="ro1">
          <table:table-cell office:value-type="float" office:value="134.2" calcext:value-type="float">
            <text:p>134.2</text:p>
          </table:table-cell>
          <table:table-cell office:value-type="float" office:value="3.091" calcext:value-type="float">
            <text:p>3.091</text:p>
          </table:table-cell>
          <table:table-cell office:value-type="float" office:value="1.195" calcext:value-type="float">
            <text:p>1.195</text:p>
          </table:table-cell>
          <table:table-cell office:value-type="float" office:value="1.11800788746" calcext:value-type="float">
            <text:p>1.1180078875</text:p>
          </table:table-cell>
          <table:table-cell office:value-type="float" office:value="-0.00446846662089" calcext:value-type="float">
            <text:p>-0.0044684666</text:p>
          </table:table-cell>
        </table:table-row>
        <table:table-row table:style-name="ro1">
          <table:table-cell office:value-type="float" office:value="134.3" calcext:value-type="float">
            <text:p>134.3</text:p>
          </table:table-cell>
          <table:table-cell office:value-type="float" office:value="3.094" calcext:value-type="float">
            <text:p>3.094</text:p>
          </table:table-cell>
          <table:table-cell office:value-type="float" office:value="1.193" calcext:value-type="float">
            <text:p>1.193</text:p>
          </table:table-cell>
          <table:table-cell office:value-type="float" office:value="1.11546691741" calcext:value-type="float">
            <text:p>1.1154669174</text:p>
          </table:table-cell>
          <table:table-cell office:value-type="float" office:value="0.00173734920099" calcext:value-type="float">
            <text:p>0.0017373492</text:p>
          </table:table-cell>
        </table:table-row>
        <table:table-row table:style-name="ro1">
          <table:table-cell office:value-type="float" office:value="134.4" calcext:value-type="float">
            <text:p>134.4</text:p>
          </table:table-cell>
          <table:table-cell office:value-type="float" office:value="3.097" calcext:value-type="float">
            <text:p>3.097</text:p>
          </table:table-cell>
          <table:table-cell office:value-type="float" office:value="1.192" calcext:value-type="float">
            <text:p>1.192</text:p>
          </table:table-cell>
          <table:table-cell office:value-type="float" office:value="1.11241374484" calcext:value-type="float">
            <text:p>1.1124137448</text:p>
          </table:table-cell>
          <table:table-cell office:value-type="float" office:value="0.0036157455761" calcext:value-type="float">
            <text:p>0.0036157456</text:p>
          </table:table-cell>
        </table:table-row>
        <table:table-row table:style-name="ro1">
          <table:table-cell office:value-type="float" office:value="134.5" calcext:value-type="float">
            <text:p>134.5</text:p>
          </table:table-cell>
          <table:table-cell office:value-type="float" office:value="3.1" calcext:value-type="float">
            <text:p>3.1</text:p>
          </table:table-cell>
          <table:table-cell office:value-type="float" office:value="1.189" calcext:value-type="float">
            <text:p>1.189</text:p>
          </table:table-cell>
          <table:table-cell office:value-type="float" office:value="1.11163274488" calcext:value-type="float">
            <text:p>1.1116327449</text:p>
          </table:table-cell>
          <table:table-cell office:value-type="float" office:value="0.00710153952241" calcext:value-type="float">
            <text:p>0.0071015395</text:p>
          </table:table-cell>
        </table:table-row>
        <table:table-row table:style-name="ro1">
          <table:table-cell office:value-type="float" office:value="134.6" calcext:value-type="float">
            <text:p>134.6</text:p>
          </table:table-cell>
          <table:table-cell office:value-type="float" office:value="3.103" calcext:value-type="float">
            <text:p>3.103</text:p>
          </table:table-cell>
          <table:table-cell office:value-type="float" office:value="1.187" calcext:value-type="float">
            <text:p>1.187</text:p>
          </table:table-cell>
          <table:table-cell office:value-type="float" office:value="1.11012088229" calcext:value-type="float">
            <text:p>1.1101208823</text:p>
          </table:table-cell>
          <table:table-cell office:value-type="float" office:value="0.0125746680424" calcext:value-type="float">
            <text:p>0.012574668</text:p>
          </table:table-cell>
        </table:table-row>
        <table:table-row table:style-name="ro1">
          <table:table-cell office:value-type="float" office:value="134.7" calcext:value-type="float">
            <text:p>134.7</text:p>
          </table:table-cell>
          <table:table-cell office:value-type="float" office:value="3.106" calcext:value-type="float">
            <text:p>3.106</text:p>
          </table:table-cell>
          <table:table-cell office:value-type="float" office:value="1.185" calcext:value-type="float">
            <text:p>1.185</text:p>
          </table:table-cell>
          <table:table-cell office:value-type="float" office:value="1.10902149389" calcext:value-type="float">
            <text:p>1.1090214939</text:p>
          </table:table-cell>
          <table:table-cell office:value-type="float" office:value="0.0162894744426" calcext:value-type="float">
            <text:p>0.0162894744</text:p>
          </table:table-cell>
        </table:table-row>
        <table:table-row table:style-name="ro1">
          <table:table-cell office:value-type="float" office:value="134.8" calcext:value-type="float">
            <text:p>134.8</text:p>
          </table:table-cell>
          <table:table-cell office:value-type="float" office:value="3.11" calcext:value-type="float">
            <text:p>3.11</text:p>
          </table:table-cell>
          <table:table-cell office:value-type="float" office:value="1.182" calcext:value-type="float">
            <text:p>1.182</text:p>
          </table:table-cell>
          <table:table-cell office:value-type="float" office:value="1.1083194825" calcext:value-type="float">
            <text:p>1.1083194825</text:p>
          </table:table-cell>
          <table:table-cell office:value-type="float" office:value="0.0206931121647" calcext:value-type="float">
            <text:p>0.0206931122</text:p>
          </table:table-cell>
        </table:table-row>
        <table:table-row table:style-name="ro1">
          <table:table-cell office:value-type="float" office:value="134.9" calcext:value-type="float">
            <text:p>134.9</text:p>
          </table:table-cell>
          <table:table-cell office:value-type="float" office:value="3.113" calcext:value-type="float">
            <text:p>3.113</text:p>
          </table:table-cell>
          <table:table-cell office:value-type="float" office:value="1.18" calcext:value-type="float">
            <text:p>1.18</text:p>
          </table:table-cell>
          <table:table-cell office:value-type="float" office:value="1.10768845923" calcext:value-type="float">
            <text:p>1.1076884592</text:p>
          </table:table-cell>
          <table:table-cell office:value-type="float" office:value="0.0258895419538" calcext:value-type="float">
            <text:p>0.025889542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116" calcext:value-type="float">
            <text:p>3.116</text:p>
          </table:table-cell>
          <table:table-cell office:value-type="float" office:value="1.177" calcext:value-type="float">
            <text:p>1.177</text:p>
          </table:table-cell>
          <table:table-cell office:value-type="float" office:value="1.10772725537" calcext:value-type="float">
            <text:p>1.1077272554</text:p>
          </table:table-cell>
          <table:table-cell office:value-type="float" office:value="0.0301038306206" calcext:value-type="float">
            <text:p>0.0301038306</text:p>
          </table:table-cell>
        </table:table-row>
        <table:table-row table:style-name="ro1">
          <table:table-cell office:value-type="float" office:value="135.1" calcext:value-type="float">
            <text:p>135.1</text:p>
          </table:table-cell>
          <table:table-cell office:value-type="float" office:value="3.118" calcext:value-type="float">
            <text:p>3.118</text:p>
          </table:table-cell>
          <table:table-cell office:value-type="float" office:value="1.174" calcext:value-type="float">
            <text:p>1.174</text:p>
          </table:table-cell>
          <table:table-cell office:value-type="float" office:value="1.10728010873" calcext:value-type="float">
            <text:p>1.1072801087</text:p>
          </table:table-cell>
          <table:table-cell office:value-type="float" office:value="0.0348189435899" calcext:value-type="float">
            <text:p>0.0348189436</text:p>
          </table:table-cell>
        </table:table-row>
        <table:table-row table:style-name="ro1">
          <table:table-cell office:value-type="float" office:value="135.2" calcext:value-type="float">
            <text:p>135.2</text:p>
          </table:table-cell>
          <table:table-cell office:value-type="float" office:value="3.121" calcext:value-type="float">
            <text:p>3.121</text:p>
          </table:table-cell>
          <table:table-cell office:value-type="float" office:value="1.172" calcext:value-type="float">
            <text:p>1.172</text:p>
          </table:table-cell>
          <table:table-cell office:value-type="float" office:value="1.10719938941" calcext:value-type="float">
            <text:p>1.1071993894</text:p>
          </table:table-cell>
          <table:table-cell office:value-type="float" office:value="0.0383109115064" calcext:value-type="float">
            <text:p>0.0383109115</text:p>
          </table:table-cell>
        </table:table-row>
        <table:table-row table:style-name="ro1">
          <table:table-cell office:value-type="float" office:value="135.3" calcext:value-type="float">
            <text:p>135.3</text:p>
          </table:table-cell>
          <table:table-cell office:value-type="float" office:value="3.124" calcext:value-type="float">
            <text:p>3.124</text:p>
          </table:table-cell>
          <table:table-cell office:value-type="float" office:value="1.169" calcext:value-type="float">
            <text:p>1.169</text:p>
          </table:table-cell>
          <table:table-cell office:value-type="float" office:value="1.10741304228" calcext:value-type="float">
            <text:p>1.1074130423</text:p>
          </table:table-cell>
          <table:table-cell office:value-type="float" office:value="0.0408288314939" calcext:value-type="float">
            <text:p>0.0408288315</text:p>
          </table:table-cell>
        </table:table-row>
        <table:table-row table:style-name="ro1">
          <table:table-cell office:value-type="float" office:value="135.4" calcext:value-type="float">
            <text:p>135.4</text:p>
          </table:table-cell>
          <table:table-cell office:value-type="float" office:value="3.127" calcext:value-type="float">
            <text:p>3.127</text:p>
          </table:table-cell>
          <table:table-cell office:value-type="float" office:value="1.166" calcext:value-type="float">
            <text:p>1.166</text:p>
          </table:table-cell>
          <table:table-cell office:value-type="float" office:value="1.10706858364" calcext:value-type="float">
            <text:p>1.1070685836</text:p>
          </table:table-cell>
          <table:table-cell office:value-type="float" office:value="0.0447439365089" calcext:value-type="float">
            <text:p>0.0447439365</text:p>
          </table:table-cell>
        </table:table-row>
        <table:table-row table:style-name="ro1">
          <table:table-cell office:value-type="float" office:value="135.5" calcext:value-type="float">
            <text:p>135.5</text:p>
          </table:table-cell>
          <table:table-cell office:value-type="float" office:value="3.129" calcext:value-type="float">
            <text:p>3.129</text:p>
          </table:table-cell>
          <table:table-cell office:value-type="float" office:value="1.164" calcext:value-type="float">
            <text:p>1.164</text:p>
          </table:table-cell>
          <table:table-cell office:value-type="float" office:value="1.10719655354" calcext:value-type="float">
            <text:p>1.1071965535</text:p>
          </table:table-cell>
          <table:table-cell office:value-type="float" office:value="0.0492811314762" calcext:value-type="float">
            <text:p>0.0492811315</text:p>
          </table:table-cell>
        </table:table-row>
        <table:table-row table:style-name="ro1">
          <table:table-cell office:value-type="float" office:value="135.6" calcext:value-type="float">
            <text:p>135.6</text:p>
          </table:table-cell>
          <table:table-cell office:value-type="float" office:value="3.132" calcext:value-type="float">
            <text:p>3.132</text:p>
          </table:table-cell>
          <table:table-cell office:value-type="float" office:value="1.16" calcext:value-type="float">
            <text:p>1.16</text:p>
          </table:table-cell>
          <table:table-cell office:value-type="float" office:value="1.1071813329" calcext:value-type="float">
            <text:p>1.1071813329</text:p>
          </table:table-cell>
          <table:table-cell office:value-type="float" office:value="0.0539896413684" calcext:value-type="float">
            <text:p>0.0539896414</text:p>
          </table:table-cell>
        </table:table-row>
        <table:table-row table:style-name="ro1">
          <table:table-cell office:value-type="float" office:value="135.7" calcext:value-type="float">
            <text:p>135.7</text:p>
          </table:table-cell>
          <table:table-cell office:value-type="float" office:value="3.134" calcext:value-type="float">
            <text:p>3.134</text:p>
          </table:table-cell>
          <table:table-cell office:value-type="float" office:value="1.157" calcext:value-type="float">
            <text:p>1.157</text:p>
          </table:table-cell>
          <table:table-cell office:value-type="float" office:value="1.10726981928" calcext:value-type="float">
            <text:p>1.1072698193</text:p>
          </table:table-cell>
          <table:table-cell office:value-type="float" office:value="0.0583617314696" calcext:value-type="float">
            <text:p>0.0583617315</text:p>
          </table:table-cell>
        </table:table-row>
        <table:table-row table:style-name="ro1">
          <table:table-cell office:value-type="float" office:value="135.8" calcext:value-type="float">
            <text:p>135.8</text:p>
          </table:table-cell>
          <table:table-cell office:value-type="float" office:value="3.136" calcext:value-type="float">
            <text:p>3.136</text:p>
          </table:table-cell>
          <table:table-cell office:value-type="float" office:value="1.154" calcext:value-type="float">
            <text:p>1.154</text:p>
          </table:table-cell>
          <table:table-cell office:value-type="float" office:value="1.10746391891" calcext:value-type="float">
            <text:p>1.1074639189</text:p>
          </table:table-cell>
          <table:table-cell office:value-type="float" office:value="0.063245408237" calcext:value-type="float">
            <text:p>0.0632454082</text:p>
          </table:table-cell>
        </table:table-row>
        <table:table-row table:style-name="ro1">
          <table:table-cell office:value-type="float" office:value="135.9" calcext:value-type="float">
            <text:p>135.9</text:p>
          </table:table-cell>
          <table:table-cell office:value-type="float" office:value="3.139" calcext:value-type="float">
            <text:p>3.139</text:p>
          </table:table-cell>
          <table:table-cell office:value-type="float" office:value="1.151" calcext:value-type="float">
            <text:p>1.151</text:p>
          </table:table-cell>
          <table:table-cell office:value-type="float" office:value="1.10732422983" calcext:value-type="float">
            <text:p>1.1073242298</text:p>
          </table:table-cell>
          <table:table-cell office:value-type="float" office:value="0.0683187618852" calcext:value-type="float">
            <text:p>0.068318761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141" calcext:value-type="float">
            <text:p>3.141</text:p>
          </table:table-cell>
          <table:table-cell office:value-type="float" office:value="1.147" calcext:value-type="float">
            <text:p>1.147</text:p>
          </table:table-cell>
          <table:table-cell office:value-type="float" office:value="1.10759321952" calcext:value-type="float">
            <text:p>1.1075932195</text:p>
          </table:table-cell>
          <table:table-cell office:value-type="float" office:value="0.0732309147716" calcext:value-type="float">
            <text:p>0.0732309148</text:p>
          </table:table-cell>
        </table:table-row>
        <table:table-row table:style-name="ro1">
          <table:table-cell office:value-type="float" office:value="136.1" calcext:value-type="float">
            <text:p>136.1</text:p>
          </table:table-cell>
          <table:table-cell office:value-type="float" office:value="3.143" calcext:value-type="float">
            <text:p>3.143</text:p>
          </table:table-cell>
          <table:table-cell office:value-type="float" office:value="1.144" calcext:value-type="float">
            <text:p>1.144</text:p>
          </table:table-cell>
          <table:table-cell office:value-type="float" office:value="1.10773169215" calcext:value-type="float">
            <text:p>1.1077316922</text:p>
          </table:table-cell>
          <table:table-cell office:value-type="float" office:value="0.0776878297329" calcext:value-type="float">
            <text:p>0.0776878297</text:p>
          </table:table-cell>
        </table:table-row>
        <table:table-row table:style-name="ro1">
          <table:table-cell office:value-type="float" office:value="136.2" calcext:value-type="float">
            <text:p>136.2</text:p>
          </table:table-cell>
          <table:table-cell office:value-type="float" office:value="3.145" calcext:value-type="float">
            <text:p>3.145</text:p>
          </table:table-cell>
          <table:table-cell office:value-type="float" office:value="1.141" calcext:value-type="float">
            <text:p>1.141</text:p>
          </table:table-cell>
          <table:table-cell office:value-type="float" office:value="1.10824744336" calcext:value-type="float">
            <text:p>1.1082474434</text:p>
          </table:table-cell>
          <table:table-cell office:value-type="float" office:value="0.0830623731017" calcext:value-type="float">
            <text:p>0.0830623731</text:p>
          </table:table-cell>
        </table:table-row>
        <table:table-row table:style-name="ro1">
          <table:table-cell office:value-type="float" office:value="136.3" calcext:value-type="float">
            <text:p>136.3</text:p>
          </table:table-cell>
          <table:table-cell office:value-type="float" office:value="3.148" calcext:value-type="float">
            <text:p>3.148</text:p>
          </table:table-cell>
          <table:table-cell office:value-type="float" office:value="1.137" calcext:value-type="float">
            <text:p>1.137</text:p>
          </table:table-cell>
          <table:table-cell office:value-type="float" office:value="1.10934507631" calcext:value-type="float">
            <text:p>1.1093450763</text:p>
          </table:table-cell>
          <table:table-cell office:value-type="float" office:value="0.0878008753061" calcext:value-type="float">
            <text:p>0.0878008753</text:p>
          </table:table-cell>
        </table:table-row>
        <table:table-row table:style-name="ro1">
          <table:table-cell office:value-type="float" office:value="136.4" calcext:value-type="float">
            <text:p>136.4</text:p>
          </table:table-cell>
          <table:table-cell office:value-type="float" office:value="3.15" calcext:value-type="float">
            <text:p>3.15</text:p>
          </table:table-cell>
          <table:table-cell office:value-type="float" office:value="1.133" calcext:value-type="float">
            <text:p>1.133</text:p>
          </table:table-cell>
          <table:table-cell office:value-type="float" office:value="1.11030690712" calcext:value-type="float">
            <text:p>1.1103069071</text:p>
          </table:table-cell>
          <table:table-cell office:value-type="float" office:value="0.0927823334932" calcext:value-type="float">
            <text:p>0.0927823335</text:p>
          </table:table-cell>
        </table:table-row>
        <table:table-row table:style-name="ro1">
          <table:table-cell office:value-type="float" office:value="136.5" calcext:value-type="float">
            <text:p>136.5</text:p>
          </table:table-cell>
          <table:table-cell office:value-type="float" office:value="3.152" calcext:value-type="float">
            <text:p>3.152</text:p>
          </table:table-cell>
          <table:table-cell office:value-type="float" office:value="1.129" calcext:value-type="float">
            <text:p>1.129</text:p>
          </table:table-cell>
          <table:table-cell office:value-type="float" office:value="1.11179723634" calcext:value-type="float">
            <text:p>1.1117972363</text:p>
          </table:table-cell>
          <table:table-cell office:value-type="float" office:value="0.0971388146281" calcext:value-type="float">
            <text:p>0.0971388146</text:p>
          </table:table-cell>
        </table:table-row>
        <table:table-row table:style-name="ro1">
          <table:table-cell office:value-type="float" office:value="136.6" calcext:value-type="float">
            <text:p>136.6</text:p>
          </table:table-cell>
          <table:table-cell office:value-type="float" office:value="3.154" calcext:value-type="float">
            <text:p>3.154</text:p>
          </table:table-cell>
          <table:table-cell office:value-type="float" office:value="1.125" calcext:value-type="float">
            <text:p>1.125</text:p>
          </table:table-cell>
          <table:table-cell office:value-type="float" office:value="1.11318551669" calcext:value-type="float">
            <text:p>1.1131855167</text:p>
          </table:table-cell>
          <table:table-cell office:value-type="float" office:value="0.101351492107" calcext:value-type="float">
            <text:p>0.1013514921</text:p>
          </table:table-cell>
        </table:table-row>
        <table:table-row table:style-name="ro1">
          <table:table-cell office:value-type="float" office:value="136.7" calcext:value-type="float">
            <text:p>136.7</text:p>
          </table:table-cell>
          <table:table-cell office:value-type="float" office:value="3.156" calcext:value-type="float">
            <text:p>3.156</text:p>
          </table:table-cell>
          <table:table-cell office:value-type="float" office:value="1.121" calcext:value-type="float">
            <text:p>1.121</text:p>
          </table:table-cell>
          <table:table-cell office:value-type="float" office:value="1.1148400337" calcext:value-type="float">
            <text:p>1.1148400337</text:p>
          </table:table-cell>
          <table:table-cell office:value-type="float" office:value="0.105675600469" calcext:value-type="float">
            <text:p>0.1056756005</text:p>
          </table:table-cell>
        </table:table-row>
        <table:table-row table:style-name="ro1">
          <table:table-cell office:value-type="float" office:value="136.8" calcext:value-type="float">
            <text:p>136.8</text:p>
          </table:table-cell>
          <table:table-cell office:value-type="float" office:value="3.157" calcext:value-type="float">
            <text:p>3.157</text:p>
          </table:table-cell>
          <table:table-cell office:value-type="float" office:value="1.117" calcext:value-type="float">
            <text:p>1.117</text:p>
          </table:table-cell>
          <table:table-cell office:value-type="float" office:value="1.11648485288" calcext:value-type="float">
            <text:p>1.1164848529</text:p>
          </table:table-cell>
          <table:table-cell office:value-type="float" office:value="0.111226409674" calcext:value-type="float">
            <text:p>0.1112264097</text:p>
          </table:table-cell>
        </table:table-row>
        <table:table-row table:style-name="ro1">
          <table:table-cell office:value-type="float" office:value="136.9" calcext:value-type="float">
            <text:p>136.9</text:p>
          </table:table-cell>
          <table:table-cell office:value-type="float" office:value="3.159" calcext:value-type="float">
            <text:p>3.159</text:p>
          </table:table-cell>
          <table:table-cell office:value-type="float" office:value="1.113" calcext:value-type="float">
            <text:p>1.113</text:p>
          </table:table-cell>
          <table:table-cell office:value-type="float" office:value="1.11789641842" calcext:value-type="float">
            <text:p>1.1178964184</text:p>
          </table:table-cell>
          <table:table-cell office:value-type="float" office:value="0.115390889347" calcext:value-type="float">
            <text:p>0.115390889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16" calcext:value-type="float">
            <text:p>3.16</text:p>
          </table:table-cell>
          <table:table-cell office:value-type="float" office:value="1.109" calcext:value-type="float">
            <text:p>1.109</text:p>
          </table:table-cell>
          <table:table-cell office:value-type="float" office:value="1.11919197117" calcext:value-type="float">
            <text:p>1.1191919712</text:p>
          </table:table-cell>
          <table:table-cell office:value-type="float" office:value="0.120612964034" calcext:value-type="float">
            <text:p>0.120612964</text:p>
          </table:table-cell>
        </table:table-row>
        <table:table-row table:style-name="ro1">
          <table:table-cell office:value-type="float" office:value="137.1" calcext:value-type="float">
            <text:p>137.1</text:p>
          </table:table-cell>
          <table:table-cell office:value-type="float" office:value="3.162" calcext:value-type="float">
            <text:p>3.162</text:p>
          </table:table-cell>
          <table:table-cell office:value-type="float" office:value="1.105" calcext:value-type="float">
            <text:p>1.105</text:p>
          </table:table-cell>
          <table:table-cell office:value-type="float" office:value="1.12076657518" calcext:value-type="float">
            <text:p>1.1207665752</text:p>
          </table:table-cell>
          <table:table-cell office:value-type="float" office:value="0.125885680318" calcext:value-type="float">
            <text:p>0.1258856803</text:p>
          </table:table-cell>
        </table:table-row>
        <table:table-row table:style-name="ro1">
          <table:table-cell office:value-type="float" office:value="137.2" calcext:value-type="float">
            <text:p>137.2</text:p>
          </table:table-cell>
          <table:table-cell office:value-type="float" office:value="3.163" calcext:value-type="float">
            <text:p>3.163</text:p>
          </table:table-cell>
          <table:table-cell office:value-type="float" office:value="1.101" calcext:value-type="float">
            <text:p>1.101</text:p>
          </table:table-cell>
          <table:table-cell office:value-type="float" office:value="1.12301315705" calcext:value-type="float">
            <text:p>1.1230131571</text:p>
          </table:table-cell>
          <table:table-cell office:value-type="float" office:value="0.129678040743" calcext:value-type="float">
            <text:p>0.1296780407</text:p>
          </table:table-cell>
        </table:table-row>
        <table:table-row table:style-name="ro1">
          <table:table-cell office:value-type="float" office:value="137.3" calcext:value-type="float">
            <text:p>137.3</text:p>
          </table:table-cell>
          <table:table-cell office:value-type="float" office:value="3.164" calcext:value-type="float">
            <text:p>3.164</text:p>
          </table:table-cell>
          <table:table-cell office:value-type="float" office:value="1.097" calcext:value-type="float">
            <text:p>1.097</text:p>
          </table:table-cell>
          <table:table-cell office:value-type="float" office:value="1.12517148406" calcext:value-type="float">
            <text:p>1.1251714841</text:p>
          </table:table-cell>
          <table:table-cell office:value-type="float" office:value="0.133809387684" calcext:value-type="float">
            <text:p>0.1338093877</text:p>
          </table:table-cell>
        </table:table-row>
        <table:table-row table:style-name="ro1">
          <table:table-cell office:value-type="float" office:value="137.4" calcext:value-type="float">
            <text:p>137.4</text:p>
          </table:table-cell>
          <table:table-cell office:value-type="float" office:value="3.165" calcext:value-type="float">
            <text:p>3.165</text:p>
          </table:table-cell>
          <table:table-cell office:value-type="float" office:value="1.093" calcext:value-type="float">
            <text:p>1.093</text:p>
          </table:table-cell>
          <table:table-cell office:value-type="float" office:value="1.12699949492" calcext:value-type="float">
            <text:p>1.1269994949</text:p>
          </table:table-cell>
          <table:table-cell office:value-type="float" office:value="0.137977316976" calcext:value-type="float">
            <text:p>0.137977317</text:p>
          </table:table-cell>
        </table:table-row>
        <table:table-row table:style-name="ro1">
          <table:table-cell office:value-type="float" office:value="137.5" calcext:value-type="float">
            <text:p>137.5</text:p>
          </table:table-cell>
          <table:table-cell office:value-type="float" office:value="3.166" calcext:value-type="float">
            <text:p>3.166</text:p>
          </table:table-cell>
          <table:table-cell office:value-type="float" office:value="1.089" calcext:value-type="float">
            <text:p>1.089</text:p>
          </table:table-cell>
          <table:table-cell office:value-type="float" office:value="1.12907195126" calcext:value-type="float">
            <text:p>1.1290719513</text:p>
          </table:table-cell>
          <table:table-cell office:value-type="float" office:value="0.142001256347" calcext:value-type="float">
            <text:p>0.1420012563</text:p>
          </table:table-cell>
        </table:table-row>
        <table:table-row table:style-name="ro1">
          <table:table-cell office:value-type="float" office:value="137.6" calcext:value-type="float">
            <text:p>137.6</text:p>
          </table:table-cell>
          <table:table-cell office:value-type="float" office:value="3.167" calcext:value-type="float">
            <text:p>3.167</text:p>
          </table:table-cell>
          <table:table-cell office:value-type="float" office:value="1.085" calcext:value-type="float">
            <text:p>1.085</text:p>
          </table:table-cell>
          <table:table-cell office:value-type="float" office:value="1.13125673764" calcext:value-type="float">
            <text:p>1.1312567376</text:p>
          </table:table-cell>
          <table:table-cell office:value-type="float" office:value="0.145551413298" calcext:value-type="float">
            <text:p>0.1455514133</text:p>
          </table:table-cell>
        </table:table-row>
        <table:table-row table:style-name="ro1">
          <table:table-cell office:value-type="float" office:value="137.7" calcext:value-type="float">
            <text:p>137.7</text:p>
          </table:table-cell>
          <table:table-cell office:value-type="float" office:value="3.167" calcext:value-type="float">
            <text:p>3.167</text:p>
          </table:table-cell>
          <table:table-cell office:value-type="float" office:value="1.081" calcext:value-type="float">
            <text:p>1.081</text:p>
          </table:table-cell>
          <table:table-cell office:value-type="float" office:value="1.13374958215" calcext:value-type="float">
            <text:p>1.1337495822</text:p>
          </table:table-cell>
          <table:table-cell office:value-type="float" office:value="0.148616522551" calcext:value-type="float">
            <text:p>0.1486165226</text:p>
          </table:table-cell>
        </table:table-row>
        <table:table-row table:style-name="ro1">
          <table:table-cell office:value-type="float" office:value="137.8" calcext:value-type="float">
            <text:p>137.8</text:p>
          </table:table-cell>
          <table:table-cell office:value-type="float" office:value="3.168" calcext:value-type="float">
            <text:p>3.168</text:p>
          </table:table-cell>
          <table:table-cell office:value-type="float" office:value="1.077" calcext:value-type="float">
            <text:p>1.077</text:p>
          </table:table-cell>
          <table:table-cell office:value-type="float" office:value="1.13670610787" calcext:value-type="float">
            <text:p>1.1367061079</text:p>
          </table:table-cell>
          <table:table-cell office:value-type="float" office:value="0.152094915509" calcext:value-type="float">
            <text:p>0.1520949155</text:p>
          </table:table-cell>
        </table:table-row>
        <table:table-row table:style-name="ro1">
          <table:table-cell office:value-type="float" office:value="137.9" calcext:value-type="float">
            <text:p>137.9</text:p>
          </table:table-cell>
          <table:table-cell office:value-type="float" office:value="3.169" calcext:value-type="float">
            <text:p>3.169</text:p>
          </table:table-cell>
          <table:table-cell office:value-type="float" office:value="1.072" calcext:value-type="float">
            <text:p>1.072</text:p>
          </table:table-cell>
          <table:table-cell office:value-type="float" office:value="1.13959799811" calcext:value-type="float">
            <text:p>1.1395979981</text:p>
          </table:table-cell>
          <table:table-cell office:value-type="float" office:value="0.155661344528" calcext:value-type="float">
            <text:p>0.155661344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169" calcext:value-type="float">
            <text:p>3.169</text:p>
          </table:table-cell>
          <table:table-cell office:value-type="float" office:value="1.069" calcext:value-type="float">
            <text:p>1.069</text:p>
          </table:table-cell>
          <table:table-cell office:value-type="float" office:value="1.14221445004" calcext:value-type="float">
            <text:p>1.14221445</text:p>
          </table:table-cell>
          <table:table-cell office:value-type="float" office:value="0.159073650837" calcext:value-type="float">
            <text:p>0.1590736508</text:p>
          </table:table-cell>
        </table:table-row>
        <table:table-row table:style-name="ro1">
          <table:table-cell office:value-type="float" office:value="138.1" calcext:value-type="float">
            <text:p>138.1</text:p>
          </table:table-cell>
          <table:table-cell office:value-type="float" office:value="3.169" calcext:value-type="float">
            <text:p>3.169</text:p>
          </table:table-cell>
          <table:table-cell office:value-type="float" office:value="1.064" calcext:value-type="float">
            <text:p>1.064</text:p>
          </table:table-cell>
          <table:table-cell office:value-type="float" office:value="1.14425073905" calcext:value-type="float">
            <text:p>1.1442507391</text:p>
          </table:table-cell>
          <table:table-cell office:value-type="float" office:value="0.163468346" calcext:value-type="float">
            <text:p>0.163468346</text:p>
          </table:table-cell>
        </table:table-row>
        <table:table-row table:style-name="ro1">
          <table:table-cell office:value-type="float" office:value="138.2" calcext:value-type="float">
            <text:p>138.2</text:p>
          </table:table-cell>
          <table:table-cell office:value-type="float" office:value="3.17" calcext:value-type="float">
            <text:p>3.17</text:p>
          </table:table-cell>
          <table:table-cell office:value-type="float" office:value="1.06" calcext:value-type="float">
            <text:p>1.06</text:p>
          </table:table-cell>
          <table:table-cell office:value-type="float" office:value="1.14683371503" calcext:value-type="float">
            <text:p>1.146833715</text:p>
          </table:table-cell>
          <table:table-cell office:value-type="float" office:value="0.168069958687" calcext:value-type="float">
            <text:p>0.1680699587</text:p>
          </table:table-cell>
        </table:table-row>
        <table:table-row table:style-name="ro1">
          <table:table-cell office:value-type="float" office:value="138.3" calcext:value-type="float">
            <text:p>138.3</text:p>
          </table:table-cell>
          <table:table-cell office:value-type="float" office:value="3.17" calcext:value-type="float">
            <text:p>3.17</text:p>
          </table:table-cell>
          <table:table-cell office:value-type="float" office:value="1.055" calcext:value-type="float">
            <text:p>1.055</text:p>
          </table:table-cell>
          <table:table-cell office:value-type="float" office:value="1.14898827101" calcext:value-type="float">
            <text:p>1.148988271</text:p>
          </table:table-cell>
          <table:table-cell office:value-type="float" office:value="0.171750500798" calcext:value-type="float">
            <text:p>0.1717505008</text:p>
          </table:table-cell>
        </table:table-row>
        <table:table-row table:style-name="ro1">
          <table:table-cell office:value-type="float" office:value="138.4" calcext:value-type="float">
            <text:p>138.4</text:p>
          </table:table-cell>
          <table:table-cell office:value-type="float" office:value="3.17" calcext:value-type="float">
            <text:p>3.17</text:p>
          </table:table-cell>
          <table:table-cell office:value-type="float" office:value="1.05" calcext:value-type="float">
            <text:p>1.05</text:p>
          </table:table-cell>
          <table:table-cell office:value-type="float" office:value="1.1521742916" calcext:value-type="float">
            <text:p>1.1521742916</text:p>
          </table:table-cell>
          <table:table-cell office:value-type="float" office:value="0.176840022206" calcext:value-type="float">
            <text:p>0.1768400222</text:p>
          </table:table-cell>
        </table:table-row>
        <table:table-row table:style-name="ro1">
          <table:table-cell office:value-type="float" office:value="138.5" calcext:value-type="float">
            <text:p>138.5</text:p>
          </table:table-cell>
          <table:table-cell office:value-type="float" office:value="3.169" calcext:value-type="float">
            <text:p>3.169</text:p>
          </table:table-cell>
          <table:table-cell office:value-type="float" office:value="1.046" calcext:value-type="float">
            <text:p>1.046</text:p>
          </table:table-cell>
          <table:table-cell office:value-type="float" office:value="1.15534226498" calcext:value-type="float">
            <text:p>1.155342265</text:p>
          </table:table-cell>
          <table:table-cell office:value-type="float" office:value="0.18162356317" calcext:value-type="float">
            <text:p>0.1816235632</text:p>
          </table:table-cell>
        </table:table-row>
        <table:table-row table:style-name="ro1">
          <table:table-cell office:value-type="float" office:value="138.6" calcext:value-type="float">
            <text:p>138.6</text:p>
          </table:table-cell>
          <table:table-cell office:value-type="float" office:value="3.169" calcext:value-type="float">
            <text:p>3.169</text:p>
          </table:table-cell>
          <table:table-cell office:value-type="float" office:value="1.042" calcext:value-type="float">
            <text:p>1.042</text:p>
          </table:table-cell>
          <table:table-cell office:value-type="float" office:value="1.1582225868" calcext:value-type="float">
            <text:p>1.1582225868</text:p>
          </table:table-cell>
          <table:table-cell office:value-type="float" office:value="0.186887532473" calcext:value-type="float">
            <text:p>0.1868875325</text:p>
          </table:table-cell>
        </table:table-row>
        <table:table-row table:style-name="ro1">
          <table:table-cell office:value-type="float" office:value="138.7" calcext:value-type="float">
            <text:p>138.7</text:p>
          </table:table-cell>
          <table:table-cell office:value-type="float" office:value="3.169" calcext:value-type="float">
            <text:p>3.169</text:p>
          </table:table-cell>
          <table:table-cell office:value-type="float" office:value="1.037" calcext:value-type="float">
            <text:p>1.037</text:p>
          </table:table-cell>
          <table:table-cell office:value-type="float" office:value="1.15953577128" calcext:value-type="float">
            <text:p>1.1595357713</text:p>
          </table:table-cell>
          <table:table-cell office:value-type="float" office:value="0.193612232804" calcext:value-type="float">
            <text:p>0.1936122328</text:p>
          </table:table-cell>
        </table:table-row>
        <table:table-row table:style-name="ro1">
          <table:table-cell office:value-type="float" office:value="138.8" calcext:value-type="float">
            <text:p>138.8</text:p>
          </table:table-cell>
          <table:table-cell office:value-type="float" office:value="3.168" calcext:value-type="float">
            <text:p>3.168</text:p>
          </table:table-cell>
          <table:table-cell office:value-type="float" office:value="1.033" calcext:value-type="float">
            <text:p>1.033</text:p>
          </table:table-cell>
          <table:table-cell office:value-type="float" office:value="1.16268982337" calcext:value-type="float">
            <text:p>1.1626898234</text:p>
          </table:table-cell>
          <table:table-cell office:value-type="float" office:value="0.19862537086" calcext:value-type="float">
            <text:p>0.1986253709</text:p>
          </table:table-cell>
        </table:table-row>
        <table:table-row table:style-name="ro1">
          <table:table-cell office:value-type="float" office:value="138.9" calcext:value-type="float">
            <text:p>138.9</text:p>
          </table:table-cell>
          <table:table-cell office:value-type="float" office:value="3.168" calcext:value-type="float">
            <text:p>3.168</text:p>
          </table:table-cell>
          <table:table-cell office:value-type="float" office:value="1.029" calcext:value-type="float">
            <text:p>1.029</text:p>
          </table:table-cell>
          <table:table-cell office:value-type="float" office:value="1.16596052342" calcext:value-type="float">
            <text:p>1.1659605234</text:p>
          </table:table-cell>
          <table:table-cell office:value-type="float" office:value="0.203585863113" calcext:value-type="float">
            <text:p>0.203585863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167" calcext:value-type="float">
            <text:p>3.167</text:p>
          </table:table-cell>
          <table:table-cell office:value-type="float" office:value="1.025" calcext:value-type="float">
            <text:p>1.025</text:p>
          </table:table-cell>
          <table:table-cell office:value-type="float" office:value="1.16999432963" calcext:value-type="float">
            <text:p>1.1699943296</text:p>
          </table:table-cell>
          <table:table-cell office:value-type="float" office:value="0.207314074039" calcext:value-type="float">
            <text:p>0.207314074</text:p>
          </table:table-cell>
        </table:table-row>
        <table:table-row table:style-name="ro1">
          <table:table-cell office:value-type="float" office:value="139.1" calcext:value-type="float">
            <text:p>139.1</text:p>
          </table:table-cell>
          <table:table-cell office:value-type="float" office:value="3.166" calcext:value-type="float">
            <text:p>3.166</text:p>
          </table:table-cell>
          <table:table-cell office:value-type="float" office:value="1.021" calcext:value-type="float">
            <text:p>1.021</text:p>
          </table:table-cell>
          <table:table-cell office:value-type="float" office:value="1.17369181867" calcext:value-type="float">
            <text:p>1.1736918187</text:p>
          </table:table-cell>
          <table:table-cell office:value-type="float" office:value="0.210038840771" calcext:value-type="float">
            <text:p>0.2100388408</text:p>
          </table:table-cell>
        </table:table-row>
        <table:table-row table:style-name="ro1">
          <table:table-cell office:value-type="float" office:value="139.2" calcext:value-type="float">
            <text:p>139.2</text:p>
          </table:table-cell>
          <table:table-cell office:value-type="float" office:value="3.165" calcext:value-type="float">
            <text:p>3.165</text:p>
          </table:table-cell>
          <table:table-cell office:value-type="float" office:value="1.016" calcext:value-type="float">
            <text:p>1.016</text:p>
          </table:table-cell>
          <table:table-cell office:value-type="float" office:value="1.17717224761" calcext:value-type="float">
            <text:p>1.1771722476</text:p>
          </table:table-cell>
          <table:table-cell office:value-type="float" office:value="0.214080154896" calcext:value-type="float">
            <text:p>0.2140801549</text:p>
          </table:table-cell>
        </table:table-row>
        <table:table-row table:style-name="ro1">
          <table:table-cell office:value-type="float" office:value="139.3" calcext:value-type="float">
            <text:p>139.3</text:p>
          </table:table-cell>
          <table:table-cell office:value-type="float" office:value="3.164" calcext:value-type="float">
            <text:p>3.164</text:p>
          </table:table-cell>
          <table:table-cell office:value-type="float" office:value="1.012" calcext:value-type="float">
            <text:p>1.012</text:p>
          </table:table-cell>
          <table:table-cell office:value-type="float" office:value="1.18088104715" calcext:value-type="float">
            <text:p>1.1808810472</text:p>
          </table:table-cell>
          <table:table-cell office:value-type="float" office:value="0.216904625297" calcext:value-type="float">
            <text:p>0.2169046253</text:p>
          </table:table-cell>
        </table:table-row>
        <table:table-row table:style-name="ro1">
          <table:table-cell office:value-type="float" office:value="139.4" calcext:value-type="float">
            <text:p>139.4</text:p>
          </table:table-cell>
          <table:table-cell office:value-type="float" office:value="3.163" calcext:value-type="float">
            <text:p>3.163</text:p>
          </table:table-cell>
          <table:table-cell office:value-type="float" office:value="1.008" calcext:value-type="float">
            <text:p>1.008</text:p>
          </table:table-cell>
          <table:table-cell office:value-type="float" office:value="1.184422386" calcext:value-type="float">
            <text:p>1.184422386</text:p>
          </table:table-cell>
          <table:table-cell office:value-type="float" office:value="0.219667598605" calcext:value-type="float">
            <text:p>0.2196675986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3.162" calcext:value-type="float">
            <text:p>3.162</text:p>
          </table:table-cell>
          <table:table-cell office:value-type="float" office:value="1.003" calcext:value-type="float">
            <text:p>1.003</text:p>
          </table:table-cell>
          <table:table-cell office:value-type="float" office:value="1.18878559157" calcext:value-type="float">
            <text:p>1.1887855916</text:p>
          </table:table-cell>
          <table:table-cell office:value-type="float" office:value="0.222091048956" calcext:value-type="float">
            <text:p>0.222091049</text:p>
          </table:table-cell>
        </table:table-row>
        <table:table-row table:style-name="ro1">
          <table:table-cell office:value-type="float" office:value="139.6" calcext:value-type="float">
            <text:p>139.6</text:p>
          </table:table-cell>
          <table:table-cell office:value-type="float" office:value="3.161" calcext:value-type="float">
            <text:p>3.161</text:p>
          </table:table-cell>
          <table:table-cell office:value-type="float" office:value="0.999" calcext:value-type="float">
            <text:p>0.999</text:p>
          </table:table-cell>
          <table:table-cell office:value-type="float" office:value="1.19321792641" calcext:value-type="float">
            <text:p>1.1932179264</text:p>
          </table:table-cell>
          <table:table-cell office:value-type="float" office:value="0.224057883024" calcext:value-type="float">
            <text:p>0.224057883</text:p>
          </table:table-cell>
        </table:table-row>
        <table:table-row table:style-name="ro1">
          <table:table-cell office:value-type="float" office:value="139.7" calcext:value-type="float">
            <text:p>139.7</text:p>
          </table:table-cell>
          <table:table-cell office:value-type="float" office:value="3.16" calcext:value-type="float">
            <text:p>3.16</text:p>
          </table:table-cell>
          <table:table-cell office:value-type="float" office:value="0.996" calcext:value-type="float">
            <text:p>0.996</text:p>
          </table:table-cell>
          <table:table-cell office:value-type="float" office:value="1.19964576644" calcext:value-type="float">
            <text:p>1.1996457664</text:p>
          </table:table-cell>
          <table:table-cell office:value-type="float" office:value="0.229472830892" calcext:value-type="float">
            <text:p>0.2294728309</text:p>
          </table:table-cell>
        </table:table-row>
        <table:table-row table:style-name="ro1">
          <table:table-cell office:value-type="float" office:value="139.8" calcext:value-type="float">
            <text:p>139.8</text:p>
          </table:table-cell>
          <table:table-cell office:value-type="float" office:value="3.158" calcext:value-type="float">
            <text:p>3.158</text:p>
          </table:table-cell>
          <table:table-cell office:value-type="float" office:value="0.992" calcext:value-type="float">
            <text:p>0.992</text:p>
          </table:table-cell>
          <table:table-cell office:value-type="float" office:value="1.20657681487" calcext:value-type="float">
            <text:p>1.2065768149</text:p>
          </table:table-cell>
          <table:table-cell office:value-type="float" office:value="0.233031898737" calcext:value-type="float">
            <text:p>0.2330318987</text:p>
          </table:table-cell>
        </table:table-row>
        <table:table-row table:style-name="ro1">
          <table:table-cell office:value-type="float" office:value="139.9" calcext:value-type="float">
            <text:p>139.9</text:p>
          </table:table-cell>
          <table:table-cell office:value-type="float" office:value="3.156" calcext:value-type="float">
            <text:p>3.156</text:p>
          </table:table-cell>
          <table:table-cell office:value-type="float" office:value="0.987" calcext:value-type="float">
            <text:p>0.987</text:p>
          </table:table-cell>
          <table:table-cell office:value-type="float" office:value="1.2124747076" calcext:value-type="float">
            <text:p>1.2124747076</text:p>
          </table:table-cell>
          <table:table-cell office:value-type="float" office:value="0.239833086729" calcext:value-type="float">
            <text:p>0.239833086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155" calcext:value-type="float">
            <text:p>3.155</text:p>
          </table:table-cell>
          <table:table-cell office:value-type="float" office:value="0.983" calcext:value-type="float">
            <text:p>0.983</text:p>
          </table:table-cell>
          <table:table-cell office:value-type="float" office:value="1.21713708314" calcext:value-type="float">
            <text:p>1.2171370831</text:p>
          </table:table-cell>
          <table:table-cell office:value-type="float" office:value="0.244327038527" calcext:value-type="float">
            <text:p>0.2443270385</text:p>
          </table:table-cell>
        </table:table-row>
        <table:table-row table:style-name="ro1">
          <table:table-cell office:value-type="float" office:value="140.1" calcext:value-type="float">
            <text:p>140.1</text:p>
          </table:table-cell>
          <table:table-cell office:value-type="float" office:value="3.153" calcext:value-type="float">
            <text:p>3.153</text:p>
          </table:table-cell>
          <table:table-cell office:value-type="float" office:value="0.979" calcext:value-type="float">
            <text:p>0.979</text:p>
          </table:table-cell>
          <table:table-cell office:value-type="float" office:value="1.22146240216" calcext:value-type="float">
            <text:p>1.2214624022</text:p>
          </table:table-cell>
          <table:table-cell office:value-type="float" office:value="0.245818957686" calcext:value-type="float">
            <text:p>0.2458189577</text:p>
          </table:table-cell>
        </table:table-row>
        <table:table-row table:style-name="ro1">
          <table:table-cell office:value-type="float" office:value="140.2" calcext:value-type="float">
            <text:p>140.2</text:p>
          </table:table-cell>
          <table:table-cell office:value-type="float" office:value="3.15" calcext:value-type="float">
            <text:p>3.15</text:p>
          </table:table-cell>
          <table:table-cell office:value-type="float" office:value="0.974" calcext:value-type="float">
            <text:p>0.974</text:p>
          </table:table-cell>
          <table:table-cell office:value-type="float" office:value="1.22741753641" calcext:value-type="float">
            <text:p>1.2274175364</text:p>
          </table:table-cell>
          <table:table-cell office:value-type="float" office:value="0.249599203467" calcext:value-type="float">
            <text:p>0.2495992035</text:p>
          </table:table-cell>
        </table:table-row>
        <table:table-row table:style-name="ro1">
          <table:table-cell office:value-type="float" office:value="140.3" calcext:value-type="float">
            <text:p>140.3</text:p>
          </table:table-cell>
          <table:table-cell office:value-type="float" office:value="3.148" calcext:value-type="float">
            <text:p>3.148</text:p>
          </table:table-cell>
          <table:table-cell office:value-type="float" office:value="0.97" calcext:value-type="float">
            <text:p>0.97</text:p>
          </table:table-cell>
          <table:table-cell office:value-type="float" office:value="1.23722042671" calcext:value-type="float">
            <text:p>1.2372204267</text:p>
          </table:table-cell>
          <table:table-cell office:value-type="float" office:value="0.259482651949" calcext:value-type="float">
            <text:p>0.2594826519</text:p>
          </table:table-cell>
        </table:table-row>
        <table:table-row table:style-name="ro1">
          <table:table-cell office:value-type="float" office:value="140.4" calcext:value-type="float">
            <text:p>140.4</text:p>
          </table:table-cell>
          <table:table-cell office:value-type="float" office:value="3.146" calcext:value-type="float">
            <text:p>3.146</text:p>
          </table:table-cell>
          <table:table-cell office:value-type="float" office:value="0.966" calcext:value-type="float">
            <text:p>0.966</text:p>
          </table:table-cell>
          <table:table-cell office:value-type="float" office:value="1.24490635712" calcext:value-type="float">
            <text:p>1.2449063571</text:p>
          </table:table-cell>
          <table:table-cell office:value-type="float" office:value="0.26639315486" calcext:value-type="float">
            <text:p>0.2663931549</text:p>
          </table:table-cell>
        </table:table-row>
        <table:table-row table:style-name="ro1">
          <table:table-cell office:value-type="float" office:value="140.5" calcext:value-type="float">
            <text:p>140.5</text:p>
          </table:table-cell>
          <table:table-cell office:value-type="float" office:value="3.144" calcext:value-type="float">
            <text:p>3.144</text:p>
          </table:table-cell>
          <table:table-cell office:value-type="float" office:value="0.963" calcext:value-type="float">
            <text:p>0.963</text:p>
          </table:table-cell>
          <table:table-cell office:value-type="float" office:value="1.25040346944" calcext:value-type="float">
            <text:p>1.2504034694</text:p>
          </table:table-cell>
          <table:table-cell office:value-type="float" office:value="0.267900109291" calcext:value-type="float">
            <text:p>0.2679001093</text:p>
          </table:table-cell>
        </table:table-row>
        <table:table-row table:style-name="ro1">
          <table:table-cell office:value-type="float" office:value="140.6" calcext:value-type="float">
            <text:p>140.6</text:p>
          </table:table-cell>
          <table:table-cell office:value-type="float" office:value="3.142" calcext:value-type="float">
            <text:p>3.142</text:p>
          </table:table-cell>
          <table:table-cell office:value-type="float" office:value="0.959" calcext:value-type="float">
            <text:p>0.959</text:p>
          </table:table-cell>
          <table:table-cell office:value-type="float" office:value="1.25748143033" calcext:value-type="float">
            <text:p>1.2574814303</text:p>
          </table:table-cell>
          <table:table-cell office:value-type="float" office:value="0.269929289818" calcext:value-type="float">
            <text:p>0.2699292898</text:p>
          </table:table-cell>
        </table:table-row>
        <table:table-row table:style-name="ro1">
          <table:table-cell office:value-type="float" office:value="140.7" calcext:value-type="float">
            <text:p>140.7</text:p>
          </table:table-cell>
          <table:table-cell office:value-type="float" office:value="3.139" calcext:value-type="float">
            <text:p>3.139</text:p>
          </table:table-cell>
          <table:table-cell office:value-type="float" office:value="0.956" calcext:value-type="float">
            <text:p>0.956</text:p>
          </table:table-cell>
          <table:table-cell office:value-type="float" office:value="1.26430546602" calcext:value-type="float">
            <text:p>1.264305466</text:p>
          </table:table-cell>
          <table:table-cell office:value-type="float" office:value="0.273398160934" calcext:value-type="float">
            <text:p>0.2733981609</text:p>
          </table:table-cell>
        </table:table-row>
        <table:table-row table:style-name="ro1">
          <table:table-cell office:value-type="float" office:value="140.8" calcext:value-type="float">
            <text:p>140.8</text:p>
          </table:table-cell>
          <table:table-cell office:value-type="float" office:value="3.137" calcext:value-type="float">
            <text:p>3.137</text:p>
          </table:table-cell>
          <table:table-cell office:value-type="float" office:value="0.952" calcext:value-type="float">
            <text:p>0.952</text:p>
          </table:table-cell>
          <table:table-cell office:value-type="float" office:value="1.27128596568" calcext:value-type="float">
            <text:p>1.2712859657</text:p>
          </table:table-cell>
          <table:table-cell office:value-type="float" office:value="0.275907248259" calcext:value-type="float">
            <text:p>0.2759072483</text:p>
          </table:table-cell>
        </table:table-row>
        <table:table-row table:style-name="ro1">
          <table:table-cell office:value-type="float" office:value="140.9" calcext:value-type="float">
            <text:p>140.9</text:p>
          </table:table-cell>
          <table:table-cell office:value-type="float" office:value="3.134" calcext:value-type="float">
            <text:p>3.134</text:p>
          </table:table-cell>
          <table:table-cell office:value-type="float" office:value="0.949" calcext:value-type="float">
            <text:p>0.949</text:p>
          </table:table-cell>
          <table:table-cell office:value-type="float" office:value="1.28003636273" calcext:value-type="float">
            <text:p>1.2800363627</text:p>
          </table:table-cell>
          <table:table-cell office:value-type="float" office:value="0.2811229527" calcext:value-type="float">
            <text:p>0.28112295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131" calcext:value-type="float">
            <text:p>3.131</text:p>
          </table:table-cell>
          <table:table-cell office:value-type="float" office:value="0.945" calcext:value-type="float">
            <text:p>0.945</text:p>
          </table:table-cell>
          <table:table-cell office:value-type="float" office:value="1.29044374063" calcext:value-type="float">
            <text:p>1.2904437406</text:p>
          </table:table-cell>
          <table:table-cell office:value-type="float" office:value="0.288836032152" calcext:value-type="float">
            <text:p>0.2888360322</text:p>
          </table:table-cell>
        </table:table-row>
        <table:table-row table:style-name="ro1">
          <table:table-cell office:value-type="float" office:value="141.1" calcext:value-type="float">
            <text:p>141.1</text:p>
          </table:table-cell>
          <table:table-cell office:value-type="float" office:value="3.128" calcext:value-type="float">
            <text:p>3.128</text:p>
          </table:table-cell>
          <table:table-cell office:value-type="float" office:value="0.941" calcext:value-type="float">
            <text:p>0.941</text:p>
          </table:table-cell>
          <table:table-cell office:value-type="float" office:value="1.29971304125" calcext:value-type="float">
            <text:p>1.2997130413</text:p>
          </table:table-cell>
          <table:table-cell office:value-type="float" office:value="0.294890552759" calcext:value-type="float">
            <text:p>0.2948905528</text:p>
          </table:table-cell>
        </table:table-row>
        <table:table-row table:style-name="ro1">
          <table:table-cell office:value-type="float" office:value="141.2" calcext:value-type="float">
            <text:p>141.2</text:p>
          </table:table-cell>
          <table:table-cell office:value-type="float" office:value="3.125" calcext:value-type="float">
            <text:p>3.125</text:p>
          </table:table-cell>
          <table:table-cell office:value-type="float" office:value="0.937" calcext:value-type="float">
            <text:p>0.937</text:p>
          </table:table-cell>
          <table:table-cell office:value-type="float" office:value="1.31143305683" calcext:value-type="float">
            <text:p>1.3114330568</text:p>
          </table:table-cell>
          <table:table-cell office:value-type="float" office:value="0.299412161112" calcext:value-type="float">
            <text:p>0.2994121611</text:p>
          </table:table-cell>
        </table:table-row>
        <table:table-row table:style-name="ro1">
          <table:table-cell office:value-type="float" office:value="141.3" calcext:value-type="float">
            <text:p>141.3</text:p>
          </table:table-cell>
          <table:table-cell office:value-type="float" office:value="3.122" calcext:value-type="float">
            <text:p>3.122</text:p>
          </table:table-cell>
          <table:table-cell office:value-type="float" office:value="0.934" calcext:value-type="float">
            <text:p>0.934</text:p>
          </table:table-cell>
          <table:table-cell office:value-type="float" office:value="1.32250064255" calcext:value-type="float">
            <text:p>1.3225006426</text:p>
          </table:table-cell>
          <table:table-cell office:value-type="float" office:value="0.304065287113" calcext:value-type="float">
            <text:p>0.3040652871</text:p>
          </table:table-cell>
        </table:table-row>
        <table:table-row table:style-name="ro1">
          <table:table-cell office:value-type="float" office:value="141.4" calcext:value-type="float">
            <text:p>141.4</text:p>
          </table:table-cell>
          <table:table-cell office:value-type="float" office:value="3.119" calcext:value-type="float">
            <text:p>3.119</text:p>
          </table:table-cell>
          <table:table-cell office:value-type="float" office:value="0.931" calcext:value-type="float">
            <text:p>0.931</text:p>
          </table:table-cell>
          <table:table-cell office:value-type="float" office:value="1.3369292031" calcext:value-type="float">
            <text:p>1.3369292031</text:p>
          </table:table-cell>
          <table:table-cell office:value-type="float" office:value="0.311364859343" calcext:value-type="float">
            <text:p>0.3113648593</text:p>
          </table:table-cell>
        </table:table-row>
        <table:table-row table:style-name="ro1">
          <table:table-cell office:value-type="float" office:value="141.5" calcext:value-type="float">
            <text:p>141.5</text:p>
          </table:table-cell>
          <table:table-cell office:value-type="float" office:value="3.116" calcext:value-type="float">
            <text:p>3.116</text:p>
          </table:table-cell>
          <table:table-cell office:value-type="float" office:value="0.928" calcext:value-type="float">
            <text:p>0.928</text:p>
          </table:table-cell>
          <table:table-cell office:value-type="float" office:value="1.3513525844" calcext:value-type="float">
            <text:p>1.3513525844</text:p>
          </table:table-cell>
          <table:table-cell office:value-type="float" office:value="0.319500386715" calcext:value-type="float">
            <text:p>0.3195003867</text:p>
          </table:table-cell>
        </table:table-row>
        <table:table-row table:style-name="ro1">
          <table:table-cell office:value-type="float" office:value="141.6" calcext:value-type="float">
            <text:p>141.6</text:p>
          </table:table-cell>
          <table:table-cell office:value-type="float" office:value="3.113" calcext:value-type="float">
            <text:p>3.113</text:p>
          </table:table-cell>
          <table:table-cell office:value-type="float" office:value="0.925" calcext:value-type="float">
            <text:p>0.925</text:p>
          </table:table-cell>
          <table:table-cell office:value-type="float" office:value="1.36231889455" calcext:value-type="float">
            <text:p>1.3623188946</text:p>
          </table:table-cell>
          <table:table-cell office:value-type="float" office:value="0.323628365993" calcext:value-type="float">
            <text:p>0.323628366</text:p>
          </table:table-cell>
        </table:table-row>
        <table:table-row table:style-name="ro1">
          <table:table-cell office:value-type="float" office:value="141.7" calcext:value-type="float">
            <text:p>141.7</text:p>
          </table:table-cell>
          <table:table-cell office:value-type="float" office:value="3.11" calcext:value-type="float">
            <text:p>3.11</text:p>
          </table:table-cell>
          <table:table-cell office:value-type="float" office:value="0.923" calcext:value-type="float">
            <text:p>0.923</text:p>
          </table:table-cell>
          <table:table-cell office:value-type="float" office:value="1.37488084698" calcext:value-type="float">
            <text:p>1.374880847</text:p>
          </table:table-cell>
          <table:table-cell office:value-type="float" office:value="0.330162882805" calcext:value-type="float">
            <text:p>0.3301628828</text:p>
          </table:table-cell>
        </table:table-row>
        <table:table-row table:style-name="ro1">
          <table:table-cell office:value-type="float" office:value="141.8" calcext:value-type="float">
            <text:p>141.8</text:p>
          </table:table-cell>
          <table:table-cell office:value-type="float" office:value="3.107" calcext:value-type="float">
            <text:p>3.107</text:p>
          </table:table-cell>
          <table:table-cell office:value-type="float" office:value="0.92" calcext:value-type="float">
            <text:p>0.92</text:p>
          </table:table-cell>
          <table:table-cell office:value-type="float" office:value="1.3855399384" calcext:value-type="float">
            <text:p>1.3855399384</text:p>
          </table:table-cell>
          <table:table-cell office:value-type="float" office:value="0.332588553429" calcext:value-type="float">
            <text:p>0.3325885534</text:p>
          </table:table-cell>
        </table:table-row>
        <table:table-row table:style-name="ro1">
          <table:table-cell office:value-type="float" office:value="141.9" calcext:value-type="float">
            <text:p>141.9</text:p>
          </table:table-cell>
          <table:table-cell office:value-type="float" office:value="3.103" calcext:value-type="float">
            <text:p>3.103</text:p>
          </table:table-cell>
          <table:table-cell office:value-type="float" office:value="0.917" calcext:value-type="float">
            <text:p>0.917</text:p>
          </table:table-cell>
          <table:table-cell office:value-type="float" office:value="1.39564494732" calcext:value-type="float">
            <text:p>1.3956449473</text:p>
          </table:table-cell>
          <table:table-cell office:value-type="float" office:value="0.333949148655" calcext:value-type="float">
            <text:p>0.333949148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1" calcext:value-type="float">
            <text:p>3.1</text:p>
          </table:table-cell>
          <table:table-cell office:value-type="float" office:value="0.914" calcext:value-type="float">
            <text:p>0.914</text:p>
          </table:table-cell>
          <table:table-cell office:value-type="float" office:value="1.40714553434" calcext:value-type="float">
            <text:p>1.4071455343</text:p>
          </table:table-cell>
          <table:table-cell office:value-type="float" office:value="0.334791213274" calcext:value-type="float">
            <text:p>0.3347912133</text:p>
          </table:table-cell>
        </table:table-row>
        <table:table-row table:style-name="ro1">
          <table:table-cell office:value-type="float" office:value="142.1" calcext:value-type="float">
            <text:p>142.1</text:p>
          </table:table-cell>
          <table:table-cell office:value-type="float" office:value="3.097" calcext:value-type="float">
            <text:p>3.097</text:p>
          </table:table-cell>
          <table:table-cell office:value-type="float" office:value="0.912" calcext:value-type="float">
            <text:p>0.912</text:p>
          </table:table-cell>
          <table:table-cell office:value-type="float" office:value="1.41786452262" calcext:value-type="float">
            <text:p>1.4178645226</text:p>
          </table:table-cell>
          <table:table-cell office:value-type="float" office:value="0.335208326578" calcext:value-type="float">
            <text:p>0.3352083266</text:p>
          </table:table-cell>
        </table:table-row>
        <table:table-row table:style-name="ro1">
          <table:table-cell office:value-type="float" office:value="142.2" calcext:value-type="float">
            <text:p>142.2</text:p>
          </table:table-cell>
          <table:table-cell office:value-type="float" office:value="3.093" calcext:value-type="float">
            <text:p>3.093</text:p>
          </table:table-cell>
          <table:table-cell office:value-type="float" office:value="0.909" calcext:value-type="float">
            <text:p>0.909</text:p>
          </table:table-cell>
          <table:table-cell office:value-type="float" office:value="1.43038876819" calcext:value-type="float">
            <text:p>1.4303887682</text:p>
          </table:table-cell>
          <table:table-cell office:value-type="float" office:value="0.337517350912" calcext:value-type="float">
            <text:p>0.3375173509</text:p>
          </table:table-cell>
        </table:table-row>
        <table:table-row table:style-name="ro1">
          <table:table-cell office:value-type="float" office:value="142.3" calcext:value-type="float">
            <text:p>142.3</text:p>
          </table:table-cell>
          <table:table-cell office:value-type="float" office:value="3.089" calcext:value-type="float">
            <text:p>3.089</text:p>
          </table:table-cell>
          <table:table-cell office:value-type="float" office:value="0.907" calcext:value-type="float">
            <text:p>0.907</text:p>
          </table:table-cell>
          <table:table-cell office:value-type="float" office:value="1.44131131149" calcext:value-type="float">
            <text:p>1.4413113115</text:p>
          </table:table-cell>
          <table:table-cell office:value-type="float" office:value="0.338734775782" calcext:value-type="float">
            <text:p>0.3387347758</text:p>
          </table:table-cell>
        </table:table-row>
        <table:table-row table:style-name="ro1">
          <table:table-cell office:value-type="float" office:value="142.4" calcext:value-type="float">
            <text:p>142.4</text:p>
          </table:table-cell>
          <table:table-cell office:value-type="float" office:value="3.085" calcext:value-type="float">
            <text:p>3.085</text:p>
          </table:table-cell>
          <table:table-cell office:value-type="float" office:value="0.905" calcext:value-type="float">
            <text:p>0.905</text:p>
          </table:table-cell>
          <table:table-cell office:value-type="float" office:value="1.45174922518" calcext:value-type="float">
            <text:p>1.4517492252</text:p>
          </table:table-cell>
          <table:table-cell office:value-type="float" office:value="0.338548660278" calcext:value-type="float">
            <text:p>0.3385486603</text:p>
          </table:table-cell>
        </table:table-row>
        <table:table-row table:style-name="ro1">
          <table:table-cell office:value-type="float" office:value="142.5" calcext:value-type="float">
            <text:p>142.5</text:p>
          </table:table-cell>
          <table:table-cell office:value-type="float" office:value="3.081" calcext:value-type="float">
            <text:p>3.081</text:p>
          </table:table-cell>
          <table:table-cell office:value-type="float" office:value="0.902" calcext:value-type="float">
            <text:p>0.902</text:p>
          </table:table-cell>
          <table:table-cell office:value-type="float" office:value="1.46168015965" calcext:value-type="float">
            <text:p>1.4616801597</text:p>
          </table:table-cell>
          <table:table-cell office:value-type="float" office:value="0.337598413229" calcext:value-type="float">
            <text:p>0.3375984132</text:p>
          </table:table-cell>
        </table:table-row>
        <table:table-row table:style-name="ro1">
          <table:table-cell office:value-type="float" office:value="142.6" calcext:value-type="float">
            <text:p>142.6</text:p>
          </table:table-cell>
          <table:table-cell office:value-type="float" office:value="3.077" calcext:value-type="float">
            <text:p>3.077</text:p>
          </table:table-cell>
          <table:table-cell office:value-type="float" office:value="0.9" calcext:value-type="float">
            <text:p>0.9</text:p>
          </table:table-cell>
          <table:table-cell office:value-type="float" office:value="1.47205348805" calcext:value-type="float">
            <text:p>1.4720534881</text:p>
          </table:table-cell>
          <table:table-cell office:value-type="float" office:value="0.336481481791" calcext:value-type="float">
            <text:p>0.3364814818</text:p>
          </table:table-cell>
        </table:table-row>
        <table:table-row table:style-name="ro1">
          <table:table-cell office:value-type="float" office:value="142.7" calcext:value-type="float">
            <text:p>142.7</text:p>
          </table:table-cell>
          <table:table-cell office:value-type="float" office:value="3.073" calcext:value-type="float">
            <text:p>3.073</text:p>
          </table:table-cell>
          <table:table-cell office:value-type="float" office:value="0.898" calcext:value-type="float">
            <text:p>0.898</text:p>
          </table:table-cell>
          <table:table-cell office:value-type="float" office:value="1.48428024981" calcext:value-type="float">
            <text:p>1.4842802498</text:p>
          </table:table-cell>
          <table:table-cell office:value-type="float" office:value="0.335680216551" calcext:value-type="float">
            <text:p>0.3356802166</text:p>
          </table:table-cell>
        </table:table-row>
        <table:table-row table:style-name="ro1">
          <table:table-cell office:value-type="float" office:value="142.8" calcext:value-type="float">
            <text:p>142.8</text:p>
          </table:table-cell>
          <table:table-cell office:value-type="float" office:value="3.069" calcext:value-type="float">
            <text:p>3.069</text:p>
          </table:table-cell>
          <table:table-cell office:value-type="float" office:value="0.896" calcext:value-type="float">
            <text:p>0.896</text:p>
          </table:table-cell>
          <table:table-cell office:value-type="float" office:value="1.49540991985" calcext:value-type="float">
            <text:p>1.4954099199</text:p>
          </table:table-cell>
          <table:table-cell office:value-type="float" office:value="0.334440499544" calcext:value-type="float">
            <text:p>0.3344404995</text:p>
          </table:table-cell>
        </table:table-row>
        <table:table-row table:style-name="ro1">
          <table:table-cell office:value-type="float" office:value="142.9" calcext:value-type="float">
            <text:p>142.9</text:p>
          </table:table-cell>
          <table:table-cell office:value-type="float" office:value="3.065" calcext:value-type="float">
            <text:p>3.065</text:p>
          </table:table-cell>
          <table:table-cell office:value-type="float" office:value="0.894" calcext:value-type="float">
            <text:p>0.894</text:p>
          </table:table-cell>
          <table:table-cell office:value-type="float" office:value="1.50762450964" calcext:value-type="float">
            <text:p>1.5076245096</text:p>
          </table:table-cell>
          <table:table-cell office:value-type="float" office:value="0.332756489515" calcext:value-type="float">
            <text:p>0.33275648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06" calcext:value-type="float">
            <text:p>3.06</text:p>
          </table:table-cell>
          <table:table-cell office:value-type="float" office:value="0.892" calcext:value-type="float">
            <text:p>0.892</text:p>
          </table:table-cell>
          <table:table-cell office:value-type="float" office:value="1.51880734316" calcext:value-type="float">
            <text:p>1.5188073432</text:p>
          </table:table-cell>
          <table:table-cell office:value-type="float" office:value="0.330020546913" calcext:value-type="float">
            <text:p>0.3300205469</text:p>
          </table:table-cell>
        </table:table-row>
        <table:table-row table:style-name="ro1">
          <table:table-cell office:value-type="float" office:value="143.1" calcext:value-type="float">
            <text:p>143.1</text:p>
          </table:table-cell>
          <table:table-cell office:value-type="float" office:value="3.055" calcext:value-type="float">
            <text:p>3.055</text:p>
          </table:table-cell>
          <table:table-cell office:value-type="float" office:value="0.89" calcext:value-type="float">
            <text:p>0.89</text:p>
          </table:table-cell>
          <table:table-cell office:value-type="float" office:value="1.52896397138" calcext:value-type="float">
            <text:p>1.5289639714</text:p>
          </table:table-cell>
          <table:table-cell office:value-type="float" office:value="0.327450186014" calcext:value-type="float">
            <text:p>0.327450186</text:p>
          </table:table-cell>
        </table:table-row>
        <table:table-row table:style-name="ro1">
          <table:table-cell office:value-type="float" office:value="143.2" calcext:value-type="float">
            <text:p>143.2</text:p>
          </table:table-cell>
          <table:table-cell office:value-type="float" office:value="3.051" calcext:value-type="float">
            <text:p>3.051</text:p>
          </table:table-cell>
          <table:table-cell office:value-type="float" office:value="0.888" calcext:value-type="float">
            <text:p>0.888</text:p>
          </table:table-cell>
          <table:table-cell office:value-type="float" office:value="1.54002333565" calcext:value-type="float">
            <text:p>1.5400233357</text:p>
          </table:table-cell>
          <table:table-cell office:value-type="float" office:value="0.32529515028" calcext:value-type="float">
            <text:p>0.3252951503</text:p>
          </table:table-cell>
        </table:table-row>
        <table:table-row table:style-name="ro1">
          <table:table-cell office:value-type="float" office:value="143.3" calcext:value-type="float">
            <text:p>143.3</text:p>
          </table:table-cell>
          <table:table-cell office:value-type="float" office:value="3.046" calcext:value-type="float">
            <text:p>3.046</text:p>
          </table:table-cell>
          <table:table-cell office:value-type="float" office:value="0.887" calcext:value-type="float">
            <text:p>0.887</text:p>
          </table:table-cell>
          <table:table-cell office:value-type="float" office:value="1.55004707207" calcext:value-type="float">
            <text:p>1.5500470721</text:p>
          </table:table-cell>
          <table:table-cell office:value-type="float" office:value="0.322577863932" calcext:value-type="float">
            <text:p>0.3225778639</text:p>
          </table:table-cell>
        </table:table-row>
        <table:table-row table:style-name="ro1">
          <table:table-cell office:value-type="float" office:value="143.4" calcext:value-type="float">
            <text:p>143.4</text:p>
          </table:table-cell>
          <table:table-cell office:value-type="float" office:value="3.041" calcext:value-type="float">
            <text:p>3.041</text:p>
          </table:table-cell>
          <table:table-cell office:value-type="float" office:value="0.885" calcext:value-type="float">
            <text:p>0.885</text:p>
          </table:table-cell>
          <table:table-cell office:value-type="float" office:value="1.55965141916" calcext:value-type="float">
            <text:p>1.5596514192</text:p>
          </table:table-cell>
          <table:table-cell office:value-type="float" office:value="0.318993210793" calcext:value-type="float">
            <text:p>0.3189932108</text:p>
          </table:table-cell>
        </table:table-row>
        <table:table-row table:style-name="ro1">
          <table:table-cell office:value-type="float" office:value="143.5" calcext:value-type="float">
            <text:p>143.5</text:p>
          </table:table-cell>
          <table:table-cell office:value-type="float" office:value="3.036" calcext:value-type="float">
            <text:p>3.036</text:p>
          </table:table-cell>
          <table:table-cell office:value-type="float" office:value="0.884" calcext:value-type="float">
            <text:p>0.884</text:p>
          </table:table-cell>
          <table:table-cell office:value-type="float" office:value="1.57073436273" calcext:value-type="float">
            <text:p>1.5707343627</text:p>
          </table:table-cell>
          <table:table-cell office:value-type="float" office:value="0.314599841833" calcext:value-type="float">
            <text:p>0.3145998418</text:p>
          </table:table-cell>
        </table:table-row>
        <table:table-row table:style-name="ro1">
          <table:table-cell office:value-type="float" office:value="143.6" calcext:value-type="float">
            <text:p>143.6</text:p>
          </table:table-cell>
          <table:table-cell office:value-type="float" office:value="3.031" calcext:value-type="float">
            <text:p>3.031</text:p>
          </table:table-cell>
          <table:table-cell office:value-type="float" office:value="0.882" calcext:value-type="float">
            <text:p>0.882</text:p>
          </table:table-cell>
          <table:table-cell office:value-type="float" office:value="1.58251841948" calcext:value-type="float">
            <text:p>1.5825184195</text:p>
          </table:table-cell>
          <table:table-cell office:value-type="float" office:value="0.309897750616" calcext:value-type="float">
            <text:p>0.3098977506</text:p>
          </table:table-cell>
        </table:table-row>
        <table:table-row table:style-name="ro1">
          <table:table-cell office:value-type="float" office:value="143.7" calcext:value-type="float">
            <text:p>143.7</text:p>
          </table:table-cell>
          <table:table-cell office:value-type="float" office:value="3.026" calcext:value-type="float">
            <text:p>3.026</text:p>
          </table:table-cell>
          <table:table-cell office:value-type="float" office:value="0.881" calcext:value-type="float">
            <text:p>0.881</text:p>
          </table:table-cell>
          <table:table-cell office:value-type="float" office:value="1.59311063674" calcext:value-type="float">
            <text:p>1.5931106367</text:p>
          </table:table-cell>
          <table:table-cell office:value-type="float" office:value="0.305478394032" calcext:value-type="float">
            <text:p>0.305478394</text:p>
          </table:table-cell>
        </table:table-row>
        <table:table-row table:style-name="ro1">
          <table:table-cell office:value-type="float" office:value="143.8" calcext:value-type="float">
            <text:p>143.8</text:p>
          </table:table-cell>
          <table:table-cell office:value-type="float" office:value="3.021" calcext:value-type="float">
            <text:p>3.021</text:p>
          </table:table-cell>
          <table:table-cell office:value-type="float" office:value="0.88" calcext:value-type="float">
            <text:p>0.88</text:p>
          </table:table-cell>
          <table:table-cell office:value-type="float" office:value="1.60441725749" calcext:value-type="float">
            <text:p>1.6044172575</text:p>
          </table:table-cell>
          <table:table-cell office:value-type="float" office:value="0.300675034523" calcext:value-type="float">
            <text:p>0.3006750345</text:p>
          </table:table-cell>
        </table:table-row>
        <table:table-row table:style-name="ro1">
          <table:table-cell office:value-type="float" office:value="143.9" calcext:value-type="float">
            <text:p>143.9</text:p>
          </table:table-cell>
          <table:table-cell office:value-type="float" office:value="3.017" calcext:value-type="float">
            <text:p>3.017</text:p>
          </table:table-cell>
          <table:table-cell office:value-type="float" office:value="0.88" calcext:value-type="float">
            <text:p>0.88</text:p>
          </table:table-cell>
          <table:table-cell office:value-type="float" office:value="1.61249055051" calcext:value-type="float">
            <text:p>1.6124905505</text:p>
          </table:table-cell>
          <table:table-cell office:value-type="float" office:value="0.296255975962" calcext:value-type="float">
            <text:p>0.2962559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011" calcext:value-type="float">
            <text:p>3.011</text:p>
          </table:table-cell>
          <table:table-cell office:value-type="float" office:value="0.879" calcext:value-type="float">
            <text:p>0.879</text:p>
          </table:table-cell>
          <table:table-cell office:value-type="float" office:value="1.62153859766" calcext:value-type="float">
            <text:p>1.6215385977</text:p>
          </table:table-cell>
          <table:table-cell office:value-type="float" office:value="0.291473388672" calcext:value-type="float">
            <text:p>0.2914733887</text:p>
          </table:table-cell>
        </table:table-row>
        <table:table-row table:style-name="ro1">
          <table:table-cell office:value-type="float" office:value="144.1" calcext:value-type="float">
            <text:p>144.1</text:p>
          </table:table-cell>
          <table:table-cell office:value-type="float" office:value="3.006" calcext:value-type="float">
            <text:p>3.006</text:p>
          </table:table-cell>
          <table:table-cell office:value-type="float" office:value="0.878" calcext:value-type="float">
            <text:p>0.878</text:p>
          </table:table-cell>
          <table:table-cell office:value-type="float" office:value="1.6297709041" calcext:value-type="float">
            <text:p>1.6297709041</text:p>
          </table:table-cell>
          <table:table-cell office:value-type="float" office:value="0.286734044552" calcext:value-type="float">
            <text:p>0.2867340446</text:p>
          </table:table-cell>
        </table:table-row>
        <table:table-row table:style-name="ro1">
          <table:table-cell office:value-type="float" office:value="144.2" calcext:value-type="float">
            <text:p>144.2</text:p>
          </table:table-cell>
          <table:table-cell office:value-type="float" office:value="3.001" calcext:value-type="float">
            <text:p>3.001</text:p>
          </table:table-cell>
          <table:table-cell office:value-type="float" office:value="0.878" calcext:value-type="float">
            <text:p>0.878</text:p>
          </table:table-cell>
          <table:table-cell office:value-type="float" office:value="1.63712734095" calcext:value-type="float">
            <text:p>1.637127341</text:p>
          </table:table-cell>
          <table:table-cell office:value-type="float" office:value="0.281890153885" calcext:value-type="float">
            <text:p>0.2818901539</text:p>
          </table:table-cell>
        </table:table-row>
        <table:table-row table:style-name="ro1">
          <table:table-cell office:value-type="float" office:value="144.3" calcext:value-type="float">
            <text:p>144.3</text:p>
          </table:table-cell>
          <table:table-cell office:value-type="float" office:value="2.996" calcext:value-type="float">
            <text:p>2.996</text:p>
          </table:table-cell>
          <table:table-cell office:value-type="float" office:value="0.877" calcext:value-type="float">
            <text:p>0.877</text:p>
          </table:table-cell>
          <table:table-cell office:value-type="float" office:value="1.64535137186" calcext:value-type="float">
            <text:p>1.6453513719</text:p>
          </table:table-cell>
          <table:table-cell office:value-type="float" office:value="0.276210039854" calcext:value-type="float">
            <text:p>0.2762100399</text:p>
          </table:table-cell>
        </table:table-row>
        <table:table-row table:style-name="ro1">
          <table:table-cell office:value-type="float" office:value="144.4" calcext:value-type="float">
            <text:p>144.4</text:p>
          </table:table-cell>
          <table:table-cell office:value-type="float" office:value="2.992" calcext:value-type="float">
            <text:p>2.992</text:p>
          </table:table-cell>
          <table:table-cell office:value-type="float" office:value="0.877" calcext:value-type="float">
            <text:p>0.877</text:p>
          </table:table-cell>
          <table:table-cell office:value-type="float" office:value="1.65197497116" calcext:value-type="float">
            <text:p>1.6519749712</text:p>
          </table:table-cell>
          <table:table-cell office:value-type="float" office:value="0.2704654634" calcext:value-type="float">
            <text:p>0.2704654634</text:p>
          </table:table-cell>
        </table:table-row>
        <table:table-row table:style-name="ro1">
          <table:table-cell office:value-type="float" office:value="144.5" calcext:value-type="float">
            <text:p>144.5</text:p>
          </table:table-cell>
          <table:table-cell office:value-type="float" office:value="2.986" calcext:value-type="float">
            <text:p>2.986</text:p>
          </table:table-cell>
          <table:table-cell office:value-type="float" office:value="0.877" calcext:value-type="float">
            <text:p>0.877</text:p>
          </table:table-cell>
          <table:table-cell office:value-type="float" office:value="1.65936261117" calcext:value-type="float">
            <text:p>1.6593626112</text:p>
          </table:table-cell>
          <table:table-cell office:value-type="float" office:value="0.264435172081" calcext:value-type="float">
            <text:p>0.2644351721</text:p>
          </table:table-cell>
        </table:table-row>
        <table:table-row table:style-name="ro1">
          <table:table-cell office:value-type="float" office:value="144.6" calcext:value-type="float">
            <text:p>144.6</text:p>
          </table:table-cell>
          <table:table-cell office:value-type="float" office:value="2.981" calcext:value-type="float">
            <text:p>2.981</text:p>
          </table:table-cell>
          <table:table-cell office:value-type="float" office:value="0.877" calcext:value-type="float">
            <text:p>0.877</text:p>
          </table:table-cell>
          <table:table-cell office:value-type="float" office:value="1.66742336515" calcext:value-type="float">
            <text:p>1.6674233652</text:p>
          </table:table-cell>
          <table:table-cell office:value-type="float" office:value="0.25770393014" calcext:value-type="float">
            <text:p>0.2577039301</text:p>
          </table:table-cell>
        </table:table-row>
        <table:table-row table:style-name="ro1">
          <table:table-cell office:value-type="float" office:value="144.7" calcext:value-type="float">
            <text:p>144.7</text:p>
          </table:table-cell>
          <table:table-cell office:value-type="float" office:value="2.976" calcext:value-type="float">
            <text:p>2.976</text:p>
          </table:table-cell>
          <table:table-cell office:value-type="float" office:value="0.877" calcext:value-type="float">
            <text:p>0.877</text:p>
          </table:table-cell>
          <table:table-cell office:value-type="float" office:value="1.67524487416" calcext:value-type="float">
            <text:p>1.6752448742</text:p>
          </table:table-cell>
          <table:table-cell office:value-type="float" office:value="0.250396281481" calcext:value-type="float">
            <text:p>0.2503962815</text:p>
          </table:table-cell>
        </table:table-row>
        <table:table-row table:style-name="ro1">
          <table:table-cell office:value-type="float" office:value="144.8" calcext:value-type="float">
            <text:p>144.8</text:p>
          </table:table-cell>
          <table:table-cell office:value-type="float" office:value="2.971" calcext:value-type="float">
            <text:p>2.971</text:p>
          </table:table-cell>
          <table:table-cell office:value-type="float" office:value="0.878" calcext:value-type="float">
            <text:p>0.878</text:p>
          </table:table-cell>
          <table:table-cell office:value-type="float" office:value="1.68240129514" calcext:value-type="float">
            <text:p>1.6824012951</text:p>
          </table:table-cell>
          <table:table-cell office:value-type="float" office:value="0.242599621415" calcext:value-type="float">
            <text:p>0.2425996214</text:p>
          </table:table-cell>
        </table:table-row>
        <table:table-row table:style-name="ro1">
          <table:table-cell office:value-type="float" office:value="144.9" calcext:value-type="float">
            <text:p>144.9</text:p>
          </table:table-cell>
          <table:table-cell office:value-type="float" office:value="2.966" calcext:value-type="float">
            <text:p>2.966</text:p>
          </table:table-cell>
          <table:table-cell office:value-type="float" office:value="0.878" calcext:value-type="float">
            <text:p>0.878</text:p>
          </table:table-cell>
          <table:table-cell office:value-type="float" office:value="1.68913444942" calcext:value-type="float">
            <text:p>1.6891344494</text:p>
          </table:table-cell>
          <table:table-cell office:value-type="float" office:value="0.234315380454" calcext:value-type="float">
            <text:p>0.234315380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.96" calcext:value-type="float">
            <text:p>2.96</text:p>
          </table:table-cell>
          <table:table-cell office:value-type="float" office:value="0.879" calcext:value-type="float">
            <text:p>0.879</text:p>
          </table:table-cell>
          <table:table-cell office:value-type="float" office:value="1.69630267055" calcext:value-type="float">
            <text:p>1.6963026706</text:p>
          </table:table-cell>
          <table:table-cell office:value-type="float" office:value="0.225985303521" calcext:value-type="float">
            <text:p>0.2259853035</text:p>
          </table:table-cell>
        </table:table-row>
        <table:table-row table:style-name="ro1">
          <table:table-cell office:value-type="float" office:value="145.1" calcext:value-type="float">
            <text:p>145.1</text:p>
          </table:table-cell>
          <table:table-cell office:value-type="float" office:value="2.954" calcext:value-type="float">
            <text:p>2.954</text:p>
          </table:table-cell>
          <table:table-cell office:value-type="float" office:value="0.879" calcext:value-type="float">
            <text:p>0.879</text:p>
          </table:table-cell>
          <table:table-cell office:value-type="float" office:value="1.70376983699" calcext:value-type="float">
            <text:p>1.703769837</text:p>
          </table:table-cell>
          <table:table-cell office:value-type="float" office:value="0.218184113503" calcext:value-type="float">
            <text:p>0.2181841135</text:p>
          </table:table-cell>
        </table:table-row>
        <table:table-row table:style-name="ro1">
          <table:table-cell office:value-type="float" office:value="145.2" calcext:value-type="float">
            <text:p>145.2</text:p>
          </table:table-cell>
          <table:table-cell office:value-type="float" office:value="2.949" calcext:value-type="float">
            <text:p>2.949</text:p>
          </table:table-cell>
          <table:table-cell office:value-type="float" office:value="0.88" calcext:value-type="float">
            <text:p>0.88</text:p>
          </table:table-cell>
          <table:table-cell office:value-type="float" office:value="1.71061466668" calcext:value-type="float">
            <text:p>1.7106146667</text:p>
          </table:table-cell>
          <table:table-cell office:value-type="float" office:value="0.210679575801" calcext:value-type="float">
            <text:p>0.2106795758</text:p>
          </table:table-cell>
        </table:table-row>
        <table:table-row table:style-name="ro1">
          <table:table-cell office:value-type="float" office:value="145.3" calcext:value-type="float">
            <text:p>145.3</text:p>
          </table:table-cell>
          <table:table-cell office:value-type="float" office:value="2.943" calcext:value-type="float">
            <text:p>2.943</text:p>
          </table:table-cell>
          <table:table-cell office:value-type="float" office:value="0.881" calcext:value-type="float">
            <text:p>0.881</text:p>
          </table:table-cell>
          <table:table-cell office:value-type="float" office:value="1.71654405295" calcext:value-type="float">
            <text:p>1.716544053</text:p>
          </table:table-cell>
          <table:table-cell office:value-type="float" office:value="0.204441264272" calcext:value-type="float">
            <text:p>0.2044412643</text:p>
          </table:table-cell>
        </table:table-row>
        <table:table-row table:style-name="ro1">
          <table:table-cell office:value-type="float" office:value="145.4" calcext:value-type="float">
            <text:p>145.4</text:p>
          </table:table-cell>
          <table:table-cell office:value-type="float" office:value="2.938" calcext:value-type="float">
            <text:p>2.938</text:p>
          </table:table-cell>
          <table:table-cell office:value-type="float" office:value="0.883" calcext:value-type="float">
            <text:p>0.883</text:p>
          </table:table-cell>
          <table:table-cell office:value-type="float" office:value="1.7228446033" calcext:value-type="float">
            <text:p>1.7228446033</text:p>
          </table:table-cell>
          <table:table-cell office:value-type="float" office:value="0.196524828672" calcext:value-type="float">
            <text:p>0.1965248287</text:p>
          </table:table-cell>
        </table:table-row>
        <table:table-row table:style-name="ro1">
          <table:table-cell office:value-type="float" office:value="145.5" calcext:value-type="float">
            <text:p>145.5</text:p>
          </table:table-cell>
          <table:table-cell office:value-type="float" office:value="2.932" calcext:value-type="float">
            <text:p>2.932</text:p>
          </table:table-cell>
          <table:table-cell office:value-type="float" office:value="0.884" calcext:value-type="float">
            <text:p>0.884</text:p>
          </table:table-cell>
          <table:table-cell office:value-type="float" office:value="1.72922197714" calcext:value-type="float">
            <text:p>1.7292219771</text:p>
          </table:table-cell>
          <table:table-cell office:value-type="float" office:value="0.188704535365" calcext:value-type="float">
            <text:p>0.1887045354</text:p>
          </table:table-cell>
        </table:table-row>
        <table:table-row table:style-name="ro1">
          <table:table-cell office:value-type="float" office:value="145.6" calcext:value-type="float">
            <text:p>145.6</text:p>
          </table:table-cell>
          <table:table-cell office:value-type="float" office:value="2.927" calcext:value-type="float">
            <text:p>2.927</text:p>
          </table:table-cell>
          <table:table-cell office:value-type="float" office:value="0.885" calcext:value-type="float">
            <text:p>0.885</text:p>
          </table:table-cell>
          <table:table-cell office:value-type="float" office:value="1.73608463746" calcext:value-type="float">
            <text:p>1.7360846375</text:p>
          </table:table-cell>
          <table:table-cell office:value-type="float" office:value="0.180633872747" calcext:value-type="float">
            <text:p>0.1806338727</text:p>
          </table:table-cell>
        </table:table-row>
        <table:table-row table:style-name="ro1">
          <table:table-cell office:value-type="float" office:value="145.7" calcext:value-type="float">
            <text:p>145.7</text:p>
          </table:table-cell>
          <table:table-cell office:value-type="float" office:value="2.922" calcext:value-type="float">
            <text:p>2.922</text:p>
          </table:table-cell>
          <table:table-cell office:value-type="float" office:value="0.887" calcext:value-type="float">
            <text:p>0.887</text:p>
          </table:table-cell>
          <table:table-cell office:value-type="float" office:value="1.74163966651" calcext:value-type="float">
            <text:p>1.7416396665</text:p>
          </table:table-cell>
          <table:table-cell office:value-type="float" office:value="0.173017710447" calcext:value-type="float">
            <text:p>0.1730177104</text:p>
          </table:table-cell>
        </table:table-row>
        <table:table-row table:style-name="ro1">
          <table:table-cell office:value-type="float" office:value="145.8" calcext:value-type="float">
            <text:p>145.8</text:p>
          </table:table-cell>
          <table:table-cell office:value-type="float" office:value="2.917" calcext:value-type="float">
            <text:p>2.917</text:p>
          </table:table-cell>
          <table:table-cell office:value-type="float" office:value="0.888" calcext:value-type="float">
            <text:p>0.888</text:p>
          </table:table-cell>
          <table:table-cell office:value-type="float" office:value="1.74669520345" calcext:value-type="float">
            <text:p>1.7466952035</text:p>
          </table:table-cell>
          <table:table-cell office:value-type="float" office:value="0.16551437974" calcext:value-type="float">
            <text:p>0.1655143797</text:p>
          </table:table-cell>
        </table:table-row>
        <table:table-row table:style-name="ro1">
          <table:table-cell office:value-type="float" office:value="145.9" calcext:value-type="float">
            <text:p>145.9</text:p>
          </table:table-cell>
          <table:table-cell office:value-type="float" office:value="2.912" calcext:value-type="float">
            <text:p>2.912</text:p>
          </table:table-cell>
          <table:table-cell office:value-type="float" office:value="0.89" calcext:value-type="float">
            <text:p>0.89</text:p>
          </table:table-cell>
          <table:table-cell office:value-type="float" office:value="1.75172545973" calcext:value-type="float">
            <text:p>1.7517254597</text:p>
          </table:table-cell>
          <table:table-cell office:value-type="float" office:value="0.158174574375" calcext:value-type="float">
            <text:p>0.158174574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.907" calcext:value-type="float">
            <text:p>2.907</text:p>
          </table:table-cell>
          <table:table-cell office:value-type="float" office:value="0.892" calcext:value-type="float">
            <text:p>0.892</text:p>
          </table:table-cell>
          <table:table-cell office:value-type="float" office:value="1.75634926483" calcext:value-type="float">
            <text:p>1.7563492648</text:p>
          </table:table-cell>
          <table:table-cell office:value-type="float" office:value="0.150318816304" calcext:value-type="float">
            <text:p>0.1503188163</text:p>
          </table:table-cell>
        </table:table-row>
        <table:table-row table:style-name="ro1">
          <table:table-cell office:value-type="float" office:value="146.1" calcext:value-type="float">
            <text:p>146.1</text:p>
          </table:table-cell>
          <table:table-cell office:value-type="float" office:value="2.902" calcext:value-type="float">
            <text:p>2.902</text:p>
          </table:table-cell>
          <table:table-cell office:value-type="float" office:value="0.894" calcext:value-type="float">
            <text:p>0.894</text:p>
          </table:table-cell>
          <table:table-cell office:value-type="float" office:value="1.76134888572" calcext:value-type="float">
            <text:p>1.7613488857</text:p>
          </table:table-cell>
          <table:table-cell office:value-type="float" office:value="0.142084509134" calcext:value-type="float">
            <text:p>0.1420845091</text:p>
          </table:table-cell>
        </table:table-row>
        <table:table-row table:style-name="ro1">
          <table:table-cell office:value-type="float" office:value="146.2" calcext:value-type="float">
            <text:p>146.2</text:p>
          </table:table-cell>
          <table:table-cell office:value-type="float" office:value="2.897" calcext:value-type="float">
            <text:p>2.897</text:p>
          </table:table-cell>
          <table:table-cell office:value-type="float" office:value="0.896" calcext:value-type="float">
            <text:p>0.896</text:p>
          </table:table-cell>
          <table:table-cell office:value-type="float" office:value="1.76620019501" calcext:value-type="float">
            <text:p>1.766200195</text:p>
          </table:table-cell>
          <table:table-cell office:value-type="float" office:value="0.134289696813" calcext:value-type="float">
            <text:p>0.1342896968</text:p>
          </table:table-cell>
        </table:table-row>
        <table:table-row table:style-name="ro1">
          <table:table-cell office:value-type="float" office:value="146.3" calcext:value-type="float">
            <text:p>146.3</text:p>
          </table:table-cell>
          <table:table-cell office:value-type="float" office:value="2.893" calcext:value-type="float">
            <text:p>2.893</text:p>
          </table:table-cell>
          <table:table-cell office:value-type="float" office:value="0.898" calcext:value-type="float">
            <text:p>0.898</text:p>
          </table:table-cell>
          <table:table-cell office:value-type="float" office:value="1.76984194892" calcext:value-type="float">
            <text:p>1.7698419489</text:p>
          </table:table-cell>
          <table:table-cell office:value-type="float" office:value="0.126497164369" calcext:value-type="float">
            <text:p>0.1264971644</text:p>
          </table:table-cell>
        </table:table-row>
        <table:table-row table:style-name="ro1">
          <table:table-cell office:value-type="float" office:value="146.4" calcext:value-type="float">
            <text:p>146.4</text:p>
          </table:table-cell>
          <table:table-cell office:value-type="float" office:value="2.888" calcext:value-type="float">
            <text:p>2.888</text:p>
          </table:table-cell>
          <table:table-cell office:value-type="float" office:value="0.901" calcext:value-type="float">
            <text:p>0.901</text:p>
          </table:table-cell>
          <table:table-cell office:value-type="float" office:value="1.77343049464" calcext:value-type="float">
            <text:p>1.7734304946</text:p>
          </table:table-cell>
          <table:table-cell office:value-type="float" office:value="0.118651762605" calcext:value-type="float">
            <text:p>0.1186517626</text:p>
          </table:table-cell>
        </table:table-row>
        <table:table-row table:style-name="ro1">
          <table:table-cell office:value-type="float" office:value="146.5" calcext:value-type="float">
            <text:p>146.5</text:p>
          </table:table-cell>
          <table:table-cell office:value-type="float" office:value="2.884" calcext:value-type="float">
            <text:p>2.884</text:p>
          </table:table-cell>
          <table:table-cell office:value-type="float" office:value="0.903" calcext:value-type="float">
            <text:p>0.903</text:p>
          </table:table-cell>
          <table:table-cell office:value-type="float" office:value="1.77735156509" calcext:value-type="float">
            <text:p>1.7773515651</text:p>
          </table:table-cell>
          <table:table-cell office:value-type="float" office:value="0.110243655741" calcext:value-type="float">
            <text:p>0.1102436557</text:p>
          </table:table-cell>
        </table:table-row>
        <table:table-row table:style-name="ro1">
          <table:table-cell office:value-type="float" office:value="146.6" calcext:value-type="float">
            <text:p>146.6</text:p>
          </table:table-cell>
          <table:table-cell office:value-type="float" office:value="2.879" calcext:value-type="float">
            <text:p>2.879</text:p>
          </table:table-cell>
          <table:table-cell office:value-type="float" office:value="0.906" calcext:value-type="float">
            <text:p>0.906</text:p>
          </table:table-cell>
          <table:table-cell office:value-type="float" office:value="1.78120004365" calcext:value-type="float">
            <text:p>1.7812000437</text:p>
          </table:table-cell>
          <table:table-cell office:value-type="float" office:value="0.10105266422" calcext:value-type="float">
            <text:p>0.1010526642</text:p>
          </table:table-cell>
        </table:table-row>
        <table:table-row table:style-name="ro1">
          <table:table-cell office:value-type="float" office:value="146.7" calcext:value-type="float">
            <text:p>146.7</text:p>
          </table:table-cell>
          <table:table-cell office:value-type="float" office:value="2.875" calcext:value-type="float">
            <text:p>2.875</text:p>
          </table:table-cell>
          <table:table-cell office:value-type="float" office:value="0.908" calcext:value-type="float">
            <text:p>0.908</text:p>
          </table:table-cell>
          <table:table-cell office:value-type="float" office:value="1.7842644131" calcext:value-type="float">
            <text:p>1.7842644131</text:p>
          </table:table-cell>
          <table:table-cell office:value-type="float" office:value="0.0909382924438" calcext:value-type="float">
            <text:p>0.0909382924</text:p>
          </table:table-cell>
        </table:table-row>
        <table:table-row table:style-name="ro1">
          <table:table-cell office:value-type="float" office:value="146.8" calcext:value-type="float">
            <text:p>146.8</text:p>
          </table:table-cell>
          <table:table-cell office:value-type="float" office:value="2.871" calcext:value-type="float">
            <text:p>2.871</text:p>
          </table:table-cell>
          <table:table-cell office:value-type="float" office:value="0.911" calcext:value-type="float">
            <text:p>0.911</text:p>
          </table:table-cell>
          <table:table-cell office:value-type="float" office:value="1.78670420714" calcext:value-type="float">
            <text:p>1.7867042071</text:p>
          </table:table-cell>
          <table:table-cell office:value-type="float" office:value="0.0819058939815" calcext:value-type="float">
            <text:p>0.081905894</text:p>
          </table:table-cell>
        </table:table-row>
        <table:table-row table:style-name="ro1">
          <table:table-cell office:value-type="float" office:value="146.9" calcext:value-type="float">
            <text:p>146.9</text:p>
          </table:table-cell>
          <table:table-cell office:value-type="float" office:value="2.866" calcext:value-type="float">
            <text:p>2.866</text:p>
          </table:table-cell>
          <table:table-cell office:value-type="float" office:value="0.914" calcext:value-type="float">
            <text:p>0.914</text:p>
          </table:table-cell>
          <table:table-cell office:value-type="float" office:value="1.78817488495" calcext:value-type="float">
            <text:p>1.788174885</text:p>
          </table:table-cell>
          <table:table-cell office:value-type="float" office:value="0.0736230090261" calcext:value-type="float">
            <text:p>0.073623009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.862" calcext:value-type="float">
            <text:p>2.862</text:p>
          </table:table-cell>
          <table:table-cell office:value-type="float" office:value="0.917" calcext:value-type="float">
            <text:p>0.917</text:p>
          </table:table-cell>
          <table:table-cell office:value-type="float" office:value="1.78972532797" calcext:value-type="float">
            <text:p>1.789725328</text:p>
          </table:table-cell>
          <table:table-cell office:value-type="float" office:value="0.0647392123938" calcext:value-type="float">
            <text:p>0.0647392124</text:p>
          </table:table-cell>
        </table:table-row>
        <table:table-row table:style-name="ro1">
          <table:table-cell office:value-type="float" office:value="147.1" calcext:value-type="float">
            <text:p>147.1</text:p>
          </table:table-cell>
          <table:table-cell office:value-type="float" office:value="2.858" calcext:value-type="float">
            <text:p>2.858</text:p>
          </table:table-cell>
          <table:table-cell office:value-type="float" office:value="0.92" calcext:value-type="float">
            <text:p>0.92</text:p>
          </table:table-cell>
          <table:table-cell office:value-type="float" office:value="1.79129023178" calcext:value-type="float">
            <text:p>1.7912902318</text:p>
          </table:table-cell>
          <table:table-cell office:value-type="float" office:value="0.0556348152459" calcext:value-type="float">
            <text:p>0.0556348152</text:p>
          </table:table-cell>
        </table:table-row>
        <table:table-row table:style-name="ro1">
          <table:table-cell office:value-type="float" office:value="147.2" calcext:value-type="float">
            <text:p>147.2</text:p>
          </table:table-cell>
          <table:table-cell office:value-type="float" office:value="2.854" calcext:value-type="float">
            <text:p>2.854</text:p>
          </table:table-cell>
          <table:table-cell office:value-type="float" office:value="0.923" calcext:value-type="float">
            <text:p>0.923</text:p>
          </table:table-cell>
          <table:table-cell office:value-type="float" office:value="1.79293999075" calcext:value-type="float">
            <text:p>1.7929399908</text:p>
          </table:table-cell>
          <table:table-cell office:value-type="float" office:value="0.0459966771305" calcext:value-type="float">
            <text:p>0.0459966771</text:p>
          </table:table-cell>
        </table:table-row>
        <table:table-row table:style-name="ro1">
          <table:table-cell office:value-type="float" office:value="147.3" calcext:value-type="float">
            <text:p>147.3</text:p>
          </table:table-cell>
          <table:table-cell office:value-type="float" office:value="2.85" calcext:value-type="float">
            <text:p>2.85</text:p>
          </table:table-cell>
          <table:table-cell office:value-type="float" office:value="0.926" calcext:value-type="float">
            <text:p>0.926</text:p>
          </table:table-cell>
          <table:table-cell office:value-type="float" office:value="1.79415310697" calcext:value-type="float">
            <text:p>1.794153107</text:p>
          </table:table-cell>
          <table:table-cell office:value-type="float" office:value="0.0374039709568" calcext:value-type="float">
            <text:p>0.037403971</text:p>
          </table:table-cell>
        </table:table-row>
        <table:table-row table:style-name="ro1">
          <table:table-cell office:value-type="float" office:value="147.4" calcext:value-type="float">
            <text:p>147.4</text:p>
          </table:table-cell>
          <table:table-cell office:value-type="float" office:value="2.846" calcext:value-type="float">
            <text:p>2.846</text:p>
          </table:table-cell>
          <table:table-cell office:value-type="float" office:value="0.93" calcext:value-type="float">
            <text:p>0.93</text:p>
          </table:table-cell>
          <table:table-cell office:value-type="float" office:value="1.79568949266" calcext:value-type="float">
            <text:p>1.7956894927</text:p>
          </table:table-cell>
          <table:table-cell office:value-type="float" office:value="0.0282617788762" calcext:value-type="float">
            <text:p>0.0282617789</text:p>
          </table:table-cell>
        </table:table-row>
        <table:table-row table:style-name="ro1">
          <table:table-cell office:value-type="float" office:value="147.5" calcext:value-type="float">
            <text:p>147.5</text:p>
          </table:table-cell>
          <table:table-cell office:value-type="float" office:value="2.842" calcext:value-type="float">
            <text:p>2.842</text:p>
          </table:table-cell>
          <table:table-cell office:value-type="float" office:value="0.933" calcext:value-type="float">
            <text:p>0.933</text:p>
          </table:table-cell>
          <table:table-cell office:value-type="float" office:value="1.79723055979" calcext:value-type="float">
            <text:p>1.7972305598</text:p>
          </table:table-cell>
          <table:table-cell office:value-type="float" office:value="0.019359709695" calcext:value-type="float">
            <text:p>0.0193597097</text:p>
          </table:table-cell>
        </table:table-row>
        <table:table-row table:style-name="ro1">
          <table:table-cell office:value-type="float" office:value="147.6" calcext:value-type="float">
            <text:p>147.6</text:p>
          </table:table-cell>
          <table:table-cell office:value-type="float" office:value="2.839" calcext:value-type="float">
            <text:p>2.839</text:p>
          </table:table-cell>
          <table:table-cell office:value-type="float" office:value="0.937" calcext:value-type="float">
            <text:p>0.937</text:p>
          </table:table-cell>
          <table:table-cell office:value-type="float" office:value="1.79723054021" calcext:value-type="float">
            <text:p>1.7972305402</text:p>
          </table:table-cell>
          <table:table-cell office:value-type="float" office:value="0.0115684913471" calcext:value-type="float">
            <text:p>0.0115684913</text:p>
          </table:table-cell>
        </table:table-row>
        <table:table-row table:style-name="ro1">
          <table:table-cell office:value-type="float" office:value="147.7" calcext:value-type="float">
            <text:p>147.7</text:p>
          </table:table-cell>
          <table:table-cell office:value-type="float" office:value="2.835" calcext:value-type="float">
            <text:p>2.835</text:p>
          </table:table-cell>
          <table:table-cell office:value-type="float" office:value="0.941" calcext:value-type="float">
            <text:p>0.941</text:p>
          </table:table-cell>
          <table:table-cell office:value-type="float" office:value="1.79785131711" calcext:value-type="float">
            <text:p>1.7978513171</text:p>
          </table:table-cell>
          <table:table-cell office:value-type="float" office:value="0.00266538676806" calcext:value-type="float">
            <text:p>0.0026653868</text:p>
          </table:table-cell>
        </table:table-row>
        <table:table-row table:style-name="ro1">
          <table:table-cell office:value-type="float" office:value="147.8" calcext:value-type="float">
            <text:p>147.8</text:p>
          </table:table-cell>
          <table:table-cell office:value-type="float" office:value="2.831" calcext:value-type="float">
            <text:p>2.831</text:p>
          </table:table-cell>
          <table:table-cell office:value-type="float" office:value="0.945" calcext:value-type="float">
            <text:p>0.945</text:p>
          </table:table-cell>
          <table:table-cell office:value-type="float" office:value="1.79822623885" calcext:value-type="float">
            <text:p>1.7982262389</text:p>
          </table:table-cell>
          <table:table-cell office:value-type="float" office:value="-0.0048059290275" calcext:value-type="float">
            <text:p>-0.004805929</text:p>
          </table:table-cell>
        </table:table-row>
        <table:table-row table:style-name="ro1">
          <table:table-cell office:value-type="float" office:value="147.9" calcext:value-type="float">
            <text:p>147.9</text:p>
          </table:table-cell>
          <table:table-cell office:value-type="float" office:value="2.827" calcext:value-type="float">
            <text:p>2.827</text:p>
          </table:table-cell>
          <table:table-cell office:value-type="float" office:value="0.949" calcext:value-type="float">
            <text:p>0.949</text:p>
          </table:table-cell>
          <table:table-cell office:value-type="float" office:value="1.79846036652" calcext:value-type="float">
            <text:p>1.7984603665</text:p>
          </table:table-cell>
          <table:table-cell office:value-type="float" office:value="-0.0120966788381" calcext:value-type="float">
            <text:p>-0.012096678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.824" calcext:value-type="float">
            <text:p>2.824</text:p>
          </table:table-cell>
          <table:table-cell office:value-type="float" office:value="0.953" calcext:value-type="float">
            <text:p>0.953</text:p>
          </table:table-cell>
          <table:table-cell office:value-type="float" office:value="1.79915186242" calcext:value-type="float">
            <text:p>1.7991518624</text:p>
          </table:table-cell>
          <table:table-cell office:value-type="float" office:value="-0.0207919906825" calcext:value-type="float">
            <text:p>-0.0207919907</text:p>
          </table:table-cell>
        </table:table-row>
        <table:table-row table:style-name="ro1">
          <table:table-cell office:value-type="float" office:value="148.1" calcext:value-type="float">
            <text:p>148.1</text:p>
          </table:table-cell>
          <table:table-cell office:value-type="float" office:value="2.821" calcext:value-type="float">
            <text:p>2.821</text:p>
          </table:table-cell>
          <table:table-cell office:value-type="float" office:value="0.957" calcext:value-type="float">
            <text:p>0.957</text:p>
          </table:table-cell>
          <table:table-cell office:value-type="float" office:value="1.79886861076" calcext:value-type="float">
            <text:p>1.7988686108</text:p>
          </table:table-cell>
          <table:table-cell office:value-type="float" office:value="-0.0291293524206" calcext:value-type="float">
            <text:p>-0.0291293524</text:p>
          </table:table-cell>
        </table:table-row>
        <table:table-row table:style-name="ro1">
          <table:table-cell office:value-type="float" office:value="148.2" calcext:value-type="float">
            <text:p>148.2</text:p>
          </table:table-cell>
          <table:table-cell office:value-type="float" office:value="2.818" calcext:value-type="float">
            <text:p>2.818</text:p>
          </table:table-cell>
          <table:table-cell office:value-type="float" office:value="0.961" calcext:value-type="float">
            <text:p>0.961</text:p>
          </table:table-cell>
          <table:table-cell office:value-type="float" office:value="1.79828446165" calcext:value-type="float">
            <text:p>1.7982844617</text:p>
          </table:table-cell>
          <table:table-cell office:value-type="float" office:value="-0.0376244112849" calcext:value-type="float">
            <text:p>-0.0376244113</text:p>
          </table:table-cell>
        </table:table-row>
        <table:table-row table:style-name="ro1">
          <table:table-cell office:value-type="float" office:value="148.3" calcext:value-type="float">
            <text:p>148.3</text:p>
          </table:table-cell>
          <table:table-cell office:value-type="float" office:value="2.814" calcext:value-type="float">
            <text:p>2.814</text:p>
          </table:table-cell>
          <table:table-cell office:value-type="float" office:value="0.965" calcext:value-type="float">
            <text:p>0.965</text:p>
          </table:table-cell>
          <table:table-cell office:value-type="float" office:value="1.79803303427" calcext:value-type="float">
            <text:p>1.7980330343</text:p>
          </table:table-cell>
          <table:table-cell office:value-type="float" office:value="-0.0469734631479" calcext:value-type="float">
            <text:p>-0.0469734631</text:p>
          </table:table-cell>
        </table:table-row>
        <table:table-row table:style-name="ro1">
          <table:table-cell office:value-type="float" office:value="148.4" calcext:value-type="float">
            <text:p>148.4</text:p>
          </table:table-cell>
          <table:table-cell office:value-type="float" office:value="2.811" calcext:value-type="float">
            <text:p>2.811</text:p>
          </table:table-cell>
          <table:table-cell office:value-type="float" office:value="0.97" calcext:value-type="float">
            <text:p>0.97</text:p>
          </table:table-cell>
          <table:table-cell office:value-type="float" office:value="1.79691251355" calcext:value-type="float">
            <text:p>1.7969125136</text:p>
          </table:table-cell>
          <table:table-cell office:value-type="float" office:value="-0.0543982684612" calcext:value-type="float">
            <text:p>-0.0543982685</text:p>
          </table:table-cell>
        </table:table-row>
        <table:table-row table:style-name="ro1">
          <table:table-cell office:value-type="float" office:value="148.5" calcext:value-type="float">
            <text:p>148.5</text:p>
          </table:table-cell>
          <table:table-cell office:value-type="float" office:value="2.808" calcext:value-type="float">
            <text:p>2.808</text:p>
          </table:table-cell>
          <table:table-cell office:value-type="float" office:value="0.975" calcext:value-type="float">
            <text:p>0.975</text:p>
          </table:table-cell>
          <table:table-cell office:value-type="float" office:value="1.79690917977" calcext:value-type="float">
            <text:p>1.7969091798</text:p>
          </table:table-cell>
          <table:table-cell office:value-type="float" office:value="-0.0620554983616" calcext:value-type="float">
            <text:p>-0.0620554984</text:p>
          </table:table-cell>
        </table:table-row>
        <table:table-row table:style-name="ro1">
          <table:table-cell office:value-type="float" office:value="148.6" calcext:value-type="float">
            <text:p>148.6</text:p>
          </table:table-cell>
          <table:table-cell office:value-type="float" office:value="2.805" calcext:value-type="float">
            <text:p>2.805</text:p>
          </table:table-cell>
          <table:table-cell office:value-type="float" office:value="0.979" calcext:value-type="float">
            <text:p>0.979</text:p>
          </table:table-cell>
          <table:table-cell office:value-type="float" office:value="1.79532618551" calcext:value-type="float">
            <text:p>1.7953261855</text:p>
          </table:table-cell>
          <table:table-cell office:value-type="float" office:value="-0.0686221942306" calcext:value-type="float">
            <text:p>-0.0686221942</text:p>
          </table:table-cell>
        </table:table-row>
        <table:table-row table:style-name="ro1">
          <table:table-cell office:value-type="float" office:value="148.7" calcext:value-type="float">
            <text:p>148.7</text:p>
          </table:table-cell>
          <table:table-cell office:value-type="float" office:value="2.802" calcext:value-type="float">
            <text:p>2.802</text:p>
          </table:table-cell>
          <table:table-cell office:value-type="float" office:value="0.984" calcext:value-type="float">
            <text:p>0.984</text:p>
          </table:table-cell>
          <table:table-cell office:value-type="float" office:value="1.79291123726" calcext:value-type="float">
            <text:p>1.7929112373</text:p>
          </table:table-cell>
          <table:table-cell office:value-type="float" office:value="-0.0767308846116" calcext:value-type="float">
            <text:p>-0.0767308846</text:p>
          </table:table-cell>
        </table:table-row>
        <table:table-row table:style-name="ro1">
          <table:table-cell office:value-type="float" office:value="148.8" calcext:value-type="float">
            <text:p>148.8</text:p>
          </table:table-cell>
          <table:table-cell office:value-type="float" office:value="2.8" calcext:value-type="float">
            <text:p>2.8</text:p>
          </table:table-cell>
          <table:table-cell office:value-type="float" office:value="0.989" calcext:value-type="float">
            <text:p>0.989</text:p>
          </table:table-cell>
          <table:table-cell office:value-type="float" office:value="1.79110504421" calcext:value-type="float">
            <text:p>1.7911050442</text:p>
          </table:table-cell>
          <table:table-cell office:value-type="float" office:value="-0.0855486020446" calcext:value-type="float">
            <text:p>-0.085548602</text:p>
          </table:table-cell>
        </table:table-row>
        <table:table-row table:style-name="ro1">
          <table:table-cell office:value-type="float" office:value="148.9" calcext:value-type="float">
            <text:p>148.9</text:p>
          </table:table-cell>
          <table:table-cell office:value-type="float" office:value="2.798" calcext:value-type="float">
            <text:p>2.798</text:p>
          </table:table-cell>
          <table:table-cell office:value-type="float" office:value="0.993" calcext:value-type="float">
            <text:p>0.993</text:p>
          </table:table-cell>
          <table:table-cell office:value-type="float" office:value="1.79011081996" calcext:value-type="float">
            <text:p>1.79011082</text:p>
          </table:table-cell>
          <table:table-cell office:value-type="float" office:value="-0.0953940525651" calcext:value-type="float">
            <text:p>-0.095394052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.796" calcext:value-type="float">
            <text:p>2.796</text:p>
          </table:table-cell>
          <table:table-cell office:value-type="float" office:value="0.997" calcext:value-type="float">
            <text:p>0.997</text:p>
          </table:table-cell>
          <table:table-cell office:value-type="float" office:value="1.78846157973" calcext:value-type="float">
            <text:p>1.7884615797</text:p>
          </table:table-cell>
          <table:table-cell office:value-type="float" office:value="-0.103489898145" calcext:value-type="float">
            <text:p>-0.1034898981</text:p>
          </table:table-cell>
        </table:table-row>
        <table:table-row table:style-name="ro1">
          <table:table-cell office:value-type="float" office:value="149.1" calcext:value-type="float">
            <text:p>149.1</text:p>
          </table:table-cell>
          <table:table-cell office:value-type="float" office:value="2.794" calcext:value-type="float">
            <text:p>2.794</text:p>
          </table:table-cell>
          <table:table-cell office:value-type="float" office:value="1.002" calcext:value-type="float">
            <text:p>1.002</text:p>
          </table:table-cell>
          <table:table-cell office:value-type="float" office:value="1.78621203813" calcext:value-type="float">
            <text:p>1.7862120381</text:p>
          </table:table-cell>
          <table:table-cell office:value-type="float" office:value="-0.111030682921" calcext:value-type="float">
            <text:p>-0.1110306829</text:p>
          </table:table-cell>
        </table:table-row>
        <table:table-row table:style-name="ro1">
          <table:table-cell office:value-type="float" office:value="149.2" calcext:value-type="float">
            <text:p>149.2</text:p>
          </table:table-cell>
          <table:table-cell office:value-type="float" office:value="2.791" calcext:value-type="float">
            <text:p>2.791</text:p>
          </table:table-cell>
          <table:table-cell office:value-type="float" office:value="1.007" calcext:value-type="float">
            <text:p>1.007</text:p>
          </table:table-cell>
          <table:table-cell office:value-type="float" office:value="1.78310473278" calcext:value-type="float">
            <text:p>1.7831047328</text:p>
          </table:table-cell>
          <table:table-cell office:value-type="float" office:value="-0.119271069765" calcext:value-type="float">
            <text:p>-0.1192710698</text:p>
          </table:table-cell>
        </table:table-row>
        <table:table-row table:style-name="ro1">
          <table:table-cell office:value-type="float" office:value="149.3" calcext:value-type="float">
            <text:p>149.3</text:p>
          </table:table-cell>
          <table:table-cell office:value-type="float" office:value="2.789" calcext:value-type="float">
            <text:p>2.789</text:p>
          </table:table-cell>
          <table:table-cell office:value-type="float" office:value="1.012" calcext:value-type="float">
            <text:p>1.012</text:p>
          </table:table-cell>
          <table:table-cell office:value-type="float" office:value="1.77971460105" calcext:value-type="float">
            <text:p>1.7797146011</text:p>
          </table:table-cell>
          <table:table-cell office:value-type="float" office:value="-0.127442866564" calcext:value-type="float">
            <text:p>-0.1274428666</text:p>
          </table:table-cell>
        </table:table-row>
        <table:table-row table:style-name="ro1">
          <table:table-cell office:value-type="float" office:value="149.4" calcext:value-type="float">
            <text:p>149.4</text:p>
          </table:table-cell>
          <table:table-cell office:value-type="float" office:value="2.787" calcext:value-type="float">
            <text:p>2.787</text:p>
          </table:table-cell>
          <table:table-cell office:value-type="float" office:value="1.017" calcext:value-type="float">
            <text:p>1.017</text:p>
          </table:table-cell>
          <table:table-cell office:value-type="float" office:value="1.77621887949" calcext:value-type="float">
            <text:p>1.7762188795</text:p>
          </table:table-cell>
          <table:table-cell office:value-type="float" office:value="-0.135437548161" calcext:value-type="float">
            <text:p>-0.1354375482</text:p>
          </table:table-cell>
        </table:table-row>
        <table:table-row table:style-name="ro1">
          <table:table-cell office:value-type="float" office:value="149.5" calcext:value-type="float">
            <text:p>149.5</text:p>
          </table:table-cell>
          <table:table-cell office:value-type="float" office:value="2.786" calcext:value-type="float">
            <text:p>2.786</text:p>
          </table:table-cell>
          <table:table-cell office:value-type="float" office:value="1.022" calcext:value-type="float">
            <text:p>1.022</text:p>
          </table:table-cell>
          <table:table-cell office:value-type="float" office:value="1.77388275225" calcext:value-type="float">
            <text:p>1.7738827523</text:p>
          </table:table-cell>
          <table:table-cell office:value-type="float" office:value="-0.142037466168" calcext:value-type="float">
            <text:p>-0.1420374662</text:p>
          </table:table-cell>
        </table:table-row>
        <table:table-row table:style-name="ro1">
          <table:table-cell office:value-type="float" office:value="149.6" calcext:value-type="float">
            <text:p>149.6</text:p>
          </table:table-cell>
          <table:table-cell office:value-type="float" office:value="2.784" calcext:value-type="float">
            <text:p>2.784</text:p>
          </table:table-cell>
          <table:table-cell office:value-type="float" office:value="1.028" calcext:value-type="float">
            <text:p>1.028</text:p>
          </table:table-cell>
          <table:table-cell office:value-type="float" office:value="1.77155913242" calcext:value-type="float">
            <text:p>1.7715591324</text:p>
          </table:table-cell>
          <table:table-cell office:value-type="float" office:value="-0.147909060121" calcext:value-type="float">
            <text:p>-0.1479090601</text:p>
          </table:table-cell>
        </table:table-row>
        <table:table-row table:style-name="ro1">
          <table:table-cell office:value-type="float" office:value="149.7" calcext:value-type="float">
            <text:p>149.7</text:p>
          </table:table-cell>
          <table:table-cell office:value-type="float" office:value="2.782" calcext:value-type="float">
            <text:p>2.782</text:p>
          </table:table-cell>
          <table:table-cell office:value-type="float" office:value="1.033" calcext:value-type="float">
            <text:p>1.033</text:p>
          </table:table-cell>
          <table:table-cell office:value-type="float" office:value="1.76854064016" calcext:value-type="float">
            <text:p>1.7685406402</text:p>
          </table:table-cell>
          <table:table-cell office:value-type="float" office:value="-0.15509493649" calcext:value-type="float">
            <text:p>-0.1550949365</text:p>
          </table:table-cell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2.781" calcext:value-type="float">
            <text:p>2.781</text:p>
          </table:table-cell>
          <table:table-cell office:value-type="float" office:value="1.038" calcext:value-type="float">
            <text:p>1.038</text:p>
          </table:table-cell>
          <table:table-cell office:value-type="float" office:value="1.76454022276" calcext:value-type="float">
            <text:p>1.7645402228</text:p>
          </table:table-cell>
          <table:table-cell office:value-type="float" office:value="-0.163038849831" calcext:value-type="float">
            <text:p>-0.1630388498</text:p>
          </table:table-cell>
        </table:table-row>
        <table:table-row table:style-name="ro1">
          <table:table-cell office:value-type="float" office:value="149.9" calcext:value-type="float">
            <text:p>149.9</text:p>
          </table:table-cell>
          <table:table-cell office:value-type="float" office:value="2.78" calcext:value-type="float">
            <text:p>2.78</text:p>
          </table:table-cell>
          <table:table-cell office:value-type="float" office:value="1.044" calcext:value-type="float">
            <text:p>1.044</text:p>
          </table:table-cell>
          <table:table-cell office:value-type="float" office:value="1.75847099797" calcext:value-type="float">
            <text:p>1.758470998</text:p>
          </table:table-cell>
          <table:table-cell office:value-type="float" office:value="-0.170378088951" calcext:value-type="float">
            <text:p>-0.1703780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779" calcext:value-type="float">
            <text:p>2.779</text:p>
          </table:table-cell>
          <table:table-cell office:value-type="float" office:value="1.049" calcext:value-type="float">
            <text:p>1.049</text:p>
          </table:table-cell>
          <table:table-cell office:value-type="float" office:value="1.75518563345" calcext:value-type="float">
            <text:p>1.7551856335</text:p>
          </table:table-cell>
          <table:table-cell office:value-type="float" office:value="-0.177882879972" calcext:value-type="float">
            <text:p>-0.17788288</text:p>
          </table:table-cell>
        </table:table-row>
        <table:table-row table:style-name="ro1">
          <table:table-cell office:value-type="float" office:value="150.1" calcext:value-type="float">
            <text:p>150.1</text:p>
          </table:table-cell>
          <table:table-cell office:value-type="float" office:value="2.778" calcext:value-type="float">
            <text:p>2.778</text:p>
          </table:table-cell>
          <table:table-cell office:value-type="float" office:value="1.055" calcext:value-type="float">
            <text:p>1.055</text:p>
          </table:table-cell>
          <table:table-cell office:value-type="float" office:value="1.75102383592" calcext:value-type="float">
            <text:p>1.7510238359</text:p>
          </table:table-cell>
          <table:table-cell office:value-type="float" office:value="-0.18191306293" calcext:value-type="float">
            <text:p>-0.1819130629</text:p>
          </table:table-cell>
        </table:table-row>
        <table:table-row table:style-name="ro1">
          <table:table-cell office:value-type="float" office:value="150.2" calcext:value-type="float">
            <text:p>150.2</text:p>
          </table:table-cell>
          <table:table-cell office:value-type="float" office:value="2.777" calcext:value-type="float">
            <text:p>2.777</text:p>
          </table:table-cell>
          <table:table-cell office:value-type="float" office:value="1.061" calcext:value-type="float">
            <text:p>1.061</text:p>
          </table:table-cell>
          <table:table-cell office:value-type="float" office:value="1.74675283126" calcext:value-type="float">
            <text:p>1.7467528313</text:p>
          </table:table-cell>
          <table:table-cell office:value-type="float" office:value="-0.184334039688" calcext:value-type="float">
            <text:p>-0.1843340397</text:p>
          </table:table-cell>
        </table:table-row>
        <table:table-row table:style-name="ro1">
          <table:table-cell office:value-type="float" office:value="150.3" calcext:value-type="float">
            <text:p>150.3</text:p>
          </table:table-cell>
          <table:table-cell office:value-type="float" office:value="2.776" calcext:value-type="float">
            <text:p>2.776</text:p>
          </table:table-cell>
          <table:table-cell office:value-type="float" office:value="1.066" calcext:value-type="float">
            <text:p>1.066</text:p>
          </table:table-cell>
          <table:table-cell office:value-type="float" office:value="1.74361569657" calcext:value-type="float">
            <text:p>1.7436156966</text:p>
          </table:table-cell>
          <table:table-cell office:value-type="float" office:value="-0.185955882072" calcext:value-type="float">
            <text:p>-0.1859558821</text:p>
          </table:table-cell>
        </table:table-row>
        <table:table-row table:style-name="ro1">
          <table:table-cell office:value-type="float" office:value="150.4" calcext:value-type="float">
            <text:p>150.4</text:p>
          </table:table-cell>
          <table:table-cell office:value-type="float" office:value="2.776" calcext:value-type="float">
            <text:p>2.776</text:p>
          </table:table-cell>
          <table:table-cell office:value-type="float" office:value="1.07" calcext:value-type="float">
            <text:p>1.07</text:p>
          </table:table-cell>
          <table:table-cell office:value-type="float" office:value="1.7390478158" calcext:value-type="float">
            <text:p>1.7390478158</text:p>
          </table:table-cell>
          <table:table-cell office:value-type="float" office:value="-0.193547472358" calcext:value-type="float">
            <text:p>-0.1935474724</text:p>
          </table:table-cell>
        </table:table-row>
        <table:table-row table:style-name="ro1">
          <table:table-cell office:value-type="float" office:value="150.5" calcext:value-type="float">
            <text:p>150.5</text:p>
          </table:table-cell>
          <table:table-cell office:value-type="float" office:value="2.776" calcext:value-type="float">
            <text:p>2.776</text:p>
          </table:table-cell>
          <table:table-cell office:value-type="float" office:value="1.074" calcext:value-type="float">
            <text:p>1.074</text:p>
          </table:table-cell>
          <table:table-cell office:value-type="float" office:value="1.73379065609" calcext:value-type="float">
            <text:p>1.7337906561</text:p>
          </table:table-cell>
          <table:table-cell office:value-type="float" office:value="-0.204518675804" calcext:value-type="float">
            <text:p>-0.2045186758</text:p>
          </table:table-cell>
        </table:table-row>
        <table:table-row table:style-name="ro1">
          <table:table-cell office:value-type="float" office:value="150.6" calcext:value-type="float">
            <text:p>150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77" calcext:value-type="float">
            <text:p>1.077</text:p>
          </table:table-cell>
          <table:table-cell office:value-type="float" office:value="1.7301501508" calcext:value-type="float">
            <text:p>1.7301501508</text:p>
          </table:table-cell>
          <table:table-cell office:value-type="float" office:value="-0.214407846332" calcext:value-type="float">
            <text:p>-0.2144078463</text:p>
          </table:table-cell>
        </table:table-row>
        <table:table-row table:style-name="ro1">
          <table:table-cell office:value-type="float" office:value="150.7" calcext:value-type="float">
            <text:p>150.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8" calcext:value-type="float">
            <text:p>1.08</text:p>
          </table:table-cell>
          <table:table-cell office:value-type="float" office:value="1.72748272495" calcext:value-type="float">
            <text:p>1.727482725</text:p>
          </table:table-cell>
          <table:table-cell office:value-type="float" office:value="-0.221367254853" calcext:value-type="float">
            <text:p>-0.2213672549</text:p>
          </table:table-cell>
        </table:table-row>
        <table:table-row table:style-name="ro1">
          <table:table-cell office:value-type="float" office:value="150.8" calcext:value-type="float">
            <text:p>150.8</text:p>
          </table:table-cell>
          <table:table-cell office:value-type="float" office:value="2.775" calcext:value-type="float">
            <text:p>2.775</text:p>
          </table:table-cell>
          <table:table-cell office:value-type="float" office:value="1.082" calcext:value-type="float">
            <text:p>1.082</text:p>
          </table:table-cell>
          <table:table-cell office:value-type="float" office:value="1.72337096308" calcext:value-type="float">
            <text:p>1.7233709631</text:p>
          </table:table-cell>
          <table:table-cell office:value-type="float" office:value="-0.222788393497" calcext:value-type="float">
            <text:p>-0.2227883935</text:p>
          </table:table-cell>
        </table:table-row>
        <table:table-row table:style-name="ro1">
          <table:table-cell office:value-type="float" office:value="150.9" calcext:value-type="float">
            <text:p>150.9</text:p>
          </table:table-cell>
          <table:table-cell office:value-type="float" office:value="2.775" calcext:value-type="float">
            <text:p>2.775</text:p>
          </table:table-cell>
          <table:table-cell office:value-type="float" office:value="1.085" calcext:value-type="float">
            <text:p>1.085</text:p>
          </table:table-cell>
          <table:table-cell office:value-type="float" office:value="1.72125286774" calcext:value-type="float">
            <text:p>1.7212528677</text:p>
          </table:table-cell>
          <table:table-cell office:value-type="float" office:value="-0.223185360432" calcext:value-type="float">
            <text:p>-0.223185360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87" calcext:value-type="float">
            <text:p>1.087</text:p>
          </table:table-cell>
          <table:table-cell office:value-type="float" office:value="1.72062773775" calcext:value-type="float">
            <text:p>1.7206277378</text:p>
          </table:table-cell>
          <table:table-cell office:value-type="float" office:value="-0.223713219166" calcext:value-type="float">
            <text:p>-0.2237132192</text:p>
          </table:table-cell>
        </table:table-row>
        <table:table-row table:style-name="ro1">
          <table:table-cell office:value-type="float" office:value="151.1" calcext:value-type="float">
            <text:p>151.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214239961" calcext:value-type="float">
            <text:p>1.7214239961</text:p>
          </table:table-cell>
          <table:table-cell office:value-type="float" office:value="-0.222608312964" calcext:value-type="float">
            <text:p>-0.222608313</text:p>
          </table:table-cell>
        </table:table-row>
        <table:table-row table:style-name="ro1">
          <table:table-cell office:value-type="float" office:value="151.2" calcext:value-type="float">
            <text:p>151.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18097451" calcext:value-type="float">
            <text:p>1.7218097451</text:p>
          </table:table-cell>
          <table:table-cell office:value-type="float" office:value="-0.223269984126" calcext:value-type="float">
            <text:p>-0.2232699841</text:p>
          </table:table-cell>
        </table:table-row>
        <table:table-row table:style-name="ro1">
          <table:table-cell office:value-type="float" office:value="151.3" calcext:value-type="float">
            <text:p>151.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10238732" calcext:value-type="float">
            <text:p>1.7210238732</text:p>
          </table:table-cell>
          <table:table-cell office:value-type="float" office:value="-0.225618690252" calcext:value-type="float">
            <text:p>-0.2256186903</text:p>
          </table:table-cell>
        </table:table-row>
        <table:table-row table:style-name="ro1">
          <table:table-cell office:value-type="float" office:value="151.4" calcext:value-type="float">
            <text:p>151.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000402834" calcext:value-type="float">
            <text:p>1.7200040283</text:p>
          </table:table-cell>
          <table:table-cell office:value-type="float" office:value="-0.227033138275" calcext:value-type="float">
            <text:p>-0.2270331383</text:p>
          </table:table-cell>
        </table:table-row>
        <table:table-row table:style-name="ro1">
          <table:table-cell office:value-type="float" office:value="151.5" calcext:value-type="float">
            <text:p>151.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958066535" calcext:value-type="float">
            <text:p>1.7195806654</text:p>
          </table:table-cell>
          <table:table-cell office:value-type="float" office:value="-0.228568851948" calcext:value-type="float">
            <text:p>-0.2285688519</text:p>
          </table:table-cell>
        </table:table-row>
        <table:table-row table:style-name="ro1">
          <table:table-cell office:value-type="float" office:value="151.6" calcext:value-type="float">
            <text:p>151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901870312" calcext:value-type="float">
            <text:p>1.7190187031</text:p>
          </table:table-cell>
          <table:table-cell office:value-type="float" office:value="-0.231640309095" calcext:value-type="float">
            <text:p>-0.2316403091</text:p>
          </table:table-cell>
        </table:table-row>
        <table:table-row table:style-name="ro1">
          <table:table-cell office:value-type="float" office:value="151.7" calcext:value-type="float">
            <text:p>151.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774662251" calcext:value-type="float">
            <text:p>1.7177466225</text:p>
          </table:table-cell>
          <table:table-cell office:value-type="float" office:value="-0.234991684556" calcext:value-type="float">
            <text:p>-0.2349916846</text:p>
          </table:table-cell>
        </table:table-row>
        <table:table-row table:style-name="ro1">
          <table:table-cell office:value-type="float" office:value="151.8" calcext:value-type="float">
            <text:p>151.8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683290948" calcext:value-type="float">
            <text:p>1.7168329095</text:p>
          </table:table-cell>
          <table:table-cell office:value-type="float" office:value="-0.238533228636" calcext:value-type="float">
            <text:p>-0.2385332286</text:p>
          </table:table-cell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636672666" calcext:value-type="float">
            <text:p>1.7163667267</text:p>
          </table:table-cell>
          <table:table-cell office:value-type="float" office:value="-0.241614878178" calcext:value-type="float">
            <text:p>-0.241614878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585128739" calcext:value-type="float">
            <text:p>1.7158512874</text:p>
          </table:table-cell>
          <table:table-cell office:value-type="float" office:value="-0.244548127055" calcext:value-type="float">
            <text:p>-0.2445481271</text:p>
          </table:table-cell>
        </table:table-row>
        <table:table-row table:style-name="ro1">
          <table:table-cell office:value-type="float" office:value="152.1" calcext:value-type="float">
            <text:p>152.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419926666" calcext:value-type="float">
            <text:p>1.7141992667</text:p>
          </table:table-cell>
          <table:table-cell office:value-type="float" office:value="-0.248473182321" calcext:value-type="float">
            <text:p>-0.2484731823</text:p>
          </table:table-cell>
        </table:table-row>
        <table:table-row table:style-name="ro1">
          <table:table-cell office:value-type="float" office:value="152.2" calcext:value-type="float">
            <text:p>152.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284650505" calcext:value-type="float">
            <text:p>1.7128465051</text:p>
          </table:table-cell>
          <table:table-cell office:value-type="float" office:value="-0.251323491335" calcext:value-type="float">
            <text:p>-0.2513234913</text:p>
          </table:table-cell>
        </table:table-row>
        <table:table-row table:style-name="ro1">
          <table:table-cell office:value-type="float" office:value="152.3" calcext:value-type="float">
            <text:p>152.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200779458" calcext:value-type="float">
            <text:p>1.7120077946</text:p>
          </table:table-cell>
          <table:table-cell office:value-type="float" office:value="-0.254134386778" calcext:value-type="float">
            <text:p>-0.2541343868</text:p>
          </table:table-cell>
        </table:table-row>
        <table:table-row table:style-name="ro1">
          <table:table-cell office:value-type="float" office:value="152.4" calcext:value-type="float">
            <text:p>152.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102864711" calcext:value-type="float">
            <text:p>1.7110286471</text:p>
          </table:table-cell>
          <table:table-cell office:value-type="float" office:value="-0.256777346134" calcext:value-type="float">
            <text:p>-0.2567773461</text:p>
          </table:table-cell>
        </table:table-row>
        <table:table-row table:style-name="ro1">
          <table:table-cell office:value-type="float" office:value="152.5" calcext:value-type="float">
            <text:p>152.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060778681" calcext:value-type="float">
            <text:p>1.7106077868</text:p>
          </table:table-cell>
          <table:table-cell office:value-type="float" office:value="-0.259050726891" calcext:value-type="float">
            <text:p>-0.2590507269</text:p>
          </table:table-cell>
        </table:table-row>
        <table:table-row table:style-name="ro1">
          <table:table-cell office:value-type="float" office:value="152.6" calcext:value-type="float">
            <text:p>152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036415552" calcext:value-type="float">
            <text:p>1.7103641555</text:p>
          </table:table-cell>
          <table:table-cell office:value-type="float" office:value="-0.260785371065" calcext:value-type="float">
            <text:p>-0.2607853711</text:p>
          </table:table-cell>
        </table:table-row>
        <table:table-row table:style-name="ro1">
          <table:table-cell office:value-type="float" office:value="152.7" calcext:value-type="float">
            <text:p>152.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83328599" calcext:value-type="float">
            <text:p>1.709833286</text:p>
          </table:table-cell>
          <table:table-cell office:value-type="float" office:value="-0.261973500252" calcext:value-type="float">
            <text:p>-0.2619735003</text:p>
          </table:table-cell>
        </table:table-row>
        <table:table-row table:style-name="ro1">
          <table:table-cell office:value-type="float" office:value="152.8" calcext:value-type="float">
            <text:p>152.8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36148215" calcext:value-type="float">
            <text:p>1.7093614822</text:p>
          </table:table-cell>
          <table:table-cell office:value-type="float" office:value="-0.262584269047" calcext:value-type="float">
            <text:p>-0.262584269</text:p>
          </table:table-cell>
        </table:table-row>
        <table:table-row table:style-name="ro1">
          <table:table-cell office:value-type="float" office:value="152.9" calcext:value-type="float">
            <text:p>152.9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0585197" calcext:value-type="float">
            <text:p>1.7090585197</text:p>
          </table:table-cell>
          <table:table-cell office:value-type="float" office:value="-0.262673079967" calcext:value-type="float">
            <text:p>-0.2626730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863458781" calcext:value-type="float">
            <text:p>1.7086345878</text:p>
          </table:table-cell>
          <table:table-cell office:value-type="float" office:value="-0.263127148151" calcext:value-type="float">
            <text:p>-0.2631271482</text:p>
          </table:table-cell>
        </table:table-row>
        <table:table-row table:style-name="ro1">
          <table:table-cell office:value-type="float" office:value="153.1" calcext:value-type="float">
            <text:p>153.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57979166" calcext:value-type="float">
            <text:p>1.7095797917</text:p>
          </table:table-cell>
          <table:table-cell office:value-type="float" office:value="-0.262236207724" calcext:value-type="float">
            <text:p>-0.2622362077</text:p>
          </table:table-cell>
        </table:table-row>
        <table:table-row table:style-name="ro1">
          <table:table-cell office:value-type="float" office:value="153.2" calcext:value-type="float">
            <text:p>153.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68022529" calcext:value-type="float">
            <text:p>1.7096802253</text:p>
          </table:table-cell>
          <table:table-cell office:value-type="float" office:value="-0.262159824371" calcext:value-type="float">
            <text:p>-0.2621598244</text:p>
          </table:table-cell>
        </table:table-row>
        <table:table-row table:style-name="ro1">
          <table:table-cell office:value-type="float" office:value="153.3" calcext:value-type="float">
            <text:p>153.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34784552" calcext:value-type="float">
            <text:p>1.7093478455</text:p>
          </table:table-cell>
          <table:table-cell office:value-type="float" office:value="-0.261117219925" calcext:value-type="float">
            <text:p>-0.2611172199</text:p>
          </table:table-cell>
        </table:table-row>
        <table:table-row table:style-name="ro1">
          <table:table-cell office:value-type="float" office:value="153.4" calcext:value-type="float">
            <text:p>153.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27045883" calcext:value-type="float">
            <text:p>1.7092704588</text:p>
          </table:table-cell>
          <table:table-cell office:value-type="float" office:value="-0.260190814734" calcext:value-type="float">
            <text:p>-0.2601908147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0914327047" calcext:value-type="float">
            <text:p>1.7091432705</text:p>
          </table:table-cell>
          <table:table-cell office:value-type="float" office:value="-0.260192036629" calcext:value-type="float">
            <text:p>-0.2601920366</text:p>
          </table:table-cell>
        </table:table-row>
        <table:table-row table:style-name="ro1">
          <table:table-cell office:value-type="float" office:value="153.6" calcext:value-type="float">
            <text:p>153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018159489" calcext:value-type="float">
            <text:p>1.7101815949</text:p>
          </table:table-cell>
          <table:table-cell office:value-type="float" office:value="-0.260032624006" calcext:value-type="float">
            <text:p>-0.260032624</text:p>
          </table:table-cell>
        </table:table-row>
        <table:table-row table:style-name="ro1">
          <table:table-cell office:value-type="float" office:value="153.7" calcext:value-type="float">
            <text:p>153.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105425176" calcext:value-type="float">
            <text:p>1.7110542518</text:p>
          </table:table-cell>
          <table:table-cell office:value-type="float" office:value="-0.259554326534" calcext:value-type="float">
            <text:p>-0.2595543265</text:p>
          </table:table-cell>
        </table:table-row>
        <table:table-row table:style-name="ro1">
          <table:table-cell office:value-type="float" office:value="153.8" calcext:value-type="float">
            <text:p>153.8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141965402" calcext:value-type="float">
            <text:p>1.711419654</text:p>
          </table:table-cell>
          <table:table-cell office:value-type="float" office:value="-0.258983850479" calcext:value-type="float">
            <text:p>-0.2589838505</text:p>
          </table:table-cell>
        </table:table-row>
        <table:table-row table:style-name="ro1">
          <table:table-cell office:value-type="float" office:value="153.9" calcext:value-type="float">
            <text:p>153.9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11063723" calcext:value-type="float">
            <text:p>1.7111063723</text:p>
          </table:table-cell>
          <table:table-cell office:value-type="float" office:value="-0.258008867502" calcext:value-type="float">
            <text:p>-0.258008867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102429527" calcext:value-type="float">
            <text:p>1.7110242953</text:p>
          </table:table-cell>
          <table:table-cell office:value-type="float" office:value="-0.257740527391" calcext:value-type="float">
            <text:p>-0.2577405274</text:p>
          </table:table-cell>
        </table:table-row>
        <table:table-row table:style-name="ro1">
          <table:table-cell office:value-type="float" office:value="154.1" calcext:value-type="float">
            <text:p>154.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147946262" calcext:value-type="float">
            <text:p>1.7114794626</text:p>
          </table:table-cell>
          <table:table-cell office:value-type="float" office:value="-0.257683038712" calcext:value-type="float">
            <text:p>-0.2576830387</text:p>
          </table:table-cell>
        </table:table-row>
        <table:table-row table:style-name="ro1">
          <table:table-cell office:value-type="float" office:value="154.2" calcext:value-type="float">
            <text:p>154.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304613897" calcext:value-type="float">
            <text:p>1.713046139</text:p>
          </table:table-cell>
          <table:table-cell office:value-type="float" office:value="-0.257356345654" calcext:value-type="float">
            <text:p>-0.2573563457</text:p>
          </table:table-cell>
        </table:table-row>
        <table:table-row table:style-name="ro1">
          <table:table-cell office:value-type="float" office:value="154.3" calcext:value-type="float">
            <text:p>154.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412863761" calcext:value-type="float">
            <text:p>1.7141286376</text:p>
          </table:table-cell>
          <table:table-cell office:value-type="float" office:value="-0.256895661354" calcext:value-type="float">
            <text:p>-0.2568956614</text:p>
          </table:table-cell>
        </table:table-row>
        <table:table-row table:style-name="ro1">
          <table:table-cell office:value-type="float" office:value="154.4" calcext:value-type="float">
            <text:p>154.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491985479" calcext:value-type="float">
            <text:p>1.7149198548</text:p>
          </table:table-cell>
          <table:table-cell office:value-type="float" office:value="-0.256437748671" calcext:value-type="float">
            <text:p>-0.2564377487</text:p>
          </table:table-cell>
        </table:table-row>
        <table:table-row table:style-name="ro1">
          <table:table-cell office:value-type="float" office:value="154.5" calcext:value-type="float">
            <text:p>154.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418340961" calcext:value-type="float">
            <text:p>1.7141834096</text:p>
          </table:table-cell>
          <table:table-cell office:value-type="float" office:value="-0.25607714057" calcext:value-type="float">
            <text:p>-0.2560771406</text:p>
          </table:table-cell>
        </table:table-row>
        <table:table-row table:style-name="ro1">
          <table:table-cell office:value-type="float" office:value="154.6" calcext:value-type="float">
            <text:p>154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410445517" calcext:value-type="float">
            <text:p>1.7141044552</text:p>
          </table:table-cell>
          <table:table-cell office:value-type="float" office:value="-0.256378293037" calcext:value-type="float">
            <text:p>-0.256378293</text:p>
          </table:table-cell>
        </table:table-row>
        <table:table-row table:style-name="ro1">
          <table:table-cell office:value-type="float" office:value="154.7" calcext:value-type="float">
            <text:p>154.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588323136" calcext:value-type="float">
            <text:p>1.7158832314</text:p>
          </table:table-cell>
          <table:table-cell office:value-type="float" office:value="-0.256380349398" calcext:value-type="float">
            <text:p>-0.2563803494</text:p>
          </table:table-cell>
        </table:table-row>
        <table:table-row table:style-name="ro1">
          <table:table-cell office:value-type="float" office:value="154.8" calcext:value-type="float">
            <text:p>154.8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765026595" calcext:value-type="float">
            <text:p>1.717650266</text:p>
          </table:table-cell>
          <table:table-cell office:value-type="float" office:value="-0.255748182535" calcext:value-type="float">
            <text:p>-0.2557481825</text:p>
          </table:table-cell>
        </table:table-row>
        <table:table-row table:style-name="ro1">
          <table:table-cell office:value-type="float" office:value="154.9" calcext:value-type="float">
            <text:p>154.9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769082302" calcext:value-type="float">
            <text:p>1.717690823</text:p>
          </table:table-cell>
          <table:table-cell office:value-type="float" office:value="-0.255560368299" calcext:value-type="float">
            <text:p>-0.255560368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76660835" calcext:value-type="float">
            <text:p>1.7176660835</text:p>
          </table:table-cell>
          <table:table-cell office:value-type="float" office:value="-0.255118697882" calcext:value-type="float">
            <text:p>-0.2551186979</text:p>
          </table:table-cell>
        </table:table-row>
        <table:table-row table:style-name="ro1">
          <table:table-cell office:value-type="float" office:value="155.1" calcext:value-type="float">
            <text:p>155.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780920453" calcext:value-type="float">
            <text:p>1.7178092045</text:p>
          </table:table-cell>
          <table:table-cell office:value-type="float" office:value="-0.255022346973" calcext:value-type="float">
            <text:p>-0.255022347</text:p>
          </table:table-cell>
        </table:table-row>
        <table:table-row table:style-name="ro1">
          <table:table-cell office:value-type="float" office:value="155.2" calcext:value-type="float">
            <text:p>155.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896398255" calcext:value-type="float">
            <text:p>1.7189639826</text:p>
          </table:table-cell>
          <table:table-cell office:value-type="float" office:value="-0.255438715219" calcext:value-type="float">
            <text:p>-0.2554387152</text:p>
          </table:table-cell>
        </table:table-row>
        <table:table-row table:style-name="ro1">
          <table:table-cell office:value-type="float" office:value="155.3" calcext:value-type="float">
            <text:p>155.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033992838" calcext:value-type="float">
            <text:p>1.7203399284</text:p>
          </table:table-cell>
          <table:table-cell office:value-type="float" office:value="-0.255729883909" calcext:value-type="float">
            <text:p>-0.2557298839</text:p>
          </table:table-cell>
        </table:table-row>
        <table:table-row table:style-name="ro1">
          <table:table-cell office:value-type="float" office:value="155.4" calcext:value-type="float">
            <text:p>155.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124690047" calcext:value-type="float">
            <text:p>1.7212469005</text:p>
          </table:table-cell>
          <table:table-cell office:value-type="float" office:value="-0.255503952503" calcext:value-type="float">
            <text:p>-0.2555039525</text:p>
          </table:table-cell>
        </table:table-row>
        <table:table-row table:style-name="ro1">
          <table:table-cell office:value-type="float" office:value="155.5" calcext:value-type="float">
            <text:p>155.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241216446" calcext:value-type="float">
            <text:p>1.7224121645</text:p>
          </table:table-cell>
          <table:table-cell office:value-type="float" office:value="-0.255106389523" calcext:value-type="float">
            <text:p>-0.2551063895</text:p>
          </table:table-cell>
        </table:table-row>
        <table:table-row table:style-name="ro1">
          <table:table-cell office:value-type="float" office:value="155.6" calcext:value-type="float">
            <text:p>155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301000973" calcext:value-type="float">
            <text:p>1.7230100097</text:p>
          </table:table-cell>
          <table:table-cell office:value-type="float" office:value="-0.254508376122" calcext:value-type="float">
            <text:p>-0.2545083761</text:p>
          </table:table-cell>
        </table:table-row>
        <table:table-row table:style-name="ro1">
          <table:table-cell office:value-type="float" office:value="155.7" calcext:value-type="float">
            <text:p>155.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329573794" calcext:value-type="float">
            <text:p>1.7232957379</text:p>
          </table:table-cell>
          <table:table-cell office:value-type="float" office:value="-0.253843396902" calcext:value-type="float">
            <text:p>-0.2538433969</text:p>
          </table:table-cell>
        </table:table-row>
        <table:table-row table:style-name="ro1">
          <table:table-cell office:value-type="float" office:value="155.8" calcext:value-type="float">
            <text:p>155.8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342679685" calcext:value-type="float">
            <text:p>1.7234267969</text:p>
          </table:table-cell>
          <table:table-cell office:value-type="float" office:value="-0.253712236881" calcext:value-type="float">
            <text:p>-0.2537122369</text:p>
          </table:table-cell>
        </table:table-row>
        <table:table-row table:style-name="ro1">
          <table:table-cell office:value-type="float" office:value="155.9" calcext:value-type="float">
            <text:p>155.9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513351267" calcext:value-type="float">
            <text:p>1.7251335127</text:p>
          </table:table-cell>
          <table:table-cell office:value-type="float" office:value="-0.25489243865" calcext:value-type="float">
            <text:p>-0.2548924387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623611471" calcext:value-type="float">
            <text:p>1.7262361147</text:p>
          </table:table-cell>
          <table:table-cell office:value-type="float" office:value="-0.256131589413" calcext:value-type="float">
            <text:p>-0.2561315894</text:p>
          </table:table-cell>
        </table:table-row>
        <table:table-row table:style-name="ro1">
          <table:table-cell office:value-type="float" office:value="156.1" calcext:value-type="float">
            <text:p>156.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6787341" calcext:value-type="float">
            <text:p>1.726787341</text:p>
          </table:table-cell>
          <table:table-cell office:value-type="float" office:value="-0.257423460484" calcext:value-type="float">
            <text:p>-0.2574234605</text:p>
          </table:table-cell>
        </table:table-row>
        <table:table-row table:style-name="ro1">
          <table:table-cell office:value-type="float" office:value="156.2" calcext:value-type="float">
            <text:p>156.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684719864" calcext:value-type="float">
            <text:p>1.7268471986</text:p>
          </table:table-cell>
          <table:table-cell office:value-type="float" office:value="-0.258621513844" calcext:value-type="float">
            <text:p>-0.2586215138</text:p>
          </table:table-cell>
        </table:table-row>
        <table:table-row table:style-name="ro1">
          <table:table-cell office:value-type="float" office:value="156.3" calcext:value-type="float">
            <text:p>156.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2657737647" calcext:value-type="float">
            <text:p>1.7265773765</text:p>
          </table:table-cell>
          <table:table-cell office:value-type="float" office:value="-0.259811133146" calcext:value-type="float">
            <text:p>-0.2598111331</text:p>
          </table:table-cell>
        </table:table-row>
        <table:table-row table:style-name="ro1">
          <table:table-cell office:value-type="float" office:value="156.4" calcext:value-type="float">
            <text:p>156.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2612517219" calcext:value-type="float">
            <text:p>1.7261251722</text:p>
          </table:table-cell>
          <table:table-cell office:value-type="float" office:value="-0.261327534914" calcext:value-type="float">
            <text:p>-0.2613275349</text:p>
          </table:table-cell>
        </table:table-row>
        <table:table-row table:style-name="ro1">
          <table:table-cell office:value-type="float" office:value="156.5" calcext:value-type="float">
            <text:p>156.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2686867917" calcext:value-type="float">
            <text:p>1.7268686792</text:p>
          </table:table-cell>
          <table:table-cell office:value-type="float" office:value="-0.264538288116" calcext:value-type="float">
            <text:p>-0.2645382881</text:p>
          </table:table-cell>
        </table:table-row>
        <table:table-row table:style-name="ro1">
          <table:table-cell office:value-type="float" office:value="156.6" calcext:value-type="float">
            <text:p>156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2681775771" calcext:value-type="float">
            <text:p>1.7268177577</text:p>
          </table:table-cell>
          <table:table-cell office:value-type="float" office:value="-0.267735689878" calcext:value-type="float">
            <text:p>-0.2677356899</text:p>
          </table:table-cell>
        </table:table-row>
        <table:table-row table:style-name="ro1">
          <table:table-cell office:value-type="float" office:value="156.7" calcext:value-type="float">
            <text:p>156.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2711340006" calcext:value-type="float">
            <text:p>1.7271134001</text:p>
          </table:table-cell>
          <table:table-cell office:value-type="float" office:value="-0.270194202662" calcext:value-type="float">
            <text:p>-0.2701942027</text:p>
          </table:table-cell>
        </table:table-row>
        <table:table-row table:style-name="ro1">
          <table:table-cell office:value-type="float" office:value="156.8" calcext:value-type="float">
            <text:p>156.8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2640599205" calcext:value-type="float">
            <text:p>1.7264059921</text:p>
          </table:table-cell>
          <table:table-cell office:value-type="float" office:value="-0.273454338312" calcext:value-type="float">
            <text:p>-0.2734543383</text:p>
          </table:table-cell>
        </table:table-row>
        <table:table-row table:style-name="ro1">
          <table:table-cell office:value-type="float" office:value="156.9" calcext:value-type="float">
            <text:p>156.9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2262741994" calcext:value-type="float">
            <text:p>1.7226274199</text:p>
          </table:table-cell>
          <table:table-cell office:value-type="float" office:value="-0.277391642332" calcext:value-type="float">
            <text:p>-0.27739164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" calcext:value-type="float">
            <text:p>1.09</text:p>
          </table:table-cell>
          <table:table-cell office:value-type="float" office:value="1.7192176531" calcext:value-type="float">
            <text:p>1.7192176531</text:p>
          </table:table-cell>
          <table:table-cell office:value-type="float" office:value="-0.282233506441" calcext:value-type="float">
            <text:p>-0.2822335064</text:p>
          </table:table-cell>
        </table:table-row>
        <table:table-row table:style-name="ro1">
          <table:table-cell office:value-type="float" office:value="157.1" calcext:value-type="float">
            <text:p>157.1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1" calcext:value-type="float">
            <text:p>1.091</text:p>
          </table:table-cell>
          <table:table-cell office:value-type="float" office:value="1.71728183503" calcext:value-type="float">
            <text:p>1.717281835</text:p>
          </table:table-cell>
          <table:table-cell office:value-type="float" office:value="-0.287349760532" calcext:value-type="float">
            <text:p>-0.2873497605</text:p>
          </table:table-cell>
        </table:table-row>
        <table:table-row table:style-name="ro1">
          <table:table-cell office:value-type="float" office:value="157.2" calcext:value-type="float">
            <text:p>157.2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2" calcext:value-type="float">
            <text:p>1.092</text:p>
          </table:table-cell>
          <table:table-cell office:value-type="float" office:value="1.7152416924" calcext:value-type="float">
            <text:p>1.7152416924</text:p>
          </table:table-cell>
          <table:table-cell office:value-type="float" office:value="-0.292059808969" calcext:value-type="float">
            <text:p>-0.292059809</text:p>
          </table:table-cell>
        </table:table-row>
        <table:table-row table:style-name="ro1">
          <table:table-cell office:value-type="float" office:value="157.3" calcext:value-type="float">
            <text:p>157.3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4" calcext:value-type="float">
            <text:p>1.094</text:p>
          </table:table-cell>
          <table:table-cell office:value-type="float" office:value="1.7123599003" calcext:value-type="float">
            <text:p>1.7123599003</text:p>
          </table:table-cell>
          <table:table-cell office:value-type="float" office:value="-0.296103805304" calcext:value-type="float">
            <text:p>-0.2961038053</text:p>
          </table:table-cell>
        </table:table-row>
        <table:table-row table:style-name="ro1">
          <table:table-cell office:value-type="float" office:value="157.4" calcext:value-type="float">
            <text:p>157.4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6" calcext:value-type="float">
            <text:p>1.096</text:p>
          </table:table-cell>
          <table:table-cell office:value-type="float" office:value="1.70930716398" calcext:value-type="float">
            <text:p>1.709307164</text:p>
          </table:table-cell>
          <table:table-cell office:value-type="float" office:value="-0.300387710333" calcext:value-type="float">
            <text:p>-0.3003877103</text:p>
          </table:table-cell>
        </table:table-row>
        <table:table-row table:style-name="ro1">
          <table:table-cell office:value-type="float" office:value="157.5" calcext:value-type="float">
            <text:p>157.5</text:p>
          </table:table-cell>
          <table:table-cell office:value-type="float" office:value="2.775" calcext:value-type="float">
            <text:p>2.775</text:p>
          </table:table-cell>
          <table:table-cell office:value-type="float" office:value="1.098" calcext:value-type="float">
            <text:p>1.098</text:p>
          </table:table-cell>
          <table:table-cell office:value-type="float" office:value="1.70567944221" calcext:value-type="float">
            <text:p>1.7056794422</text:p>
          </table:table-cell>
          <table:table-cell office:value-type="float" office:value="-0.304630845785" calcext:value-type="float">
            <text:p>-0.3046308458</text:p>
          </table:table-cell>
        </table:table-row>
        <table:table-row table:style-name="ro1">
          <table:table-cell office:value-type="float" office:value="157.6" calcext:value-type="float">
            <text:p>157.6</text:p>
          </table:table-cell>
          <table:table-cell office:value-type="float" office:value="2.775" calcext:value-type="float">
            <text:p>2.775</text:p>
          </table:table-cell>
          <table:table-cell office:value-type="float" office:value="1.101" calcext:value-type="float">
            <text:p>1.101</text:p>
          </table:table-cell>
          <table:table-cell office:value-type="float" office:value="1.70082099198" calcext:value-type="float">
            <text:p>1.700820992</text:p>
          </table:table-cell>
          <table:table-cell office:value-type="float" office:value="-0.308486878872" calcext:value-type="float">
            <text:p>-0.3084868789</text:p>
          </table:table-cell>
        </table:table-row>
        <table:table-row table:style-name="ro1">
          <table:table-cell office:value-type="float" office:value="157.7" calcext:value-type="float">
            <text:p>157.7</text:p>
          </table:table-cell>
          <table:table-cell office:value-type="float" office:value="2.776" calcext:value-type="float">
            <text:p>2.776</text:p>
          </table:table-cell>
          <table:table-cell office:value-type="float" office:value="1.105" calcext:value-type="float">
            <text:p>1.105</text:p>
          </table:table-cell>
          <table:table-cell office:value-type="float" office:value="1.6956296624" calcext:value-type="float">
            <text:p>1.6956296624</text:p>
          </table:table-cell>
          <table:table-cell office:value-type="float" office:value="-0.311508625746" calcext:value-type="float">
            <text:p>-0.3115086257</text:p>
          </table:table-cell>
        </table:table-row>
        <table:table-row table:style-name="ro1">
          <table:table-cell office:value-type="float" office:value="157.8" calcext:value-type="float">
            <text:p>157.8</text:p>
          </table:table-cell>
          <table:table-cell office:value-type="float" office:value="2.776" calcext:value-type="float">
            <text:p>2.776</text:p>
          </table:table-cell>
          <table:table-cell office:value-type="float" office:value="1.109" calcext:value-type="float">
            <text:p>1.109</text:p>
          </table:table-cell>
          <table:table-cell office:value-type="float" office:value="1.69033987546" calcext:value-type="float">
            <text:p>1.6903398755</text:p>
          </table:table-cell>
          <table:table-cell office:value-type="float" office:value="-0.313938111067" calcext:value-type="float">
            <text:p>-0.3139381111</text:p>
          </table:table-cell>
        </table:table-row>
        <table:table-row table:style-name="ro1">
          <table:table-cell office:value-type="float" office:value="157.9" calcext:value-type="float">
            <text:p>157.9</text:p>
          </table:table-cell>
          <table:table-cell office:value-type="float" office:value="2.777" calcext:value-type="float">
            <text:p>2.777</text:p>
          </table:table-cell>
          <table:table-cell office:value-type="float" office:value="1.114" calcext:value-type="float">
            <text:p>1.114</text:p>
          </table:table-cell>
          <table:table-cell office:value-type="float" office:value="1.68318836401" calcext:value-type="float">
            <text:p>1.683188364</text:p>
          </table:table-cell>
          <table:table-cell office:value-type="float" office:value="-0.315325140953" calcext:value-type="float">
            <text:p>-0.31532514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.778" calcext:value-type="float">
            <text:p>2.778</text:p>
          </table:table-cell>
          <table:table-cell office:value-type="float" office:value="1.119" calcext:value-type="float">
            <text:p>1.119</text:p>
          </table:table-cell>
          <table:table-cell office:value-type="float" office:value="1.67630459873" calcext:value-type="float">
            <text:p>1.6763045987</text:p>
          </table:table-cell>
          <table:table-cell office:value-type="float" office:value="-0.317915320396" calcext:value-type="float">
            <text:p>-0.3179153204</text:p>
          </table:table-cell>
        </table:table-row>
        <table:table-row table:style-name="ro1">
          <table:table-cell office:value-type="float" office:value="158.1" calcext:value-type="float">
            <text:p>158.1</text:p>
          </table:table-cell>
          <table:table-cell office:value-type="float" office:value="2.778" calcext:value-type="float">
            <text:p>2.778</text:p>
          </table:table-cell>
          <table:table-cell office:value-type="float" office:value="1.124" calcext:value-type="float">
            <text:p>1.124</text:p>
          </table:table-cell>
          <table:table-cell office:value-type="float" office:value="1.6687755487" calcext:value-type="float">
            <text:p>1.6687755487</text:p>
          </table:table-cell>
          <table:table-cell office:value-type="float" office:value="-0.322279989719" calcext:value-type="float">
            <text:p>-0.3222799897</text:p>
          </table:table-cell>
        </table:table-row>
        <table:table-row table:style-name="ro1">
          <table:table-cell office:value-type="float" office:value="158.2" calcext:value-type="float">
            <text:p>158.2</text:p>
          </table:table-cell>
          <table:table-cell office:value-type="float" office:value="2.779" calcext:value-type="float">
            <text:p>2.779</text:p>
          </table:table-cell>
          <table:table-cell office:value-type="float" office:value="1.129" calcext:value-type="float">
            <text:p>1.129</text:p>
          </table:table-cell>
          <table:table-cell office:value-type="float" office:value="1.65963191519" calcext:value-type="float">
            <text:p>1.6596319152</text:p>
          </table:table-cell>
          <table:table-cell office:value-type="float" office:value="-0.328436732292" calcext:value-type="float">
            <text:p>-0.3284367323</text:p>
          </table:table-cell>
        </table:table-row>
        <table:table-row table:style-name="ro1">
          <table:table-cell office:value-type="float" office:value="158.3" calcext:value-type="float">
            <text:p>158.3</text:p>
          </table:table-cell>
          <table:table-cell office:value-type="float" office:value="2.78" calcext:value-type="float">
            <text:p>2.78</text:p>
          </table:table-cell>
          <table:table-cell office:value-type="float" office:value="1.134" calcext:value-type="float">
            <text:p>1.134</text:p>
          </table:table-cell>
          <table:table-cell office:value-type="float" office:value="1.65367875775" calcext:value-type="float">
            <text:p>1.6536787578</text:p>
          </table:table-cell>
          <table:table-cell office:value-type="float" office:value="-0.333275943995" calcext:value-type="float">
            <text:p>-0.333275944</text:p>
          </table:table-cell>
        </table:table-row>
        <table:table-row table:style-name="ro1">
          <table:table-cell office:value-type="float" office:value="158.4" calcext:value-type="float">
            <text:p>158.4</text:p>
          </table:table-cell>
          <table:table-cell office:value-type="float" office:value="2.782" calcext:value-type="float">
            <text:p>2.782</text:p>
          </table:table-cell>
          <table:table-cell office:value-type="float" office:value="1.14" calcext:value-type="float">
            <text:p>1.14</text:p>
          </table:table-cell>
          <table:table-cell office:value-type="float" office:value="1.64562787029" calcext:value-type="float">
            <text:p>1.6456278703</text:p>
          </table:table-cell>
          <table:table-cell office:value-type="float" office:value="-0.335266500711" calcext:value-type="float">
            <text:p>-0.3352665007</text:p>
          </table:table-cell>
        </table:table-row>
        <table:table-row table:style-name="ro1">
          <table:table-cell office:value-type="float" office:value="158.5" calcext:value-type="float">
            <text:p>158.5</text:p>
          </table:table-cell>
          <table:table-cell office:value-type="float" office:value="2.783" calcext:value-type="float">
            <text:p>2.783</text:p>
          </table:table-cell>
          <table:table-cell office:value-type="float" office:value="1.147" calcext:value-type="float">
            <text:p>1.147</text:p>
          </table:table-cell>
          <table:table-cell office:value-type="float" office:value="1.63850299392" calcext:value-type="float">
            <text:p>1.6385029939</text:p>
          </table:table-cell>
          <table:table-cell office:value-type="float" office:value="-0.338472008705" calcext:value-type="float">
            <text:p>-0.3384720087</text:p>
          </table:table-cell>
        </table:table-row>
        <table:table-row table:style-name="ro1">
          <table:table-cell office:value-type="float" office:value="158.6" calcext:value-type="float">
            <text:p>158.6</text:p>
          </table:table-cell>
          <table:table-cell office:value-type="float" office:value="2.785" calcext:value-type="float">
            <text:p>2.785</text:p>
          </table:table-cell>
          <table:table-cell office:value-type="float" office:value="1.153" calcext:value-type="float">
            <text:p>1.153</text:p>
          </table:table-cell>
          <table:table-cell office:value-type="float" office:value="1.62949098637" calcext:value-type="float">
            <text:p>1.6294909864</text:p>
          </table:table-cell>
          <table:table-cell office:value-type="float" office:value="-0.341814577579" calcext:value-type="float">
            <text:p>-0.3418145776</text:p>
          </table:table-cell>
        </table:table-row>
        <table:table-row table:style-name="ro1">
          <table:table-cell office:value-type="float" office:value="158.7" calcext:value-type="float">
            <text:p>158.7</text:p>
          </table:table-cell>
          <table:table-cell office:value-type="float" office:value="2.787" calcext:value-type="float">
            <text:p>2.787</text:p>
          </table:table-cell>
          <table:table-cell office:value-type="float" office:value="1.16" calcext:value-type="float">
            <text:p>1.16</text:p>
          </table:table-cell>
          <table:table-cell office:value-type="float" office:value="1.62346948795" calcext:value-type="float">
            <text:p>1.623469488</text:p>
          </table:table-cell>
          <table:table-cell office:value-type="float" office:value="-0.343610018492" calcext:value-type="float">
            <text:p>-0.3436100185</text:p>
          </table:table-cell>
        </table:table-row>
        <table:table-row table:style-name="ro1">
          <table:table-cell office:value-type="float" office:value="158.8" calcext:value-type="float">
            <text:p>158.8</text:p>
          </table:table-cell>
          <table:table-cell office:value-type="float" office:value="2.79" calcext:value-type="float">
            <text:p>2.79</text:p>
          </table:table-cell>
          <table:table-cell office:value-type="float" office:value="1.167" calcext:value-type="float">
            <text:p>1.167</text:p>
          </table:table-cell>
          <table:table-cell office:value-type="float" office:value="1.61766783559" calcext:value-type="float">
            <text:p>1.6176678356</text:p>
          </table:table-cell>
          <table:table-cell office:value-type="float" office:value="-0.345320373774" calcext:value-type="float">
            <text:p>-0.3453203738</text:p>
          </table:table-cell>
        </table:table-row>
        <table:table-row table:style-name="ro1">
          <table:table-cell office:value-type="float" office:value="158.9" calcext:value-type="float">
            <text:p>158.9</text:p>
          </table:table-cell>
          <table:table-cell office:value-type="float" office:value="2.792" calcext:value-type="float">
            <text:p>2.792</text:p>
          </table:table-cell>
          <table:table-cell office:value-type="float" office:value="1.175" calcext:value-type="float">
            <text:p>1.175</text:p>
          </table:table-cell>
          <table:table-cell office:value-type="float" office:value="1.61330539353" calcext:value-type="float">
            <text:p>1.6133053935</text:p>
          </table:table-cell>
          <table:table-cell office:value-type="float" office:value="-0.34489646554" calcext:value-type="float">
            <text:p>-0.344896465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795" calcext:value-type="float">
            <text:p>2.795</text:p>
          </table:table-cell>
          <table:table-cell office:value-type="float" office:value="1.182" calcext:value-type="float">
            <text:p>1.182</text:p>
          </table:table-cell>
          <table:table-cell office:value-type="float" office:value="1.60940237204" calcext:value-type="float">
            <text:p>1.609402372</text:p>
          </table:table-cell>
          <table:table-cell office:value-type="float" office:value="-0.344361841679" calcext:value-type="float">
            <text:p>-0.3443618417</text:p>
          </table:table-cell>
        </table:table-row>
        <table:table-row table:style-name="ro1">
          <table:table-cell office:value-type="float" office:value="159.1" calcext:value-type="float">
            <text:p>159.1</text:p>
          </table:table-cell>
          <table:table-cell office:value-type="float" office:value="2.798" calcext:value-type="float">
            <text:p>2.798</text:p>
          </table:table-cell>
          <table:table-cell office:value-type="float" office:value="1.189" calcext:value-type="float">
            <text:p>1.189</text:p>
          </table:table-cell>
          <table:table-cell office:value-type="float" office:value="1.60153891466" calcext:value-type="float">
            <text:p>1.6015389147</text:p>
          </table:table-cell>
          <table:table-cell office:value-type="float" office:value="-0.346813440323" calcext:value-type="float">
            <text:p>-0.3468134403</text:p>
          </table:table-cell>
        </table:table-row>
        <table:table-row table:style-name="ro1">
          <table:table-cell office:value-type="float" office:value="159.2" calcext:value-type="float">
            <text:p>159.2</text:p>
          </table:table-cell>
          <table:table-cell office:value-type="float" office:value="2.801" calcext:value-type="float">
            <text:p>2.801</text:p>
          </table:table-cell>
          <table:table-cell office:value-type="float" office:value="1.196" calcext:value-type="float">
            <text:p>1.196</text:p>
          </table:table-cell>
          <table:table-cell office:value-type="float" office:value="1.59391186568" calcext:value-type="float">
            <text:p>1.5939118657</text:p>
          </table:table-cell>
          <table:table-cell office:value-type="float" office:value="-0.353048443794" calcext:value-type="float">
            <text:p>-0.3530484438</text:p>
          </table:table-cell>
        </table:table-row>
        <table:table-row table:style-name="ro1">
          <table:table-cell office:value-type="float" office:value="159.3" calcext:value-type="float">
            <text:p>159.3</text:p>
          </table:table-cell>
          <table:table-cell office:value-type="float" office:value="2.804" calcext:value-type="float">
            <text:p>2.804</text:p>
          </table:table-cell>
          <table:table-cell office:value-type="float" office:value="1.202" calcext:value-type="float">
            <text:p>1.202</text:p>
          </table:table-cell>
          <table:table-cell office:value-type="float" office:value="1.58817577424" calcext:value-type="float">
            <text:p>1.5881757742</text:p>
          </table:table-cell>
          <table:table-cell office:value-type="float" office:value="-0.354099661112" calcext:value-type="float">
            <text:p>-0.3540996611</text:p>
          </table:table-cell>
        </table:table-row>
        <table:table-row table:style-name="ro1">
          <table:table-cell office:value-type="float" office:value="159.4" calcext:value-type="float">
            <text:p>159.4</text:p>
          </table:table-cell>
          <table:table-cell office:value-type="float" office:value="2.807" calcext:value-type="float">
            <text:p>2.807</text:p>
          </table:table-cell>
          <table:table-cell office:value-type="float" office:value="1.208" calcext:value-type="float">
            <text:p>1.208</text:p>
          </table:table-cell>
          <table:table-cell office:value-type="float" office:value="1.58430774563" calcext:value-type="float">
            <text:p>1.5843077456</text:p>
          </table:table-cell>
          <table:table-cell office:value-type="float" office:value="-0.35398799181" calcext:value-type="float">
            <text:p>-0.3539879918</text:p>
          </table:table-cell>
        </table:table-row>
        <table:table-row table:style-name="ro1">
          <table:table-cell office:value-type="float" office:value="159.5" calcext:value-type="float">
            <text:p>159.5</text:p>
          </table:table-cell>
          <table:table-cell office:value-type="float" office:value="2.81" calcext:value-type="float">
            <text:p>2.81</text:p>
          </table:table-cell>
          <table:table-cell office:value-type="float" office:value="1.214" calcext:value-type="float">
            <text:p>1.214</text:p>
          </table:table-cell>
          <table:table-cell office:value-type="float" office:value="1.57795689675" calcext:value-type="float">
            <text:p>1.5779568968</text:p>
          </table:table-cell>
          <table:table-cell office:value-type="float" office:value="-0.352463454008" calcext:value-type="float">
            <text:p>-0.352463454</text:p>
          </table:table-cell>
        </table:table-row>
        <table:table-row table:style-name="ro1">
          <table:table-cell office:value-type="float" office:value="159.6" calcext:value-type="float">
            <text:p>159.6</text:p>
          </table:table-cell>
          <table:table-cell office:value-type="float" office:value="2.813" calcext:value-type="float">
            <text:p>2.813</text:p>
          </table:table-cell>
          <table:table-cell office:value-type="float" office:value="1.219" calcext:value-type="float">
            <text:p>1.219</text:p>
          </table:table-cell>
          <table:table-cell office:value-type="float" office:value="1.56986330924" calcext:value-type="float">
            <text:p>1.5698633092</text:p>
          </table:table-cell>
          <table:table-cell office:value-type="float" office:value="-0.346351742744" calcext:value-type="float">
            <text:p>-0.3463517427</text:p>
          </table:table-cell>
        </table:table-row>
        <table:table-row table:style-name="ro1">
          <table:table-cell office:value-type="float" office:value="159.7" calcext:value-type="float">
            <text:p>159.7</text:p>
          </table:table-cell>
          <table:table-cell office:value-type="float" office:value="2.817" calcext:value-type="float">
            <text:p>2.817</text:p>
          </table:table-cell>
          <table:table-cell office:value-type="float" office:value="1.226" calcext:value-type="float">
            <text:p>1.226</text:p>
          </table:table-cell>
          <table:table-cell office:value-type="float" office:value="1.5630012487" calcext:value-type="float">
            <text:p>1.5630012487</text:p>
          </table:table-cell>
          <table:table-cell office:value-type="float" office:value="-0.346556514502" calcext:value-type="float">
            <text:p>-0.3465565145</text:p>
          </table:table-cell>
        </table:table-row>
        <table:table-row table:style-name="ro1">
          <table:table-cell office:value-type="float" office:value="159.8" calcext:value-type="float">
            <text:p>159.8</text:p>
          </table:table-cell>
          <table:table-cell office:value-type="float" office:value="2.821" calcext:value-type="float">
            <text:p>2.821</text:p>
          </table:table-cell>
          <table:table-cell office:value-type="float" office:value="1.232" calcext:value-type="float">
            <text:p>1.232</text:p>
          </table:table-cell>
          <table:table-cell office:value-type="float" office:value="1.5550287427" calcext:value-type="float">
            <text:p>1.5550287427</text:p>
          </table:table-cell>
          <table:table-cell office:value-type="float" office:value="-0.34633526206" calcext:value-type="float">
            <text:p>-0.3463352621</text:p>
          </table:table-cell>
        </table:table-row>
        <table:table-row table:style-name="ro1">
          <table:table-cell office:value-type="float" office:value="159.9" calcext:value-type="float">
            <text:p>159.9</text:p>
          </table:table-cell>
          <table:table-cell office:value-type="float" office:value="2.825" calcext:value-type="float">
            <text:p>2.825</text:p>
          </table:table-cell>
          <table:table-cell office:value-type="float" office:value="1.238" calcext:value-type="float">
            <text:p>1.238</text:p>
          </table:table-cell>
          <table:table-cell office:value-type="float" office:value="1.54853916097" calcext:value-type="float">
            <text:p>1.548539161</text:p>
          </table:table-cell>
          <table:table-cell office:value-type="float" office:value="-0.347237586975" calcext:value-type="float">
            <text:p>-0.34723758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83" calcext:value-type="float">
            <text:p>2.83</text:p>
          </table:table-cell>
          <table:table-cell office:value-type="float" office:value="1.244" calcext:value-type="float">
            <text:p>1.244</text:p>
          </table:table-cell>
          <table:table-cell office:value-type="float" office:value="1.53771982307" calcext:value-type="float">
            <text:p>1.5377198231</text:p>
          </table:table-cell>
          <table:table-cell office:value-type="float" office:value="-0.351791441441" calcext:value-type="float">
            <text:p>-0.3517914414</text:p>
          </table:table-cell>
        </table:table-row>
        <table:table-row table:style-name="ro1">
          <table:table-cell office:value-type="float" office:value="160.1" calcext:value-type="float">
            <text:p>160.1</text:p>
          </table:table-cell>
          <table:table-cell office:value-type="float" office:value="2.834" calcext:value-type="float">
            <text:p>2.834</text:p>
          </table:table-cell>
          <table:table-cell office:value-type="float" office:value="1.25" calcext:value-type="float">
            <text:p>1.25</text:p>
          </table:table-cell>
          <table:table-cell office:value-type="float" office:value="1.53012184432" calcext:value-type="float">
            <text:p>1.5301218443</text:p>
          </table:table-cell>
          <table:table-cell office:value-type="float" office:value="-0.353203505278" calcext:value-type="float">
            <text:p>-0.3532035053</text:p>
          </table:table-cell>
        </table:table-row>
        <table:table-row table:style-name="ro1">
          <table:table-cell office:value-type="float" office:value="160.2" calcext:value-type="float">
            <text:p>160.2</text:p>
          </table:table-cell>
          <table:table-cell office:value-type="float" office:value="2.838" calcext:value-type="float">
            <text:p>2.838</text:p>
          </table:table-cell>
          <table:table-cell office:value-type="float" office:value="1.255" calcext:value-type="float">
            <text:p>1.255</text:p>
          </table:table-cell>
          <table:table-cell office:value-type="float" office:value="1.52427237448" calcext:value-type="float">
            <text:p>1.5242723745</text:p>
          </table:table-cell>
          <table:table-cell office:value-type="float" office:value="-0.357736259699" calcext:value-type="float">
            <text:p>-0.3577362597</text:p>
          </table:table-cell>
        </table:table-row>
        <table:table-row table:style-name="ro1">
          <table:table-cell office:value-type="float" office:value="160.3" calcext:value-type="float">
            <text:p>160.3</text:p>
          </table:table-cell>
          <table:table-cell office:value-type="float" office:value="2.843" calcext:value-type="float">
            <text:p>2.843</text:p>
          </table:table-cell>
          <table:table-cell office:value-type="float" office:value="1.261" calcext:value-type="float">
            <text:p>1.261</text:p>
          </table:table-cell>
          <table:table-cell office:value-type="float" office:value="1.51489008101" calcext:value-type="float">
            <text:p>1.514890081</text:p>
          </table:table-cell>
          <table:table-cell office:value-type="float" office:value="-0.363909721375" calcext:value-type="float">
            <text:p>-0.3639097214</text:p>
          </table:table-cell>
        </table:table-row>
        <table:table-row table:style-name="ro1">
          <table:table-cell office:value-type="float" office:value="160.4" calcext:value-type="float">
            <text:p>160.4</text:p>
          </table:table-cell>
          <table:table-cell office:value-type="float" office:value="2.847" calcext:value-type="float">
            <text:p>2.847</text:p>
          </table:table-cell>
          <table:table-cell office:value-type="float" office:value="1.266" calcext:value-type="float">
            <text:p>1.266</text:p>
          </table:table-cell>
          <table:table-cell office:value-type="float" office:value="1.50592082279" calcext:value-type="float">
            <text:p>1.5059208228</text:p>
          </table:table-cell>
          <table:table-cell office:value-type="float" office:value="-0.36532497406" calcext:value-type="float">
            <text:p>-0.3653249741</text:p>
          </table:table-cell>
        </table:table-row>
        <table:table-row table:style-name="ro1">
          <table:table-cell office:value-type="float" office:value="160.5" calcext:value-type="float">
            <text:p>160.5</text:p>
          </table:table-cell>
          <table:table-cell office:value-type="float" office:value="2.851" calcext:value-type="float">
            <text:p>2.851</text:p>
          </table:table-cell>
          <table:table-cell office:value-type="float" office:value="1.27" calcext:value-type="float">
            <text:p>1.27</text:p>
          </table:table-cell>
          <table:table-cell office:value-type="float" office:value="1.50072141476" calcext:value-type="float">
            <text:p>1.5007214148</text:p>
          </table:table-cell>
          <table:table-cell office:value-type="float" office:value="-0.366455256939" calcext:value-type="float">
            <text:p>-0.3664552569</text:p>
          </table:table-cell>
        </table:table-row>
        <table:table-row table:style-name="ro1">
          <table:table-cell office:value-type="float" office:value="160.6" calcext:value-type="float">
            <text:p>160.6</text:p>
          </table:table-cell>
          <table:table-cell office:value-type="float" office:value="2.856" calcext:value-type="float">
            <text:p>2.856</text:p>
          </table:table-cell>
          <table:table-cell office:value-type="float" office:value="1.275" calcext:value-type="float">
            <text:p>1.275</text:p>
          </table:table-cell>
          <table:table-cell office:value-type="float" office:value="1.49704643627" calcext:value-type="float">
            <text:p>1.4970464363</text:p>
          </table:table-cell>
          <table:table-cell office:value-type="float" office:value="-0.366618454456" calcext:value-type="float">
            <text:p>-0.3666184545</text:p>
          </table:table-cell>
        </table:table-row>
        <table:table-row table:style-name="ro1">
          <table:table-cell office:value-type="float" office:value="160.7" calcext:value-type="float">
            <text:p>160.7</text:p>
          </table:table-cell>
          <table:table-cell office:value-type="float" office:value="2.861" calcext:value-type="float">
            <text:p>2.861</text:p>
          </table:table-cell>
          <table:table-cell office:value-type="float" office:value="1.28" calcext:value-type="float">
            <text:p>1.28</text:p>
          </table:table-cell>
          <table:table-cell office:value-type="float" office:value="1.49368837991" calcext:value-type="float">
            <text:p>1.4936883799</text:p>
          </table:table-cell>
          <table:table-cell office:value-type="float" office:value="-0.368860930204" calcext:value-type="float">
            <text:p>-0.3688609302</text:p>
          </table:table-cell>
        </table:table-row>
        <table:table-row table:style-name="ro1">
          <table:table-cell office:value-type="float" office:value="160.8" calcext:value-type="float">
            <text:p>160.8</text:p>
          </table:table-cell>
          <table:table-cell office:value-type="float" office:value="2.865" calcext:value-type="float">
            <text:p>2.865</text:p>
          </table:table-cell>
          <table:table-cell office:value-type="float" office:value="1.285" calcext:value-type="float">
            <text:p>1.285</text:p>
          </table:table-cell>
          <table:table-cell office:value-type="float" office:value="1.48984013398" calcext:value-type="float">
            <text:p>1.489840134</text:p>
          </table:table-cell>
          <table:table-cell office:value-type="float" office:value="-0.372443974018" calcext:value-type="float">
            <text:p>-0.372443974</text:p>
          </table:table-cell>
        </table:table-row>
        <table:table-row table:style-name="ro1">
          <table:table-cell office:value-type="float" office:value="160.9" calcext:value-type="float">
            <text:p>160.9</text:p>
          </table:table-cell>
          <table:table-cell office:value-type="float" office:value="2.87" calcext:value-type="float">
            <text:p>2.87</text:p>
          </table:table-cell>
          <table:table-cell office:value-type="float" office:value="1.288" calcext:value-type="float">
            <text:p>1.288</text:p>
          </table:table-cell>
          <table:table-cell office:value-type="float" office:value="1.48388901545" calcext:value-type="float">
            <text:p>1.4838890155</text:p>
          </table:table-cell>
          <table:table-cell office:value-type="float" office:value="-0.378270596266" calcext:value-type="float">
            <text:p>-0.378270596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873" calcext:value-type="float">
            <text:p>2.873</text:p>
          </table:table-cell>
          <table:table-cell office:value-type="float" office:value="1.291" calcext:value-type="float">
            <text:p>1.291</text:p>
          </table:table-cell>
          <table:table-cell office:value-type="float" office:value="1.47644495021" calcext:value-type="float">
            <text:p>1.4764449502</text:p>
          </table:table-cell>
          <table:table-cell office:value-type="float" office:value="-0.384226679802" calcext:value-type="float">
            <text:p>-0.3842266798</text:p>
          </table:table-cell>
        </table:table-row>
        <table:table-row table:style-name="ro1">
          <table:table-cell office:value-type="float" office:value="161.1" calcext:value-type="float">
            <text:p>161.1</text:p>
          </table:table-cell>
          <table:table-cell office:value-type="float" office:value="2.876" calcext:value-type="float">
            <text:p>2.876</text:p>
          </table:table-cell>
          <table:table-cell office:value-type="float" office:value="1.294" calcext:value-type="float">
            <text:p>1.294</text:p>
          </table:table-cell>
          <table:table-cell office:value-type="float" office:value="1.46954112239" calcext:value-type="float">
            <text:p>1.4695411224</text:p>
          </table:table-cell>
          <table:table-cell office:value-type="float" office:value="-0.38941693306" calcext:value-type="float">
            <text:p>-0.3894169331</text:p>
          </table:table-cell>
        </table:table-row>
        <table:table-row table:style-name="ro1">
          <table:table-cell office:value-type="float" office:value="161.2" calcext:value-type="float">
            <text:p>161.2</text:p>
          </table:table-cell>
          <table:table-cell office:value-type="float" office:value="2.88" calcext:value-type="float">
            <text:p>2.88</text:p>
          </table:table-cell>
          <table:table-cell office:value-type="float" office:value="1.297" calcext:value-type="float">
            <text:p>1.297</text:p>
          </table:table-cell>
          <table:table-cell office:value-type="float" office:value="1.45990140192" calcext:value-type="float">
            <text:p>1.4599014019</text:p>
          </table:table-cell>
          <table:table-cell office:value-type="float" office:value="-0.395934045315" calcext:value-type="float">
            <text:p>-0.3959340453</text:p>
          </table:table-cell>
        </table:table-row>
        <table:table-row table:style-name="ro1">
          <table:table-cell office:value-type="float" office:value="161.3" calcext:value-type="float">
            <text:p>161.3</text:p>
          </table:table-cell>
          <table:table-cell office:value-type="float" office:value="2.883" calcext:value-type="float">
            <text:p>2.883</text:p>
          </table:table-cell>
          <table:table-cell office:value-type="float" office:value="1.299" calcext:value-type="float">
            <text:p>1.299</text:p>
          </table:table-cell>
          <table:table-cell office:value-type="float" office:value="1.45232734766" calcext:value-type="float">
            <text:p>1.4523273477</text:p>
          </table:table-cell>
          <table:table-cell office:value-type="float" office:value="-0.400845646858" calcext:value-type="float">
            <text:p>-0.4008456469</text:p>
          </table:table-cell>
        </table:table-row>
        <table:table-row table:style-name="ro1">
          <table:table-cell office:value-type="float" office:value="161.4" calcext:value-type="float">
            <text:p>161.4</text:p>
          </table:table-cell>
          <table:table-cell office:value-type="float" office:value="2.885" calcext:value-type="float">
            <text:p>2.885</text:p>
          </table:table-cell>
          <table:table-cell office:value-type="float" office:value="1.301" calcext:value-type="float">
            <text:p>1.301</text:p>
          </table:table-cell>
          <table:table-cell office:value-type="float" office:value="1.44682443234" calcext:value-type="float">
            <text:p>1.4468244323</text:p>
          </table:table-cell>
          <table:table-cell office:value-type="float" office:value="-0.404258579016" calcext:value-type="float">
            <text:p>-0.404258579</text:p>
          </table:table-cell>
        </table:table-row>
        <table:table-row table:style-name="ro1">
          <table:table-cell office:value-type="float" office:value="161.5" calcext:value-type="float">
            <text:p>161.5</text:p>
          </table:table-cell>
          <table:table-cell office:value-type="float" office:value="2.888" calcext:value-type="float">
            <text:p>2.888</text:p>
          </table:table-cell>
          <table:table-cell office:value-type="float" office:value="1.303" calcext:value-type="float">
            <text:p>1.303</text:p>
          </table:table-cell>
          <table:table-cell office:value-type="float" office:value="1.44144135459" calcext:value-type="float">
            <text:p>1.4414413546</text:p>
          </table:table-cell>
          <table:table-cell office:value-type="float" office:value="-0.407652556896" calcext:value-type="float">
            <text:p>-0.4076525569</text:p>
          </table:table-cell>
        </table:table-row>
        <table:table-row table:style-name="ro1">
          <table:table-cell office:value-type="float" office:value="161.6" calcext:value-type="float">
            <text:p>161.6</text:p>
          </table:table-cell>
          <table:table-cell office:value-type="float" office:value="2.891" calcext:value-type="float">
            <text:p>2.891</text:p>
          </table:table-cell>
          <table:table-cell office:value-type="float" office:value="1.305" calcext:value-type="float">
            <text:p>1.305</text:p>
          </table:table-cell>
          <table:table-cell office:value-type="float" office:value="1.4357576786" calcext:value-type="float">
            <text:p>1.4357576786</text:p>
          </table:table-cell>
          <table:table-cell office:value-type="float" office:value="-0.410603970289" calcext:value-type="float">
            <text:p>-0.4106039703</text:p>
          </table:table-cell>
        </table:table-row>
        <table:table-row table:style-name="ro1">
          <table:table-cell office:value-type="float" office:value="161.7" calcext:value-type="float">
            <text:p>161.7</text:p>
          </table:table-cell>
          <table:table-cell office:value-type="float" office:value="2.894" calcext:value-type="float">
            <text:p>2.894</text:p>
          </table:table-cell>
          <table:table-cell office:value-type="float" office:value="1.306" calcext:value-type="float">
            <text:p>1.306</text:p>
          </table:table-cell>
          <table:table-cell office:value-type="float" office:value="1.42876752367" calcext:value-type="float">
            <text:p>1.4287675237</text:p>
          </table:table-cell>
          <table:table-cell office:value-type="float" office:value="-0.413301795721" calcext:value-type="float">
            <text:p>-0.4133017957</text:p>
          </table:table-cell>
        </table:table-row>
        <table:table-row table:style-name="ro1">
          <table:table-cell office:value-type="float" office:value="161.8" calcext:value-type="float">
            <text:p>161.8</text:p>
          </table:table-cell>
          <table:table-cell office:value-type="float" office:value="2.897" calcext:value-type="float">
            <text:p>2.897</text:p>
          </table:table-cell>
          <table:table-cell office:value-type="float" office:value="1.308" calcext:value-type="float">
            <text:p>1.308</text:p>
          </table:table-cell>
          <table:table-cell office:value-type="float" office:value="1.4238803756" calcext:value-type="float">
            <text:p>1.4238803756</text:p>
          </table:table-cell>
          <table:table-cell office:value-type="float" office:value="-0.415454983711" calcext:value-type="float">
            <text:p>-0.4154549837</text:p>
          </table:table-cell>
        </table:table-row>
        <table:table-row table:style-name="ro1">
          <table:table-cell office:value-type="float" office:value="161.9" calcext:value-type="float">
            <text:p>161.9</text:p>
          </table:table-cell>
          <table:table-cell office:value-type="float" office:value="2.899" calcext:value-type="float">
            <text:p>2.899</text:p>
          </table:table-cell>
          <table:table-cell office:value-type="float" office:value="1.309" calcext:value-type="float">
            <text:p>1.309</text:p>
          </table:table-cell>
          <table:table-cell office:value-type="float" office:value="1.4189957639" calcext:value-type="float">
            <text:p>1.4189957639</text:p>
          </table:table-cell>
          <table:table-cell office:value-type="float" office:value="-0.416854381561" calcext:value-type="float">
            <text:p>-0.41685438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902" calcext:value-type="float">
            <text:p>2.902</text:p>
          </table:table-cell>
          <table:table-cell office:value-type="float" office:value="1.311" calcext:value-type="float">
            <text:p>1.311</text:p>
          </table:table-cell>
          <table:table-cell office:value-type="float" office:value="1.41239136789" calcext:value-type="float">
            <text:p>1.4123913679</text:p>
          </table:table-cell>
          <table:table-cell office:value-type="float" office:value="-0.41796335578" calcext:value-type="float">
            <text:p>-0.4179633558</text:p>
          </table:table-cell>
        </table:table-row>
        <table:table-row table:style-name="ro1">
          <table:table-cell office:value-type="float" office:value="162.1" calcext:value-type="float">
            <text:p>162.1</text:p>
          </table:table-cell>
          <table:table-cell office:value-type="float" office:value="2.906" calcext:value-type="float">
            <text:p>2.906</text:p>
          </table:table-cell>
          <table:table-cell office:value-type="float" office:value="1.312" calcext:value-type="float">
            <text:p>1.312</text:p>
          </table:table-cell>
          <table:table-cell office:value-type="float" office:value="1.40661954844" calcext:value-type="float">
            <text:p>1.4066195484</text:p>
          </table:table-cell>
          <table:table-cell office:value-type="float" office:value="-0.418583810329" calcext:value-type="float">
            <text:p>-0.4185838103</text:p>
          </table:table-cell>
        </table:table-row>
        <table:table-row table:style-name="ro1">
          <table:table-cell office:value-type="float" office:value="162.2" calcext:value-type="float">
            <text:p>162.2</text:p>
          </table:table-cell>
          <table:table-cell office:value-type="float" office:value="2.909" calcext:value-type="float">
            <text:p>2.909</text:p>
          </table:table-cell>
          <table:table-cell office:value-type="float" office:value="1.314" calcext:value-type="float">
            <text:p>1.314</text:p>
          </table:table-cell>
          <table:table-cell office:value-type="float" office:value="1.40105715915" calcext:value-type="float">
            <text:p>1.4010571592</text:p>
          </table:table-cell>
          <table:table-cell office:value-type="float" office:value="-0.418909013271" calcext:value-type="float">
            <text:p>-0.4189090133</text:p>
          </table:table-cell>
        </table:table-row>
        <table:table-row table:style-name="ro1">
          <table:table-cell office:value-type="float" office:value="162.3" calcext:value-type="float">
            <text:p>162.3</text:p>
          </table:table-cell>
          <table:table-cell office:value-type="float" office:value="2.911" calcext:value-type="float">
            <text:p>2.911</text:p>
          </table:table-cell>
          <table:table-cell office:value-type="float" office:value="1.315" calcext:value-type="float">
            <text:p>1.315</text:p>
          </table:table-cell>
          <table:table-cell office:value-type="float" office:value="1.39844564286" calcext:value-type="float">
            <text:p>1.3984456429</text:p>
          </table:table-cell>
          <table:table-cell office:value-type="float" office:value="-0.41793987155" calcext:value-type="float">
            <text:p>-0.4179398716</text:p>
          </table:table-cell>
        </table:table-row>
        <table:table-row table:style-name="ro1">
          <table:table-cell office:value-type="float" office:value="162.4" calcext:value-type="float">
            <text:p>162.4</text:p>
          </table:table-cell>
          <table:table-cell office:value-type="float" office:value="2.917" calcext:value-type="float">
            <text:p>2.917</text:p>
          </table:table-cell>
          <table:table-cell office:value-type="float" office:value="1.317" calcext:value-type="float">
            <text:p>1.317</text:p>
          </table:table-cell>
          <table:table-cell office:value-type="float" office:value="1.39524651884" calcext:value-type="float">
            <text:p>1.3952465188</text:p>
          </table:table-cell>
          <table:table-cell office:value-type="float" office:value="-0.416703164577" calcext:value-type="float">
            <text:p>-0.4167031646</text:p>
          </table:table-cell>
        </table:table-row>
        <table:table-row table:style-name="ro1">
          <table:table-cell office:value-type="float" office:value="162.5" calcext:value-type="float">
            <text:p>162.5</text:p>
          </table:table-cell>
          <table:table-cell office:value-type="float" office:value="2.92" calcext:value-type="float">
            <text:p>2.92</text:p>
          </table:table-cell>
          <table:table-cell office:value-type="float" office:value="1.318" calcext:value-type="float">
            <text:p>1.318</text:p>
          </table:table-cell>
          <table:table-cell office:value-type="float" office:value="1.39047269937" calcext:value-type="float">
            <text:p>1.3904726994</text:p>
          </table:table-cell>
          <table:table-cell office:value-type="float" office:value="-0.415314614773" calcext:value-type="float">
            <text:p>-0.4153146148</text:p>
          </table:table-cell>
        </table:table-row>
        <table:table-row table:style-name="ro1">
          <table:table-cell office:value-type="float" office:value="162.6" calcext:value-type="float">
            <text:p>162.6</text:p>
          </table:table-cell>
          <table:table-cell office:value-type="float" office:value="2.924" calcext:value-type="float">
            <text:p>2.924</text:p>
          </table:table-cell>
          <table:table-cell office:value-type="float" office:value="1.319" calcext:value-type="float">
            <text:p>1.319</text:p>
          </table:table-cell>
          <table:table-cell office:value-type="float" office:value="1.3839550112" calcext:value-type="float">
            <text:p>1.3839550112</text:p>
          </table:table-cell>
          <table:table-cell office:value-type="float" office:value="-0.41420546174" calcext:value-type="float">
            <text:p>-0.4142054617</text:p>
          </table:table-cell>
        </table:table-row>
        <table:table-row table:style-name="ro1">
          <table:table-cell office:value-type="float" office:value="162.7" calcext:value-type="float">
            <text:p>162.7</text:p>
          </table:table-cell>
          <table:table-cell office:value-type="float" office:value="2.928" calcext:value-type="float">
            <text:p>2.928</text:p>
          </table:table-cell>
          <table:table-cell office:value-type="float" office:value="1.32" calcext:value-type="float">
            <text:p>1.32</text:p>
          </table:table-cell>
          <table:table-cell office:value-type="float" office:value="1.37763837618" calcext:value-type="float">
            <text:p>1.3776383762</text:p>
          </table:table-cell>
          <table:table-cell office:value-type="float" office:value="-0.412853479385" calcext:value-type="float">
            <text:p>-0.4128534794</text:p>
          </table:table-cell>
        </table:table-row>
        <table:table-row table:style-name="ro1">
          <table:table-cell office:value-type="float" office:value="162.8" calcext:value-type="float">
            <text:p>162.8</text:p>
          </table:table-cell>
          <table:table-cell office:value-type="float" office:value="2.931" calcext:value-type="float">
            <text:p>2.931</text:p>
          </table:table-cell>
          <table:table-cell office:value-type="float" office:value="1.321" calcext:value-type="float">
            <text:p>1.321</text:p>
          </table:table-cell>
          <table:table-cell office:value-type="float" office:value="1.370620294" calcext:value-type="float">
            <text:p>1.370620294</text:p>
          </table:table-cell>
          <table:table-cell office:value-type="float" office:value="-0.411284923553" calcext:value-type="float">
            <text:p>-0.4112849236</text:p>
          </table:table-cell>
        </table:table-row>
        <table:table-row table:style-name="ro1">
          <table:table-cell office:value-type="float" office:value="162.9" calcext:value-type="float">
            <text:p>162.9</text:p>
          </table:table-cell>
          <table:table-cell office:value-type="float" office:value="2.935" calcext:value-type="float">
            <text:p>2.935</text:p>
          </table:table-cell>
          <table:table-cell office:value-type="float" office:value="1.322" calcext:value-type="float">
            <text:p>1.322</text:p>
          </table:table-cell>
          <table:table-cell office:value-type="float" office:value="1.36406326749" calcext:value-type="float">
            <text:p>1.3640632675</text:p>
          </table:table-cell>
          <table:table-cell office:value-type="float" office:value="-0.409291505814" calcext:value-type="float">
            <text:p>-0.40929150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.939" calcext:value-type="float">
            <text:p>2.939</text:p>
          </table:table-cell>
          <table:table-cell office:value-type="float" office:value="1.323" calcext:value-type="float">
            <text:p>1.323</text:p>
          </table:table-cell>
          <table:table-cell office:value-type="float" office:value="1.35822607276" calcext:value-type="float">
            <text:p>1.3582260728</text:p>
          </table:table-cell>
          <table:table-cell office:value-type="float" office:value="-0.406804710627" calcext:value-type="float">
            <text:p>-0.4068047106</text:p>
          </table:table-cell>
        </table:table-row>
        <table:table-row table:style-name="ro1">
          <table:table-cell office:value-type="float" office:value="163.1" calcext:value-type="float">
            <text:p>163.1</text:p>
          </table:table-cell>
          <table:table-cell office:value-type="float" office:value="2.943" calcext:value-type="float">
            <text:p>2.943</text:p>
          </table:table-cell>
          <table:table-cell office:value-type="float" office:value="1.323" calcext:value-type="float">
            <text:p>1.323</text:p>
          </table:table-cell>
          <table:table-cell office:value-type="float" office:value="1.35266273201" calcext:value-type="float">
            <text:p>1.352662732</text:p>
          </table:table-cell>
          <table:table-cell office:value-type="float" office:value="-0.405002295971" calcext:value-type="float">
            <text:p>-0.405002296</text:p>
          </table:table-cell>
        </table:table-row>
        <table:table-row table:style-name="ro1">
          <table:table-cell office:value-type="float" office:value="163.2" calcext:value-type="float">
            <text:p>163.2</text:p>
          </table:table-cell>
          <table:table-cell office:value-type="float" office:value="2.947" calcext:value-type="float">
            <text:p>2.947</text:p>
          </table:table-cell>
          <table:table-cell office:value-type="float" office:value="1.324" calcext:value-type="float">
            <text:p>1.324</text:p>
          </table:table-cell>
          <table:table-cell office:value-type="float" office:value="1.34774816425" calcext:value-type="float">
            <text:p>1.3477481643</text:p>
          </table:table-cell>
          <table:table-cell office:value-type="float" office:value="-0.403620779514" calcext:value-type="float">
            <text:p>-0.4036207795</text:p>
          </table:table-cell>
        </table:table-row>
        <table:table-row table:style-name="ro1">
          <table:table-cell office:value-type="float" office:value="163.3" calcext:value-type="float">
            <text:p>163.3</text:p>
          </table:table-cell>
          <table:table-cell office:value-type="float" office:value="2.951" calcext:value-type="float">
            <text:p>2.951</text:p>
          </table:table-cell>
          <table:table-cell office:value-type="float" office:value="1.324" calcext:value-type="float">
            <text:p>1.324</text:p>
          </table:table-cell>
          <table:table-cell office:value-type="float" office:value="1.34313120493" calcext:value-type="float">
            <text:p>1.3431312049</text:p>
          </table:table-cell>
          <table:table-cell office:value-type="float" office:value="-0.403006404638" calcext:value-type="float">
            <text:p>-0.4030064046</text:p>
          </table:table-cell>
        </table:table-row>
        <table:table-row table:style-name="ro1">
          <table:table-cell office:value-type="float" office:value="163.4" calcext:value-type="float">
            <text:p>163.4</text:p>
          </table:table-cell>
          <table:table-cell office:value-type="float" office:value="2.955" calcext:value-type="float">
            <text:p>2.955</text:p>
          </table:table-cell>
          <table:table-cell office:value-type="float" office:value="1.325" calcext:value-type="float">
            <text:p>1.325</text:p>
          </table:table-cell>
          <table:table-cell office:value-type="float" office:value="1.3352963865" calcext:value-type="float">
            <text:p>1.3352963865</text:p>
          </table:table-cell>
          <table:table-cell office:value-type="float" office:value="-0.398840099573" calcext:value-type="float">
            <text:p>-0.3988400996</text:p>
          </table:table-cell>
        </table:table-row>
        <table:table-row table:style-name="ro1">
          <table:table-cell office:value-type="float" office:value="163.5" calcext:value-type="float">
            <text:p>163.5</text:p>
          </table:table-cell>
          <table:table-cell office:value-type="float" office:value="2.959" calcext:value-type="float">
            <text:p>2.959</text:p>
          </table:table-cell>
          <table:table-cell office:value-type="float" office:value="1.325" calcext:value-type="float">
            <text:p>1.325</text:p>
          </table:table-cell>
          <table:table-cell office:value-type="float" office:value="1.32946282557" calcext:value-type="float">
            <text:p>1.3294628256</text:p>
          </table:table-cell>
          <table:table-cell office:value-type="float" office:value="-0.396179825068" calcext:value-type="float">
            <text:p>-0.3961798251</text:p>
          </table:table-cell>
        </table:table-row>
        <table:table-row table:style-name="ro1">
          <table:table-cell office:value-type="float" office:value="163.6" calcext:value-type="float">
            <text:p>163.6</text:p>
          </table:table-cell>
          <table:table-cell office:value-type="float" office:value="2.963" calcext:value-type="float">
            <text:p>2.963</text:p>
          </table:table-cell>
          <table:table-cell office:value-type="float" office:value="1.325" calcext:value-type="float">
            <text:p>1.325</text:p>
          </table:table-cell>
          <table:table-cell office:value-type="float" office:value="1.32304972553" calcext:value-type="float">
            <text:p>1.3230497255</text:p>
          </table:table-cell>
          <table:table-cell office:value-type="float" office:value="-0.393013715744" calcext:value-type="float">
            <text:p>-0.3930137157</text:p>
          </table:table-cell>
        </table:table-row>
        <table:table-row table:style-name="ro1">
          <table:table-cell office:value-type="float" office:value="163.7" calcext:value-type="float">
            <text:p>163.7</text:p>
          </table:table-cell>
          <table:table-cell office:value-type="float" office:value="2.966" calcext:value-type="float">
            <text:p>2.966</text:p>
          </table:table-cell>
          <table:table-cell office:value-type="float" office:value="1.325" calcext:value-type="float">
            <text:p>1.325</text:p>
          </table:table-cell>
          <table:table-cell office:value-type="float" office:value="1.31637648866" calcext:value-type="float">
            <text:p>1.3163764887</text:p>
          </table:table-cell>
          <table:table-cell office:value-type="float" office:value="-0.39092668891" calcext:value-type="float">
            <text:p>-0.3909266889</text:p>
          </table:table-cell>
        </table:table-row>
        <table:table-row table:style-name="ro1">
          <table:table-cell office:value-type="float" office:value="163.8" calcext:value-type="float">
            <text:p>163.8</text:p>
          </table:table-cell>
          <table:table-cell office:value-type="float" office:value="2.97" calcext:value-type="float">
            <text:p>2.97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914777229" calcext:value-type="float">
            <text:p>1.3091477723</text:p>
          </table:table-cell>
          <table:table-cell office:value-type="float" office:value="-0.388956457376" calcext:value-type="float">
            <text:p>-0.3889564574</text:p>
          </table:table-cell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2.974" calcext:value-type="float">
            <text:p>2.974</text:p>
          </table:table-cell>
          <table:table-cell office:value-type="float" office:value="1.325" calcext:value-type="float">
            <text:p>1.325</text:p>
          </table:table-cell>
          <table:table-cell office:value-type="float" office:value="1.30211420263" calcext:value-type="float">
            <text:p>1.3021142026</text:p>
          </table:table-cell>
          <table:table-cell office:value-type="float" office:value="-0.387354046106" calcext:value-type="float">
            <text:p>-0.387354046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977" calcext:value-type="float">
            <text:p>2.977</text:p>
          </table:table-cell>
          <table:table-cell office:value-type="float" office:value="1.325" calcext:value-type="float">
            <text:p>1.325</text:p>
          </table:table-cell>
          <table:table-cell office:value-type="float" office:value="1.29503370374" calcext:value-type="float">
            <text:p>1.2950337037</text:p>
          </table:table-cell>
          <table:table-cell office:value-type="float" office:value="-0.385537743568" calcext:value-type="float">
            <text:p>-0.3855377436</text:p>
          </table:table-cell>
        </table:table-row>
        <table:table-row table:style-name="ro1">
          <table:table-cell office:value-type="float" office:value="164.1" calcext:value-type="float">
            <text:p>164.1</text:p>
          </table:table-cell>
          <table:table-cell office:value-type="float" office:value="2.981" calcext:value-type="float">
            <text:p>2.981</text:p>
          </table:table-cell>
          <table:table-cell office:value-type="float" office:value="1.324" calcext:value-type="float">
            <text:p>1.324</text:p>
          </table:table-cell>
          <table:table-cell office:value-type="float" office:value="1.28755352794" calcext:value-type="float">
            <text:p>1.2875535279</text:p>
          </table:table-cell>
          <table:table-cell office:value-type="float" office:value="-0.383287876844" calcext:value-type="float">
            <text:p>-0.3832878768</text:p>
          </table:table-cell>
        </table:table-row>
        <table:table-row table:style-name="ro1">
          <table:table-cell office:value-type="float" office:value="164.2" calcext:value-type="float">
            <text:p>164.2</text:p>
          </table:table-cell>
          <table:table-cell office:value-type="float" office:value="2.985" calcext:value-type="float">
            <text:p>2.985</text:p>
          </table:table-cell>
          <table:table-cell office:value-type="float" office:value="1.324" calcext:value-type="float">
            <text:p>1.324</text:p>
          </table:table-cell>
          <table:table-cell office:value-type="float" office:value="1.27918177745" calcext:value-type="float">
            <text:p>1.2791817775</text:p>
          </table:table-cell>
          <table:table-cell office:value-type="float" office:value="-0.380320608616" calcext:value-type="float">
            <text:p>-0.3803206086</text:p>
          </table:table-cell>
        </table:table-row>
        <table:table-row table:style-name="ro1">
          <table:table-cell office:value-type="float" office:value="164.3" calcext:value-type="float">
            <text:p>164.3</text:p>
          </table:table-cell>
          <table:table-cell office:value-type="float" office:value="2.989" calcext:value-type="float">
            <text:p>2.989</text:p>
          </table:table-cell>
          <table:table-cell office:value-type="float" office:value="1.323" calcext:value-type="float">
            <text:p>1.323</text:p>
          </table:table-cell>
          <table:table-cell office:value-type="float" office:value="1.27152888608" calcext:value-type="float">
            <text:p>1.2715288861</text:p>
          </table:table-cell>
          <table:table-cell office:value-type="float" office:value="-0.378644019365" calcext:value-type="float">
            <text:p>-0.3786440194</text:p>
          </table:table-cell>
        </table:table-row>
        <table:table-row table:style-name="ro1">
          <table:table-cell office:value-type="float" office:value="164.4" calcext:value-type="float">
            <text:p>164.4</text:p>
          </table:table-cell>
          <table:table-cell office:value-type="float" office:value="2.993" calcext:value-type="float">
            <text:p>2.993</text:p>
          </table:table-cell>
          <table:table-cell office:value-type="float" office:value="1.322" calcext:value-type="float">
            <text:p>1.322</text:p>
          </table:table-cell>
          <table:table-cell office:value-type="float" office:value="1.26283363745" calcext:value-type="float">
            <text:p>1.2628336375</text:p>
          </table:table-cell>
          <table:table-cell office:value-type="float" office:value="-0.377394229174" calcext:value-type="float">
            <text:p>-0.3773942292</text:p>
          </table:table-cell>
        </table:table-row>
        <table:table-row table:style-name="ro1">
          <table:table-cell office:value-type="float" office:value="164.5" calcext:value-type="float">
            <text:p>164.5</text:p>
          </table:table-cell>
          <table:table-cell office:value-type="float" office:value="2.998" calcext:value-type="float">
            <text:p>2.998</text:p>
          </table:table-cell>
          <table:table-cell office:value-type="float" office:value="1.321" calcext:value-type="float">
            <text:p>1.321</text:p>
          </table:table-cell>
          <table:table-cell office:value-type="float" office:value="1.25615233559" calcext:value-type="float">
            <text:p>1.2561523356</text:p>
          </table:table-cell>
          <table:table-cell office:value-type="float" office:value="-0.375383198261" calcext:value-type="float">
            <text:p>-0.3753831983</text:p>
          </table:table-cell>
        </table:table-row>
        <table:table-row table:style-name="ro1">
          <table:table-cell office:value-type="float" office:value="164.6" calcext:value-type="float">
            <text:p>164.6</text:p>
          </table:table-cell>
          <table:table-cell office:value-type="float" office:value="3.002" calcext:value-type="float">
            <text:p>3.002</text:p>
          </table:table-cell>
          <table:table-cell office:value-type="float" office:value="1.321" calcext:value-type="float">
            <text:p>1.321</text:p>
          </table:table-cell>
          <table:table-cell office:value-type="float" office:value="1.25028806138" calcext:value-type="float">
            <text:p>1.2502880614</text:p>
          </table:table-cell>
          <table:table-cell office:value-type="float" office:value="-0.373455673456" calcext:value-type="float">
            <text:p>-0.3734556735</text:p>
          </table:table-cell>
        </table:table-row>
        <table:table-row table:style-name="ro1">
          <table:table-cell office:value-type="float" office:value="164.7" calcext:value-type="float">
            <text:p>164.7</text:p>
          </table:table-cell>
          <table:table-cell office:value-type="float" office:value="3.006" calcext:value-type="float">
            <text:p>3.006</text:p>
          </table:table-cell>
          <table:table-cell office:value-type="float" office:value="1.319" calcext:value-type="float">
            <text:p>1.319</text:p>
          </table:table-cell>
          <table:table-cell office:value-type="float" office:value="1.24393808141" calcext:value-type="float">
            <text:p>1.2439380814</text:p>
          </table:table-cell>
          <table:table-cell office:value-type="float" office:value="-0.371149003506" calcext:value-type="float">
            <text:p>-0.3711490035</text:p>
          </table:table-cell>
        </table:table-row>
        <table:table-row table:style-name="ro1">
          <table:table-cell office:value-type="float" office:value="164.8" calcext:value-type="float">
            <text:p>164.8</text:p>
          </table:table-cell>
          <table:table-cell office:value-type="float" office:value="3.01" calcext:value-type="float">
            <text:p>3.01</text:p>
          </table:table-cell>
          <table:table-cell office:value-type="float" office:value="1.318" calcext:value-type="float">
            <text:p>1.318</text:p>
          </table:table-cell>
          <table:table-cell office:value-type="float" office:value="1.2387933495" calcext:value-type="float">
            <text:p>1.2387933495</text:p>
          </table:table-cell>
          <table:table-cell office:value-type="float" office:value="-0.36877271533" calcext:value-type="float">
            <text:p>-0.3687727153</text:p>
          </table:table-cell>
        </table:table-row>
        <table:table-row table:style-name="ro1">
          <table:table-cell office:value-type="float" office:value="164.9" calcext:value-type="float">
            <text:p>164.9</text:p>
          </table:table-cell>
          <table:table-cell office:value-type="float" office:value="3.014" calcext:value-type="float">
            <text:p>3.014</text:p>
          </table:table-cell>
          <table:table-cell office:value-type="float" office:value="1.317" calcext:value-type="float">
            <text:p>1.317</text:p>
          </table:table-cell>
          <table:table-cell office:value-type="float" office:value="1.23366387062" calcext:value-type="float">
            <text:p>1.2336638706</text:p>
          </table:table-cell>
          <table:table-cell office:value-type="float" office:value="-0.366407960653" calcext:value-type="float">
            <text:p>-0.36640796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018" calcext:value-type="float">
            <text:p>3.018</text:p>
          </table:table-cell>
          <table:table-cell office:value-type="float" office:value="1.316" calcext:value-type="float">
            <text:p>1.316</text:p>
          </table:table-cell>
          <table:table-cell office:value-type="float" office:value="1.22714741487" calcext:value-type="float">
            <text:p>1.2271474149</text:p>
          </table:table-cell>
          <table:table-cell office:value-type="float" office:value="-0.363470584154" calcext:value-type="float">
            <text:p>-0.3634705842</text:p>
          </table:table-cell>
        </table:table-row>
        <table:table-row table:style-name="ro1">
          <table:table-cell office:value-type="float" office:value="165.1" calcext:value-type="float">
            <text:p>165.1</text:p>
          </table:table-cell>
          <table:table-cell office:value-type="float" office:value="3.021" calcext:value-type="float">
            <text:p>3.021</text:p>
          </table:table-cell>
          <table:table-cell office:value-type="float" office:value="1.314" calcext:value-type="float">
            <text:p>1.314</text:p>
          </table:table-cell>
          <table:table-cell office:value-type="float" office:value="1.21757384026" calcext:value-type="float">
            <text:p>1.2175738403</text:p>
          </table:table-cell>
          <table:table-cell office:value-type="float" office:value="-0.358817636967" calcext:value-type="float">
            <text:p>-0.358817637</text:p>
          </table:table-cell>
        </table:table-row>
        <table:table-row table:style-name="ro1">
          <table:table-cell office:value-type="float" office:value="165.2" calcext:value-type="float">
            <text:p>165.2</text:p>
          </table:table-cell>
          <table:table-cell office:value-type="float" office:value="3.025" calcext:value-type="float">
            <text:p>3.025</text:p>
          </table:table-cell>
          <table:table-cell office:value-type="float" office:value="1.313" calcext:value-type="float">
            <text:p>1.313</text:p>
          </table:table-cell>
          <table:table-cell office:value-type="float" office:value="1.20933558477" calcext:value-type="float">
            <text:p>1.2093355848</text:p>
          </table:table-cell>
          <table:table-cell office:value-type="float" office:value="-0.353316128254" calcext:value-type="float">
            <text:p>-0.3533161283</text:p>
          </table:table-cell>
        </table:table-row>
        <table:table-row table:style-name="ro1">
          <table:table-cell office:value-type="float" office:value="165.3" calcext:value-type="float">
            <text:p>165.3</text:p>
          </table:table-cell>
          <table:table-cell office:value-type="float" office:value="3.029" calcext:value-type="float">
            <text:p>3.029</text:p>
          </table:table-cell>
          <table:table-cell office:value-type="float" office:value="1.311" calcext:value-type="float">
            <text:p>1.311</text:p>
          </table:table-cell>
          <table:table-cell office:value-type="float" office:value="1.1999087304" calcext:value-type="float">
            <text:p>1.1999087304</text:p>
          </table:table-cell>
          <table:table-cell office:value-type="float" office:value="-0.347857505083" calcext:value-type="float">
            <text:p>-0.3478575051</text:p>
          </table:table-cell>
        </table:table-row>
        <table:table-row table:style-name="ro1">
          <table:table-cell office:value-type="float" office:value="165.4" calcext:value-type="float">
            <text:p>165.4</text:p>
          </table:table-cell>
          <table:table-cell office:value-type="float" office:value="3.033" calcext:value-type="float">
            <text:p>3.033</text:p>
          </table:table-cell>
          <table:table-cell office:value-type="float" office:value="1.309" calcext:value-type="float">
            <text:p>1.309</text:p>
          </table:table-cell>
          <table:table-cell office:value-type="float" office:value="1.19188311235" calcext:value-type="float">
            <text:p>1.1918831124</text:p>
          </table:table-cell>
          <table:table-cell office:value-type="float" office:value="-0.344391912222" calcext:value-type="float">
            <text:p>-0.3443919122</text:p>
          </table:table-cell>
        </table:table-row>
        <table:table-row table:style-name="ro1">
          <table:table-cell office:value-type="float" office:value="165.5" calcext:value-type="float">
            <text:p>165.5</text:p>
          </table:table-cell>
          <table:table-cell office:value-type="float" office:value="3.036" calcext:value-type="float">
            <text:p>3.036</text:p>
          </table:table-cell>
          <table:table-cell office:value-type="float" office:value="1.308" calcext:value-type="float">
            <text:p>1.308</text:p>
          </table:table-cell>
          <table:table-cell office:value-type="float" office:value="1.18307681681" calcext:value-type="float">
            <text:p>1.1830768168</text:p>
          </table:table-cell>
          <table:table-cell office:value-type="float" office:value="-0.342159897089" calcext:value-type="float">
            <text:p>-0.3421598971</text:p>
          </table:table-cell>
        </table:table-row>
        <table:table-row table:style-name="ro1">
          <table:table-cell office:value-type="float" office:value="165.6" calcext:value-type="float">
            <text:p>165.6</text:p>
          </table:table-cell>
          <table:table-cell office:value-type="float" office:value="3.04" calcext:value-type="float">
            <text:p>3.04</text:p>
          </table:table-cell>
          <table:table-cell office:value-type="float" office:value="1.306" calcext:value-type="float">
            <text:p>1.306</text:p>
          </table:table-cell>
          <table:table-cell office:value-type="float" office:value="1.17425614127" calcext:value-type="float">
            <text:p>1.1742561413</text:p>
          </table:table-cell>
          <table:table-cell office:value-type="float" office:value="-0.338984847069" calcext:value-type="float">
            <text:p>-0.3389848471</text:p>
          </table:table-cell>
        </table:table-row>
        <table:table-row table:style-name="ro1">
          <table:table-cell office:value-type="float" office:value="165.7" calcext:value-type="float">
            <text:p>165.7</text:p>
          </table:table-cell>
          <table:table-cell office:value-type="float" office:value="3.043" calcext:value-type="float">
            <text:p>3.043</text:p>
          </table:table-cell>
          <table:table-cell office:value-type="float" office:value="1.304" calcext:value-type="float">
            <text:p>1.304</text:p>
          </table:table-cell>
          <table:table-cell office:value-type="float" office:value="1.16873003106" calcext:value-type="float">
            <text:p>1.1687300311</text:p>
          </table:table-cell>
          <table:table-cell office:value-type="float" office:value="-0.333957225084" calcext:value-type="float">
            <text:p>-0.3339572251</text:p>
          </table:table-cell>
        </table:table-row>
        <table:table-row table:style-name="ro1">
          <table:table-cell office:value-type="float" office:value="165.8" calcext:value-type="float">
            <text:p>165.8</text:p>
          </table:table-cell>
          <table:table-cell office:value-type="float" office:value="3.047" calcext:value-type="float">
            <text:p>3.047</text:p>
          </table:table-cell>
          <table:table-cell office:value-type="float" office:value="1.302" calcext:value-type="float">
            <text:p>1.302</text:p>
          </table:table-cell>
          <table:table-cell office:value-type="float" office:value="1.16207137974" calcext:value-type="float">
            <text:p>1.1620713797</text:p>
          </table:table-cell>
          <table:table-cell office:value-type="float" office:value="-0.327417641878" calcext:value-type="float">
            <text:p>-0.3274176419</text:p>
          </table:table-cell>
        </table:table-row>
        <table:table-row table:style-name="ro1">
          <table:table-cell office:value-type="float" office:value="165.9" calcext:value-type="float">
            <text:p>165.9</text:p>
          </table:table-cell>
          <table:table-cell office:value-type="float" office:value="3.05" calcext:value-type="float">
            <text:p>3.05</text:p>
          </table:table-cell>
          <table:table-cell office:value-type="float" office:value="1.299" calcext:value-type="float">
            <text:p>1.299</text:p>
          </table:table-cell>
          <table:table-cell office:value-type="float" office:value="1.15569344943" calcext:value-type="float">
            <text:p>1.1556934494</text:p>
          </table:table-cell>
          <table:table-cell office:value-type="float" office:value="-0.320581555367" calcext:value-type="float">
            <text:p>-0.3205815554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054" calcext:value-type="float">
            <text:p>3.054</text:p>
          </table:table-cell>
          <table:table-cell office:value-type="float" office:value="1.297" calcext:value-type="float">
            <text:p>1.297</text:p>
          </table:table-cell>
          <table:table-cell office:value-type="float" office:value="1.14815608825" calcext:value-type="float">
            <text:p>1.1481560883</text:p>
          </table:table-cell>
          <table:table-cell office:value-type="float" office:value="-0.313709795475" calcext:value-type="float">
            <text:p>-0.3137097955</text:p>
          </table:table-cell>
        </table:table-row>
        <table:table-row table:style-name="ro1">
          <table:table-cell office:value-type="float" office:value="166.1" calcext:value-type="float">
            <text:p>166.1</text:p>
          </table:table-cell>
          <table:table-cell office:value-type="float" office:value="3.057" calcext:value-type="float">
            <text:p>3.057</text:p>
          </table:table-cell>
          <table:table-cell office:value-type="float" office:value="1.295" calcext:value-type="float">
            <text:p>1.295</text:p>
          </table:table-cell>
          <table:table-cell office:value-type="float" office:value="1.14182424035" calcext:value-type="float">
            <text:p>1.1418242404</text:p>
          </table:table-cell>
          <table:table-cell office:value-type="float" office:value="-0.305215775967" calcext:value-type="float">
            <text:p>-0.305215776</text:p>
          </table:table-cell>
        </table:table-row>
        <table:table-row table:style-name="ro1">
          <table:table-cell office:value-type="float" office:value="166.2" calcext:value-type="float">
            <text:p>166.2</text:p>
          </table:table-cell>
          <table:table-cell office:value-type="float" office:value="3.06" calcext:value-type="float">
            <text:p>3.06</text:p>
          </table:table-cell>
          <table:table-cell office:value-type="float" office:value="1.292" calcext:value-type="float">
            <text:p>1.292</text:p>
          </table:table-cell>
          <table:table-cell office:value-type="float" office:value="1.12919984412" calcext:value-type="float">
            <text:p>1.1291998441</text:p>
          </table:table-cell>
          <table:table-cell office:value-type="float" office:value="-0.299836039543" calcext:value-type="float">
            <text:p>-0.2998360395</text:p>
          </table:table-cell>
        </table:table-row>
        <table:table-row table:style-name="ro1">
          <table:table-cell office:value-type="float" office:value="166.3" calcext:value-type="float">
            <text:p>166.3</text:p>
          </table:table-cell>
          <table:table-cell office:value-type="float" office:value="3.064" calcext:value-type="float">
            <text:p>3.064</text:p>
          </table:table-cell>
          <table:table-cell office:value-type="float" office:value="1.29" calcext:value-type="float">
            <text:p>1.29</text:p>
          </table:table-cell>
          <table:table-cell office:value-type="float" office:value="1.12105926939" calcext:value-type="float">
            <text:p>1.1210592694</text:p>
          </table:table-cell>
          <table:table-cell office:value-type="float" office:value="-0.2960460186" calcext:value-type="float">
            <text:p>-0.2960460186</text:p>
          </table:table-cell>
        </table:table-row>
        <table:table-row table:style-name="ro1">
          <table:table-cell office:value-type="float" office:value="166.4" calcext:value-type="float">
            <text:p>166.4</text:p>
          </table:table-cell>
          <table:table-cell office:value-type="float" office:value="3.067" calcext:value-type="float">
            <text:p>3.067</text:p>
          </table:table-cell>
          <table:table-cell office:value-type="float" office:value="1.287" calcext:value-type="float">
            <text:p>1.287</text:p>
          </table:table-cell>
          <table:table-cell office:value-type="float" office:value="1.11093550949" calcext:value-type="float">
            <text:p>1.1109355095</text:p>
          </table:table-cell>
          <table:table-cell office:value-type="float" office:value="-0.289525747299" calcext:value-type="float">
            <text:p>-0.2895257473</text:p>
          </table:table-cell>
        </table:table-row>
        <table:table-row table:style-name="ro1">
          <table:table-cell office:value-type="float" office:value="166.5" calcext:value-type="float">
            <text:p>166.5</text:p>
          </table:table-cell>
          <table:table-cell office:value-type="float" office:value="3.07" calcext:value-type="float">
            <text:p>3.07</text:p>
          </table:table-cell>
          <table:table-cell office:value-type="float" office:value="1.284" calcext:value-type="float">
            <text:p>1.284</text:p>
          </table:table-cell>
          <table:table-cell office:value-type="float" office:value="1.10381677826" calcext:value-type="float">
            <text:p>1.1038167783</text:p>
          </table:table-cell>
          <table:table-cell office:value-type="float" office:value="-0.287595152855" calcext:value-type="float">
            <text:p>-0.2875951529</text:p>
          </table:table-cell>
        </table:table-row>
        <table:table-row table:style-name="ro1">
          <table:table-cell office:value-type="float" office:value="166.6" calcext:value-type="float">
            <text:p>166.6</text:p>
          </table:table-cell>
          <table:table-cell office:value-type="float" office:value="3.073" calcext:value-type="float">
            <text:p>3.073</text:p>
          </table:table-cell>
          <table:table-cell office:value-type="float" office:value="1.281" calcext:value-type="float">
            <text:p>1.281</text:p>
          </table:table-cell>
          <table:table-cell office:value-type="float" office:value="1.09677317484" calcext:value-type="float">
            <text:p>1.0967731748</text:p>
          </table:table-cell>
          <table:table-cell office:value-type="float" office:value="-0.280566632748" calcext:value-type="float">
            <text:p>-0.2805666327</text:p>
          </table:table-cell>
        </table:table-row>
        <table:table-row table:style-name="ro1">
          <table:table-cell office:value-type="float" office:value="166.7" calcext:value-type="float">
            <text:p>166.7</text:p>
          </table:table-cell>
          <table:table-cell office:value-type="float" office:value="3.076" calcext:value-type="float">
            <text:p>3.076</text:p>
          </table:table-cell>
          <table:table-cell office:value-type="float" office:value="1.278" calcext:value-type="float">
            <text:p>1.278</text:p>
          </table:table-cell>
          <table:table-cell office:value-type="float" office:value="1.09080541533" calcext:value-type="float">
            <text:p>1.0908054153</text:p>
          </table:table-cell>
          <table:table-cell office:value-type="float" office:value="-0.273370236158" calcext:value-type="float">
            <text:p>-0.2733702362</text:p>
          </table:table-cell>
        </table:table-row>
        <table:table-row table:style-name="ro1">
          <table:table-cell office:value-type="float" office:value="166.8" calcext:value-type="float">
            <text:p>166.8</text:p>
          </table:table-cell>
          <table:table-cell office:value-type="float" office:value="3.079" calcext:value-type="float">
            <text:p>3.079</text:p>
          </table:table-cell>
          <table:table-cell office:value-type="float" office:value="1.275" calcext:value-type="float">
            <text:p>1.275</text:p>
          </table:table-cell>
          <table:table-cell office:value-type="float" office:value="1.08502979721" calcext:value-type="float">
            <text:p>1.0850297972</text:p>
          </table:table-cell>
          <table:table-cell office:value-type="float" office:value="-0.268688261509" calcext:value-type="float">
            <text:p>-0.2686882615</text:p>
          </table:table-cell>
        </table:table-row>
        <table:table-row table:style-name="ro1">
          <table:table-cell office:value-type="float" office:value="166.9" calcext:value-type="float">
            <text:p>166.9</text:p>
          </table:table-cell>
          <table:table-cell office:value-type="float" office:value="3.082" calcext:value-type="float">
            <text:p>3.082</text:p>
          </table:table-cell>
          <table:table-cell office:value-type="float" office:value="1.272" calcext:value-type="float">
            <text:p>1.272</text:p>
          </table:table-cell>
          <table:table-cell office:value-type="float" office:value="1.0837211499" calcext:value-type="float">
            <text:p>1.0837211499</text:p>
          </table:table-cell>
          <table:table-cell office:value-type="float" office:value="-0.259026348591" calcext:value-type="float">
            <text:p>-0.259026348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.085" calcext:value-type="float">
            <text:p>3.085</text:p>
          </table:table-cell>
          <table:table-cell office:value-type="float" office:value="1.269" calcext:value-type="float">
            <text:p>1.269</text:p>
          </table:table-cell>
          <table:table-cell office:value-type="float" office:value="1.0811055219" calcext:value-type="float">
            <text:p>1.0811055219</text:p>
          </table:table-cell>
          <table:table-cell office:value-type="float" office:value="-0.252421081066" calcext:value-type="float">
            <text:p>-0.2524210811</text:p>
          </table:table-cell>
        </table:table-row>
        <table:table-row table:style-name="ro1">
          <table:table-cell office:value-type="float" office:value="167.1" calcext:value-type="float">
            <text:p>167.1</text:p>
          </table:table-cell>
          <table:table-cell office:value-type="float" office:value="3.088" calcext:value-type="float">
            <text:p>3.088</text:p>
          </table:table-cell>
          <table:table-cell office:value-type="float" office:value="1.265" calcext:value-type="float">
            <text:p>1.265</text:p>
          </table:table-cell>
          <table:table-cell office:value-type="float" office:value="1.08298741046" calcext:value-type="float">
            <text:p>1.0829874105</text:p>
          </table:table-cell>
          <table:table-cell office:value-type="float" office:value="-0.253482162952" calcext:value-type="float">
            <text:p>-0.253482163</text:p>
          </table:table-cell>
        </table:table-row>
        <table:table-row table:style-name="ro1">
          <table:table-cell office:value-type="float" office:value="167.2" calcext:value-type="float">
            <text:p>167.2</text:p>
          </table:table-cell>
          <table:table-cell office:value-type="float" office:value="3.09" calcext:value-type="float">
            <text:p>3.09</text:p>
          </table:table-cell>
          <table:table-cell office:value-type="float" office:value="1.262" calcext:value-type="float">
            <text:p>1.262</text:p>
          </table:table-cell>
          <table:table-cell office:value-type="float" office:value="1.08093300154" calcext:value-type="float">
            <text:p>1.0809330015</text:p>
          </table:table-cell>
          <table:table-cell office:value-type="float" office:value="-0.246872410178" calcext:value-type="float">
            <text:p>-0.2468724102</text:p>
          </table:table-cell>
        </table:table-row>
        <table:table-row table:style-name="ro1">
          <table:table-cell office:value-type="float" office:value="167.3" calcext:value-type="float">
            <text:p>167.3</text:p>
          </table:table-cell>
          <table:table-cell office:value-type="float" office:value="3.093" calcext:value-type="float">
            <text:p>3.093</text:p>
          </table:table-cell>
          <table:table-cell office:value-type="float" office:value="1.259" calcext:value-type="float">
            <text:p>1.259</text:p>
          </table:table-cell>
          <table:table-cell office:value-type="float" office:value="1.07625881721" calcext:value-type="float">
            <text:p>1.0762588172</text:p>
          </table:table-cell>
          <table:table-cell office:value-type="float" office:value="-0.241789355874" calcext:value-type="float">
            <text:p>-0.2417893559</text:p>
          </table:table-cell>
        </table:table-row>
        <table:table-row table:style-name="ro1">
          <table:table-cell office:value-type="float" office:value="167.4" calcext:value-type="float">
            <text:p>167.4</text:p>
          </table:table-cell>
          <table:table-cell office:value-type="float" office:value="3.095" calcext:value-type="float">
            <text:p>3.095</text:p>
          </table:table-cell>
          <table:table-cell office:value-type="float" office:value="1.255" calcext:value-type="float">
            <text:p>1.255</text:p>
          </table:table-cell>
          <table:table-cell office:value-type="float" office:value="1.07411973553" calcext:value-type="float">
            <text:p>1.0741197355</text:p>
          </table:table-cell>
          <table:table-cell office:value-type="float" office:value="-0.237810999155" calcext:value-type="float">
            <text:p>-0.2378109992</text:p>
          </table:table-cell>
        </table:table-row>
        <table:table-row table:style-name="ro1">
          <table:table-cell office:value-type="float" office:value="167.5" calcext:value-type="float">
            <text:p>167.5</text:p>
          </table:table-cell>
          <table:table-cell office:value-type="float" office:value="3.097" calcext:value-type="float">
            <text:p>3.097</text:p>
          </table:table-cell>
          <table:table-cell office:value-type="float" office:value="1.252" calcext:value-type="float">
            <text:p>1.252</text:p>
          </table:table-cell>
          <table:table-cell office:value-type="float" office:value="1.07156747171" calcext:value-type="float">
            <text:p>1.0715674717</text:p>
          </table:table-cell>
          <table:table-cell office:value-type="float" office:value="-0.236941233277" calcext:value-type="float">
            <text:p>-0.2369412333</text:p>
          </table:table-cell>
        </table:table-row>
        <table:table-row table:style-name="ro1">
          <table:table-cell office:value-type="float" office:value="167.6" calcext:value-type="float">
            <text:p>167.6</text:p>
          </table:table-cell>
          <table:table-cell office:value-type="float" office:value="3.099" calcext:value-type="float">
            <text:p>3.099</text:p>
          </table:table-cell>
          <table:table-cell office:value-type="float" office:value="1.249" calcext:value-type="float">
            <text:p>1.249</text:p>
          </table:table-cell>
          <table:table-cell office:value-type="float" office:value="1.06865303161" calcext:value-type="float">
            <text:p>1.0686530316</text:p>
          </table:table-cell>
          <table:table-cell office:value-type="float" office:value="-0.233122810721" calcext:value-type="float">
            <text:p>-0.2331228107</text:p>
          </table:table-cell>
        </table:table-row>
        <table:table-row table:style-name="ro1">
          <table:table-cell office:value-type="float" office:value="167.7" calcext:value-type="float">
            <text:p>167.7</text:p>
          </table:table-cell>
          <table:table-cell office:value-type="float" office:value="3.102" calcext:value-type="float">
            <text:p>3.102</text:p>
          </table:table-cell>
          <table:table-cell office:value-type="float" office:value="1.245" calcext:value-type="float">
            <text:p>1.245</text:p>
          </table:table-cell>
          <table:table-cell office:value-type="float" office:value="1.06513588515" calcext:value-type="float">
            <text:p>1.0651358852</text:p>
          </table:table-cell>
          <table:table-cell office:value-type="float" office:value="-0.22968301177" calcext:value-type="float">
            <text:p>-0.2296830118</text:p>
          </table:table-cell>
        </table:table-row>
        <table:table-row table:style-name="ro1">
          <table:table-cell office:value-type="float" office:value="167.8" calcext:value-type="float">
            <text:p>167.8</text:p>
          </table:table-cell>
          <table:table-cell office:value-type="float" office:value="3.104" calcext:value-type="float">
            <text:p>3.104</text:p>
          </table:table-cell>
          <table:table-cell office:value-type="float" office:value="1.242" calcext:value-type="float">
            <text:p>1.242</text:p>
          </table:table-cell>
          <table:table-cell office:value-type="float" office:value="1.06295005803" calcext:value-type="float">
            <text:p>1.062950058</text:p>
          </table:table-cell>
          <table:table-cell office:value-type="float" office:value="-0.222745060921" calcext:value-type="float">
            <text:p>-0.2227450609</text:p>
          </table:table-cell>
        </table:table-row>
        <table:table-row table:style-name="ro1">
          <table:table-cell office:value-type="float" office:value="167.9" calcext:value-type="float">
            <text:p>167.9</text:p>
          </table:table-cell>
          <table:table-cell office:value-type="float" office:value="3.106" calcext:value-type="float">
            <text:p>3.106</text:p>
          </table:table-cell>
          <table:table-cell office:value-type="float" office:value="1.238" calcext:value-type="float">
            <text:p>1.238</text:p>
          </table:table-cell>
          <table:table-cell office:value-type="float" office:value="1.06083352001" calcext:value-type="float">
            <text:p>1.06083352</text:p>
          </table:table-cell>
          <table:table-cell office:value-type="float" office:value="-0.214930489659" calcext:value-type="float">
            <text:p>-0.214930489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.108" calcext:value-type="float">
            <text:p>3.108</text:p>
          </table:table-cell>
          <table:table-cell office:value-type="float" office:value="1.234" calcext:value-type="float">
            <text:p>1.234</text:p>
          </table:table-cell>
          <table:table-cell office:value-type="float" office:value="1.05799150067" calcext:value-type="float">
            <text:p>1.0579915007</text:p>
          </table:table-cell>
          <table:table-cell office:value-type="float" office:value="-0.209457710385" calcext:value-type="float">
            <text:p>-0.2094577104</text:p>
          </table:table-cell>
        </table:table-row>
        <table:table-row table:style-name="ro1">
          <table:table-cell office:value-type="float" office:value="168.1" calcext:value-type="float">
            <text:p>168.1</text:p>
          </table:table-cell>
          <table:table-cell office:value-type="float" office:value="3.109" calcext:value-type="float">
            <text:p>3.109</text:p>
          </table:table-cell>
          <table:table-cell office:value-type="float" office:value="1.23" calcext:value-type="float">
            <text:p>1.23</text:p>
          </table:table-cell>
          <table:table-cell office:value-type="float" office:value="1.0557173767" calcext:value-type="float">
            <text:p>1.0557173767</text:p>
          </table:table-cell>
          <table:table-cell office:value-type="float" office:value="-0.204669252038" calcext:value-type="float">
            <text:p>-0.204669252</text:p>
          </table:table-cell>
        </table:table-row>
        <table:table-row table:style-name="ro1">
          <table:table-cell office:value-type="float" office:value="168.2" calcext:value-type="float">
            <text:p>168.2</text:p>
          </table:table-cell>
          <table:table-cell office:value-type="float" office:value="3.111" calcext:value-type="float">
            <text:p>3.111</text:p>
          </table:table-cell>
          <table:table-cell office:value-type="float" office:value="1.226" calcext:value-type="float">
            <text:p>1.226</text:p>
          </table:table-cell>
          <table:table-cell office:value-type="float" office:value="1.05577868204" calcext:value-type="float">
            <text:p>1.055778682</text:p>
          </table:table-cell>
          <table:table-cell office:value-type="float" office:value="-0.199148327112" calcext:value-type="float">
            <text:p>-0.1991483271</text:p>
          </table:table-cell>
        </table:table-row>
        <table:table-row table:style-name="ro1">
          <table:table-cell office:value-type="float" office:value="168.3" calcext:value-type="float">
            <text:p>168.3</text:p>
          </table:table-cell>
          <table:table-cell office:value-type="float" office:value="3.113" calcext:value-type="float">
            <text:p>3.113</text:p>
          </table:table-cell>
          <table:table-cell office:value-type="float" office:value="1.222" calcext:value-type="float">
            <text:p>1.222</text:p>
          </table:table-cell>
          <table:table-cell office:value-type="float" office:value="1.0557194248" calcext:value-type="float">
            <text:p>1.0557194248</text:p>
          </table:table-cell>
          <table:table-cell office:value-type="float" office:value="-0.195649683475" calcext:value-type="float">
            <text:p>-0.1956496835</text:p>
          </table:table-cell>
        </table:table-row>
        <table:table-row table:style-name="ro1">
          <table:table-cell office:value-type="float" office:value="168.4" calcext:value-type="float">
            <text:p>168.4</text:p>
          </table:table-cell>
          <table:table-cell office:value-type="float" office:value="3.114" calcext:value-type="float">
            <text:p>3.114</text:p>
          </table:table-cell>
          <table:table-cell office:value-type="float" office:value="1.218" calcext:value-type="float">
            <text:p>1.218</text:p>
          </table:table-cell>
          <table:table-cell office:value-type="float" office:value="1.05479750092" calcext:value-type="float">
            <text:p>1.0547975009</text:p>
          </table:table-cell>
          <table:table-cell office:value-type="float" office:value="-0.192829534411" calcext:value-type="float">
            <text:p>-0.1928295344</text:p>
          </table:table-cell>
        </table:table-row>
        <table:table-row table:style-name="ro1">
          <table:table-cell office:value-type="float" office:value="168.5" calcext:value-type="float">
            <text:p>168.5</text:p>
          </table:table-cell>
          <table:table-cell office:value-type="float" office:value="3.116" calcext:value-type="float">
            <text:p>3.116</text:p>
          </table:table-cell>
          <table:table-cell office:value-type="float" office:value="1.214" calcext:value-type="float">
            <text:p>1.214</text:p>
          </table:table-cell>
          <table:table-cell office:value-type="float" office:value="1.05431271954" calcext:value-type="float">
            <text:p>1.0543127195</text:p>
          </table:table-cell>
          <table:table-cell office:value-type="float" office:value="-0.191002830863" calcext:value-type="float">
            <text:p>-0.1910028309</text:p>
          </table:table-cell>
        </table:table-row>
        <table:table-row table:style-name="ro1">
          <table:table-cell office:value-type="float" office:value="168.6" calcext:value-type="float">
            <text:p>168.6</text:p>
          </table:table-cell>
          <table:table-cell office:value-type="float" office:value="3.117" calcext:value-type="float">
            <text:p>3.117</text:p>
          </table:table-cell>
          <table:table-cell office:value-type="float" office:value="1.21" calcext:value-type="float">
            <text:p>1.21</text:p>
          </table:table-cell>
          <table:table-cell office:value-type="float" office:value="1.05331988504" calcext:value-type="float">
            <text:p>1.053319885</text:p>
          </table:table-cell>
          <table:table-cell office:value-type="float" office:value="-0.185827970505" calcext:value-type="float">
            <text:p>-0.1858279705</text:p>
          </table:table-cell>
        </table:table-row>
        <table:table-row table:style-name="ro1">
          <table:table-cell office:value-type="float" office:value="168.7" calcext:value-type="float">
            <text:p>168.7</text:p>
          </table:table-cell>
          <table:table-cell office:value-type="float" office:value="3.118" calcext:value-type="float">
            <text:p>3.118</text:p>
          </table:table-cell>
          <table:table-cell office:value-type="float" office:value="1.206" calcext:value-type="float">
            <text:p>1.206</text:p>
          </table:table-cell>
          <table:table-cell office:value-type="float" office:value="1.05210174947" calcext:value-type="float">
            <text:p>1.0521017495</text:p>
          </table:table-cell>
          <table:table-cell office:value-type="float" office:value="-0.180883362889" calcext:value-type="float">
            <text:p>-0.1808833629</text:p>
          </table:table-cell>
        </table:table-row>
        <table:table-row table:style-name="ro1">
          <table:table-cell office:value-type="float" office:value="168.8" calcext:value-type="float">
            <text:p>168.8</text:p>
          </table:table-cell>
          <table:table-cell office:value-type="float" office:value="3.119" calcext:value-type="float">
            <text:p>3.119</text:p>
          </table:table-cell>
          <table:table-cell office:value-type="float" office:value="1.202" calcext:value-type="float">
            <text:p>1.202</text:p>
          </table:table-cell>
          <table:table-cell office:value-type="float" office:value="1.05097650251" calcext:value-type="float">
            <text:p>1.0509765025</text:p>
          </table:table-cell>
          <table:table-cell office:value-type="float" office:value="-0.176735848188" calcext:value-type="float">
            <text:p>-0.1767358482</text:p>
          </table:table-cell>
        </table:table-row>
        <table:table-row table:style-name="ro1">
          <table:table-cell office:value-type="float" office:value="168.9" calcext:value-type="float">
            <text:p>168.9</text:p>
          </table:table-cell>
          <table:table-cell office:value-type="float" office:value="3.12" calcext:value-type="float">
            <text:p>3.12</text:p>
          </table:table-cell>
          <table:table-cell office:value-type="float" office:value="1.198" calcext:value-type="float">
            <text:p>1.198</text:p>
          </table:table-cell>
          <table:table-cell office:value-type="float" office:value="1.0503979447" calcext:value-type="float">
            <text:p>1.0503979447</text:p>
          </table:table-cell>
          <table:table-cell office:value-type="float" office:value="-0.173342496157" calcext:value-type="float">
            <text:p>-0.173342496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.121" calcext:value-type="float">
            <text:p>3.121</text:p>
          </table:table-cell>
          <table:table-cell office:value-type="float" office:value="1.194" calcext:value-type="float">
            <text:p>1.194</text:p>
          </table:table-cell>
          <table:table-cell office:value-type="float" office:value="1.04994949193" calcext:value-type="float">
            <text:p>1.0499494919</text:p>
          </table:table-cell>
          <table:table-cell office:value-type="float" office:value="-0.170120060444" calcext:value-type="float">
            <text:p>-0.1701200604</text:p>
          </table:table-cell>
        </table:table-row>
        <table:table-row table:style-name="ro1">
          <table:table-cell office:value-type="float" office:value="169.1" calcext:value-type="float">
            <text:p>169.1</text:p>
          </table:table-cell>
          <table:table-cell office:value-type="float" office:value="3.122" calcext:value-type="float">
            <text:p>3.122</text:p>
          </table:table-cell>
          <table:table-cell office:value-type="float" office:value="1.189" calcext:value-type="float">
            <text:p>1.189</text:p>
          </table:table-cell>
          <table:table-cell office:value-type="float" office:value="1.04972955353" calcext:value-type="float">
            <text:p>1.0497295535</text:p>
          </table:table-cell>
          <table:table-cell office:value-type="float" office:value="-0.165574625134" calcext:value-type="float">
            <text:p>-0.1655746251</text:p>
          </table:table-cell>
        </table:table-row>
        <table:table-row table:style-name="ro1">
          <table:table-cell office:value-type="float" office:value="169.2" calcext:value-type="float">
            <text:p>169.2</text:p>
          </table:table-cell>
          <table:table-cell office:value-type="float" office:value="3.123" calcext:value-type="float">
            <text:p>3.123</text:p>
          </table:table-cell>
          <table:table-cell office:value-type="float" office:value="1.185" calcext:value-type="float">
            <text:p>1.185</text:p>
          </table:table-cell>
          <table:table-cell office:value-type="float" office:value="1.0493207231" calcext:value-type="float">
            <text:p>1.0493207231</text:p>
          </table:table-cell>
          <table:table-cell office:value-type="float" office:value="-0.162056028843" calcext:value-type="float">
            <text:p>-0.1620560288</text:p>
          </table:table-cell>
        </table:table-row>
        <table:table-row table:style-name="ro1">
          <table:table-cell office:value-type="float" office:value="169.3" calcext:value-type="float">
            <text:p>169.3</text:p>
          </table:table-cell>
          <table:table-cell office:value-type="float" office:value="3.123" calcext:value-type="float">
            <text:p>3.123</text:p>
          </table:table-cell>
          <table:table-cell office:value-type="float" office:value="1.181" calcext:value-type="float">
            <text:p>1.181</text:p>
          </table:table-cell>
          <table:table-cell office:value-type="float" office:value="1.04914956429" calcext:value-type="float">
            <text:p>1.0491495643</text:p>
          </table:table-cell>
          <table:table-cell office:value-type="float" office:value="-0.158500760794" calcext:value-type="float">
            <text:p>-0.1585007608</text:p>
          </table:table-cell>
        </table:table-row>
        <table:table-row table:style-name="ro1">
          <table:table-cell office:value-type="float" office:value="169.4" calcext:value-type="float">
            <text:p>169.4</text:p>
          </table:table-cell>
          <table:table-cell office:value-type="float" office:value="3.124" calcext:value-type="float">
            <text:p>3.124</text:p>
          </table:table-cell>
          <table:table-cell office:value-type="float" office:value="1.177" calcext:value-type="float">
            <text:p>1.177</text:p>
          </table:table-cell>
          <table:table-cell office:value-type="float" office:value="1.0495329221" calcext:value-type="float">
            <text:p>1.0495329221</text:p>
          </table:table-cell>
          <table:table-cell office:value-type="float" office:value="-0.153709590435" calcext:value-type="float">
            <text:p>-0.1537095904</text:p>
          </table:table-cell>
        </table:table-row>
        <table:table-row table:style-name="ro1">
          <table:table-cell office:value-type="float" office:value="169.5" calcext:value-type="float">
            <text:p>169.5</text:p>
          </table:table-cell>
          <table:table-cell office:value-type="float" office:value="3.124" calcext:value-type="float">
            <text:p>3.124</text:p>
          </table:table-cell>
          <table:table-cell office:value-type="float" office:value="1.172" calcext:value-type="float">
            <text:p>1.172</text:p>
          </table:table-cell>
          <table:table-cell office:value-type="float" office:value="1.04942632314" calcext:value-type="float">
            <text:p>1.0494263231</text:p>
          </table:table-cell>
          <table:table-cell office:value-type="float" office:value="-0.148961976171" calcext:value-type="float">
            <text:p>-0.1489619762</text:p>
          </table:table-cell>
        </table:table-row>
        <table:table-row table:style-name="ro1">
          <table:table-cell office:value-type="float" office:value="169.6" calcext:value-type="float">
            <text:p>169.6</text:p>
          </table:table-cell>
          <table:table-cell office:value-type="float" office:value="3.124" calcext:value-type="float">
            <text:p>3.124</text:p>
          </table:table-cell>
          <table:table-cell office:value-type="float" office:value="1.168" calcext:value-type="float">
            <text:p>1.168</text:p>
          </table:table-cell>
          <table:table-cell office:value-type="float" office:value="1.04947349751" calcext:value-type="float">
            <text:p>1.0494734975</text:p>
          </table:table-cell>
          <table:table-cell office:value-type="float" office:value="-0.143829509616" calcext:value-type="float">
            <text:p>-0.1438295096</text:p>
          </table:table-cell>
        </table:table-row>
        <table:table-row table:style-name="ro1">
          <table:table-cell office:value-type="float" office:value="169.7" calcext:value-type="float">
            <text:p>169.7</text:p>
          </table:table-cell>
          <table:table-cell office:value-type="float" office:value="3.125" calcext:value-type="float">
            <text:p>3.125</text:p>
          </table:table-cell>
          <table:table-cell office:value-type="float" office:value="1.163" calcext:value-type="float">
            <text:p>1.163</text:p>
          </table:table-cell>
          <table:table-cell office:value-type="float" office:value="1.04999703741" calcext:value-type="float">
            <text:p>1.0499970374</text:p>
          </table:table-cell>
          <table:table-cell office:value-type="float" office:value="-0.138321191072" calcext:value-type="float">
            <text:p>-0.1383211911</text:p>
          </table:table-cell>
        </table:table-row>
        <table:table-row table:style-name="ro1">
          <table:table-cell office:value-type="float" office:value="169.8" calcext:value-type="float">
            <text:p>169.8</text:p>
          </table:table-cell>
          <table:table-cell office:value-type="float" office:value="3.125" calcext:value-type="float">
            <text:p>3.125</text:p>
          </table:table-cell>
          <table:table-cell office:value-type="float" office:value="1.159" calcext:value-type="float">
            <text:p>1.159</text:p>
          </table:table-cell>
          <table:table-cell office:value-type="float" office:value="1.05084980405" calcext:value-type="float">
            <text:p>1.0508498041</text:p>
          </table:table-cell>
          <table:table-cell office:value-type="float" office:value="-0.132297486067" calcext:value-type="float">
            <text:p>-0.1322974861</text:p>
          </table:table-cell>
        </table:table-row>
        <table:table-row table:style-name="ro1">
          <table:table-cell office:value-type="float" office:value="169.9" calcext:value-type="float">
            <text:p>169.9</text:p>
          </table:table-cell>
          <table:table-cell office:value-type="float" office:value="3.124" calcext:value-type="float">
            <text:p>3.124</text:p>
          </table:table-cell>
          <table:table-cell office:value-type="float" office:value="1.155" calcext:value-type="float">
            <text:p>1.155</text:p>
          </table:table-cell>
          <table:table-cell office:value-type="float" office:value="1.05212865643" calcext:value-type="float">
            <text:p>1.0521286564</text:p>
          </table:table-cell>
          <table:table-cell office:value-type="float" office:value="-0.12673933804" calcext:value-type="float">
            <text:p>-0.12673933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.124" calcext:value-type="float">
            <text:p>3.124</text:p>
          </table:table-cell>
          <table:table-cell office:value-type="float" office:value="1.15" calcext:value-type="float">
            <text:p>1.15</text:p>
          </table:table-cell>
          <table:table-cell office:value-type="float" office:value="1.05333900129" calcext:value-type="float">
            <text:p>1.0533390013</text:p>
          </table:table-cell>
          <table:table-cell office:value-type="float" office:value="-0.121992349625" calcext:value-type="float">
            <text:p>-0.1219923496</text:p>
          </table:table-cell>
        </table:table-row>
        <table:table-row table:style-name="ro1">
          <table:table-cell office:value-type="float" office:value="170.1" calcext:value-type="float">
            <text:p>170.1</text:p>
          </table:table-cell>
          <table:table-cell office:value-type="float" office:value="3.124" calcext:value-type="float">
            <text:p>3.124</text:p>
          </table:table-cell>
          <table:table-cell office:value-type="float" office:value="1.146" calcext:value-type="float">
            <text:p>1.146</text:p>
          </table:table-cell>
          <table:table-cell office:value-type="float" office:value="1.05494435934" calcext:value-type="float">
            <text:p>1.0549443593</text:p>
          </table:table-cell>
          <table:table-cell office:value-type="float" office:value="-0.117692880332" calcext:value-type="float">
            <text:p>-0.1176928803</text:p>
          </table:table-cell>
        </table:table-row>
        <table:table-row table:style-name="ro1">
          <table:table-cell office:value-type="float" office:value="170.2" calcext:value-type="float">
            <text:p>170.2</text:p>
          </table:table-cell>
          <table:table-cell office:value-type="float" office:value="3.123" calcext:value-type="float">
            <text:p>3.123</text:p>
          </table:table-cell>
          <table:table-cell office:value-type="float" office:value="1.141" calcext:value-type="float">
            <text:p>1.141</text:p>
          </table:table-cell>
          <table:table-cell office:value-type="float" office:value="1.05631401871" calcext:value-type="float">
            <text:p>1.0563140187</text:p>
          </table:table-cell>
          <table:table-cell office:value-type="float" office:value="-0.11337813735" calcext:value-type="float">
            <text:p>-0.1133781374</text:p>
          </table:table-cell>
        </table:table-row>
        <table:table-row table:style-name="ro1">
          <table:table-cell office:value-type="float" office:value="170.3" calcext:value-type="float">
            <text:p>170.3</text:p>
          </table:table-cell>
          <table:table-cell office:value-type="float" office:value="3.123" calcext:value-type="float">
            <text:p>3.123</text:p>
          </table:table-cell>
          <table:table-cell office:value-type="float" office:value="1.137" calcext:value-type="float">
            <text:p>1.137</text:p>
          </table:table-cell>
          <table:table-cell office:value-type="float" office:value="1.05765140667" calcext:value-type="float">
            <text:p>1.0576514067</text:p>
          </table:table-cell>
          <table:table-cell office:value-type="float" office:value="-0.109065622091" calcext:value-type="float">
            <text:p>-0.1090656221</text:p>
          </table:table-cell>
        </table:table-row>
        <table:table-row table:style-name="ro1">
          <table:table-cell office:value-type="float" office:value="170.4" calcext:value-type="float">
            <text:p>170.4</text:p>
          </table:table-cell>
          <table:table-cell office:value-type="float" office:value="3.122" calcext:value-type="float">
            <text:p>3.122</text:p>
          </table:table-cell>
          <table:table-cell office:value-type="float" office:value="1.133" calcext:value-type="float">
            <text:p>1.133</text:p>
          </table:table-cell>
          <table:table-cell office:value-type="float" office:value="1.05875306474" calcext:value-type="float">
            <text:p>1.0587530647</text:p>
          </table:table-cell>
          <table:table-cell office:value-type="float" office:value="-0.104920603335" calcext:value-type="float">
            <text:p>-0.1049206033</text:p>
          </table:table-cell>
        </table:table-row>
        <table:table-row table:style-name="ro1">
          <table:table-cell office:value-type="float" office:value="170.5" calcext:value-type="float">
            <text:p>170.5</text:p>
          </table:table-cell>
          <table:table-cell office:value-type="float" office:value="3.121" calcext:value-type="float">
            <text:p>3.121</text:p>
          </table:table-cell>
          <table:table-cell office:value-type="float" office:value="1.129" calcext:value-type="float">
            <text:p>1.129</text:p>
          </table:table-cell>
          <table:table-cell office:value-type="float" office:value="1.05966474069" calcext:value-type="float">
            <text:p>1.0596647407</text:p>
          </table:table-cell>
          <table:table-cell office:value-type="float" office:value="-0.0993954241276" calcext:value-type="float">
            <text:p>-0.0993954241</text:p>
          </table:table-cell>
        </table:table-row>
        <table:table-row table:style-name="ro1">
          <table:table-cell office:value-type="float" office:value="170.6" calcext:value-type="float">
            <text:p>170.6</text:p>
          </table:table-cell>
          <table:table-cell office:value-type="float" office:value="3.121" calcext:value-type="float">
            <text:p>3.121</text:p>
          </table:table-cell>
          <table:table-cell office:value-type="float" office:value="1.125" calcext:value-type="float">
            <text:p>1.125</text:p>
          </table:table-cell>
          <table:table-cell office:value-type="float" office:value="1.06093378886" calcext:value-type="float">
            <text:p>1.0609337889</text:p>
          </table:table-cell>
          <table:table-cell office:value-type="float" office:value="-0.0942460224032" calcext:value-type="float">
            <text:p>-0.0942460224</text:p>
          </table:table-cell>
        </table:table-row>
        <table:table-row table:style-name="ro1">
          <table:table-cell office:value-type="float" office:value="170.7" calcext:value-type="float">
            <text:p>170.7</text:p>
          </table:table-cell>
          <table:table-cell office:value-type="float" office:value="3.12" calcext:value-type="float">
            <text:p>3.12</text:p>
          </table:table-cell>
          <table:table-cell office:value-type="float" office:value="1.12" calcext:value-type="float">
            <text:p>1.12</text:p>
          </table:table-cell>
          <table:table-cell office:value-type="float" office:value="1.0629102334" calcext:value-type="float">
            <text:p>1.0629102334</text:p>
          </table:table-cell>
          <table:table-cell office:value-type="float" office:value="-0.0891761258245" calcext:value-type="float">
            <text:p>-0.0891761258</text:p>
          </table:table-cell>
        </table:table-row>
        <table:table-row table:style-name="ro1">
          <table:table-cell office:value-type="float" office:value="170.8" calcext:value-type="float">
            <text:p>170.8</text:p>
          </table:table-cell>
          <table:table-cell office:value-type="float" office:value="3.119" calcext:value-type="float">
            <text:p>3.119</text:p>
          </table:table-cell>
          <table:table-cell office:value-type="float" office:value="1.116" calcext:value-type="float">
            <text:p>1.116</text:p>
          </table:table-cell>
          <table:table-cell office:value-type="float" office:value="1.06495960215" calcext:value-type="float">
            <text:p>1.0649596022</text:p>
          </table:table-cell>
          <table:table-cell office:value-type="float" office:value="-0.0849317014217" calcext:value-type="float">
            <text:p>-0.0849317014</text:p>
          </table:table-cell>
        </table:table-row>
        <table:table-row table:style-name="ro1">
          <table:table-cell office:value-type="float" office:value="170.9" calcext:value-type="float">
            <text:p>170.9</text:p>
          </table:table-cell>
          <table:table-cell office:value-type="float" office:value="3.117" calcext:value-type="float">
            <text:p>3.117</text:p>
          </table:table-cell>
          <table:table-cell office:value-type="float" office:value="1.112" calcext:value-type="float">
            <text:p>1.112</text:p>
          </table:table-cell>
          <table:table-cell office:value-type="float" office:value="1.06702145912" calcext:value-type="float">
            <text:p>1.0670214591</text:p>
          </table:table-cell>
          <table:table-cell office:value-type="float" office:value="-0.0805045366287" calcext:value-type="float">
            <text:p>-0.080504536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.116" calcext:value-type="float">
            <text:p>3.116</text:p>
          </table:table-cell>
          <table:table-cell office:value-type="float" office:value="1.108" calcext:value-type="float">
            <text:p>1.108</text:p>
          </table:table-cell>
          <table:table-cell office:value-type="float" office:value="1.06873070662" calcext:value-type="float">
            <text:p>1.0687307066</text:p>
          </table:table-cell>
          <table:table-cell office:value-type="float" office:value="-0.0758189857006" calcext:value-type="float">
            <text:p>-0.0758189857</text:p>
          </table:table-cell>
        </table:table-row>
        <table:table-row table:style-name="ro1">
          <table:table-cell office:value-type="float" office:value="171.1" calcext:value-type="float">
            <text:p>171.1</text:p>
          </table:table-cell>
          <table:table-cell office:value-type="float" office:value="3.115" calcext:value-type="float">
            <text:p>3.115</text:p>
          </table:table-cell>
          <table:table-cell office:value-type="float" office:value="1.104" calcext:value-type="float">
            <text:p>1.104</text:p>
          </table:table-cell>
          <table:table-cell office:value-type="float" office:value="1.07077661743" calcext:value-type="float">
            <text:p>1.0707766174</text:p>
          </table:table-cell>
          <table:table-cell office:value-type="float" office:value="-0.0717634633183" calcext:value-type="float">
            <text:p>-0.0717634633</text:p>
          </table:table-cell>
        </table:table-row>
        <table:table-row table:style-name="ro1">
          <table:table-cell office:value-type="float" office:value="171.2" calcext:value-type="float">
            <text:p>171.2</text:p>
          </table:table-cell>
          <table:table-cell office:value-type="float" office:value="3.113" calcext:value-type="float">
            <text:p>3.113</text:p>
          </table:table-cell>
          <table:table-cell office:value-type="float" office:value="1.1" calcext:value-type="float">
            <text:p>1.1</text:p>
          </table:table-cell>
          <table:table-cell office:value-type="float" office:value="1.072925221" calcext:value-type="float">
            <text:p>1.072925221</text:p>
          </table:table-cell>
          <table:table-cell office:value-type="float" office:value="-0.0683325156569" calcext:value-type="float">
            <text:p>-0.0683325157</text:p>
          </table:table-cell>
        </table:table-row>
        <table:table-row table:style-name="ro1">
          <table:table-cell office:value-type="float" office:value="171.3" calcext:value-type="float">
            <text:p>171.3</text:p>
          </table:table-cell>
          <table:table-cell office:value-type="float" office:value="3.112" calcext:value-type="float">
            <text:p>3.112</text:p>
          </table:table-cell>
          <table:table-cell office:value-type="float" office:value="1.097" calcext:value-type="float">
            <text:p>1.097</text:p>
          </table:table-cell>
          <table:table-cell office:value-type="float" office:value="1.07537796755" calcext:value-type="float">
            <text:p>1.0753779676</text:p>
          </table:table-cell>
          <table:table-cell office:value-type="float" office:value="-0.0647975578904" calcext:value-type="float">
            <text:p>-0.0647975579</text:p>
          </table:table-cell>
        </table:table-row>
        <table:table-row table:style-name="ro1">
          <table:table-cell office:value-type="float" office:value="171.4" calcext:value-type="float">
            <text:p>171.4</text:p>
          </table:table-cell>
          <table:table-cell office:value-type="float" office:value="3.11" calcext:value-type="float">
            <text:p>3.11</text:p>
          </table:table-cell>
          <table:table-cell office:value-type="float" office:value="1.093" calcext:value-type="float">
            <text:p>1.093</text:p>
          </table:table-cell>
          <table:table-cell office:value-type="float" office:value="1.07820513942" calcext:value-type="float">
            <text:p>1.0782051394</text:p>
          </table:table-cell>
          <table:table-cell office:value-type="float" office:value="-0.0613078288734" calcext:value-type="float">
            <text:p>-0.0613078289</text:p>
          </table:table-cell>
        </table:table-row>
        <table:table-row table:style-name="ro1">
          <table:table-cell office:value-type="float" office:value="171.5" calcext:value-type="float">
            <text:p>171.5</text:p>
          </table:table-cell>
          <table:table-cell office:value-type="float" office:value="3.109" calcext:value-type="float">
            <text:p>3.109</text:p>
          </table:table-cell>
          <table:table-cell office:value-type="float" office:value="1.089" calcext:value-type="float">
            <text:p>1.089</text:p>
          </table:table-cell>
          <table:table-cell office:value-type="float" office:value="1.08090693735" calcext:value-type="float">
            <text:p>1.0809069374</text:p>
          </table:table-cell>
          <table:table-cell office:value-type="float" office:value="-0.0577695742249" calcext:value-type="float">
            <text:p>-0.0577695742</text:p>
          </table:table-cell>
        </table:table-row>
        <table:table-row table:style-name="ro1">
          <table:table-cell office:value-type="float" office:value="171.6" calcext:value-type="float">
            <text:p>171.6</text:p>
          </table:table-cell>
          <table:table-cell office:value-type="float" office:value="3.107" calcext:value-type="float">
            <text:p>3.107</text:p>
          </table:table-cell>
          <table:table-cell office:value-type="float" office:value="1.086" calcext:value-type="float">
            <text:p>1.086</text:p>
          </table:table-cell>
          <table:table-cell office:value-type="float" office:value="1.08368379676" calcext:value-type="float">
            <text:p>1.0836837968</text:p>
          </table:table-cell>
          <table:table-cell office:value-type="float" office:value="-0.0548576153815" calcext:value-type="float">
            <text:p>-0.0548576154</text:p>
          </table:table-cell>
        </table:table-row>
        <table:table-row table:style-name="ro1">
          <table:table-cell office:value-type="float" office:value="171.7" calcext:value-type="float">
            <text:p>171.7</text:p>
          </table:table-cell>
          <table:table-cell office:value-type="float" office:value="3.105" calcext:value-type="float">
            <text:p>3.105</text:p>
          </table:table-cell>
          <table:table-cell office:value-type="float" office:value="1.082" calcext:value-type="float">
            <text:p>1.082</text:p>
          </table:table-cell>
          <table:table-cell office:value-type="float" office:value="1.0869788358" calcext:value-type="float">
            <text:p>1.0869788358</text:p>
          </table:table-cell>
          <table:table-cell office:value-type="float" office:value="-0.0515768863261" calcext:value-type="float">
            <text:p>-0.0515768863</text:p>
          </table:table-cell>
        </table:table-row>
        <table:table-row table:style-name="ro1">
          <table:table-cell office:value-type="float" office:value="171.8" calcext:value-type="float">
            <text:p>171.8</text:p>
          </table:table-cell>
          <table:table-cell office:value-type="float" office:value="3.103" calcext:value-type="float">
            <text:p>3.103</text:p>
          </table:table-cell>
          <table:table-cell office:value-type="float" office:value="1.078" calcext:value-type="float">
            <text:p>1.078</text:p>
          </table:table-cell>
          <table:table-cell office:value-type="float" office:value="1.09136257497" calcext:value-type="float">
            <text:p>1.091362575</text:p>
          </table:table-cell>
          <table:table-cell office:value-type="float" office:value="-0.0474654585123" calcext:value-type="float">
            <text:p>-0.0474654585</text:p>
          </table:table-cell>
        </table:table-row>
        <table:table-row table:style-name="ro1">
          <table:table-cell office:value-type="float" office:value="171.9" calcext:value-type="float">
            <text:p>171.9</text:p>
          </table:table-cell>
          <table:table-cell office:value-type="float" office:value="3.101" calcext:value-type="float">
            <text:p>3.101</text:p>
          </table:table-cell>
          <table:table-cell office:value-type="float" office:value="1.075" calcext:value-type="float">
            <text:p>1.075</text:p>
          </table:table-cell>
          <table:table-cell office:value-type="float" office:value="1.09529346891" calcext:value-type="float">
            <text:p>1.0952934689</text:p>
          </table:table-cell>
          <table:table-cell office:value-type="float" office:value="-0.0425133369863" calcext:value-type="float">
            <text:p>-0.04251333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.098" calcext:value-type="float">
            <text:p>3.098</text:p>
          </table:table-cell>
          <table:table-cell office:value-type="float" office:value="1.071" calcext:value-type="float">
            <text:p>1.071</text:p>
          </table:table-cell>
          <table:table-cell office:value-type="float" office:value="1.09888267489" calcext:value-type="float">
            <text:p>1.0988826749</text:p>
          </table:table-cell>
          <table:table-cell office:value-type="float" office:value="-0.0383160077035" calcext:value-type="float">
            <text:p>-0.0383160077</text:p>
          </table:table-cell>
        </table:table-row>
        <table:table-row table:style-name="ro1">
          <table:table-cell office:value-type="float" office:value="172.1" calcext:value-type="float">
            <text:p>172.1</text:p>
          </table:table-cell>
          <table:table-cell office:value-type="float" office:value="3.096" calcext:value-type="float">
            <text:p>3.096</text:p>
          </table:table-cell>
          <table:table-cell office:value-type="float" office:value="1.067" calcext:value-type="float">
            <text:p>1.067</text:p>
          </table:table-cell>
          <table:table-cell office:value-type="float" office:value="1.10067797783" calcext:value-type="float">
            <text:p>1.1006779778</text:p>
          </table:table-cell>
          <table:table-cell office:value-type="float" office:value="-0.0341788306832" calcext:value-type="float">
            <text:p>-0.0341788307</text:p>
          </table:table-cell>
        </table:table-row>
        <table:table-row table:style-name="ro1">
          <table:table-cell office:value-type="float" office:value="172.2" calcext:value-type="float">
            <text:p>172.2</text:p>
          </table:table-cell>
          <table:table-cell office:value-type="float" office:value="3.093" calcext:value-type="float">
            <text:p>3.093</text:p>
          </table:table-cell>
          <table:table-cell office:value-type="float" office:value="1.063" calcext:value-type="float">
            <text:p>1.063</text:p>
          </table:table-cell>
          <table:table-cell office:value-type="float" office:value="1.10328697514" calcext:value-type="float">
            <text:p>1.1032869751</text:p>
          </table:table-cell>
          <table:table-cell office:value-type="float" office:value="-0.0306749809533" calcext:value-type="float">
            <text:p>-0.030674981</text:p>
          </table:table-cell>
        </table:table-row>
        <table:table-row table:style-name="ro1">
          <table:table-cell office:value-type="float" office:value="172.3" calcext:value-type="float">
            <text:p>172.3</text:p>
          </table:table-cell>
          <table:table-cell office:value-type="float" office:value="3.091" calcext:value-type="float">
            <text:p>3.091</text:p>
          </table:table-cell>
          <table:table-cell office:value-type="float" office:value="1.06" calcext:value-type="float">
            <text:p>1.06</text:p>
          </table:table-cell>
          <table:table-cell office:value-type="float" office:value="1.10632101697" calcext:value-type="float">
            <text:p>1.106321017</text:p>
          </table:table-cell>
          <table:table-cell office:value-type="float" office:value="-0.0270383674651" calcext:value-type="float">
            <text:p>-0.0270383675</text:p>
          </table:table-cell>
        </table:table-row>
        <table:table-row table:style-name="ro1">
          <table:table-cell office:value-type="float" office:value="172.4" calcext:value-type="float">
            <text:p>172.4</text:p>
          </table:table-cell>
          <table:table-cell office:value-type="float" office:value="3.088" calcext:value-type="float">
            <text:p>3.088</text:p>
          </table:table-cell>
          <table:table-cell office:value-type="float" office:value="1.056" calcext:value-type="float">
            <text:p>1.056</text:p>
          </table:table-cell>
          <table:table-cell office:value-type="float" office:value="1.11057030171" calcext:value-type="float">
            <text:p>1.1105703017</text:p>
          </table:table-cell>
          <table:table-cell office:value-type="float" office:value="-0.0187736414373" calcext:value-type="float">
            <text:p>-0.0187736414</text:p>
          </table:table-cell>
        </table:table-row>
        <table:table-row table:style-name="ro1">
          <table:table-cell office:value-type="float" office:value="172.5" calcext:value-type="float">
            <text:p>172.5</text:p>
          </table:table-cell>
          <table:table-cell office:value-type="float" office:value="3.085" calcext:value-type="float">
            <text:p>3.085</text:p>
          </table:table-cell>
          <table:table-cell office:value-type="float" office:value="1.053" calcext:value-type="float">
            <text:p>1.053</text:p>
          </table:table-cell>
          <table:table-cell office:value-type="float" office:value="1.11589811454" calcext:value-type="float">
            <text:p>1.1158981145</text:p>
          </table:table-cell>
          <table:table-cell office:value-type="float" office:value="-0.0108041260391" calcext:value-type="float">
            <text:p>-0.010804126</text:p>
          </table:table-cell>
        </table:table-row>
        <table:table-row table:style-name="ro1">
          <table:table-cell office:value-type="float" office:value="172.6" calcext:value-type="float">
            <text:p>172.6</text:p>
          </table:table-cell>
          <table:table-cell office:value-type="float" office:value="3.083" calcext:value-type="float">
            <text:p>3.083</text:p>
          </table:table-cell>
          <table:table-cell office:value-type="float" office:value="1.05" calcext:value-type="float">
            <text:p>1.05</text:p>
          </table:table-cell>
          <table:table-cell office:value-type="float" office:value="1.1217981132" calcext:value-type="float">
            <text:p>1.1217981132</text:p>
          </table:table-cell>
          <table:table-cell office:value-type="float" office:value="-0.00420277100056" calcext:value-type="float">
            <text:p>-0.004202771</text:p>
          </table:table-cell>
        </table:table-row>
        <table:table-row table:style-name="ro1">
          <table:table-cell office:value-type="float" office:value="172.7" calcext:value-type="float">
            <text:p>172.7</text:p>
          </table:table-cell>
          <table:table-cell office:value-type="float" office:value="3.08" calcext:value-type="float">
            <text:p>3.08</text:p>
          </table:table-cell>
          <table:table-cell office:value-type="float" office:value="1.047" calcext:value-type="float">
            <text:p>1.047</text:p>
          </table:table-cell>
          <table:table-cell office:value-type="float" office:value="1.12614688571" calcext:value-type="float">
            <text:p>1.1261468857</text:p>
          </table:table-cell>
          <table:table-cell office:value-type="float" office:value="-0.00164273870178" calcext:value-type="float">
            <text:p>-0.0016427387</text:p>
          </table:table-cell>
        </table:table-row>
        <table:table-row table:style-name="ro1">
          <table:table-cell office:value-type="float" office:value="172.8" calcext:value-type="float">
            <text:p>172.8</text:p>
          </table:table-cell>
          <table:table-cell office:value-type="float" office:value="3.077" calcext:value-type="float">
            <text:p>3.077</text:p>
          </table:table-cell>
          <table:table-cell office:value-type="float" office:value="1.044" calcext:value-type="float">
            <text:p>1.044</text:p>
          </table:table-cell>
          <table:table-cell office:value-type="float" office:value="1.13110268549" calcext:value-type="float">
            <text:p>1.1311026855</text:p>
          </table:table-cell>
          <table:table-cell office:value-type="float" office:value="0.00274629332125" calcext:value-type="float">
            <text:p>0.0027462933</text:p>
          </table:table-cell>
        </table:table-row>
        <table:table-row table:style-name="ro1">
          <table:table-cell office:value-type="float" office:value="172.9" calcext:value-type="float">
            <text:p>172.9</text:p>
          </table:table-cell>
          <table:table-cell office:value-type="float" office:value="3.075" calcext:value-type="float">
            <text:p>3.075</text:p>
          </table:table-cell>
          <table:table-cell office:value-type="float" office:value="1.042" calcext:value-type="float">
            <text:p>1.042</text:p>
          </table:table-cell>
          <table:table-cell office:value-type="float" office:value="1.13607879889" calcext:value-type="float">
            <text:p>1.1360787989</text:p>
          </table:table-cell>
          <table:table-cell office:value-type="float" office:value="0.00716810720041" calcext:value-type="float">
            <text:p>0.00716810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.072" calcext:value-type="float">
            <text:p>3.072</text:p>
          </table:table-cell>
          <table:table-cell office:value-type="float" office:value="1.039" calcext:value-type="float">
            <text:p>1.039</text:p>
          </table:table-cell>
          <table:table-cell office:value-type="float" office:value="1.14103470669" calcext:value-type="float">
            <text:p>1.1410347067</text:p>
          </table:table-cell>
          <table:table-cell office:value-type="float" office:value="0.0115734860301" calcext:value-type="float">
            <text:p>0.011573486</text:p>
          </table:table-cell>
        </table:table-row>
        <table:table-row table:style-name="ro1">
          <table:table-cell office:value-type="float" office:value="173.1" calcext:value-type="float">
            <text:p>173.1</text:p>
          </table:table-cell>
          <table:table-cell office:value-type="float" office:value="3.069" calcext:value-type="float">
            <text:p>3.069</text:p>
          </table:table-cell>
          <table:table-cell office:value-type="float" office:value="1.036" calcext:value-type="float">
            <text:p>1.036</text:p>
          </table:table-cell>
          <table:table-cell office:value-type="float" office:value="1.14622518831" calcext:value-type="float">
            <text:p>1.1462251883</text:p>
          </table:table-cell>
          <table:table-cell office:value-type="float" office:value="0.0132390800864" calcext:value-type="float">
            <text:p>0.0132390801</text:p>
          </table:table-cell>
        </table:table-row>
        <table:table-row table:style-name="ro1">
          <table:table-cell office:value-type="float" office:value="173.2" calcext:value-type="float">
            <text:p>173.2</text:p>
          </table:table-cell>
          <table:table-cell office:value-type="float" office:value="3.066" calcext:value-type="float">
            <text:p>3.066</text:p>
          </table:table-cell>
          <table:table-cell office:value-type="float" office:value="1.034" calcext:value-type="float">
            <text:p>1.034</text:p>
          </table:table-cell>
          <table:table-cell office:value-type="float" office:value="1.1507081057" calcext:value-type="float">
            <text:p>1.1507081057</text:p>
          </table:table-cell>
          <table:table-cell office:value-type="float" office:value="0.015115131624" calcext:value-type="float">
            <text:p>0.0151151316</text:p>
          </table:table-cell>
        </table:table-row>
        <table:table-row table:style-name="ro1">
          <table:table-cell office:value-type="float" office:value="173.3" calcext:value-type="float">
            <text:p>173.3</text:p>
          </table:table-cell>
          <table:table-cell office:value-type="float" office:value="3.062" calcext:value-type="float">
            <text:p>3.062</text:p>
          </table:table-cell>
          <table:table-cell office:value-type="float" office:value="1.031" calcext:value-type="float">
            <text:p>1.031</text:p>
          </table:table-cell>
          <table:table-cell office:value-type="float" office:value="1.15608936969" calcext:value-type="float">
            <text:p>1.1560893697</text:p>
          </table:table-cell>
          <table:table-cell office:value-type="float" office:value="0.0169612169266" calcext:value-type="float">
            <text:p>0.0169612169</text:p>
          </table:table-cell>
        </table:table-row>
        <table:table-row table:style-name="ro1">
          <table:table-cell office:value-type="float" office:value="173.4" calcext:value-type="float">
            <text:p>173.4</text:p>
          </table:table-cell>
          <table:table-cell office:value-type="float" office:value="3.058" calcext:value-type="float">
            <text:p>3.058</text:p>
          </table:table-cell>
          <table:table-cell office:value-type="float" office:value="1.028" calcext:value-type="float">
            <text:p>1.028</text:p>
          </table:table-cell>
          <table:table-cell office:value-type="float" office:value="1.16118480175" calcext:value-type="float">
            <text:p>1.1611848018</text:p>
          </table:table-cell>
          <table:table-cell office:value-type="float" office:value="0.0194953922182" calcext:value-type="float">
            <text:p>0.0194953922</text:p>
          </table:table-cell>
        </table:table-row>
        <table:table-row table:style-name="ro1">
          <table:table-cell office:value-type="float" office:value="173.5" calcext:value-type="float">
            <text:p>173.5</text:p>
          </table:table-cell>
          <table:table-cell office:value-type="float" office:value="3.055" calcext:value-type="float">
            <text:p>3.055</text:p>
          </table:table-cell>
          <table:table-cell office:value-type="float" office:value="1.025" calcext:value-type="float">
            <text:p>1.025</text:p>
          </table:table-cell>
          <table:table-cell office:value-type="float" office:value="1.16605702461" calcext:value-type="float">
            <text:p>1.1660570246</text:p>
          </table:table-cell>
          <table:table-cell office:value-type="float" office:value="0.0226374883205" calcext:value-type="float">
            <text:p>0.0226374883</text:p>
          </table:table-cell>
        </table:table-row>
        <table:table-row table:style-name="ro1">
          <table:table-cell office:value-type="float" office:value="173.6" calcext:value-type="float">
            <text:p>173.6</text:p>
          </table:table-cell>
          <table:table-cell office:value-type="float" office:value="3.052" calcext:value-type="float">
            <text:p>3.052</text:p>
          </table:table-cell>
          <table:table-cell office:value-type="float" office:value="1.023" calcext:value-type="float">
            <text:p>1.023</text:p>
          </table:table-cell>
          <table:table-cell office:value-type="float" office:value="1.17118420527" calcext:value-type="float">
            <text:p>1.1711842053</text:p>
          </table:table-cell>
          <table:table-cell office:value-type="float" office:value="0.0245914533734" calcext:value-type="float">
            <text:p>0.0245914534</text:p>
          </table:table-cell>
        </table:table-row>
        <table:table-row table:style-name="ro1">
          <table:table-cell office:value-type="float" office:value="173.7" calcext:value-type="float">
            <text:p>173.7</text:p>
          </table:table-cell>
          <table:table-cell office:value-type="float" office:value="3.048" calcext:value-type="float">
            <text:p>3.048</text:p>
          </table:table-cell>
          <table:table-cell office:value-type="float" office:value="1.02" calcext:value-type="float">
            <text:p>1.02</text:p>
          </table:table-cell>
          <table:table-cell office:value-type="float" office:value="1.17708775215" calcext:value-type="float">
            <text:p>1.1770877522</text:p>
          </table:table-cell>
          <table:table-cell office:value-type="float" office:value="0.0251708310097" calcext:value-type="float">
            <text:p>0.025170831</text:p>
          </table:table-cell>
        </table:table-row>
        <table:table-row table:style-name="ro1">
          <table:table-cell office:value-type="float" office:value="173.8" calcext:value-type="float">
            <text:p>173.8</text:p>
          </table:table-cell>
          <table:table-cell office:value-type="float" office:value="3.043" calcext:value-type="float">
            <text:p>3.043</text:p>
          </table:table-cell>
          <table:table-cell office:value-type="float" office:value="1.017" calcext:value-type="float">
            <text:p>1.017</text:p>
          </table:table-cell>
          <table:table-cell office:value-type="float" office:value="1.18232303986" calcext:value-type="float">
            <text:p>1.1823230399</text:p>
          </table:table-cell>
          <table:table-cell office:value-type="float" office:value="0.0279326308519" calcext:value-type="float">
            <text:p>0.0279326309</text:p>
          </table:table-cell>
        </table:table-row>
        <table:table-row table:style-name="ro1">
          <table:table-cell office:value-type="float" office:value="173.9" calcext:value-type="float">
            <text:p>173.9</text:p>
          </table:table-cell>
          <table:table-cell office:value-type="float" office:value="3.037" calcext:value-type="float">
            <text:p>3.037</text:p>
          </table:table-cell>
          <table:table-cell office:value-type="float" office:value="1.014" calcext:value-type="float">
            <text:p>1.014</text:p>
          </table:table-cell>
          <table:table-cell office:value-type="float" office:value="1.18810243773" calcext:value-type="float">
            <text:p>1.1881024377</text:p>
          </table:table-cell>
          <table:table-cell office:value-type="float" office:value="0.0316389277577" calcext:value-type="float">
            <text:p>0.031638927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032" calcext:value-type="float">
            <text:p>3.032</text:p>
          </table:table-cell>
          <table:table-cell office:value-type="float" office:value="1.011" calcext:value-type="float">
            <text:p>1.011</text:p>
          </table:table-cell>
          <table:table-cell office:value-type="float" office:value="1.19451977461" calcext:value-type="float">
            <text:p>1.1945197746</text:p>
          </table:table-cell>
          <table:table-cell office:value-type="float" office:value="0.034713383764" calcext:value-type="float">
            <text:p>0.0347133838</text:p>
          </table:table-cell>
        </table:table-row>
        <table:table-row table:style-name="ro1">
          <table:table-cell office:value-type="float" office:value="174.1" calcext:value-type="float">
            <text:p>174.1</text:p>
          </table:table-cell>
          <table:table-cell office:value-type="float" office:value="3.026" calcext:value-type="float">
            <text:p>3.026</text:p>
          </table:table-cell>
          <table:table-cell office:value-type="float" office:value="1.008" calcext:value-type="float">
            <text:p>1.008</text:p>
          </table:table-cell>
          <table:table-cell office:value-type="float" office:value="1.19942478878" calcext:value-type="float">
            <text:p>1.1994247888</text:p>
          </table:table-cell>
          <table:table-cell office:value-type="float" office:value="0.0369821041822" calcext:value-type="float">
            <text:p>0.0369821042</text:p>
          </table:table-cell>
        </table:table-row>
        <table:table-row table:style-name="ro1">
          <table:table-cell office:value-type="float" office:value="174.2" calcext:value-type="float">
            <text:p>174.2</text:p>
          </table:table-cell>
          <table:table-cell office:value-type="float" office:value="3.021" calcext:value-type="float">
            <text:p>3.021</text:p>
          </table:table-cell>
          <table:table-cell office:value-type="float" office:value="1.005" calcext:value-type="float">
            <text:p>1.005</text:p>
          </table:table-cell>
          <table:table-cell office:value-type="float" office:value="1.20535292627" calcext:value-type="float">
            <text:p>1.2053529263</text:p>
          </table:table-cell>
          <table:table-cell office:value-type="float" office:value="0.040209107101" calcext:value-type="float">
            <text:p>0.0402091071</text:p>
          </table:table-cell>
        </table:table-row>
        <table:table-row table:style-name="ro1">
          <table:table-cell office:value-type="float" office:value="174.3" calcext:value-type="float">
            <text:p>174.3</text:p>
          </table:table-cell>
          <table:table-cell office:value-type="float" office:value="3.015" calcext:value-type="float">
            <text:p>3.015</text:p>
          </table:table-cell>
          <table:table-cell office:value-type="float" office:value="1.003" calcext:value-type="float">
            <text:p>1.003</text:p>
          </table:table-cell>
          <table:table-cell office:value-type="float" office:value="1.21178603072" calcext:value-type="float">
            <text:p>1.2117860307</text:p>
          </table:table-cell>
          <table:table-cell office:value-type="float" office:value="0.0430782809854" calcext:value-type="float">
            <text:p>0.043078281</text:p>
          </table:table-cell>
        </table:table-row>
        <table:table-row table:style-name="ro1">
          <table:table-cell office:value-type="float" office:value="174.4" calcext:value-type="float">
            <text:p>174.4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1.22144842214" calcext:value-type="float">
            <text:p>1.2214484221</text:p>
          </table:table-cell>
          <table:table-cell office:value-type="float" office:value="0.0482450090349" calcext:value-type="float">
            <text:p>0.048245009</text:p>
          </table:table-cell>
        </table:table-row>
        <table:table-row table:style-name="ro1">
          <table:table-cell office:value-type="float" office:value="174.5" calcext:value-type="float">
            <text:p>174.5</text:p>
          </table:table-cell>
          <table:table-cell office:value-type="float" office:value="3.004" calcext:value-type="float">
            <text:p>3.004</text:p>
          </table:table-cell>
          <table:table-cell office:value-type="float" office:value="0.998" calcext:value-type="float">
            <text:p>0.998</text:p>
          </table:table-cell>
          <table:table-cell office:value-type="float" office:value="1.22999040476" calcext:value-type="float">
            <text:p>1.2299904048</text:p>
          </table:table-cell>
          <table:table-cell office:value-type="float" office:value="0.0518061071634" calcext:value-type="float">
            <text:p>0.0518061072</text:p>
          </table:table-cell>
        </table:table-row>
        <table:table-row table:style-name="ro1">
          <table:table-cell office:value-type="float" office:value="174.6" calcext:value-type="float">
            <text:p>174.6</text:p>
          </table:table-cell>
          <table:table-cell office:value-type="float" office:value="2.999" calcext:value-type="float">
            <text:p>2.999</text:p>
          </table:table-cell>
          <table:table-cell office:value-type="float" office:value="0.996" calcext:value-type="float">
            <text:p>0.996</text:p>
          </table:table-cell>
          <table:table-cell office:value-type="float" office:value="1.23602183166" calcext:value-type="float">
            <text:p>1.2360218317</text:p>
          </table:table-cell>
          <table:table-cell office:value-type="float" office:value="0.052640017122" calcext:value-type="float">
            <text:p>0.0526400171</text:p>
          </table:table-cell>
        </table:table-row>
        <table:table-row table:style-name="ro1">
          <table:table-cell office:value-type="float" office:value="174.7" calcext:value-type="float">
            <text:p>174.7</text:p>
          </table:table-cell>
          <table:table-cell office:value-type="float" office:value="2.993" calcext:value-type="float">
            <text:p>2.993</text:p>
          </table:table-cell>
          <table:table-cell office:value-type="float" office:value="0.994" calcext:value-type="float">
            <text:p>0.994</text:p>
          </table:table-cell>
          <table:table-cell office:value-type="float" office:value="1.24080801155" calcext:value-type="float">
            <text:p>1.2408080116</text:p>
          </table:table-cell>
          <table:table-cell office:value-type="float" office:value="0.0531770586967" calcext:value-type="float">
            <text:p>0.0531770587</text:p>
          </table:table-cell>
        </table:table-row>
        <table:table-row table:style-name="ro1">
          <table:table-cell office:value-type="float" office:value="174.8" calcext:value-type="float">
            <text:p>174.8</text:p>
          </table:table-cell>
          <table:table-cell office:value-type="float" office:value="2.988" calcext:value-type="float">
            <text:p>2.988</text:p>
          </table:table-cell>
          <table:table-cell office:value-type="float" office:value="0.993" calcext:value-type="float">
            <text:p>0.993</text:p>
          </table:table-cell>
          <table:table-cell office:value-type="float" office:value="1.24492597141" calcext:value-type="float">
            <text:p>1.2449259714</text:p>
          </table:table-cell>
          <table:table-cell office:value-type="float" office:value="0.0551819615066" calcext:value-type="float">
            <text:p>0.0551819615</text:p>
          </table:table-cell>
        </table:table-row>
        <table:table-row table:style-name="ro1">
          <table:table-cell office:value-type="float" office:value="174.9" calcext:value-type="float">
            <text:p>174.9</text:p>
          </table:table-cell>
          <table:table-cell office:value-type="float" office:value="2.982" calcext:value-type="float">
            <text:p>2.982</text:p>
          </table:table-cell>
          <table:table-cell office:value-type="float" office:value="0.991" calcext:value-type="float">
            <text:p>0.991</text:p>
          </table:table-cell>
          <table:table-cell office:value-type="float" office:value="1.25226068298" calcext:value-type="float">
            <text:p>1.252260683</text:p>
          </table:table-cell>
          <table:table-cell office:value-type="float" office:value="0.0575470998883" calcext:value-type="float">
            <text:p>0.057547099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.976" calcext:value-type="float">
            <text:p>2.976</text:p>
          </table:table-cell>
          <table:table-cell office:value-type="float" office:value="0.989" calcext:value-type="float">
            <text:p>0.989</text:p>
          </table:table-cell>
          <table:table-cell office:value-type="float" office:value="1.25865108523" calcext:value-type="float">
            <text:p>1.2586510852</text:p>
          </table:table-cell>
          <table:table-cell office:value-type="float" office:value="0.0594777129591" calcext:value-type="float">
            <text:p>0.059477713</text:p>
          </table:table-cell>
        </table:table-row>
        <table:table-row table:style-name="ro1">
          <table:table-cell office:value-type="float" office:value="175.1" calcext:value-type="float">
            <text:p>175.1</text:p>
          </table:table-cell>
          <table:table-cell office:value-type="float" office:value="2.97" calcext:value-type="float">
            <text:p>2.97</text:p>
          </table:table-cell>
          <table:table-cell office:value-type="float" office:value="0.988" calcext:value-type="float">
            <text:p>0.988</text:p>
          </table:table-cell>
          <table:table-cell office:value-type="float" office:value="1.26329758154" calcext:value-type="float">
            <text:p>1.2632975815</text:p>
          </table:table-cell>
          <table:table-cell office:value-type="float" office:value="0.0603611022234" calcext:value-type="float">
            <text:p>0.0603611022</text:p>
          </table:table-cell>
        </table:table-row>
        <table:table-row table:style-name="ro1">
          <table:table-cell office:value-type="float" office:value="175.2" calcext:value-type="float">
            <text:p>175.2</text:p>
          </table:table-cell>
          <table:table-cell office:value-type="float" office:value="2.964" calcext:value-type="float">
            <text:p>2.964</text:p>
          </table:table-cell>
          <table:table-cell office:value-type="float" office:value="0.987" calcext:value-type="float">
            <text:p>0.987</text:p>
          </table:table-cell>
          <table:table-cell office:value-type="float" office:value="1.26800952107" calcext:value-type="float">
            <text:p>1.2680095211</text:p>
          </table:table-cell>
          <table:table-cell office:value-type="float" office:value="0.0617227032781" calcext:value-type="float">
            <text:p>0.0617227033</text:p>
          </table:table-cell>
        </table:table-row>
        <table:table-row table:style-name="ro1">
          <table:table-cell office:value-type="float" office:value="175.3" calcext:value-type="float">
            <text:p>175.3</text:p>
          </table:table-cell>
          <table:table-cell office:value-type="float" office:value="2.959" calcext:value-type="float">
            <text:p>2.959</text:p>
          </table:table-cell>
          <table:table-cell office:value-type="float" office:value="0.986" calcext:value-type="float">
            <text:p>0.986</text:p>
          </table:table-cell>
          <table:table-cell office:value-type="float" office:value="1.27488577194" calcext:value-type="float">
            <text:p>1.2748857719</text:p>
          </table:table-cell>
          <table:table-cell office:value-type="float" office:value="0.063140206039" calcext:value-type="float">
            <text:p>0.063140206</text:p>
          </table:table-cell>
        </table:table-row>
        <table:table-row table:style-name="ro1">
          <table:table-cell office:value-type="float" office:value="175.4" calcext:value-type="float">
            <text:p>175.4</text:p>
          </table:table-cell>
          <table:table-cell office:value-type="float" office:value="2.953" calcext:value-type="float">
            <text:p>2.953</text:p>
          </table:table-cell>
          <table:table-cell office:value-type="float" office:value="0.985" calcext:value-type="float">
            <text:p>0.985</text:p>
          </table:table-cell>
          <table:table-cell office:value-type="float" office:value="1.28136972996" calcext:value-type="float">
            <text:p>1.28136973</text:p>
          </table:table-cell>
          <table:table-cell office:value-type="float" office:value="0.0638580322266" calcext:value-type="float">
            <text:p>0.0638580322</text:p>
          </table:table-cell>
        </table:table-row>
        <table:table-row table:style-name="ro1">
          <table:table-cell office:value-type="float" office:value="175.5" calcext:value-type="float">
            <text:p>175.5</text:p>
          </table:table-cell>
          <table:table-cell office:value-type="float" office:value="2.947" calcext:value-type="float">
            <text:p>2.947</text:p>
          </table:table-cell>
          <table:table-cell office:value-type="float" office:value="0.984" calcext:value-type="float">
            <text:p>0.984</text:p>
          </table:table-cell>
          <table:table-cell office:value-type="float" office:value="1.28700996279" calcext:value-type="float">
            <text:p>1.2870099628</text:p>
          </table:table-cell>
          <table:table-cell office:value-type="float" office:value="0.0641627311707" calcext:value-type="float">
            <text:p>0.0641627312</text:p>
          </table:table-cell>
        </table:table-row>
        <table:table-row table:style-name="ro1">
          <table:table-cell office:value-type="float" office:value="175.6" calcext:value-type="float">
            <text:p>175.6</text:p>
          </table:table-cell>
          <table:table-cell office:value-type="float" office:value="2.941" calcext:value-type="float">
            <text:p>2.941</text:p>
          </table:table-cell>
          <table:table-cell office:value-type="float" office:value="0.983" calcext:value-type="float">
            <text:p>0.983</text:p>
          </table:table-cell>
          <table:table-cell office:value-type="float" office:value="1.29372902183" calcext:value-type="float">
            <text:p>1.2937290218</text:p>
          </table:table-cell>
          <table:table-cell office:value-type="float" office:value="0.0642612576485" calcext:value-type="float">
            <text:p>0.0642612576</text:p>
          </table:table-cell>
        </table:table-row>
        <table:table-row table:style-name="ro1">
          <table:table-cell office:value-type="float" office:value="175.7" calcext:value-type="float">
            <text:p>175.7</text:p>
          </table:table-cell>
          <table:table-cell office:value-type="float" office:value="2.935" calcext:value-type="float">
            <text:p>2.935</text:p>
          </table:table-cell>
          <table:table-cell office:value-type="float" office:value="0.983" calcext:value-type="float">
            <text:p>0.983</text:p>
          </table:table-cell>
          <table:table-cell office:value-type="float" office:value="1.30095585792" calcext:value-type="float">
            <text:p>1.3009558579</text:p>
          </table:table-cell>
          <table:table-cell office:value-type="float" office:value="0.0641801506281" calcext:value-type="float">
            <text:p>0.0641801506</text:p>
          </table:table-cell>
        </table:table-row>
        <table:table-row table:style-name="ro1">
          <table:table-cell office:value-type="float" office:value="175.8" calcext:value-type="float">
            <text:p>175.8</text:p>
          </table:table-cell>
          <table:table-cell office:value-type="float" office:value="2.929" calcext:value-type="float">
            <text:p>2.929</text:p>
          </table:table-cell>
          <table:table-cell office:value-type="float" office:value="0.983" calcext:value-type="float">
            <text:p>0.983</text:p>
          </table:table-cell>
          <table:table-cell office:value-type="float" office:value="1.30719998683" calcext:value-type="float">
            <text:p>1.3071999868</text:p>
          </table:table-cell>
          <table:table-cell office:value-type="float" office:value="0.0629094541073" calcext:value-type="float">
            <text:p>0.0629094541</text:p>
          </table:table-cell>
        </table:table-row>
        <table:table-row table:style-name="ro1">
          <table:table-cell office:value-type="float" office:value="175.9" calcext:value-type="float">
            <text:p>175.9</text:p>
          </table:table-cell>
          <table:table-cell office:value-type="float" office:value="2.922" calcext:value-type="float">
            <text:p>2.922</text:p>
          </table:table-cell>
          <table:table-cell office:value-type="float" office:value="0.982" calcext:value-type="float">
            <text:p>0.982</text:p>
          </table:table-cell>
          <table:table-cell office:value-type="float" office:value="1.31342526771" calcext:value-type="float">
            <text:p>1.3134252677</text:p>
          </table:table-cell>
          <table:table-cell office:value-type="float" office:value="0.0610685572028" calcext:value-type="float">
            <text:p>0.0610685572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917" calcext:value-type="float">
            <text:p>2.917</text:p>
          </table:table-cell>
          <table:table-cell office:value-type="float" office:value="0.982" calcext:value-type="float">
            <text:p>0.982</text:p>
          </table:table-cell>
          <table:table-cell office:value-type="float" office:value="1.32054349803" calcext:value-type="float">
            <text:p>1.320543498</text:p>
          </table:table-cell>
          <table:table-cell office:value-type="float" office:value="0.0600048936903" calcext:value-type="float">
            <text:p>0.0600048937</text:p>
          </table:table-cell>
        </table:table-row>
        <table:table-row table:style-name="ro1">
          <table:table-cell office:value-type="float" office:value="176.1" calcext:value-type="float">
            <text:p>176.1</text:p>
          </table:table-cell>
          <table:table-cell office:value-type="float" office:value="2.911" calcext:value-type="float">
            <text:p>2.911</text:p>
          </table:table-cell>
          <table:table-cell office:value-type="float" office:value="0.983" calcext:value-type="float">
            <text:p>0.983</text:p>
          </table:table-cell>
          <table:table-cell office:value-type="float" office:value="1.32546709495" calcext:value-type="float">
            <text:p>1.325467095</text:p>
          </table:table-cell>
          <table:table-cell office:value-type="float" office:value="0.0601547621191" calcext:value-type="float">
            <text:p>0.0601547621</text:p>
          </table:table-cell>
        </table:table-row>
        <table:table-row table:style-name="ro1">
          <table:table-cell office:value-type="float" office:value="176.2" calcext:value-type="float">
            <text:p>176.2</text:p>
          </table:table-cell>
          <table:table-cell office:value-type="float" office:value="2.904" calcext:value-type="float">
            <text:p>2.904</text:p>
          </table:table-cell>
          <table:table-cell office:value-type="float" office:value="0.983" calcext:value-type="float">
            <text:p>0.983</text:p>
          </table:table-cell>
          <table:table-cell office:value-type="float" office:value="1.32986958781" calcext:value-type="float">
            <text:p>1.3298695878</text:p>
          </table:table-cell>
          <table:table-cell office:value-type="float" office:value="0.0591252297163" calcext:value-type="float">
            <text:p>0.0591252297</text:p>
          </table:table-cell>
        </table:table-row>
        <table:table-row table:style-name="ro1">
          <table:table-cell office:value-type="float" office:value="176.3" calcext:value-type="float">
            <text:p>176.3</text:p>
          </table:table-cell>
          <table:table-cell office:value-type="float" office:value="2.899" calcext:value-type="float">
            <text:p>2.899</text:p>
          </table:table-cell>
          <table:table-cell office:value-type="float" office:value="0.983" calcext:value-type="float">
            <text:p>0.983</text:p>
          </table:table-cell>
          <table:table-cell office:value-type="float" office:value="1.3332633667" calcext:value-type="float">
            <text:p>1.3332633667</text:p>
          </table:table-cell>
          <table:table-cell office:value-type="float" office:value="0.0570952557027" calcext:value-type="float">
            <text:p>0.0570952557</text:p>
          </table:table-cell>
        </table:table-row>
        <table:table-row table:style-name="ro1">
          <table:table-cell office:value-type="float" office:value="176.4" calcext:value-type="float">
            <text:p>176.4</text:p>
          </table:table-cell>
          <table:table-cell office:value-type="float" office:value="2.893" calcext:value-type="float">
            <text:p>2.893</text:p>
          </table:table-cell>
          <table:table-cell office:value-type="float" office:value="0.984" calcext:value-type="float">
            <text:p>0.984</text:p>
          </table:table-cell>
          <table:table-cell office:value-type="float" office:value="1.33887118617" calcext:value-type="float">
            <text:p>1.3388711862</text:p>
          </table:table-cell>
          <table:table-cell office:value-type="float" office:value="0.0553586520255" calcext:value-type="float">
            <text:p>0.055358652</text:p>
          </table:table-cell>
        </table:table-row>
        <table:table-row table:style-name="ro1">
          <table:table-cell office:value-type="float" office:value="176.5" calcext:value-type="float">
            <text:p>176.5</text:p>
          </table:table-cell>
          <table:table-cell office:value-type="float" office:value="2.887" calcext:value-type="float">
            <text:p>2.887</text:p>
          </table:table-cell>
          <table:table-cell office:value-type="float" office:value="0.985" calcext:value-type="float">
            <text:p>0.985</text:p>
          </table:table-cell>
          <table:table-cell office:value-type="float" office:value="1.34425383795" calcext:value-type="float">
            <text:p>1.344253838</text:p>
          </table:table-cell>
          <table:table-cell office:value-type="float" office:value="0.0530890412629" calcext:value-type="float">
            <text:p>0.0530890413</text:p>
          </table:table-cell>
        </table:table-row>
        <table:table-row table:style-name="ro1">
          <table:table-cell office:value-type="float" office:value="176.6" calcext:value-type="float">
            <text:p>176.6</text:p>
          </table:table-cell>
          <table:table-cell office:value-type="float" office:value="2.882" calcext:value-type="float">
            <text:p>2.882</text:p>
          </table:table-cell>
          <table:table-cell office:value-type="float" office:value="0.985" calcext:value-type="float">
            <text:p>0.985</text:p>
          </table:table-cell>
          <table:table-cell office:value-type="float" office:value="1.34974581047" calcext:value-type="float">
            <text:p>1.3497458105</text:p>
          </table:table-cell>
          <table:table-cell office:value-type="float" office:value="0.0503745935857" calcext:value-type="float">
            <text:p>0.0503745936</text:p>
          </table:table-cell>
        </table:table-row>
        <table:table-row table:style-name="ro1">
          <table:table-cell office:value-type="float" office:value="176.7" calcext:value-type="float">
            <text:p>176.7</text:p>
          </table:table-cell>
          <table:table-cell office:value-type="float" office:value="2.876" calcext:value-type="float">
            <text:p>2.876</text:p>
          </table:table-cell>
          <table:table-cell office:value-type="float" office:value="0.986" calcext:value-type="float">
            <text:p>0.986</text:p>
          </table:table-cell>
          <table:table-cell office:value-type="float" office:value="1.35609594009" calcext:value-type="float">
            <text:p>1.3560959401</text:p>
          </table:table-cell>
          <table:table-cell office:value-type="float" office:value="0.0479037836194" calcext:value-type="float">
            <text:p>0.0479037836</text:p>
          </table:table-cell>
        </table:table-row>
        <table:table-row table:style-name="ro1">
          <table:table-cell office:value-type="float" office:value="176.8" calcext:value-type="float">
            <text:p>176.8</text:p>
          </table:table-cell>
          <table:table-cell office:value-type="float" office:value="2.87" calcext:value-type="float">
            <text:p>2.87</text:p>
          </table:table-cell>
          <table:table-cell office:value-type="float" office:value="0.988" calcext:value-type="float">
            <text:p>0.988</text:p>
          </table:table-cell>
          <table:table-cell office:value-type="float" office:value="1.36416501563" calcext:value-type="float">
            <text:p>1.3641650156</text:p>
          </table:table-cell>
          <table:table-cell office:value-type="float" office:value="0.0450780466199" calcext:value-type="float">
            <text:p>0.0450780466</text:p>
          </table:table-cell>
        </table:table-row>
        <table:table-row table:style-name="ro1">
          <table:table-cell office:value-type="float" office:value="176.9" calcext:value-type="float">
            <text:p>176.9</text:p>
          </table:table-cell>
          <table:table-cell office:value-type="float" office:value="2.864" calcext:value-type="float">
            <text:p>2.864</text:p>
          </table:table-cell>
          <table:table-cell office:value-type="float" office:value="0.989" calcext:value-type="float">
            <text:p>0.989</text:p>
          </table:table-cell>
          <table:table-cell office:value-type="float" office:value="1.37242752431" calcext:value-type="float">
            <text:p>1.3724275243</text:p>
          </table:table-cell>
          <table:table-cell office:value-type="float" office:value="0.0442641340196" calcext:value-type="float">
            <text:p>0.04426413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.858" calcext:value-type="float">
            <text:p>2.858</text:p>
          </table:table-cell>
          <table:table-cell office:value-type="float" office:value="0.99" calcext:value-type="float">
            <text:p>0.99</text:p>
          </table:table-cell>
          <table:table-cell office:value-type="float" office:value="1.37764122124" calcext:value-type="float">
            <text:p>1.3776412212</text:p>
          </table:table-cell>
          <table:table-cell office:value-type="float" office:value="0.0438367500901" calcext:value-type="float">
            <text:p>0.0438367501</text:p>
          </table:table-cell>
        </table:table-row>
        <table:table-row table:style-name="ro1">
          <table:table-cell office:value-type="float" office:value="177.1" calcext:value-type="float">
            <text:p>177.1</text:p>
          </table:table-cell>
          <table:table-cell office:value-type="float" office:value="2.852" calcext:value-type="float">
            <text:p>2.852</text:p>
          </table:table-cell>
          <table:table-cell office:value-type="float" office:value="0.992" calcext:value-type="float">
            <text:p>0.992</text:p>
          </table:table-cell>
          <table:table-cell office:value-type="float" office:value="1.38270044925" calcext:value-type="float">
            <text:p>1.3827004493</text:p>
          </table:table-cell>
          <table:table-cell office:value-type="float" office:value="0.0407603345811" calcext:value-type="float">
            <text:p>0.0407603346</text:p>
          </table:table-cell>
        </table:table-row>
        <table:table-row table:style-name="ro1">
          <table:table-cell office:value-type="float" office:value="177.2" calcext:value-type="float">
            <text:p>177.2</text:p>
          </table:table-cell>
          <table:table-cell office:value-type="float" office:value="2.846" calcext:value-type="float">
            <text:p>2.846</text:p>
          </table:table-cell>
          <table:table-cell office:value-type="float" office:value="0.994" calcext:value-type="float">
            <text:p>0.994</text:p>
          </table:table-cell>
          <table:table-cell office:value-type="float" office:value="1.38539286168" calcext:value-type="float">
            <text:p>1.3853928617</text:p>
          </table:table-cell>
          <table:table-cell office:value-type="float" office:value="0.0373539216816" calcext:value-type="float">
            <text:p>0.0373539217</text:p>
          </table:table-cell>
        </table:table-row>
        <table:table-row table:style-name="ro1">
          <table:table-cell office:value-type="float" office:value="177.3" calcext:value-type="float">
            <text:p>177.3</text:p>
          </table:table-cell>
          <table:table-cell office:value-type="float" office:value="2.84" calcext:value-type="float">
            <text:p>2.84</text:p>
          </table:table-cell>
          <table:table-cell office:value-type="float" office:value="0.996" calcext:value-type="float">
            <text:p>0.996</text:p>
          </table:table-cell>
          <table:table-cell office:value-type="float" office:value="1.38624666073" calcext:value-type="float">
            <text:p>1.3862466607</text:p>
          </table:table-cell>
          <table:table-cell office:value-type="float" office:value="0.0355398096144" calcext:value-type="float">
            <text:p>0.0355398096</text:p>
          </table:table-cell>
        </table:table-row>
        <table:table-row table:style-name="ro1">
          <table:table-cell office:value-type="float" office:value="177.4" calcext:value-type="float">
            <text:p>177.4</text:p>
          </table:table-cell>
          <table:table-cell office:value-type="float" office:value="2.835" calcext:value-type="float">
            <text:p>2.835</text:p>
          </table:table-cell>
          <table:table-cell office:value-type="float" office:value="0.998" calcext:value-type="float">
            <text:p>0.998</text:p>
          </table:table-cell>
          <table:table-cell office:value-type="float" office:value="1.39085610266" calcext:value-type="float">
            <text:p>1.3908561027</text:p>
          </table:table-cell>
          <table:table-cell office:value-type="float" office:value="0.0325743369758" calcext:value-type="float">
            <text:p>0.032574337</text:p>
          </table:table-cell>
        </table:table-row>
        <table:table-row table:style-name="ro1">
          <table:table-cell office:value-type="float" office:value="177.5" calcext:value-type="float">
            <text:p>177.5</text:p>
          </table:table-cell>
          <table:table-cell office:value-type="float" office:value="2.829" calcext:value-type="float">
            <text:p>2.829</text:p>
          </table:table-cell>
          <table:table-cell office:value-type="float" office:value="1" calcext:value-type="float">
            <text:p>1</text:p>
          </table:table-cell>
          <table:table-cell office:value-type="float" office:value="1.39398647657" calcext:value-type="float">
            <text:p>1.3939864766</text:p>
          </table:table-cell>
          <table:table-cell office:value-type="float" office:value="0.0296363774687" calcext:value-type="float">
            <text:p>0.0296363775</text:p>
          </table:table-cell>
        </table:table-row>
        <table:table-row table:style-name="ro1">
          <table:table-cell office:value-type="float" office:value="177.6" calcext:value-type="float">
            <text:p>177.6</text:p>
          </table:table-cell>
          <table:table-cell office:value-type="float" office:value="2.824" calcext:value-type="float">
            <text:p>2.824</text:p>
          </table:table-cell>
          <table:table-cell office:value-type="float" office:value="1.002" calcext:value-type="float">
            <text:p>1.002</text:p>
          </table:table-cell>
          <table:table-cell office:value-type="float" office:value="1.39697133179" calcext:value-type="float">
            <text:p>1.3969713318</text:p>
          </table:table-cell>
          <table:table-cell office:value-type="float" office:value="0.0268494673073" calcext:value-type="float">
            <text:p>0.0268494673</text:p>
          </table:table-cell>
        </table:table-row>
        <table:table-row table:style-name="ro1">
          <table:table-cell office:value-type="float" office:value="177.7" calcext:value-type="float">
            <text:p>177.7</text:p>
          </table:table-cell>
          <table:table-cell office:value-type="float" office:value="2.819" calcext:value-type="float">
            <text:p>2.819</text:p>
          </table:table-cell>
          <table:table-cell office:value-type="float" office:value="1.005" calcext:value-type="float">
            <text:p>1.005</text:p>
          </table:table-cell>
          <table:table-cell office:value-type="float" office:value="1.39999261361" calcext:value-type="float">
            <text:p>1.3999926136</text:p>
          </table:table-cell>
          <table:table-cell office:value-type="float" office:value="0.0238166060299" calcext:value-type="float">
            <text:p>0.023816606</text:p>
          </table:table-cell>
        </table:table-row>
        <table:table-row table:style-name="ro1">
          <table:table-cell office:value-type="float" office:value="177.8" calcext:value-type="float">
            <text:p>177.8</text:p>
          </table:table-cell>
          <table:table-cell office:value-type="float" office:value="2.814" calcext:value-type="float">
            <text:p>2.814</text:p>
          </table:table-cell>
          <table:table-cell office:value-type="float" office:value="1.007" calcext:value-type="float">
            <text:p>1.007</text:p>
          </table:table-cell>
          <table:table-cell office:value-type="float" office:value="1.40373710849" calcext:value-type="float">
            <text:p>1.4037371085</text:p>
          </table:table-cell>
          <table:table-cell office:value-type="float" office:value="0.0212862119079" calcext:value-type="float">
            <text:p>0.0212862119</text:p>
          </table:table-cell>
        </table:table-row>
        <table:table-row table:style-name="ro1">
          <table:table-cell office:value-type="float" office:value="177.9" calcext:value-type="float">
            <text:p>177.9</text:p>
          </table:table-cell>
          <table:table-cell office:value-type="float" office:value="2.809" calcext:value-type="float">
            <text:p>2.809</text:p>
          </table:table-cell>
          <table:table-cell office:value-type="float" office:value="1.01" calcext:value-type="float">
            <text:p>1.01</text:p>
          </table:table-cell>
          <table:table-cell office:value-type="float" office:value="1.40745823364" calcext:value-type="float">
            <text:p>1.4074582336</text:p>
          </table:table-cell>
          <table:table-cell office:value-type="float" office:value="0.017863528803" calcext:value-type="float">
            <text:p>0.017863528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.804" calcext:value-type="float">
            <text:p>2.804</text:p>
          </table:table-cell>
          <table:table-cell office:value-type="float" office:value="1.012" calcext:value-type="float">
            <text:p>1.012</text:p>
          </table:table-cell>
          <table:table-cell office:value-type="float" office:value="1.41158553843" calcext:value-type="float">
            <text:p>1.4115855384</text:p>
          </table:table-cell>
          <table:table-cell office:value-type="float" office:value="0.0139965843409" calcext:value-type="float">
            <text:p>0.0139965843</text:p>
          </table:table-cell>
        </table:table-row>
        <table:table-row table:style-name="ro1">
          <table:table-cell office:value-type="float" office:value="178.1" calcext:value-type="float">
            <text:p>178.1</text:p>
          </table:table-cell>
          <table:table-cell office:value-type="float" office:value="2.798" calcext:value-type="float">
            <text:p>2.798</text:p>
          </table:table-cell>
          <table:table-cell office:value-type="float" office:value="1.016" calcext:value-type="float">
            <text:p>1.016</text:p>
          </table:table-cell>
          <table:table-cell office:value-type="float" office:value="1.41720166171" calcext:value-type="float">
            <text:p>1.4172016617</text:p>
          </table:table-cell>
          <table:table-cell office:value-type="float" office:value="0.00923567637801" calcext:value-type="float">
            <text:p>0.0092356764</text:p>
          </table:table-cell>
        </table:table-row>
        <table:table-row table:style-name="ro1">
          <table:table-cell office:value-type="float" office:value="178.2" calcext:value-type="float">
            <text:p>178.2</text:p>
          </table:table-cell>
          <table:table-cell office:value-type="float" office:value="2.793" calcext:value-type="float">
            <text:p>2.793</text:p>
          </table:table-cell>
          <table:table-cell office:value-type="float" office:value="1.019" calcext:value-type="float">
            <text:p>1.019</text:p>
          </table:table-cell>
          <table:table-cell office:value-type="float" office:value="1.42251995838" calcext:value-type="float">
            <text:p>1.4225199584</text:p>
          </table:table-cell>
          <table:table-cell office:value-type="float" office:value="0.00488349236548" calcext:value-type="float">
            <text:p>0.0048834924</text:p>
          </table:table-cell>
        </table:table-row>
        <table:table-row table:style-name="ro1">
          <table:table-cell office:value-type="float" office:value="178.3" calcext:value-type="float">
            <text:p>178.3</text:p>
          </table:table-cell>
          <table:table-cell office:value-type="float" office:value="2.788" calcext:value-type="float">
            <text:p>2.788</text:p>
          </table:table-cell>
          <table:table-cell office:value-type="float" office:value="1.022" calcext:value-type="float">
            <text:p>1.022</text:p>
          </table:table-cell>
          <table:table-cell office:value-type="float" office:value="1.42455103873" calcext:value-type="float">
            <text:p>1.4245510387</text:p>
          </table:table-cell>
          <table:table-cell office:value-type="float" office:value="0.00164838263299" calcext:value-type="float">
            <text:p>0.0016483826</text:p>
          </table:table-cell>
        </table:table-row>
        <table:table-row table:style-name="ro1">
          <table:table-cell office:value-type="float" office:value="178.4" calcext:value-type="float">
            <text:p>178.4</text:p>
          </table:table-cell>
          <table:table-cell office:value-type="float" office:value="2.783" calcext:value-type="float">
            <text:p>2.783</text:p>
          </table:table-cell>
          <table:table-cell office:value-type="float" office:value="1.026" calcext:value-type="float">
            <text:p>1.026</text:p>
          </table:table-cell>
          <table:table-cell office:value-type="float" office:value="1.42855720058" calcext:value-type="float">
            <text:p>1.4285572006</text:p>
          </table:table-cell>
          <table:table-cell office:value-type="float" office:value="-0.00261340243742" calcext:value-type="float">
            <text:p>-0.0026134024</text:p>
          </table:table-cell>
        </table:table-row>
        <table:table-row table:style-name="ro1">
          <table:table-cell office:value-type="float" office:value="178.5" calcext:value-type="float">
            <text:p>178.5</text:p>
          </table:table-cell>
          <table:table-cell office:value-type="float" office:value="2.778" calcext:value-type="float">
            <text:p>2.778</text:p>
          </table:table-cell>
          <table:table-cell office:value-type="float" office:value="1.029" calcext:value-type="float">
            <text:p>1.029</text:p>
          </table:table-cell>
          <table:table-cell office:value-type="float" office:value="1.43053500862" calcext:value-type="float">
            <text:p>1.4305350086</text:p>
          </table:table-cell>
          <table:table-cell office:value-type="float" office:value="-0.00472968770191" calcext:value-type="float">
            <text:p>-0.0047296877</text:p>
          </table:table-cell>
        </table:table-row>
        <table:table-row table:style-name="ro1">
          <table:table-cell office:value-type="float" office:value="178.6" calcext:value-type="float">
            <text:p>178.6</text:p>
          </table:table-cell>
          <table:table-cell office:value-type="float" office:value="2.773" calcext:value-type="float">
            <text:p>2.773</text:p>
          </table:table-cell>
          <table:table-cell office:value-type="float" office:value="1.033" calcext:value-type="float">
            <text:p>1.033</text:p>
          </table:table-cell>
          <table:table-cell office:value-type="float" office:value="1.43405728345" calcext:value-type="float">
            <text:p>1.4340572835</text:p>
          </table:table-cell>
          <table:table-cell office:value-type="float" office:value="-0.00777269247919" calcext:value-type="float">
            <text:p>-0.0077726925</text:p>
          </table:table-cell>
        </table:table-row>
        <table:table-row table:style-name="ro1">
          <table:table-cell office:value-type="float" office:value="178.7" calcext:value-type="float">
            <text:p>178.7</text:p>
          </table:table-cell>
          <table:table-cell office:value-type="float" office:value="2.769" calcext:value-type="float">
            <text:p>2.769</text:p>
          </table:table-cell>
          <table:table-cell office:value-type="float" office:value="1.036" calcext:value-type="float">
            <text:p>1.036</text:p>
          </table:table-cell>
          <table:table-cell office:value-type="float" office:value="1.43657155699" calcext:value-type="float">
            <text:p>1.436571557</text:p>
          </table:table-cell>
          <table:table-cell office:value-type="float" office:value="-0.0105093605816" calcext:value-type="float">
            <text:p>-0.0105093606</text:p>
          </table:table-cell>
        </table:table-row>
        <table:table-row table:style-name="ro1">
          <table:table-cell office:value-type="float" office:value="178.8" calcext:value-type="float">
            <text:p>178.8</text:p>
          </table:table-cell>
          <table:table-cell office:value-type="float" office:value="2.765" calcext:value-type="float">
            <text:p>2.765</text:p>
          </table:table-cell>
          <table:table-cell office:value-type="float" office:value="1.04" calcext:value-type="float">
            <text:p>1.04</text:p>
          </table:table-cell>
          <table:table-cell office:value-type="float" office:value="1.44103387551" calcext:value-type="float">
            <text:p>1.4410338755</text:p>
          </table:table-cell>
          <table:table-cell office:value-type="float" office:value="-0.0148810185492" calcext:value-type="float">
            <text:p>-0.0148810185</text:p>
          </table:table-cell>
        </table:table-row>
        <table:table-row table:style-name="ro1">
          <table:table-cell office:value-type="float" office:value="178.9" calcext:value-type="float">
            <text:p>178.9</text:p>
          </table:table-cell>
          <table:table-cell office:value-type="float" office:value="2.76" calcext:value-type="float">
            <text:p>2.76</text:p>
          </table:table-cell>
          <table:table-cell office:value-type="float" office:value="1.044" calcext:value-type="float">
            <text:p>1.044</text:p>
          </table:table-cell>
          <table:table-cell office:value-type="float" office:value="1.44443367027" calcext:value-type="float">
            <text:p>1.4444336703</text:p>
          </table:table-cell>
          <table:table-cell office:value-type="float" office:value="-0.0192674752325" calcext:value-type="float">
            <text:p>-0.019267475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756" calcext:value-type="float">
            <text:p>2.756</text:p>
          </table:table-cell>
          <table:table-cell office:value-type="float" office:value="1.048" calcext:value-type="float">
            <text:p>1.048</text:p>
          </table:table-cell>
          <table:table-cell office:value-type="float" office:value="1.44863280961" calcext:value-type="float">
            <text:p>1.4486328096</text:p>
          </table:table-cell>
          <table:table-cell office:value-type="float" office:value="-0.0235935132951" calcext:value-type="float">
            <text:p>-0.0235935133</text:p>
          </table:table-cell>
        </table:table-row>
        <table:table-row table:style-name="ro1">
          <table:table-cell office:value-type="float" office:value="179.1" calcext:value-type="float">
            <text:p>179.1</text:p>
          </table:table-cell>
          <table:table-cell office:value-type="float" office:value="2.752" calcext:value-type="float">
            <text:p>2.752</text:p>
          </table:table-cell>
          <table:table-cell office:value-type="float" office:value="1.052" calcext:value-type="float">
            <text:p>1.052</text:p>
          </table:table-cell>
          <table:table-cell office:value-type="float" office:value="1.45067395033" calcext:value-type="float">
            <text:p>1.4506739503</text:p>
          </table:table-cell>
          <table:table-cell office:value-type="float" office:value="-0.0260281935334" calcext:value-type="float">
            <text:p>-0.0260281935</text:p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2.748" calcext:value-type="float">
            <text:p>2.748</text:p>
          </table:table-cell>
          <table:table-cell office:value-type="float" office:value="1.056" calcext:value-type="float">
            <text:p>1.056</text:p>
          </table:table-cell>
          <table:table-cell office:value-type="float" office:value="1.45478348286" calcext:value-type="float">
            <text:p>1.4547834829</text:p>
          </table:table-cell>
          <table:table-cell office:value-type="float" office:value="-0.0312928408384" calcext:value-type="float">
            <text:p>-0.0312928408</text:p>
          </table:table-cell>
        </table:table-row>
        <table:table-row table:style-name="ro1">
          <table:table-cell office:value-type="float" office:value="179.3" calcext:value-type="float">
            <text:p>179.3</text:p>
          </table:table-cell>
          <table:table-cell office:value-type="float" office:value="2.743" calcext:value-type="float">
            <text:p>2.743</text:p>
          </table:table-cell>
          <table:table-cell office:value-type="float" office:value="1.061" calcext:value-type="float">
            <text:p>1.061</text:p>
          </table:table-cell>
          <table:table-cell office:value-type="float" office:value="1.45769758379" calcext:value-type="float">
            <text:p>1.4576975838</text:p>
          </table:table-cell>
          <table:table-cell office:value-type="float" office:value="-0.0357049703598" calcext:value-type="float">
            <text:p>-0.0357049704</text:p>
          </table:table-cell>
        </table:table-row>
        <table:table-row table:style-name="ro1">
          <table:table-cell office:value-type="float" office:value="179.4" calcext:value-type="float">
            <text:p>179.4</text:p>
          </table:table-cell>
          <table:table-cell office:value-type="float" office:value="2.739" calcext:value-type="float">
            <text:p>2.739</text:p>
          </table:table-cell>
          <table:table-cell office:value-type="float" office:value="1.066" calcext:value-type="float">
            <text:p>1.066</text:p>
          </table:table-cell>
          <table:table-cell office:value-type="float" office:value="1.46066450827" calcext:value-type="float">
            <text:p>1.4606645083</text:p>
          </table:table-cell>
          <table:table-cell office:value-type="float" office:value="-0.0415376201272" calcext:value-type="float">
            <text:p>-0.0415376201</text:p>
          </table:table-cell>
        </table:table-row>
        <table:table-row table:style-name="ro1">
          <table:table-cell office:value-type="float" office:value="179.5" calcext:value-type="float">
            <text:p>179.5</text:p>
          </table:table-cell>
          <table:table-cell office:value-type="float" office:value="2.735" calcext:value-type="float">
            <text:p>2.735</text:p>
          </table:table-cell>
          <table:table-cell office:value-type="float" office:value="1.07" calcext:value-type="float">
            <text:p>1.07</text:p>
          </table:table-cell>
          <table:table-cell office:value-type="float" office:value="1.46377061053" calcext:value-type="float">
            <text:p>1.4637706105</text:p>
          </table:table-cell>
          <table:table-cell office:value-type="float" office:value="-0.0472685806453" calcext:value-type="float">
            <text:p>-0.0472685806</text:p>
          </table:table-cell>
        </table:table-row>
        <table:table-row table:style-name="ro1">
          <table:table-cell office:value-type="float" office:value="179.6" calcext:value-type="float">
            <text:p>179.6</text:p>
          </table:table-cell>
          <table:table-cell office:value-type="float" office:value="2.732" calcext:value-type="float">
            <text:p>2.732</text:p>
          </table:table-cell>
          <table:table-cell office:value-type="float" office:value="1.075" calcext:value-type="float">
            <text:p>1.075</text:p>
          </table:table-cell>
          <table:table-cell office:value-type="float" office:value="1.46656202903" calcext:value-type="float">
            <text:p>1.466562029</text:p>
          </table:table-cell>
          <table:table-cell office:value-type="float" office:value="-0.0533154085279" calcext:value-type="float">
            <text:p>-0.0533154085</text:p>
          </table:table-cell>
        </table:table-row>
        <table:table-row table:style-name="ro1">
          <table:table-cell office:value-type="float" office:value="179.7" calcext:value-type="float">
            <text:p>179.7</text:p>
          </table:table-cell>
          <table:table-cell office:value-type="float" office:value="2.729" calcext:value-type="float">
            <text:p>2.729</text:p>
          </table:table-cell>
          <table:table-cell office:value-type="float" office:value="1.079" calcext:value-type="float">
            <text:p>1.079</text:p>
          </table:table-cell>
          <table:table-cell office:value-type="float" office:value="1.47049277756" calcext:value-type="float">
            <text:p>1.4704927776</text:p>
          </table:table-cell>
          <table:table-cell office:value-type="float" office:value="-0.0594243593514" calcext:value-type="float">
            <text:p>-0.0594243594</text:p>
          </table:table-cell>
        </table:table-row>
        <table:table-row table:style-name="ro1">
          <table:table-cell office:value-type="float" office:value="179.8" calcext:value-type="float">
            <text:p>179.8</text:p>
          </table:table-cell>
          <table:table-cell office:value-type="float" office:value="2.725" calcext:value-type="float">
            <text:p>2.725</text:p>
          </table:table-cell>
          <table:table-cell office:value-type="float" office:value="1.084" calcext:value-type="float">
            <text:p>1.084</text:p>
          </table:table-cell>
          <table:table-cell office:value-type="float" office:value="1.47356989008" calcext:value-type="float">
            <text:p>1.4735698901</text:p>
          </table:table-cell>
          <table:table-cell office:value-type="float" office:value="-0.0663237497211" calcext:value-type="float">
            <text:p>-0.0663237497</text:p>
          </table:table-cell>
        </table:table-row>
        <table:table-row table:style-name="ro1">
          <table:table-cell office:value-type="float" office:value="179.9" calcext:value-type="float">
            <text:p>179.9</text:p>
          </table:table-cell>
          <table:table-cell office:value-type="float" office:value="2.722" calcext:value-type="float">
            <text:p>2.722</text:p>
          </table:table-cell>
          <table:table-cell office:value-type="float" office:value="1.089" calcext:value-type="float">
            <text:p>1.089</text:p>
          </table:table-cell>
          <table:table-cell office:value-type="float" office:value="1.47739549365" calcext:value-type="float">
            <text:p>1.4773954937</text:p>
          </table:table-cell>
          <table:table-cell office:value-type="float" office:value="-0.0717876553535" calcext:value-type="float">
            <text:p>-0.071787655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719" calcext:value-type="float">
            <text:p>2.719</text:p>
          </table:table-cell>
          <table:table-cell office:value-type="float" office:value="1.094" calcext:value-type="float">
            <text:p>1.094</text:p>
          </table:table-cell>
          <table:table-cell office:value-type="float" office:value="1.48189630059" calcext:value-type="float">
            <text:p>1.4818963006</text:p>
          </table:table-cell>
          <table:table-cell office:value-type="float" office:value="-0.0755651816726" calcext:value-type="float">
            <text:p>-0.0755651817</text:p>
          </table:table-cell>
        </table:table-row>
        <table:table-row table:style-name="ro1">
          <table:table-cell office:value-type="float" office:value="180.1" calcext:value-type="float">
            <text:p>180.1</text:p>
          </table:table-cell>
          <table:table-cell office:value-type="float" office:value="2.716" calcext:value-type="float">
            <text:p>2.716</text:p>
          </table:table-cell>
          <table:table-cell office:value-type="float" office:value="1.099" calcext:value-type="float">
            <text:p>1.099</text:p>
          </table:table-cell>
          <table:table-cell office:value-type="float" office:value="1.485945742" calcext:value-type="float">
            <text:p>1.485945742</text:p>
          </table:table-cell>
          <table:table-cell office:value-type="float" office:value="-0.0797871351242" calcext:value-type="float">
            <text:p>-0.0797871351</text:p>
          </table:table-cell>
        </table:table-row>
        <table:table-row table:style-name="ro1">
          <table:table-cell office:value-type="float" office:value="180.2" calcext:value-type="float">
            <text:p>180.2</text:p>
          </table:table-cell>
          <table:table-cell office:value-type="float" office:value="2.714" calcext:value-type="float">
            <text:p>2.714</text:p>
          </table:table-cell>
          <table:table-cell office:value-type="float" office:value="1.103" calcext:value-type="float">
            <text:p>1.103</text:p>
          </table:table-cell>
          <table:table-cell office:value-type="float" office:value="1.48988644765" calcext:value-type="float">
            <text:p>1.4898864477</text:p>
          </table:table-cell>
          <table:table-cell office:value-type="float" office:value="-0.0844790562987" calcext:value-type="float">
            <text:p>-0.0844790563</text:p>
          </table:table-cell>
        </table:table-row>
        <table:table-row table:style-name="ro1">
          <table:table-cell office:value-type="float" office:value="180.3" calcext:value-type="float">
            <text:p>180.3</text:p>
          </table:table-cell>
          <table:table-cell office:value-type="float" office:value="2.711" calcext:value-type="float">
            <text:p>2.711</text:p>
          </table:table-cell>
          <table:table-cell office:value-type="float" office:value="1.107" calcext:value-type="float">
            <text:p>1.107</text:p>
          </table:table-cell>
          <table:table-cell office:value-type="float" office:value="1.49416705587" calcext:value-type="float">
            <text:p>1.4941670559</text:p>
          </table:table-cell>
          <table:table-cell office:value-type="float" office:value="-0.0904161334038" calcext:value-type="float">
            <text:p>-0.0904161334</text:p>
          </table:table-cell>
        </table:table-row>
        <table:table-row table:style-name="ro1">
          <table:table-cell office:value-type="float" office:value="180.4" calcext:value-type="float">
            <text:p>180.4</text:p>
          </table:table-cell>
          <table:table-cell office:value-type="float" office:value="2.709" calcext:value-type="float">
            <text:p>2.709</text:p>
          </table:table-cell>
          <table:table-cell office:value-type="float" office:value="1.111" calcext:value-type="float">
            <text:p>1.111</text:p>
          </table:table-cell>
          <table:table-cell office:value-type="float" office:value="1.49771069671" calcext:value-type="float">
            <text:p>1.4977106967</text:p>
          </table:table-cell>
          <table:table-cell office:value-type="float" office:value="-0.0970629826188" calcext:value-type="float">
            <text:p>-0.0970629826</text:p>
          </table:table-cell>
        </table:table-row>
        <table:table-row table:style-name="ro1">
          <table:table-cell office:value-type="float" office:value="180.5" calcext:value-type="float">
            <text:p>180.5</text:p>
          </table:table-cell>
          <table:table-cell office:value-type="float" office:value="2.708" calcext:value-type="float">
            <text:p>2.708</text:p>
          </table:table-cell>
          <table:table-cell office:value-type="float" office:value="1.115" calcext:value-type="float">
            <text:p>1.115</text:p>
          </table:table-cell>
          <table:table-cell office:value-type="float" office:value="1.49993561629" calcext:value-type="float">
            <text:p>1.4999356163</text:p>
          </table:table-cell>
          <table:table-cell office:value-type="float" office:value="-0.102591969073" calcext:value-type="float">
            <text:p>-0.1025919691</text:p>
          </table:table-cell>
        </table:table-row>
        <table:table-row table:style-name="ro1">
          <table:table-cell office:value-type="float" office:value="180.6" calcext:value-type="float">
            <text:p>180.6</text:p>
          </table:table-cell>
          <table:table-cell office:value-type="float" office:value="2.706" calcext:value-type="float">
            <text:p>2.706</text:p>
          </table:table-cell>
          <table:table-cell office:value-type="float" office:value="1.118" calcext:value-type="float">
            <text:p>1.118</text:p>
          </table:table-cell>
          <table:table-cell office:value-type="float" office:value="1.50563806711" calcext:value-type="float">
            <text:p>1.5056380671</text:p>
          </table:table-cell>
          <table:table-cell office:value-type="float" office:value="-0.112484969199" calcext:value-type="float">
            <text:p>-0.1124849692</text:p>
          </table:table-cell>
        </table:table-row>
        <table:table-row table:style-name="ro1">
          <table:table-cell office:value-type="float" office:value="180.7" calcext:value-type="float">
            <text:p>180.7</text:p>
          </table:table-cell>
          <table:table-cell office:value-type="float" office:value="2.705" calcext:value-type="float">
            <text:p>2.705</text:p>
          </table:table-cell>
          <table:table-cell office:value-type="float" office:value="1.121" calcext:value-type="float">
            <text:p>1.121</text:p>
          </table:table-cell>
          <table:table-cell office:value-type="float" office:value="1.51005619911" calcext:value-type="float">
            <text:p>1.5100561991</text:p>
          </table:table-cell>
          <table:table-cell office:value-type="float" office:value="-0.118606768548" calcext:value-type="float">
            <text:p>-0.1186067685</text:p>
          </table:table-cell>
        </table:table-row>
        <table:table-row table:style-name="ro1">
          <table:table-cell office:value-type="float" office:value="180.8" calcext:value-type="float">
            <text:p>180.8</text:p>
          </table:table-cell>
          <table:table-cell office:value-type="float" office:value="2.704" calcext:value-type="float">
            <text:p>2.704</text:p>
          </table:table-cell>
          <table:table-cell office:value-type="float" office:value="1.124" calcext:value-type="float">
            <text:p>1.124</text:p>
          </table:table-cell>
          <table:table-cell office:value-type="float" office:value="1.51447048148" calcext:value-type="float">
            <text:p>1.5144704815</text:p>
          </table:table-cell>
          <table:table-cell office:value-type="float" office:value="-0.125303730369" calcext:value-type="float">
            <text:p>-0.1253037304</text:p>
          </table:table-cell>
        </table:table-row>
        <table:table-row table:style-name="ro1">
          <table:table-cell office:value-type="float" office:value="180.9" calcext:value-type="float">
            <text:p>180.9</text:p>
          </table:table-cell>
          <table:table-cell office:value-type="float" office:value="2.703" calcext:value-type="float">
            <text:p>2.703</text:p>
          </table:table-cell>
          <table:table-cell office:value-type="float" office:value="1.127" calcext:value-type="float">
            <text:p>1.127</text:p>
          </table:table-cell>
          <table:table-cell office:value-type="float" office:value="1.51876460754" calcext:value-type="float">
            <text:p>1.5187646075</text:p>
          </table:table-cell>
          <table:table-cell office:value-type="float" office:value="-0.131282880902" calcext:value-type="float">
            <text:p>-0.131282880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.702" calcext:value-type="float">
            <text:p>2.702</text:p>
          </table:table-cell>
          <table:table-cell office:value-type="float" office:value="1.13" calcext:value-type="float">
            <text:p>1.13</text:p>
          </table:table-cell>
          <table:table-cell office:value-type="float" office:value="1.52362702669" calcext:value-type="float">
            <text:p>1.5236270267</text:p>
          </table:table-cell>
          <table:table-cell office:value-type="float" office:value="-0.139017432928" calcext:value-type="float">
            <text:p>-0.1390174329</text:p>
          </table:table-cell>
        </table:table-row>
        <table:table-row table:style-name="ro1">
          <table:table-cell office:value-type="float" office:value="181.1" calcext:value-type="float">
            <text:p>181.1</text:p>
          </table:table-cell>
          <table:table-cell office:value-type="float" office:value="2.701" calcext:value-type="float">
            <text:p>2.701</text:p>
          </table:table-cell>
          <table:table-cell office:value-type="float" office:value="1.133" calcext:value-type="float">
            <text:p>1.133</text:p>
          </table:table-cell>
          <table:table-cell office:value-type="float" office:value="1.52747588568" calcext:value-type="float">
            <text:p>1.5274758857</text:p>
          </table:table-cell>
          <table:table-cell office:value-type="float" office:value="-0.145366534591" calcext:value-type="float">
            <text:p>-0.1453665346</text:p>
          </table:table-cell>
        </table:table-row>
        <table:table-row table:style-name="ro1">
          <table:table-cell office:value-type="float" office:value="181.2" calcext:value-type="float">
            <text:p>181.2</text:p>
          </table:table-cell>
          <table:table-cell office:value-type="float" office:value="2.701" calcext:value-type="float">
            <text:p>2.701</text:p>
          </table:table-cell>
          <table:table-cell office:value-type="float" office:value="1.135" calcext:value-type="float">
            <text:p>1.135</text:p>
          </table:table-cell>
          <table:table-cell office:value-type="float" office:value="1.53299730067" calcext:value-type="float">
            <text:p>1.5329973007</text:p>
          </table:table-cell>
          <table:table-cell office:value-type="float" office:value="-0.153283685446" calcext:value-type="float">
            <text:p>-0.1532836854</text:p>
          </table:table-cell>
        </table:table-row>
        <table:table-row table:style-name="ro1">
          <table:table-cell office:value-type="float" office:value="181.3" calcext:value-type="float">
            <text:p>181.3</text:p>
          </table:table-cell>
          <table:table-cell office:value-type="float" office:value="2.7" calcext:value-type="float">
            <text:p>2.7</text:p>
          </table:table-cell>
          <table:table-cell office:value-type="float" office:value="1.138" calcext:value-type="float">
            <text:p>1.138</text:p>
          </table:table-cell>
          <table:table-cell office:value-type="float" office:value="1.53695038375" calcext:value-type="float">
            <text:p>1.5369503838</text:p>
          </table:table-cell>
          <table:table-cell office:value-type="float" office:value="-0.160165727139" calcext:value-type="float">
            <text:p>-0.1601657271</text:p>
          </table:table-cell>
        </table:table-row>
        <table:table-row table:style-name="ro1">
          <table:table-cell office:value-type="float" office:value="181.4" calcext:value-type="float">
            <text:p>181.4</text:p>
          </table:table-cell>
          <table:table-cell office:value-type="float" office:value="2.699" calcext:value-type="float">
            <text:p>2.699</text:p>
          </table:table-cell>
          <table:table-cell office:value-type="float" office:value="1.142" calcext:value-type="float">
            <text:p>1.142</text:p>
          </table:table-cell>
          <table:table-cell office:value-type="float" office:value="1.54126727853" calcext:value-type="float">
            <text:p>1.5412672785</text:p>
          </table:table-cell>
          <table:table-cell office:value-type="float" office:value="-0.16522103548" calcext:value-type="float">
            <text:p>-0.1652210355</text:p>
          </table:table-cell>
        </table:table-row>
        <table:table-row table:style-name="ro1">
          <table:table-cell office:value-type="float" office:value="181.5" calcext:value-type="float">
            <text:p>181.5</text:p>
          </table:table-cell>
          <table:table-cell office:value-type="float" office:value="2.699" calcext:value-type="float">
            <text:p>2.699</text:p>
          </table:table-cell>
          <table:table-cell office:value-type="float" office:value="1.144" calcext:value-type="float">
            <text:p>1.144</text:p>
          </table:table-cell>
          <table:table-cell office:value-type="float" office:value="1.5475892279" calcext:value-type="float">
            <text:p>1.5475892279</text:p>
          </table:table-cell>
          <table:table-cell office:value-type="float" office:value="-0.168699204922" calcext:value-type="float">
            <text:p>-0.1686992049</text:p>
          </table:table-cell>
        </table:table-row>
        <table:table-row table:style-name="ro1">
          <table:table-cell office:value-type="float" office:value="181.6" calcext:value-type="float">
            <text:p>181.6</text:p>
          </table:table-cell>
          <table:table-cell office:value-type="float" office:value="2.698" calcext:value-type="float">
            <text:p>2.698</text:p>
          </table:table-cell>
          <table:table-cell office:value-type="float" office:value="1.147" calcext:value-type="float">
            <text:p>1.147</text:p>
          </table:table-cell>
          <table:table-cell office:value-type="float" office:value="1.5534573178" calcext:value-type="float">
            <text:p>1.5534573178</text:p>
          </table:table-cell>
          <table:table-cell office:value-type="float" office:value="-0.174234122038" calcext:value-type="float">
            <text:p>-0.174234122</text:p>
          </table:table-cell>
        </table:table-row>
        <table:table-row table:style-name="ro1">
          <table:table-cell office:value-type="float" office:value="181.7" calcext:value-type="float">
            <text:p>181.7</text:p>
          </table:table-cell>
          <table:table-cell office:value-type="float" office:value="2.698" calcext:value-type="float">
            <text:p>2.698</text:p>
          </table:table-cell>
          <table:table-cell office:value-type="float" office:value="1.15" calcext:value-type="float">
            <text:p>1.15</text:p>
          </table:table-cell>
          <table:table-cell office:value-type="float" office:value="1.55630418793" calcext:value-type="float">
            <text:p>1.5563041879</text:p>
          </table:table-cell>
          <table:table-cell office:value-type="float" office:value="-0.178504601121" calcext:value-type="float">
            <text:p>-0.1785046011</text:p>
          </table:table-cell>
        </table:table-row>
        <table:table-row table:style-name="ro1">
          <table:table-cell office:value-type="float" office:value="181.8" calcext:value-type="float">
            <text:p>181.8</text:p>
          </table:table-cell>
          <table:table-cell office:value-type="float" office:value="2.698" calcext:value-type="float">
            <text:p>2.698</text:p>
          </table:table-cell>
          <table:table-cell office:value-type="float" office:value="1.153" calcext:value-type="float">
            <text:p>1.153</text:p>
          </table:table-cell>
          <table:table-cell office:value-type="float" office:value="1.55811450478" calcext:value-type="float">
            <text:p>1.5581145048</text:p>
          </table:table-cell>
          <table:table-cell office:value-type="float" office:value="-0.183489143848" calcext:value-type="float">
            <text:p>-0.1834891438</text:p>
          </table:table-cell>
        </table:table-row>
        <table:table-row table:style-name="ro1">
          <table:table-cell office:value-type="float" office:value="181.9" calcext:value-type="float">
            <text:p>181.9</text:p>
          </table:table-cell>
          <table:table-cell office:value-type="float" office:value="2.697" calcext:value-type="float">
            <text:p>2.697</text:p>
          </table:table-cell>
          <table:table-cell office:value-type="float" office:value="1.156" calcext:value-type="float">
            <text:p>1.156</text:p>
          </table:table-cell>
          <table:table-cell office:value-type="float" office:value="1.55898911837" calcext:value-type="float">
            <text:p>1.5589891184</text:p>
          </table:table-cell>
          <table:table-cell office:value-type="float" office:value="-0.189182549715" calcext:value-type="float">
            <text:p>-0.189182549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.697" calcext:value-type="float">
            <text:p>2.697</text:p>
          </table:table-cell>
          <table:table-cell office:value-type="float" office:value="1.159" calcext:value-type="float">
            <text:p>1.159</text:p>
          </table:table-cell>
          <table:table-cell office:value-type="float" office:value="1.55903074117" calcext:value-type="float">
            <text:p>1.5590307412</text:p>
          </table:table-cell>
          <table:table-cell office:value-type="float" office:value="-0.194357559085" calcext:value-type="float">
            <text:p>-0.1943575591</text:p>
          </table:table-cell>
        </table:table-row>
        <table:table-row table:style-name="ro1">
          <table:table-cell office:value-type="float" office:value="182.1" calcext:value-type="float">
            <text:p>182.1</text:p>
          </table:table-cell>
          <table:table-cell office:value-type="float" office:value="2.697" calcext:value-type="float">
            <text:p>2.697</text:p>
          </table:table-cell>
          <table:table-cell office:value-type="float" office:value="1.161" calcext:value-type="float">
            <text:p>1.161</text:p>
          </table:table-cell>
          <table:table-cell office:value-type="float" office:value="1.55894423968" calcext:value-type="float">
            <text:p>1.5589442397</text:p>
          </table:table-cell>
          <table:table-cell office:value-type="float" office:value="-0.19952082634" calcext:value-type="float">
            <text:p>-0.1995208263</text:p>
          </table:table-cell>
        </table:table-row>
        <table:table-row table:style-name="ro1">
          <table:table-cell office:value-type="float" office:value="182.2" calcext:value-type="float">
            <text:p>182.2</text:p>
          </table:table-cell>
          <table:table-cell office:value-type="float" office:value="2.697" calcext:value-type="float">
            <text:p>2.697</text:p>
          </table:table-cell>
          <table:table-cell office:value-type="float" office:value="1.165" calcext:value-type="float">
            <text:p>1.165</text:p>
          </table:table-cell>
          <table:table-cell office:value-type="float" office:value="1.55762605902" calcext:value-type="float">
            <text:p>1.557626059</text:p>
          </table:table-cell>
          <table:table-cell office:value-type="float" office:value="-0.203230947256" calcext:value-type="float">
            <text:p>-0.2032309473</text:p>
          </table:table-cell>
        </table:table-row>
        <table:table-row table:style-name="ro1">
          <table:table-cell office:value-type="float" office:value="182.3" calcext:value-type="float">
            <text:p>182.3</text:p>
          </table:table-cell>
          <table:table-cell office:value-type="float" office:value="2.697" calcext:value-type="float">
            <text:p>2.697</text:p>
          </table:table-cell>
          <table:table-cell office:value-type="float" office:value="1.168" calcext:value-type="float">
            <text:p>1.168</text:p>
          </table:table-cell>
          <table:table-cell office:value-type="float" office:value="1.55594247827" calcext:value-type="float">
            <text:p>1.5559424783</text:p>
          </table:table-cell>
          <table:table-cell office:value-type="float" office:value="-0.207624867558" calcext:value-type="float">
            <text:p>-0.2076248676</text:p>
          </table:table-cell>
        </table:table-row>
        <table:table-row table:style-name="ro1">
          <table:table-cell office:value-type="float" office:value="182.4" calcext:value-type="float">
            <text:p>182.4</text:p>
          </table:table-cell>
          <table:table-cell office:value-type="float" office:value="2.698" calcext:value-type="float">
            <text:p>2.698</text:p>
          </table:table-cell>
          <table:table-cell office:value-type="float" office:value="1.171" calcext:value-type="float">
            <text:p>1.171</text:p>
          </table:table-cell>
          <table:table-cell office:value-type="float" office:value="1.55409908843" calcext:value-type="float">
            <text:p>1.5540990884</text:p>
          </table:table-cell>
          <table:table-cell office:value-type="float" office:value="-0.214343473315" calcext:value-type="float">
            <text:p>-0.2143434733</text:p>
          </table:table-cell>
        </table:table-row>
        <table:table-row table:style-name="ro1">
          <table:table-cell office:value-type="float" office:value="182.5" calcext:value-type="float">
            <text:p>182.5</text:p>
          </table:table-cell>
          <table:table-cell office:value-type="float" office:value="2.698" calcext:value-type="float">
            <text:p>2.698</text:p>
          </table:table-cell>
          <table:table-cell office:value-type="float" office:value="1.175" calcext:value-type="float">
            <text:p>1.175</text:p>
          </table:table-cell>
          <table:table-cell office:value-type="float" office:value="1.55143798195" calcext:value-type="float">
            <text:p>1.551437982</text:p>
          </table:table-cell>
          <table:table-cell office:value-type="float" office:value="-0.220667362213" calcext:value-type="float">
            <text:p>-0.2206673622</text:p>
          </table:table-cell>
        </table:table-row>
        <table:table-row table:style-name="ro1">
          <table:table-cell office:value-type="float" office:value="182.6" calcext:value-type="float">
            <text:p>182.6</text:p>
          </table:table-cell>
          <table:table-cell office:value-type="float" office:value="2.698" calcext:value-type="float">
            <text:p>2.698</text:p>
          </table:table-cell>
          <table:table-cell office:value-type="float" office:value="1.179" calcext:value-type="float">
            <text:p>1.179</text:p>
          </table:table-cell>
          <table:table-cell office:value-type="float" office:value="1.54846659206" calcext:value-type="float">
            <text:p>1.5484665921</text:p>
          </table:table-cell>
          <table:table-cell office:value-type="float" office:value="-0.226042747498" calcext:value-type="float">
            <text:p>-0.2260427475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2.699" calcext:value-type="float">
            <text:p>2.699</text:p>
          </table:table-cell>
          <table:table-cell office:value-type="float" office:value="1.185" calcext:value-type="float">
            <text:p>1.185</text:p>
          </table:table-cell>
          <table:table-cell office:value-type="float" office:value="1.54538902792" calcext:value-type="float">
            <text:p>1.5453890279</text:p>
          </table:table-cell>
          <table:table-cell office:value-type="float" office:value="-0.232959002256" calcext:value-type="float">
            <text:p>-0.2329590023</text:p>
          </table:table-cell>
        </table:table-row>
        <table:table-row table:style-name="ro1">
          <table:table-cell office:value-type="float" office:value="182.8" calcext:value-type="float">
            <text:p>182.8</text:p>
          </table:table-cell>
          <table:table-cell office:value-type="float" office:value="2.7" calcext:value-type="float">
            <text:p>2.7</text:p>
          </table:table-cell>
          <table:table-cell office:value-type="float" office:value="1.191" calcext:value-type="float">
            <text:p>1.191</text:p>
          </table:table-cell>
          <table:table-cell office:value-type="float" office:value="1.54217079832" calcext:value-type="float">
            <text:p>1.5421707983</text:p>
          </table:table-cell>
          <table:table-cell office:value-type="float" office:value="-0.24140240252" calcext:value-type="float">
            <text:p>-0.2414024025</text:p>
          </table:table-cell>
        </table:table-row>
        <table:table-row table:style-name="ro1">
          <table:table-cell office:value-type="float" office:value="182.9" calcext:value-type="float">
            <text:p>182.9</text:p>
          </table:table-cell>
          <table:table-cell office:value-type="float" office:value="2.701" calcext:value-type="float">
            <text:p>2.701</text:p>
          </table:table-cell>
          <table:table-cell office:value-type="float" office:value="1.197" calcext:value-type="float">
            <text:p>1.197</text:p>
          </table:table-cell>
          <table:table-cell office:value-type="float" office:value="1.53931942294" calcext:value-type="float">
            <text:p>1.5393194229</text:p>
          </table:table-cell>
          <table:table-cell office:value-type="float" office:value="-0.249754622579" calcext:value-type="float">
            <text:p>-0.249754622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.703" calcext:value-type="float">
            <text:p>2.703</text:p>
          </table:table-cell>
          <table:table-cell office:value-type="float" office:value="1.204" calcext:value-type="float">
            <text:p>1.204</text:p>
          </table:table-cell>
          <table:table-cell office:value-type="float" office:value="1.537106023" calcext:value-type="float">
            <text:p>1.537106023</text:p>
          </table:table-cell>
          <table:table-cell office:value-type="float" office:value="-0.25735899806" calcext:value-type="float">
            <text:p>-0.2573589981</text:p>
          </table:table-cell>
        </table:table-row>
        <table:table-row table:style-name="ro1">
          <table:table-cell office:value-type="float" office:value="183.1" calcext:value-type="float">
            <text:p>183.1</text:p>
          </table:table-cell>
          <table:table-cell office:value-type="float" office:value="2.704" calcext:value-type="float">
            <text:p>2.704</text:p>
          </table:table-cell>
          <table:table-cell office:value-type="float" office:value="1.211" calcext:value-type="float">
            <text:p>1.211</text:p>
          </table:table-cell>
          <table:table-cell office:value-type="float" office:value="1.53447212096" calcext:value-type="float">
            <text:p>1.534472121</text:p>
          </table:table-cell>
          <table:table-cell office:value-type="float" office:value="-0.264779686928" calcext:value-type="float">
            <text:p>-0.2647796869</text:p>
          </table:table-cell>
        </table:table-row>
        <table:table-row table:style-name="ro1">
          <table:table-cell office:value-type="float" office:value="183.2" calcext:value-type="float">
            <text:p>183.2</text:p>
          </table:table-cell>
          <table:table-cell office:value-type="float" office:value="2.706" calcext:value-type="float">
            <text:p>2.706</text:p>
          </table:table-cell>
          <table:table-cell office:value-type="float" office:value="1.217" calcext:value-type="float">
            <text:p>1.217</text:p>
          </table:table-cell>
          <table:table-cell office:value-type="float" office:value="1.53242407784" calcext:value-type="float">
            <text:p>1.5324240778</text:p>
          </table:table-cell>
          <table:table-cell office:value-type="float" office:value="-0.27160307765" calcext:value-type="float">
            <text:p>-0.2716030777</text:p>
          </table:table-cell>
        </table:table-row>
        <table:table-row table:style-name="ro1">
          <table:table-cell office:value-type="float" office:value="183.3" calcext:value-type="float">
            <text:p>183.3</text:p>
          </table:table-cell>
          <table:table-cell office:value-type="float" office:value="2.708" calcext:value-type="float">
            <text:p>2.708</text:p>
          </table:table-cell>
          <table:table-cell office:value-type="float" office:value="1.224" calcext:value-type="float">
            <text:p>1.224</text:p>
          </table:table-cell>
          <table:table-cell office:value-type="float" office:value="1.53118739057" calcext:value-type="float">
            <text:p>1.5311873906</text:p>
          </table:table-cell>
          <table:table-cell office:value-type="float" office:value="-0.276379406452" calcext:value-type="float">
            <text:p>-0.2763794065</text:p>
          </table:table-cell>
        </table:table-row>
        <table:table-row table:style-name="ro1">
          <table:table-cell office:value-type="float" office:value="183.4" calcext:value-type="float">
            <text:p>183.4</text:p>
          </table:table-cell>
          <table:table-cell office:value-type="float" office:value="2.71" calcext:value-type="float">
            <text:p>2.71</text:p>
          </table:table-cell>
          <table:table-cell office:value-type="float" office:value="1.231" calcext:value-type="float">
            <text:p>1.231</text:p>
          </table:table-cell>
          <table:table-cell office:value-type="float" office:value="1.53123601145" calcext:value-type="float">
            <text:p>1.5312360115</text:p>
          </table:table-cell>
          <table:table-cell office:value-type="float" office:value="-0.278339833021" calcext:value-type="float">
            <text:p>-0.278339833</text:p>
          </table:table-cell>
        </table:table-row>
        <table:table-row table:style-name="ro1">
          <table:table-cell office:value-type="float" office:value="183.5" calcext:value-type="float">
            <text:p>183.5</text:p>
          </table:table-cell>
          <table:table-cell office:value-type="float" office:value="2.712" calcext:value-type="float">
            <text:p>2.712</text:p>
          </table:table-cell>
          <table:table-cell office:value-type="float" office:value="1.237" calcext:value-type="float">
            <text:p>1.237</text:p>
          </table:table-cell>
          <table:table-cell office:value-type="float" office:value="1.5318583892" calcext:value-type="float">
            <text:p>1.5318583892</text:p>
          </table:table-cell>
          <table:table-cell office:value-type="float" office:value="-0.278429120779" calcext:value-type="float">
            <text:p>-0.2784291208</text:p>
          </table:table-cell>
        </table:table-row>
        <table:table-row table:style-name="ro1">
          <table:table-cell office:value-type="float" office:value="183.6" calcext:value-type="float">
            <text:p>183.6</text:p>
          </table:table-cell>
          <table:table-cell office:value-type="float" office:value="2.714" calcext:value-type="float">
            <text:p>2.714</text:p>
          </table:table-cell>
          <table:table-cell office:value-type="float" office:value="1.242" calcext:value-type="float">
            <text:p>1.242</text:p>
          </table:table-cell>
          <table:table-cell office:value-type="float" office:value="1.5338914736" calcext:value-type="float">
            <text:p>1.5338914736</text:p>
          </table:table-cell>
          <table:table-cell office:value-type="float" office:value="-0.280593395233" calcext:value-type="float">
            <text:p>-0.2805933952</text:p>
          </table:table-cell>
        </table:table-row>
        <table:table-row table:style-name="ro1">
          <table:table-cell office:value-type="float" office:value="183.7" calcext:value-type="float">
            <text:p>183.7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6" calcext:value-type="float">
            <text:p>1.246</text:p>
          </table:table-cell>
          <table:table-cell office:value-type="float" office:value="1.53973431266" calcext:value-type="float">
            <text:p>1.5397343127</text:p>
          </table:table-cell>
          <table:table-cell office:value-type="float" office:value="-0.26843085885" calcext:value-type="float">
            <text:p>-0.2684308589</text:p>
          </table:table-cell>
        </table:table-row>
        <table:table-row table:style-name="ro1">
          <table:table-cell office:value-type="float" office:value="183.8" calcext:value-type="float">
            <text:p>183.8</text:p>
          </table:table-cell>
          <table:table-cell office:value-type="float" office:value="2.716" calcext:value-type="float">
            <text:p>2.716</text:p>
          </table:table-cell>
          <table:table-cell office:value-type="float" office:value="1.246" calcext:value-type="float">
            <text:p>1.246</text:p>
          </table:table-cell>
          <table:table-cell office:value-type="float" office:value="1.53395487882" calcext:value-type="float">
            <text:p>1.5339548788</text:p>
          </table:table-cell>
          <table:table-cell office:value-type="float" office:value="-0.313173383474" calcext:value-type="float">
            <text:p>-0.3131733835</text:p>
          </table:table-cell>
        </table:table-row>
        <table:table-row table:style-name="ro1">
          <table:table-cell office:value-type="float" office:value="183.9" calcext:value-type="float">
            <text:p>183.9</text:p>
          </table:table-cell>
          <table:table-cell office:value-type="float" office:value="2.716" calcext:value-type="float">
            <text:p>2.716</text:p>
          </table:table-cell>
          <table:table-cell office:value-type="float" office:value="1.247" calcext:value-type="float">
            <text:p>1.247</text:p>
          </table:table-cell>
          <table:table-cell office:value-type="float" office:value="1.53468849767" calcext:value-type="float">
            <text:p>1.5346884977</text:p>
          </table:table-cell>
          <table:table-cell office:value-type="float" office:value="-0.318295776844" calcext:value-type="float">
            <text:p>-0.3182957768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565513755" calcext:value-type="float">
            <text:p>1.5356551376</text:p>
          </table:table-cell>
          <table:table-cell office:value-type="float" office:value="-0.322195261717" calcext:value-type="float">
            <text:p>-0.3221952617</text:p>
          </table:table-cell>
        </table:table-row>
        <table:table-row table:style-name="ro1">
          <table:table-cell office:value-type="float" office:value="184.1" calcext:value-type="float">
            <text:p>184.1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894558841" calcext:value-type="float">
            <text:p>1.5389455884</text:p>
          </table:table-cell>
          <table:table-cell office:value-type="float" office:value="-0.322652727365" calcext:value-type="float">
            <text:p>-0.3226527274</text:p>
          </table:table-cell>
        </table:table-row>
        <table:table-row table:style-name="ro1">
          <table:table-cell office:value-type="float" office:value="184.2" calcext:value-type="float">
            <text:p>184.2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139413107" calcext:value-type="float">
            <text:p>1.5413941311</text:p>
          </table:table-cell>
          <table:table-cell office:value-type="float" office:value="-0.323956876993" calcext:value-type="float">
            <text:p>-0.323956877</text:p>
          </table:table-cell>
        </table:table-row>
        <table:table-row table:style-name="ro1">
          <table:table-cell office:value-type="float" office:value="184.3" calcext:value-type="float">
            <text:p>184.3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2924386" calcext:value-type="float">
            <text:p>1.542924386</text:p>
          </table:table-cell>
          <table:table-cell office:value-type="float" office:value="-0.325660467148" calcext:value-type="float">
            <text:p>-0.3256604671</text:p>
          </table:table-cell>
        </table:table-row>
        <table:table-row table:style-name="ro1">
          <table:table-cell office:value-type="float" office:value="184.4" calcext:value-type="float">
            <text:p>184.4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358194395" calcext:value-type="float">
            <text:p>1.543581944</text:p>
          </table:table-cell>
          <table:table-cell office:value-type="float" office:value="-0.327685415745" calcext:value-type="float">
            <text:p>-0.3276854157</text:p>
          </table:table-cell>
        </table:table-row>
        <table:table-row table:style-name="ro1">
          <table:table-cell office:value-type="float" office:value="184.5" calcext:value-type="float">
            <text:p>184.5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445803713" calcext:value-type="float">
            <text:p>1.5444580371</text:p>
          </table:table-cell>
          <table:table-cell office:value-type="float" office:value="-0.330082565546" calcext:value-type="float">
            <text:p>-0.3300825655</text:p>
          </table:table-cell>
        </table:table-row>
        <table:table-row table:style-name="ro1">
          <table:table-cell office:value-type="float" office:value="184.6" calcext:value-type="float">
            <text:p>184.6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513955183" calcext:value-type="float">
            <text:p>1.5451395518</text:p>
          </table:table-cell>
          <table:table-cell office:value-type="float" office:value="-0.33235424757" calcext:value-type="float">
            <text:p>-0.3323542476</text:p>
          </table:table-cell>
        </table:table-row>
        <table:table-row table:style-name="ro1">
          <table:table-cell office:value-type="float" office:value="184.7" calcext:value-type="float">
            <text:p>184.7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262605605" calcext:value-type="float">
            <text:p>1.5426260561</text:p>
          </table:table-cell>
          <table:table-cell office:value-type="float" office:value="-0.33788561821" calcext:value-type="float">
            <text:p>-0.3378856182</text:p>
          </table:table-cell>
        </table:table-row>
        <table:table-row table:style-name="ro1">
          <table:table-cell office:value-type="float" office:value="184.8" calcext:value-type="float">
            <text:p>184.8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248165334" calcext:value-type="float">
            <text:p>1.5424816533</text:p>
          </table:table-cell>
          <table:table-cell office:value-type="float" office:value="-0.339945346117" calcext:value-type="float">
            <text:p>-0.3399453461</text:p>
          </table:table-cell>
        </table:table-row>
        <table:table-row table:style-name="ro1">
          <table:table-cell office:value-type="float" office:value="184.9" calcext:value-type="float">
            <text:p>184.9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152776705" calcext:value-type="float">
            <text:p>1.5415277671</text:p>
          </table:table-cell>
          <table:table-cell office:value-type="float" office:value="-0.344463527203" calcext:value-type="float">
            <text:p>-0.34446352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131152461" calcext:value-type="float">
            <text:p>1.5413115246</text:p>
          </table:table-cell>
          <table:table-cell office:value-type="float" office:value="-0.347495526075" calcext:value-type="float">
            <text:p>-0.3474955261</text:p>
          </table:table-cell>
        </table:table-row>
        <table:table-row table:style-name="ro1">
          <table:table-cell office:value-type="float" office:value="185.1" calcext:value-type="float">
            <text:p>185.1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106088702" calcext:value-type="float">
            <text:p>1.541060887</text:p>
          </table:table-cell>
          <table:table-cell office:value-type="float" office:value="-0.349659472704" calcext:value-type="float">
            <text:p>-0.3496594727</text:p>
          </table:table-cell>
        </table:table-row>
        <table:table-row table:style-name="ro1">
          <table:table-cell office:value-type="float" office:value="185.2" calcext:value-type="float">
            <text:p>185.2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050849816" calcext:value-type="float">
            <text:p>1.5405084982</text:p>
          </table:table-cell>
          <table:table-cell office:value-type="float" office:value="-0.351476877928" calcext:value-type="float">
            <text:p>-0.3514768779</text:p>
          </table:table-cell>
        </table:table-row>
        <table:table-row table:style-name="ro1">
          <table:table-cell office:value-type="float" office:value="185.3" calcext:value-type="float">
            <text:p>185.3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402550734" calcext:value-type="float">
            <text:p>1.5402550734</text:p>
          </table:table-cell>
          <table:table-cell office:value-type="float" office:value="-0.352548897266" calcext:value-type="float">
            <text:p>-0.3525488973</text:p>
          </table:table-cell>
        </table:table-row>
        <table:table-row table:style-name="ro1">
          <table:table-cell office:value-type="float" office:value="185.4" calcext:value-type="float">
            <text:p>185.4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960752617" calcext:value-type="float">
            <text:p>1.5396075262</text:p>
          </table:table-cell>
          <table:table-cell office:value-type="float" office:value="-0.353523612022" calcext:value-type="float">
            <text:p>-0.353523612</text:p>
          </table:table-cell>
        </table:table-row>
        <table:table-row table:style-name="ro1">
          <table:table-cell office:value-type="float" office:value="185.5" calcext:value-type="float">
            <text:p>185.5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921891745" calcext:value-type="float">
            <text:p>1.5392189175</text:p>
          </table:table-cell>
          <table:table-cell office:value-type="float" office:value="-0.356011986732" calcext:value-type="float">
            <text:p>-0.3560119867</text:p>
          </table:table-cell>
        </table:table-row>
        <table:table-row table:style-name="ro1">
          <table:table-cell office:value-type="float" office:value="185.6" calcext:value-type="float">
            <text:p>185.6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886863687" calcext:value-type="float">
            <text:p>1.5388686369</text:p>
          </table:table-cell>
          <table:table-cell office:value-type="float" office:value="-0.357239335775" calcext:value-type="float">
            <text:p>-0.3572393358</text:p>
          </table:table-cell>
        </table:table-row>
        <table:table-row table:style-name="ro1">
          <table:table-cell office:value-type="float" office:value="185.7" calcext:value-type="float">
            <text:p>185.7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86163604" calcext:value-type="float">
            <text:p>1.5386163604</text:p>
          </table:table-cell>
          <table:table-cell office:value-type="float" office:value="-0.35765594244" calcext:value-type="float">
            <text:p>-0.3576559424</text:p>
          </table:table-cell>
        </table:table-row>
        <table:table-row table:style-name="ro1">
          <table:table-cell office:value-type="float" office:value="185.8" calcext:value-type="float">
            <text:p>185.8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502931879" calcext:value-type="float">
            <text:p>1.5350293188</text:p>
          </table:table-cell>
          <table:table-cell office:value-type="float" office:value="-0.360917776823" calcext:value-type="float">
            <text:p>-0.3609177768</text:p>
          </table:table-cell>
        </table:table-row>
        <table:table-row table:style-name="ro1">
          <table:table-cell office:value-type="float" office:value="185.9" calcext:value-type="float">
            <text:p>185.9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263797504" calcext:value-type="float">
            <text:p>1.532637975</text:p>
          </table:table-cell>
          <table:table-cell office:value-type="float" office:value="-0.362289875746" calcext:value-type="float">
            <text:p>-0.362289875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114547897" calcext:value-type="float">
            <text:p>1.531145479</text:p>
          </table:table-cell>
          <table:table-cell office:value-type="float" office:value="-0.363160401583" calcext:value-type="float">
            <text:p>-0.3631604016</text:p>
          </table:table-cell>
        </table:table-row>
        <table:table-row table:style-name="ro1">
          <table:table-cell office:value-type="float" office:value="186.1" calcext:value-type="float">
            <text:p>186.1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3040353254" calcext:value-type="float">
            <text:p>1.5304035325</text:p>
          </table:table-cell>
          <table:table-cell office:value-type="float" office:value="-0.364749103785" calcext:value-type="float">
            <text:p>-0.3647491038</text:p>
          </table:table-cell>
        </table:table-row>
        <table:table-row table:style-name="ro1">
          <table:table-cell office:value-type="float" office:value="186.2" calcext:value-type="float">
            <text:p>186.2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975923985" calcext:value-type="float">
            <text:p>1.5297592399</text:p>
          </table:table-cell>
          <table:table-cell office:value-type="float" office:value="-0.365301996469" calcext:value-type="float">
            <text:p>-0.3653019965</text:p>
          </table:table-cell>
        </table:table-row>
        <table:table-row table:style-name="ro1">
          <table:table-cell office:value-type="float" office:value="186.3" calcext:value-type="float">
            <text:p>186.3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941527135" calcext:value-type="float">
            <text:p>1.5294152714</text:p>
          </table:table-cell>
          <table:table-cell office:value-type="float" office:value="-0.364997506142" calcext:value-type="float">
            <text:p>-0.3649975061</text:p>
          </table:table-cell>
        </table:table-row>
        <table:table-row table:style-name="ro1">
          <table:table-cell office:value-type="float" office:value="186.4" calcext:value-type="float">
            <text:p>186.4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870306697" calcext:value-type="float">
            <text:p>1.528703067</text:p>
          </table:table-cell>
          <table:table-cell office:value-type="float" office:value="-0.364342480898" calcext:value-type="float">
            <text:p>-0.3643424809</text:p>
          </table:table-cell>
        </table:table-row>
        <table:table-row table:style-name="ro1">
          <table:table-cell office:value-type="float" office:value="186.5" calcext:value-type="float">
            <text:p>186.5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57627243" calcext:value-type="float">
            <text:p>1.5275762724</text:p>
          </table:table-cell>
          <table:table-cell office:value-type="float" office:value="-0.364210009575" calcext:value-type="float">
            <text:p>-0.3642100096</text:p>
          </table:table-cell>
        </table:table-row>
        <table:table-row table:style-name="ro1">
          <table:table-cell office:value-type="float" office:value="186.6" calcext:value-type="float">
            <text:p>186.6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05538223" calcext:value-type="float">
            <text:p>1.5270553822</text:p>
          </table:table-cell>
          <table:table-cell office:value-type="float" office:value="-0.363752752542" calcext:value-type="float">
            <text:p>-0.3637527525</text:p>
          </table:table-cell>
        </table:table-row>
        <table:table-row table:style-name="ro1">
          <table:table-cell office:value-type="float" office:value="186.7" calcext:value-type="float">
            <text:p>186.7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676781612" calcext:value-type="float">
            <text:p>1.5267678161</text:p>
          </table:table-cell>
          <table:table-cell office:value-type="float" office:value="-0.363704711199" calcext:value-type="float">
            <text:p>-0.3637047112</text:p>
          </table:table-cell>
        </table:table-row>
        <table:table-row table:style-name="ro1">
          <table:table-cell office:value-type="float" office:value="186.8" calcext:value-type="float">
            <text:p>186.8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680044811" calcext:value-type="float">
            <text:p>1.5268004481</text:p>
          </table:table-cell>
          <table:table-cell office:value-type="float" office:value="-0.363727480173" calcext:value-type="float">
            <text:p>-0.3637274802</text:p>
          </table:table-cell>
        </table:table-row>
        <table:table-row table:style-name="ro1">
          <table:table-cell office:value-type="float" office:value="186.9" calcext:value-type="float">
            <text:p>186.9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37662023" calcext:value-type="float">
            <text:p>1.5273766202</text:p>
          </table:table-cell>
          <table:table-cell office:value-type="float" office:value="-0.362341165543" calcext:value-type="float">
            <text:p>-0.36234116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86219987" calcext:value-type="float">
            <text:p>1.5278621999</text:p>
          </table:table-cell>
          <table:table-cell office:value-type="float" office:value="-0.361003398895" calcext:value-type="float">
            <text:p>-0.3610033989</text:p>
          </table:table-cell>
        </table:table-row>
        <table:table-row table:style-name="ro1">
          <table:table-cell office:value-type="float" office:value="187.1" calcext:value-type="float">
            <text:p>187.1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803514379" calcext:value-type="float">
            <text:p>1.5280351438</text:p>
          </table:table-cell>
          <table:table-cell office:value-type="float" office:value="-0.360273331404" calcext:value-type="float">
            <text:p>-0.3602733314</text:p>
          </table:table-cell>
        </table:table-row>
        <table:table-row table:style-name="ro1">
          <table:table-cell office:value-type="float" office:value="187.2" calcext:value-type="float">
            <text:p>187.2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81746919" calcext:value-type="float">
            <text:p>1.5278174692</text:p>
          </table:table-cell>
          <table:table-cell office:value-type="float" office:value="-0.360441446304" calcext:value-type="float">
            <text:p>-0.3604414463</text:p>
          </table:table-cell>
        </table:table-row>
        <table:table-row table:style-name="ro1">
          <table:table-cell office:value-type="float" office:value="187.3" calcext:value-type="float">
            <text:p>187.3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70556938" calcext:value-type="float">
            <text:p>1.5277055694</text:p>
          </table:table-cell>
          <table:table-cell office:value-type="float" office:value="-0.360277354717" calcext:value-type="float">
            <text:p>-0.3602773547</text:p>
          </table:table-cell>
        </table:table-row>
        <table:table-row table:style-name="ro1">
          <table:table-cell office:value-type="float" office:value="187.4" calcext:value-type="float">
            <text:p>187.4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82813514" calcext:value-type="float">
            <text:p>1.5278281351</text:p>
          </table:table-cell>
          <table:table-cell office:value-type="float" office:value="-0.360096871853" calcext:value-type="float">
            <text:p>-0.3600968719</text:p>
          </table:table-cell>
        </table:table-row>
        <table:table-row table:style-name="ro1">
          <table:table-cell office:value-type="float" office:value="187.5" calcext:value-type="float">
            <text:p>187.5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773894515" calcext:value-type="float">
            <text:p>1.5277389452</text:p>
          </table:table-cell>
          <table:table-cell office:value-type="float" office:value="-0.360205411911" calcext:value-type="float">
            <text:p>-0.3602054119</text:p>
          </table:table-cell>
        </table:table-row>
        <table:table-row table:style-name="ro1">
          <table:table-cell office:value-type="float" office:value="187.6" calcext:value-type="float">
            <text:p>187.6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651089823" calcext:value-type="float">
            <text:p>1.5265108982</text:p>
          </table:table-cell>
          <table:table-cell office:value-type="float" office:value="-0.361382454634" calcext:value-type="float">
            <text:p>-0.3613824546</text:p>
          </table:table-cell>
        </table:table-row>
        <table:table-row table:style-name="ro1">
          <table:table-cell office:value-type="float" office:value="187.7" calcext:value-type="float">
            <text:p>187.7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53159715" calcext:value-type="float">
            <text:p>1.5253159715</text:p>
          </table:table-cell>
          <table:table-cell office:value-type="float" office:value="-0.36246573925" calcext:value-type="float">
            <text:p>-0.3624657393</text:p>
          </table:table-cell>
        </table:table-row>
        <table:table-row table:style-name="ro1">
          <table:table-cell office:value-type="float" office:value="187.8" calcext:value-type="float">
            <text:p>187.8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394124555" calcext:value-type="float">
            <text:p>1.5239412456</text:p>
          </table:table-cell>
          <table:table-cell office:value-type="float" office:value="-0.363878846169" calcext:value-type="float">
            <text:p>-0.3638788462</text:p>
          </table:table-cell>
        </table:table-row>
        <table:table-row table:style-name="ro1">
          <table:table-cell office:value-type="float" office:value="187.9" calcext:value-type="float">
            <text:p>187.9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26200022" calcext:value-type="float">
            <text:p>1.5226200022</text:p>
          </table:table-cell>
          <table:table-cell office:value-type="float" office:value="-0.365250229836" calcext:value-type="float">
            <text:p>-0.365250229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228920121" calcext:value-type="float">
            <text:p>1.5222892012</text:p>
          </table:table-cell>
          <table:table-cell office:value-type="float" office:value="-0.365392446518" calcext:value-type="float">
            <text:p>-0.3653924465</text:p>
          </table:table-cell>
        </table:table-row>
        <table:table-row table:style-name="ro1">
          <table:table-cell office:value-type="float" office:value="188.1" calcext:value-type="float">
            <text:p>188.1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187835839" calcext:value-type="float">
            <text:p>1.5218783584</text:p>
          </table:table-cell>
          <table:table-cell office:value-type="float" office:value="-0.365701854229" calcext:value-type="float">
            <text:p>-0.3657018542</text:p>
          </table:table-cell>
        </table:table-row>
        <table:table-row table:style-name="ro1">
          <table:table-cell office:value-type="float" office:value="188.2" calcext:value-type="float">
            <text:p>188.2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115492733" calcext:value-type="float">
            <text:p>1.5211549273</text:p>
          </table:table-cell>
          <table:table-cell office:value-type="float" office:value="-0.366171211004" calcext:value-type="float">
            <text:p>-0.366171211</text:p>
          </table:table-cell>
        </table:table-row>
        <table:table-row table:style-name="ro1">
          <table:table-cell office:value-type="float" office:value="188.3" calcext:value-type="float">
            <text:p>188.3</text:p>
          </table:table-cell>
          <table:table-cell office:value-type="float" office:value="2.715" calcext:value-type="float">
            <text:p>2.715</text:p>
          </table:table-cell>
          <table:table-cell office:value-type="float" office:value="1.245" calcext:value-type="float">
            <text:p>1.245</text:p>
          </table:table-cell>
          <table:table-cell office:value-type="float" office:value="1.52069429313" calcext:value-type="float">
            <text:p>1.5206942931</text:p>
          </table:table-cell>
          <table:table-cell office:value-type="float" office:value="-0.366618186235" calcext:value-type="float">
            <text:p>-0.3666181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8:19:22.991995811</meta:creation-date>
    <dc:date>2018-09-05T18:21:22.724738873</dc:date>
    <meta:editing-duration>PT2M</meta:editing-duration>
    <meta:editing-cycles>1</meta:editing-cycles>
    <meta:document-statistic meta:table-count="1" meta:cell-count="9415" meta:object-count="0"/>
    <meta:generator>LibreOffice/5.1.6.2$Linux_X86_64 LibreOffice_project/10m0$Build-2</meta:generator>
  </office:meta>
</office:document-meta>
</file>